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5.30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2" table:default-cell-style-name="ce3"/>
        <table:table-column table:style-name="co3" table:default-cell-style-name="ce8"/>
        <table:table-column table:style-name="co1" table:default-cell-style-name="ce12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7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18"/>
        <table:table-column table:style-name="co1" table:default-cell-style-name="ce17"/>
        <table:table-column table:style-name="co1" table:default-cell-style-name="ce18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4" table:default-cell-style-name="ce17"/>
        <table:table-column table:style-name="co1" table:default-cell-style-name="ce18"/>
        <table:table-column table:style-name="co1" table:number-columns-repeated="7" table:default-cell-style-name="ce17"/>
        <table:table-column table:style-name="co1" table:default-cell-style-name="ce18"/>
        <table:table-column table:style-name="co1" table:number-columns-repeated="16" table:default-cell-style-name="ce17"/>
        <table:table-column table:style-name="co1" table:default-cell-style-name="ce18"/>
        <table:table-column table:style-name="co1" table:default-cell-style-name="ce17"/>
        <table:table-column table:style-name="co1" table:number-columns-repeated="3" table:default-cell-style-name="ce18"/>
        <table:table-column table:style-name="co1" table:number-columns-repeated="7" table:default-cell-style-name="ce17"/>
        <table:table-column table:style-name="co1" table:default-cell-style-name="ce18"/>
        <table:table-column table:style-name="co1" table:number-columns-repeated="5" table:default-cell-style-name="ce17"/>
        <table:table-column table:style-name="co1" table:default-cell-style-name="ce18"/>
        <table:table-column table:style-name="co1" table:default-cell-style-name="ce20"/>
        <table:table-column table:style-name="co1" table:default-cell-style-name="ce25"/>
        <table:table-row table:style-name="ro2">
          <table:table-cell table:style-name="Pivot_20_Table_20_Field" office:value-type="string" calcext:value-type="string">
            <text:p>relevance</text:p>
          </table:table-cell>
          <table:table-cell table:style-name="ce5" office:value-type="string" calcext:value-type="string">
            <text:p>- multiple -</text:p>
          </table:table-cell>
          <table:table-cell table:style-name="Default" table:number-columns-repeated="73"/>
        </table:table-row>
        <table:table-row table:style-name="ro2">
          <table:table-cell table:style-name="Pivot_20_Table_20_Field" office:value-type="string" calcext:value-type="string">
            <text:p>sex</text:p>
          </table:table-cell>
          <table:table-cell table:style-name="ce5" office:value-type="string" calcext:value-type="string">
            <text:p>- all -</text:p>
          </table:table-cell>
          <table:table-cell table:style-name="Default" table:number-columns-repeated="73"/>
        </table:table-row>
        <table:table-row table:style-name="ro2">
          <table:table-cell table:style-name="Pivot_20_Table_20_Field" office:value-type="string" calcext:value-type="string">
            <text:p>clinical_chemistry_parameter</text:p>
          </table:table-cell>
          <table:table-cell table:style-name="ce5" office:value-type="string" calcext:value-type="string">
            <text:p>- all -</text:p>
          </table:table-cell>
          <table:table-cell table:style-name="Default" table:number-columns-repeated="73"/>
        </table:table-row>
        <table:table-row table:style-name="ro2">
          <table:table-cell table:style-name="Default" table:number-columns-repeated="75"/>
        </table:table-row>
        <table:table-row table:style-name="ro2">
          <table:table-cell table:style-name="ce1" office:value-type="string" calcext:value-type="string">
            <text:p>Average - dose</text:p>
          </table:table-cell>
          <table:table-cell table:style-name="ce6"/>
          <table:table-cell table:style-name="ce10" office:value-type="string" calcext:value-type="string">
            <text:p>standardised_parameter</text:p>
          </table:table-cell>
          <table:table-cell table:style-name="ce15" table:number-columns-repeated="71"/>
          <table:table-cell table:style-name="ce23"/>
        </table:table-row>
        <table:table-row table:style-name="ro2">
          <table:table-cell table:style-name="ce2" office:value-type="string" calcext:value-type="string">
            <text:p>subst_id</text:p>
          </table:table-cell>
          <table:table-cell table:style-name="ce7" office:value-type="string" calcext:value-type="string">
            <text:p>smiles</text:p>
          </table:table-cell>
          <table:table-cell table:style-name="ce11" office:value-type="string" calcext:value-type="string">
            <text:p>(empty)</text:p>
          </table:table-cell>
          <table:table-cell table:style-name="ce16" office:value-type="string" calcext:value-type="string">
            <text:p>5 Prime Nucleotidase</text:p>
          </table:table-cell>
          <table:table-cell table:style-name="ce16" office:value-type="string" calcext:value-type="string">
            <text:p>Adrenocorticotropic Hormone</text:p>
          </table:table-cell>
          <table:table-cell table:style-name="ce16" office:value-type="string" calcext:value-type="string">
            <text:p>Alanine Aminotransferase</text:p>
          </table:table-cell>
          <table:table-cell table:style-name="ce16" office:value-type="string" calcext:value-type="string">
            <text:p>Albumin</text:p>
          </table:table-cell>
          <table:table-cell table:style-name="ce16" office:value-type="string" calcext:value-type="string">
            <text:p>Albumin/Globulin</text:p>
          </table:table-cell>
          <table:table-cell table:style-name="ce16" office:value-type="string" calcext:value-type="string">
            <text:p>Aldolase</text:p>
          </table:table-cell>
          <table:table-cell table:style-name="ce16" office:value-type="string" calcext:value-type="string">
            <text:p>Aldosterone</text:p>
          </table:table-cell>
          <table:table-cell table:style-name="ce16" office:value-type="string" calcext:value-type="string">
            <text:p>Alkaline Phosphatase</text:p>
          </table:table-cell>
          <table:table-cell table:style-name="ce16" office:value-type="string" calcext:value-type="string">
            <text:p>Alpha-1 Globulin</text:p>
          </table:table-cell>
          <table:table-cell table:style-name="ce16" office:value-type="string" calcext:value-type="string">
            <text:p>Alpha-2 Globulin</text:p>
          </table:table-cell>
          <table:table-cell table:style-name="ce16" office:value-type="string" calcext:value-type="string">
            <text:p>Amylase</text:p>
          </table:table-cell>
          <table:table-cell table:style-name="ce16" office:value-type="string" calcext:value-type="string">
            <text:p>Aspartate Aminotransferase</text:p>
          </table:table-cell>
          <table:table-cell table:style-name="ce16" office:value-type="string" calcext:value-type="string">
            <text:p>Beta Globulin</text:p>
          </table:table-cell>
          <table:table-cell table:style-name="ce16" office:value-type="string" calcext:value-type="string">
            <text:p>Bicarbonate</text:p>
          </table:table-cell>
          <table:table-cell table:style-name="ce16" office:value-type="string" calcext:value-type="string">
            <text:p>Bile Acid</text:p>
          </table:table-cell>
          <table:table-cell table:style-name="ce16" office:value-type="string" calcext:value-type="string">
            <text:p>Bilirubin</text:p>
          </table:table-cell>
          <table:table-cell table:style-name="ce16" office:value-type="string" calcext:value-type="string">
            <text:p>Blood Urea Nitrogen</text:p>
          </table:table-cell>
          <table:table-cell table:style-name="ce16" office:value-type="string" calcext:value-type="string">
            <text:p>Calcium</text:p>
          </table:table-cell>
          <table:table-cell table:style-name="ce16" office:value-type="string" calcext:value-type="string">
            <text:p>Calcium, Ionized</text:p>
          </table:table-cell>
          <table:table-cell table:style-name="ce16" office:value-type="string" calcext:value-type="string">
            <text:p>Carbon Dioxide</text:p>
          </table:table-cell>
          <table:table-cell table:style-name="ce16" office:value-type="string" calcext:value-type="string">
            <text:p>Chloride</text:p>
          </table:table-cell>
          <table:table-cell table:style-name="ce16" office:value-type="string" calcext:value-type="string">
            <text:p>Cholesterol</text:p>
          </table:table-cell>
          <table:table-cell table:style-name="ce16" office:value-type="string" calcext:value-type="string">
            <text:p>Cholinesterase</text:p>
          </table:table-cell>
          <table:table-cell table:style-name="ce16" office:value-type="string" calcext:value-type="string">
            <text:p>Corticosterone</text:p>
          </table:table-cell>
          <table:table-cell table:style-name="ce16" office:value-type="string" calcext:value-type="string">
            <text:p>Cortisol</text:p>
          </table:table-cell>
          <table:table-cell table:style-name="ce16" office:value-type="string" calcext:value-type="string">
            <text:p>Creatine Kinase</text:p>
          </table:table-cell>
          <table:table-cell table:style-name="ce16" office:value-type="string" calcext:value-type="string">
            <text:p>Creatinine</text:p>
          </table:table-cell>
          <table:table-cell table:style-name="ce16" office:value-type="string" calcext:value-type="string">
            <text:p>Direct Bilirubin</text:p>
          </table:table-cell>
          <table:table-cell table:style-name="ce16" office:value-type="string" calcext:value-type="string">
            <text:p>Estradiol</text:p>
          </table:table-cell>
          <table:table-cell table:style-name="ce16" office:value-type="string" calcext:value-type="string">
            <text:p>Free Fatty Acid</text:p>
          </table:table-cell>
          <table:table-cell table:style-name="ce16" office:value-type="string" calcext:value-type="string">
            <text:p>Free Glycerol</text:p>
          </table:table-cell>
          <table:table-cell table:style-name="ce16" office:value-type="string" calcext:value-type="string">
            <text:p>Gamma Globulin</text:p>
          </table:table-cell>
          <table:table-cell table:style-name="ce16" office:value-type="string" calcext:value-type="string">
            <text:p>Gamma Glutamyl Transferase</text:p>
          </table:table-cell>
          <table:table-cell table:style-name="ce16" office:value-type="string" calcext:value-type="string">
            <text:p>Globulin</text:p>
          </table:table-cell>
          <table:table-cell table:style-name="ce16" office:value-type="string" calcext:value-type="string">
            <text:p>Glucose</text:p>
          </table:table-cell>
          <table:table-cell table:style-name="ce16" office:value-type="string" calcext:value-type="string">
            <text:p>Glutamate Dehydrogenase</text:p>
          </table:table-cell>
          <table:table-cell table:style-name="ce16" office:value-type="string" calcext:value-type="string">
            <text:p>Glutathione S-Transferase, Total</text:p>
          </table:table-cell>
          <table:table-cell table:style-name="ce16" office:value-type="string" calcext:value-type="string">
            <text:p>Haptoglobin</text:p>
          </table:table-cell>
          <table:table-cell table:style-name="ce16" office:value-type="string" calcext:value-type="string">
            <text:p>HDL Cholesterol</text:p>
          </table:table-cell>
          <table:table-cell table:style-name="ce16" office:value-type="string" calcext:value-type="string">
            <text:p>Immunoglobulin E</text:p>
          </table:table-cell>
          <table:table-cell table:style-name="ce16" office:value-type="string" calcext:value-type="string">
            <text:p>Immunoglobulin G</text:p>
          </table:table-cell>
          <table:table-cell table:style-name="ce16" office:value-type="string" calcext:value-type="string">
            <text:p>Immunoglobulin M</text:p>
          </table:table-cell>
          <table:table-cell table:style-name="ce16" office:value-type="string" calcext:value-type="string">
            <text:p>Indirect Bilirubin</text:p>
          </table:table-cell>
          <table:table-cell table:style-name="ce16" office:value-type="string" calcext:value-type="string">
            <text:p>Insulin</text:p>
          </table:table-cell>
          <table:table-cell table:style-name="ce16" office:value-type="string" calcext:value-type="string">
            <text:p>Iron</text:p>
          </table:table-cell>
          <table:table-cell table:style-name="ce16" office:value-type="string" calcext:value-type="string">
            <text:p>Lactate Dehydrogenase</text:p>
          </table:table-cell>
          <table:table-cell table:style-name="ce16" office:value-type="string" calcext:value-type="string">
            <text:p>LDL Cholesterol</text:p>
          </table:table-cell>
          <table:table-cell table:style-name="ce16" office:value-type="string" calcext:value-type="string">
            <text:p>Magnesium</text:p>
          </table:table-cell>
          <table:table-cell table:style-name="ce16" office:value-type="string" calcext:value-type="string">
            <text:p>Myoglobin</text:p>
          </table:table-cell>
          <table:table-cell table:style-name="ce16" office:value-type="string" calcext:value-type="string">
            <text:p>Osmolality</text:p>
          </table:table-cell>
          <table:table-cell table:style-name="ce16" office:value-type="string" calcext:value-type="string">
            <text:p>Osmolarity</text:p>
          </table:table-cell>
          <table:table-cell table:style-name="ce16" office:value-type="string" calcext:value-type="string">
            <text:p>Phosphate</text:p>
          </table:table-cell>
          <table:table-cell table:style-name="ce16" office:value-type="string" calcext:value-type="string">
            <text:p>Phospholipid</text:p>
          </table:table-cell>
          <table:table-cell table:style-name="ce16" office:value-type="string" calcext:value-type="string">
            <text:p>Potassium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Sodium</text:p>
          </table:table-cell>
          <table:table-cell table:style-name="ce16" office:value-type="string" calcext:value-type="string">
            <text:p>Sorbitol Dehydrogenase</text:p>
          </table:table-cell>
          <table:table-cell table:style-name="ce16" office:value-type="string" calcext:value-type="string">
            <text:p>Thyroglobulin</text:p>
          </table:table-cell>
          <table:table-cell table:style-name="ce16" office:value-type="string" calcext:value-type="string">
            <text:p>Thyrotropin</text:p>
          </table:table-cell>
          <table:table-cell table:style-name="ce16" office:value-type="string" calcext:value-type="string">
            <text:p>Thyroxine</text:p>
          </table:table-cell>
          <table:table-cell table:style-name="ce16" office:value-type="string" calcext:value-type="string">
            <text:p>Transferrin</text:p>
          </table:table-cell>
          <table:table-cell table:style-name="ce16" office:value-type="string" calcext:value-type="string">
            <text:p>Transferrin Saturation</text:p>
          </table:table-cell>
          <table:table-cell table:style-name="ce16" office:value-type="string" calcext:value-type="string">
            <text:p>Triacylglycerol Lipase</text:p>
          </table:table-cell>
          <table:table-cell table:style-name="ce16" office:value-type="string" calcext:value-type="string">
            <text:p>Triglycerides</text:p>
          </table:table-cell>
          <table:table-cell table:style-name="ce16" office:value-type="string" calcext:value-type="string">
            <text:p>Triiodothyronine</text:p>
          </table:table-cell>
          <table:table-cell table:style-name="ce16" office:value-type="string" calcext:value-type="string">
            <text:p>Triiodothyronine, Free</text:p>
          </table:table-cell>
          <table:table-cell table:style-name="ce16" office:value-type="string" calcext:value-type="string">
            <text:p>Troponin I</text:p>
          </table:table-cell>
          <table:table-cell table:style-name="ce16" office:value-type="string" calcext:value-type="string">
            <text:p>Troponin T</text:p>
          </table:table-cell>
          <table:table-cell table:style-name="ce16" office:value-type="string" calcext:value-type="string">
            <text:p>Urate</text:p>
          </table:table-cell>
          <table:table-cell table:style-name="ce16" office:value-type="string" calcext:value-type="string">
            <text:p>Urea</text:p>
          </table:table-cell>
          <table:table-cell table:style-name="ce16" office:value-type="string" calcext:value-type="string">
            <text:p>VLDL Cholesterol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2">
          <table:table-cell office:value-type="string" calcext:value-type="string">
            <text:p>E-3432</text:p>
          </table:table-cell>
          <table:table-cell office:value-type="string" calcext:value-type="string">
            <text:p>CCn1cc(C(O)=O)c(=O)c2cc(F)c(cc12)-n1cccc1</text:p>
          </table:table-cell>
          <table:table-cell table:number-columns-repeated="3"/>
          <table:table-cell table:number-columns-repeated="2" office:value-type="float" office:value="262.5" calcext:value-type="float">
            <text:p>262.5</text:p>
          </table:table-cell>
          <table:table-cell table:number-columns-repeated="3"/>
          <table:table-cell office:value-type="float" office:value="262.5" calcext:value-type="float">
            <text:p>262.5</text:p>
          </table:table-cell>
          <table:table-cell table:number-columns-repeated="3"/>
          <table:table-cell office:value-type="float" office:value="262.5" calcext:value-type="float">
            <text:p>262.5</text:p>
          </table:table-cell>
          <table:table-cell table:number-columns-repeated="3"/>
          <table:table-cell table:style-name="ce17"/>
          <table:table-cell/>
          <table:table-cell office:value-type="float" office:value="262.5" calcext:value-type="float">
            <text:p>262.5</text:p>
          </table:table-cell>
          <table:table-cell table:number-columns-repeated="2"/>
          <table:table-cell table:number-columns-repeated="2" office:value-type="float" office:value="262.5" calcext:value-type="float">
            <text:p>262.5</text:p>
          </table:table-cell>
          <table:table-cell table:number-columns-repeated="4"/>
          <table:table-cell office:value-type="float" office:value="262.5" calcext:value-type="float">
            <text:p>262.5</text:p>
          </table:table-cell>
          <table:table-cell table:number-columns-repeated="6"/>
          <table:table-cell table:style-name="ce18" office:value-type="float" office:value="262.5" calcext:value-type="float">
            <text:p>262.5</text:p>
          </table:table-cell>
          <table:table-cell office:value-type="float" office:value="262.5" calcext:value-type="float">
            <text:p>262.5</text:p>
          </table:table-cell>
          <table:table-cell table:number-columns-repeated="16"/>
          <table:table-cell office:value-type="float" office:value="262.5" calcext:value-type="float">
            <text:p>262.5</text:p>
          </table:table-cell>
          <table:table-cell/>
          <table:table-cell office:value-type="float" office:value="262.5" calcext:value-type="float">
            <text:p>262.5</text:p>
          </table:table-cell>
          <table:table-cell office:value-type="float" office:value="257.142857142857" calcext:value-type="float">
            <text:p>257.1428571429</text:p>
          </table:table-cell>
          <table:table-cell office:value-type="float" office:value="262.5" calcext:value-type="float">
            <text:p>262.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62.5" calcext:value-type="float">
            <text:p>262.5</text:p>
          </table:table-cell>
          <table:table-cell/>
          <table:table-cell office:value-type="float" office:value="262.18487394958" calcext:value-type="float">
            <text:p>262.1848739496</text:p>
          </table:table-cell>
        </table:table-row>
        <table:table-row table:style-name="ro2">
          <table:table-cell office:value-type="string" calcext:value-type="string">
            <text:p>E-4018</text:p>
          </table:table-cell>
          <table:table-cell office:value-type="string" calcext:value-type="string">
            <text:p>CN(C)CCOC(c1ccnn1C)c1ccccc1</text:p>
          </table:table-cell>
          <table:table-cell table:number-columns-repeated="3"/>
          <table:table-cell table:number-columns-repeated="2" office:value-type="float" office:value="140" calcext:value-type="float">
            <text:p>140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/>
          <table:table-cell office:value-type="float" office:value="137.142857142857" calcext:value-type="float">
            <text:p>137.1428571429</text:p>
          </table:table-cell>
          <table:table-cell table:number-columns-repeated="2" table:style-name="ce18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4"/>
          <table:table-cell table:style-name="ce18"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"/>
          <table:table-cell table:style-name="ce18" office:value-type="float" office:value="140" calcext:value-type="float">
            <text:p>14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7.777777777778" calcext:value-type="float">
            <text:p>157.7777777778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.795454545455" calcext:value-type="float">
            <text:p>140.7954545455</text:p>
          </table:table-cell>
        </table:table-row>
        <table:table-row table:style-name="ro2">
          <table:table-cell office:value-type="string" calcext:value-type="string">
            <text:p>E-4716</text:p>
          </table:table-cell>
          <table:table-cell office:value-type="string" calcext:value-type="string">
            <text:p>CCOCCn1c(CN2CCN(CCCCn3cccn3)CC2)nc2ccccc12</text:p>
          </table:table-cell>
          <table:table-cell table:style-name="ce13" office:value-type="float" office:value="138.75" calcext:value-type="float">
            <text:p>138.75</text:p>
          </table:table-cell>
          <table:table-cell table:number-columns-repeated="2"/>
          <table:table-cell table:number-columns-repeated="2" office:value-type="float" office:value="138.75" calcext:value-type="float">
            <text:p>138.75</text:p>
          </table:table-cell>
          <table:table-cell table:number-columns-repeated="3"/>
          <table:table-cell office:value-type="float" office:value="141.111111111111" calcext:value-type="float">
            <text:p>141.1111111111</text:p>
          </table:table-cell>
          <table:table-cell table:number-columns-repeated="2" table:style-name="ce18" office:value-type="float" office:value="138.75" calcext:value-type="float">
            <text:p>138.75</text:p>
          </table:table-cell>
          <table:table-cell/>
          <table:table-cell office:value-type="float" office:value="138.75" calcext:value-type="float">
            <text:p>138.75</text:p>
          </table:table-cell>
          <table:table-cell table:style-name="ce18" office:value-type="float" office:value="138.75" calcext:value-type="float">
            <text:p>138.75</text:p>
          </table:table-cell>
          <table:table-cell table:number-columns-repeated="2"/>
          <table:table-cell table:style-name="ce17"/>
          <table:table-cell/>
          <table:table-cell office:value-type="float" office:value="138.75" calcext:value-type="float">
            <text:p>138.75</text:p>
          </table:table-cell>
          <table:table-cell table:number-columns-repeated="2"/>
          <table:table-cell office:value-type="float" office:value="138.75" calcext:value-type="float">
            <text:p>138.75</text:p>
          </table:table-cell>
          <table:table-cell table:style-name="ce17"/>
          <table:table-cell table:number-columns-repeated="4"/>
          <table:table-cell office:value-type="float" office:value="138.75" calcext:value-type="float">
            <text:p>138.75</text:p>
          </table:table-cell>
          <table:table-cell table:number-columns-repeated="4"/>
          <table:table-cell table:style-name="ce18" office:value-type="float" office:value="138.75" calcext:value-type="float">
            <text:p>138.75</text:p>
          </table:table-cell>
          <table:table-cell table:number-columns-repeated="2"/>
          <table:table-cell office:value-type="float" office:value="138.75" calcext:value-type="float">
            <text:p>138.75</text:p>
          </table:table-cell>
          <table:table-cell table:number-columns-repeated="16"/>
          <table:table-cell office:value-type="float" office:value="87.1428571428571" calcext:value-type="float">
            <text:p>87.1428571429</text:p>
          </table:table-cell>
          <table:table-cell/>
          <table:table-cell table:number-columns-repeated="3" office:value-type="float" office:value="138.75" calcext:value-type="float">
            <text:p>138.75</text:p>
          </table:table-cell>
          <table:table-cell table:number-columns-repeated="7"/>
          <table:table-cell office:value-type="float" office:value="138.75" calcext:value-type="float">
            <text:p>138.75</text:p>
          </table:table-cell>
          <table:table-cell table:number-columns-repeated="5"/>
          <table:table-cell office:value-type="float" office:value="138.75" calcext:value-type="float">
            <text:p>138.75</text:p>
          </table:table-cell>
          <table:table-cell/>
          <table:table-cell office:value-type="float" office:value="136.513157894737" calcext:value-type="float">
            <text:p>136.5131578947</text:p>
          </table:table-cell>
        </table:table-row>
        <table:table-row table:style-name="ro2">
          <table:table-cell office:value-type="string" calcext:value-type="string">
            <text:p>E-4804</text:p>
          </table:table-cell>
          <table:table-cell office:value-type="string" calcext:value-type="string">
            <text:p>CCOCCn1c(CN2CCN(CCCCn3cccn3)CC2)nc2ccccc12</text:p>
          </table:table-cell>
          <table:table-cell table:number-columns-repeated="3"/>
          <table:table-cell table:number-columns-repeated="2" office:value-type="float" office:value="32.5" calcext:value-type="float">
            <text:p>32.5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table:number-columns-repeated="2" table:style-name="ce18" office:value-type="float" office:value="32.5" calcext:value-type="float">
            <text:p>32.5</text:p>
          </table:table-cell>
          <table:table-cell/>
          <table:table-cell office:value-type="float" office:value="32.5" calcext:value-type="float">
            <text:p>32.5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/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24.2857142857143" calcext:value-type="float">
            <text:p>24.2857142857</text:p>
          </table:table-cell>
          <table:table-cell table:number-columns-repeated="4"/>
          <table:table-cell office:value-type="float" office:value="32.5" calcext:value-type="float">
            <text:p>32.5</text:p>
          </table:table-cell>
          <table:table-cell table:number-columns-repeated="4"/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table:number-columns-repeated="10"/>
          <table:table-cell table:style-name="ce18" office:value-type="float" office:value="32.5" calcext:value-type="float">
            <text:p>32.5</text:p>
          </table:table-cell>
          <table:table-cell table:number-columns-repeated="5"/>
          <table:table-cell office:value-type="float" office:value="84.4444444444444" calcext:value-type="float">
            <text:p>84.4444444444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3" office:value-type="float" office:value="32.5" calcext:value-type="float">
            <text:p>32.5</text:p>
          </table:table-cell>
          <table:table-cell table:number-columns-repeated="7"/>
          <table:table-cell office:value-type="float" office:value="32.5" calcext:value-type="float">
            <text:p>32.5</text:p>
          </table:table-cell>
          <table:table-cell table:number-columns-repeated="4"/>
          <table:table-cell table:style-name="ce18" office:value-type="float" office:value="32.5" calcext:value-type="float">
            <text:p>32.5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34.6354166666667" calcext:value-type="float">
            <text:p>34.6354166667</text:p>
          </table:table-cell>
        </table:table-row>
        <table:table-row table:style-name="ro2">
          <table:table-cell office:value-type="string" calcext:value-type="string">
            <text:p>E-4868</text:p>
          </table:table-cell>
          <table:table-cell office:value-type="string" calcext:value-type="string">
            <text:p>C[C@H]1[C@H](N)CN1c1cc2n(cc(C(O)=O)c(=O)c2cc1F)-c1ccc(F)cc1F</text:p>
          </table:table-cell>
          <table:table-cell table:number-columns-repeated="3"/>
          <table:table-cell table:number-columns-repeated="2" office:value-type="float" office:value="387.5" calcext:value-type="float">
            <text:p>387.5</text:p>
          </table:table-cell>
          <table:table-cell table:style-name="ce18" office:value-type="float" office:value="387.5" calcext:value-type="float">
            <text:p>387.5</text:p>
          </table:table-cell>
          <table:table-cell table:number-columns-repeated="2"/>
          <table:table-cell office:value-type="float" office:value="387.5" calcext:value-type="float">
            <text:p>387.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87.5" calcext:value-type="float">
            <text:p>387.5</text:p>
          </table:table-cell>
          <table:table-cell/>
          <table:table-cell office:value-type="float" office:value="387.5" calcext:value-type="float">
            <text:p>387.5</text:p>
          </table:table-cell>
          <table:table-cell table:style-name="ce18" office:value-type="float" office:value="387.5" calcext:value-type="float">
            <text:p>387.5</text:p>
          </table:table-cell>
          <table:table-cell table:number-columns-repeated="2"/>
          <table:table-cell table:style-name="ce17"/>
          <table:table-cell/>
          <table:table-cell office:value-type="float" office:value="387.5" calcext:value-type="float">
            <text:p>387.5</text:p>
          </table:table-cell>
          <table:table-cell table:number-columns-repeated="2"/>
          <table:table-cell office:value-type="float" office:value="387.5" calcext:value-type="float">
            <text:p>387.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87.5" calcext:value-type="float">
            <text:p>387.5</text:p>
          </table:table-cell>
          <table:table-cell table:number-columns-repeated="4"/>
          <table:table-cell table:style-name="ce18" office:value-type="float" office:value="387.5" calcext:value-type="float">
            <text:p>387.5</text:p>
          </table:table-cell>
          <table:table-cell table:number-columns-repeated="2"/>
          <table:table-cell office:value-type="float" office:value="387.5" calcext:value-type="float">
            <text:p>387.5</text:p>
          </table:table-cell>
          <table:table-cell table:number-columns-repeated="16"/>
          <table:table-cell office:value-type="float" office:value="300" calcext:value-type="float">
            <text:p>300</text:p>
          </table:table-cell>
          <table:table-cell/>
          <table:table-cell office:value-type="float" office:value="387.5" calcext:value-type="float">
            <text:p>387.5</text:p>
          </table:table-cell>
          <table:table-cell table:style-name="ce17"/>
          <table:table-cell office:value-type="float" office:value="387.5" calcext:value-type="float">
            <text:p>387.5</text:p>
          </table:table-cell>
          <table:table-cell table:number-columns-repeated="7"/>
          <table:table-cell office:value-type="float" office:value="387.5" calcext:value-type="float">
            <text:p>387.5</text:p>
          </table:table-cell>
          <table:table-cell table:number-columns-repeated="5"/>
          <table:table-cell office:value-type="float" office:value="387.5" calcext:value-type="float">
            <text:p>387.5</text:p>
          </table:table-cell>
          <table:table-cell/>
          <table:table-cell office:value-type="float" office:value="373.541666666667" calcext:value-type="float">
            <text:p>373.5416666667</text:p>
          </table:table-cell>
        </table:table-row>
        <table:table-row table:style-name="ro2">
          <table:table-cell office:value-type="string" calcext:value-type="string">
            <text:p>E-5296</text:p>
          </table:table-cell>
          <table:table-cell office:value-type="string" calcext:value-type="string">
            <text:p>C[C@H]1[C@H](N)CN1c1cc2n(cc(C(O)=O)c(=O)c2cc1F)-c1ccc(F)cc1F</text:p>
          </table:table-cell>
          <table:table-cell table:number-columns-repeated="3"/>
          <table:table-cell table:number-columns-repeated="2" office:value-type="float" office:value="35.5" calcext:value-type="float">
            <text:p>35.5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/>
          <table:table-cell office:value-type="float" office:value="35.5" calcext:value-type="float">
            <text:p>35.5</text:p>
          </table:table-cell>
          <table:table-cell table:number-columns-repeated="2"/>
          <table:table-cell table:number-columns-repeated="2" office:value-type="float" office:value="35.5" calcext:value-type="float">
            <text:p>35.5</text:p>
          </table:table-cell>
          <table:table-cell table:number-columns-repeated="4"/>
          <table:table-cell office:value-type="float" office:value="35.5" calcext:value-type="float">
            <text:p>35.5</text:p>
          </table:table-cell>
          <table:table-cell table:number-columns-repeated="7"/>
          <table:table-cell office:value-type="float" office:value="35.5" calcext:value-type="float">
            <text:p>35.5</text:p>
          </table:table-cell>
          <table:table-cell table:number-columns-repeated="16"/>
          <table:table-cell office:value-type="float" office:value="92.2352941176471" calcext:value-type="float">
            <text:p>92.2352941176</text:p>
          </table:table-cell>
          <table:table-cell/>
          <table:table-cell table:number-columns-repeated="3" office:value-type="float" office:value="35.5" calcext:value-type="float">
            <text:p>35.5</text:p>
          </table:table-cell>
          <table:table-cell table:number-columns-repeated="7"/>
          <table:table-cell office:value-type="float" office:value="35.5" calcext:value-type="float">
            <text:p>35.5</text:p>
          </table:table-cell>
          <table:table-cell table:number-columns-repeated="5"/>
          <table:table-cell office:value-type="float" office:value="37.8666666666667" calcext:value-type="float">
            <text:p>37.8666666667</text:p>
          </table:table-cell>
          <table:table-cell/>
          <table:table-cell office:value-type="float" office:value="39.1764705882353" calcext:value-type="float">
            <text:p>39.1764705882</text:p>
          </table:table-cell>
        </table:table-row>
        <table:table-row table:style-name="ro2">
          <table:table-cell office:value-type="string" calcext:value-type="string">
            <text:p>E-5409</text:p>
          </table:table-cell>
          <table:table-cell office:value-type="string" calcext:value-type="string">
            <text:p>C[C@H]1[C@H](N)CN1c1cc2n(cc(C(O)=O)c(=O)c2cc1F)-c1ccc(F)cc1F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14285714285714" calcext:value-type="float">
            <text:p>5.1428571429</text:p>
          </table:table-cell>
          <table:table-cell/>
          <table:table-cell office:value-type="float" office:value="5.85294117647059" calcext:value-type="float">
            <text:p>5.8529411765</text:p>
          </table:table-cell>
        </table:table-row>
        <table:table-row table:style-name="ro2">
          <table:table-cell office:value-type="string" calcext:value-type="string">
            <text:p>E-5505</text:p>
          </table:table-cell>
          <table:table-cell office:value-type="string" calcext:value-type="string">
            <text:p>C[C@H]1[C@H](N)CN1c1cc2n(cc(C(O)=O)c(=O)c2cc1F)-c1ccc(F)cc1F</text:p>
          </table:table-cell>
          <table:table-cell table:number-columns-repeated="3"/>
          <table:table-cell table:number-columns-repeated="2" office:value-type="float" office:value="26.25" calcext:value-type="float">
            <text:p>26.25</text:p>
          </table:table-cell>
          <table:table-cell table:style-name="ce18" office:value-type="float" office:value="26.25" calcext:value-type="float">
            <text:p>26.25</text:p>
          </table:table-cell>
          <table:table-cell table:number-columns-repeated="2"/>
          <table:table-cell office:value-type="float" office:value="26.25" calcext:value-type="float">
            <text:p>26.25</text:p>
          </table:table-cell>
          <table:table-cell table:number-columns-repeated="2" table:style-name="ce18" office:value-type="float" office:value="26.25" calcext:value-type="float">
            <text:p>26.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26.25" calcext:value-type="float">
            <text:p>26.25</text:p>
          </table:table-cell>
          <table:table-cell table:number-columns-repeated="2"/>
          <table:table-cell office:value-type="float" office:value="26.25" calcext:value-type="float">
            <text:p>26.25</text:p>
          </table:table-cell>
          <table:table-cell/>
          <table:table-cell office:value-type="float" office:value="26.25" calcext:value-type="float">
            <text:p>26.25</text:p>
          </table:table-cell>
          <table:table-cell table:number-columns-repeated="2"/>
          <table:table-cell table:number-columns-repeated="2" office:value-type="float" office:value="26.25" calcext:value-type="float">
            <text:p>26.25</text:p>
          </table:table-cell>
          <table:table-cell table:number-columns-repeated="4"/>
          <table:table-cell office:value-type="float" office:value="26.25" calcext:value-type="float">
            <text:p>26.25</text:p>
          </table:table-cell>
          <table:table-cell table:number-columns-repeated="4"/>
          <table:table-cell table:style-name="ce18" office:value-type="float" office:value="26.25" calcext:value-type="float">
            <text:p>26.25</text:p>
          </table:table-cell>
          <table:table-cell/>
          <table:table-cell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16"/>
          <table:table-cell office:value-type="float" office:value="26.25" calcext:value-type="float">
            <text:p>26.25</text:p>
          </table:table-cell>
          <table:table-cell/>
          <table:table-cell table:number-columns-repeated="3" office:value-type="float" office:value="26.25" calcext:value-type="float">
            <text:p>26.25</text:p>
          </table:table-cell>
          <table:table-cell table:number-columns-repeated="7"/>
          <table:table-cell office:value-type="float" office:value="18.5714285714286" calcext:value-type="float">
            <text:p>18.5714285714</text:p>
          </table:table-cell>
          <table:table-cell table:number-columns-repeated="5"/>
          <table:table-cell office:value-type="float" office:value="26.25" calcext:value-type="float">
            <text:p>26.25</text:p>
          </table:table-cell>
          <table:table-cell/>
          <table:table-cell office:value-type="float" office:value="25.8806818181818" calcext:value-type="float">
            <text:p>25.8806818182</text:p>
          </table:table-cell>
        </table:table-row>
        <table:table-row table:style-name="ro2">
          <table:table-cell office:value-type="string" calcext:value-type="string">
            <text:p>E-5746DIMALEATE</text:p>
          </table:table-cell>
          <table:table-cell office:value-type="string" calcext:value-type="string">
            <text:p>CCOCCn1c(nc2ccccc12)N1CCCN(CCCn2cccn2)CC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18" office:value-type="float" office:value="2.72727272727273" calcext:value-type="float">
            <text:p>2.72727272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style-name="ce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8.92307692307692" calcext:value-type="float">
            <text:p>8.9230769231</text:p>
          </table:table-cell>
          <table:table-cell table:number-columns-repeated="4"/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26811594202899" calcext:value-type="float">
            <text:p>3.268115942</text:p>
          </table:table-cell>
        </table:table-row>
        <table:table-row table:style-name="ro2">
          <table:table-cell office:value-type="string" calcext:value-type="string">
            <text:p>E-5826</text:p>
          </table:table-cell>
          <table:table-cell office:value-type="string" calcext:value-type="string">
            <text:p>Fc1ccc(cc1)C1=CCN(CCCCn2cncn2)CC1</text:p>
          </table:table-cell>
          <table:table-cell table:number-columns-repeated="3"/>
          <table:table-cell table:number-columns-repeated="2" office:value-type="float" office:value="26.25" calcext:value-type="float">
            <text:p>26.25</text:p>
          </table:table-cell>
          <table:table-cell table:style-name="ce18" office:value-type="float" office:value="25.0588235294118" calcext:value-type="float">
            <text:p>25.0588235294</text:p>
          </table:table-cell>
          <table:table-cell table:number-columns-repeated="2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/>
          <table:table-cell office:value-type="float" office:value="26.25" calcext:value-type="float">
            <text:p>26.25</text:p>
          </table:table-cell>
          <table:table-cell table:number-columns-repeated="2"/>
          <table:table-cell table:number-columns-repeated="2" office:value-type="float" office:value="26.25" calcext:value-type="float">
            <text:p>26.25</text:p>
          </table:table-cell>
          <table:table-cell table:number-columns-repeated="4"/>
          <table:table-cell office:value-type="float" office:value="26.25" calcext:value-type="float">
            <text:p>26.25</text:p>
          </table:table-cell>
          <table:table-cell table:number-columns-repeated="6"/>
          <table:table-cell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16"/>
          <table:table-cell office:value-type="float" office:value="26.25" calcext:value-type="float">
            <text:p>26.25</text:p>
          </table:table-cell>
          <table:table-cell/>
          <table:table-cell table:number-columns-repeated="2" office:value-type="float" office:value="26.25" calcext:value-type="float">
            <text:p>26.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6.25" calcext:value-type="float">
            <text:p>26.25</text:p>
          </table:table-cell>
          <table:table-cell/>
          <table:table-cell office:value-type="float" office:value="26.0514705882353" calcext:value-type="float">
            <text:p>26.0514705882</text:p>
          </table:table-cell>
        </table:table-row>
        <table:table-row table:style-name="ro2">
          <table:table-cell office:value-type="string" calcext:value-type="string">
            <text:p>E-6006</text:p>
          </table:table-cell>
          <table:table-cell office:value-type="string" calcext:value-type="string">
            <text:p>Fc1ccc(cc1)C1=CCN(CCCCn2cncn2)CC1</text:p>
          </table:table-cell>
          <table:table-cell table:number-columns-repeated="3"/>
          <table:table-cell table:number-columns-repeated="2" office:value-type="float" office:value="118.25" calcext:value-type="float">
            <text:p>118.25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/>
          <table:table-cell office:value-type="float" office:value="118.25" calcext:value-type="float">
            <text:p>118.25</text:p>
          </table:table-cell>
          <table:table-cell table:number-columns-repeated="2"/>
          <table:table-cell table:number-columns-repeated="2" office:value-type="float" office:value="118.25" calcext:value-type="float">
            <text:p>118.25</text:p>
          </table:table-cell>
          <table:table-cell table:number-columns-repeated="4"/>
          <table:table-cell office:value-type="float" office:value="118.25" calcext:value-type="float">
            <text:p>118.25</text:p>
          </table:table-cell>
          <table:table-cell table:number-columns-repeated="5"/>
          <table:table-cell table:number-columns-repeated="2" table:style-name="ce18" office:value-type="float" office:value="118.25" calcext:value-type="float">
            <text:p>118.25</text:p>
          </table:table-cell>
          <table:table-cell office:value-type="float" office:value="118.25" calcext:value-type="float">
            <text:p>118.25</text:p>
          </table:table-cell>
          <table:table-cell table:number-columns-repeated="10"/>
          <table:table-cell table:style-name="ce18" office:value-type="float" office:value="118.25" calcext:value-type="float">
            <text:p>118.25</text:p>
          </table:table-cell>
          <table:table-cell table:number-columns-repeated="5"/>
          <table:table-cell office:value-type="float" office:value="118.25" calcext:value-type="float">
            <text:p>118.25</text:p>
          </table:table-cell>
          <table:table-cell/>
          <table:table-cell table:number-columns-repeated="2" office:value-type="float" office:value="118.25" calcext:value-type="float">
            <text:p>118.25</text:p>
          </table:table-cell>
          <table:table-cell office:value-type="float" office:value="111.777777777778" calcext:value-type="float">
            <text:p>111.7777777778</text:p>
          </table:table-cell>
          <table:table-cell table:number-columns-repeated="7"/>
          <table:table-cell office:value-type="float" office:value="118.25" calcext:value-type="float">
            <text:p>118.25</text:p>
          </table:table-cell>
          <table:table-cell table:number-columns-repeated="5"/>
          <table:table-cell office:value-type="float" office:value="129.428571428571" calcext:value-type="float">
            <text:p>129.4285714286</text:p>
          </table:table-cell>
          <table:table-cell/>
          <table:table-cell office:value-type="float" office:value="118.375" calcext:value-type="float">
            <text:p>118.375</text:p>
          </table:table-cell>
        </table:table-row>
        <table:table-row table:style-name="ro2">
          <table:table-cell office:value-type="string" calcext:value-type="string">
            <text:p>E-6087</text:p>
          </table:table-cell>
          <table:table-cell office:value-type="string" calcext:value-type="string">
            <text:p>NS(=O)(=O)c1ccc(cc1)N1N=C(CC1c1ccc(F)cc1F)C(F)(F)F</text:p>
          </table:table-cell>
          <table:table-cell table:number-columns-repeated="3"/>
          <table:table-cell table:number-columns-repeated="2" office:value-type="float" office:value="24.85" calcext:value-type="float">
            <text:p>24.85</text:p>
          </table:table-cell>
          <table:table-cell table:style-name="ce18" office:value-type="float" office:value="18.2631578947368" calcext:value-type="float">
            <text:p>18.2631578947</text:p>
          </table:table-cell>
          <table:table-cell table:number-columns-repeated="2"/>
          <table:table-cell office:value-type="float" office:value="24.85" calcext:value-type="float">
            <text:p>24.85</text:p>
          </table:table-cell>
          <table:table-cell table:number-columns-repeated="3"/>
          <table:table-cell office:value-type="float" office:value="24.85" calcext:value-type="float">
            <text:p>24.85</text:p>
          </table:table-cell>
          <table:table-cell table:number-columns-repeated="3"/>
          <table:table-cell office:value-type="float" office:value="24.85" calcext:value-type="float">
            <text:p>24.85</text:p>
          </table:table-cell>
          <table:table-cell/>
          <table:table-cell office:value-type="float" office:value="24.85" calcext:value-type="float">
            <text:p>24.85</text:p>
          </table:table-cell>
          <table:table-cell table:number-columns-repeated="2"/>
          <table:table-cell table:number-columns-repeated="2" office:value-type="float" office:value="24.85" calcext:value-type="float">
            <text:p>24.85</text:p>
          </table:table-cell>
          <table:table-cell table:number-columns-repeated="4"/>
          <table:table-cell office:value-type="float" office:value="24.85" calcext:value-type="float">
            <text:p>24.85</text:p>
          </table:table-cell>
          <table:table-cell table:number-columns-repeated="7"/>
          <table:table-cell office:value-type="float" office:value="24.85" calcext:value-type="float">
            <text:p>24.85</text:p>
          </table:table-cell>
          <table:table-cell table:number-columns-repeated="16"/>
          <table:table-cell office:value-type="float" office:value="24.85" calcext:value-type="float">
            <text:p>24.85</text:p>
          </table:table-cell>
          <table:table-cell/>
          <table:table-cell table:number-columns-repeated="3" office:value-type="float" office:value="24.85" calcext:value-type="float">
            <text:p>24.85</text:p>
          </table:table-cell>
          <table:table-cell table:number-columns-repeated="7"/>
          <table:table-cell office:value-type="float" office:value="24.85" calcext:value-type="float">
            <text:p>24.85</text:p>
          </table:table-cell>
          <table:table-cell table:number-columns-repeated="5"/>
          <table:table-cell office:value-type="float" office:value="25.5714285714286" calcext:value-type="float">
            <text:p>25.5714285714</text:p>
          </table:table-cell>
          <table:table-cell/>
          <table:table-cell office:value-type="float" office:value="24.5264705882353" calcext:value-type="float">
            <text:p>24.5264705882</text:p>
          </table:table-cell>
        </table:table-row>
        <table:table-row table:style-name="ro2">
          <table:table-cell office:value-type="string" calcext:value-type="string">
            <text:p>E-6199</text:p>
          </table:table-cell>
          <table:table-cell office:value-type="string" calcext:value-type="string">
            <text:p>COc1ccnc(n1)N1CCN(CC1)C(=O)c1ccccn1</text:p>
          </table:table-cell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 table:style-name="ce18" office:value-type="float" office:value="44.1666666666667" calcext:value-type="float">
            <text:p>44.166666666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table:style-name="ce18"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40.1984126984127" calcext:value-type="float">
            <text:p>40.1984126984</text:p>
          </table:table-cell>
        </table:table-row>
        <table:table-row table:style-name="ro2">
          <table:table-cell office:value-type="string" calcext:value-type="string">
            <text:p>E-6232</text:p>
          </table:table-cell>
          <table:table-cell office:value-type="string" calcext:value-type="string">
            <text:p>NS(=O)(=O)c1ccc(cc1)N1N=C(C[C@H]1c1ccc(F)cc1F)C(F)(F)F</text:p>
          </table:table-cell>
          <table:table-cell table:number-columns-repeated="3"/>
          <table:table-cell office:value-type="float" office:value="15.2075" calcext:value-type="float">
            <text:p>15.2075</text:p>
          </table:table-cell>
          <table:table-cell office:value-type="float" office:value="21.75" calcext:value-type="float">
            <text:p>21.75</text:p>
          </table:table-cell>
          <table:table-cell table:style-name="ce18" office:value-type="float" office:value="26.3529411764706" calcext:value-type="float">
            <text:p>26.3529411765</text:p>
          </table:table-cell>
          <table:table-cell table:number-columns-repeated="2"/>
          <table:table-cell office:value-type="float" office:value="21.75" calcext:value-type="float">
            <text:p>21.75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/>
          <table:table-cell office:value-type="float" office:value="21.8666666666667" calcext:value-type="float">
            <text:p>21.8666666667</text:p>
          </table:table-cell>
          <table:table-cell table:number-columns-repeated="2"/>
          <table:table-cell table:number-columns-repeated="2" office:value-type="float" office:value="21.75" calcext:value-type="float">
            <text:p>21.75</text:p>
          </table:table-cell>
          <table:table-cell table:number-columns-repeated="4"/>
          <table:table-cell office:value-type="float" office:value="21.75" calcext:value-type="float">
            <text:p>21.75</text:p>
          </table:table-cell>
          <table:table-cell table:number-columns-repeated="7"/>
          <table:table-cell office:value-type="float" office:value="21.75" calcext:value-type="float">
            <text:p>21.75</text:p>
          </table:table-cell>
          <table:table-cell table:number-columns-repeated="16"/>
          <table:table-cell office:value-type="float" office:value="21.75" calcext:value-type="float">
            <text:p>21.75</text:p>
          </table:table-cell>
          <table:table-cell/>
          <table:table-cell table:number-columns-repeated="3" office:value-type="float" office:value="21.75" calcext:value-type="float">
            <text:p>21.75</text:p>
          </table:table-cell>
          <table:table-cell table:number-columns-repeated="7"/>
          <table:table-cell office:value-type="float" office:value="21.75" calcext:value-type="float">
            <text:p>21.75</text:p>
          </table:table-cell>
          <table:table-cell table:number-columns-repeated="5"/>
          <table:table-cell office:value-type="float" office:value="21.75" calcext:value-type="float">
            <text:p>21.75</text:p>
          </table:table-cell>
          <table:table-cell/>
          <table:table-cell office:value-type="float" office:value="21.6592647058823" calcext:value-type="float">
            <text:p>21.6592647059</text:p>
          </table:table-cell>
        </table:table-row>
        <table:table-row table:style-name="ro2">
          <table:table-cell office:value-type="string" calcext:value-type="string">
            <text:p>E-6259</text:p>
          </table:table-cell>
          <table:table-cell office:value-type="string" calcext:value-type="string">
            <text:p>CS(=O)(=O)c1ccc(cc1)C1CC(=NN1c1ccc(F)cc1F)C(F)(F)F</text:p>
          </table:table-cell>
          <table:table-cell table:number-columns-repeated="3"/>
          <table:table-cell office:value-type="float" office:value="3.93333333333333" calcext:value-type="float">
            <text:p>3.9333333333</text:p>
          </table:table-cell>
          <table:table-cell office:value-type="float" office:value="4.625" calcext:value-type="float">
            <text:p>4.625</text:p>
          </table:table-cell>
          <table:table-cell table:style-name="ce18" office:value-type="float" office:value="4.625" calcext:value-type="float">
            <text:p>4.625</text:p>
          </table:table-cell>
          <table:table-cell table:number-columns-repeated="2"/>
          <table:table-cell office:value-type="float" office:value="4.625" calcext:value-type="float">
            <text:p>4.625</text:p>
          </table:table-cell>
          <table:table-cell table:number-columns-repeated="3"/>
          <table:table-cell office:value-type="float" office:value="4.625" calcext:value-type="float">
            <text:p>4.625</text:p>
          </table:table-cell>
          <table:table-cell table:number-columns-repeated="3"/>
          <table:table-cell office:value-type="float" office:value="4.625" calcext:value-type="float">
            <text:p>4.625</text:p>
          </table:table-cell>
          <table:table-cell/>
          <table:table-cell office:value-type="float" office:value="5.52941176470588" calcext:value-type="float">
            <text:p>5.5294117647</text:p>
          </table:table-cell>
          <table:table-cell table:number-columns-repeated="2"/>
          <table:table-cell table:number-columns-repeated="2" office:value-type="float" office:value="4.625" calcext:value-type="float">
            <text:p>4.625</text:p>
          </table:table-cell>
          <table:table-cell table:number-columns-repeated="4"/>
          <table:table-cell office:value-type="float" office:value="4.625" calcext:value-type="float">
            <text:p>4.625</text:p>
          </table:table-cell>
          <table:table-cell table:number-columns-repeated="7"/>
          <table:table-cell office:value-type="float" office:value="4.625" calcext:value-type="float">
            <text:p>4.625</text:p>
          </table:table-cell>
          <table:table-cell table:number-columns-repeated="16"/>
          <table:table-cell office:value-type="float" office:value="4.625" calcext:value-type="float">
            <text:p>4.625</text:p>
          </table:table-cell>
          <table:table-cell/>
          <table:table-cell table:number-columns-repeated="3" office:value-type="float" office:value="4.625" calcext:value-type="float">
            <text:p>4.625</text:p>
          </table:table-cell>
          <table:table-cell table:number-columns-repeated="7"/>
          <table:table-cell office:value-type="float" office:value="4.625" calcext:value-type="float">
            <text:p>4.625</text:p>
          </table:table-cell>
          <table:table-cell table:number-columns-repeated="5"/>
          <table:table-cell office:value-type="float" office:value="4.625" calcext:value-type="float">
            <text:p>4.625</text:p>
          </table:table-cell>
          <table:table-cell/>
          <table:table-cell office:value-type="float" office:value="4.64338235294118" calcext:value-type="float">
            <text:p>4.6433823529</text:p>
          </table:table-cell>
        </table:table-row>
        <table:table-row table:style-name="ro2">
          <table:table-cell office:value-type="string" calcext:value-type="string">
            <text:p>E-6265</text:p>
          </table:table-cell>
          <table:table-cell office:value-type="string" calcext:value-type="string">
            <text:p>Cc1nc(Cl)c(Cl)n1CCCCN1CCN(CC1)c1ncc(F)cn1</text:p>
          </table:table-cell>
          <table:table-cell table:number-columns-repeated="3"/>
          <table:table-cell office:value-type="float" office:value="20.1764705882353" calcext:value-type="float">
            <text:p>20.1764705882</text:p>
          </table:table-cell>
          <table:table-cell office:value-type="float" office:value="20.5" calcext:value-type="float">
            <text:p>20.5</text:p>
          </table:table-cell>
          <table:table-cell table:style-name="ce18" office:value-type="float" office:value="17.8666666666667" calcext:value-type="float">
            <text:p>17.8666666667</text:p>
          </table:table-cell>
          <table:table-cell table:number-columns-repeated="2"/>
          <table:table-cell office:value-type="float" office:value="20.5" calcext:value-type="float">
            <text:p>20.5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table:number-columns-repeated="2" office:value-type="float" office:value="20.5" calcext:value-type="float">
            <text:p>20.5</text:p>
          </table:table-cell>
          <table:table-cell table:number-columns-repeated="4"/>
          <table:table-cell office:value-type="float" office:value="20.5" calcext:value-type="float">
            <text:p>20.5</text:p>
          </table:table-cell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6"/>
          <table:table-cell office:value-type="float" office:value="20.5" calcext:value-type="float">
            <text:p>20.5</text:p>
          </table:table-cell>
          <table:table-cell/>
          <table:table-cell table:number-columns-repeated="3" office:value-type="float" office:value="20.5" calcext:value-type="float">
            <text:p>20.5</text:p>
          </table:table-cell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5"/>
          <table:table-cell office:value-type="float" office:value="20.5" calcext:value-type="float">
            <text:p>20.5</text:p>
          </table:table-cell>
          <table:table-cell/>
          <table:table-cell office:value-type="float" office:value="20.3345588235294" calcext:value-type="float">
            <text:p>20.3345588235</text:p>
          </table:table-cell>
        </table:table-row>
        <table:table-row table:style-name="ro2">
          <table:table-cell office:value-type="string" calcext:value-type="string">
            <text:p>E-6276CITRATE</text:p>
          </table:table-cell>
          <table:table-cell office:value-type="string" calcext:value-type="string">
            <text:p>Cc1nc(Cl)c(Cl)n1CCCCN1CCN(CC1)c1ncc(F)cn1</text:p>
          </table:table-cell>
          <table:table-cell table:number-columns-repeated="3"/>
          <table:table-cell table:number-columns-repeated="2" office:value-type="float" office:value="41.25" calcext:value-type="float">
            <text:p>41.25</text:p>
          </table:table-cell>
          <table:table-cell table:style-name="ce18" office:value-type="float" office:value="42.3529411764706" calcext:value-type="float">
            <text:p>42.3529411765</text:p>
          </table:table-cell>
          <table:table-cell table:number-columns-repeated="2"/>
          <table:table-cell office:value-type="float" office:value="41.25" calcext:value-type="float">
            <text:p>41.25</text:p>
          </table:table-cell>
          <table:table-cell table:number-columns-repeated="3"/>
          <table:table-cell office:value-type="float" office:value="41.25" calcext:value-type="float">
            <text:p>41.25</text:p>
          </table:table-cell>
          <table:table-cell table:number-columns-repeated="3"/>
          <table:table-cell office:value-type="float" office:value="41.25" calcext:value-type="float">
            <text:p>41.25</text:p>
          </table:table-cell>
          <table:table-cell/>
          <table:table-cell office:value-type="float" office:value="41.25" calcext:value-type="float">
            <text:p>41.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.25" calcext:value-type="float">
            <text:p>41.25</text:p>
          </table:table-cell>
          <table:table-cell table:number-columns-repeated="4"/>
          <table:table-cell office:value-type="float" office:value="41.25" calcext:value-type="float">
            <text:p>41.25</text:p>
          </table:table-cell>
          <table:table-cell table:number-columns-repeated="7"/>
          <table:table-cell office:value-type="float" office:value="41.25" calcext:value-type="float">
            <text:p>41.25</text:p>
          </table:table-cell>
          <table:table-cell table:number-columns-repeated="16"/>
          <table:table-cell office:value-type="float" office:value="41.25" calcext:value-type="float">
            <text:p>41.25</text:p>
          </table:table-cell>
          <table:table-cell/>
          <table:table-cell table:number-columns-repeated="3" office:value-type="float" office:value="41.25" calcext:value-type="float">
            <text:p>41.25</text:p>
          </table:table-cell>
          <table:table-cell table:number-columns-repeated="7"/>
          <table:table-cell office:value-type="float" office:value="41.25" calcext:value-type="float">
            <text:p>41.25</text:p>
          </table:table-cell>
          <table:table-cell table:number-columns-repeated="5"/>
          <table:table-cell office:value-type="float" office:value="41.25" calcext:value-type="float">
            <text:p>41.25</text:p>
          </table:table-cell>
          <table:table-cell/>
          <table:table-cell office:value-type="float" office:value="41.4705882352941" calcext:value-type="float">
            <text:p>41.4705882353</text:p>
          </table:table-cell>
        </table:table-row>
        <table:table-row table:style-name="ro2">
          <table:table-cell office:value-type="string" calcext:value-type="string">
            <text:p>E-6776</text:p>
          </table:table-cell>
          <table:table-cell office:value-type="string" calcext:value-type="string">
            <text:p>Clc1ccc(cc1)C1CC(=NN1c1ccc(Cl)cc1Cl)C(=O)NN1CCCCC1</text:p>
          </table:table-cell>
          <table:table-cell table:number-columns-repeated="3"/>
          <table:table-cell table:number-columns-repeated="2" office:value-type="float" office:value="456.25" calcext:value-type="float">
            <text:p>456.25</text:p>
          </table:table-cell>
          <table:table-cell table:style-name="ce18" office:value-type="float" office:value="456.25" calcext:value-type="float">
            <text:p>456.25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456.25" calcext:value-type="float">
            <text:p>456.25</text:p>
          </table:table-cell>
          <table:table-cell table:number-columns-repeated="3"/>
          <table:table-cell office:value-type="float" office:value="456.25" calcext:value-type="float">
            <text:p>456.25</text:p>
          </table:table-cell>
          <table:table-cell/>
          <table:table-cell office:value-type="float" office:value="456.25" calcext:value-type="float">
            <text:p>456.25</text:p>
          </table:table-cell>
          <table:table-cell table:number-columns-repeated="2"/>
          <table:table-cell office:value-type="float" office:value="405.555555555556" calcext:value-type="float">
            <text:p>405.5555555556</text:p>
          </table:table-cell>
          <table:table-cell office:value-type="float" office:value="456.25" calcext:value-type="float">
            <text:p>456.25</text:p>
          </table:table-cell>
          <table:table-cell table:number-columns-repeated="4"/>
          <table:table-cell office:value-type="float" office:value="456.25" calcext:value-type="float">
            <text:p>456.25</text:p>
          </table:table-cell>
          <table:table-cell table:number-columns-repeated="7"/>
          <table:table-cell office:value-type="float" office:value="456.25" calcext:value-type="float">
            <text:p>456.25</text:p>
          </table:table-cell>
          <table:table-cell table:number-columns-repeated="16"/>
          <table:table-cell office:value-type="float" office:value="456.25" calcext:value-type="float">
            <text:p>456.25</text:p>
          </table:table-cell>
          <table:table-cell/>
          <table:table-cell table:number-columns-repeated="3" office:value-type="float" office:value="456.25" calcext:value-type="float">
            <text:p>456.25</text:p>
          </table:table-cell>
          <table:table-cell table:number-columns-repeated="7"/>
          <table:table-cell office:value-type="float" office:value="307.142857142857" calcext:value-type="float">
            <text:p>307.1428571429</text:p>
          </table:table-cell>
          <table:table-cell table:number-columns-repeated="5"/>
          <table:table-cell office:value-type="float" office:value="456.25" calcext:value-type="float">
            <text:p>456.25</text:p>
          </table:table-cell>
          <table:table-cell/>
          <table:table-cell office:value-type="float" office:value="444.53125" calcext:value-type="float">
            <text:p>444.53125</text:p>
          </table:table-cell>
        </table:table-row>
        <table:table-row table:style-name="ro2">
          <table:table-cell office:value-type="string" calcext:value-type="string">
            <text:p>GGA_BHC_ASSA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17"/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8.5714285714286" calcext:value-type="float">
            <text:p>38.5714285714</text:p>
          </table:table-cell>
          <table:table-cell office:value-type="float" office:value="28.3333333333333" calcext:value-type="float">
            <text:p>28.3333333333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 office:value-type="float" office:value="31.12" calcext:value-type="float">
            <text:p>31.12</text:p>
          </table:table-cell>
          <table:table-cell table:number-columns-repeated="7"/>
          <table:table-cell office:value-type="float" office:value="35.7142857142857" calcext:value-type="float">
            <text:p>35.7142857143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9"/>
          <table:table-cell table:style-name="ce18"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office:value-type="float" office:value="35.7142857142857" calcext:value-type="float">
            <text:p>35.714285714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/>
          <table:table-cell office:value-type="float" office:value="28.3333333333333" calcext:value-type="float">
            <text:p>28.3333333333</text:p>
          </table:table-cell>
          <table:table-cell table:number-columns-repeated="5"/>
          <table:table-cell office:value-type="float" office:value="25.7142857142857" calcext:value-type="float">
            <text:p>25.7142857143</text:p>
          </table:table-cell>
          <table:table-cell/>
          <table:table-cell office:value-type="float" office:value="33.9421897810219" calcext:value-type="float">
            <text:p>33.942189781</text:p>
          </table:table-cell>
        </table:table-row>
        <table:table-row table:style-name="ro2">
          <table:table-cell office:value-type="string" calcext:value-type="string">
            <text:p>GGA_BHC_BAY102615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.3333333333333" calcext:value-type="float">
            <text:p>14.3333333333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5"/>
          <table:table-cell table:style-name="ce17"/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GGA_BHC_BAY12990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7.5" calcext:value-type="float">
            <text:p>107.5</text:p>
          </table:table-cell>
          <table:table-cell table:number-columns-repeated="2"/>
          <table:table-cell table:number-columns-repeated="2" office:value-type="float" office:value="107.5" calcext:value-type="float">
            <text:p>107.5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07.5" calcext:value-type="float">
            <text:p>107.5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/>
          <table:table-cell office:value-type="float" office:value="107.5" calcext:value-type="float">
            <text:p>107.5</text:p>
          </table:table-cell>
          <table:table-cell table:number-columns-repeated="2"/>
          <table:table-cell table:number-columns-repeated="2" office:value-type="float" office:value="107.5" calcext:value-type="float">
            <text:p>107.5</text:p>
          </table:table-cell>
          <table:table-cell table:number-columns-repeated="3"/>
          <table:table-cell table:style-name="ce18" office:value-type="float" office:value="107.5" calcext:value-type="float">
            <text:p>107.5</text:p>
          </table:table-cell>
          <table:table-cell table:style-name="ce17"/>
          <table:table-cell table:number-columns-repeated="5"/>
          <table:table-cell table:style-name="ce18" office:value-type="float" office:value="107.5" calcext:value-type="float">
            <text:p>107.5</text:p>
          </table:table-cell>
          <table:table-cell/>
          <table:table-cell office:value-type="float" office:value="107.5" calcext:value-type="float">
            <text:p>107.5</text:p>
          </table:table-cell>
          <table:table-cell table:style-name="ce18" office:value-type="float" office:value="108.571428571429" calcext:value-type="float">
            <text:p>108.5714285714</text:p>
          </table:table-cell>
          <table:table-cell table:number-columns-repeated="9"/>
          <table:table-cell table:style-name="ce18" office:value-type="float" office:value="107.5" calcext:value-type="float">
            <text:p>107.5</text:p>
          </table:table-cell>
          <table:table-cell table:number-columns-repeated="5"/>
          <table:table-cell office:value-type="float" office:value="107.5" calcext:value-type="float">
            <text:p>107.5</text:p>
          </table:table-cell>
          <table:table-cell/>
          <table:table-cell table:number-columns-repeated="3" office:value-type="float" office:value="107.5" calcext:value-type="float">
            <text:p>107.5</text:p>
          </table:table-cell>
          <table:table-cell table:number-columns-repeated="7"/>
          <table:table-cell office:value-type="float" office:value="98.8888888888889" calcext:value-type="float">
            <text:p>98.8888888889</text:p>
          </table:table-cell>
          <table:table-cell table:number-columns-repeated="5"/>
          <table:table-cell office:value-type="float" office:value="107.5" calcext:value-type="float">
            <text:p>107.5</text:p>
          </table:table-cell>
          <table:table-cell/>
          <table:table-cell office:value-type="float" office:value="107.0625" calcext:value-type="float">
            <text:p>107.0625</text:p>
          </table:table-cell>
        </table:table-row>
        <table:table-row table:style-name="ro2">
          <table:table-cell office:value-type="string" calcext:value-type="string">
            <text:p>GGA_BHC_BAY15749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style-name="ce17"/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table:number-columns-repeated="3"/>
          <table:table-cell table:style-name="ce18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style-name="ce18" office:value-type="float" office:value="89.0909090909091" calcext:value-type="float">
            <text:p>89.0909090909</text:p>
          </table:table-cell>
          <table:table-cell table:number-columns-repeated="9"/>
          <table:table-cell table:style-name="ce18" office:value-type="float" office:value="94.4444444444444" calcext:value-type="float">
            <text:p>94.4444444444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/>
          <table:table-cell table:number-columns-repeated="3" office:value-type="float" office:value="88" calcext:value-type="float">
            <text:p>88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/>
          <table:table-cell office:value-type="float" office:value="88.3888888888889" calcext:value-type="float">
            <text:p>88.3888888889</text:p>
          </table:table-cell>
        </table:table-row>
        <table:table-row table:style-name="ro2">
          <table:table-cell office:value-type="string" calcext:value-type="string">
            <text:p>GGA_BHC_BAY17199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.125" calcext:value-type="float">
            <text:p>2.125</text:p>
          </table:table-cell>
          <table:table-cell table:style-name="ce17"/>
          <table:table-cell table:number-columns-repeated="3"/>
          <table:table-cell office:value-type="float" office:value="2.25" calcext:value-type="float">
            <text:p>2.25</text:p>
          </table:table-cell>
          <table:table-cell table:number-columns-repeated="3"/>
          <table:table-cell office:value-type="float" office:value="2.125" calcext:value-type="float">
            <text:p>2.125</text:p>
          </table:table-cell>
          <table:table-cell table:number-columns-repeated="3"/>
          <table:table-cell office:value-type="float" office:value="2.125" calcext:value-type="float">
            <text:p>2.125</text:p>
          </table:table-cell>
          <table:table-cell/>
          <table:table-cell office:value-type="float" office:value="2.125" calcext:value-type="float">
            <text:p>2.125</text:p>
          </table:table-cell>
          <table:table-cell table:number-columns-repeated="2"/>
          <table:table-cell table:number-columns-repeated="2" office:value-type="float" office:value="2.125" calcext:value-type="float">
            <text:p>2.125</text:p>
          </table:table-cell>
          <table:table-cell table:style-name="ce18" office:value-type="float" office:value="2.07142857142857" calcext:value-type="float">
            <text:p>2.0714285714</text:p>
          </table:table-cell>
          <table:table-cell table:number-columns-repeated="2"/>
          <table:table-cell table:style-name="ce18" office:value-type="float" office:value="2.125" calcext:value-type="float">
            <text:p>2.125</text:p>
          </table:table-cell>
          <table:table-cell office:value-type="float" office:value="1.58333333333333" calcext:value-type="float">
            <text:p>1.5833333333</text:p>
          </table:table-cell>
          <table:table-cell table:number-columns-repeated="7"/>
          <table:table-cell office:value-type="float" office:value="2.125" calcext:value-type="float">
            <text:p>2.125</text:p>
          </table:table-cell>
          <table:table-cell table:style-name="ce18" office:value-type="float" office:value="1.71428571428571" calcext:value-type="float">
            <text:p>1.7142857143</text:p>
          </table:table-cell>
          <table:table-cell table:number-columns-repeated="9"/>
          <table:table-cell table:style-name="ce18" office:value-type="float" office:value="5.22222222222222" calcext:value-type="float">
            <text:p>5.2222222222</text:p>
          </table:table-cell>
          <table:table-cell table:number-columns-repeated="5"/>
          <table:table-cell office:value-type="float" office:value="2.125" calcext:value-type="float">
            <text:p>2.125</text:p>
          </table:table-cell>
          <table:table-cell table:style-name="ce18" office:value-type="float" office:value="0.45" calcext:value-type="float">
            <text:p>0.45</text:p>
          </table:table-cell>
          <table:table-cell table:number-columns-repeated="2" office:value-type="float" office:value="2.125" calcext:value-type="float">
            <text:p>2.125</text:p>
          </table:table-cell>
          <table:table-cell office:value-type="float" office:value="1.71428571428571" calcext:value-type="float">
            <text:p>1.7142857143</text:p>
          </table:table-cell>
          <table:table-cell table:number-columns-repeated="7"/>
          <table:table-cell office:value-type="float" office:value="2.07142857142857" calcext:value-type="float">
            <text:p>2.0714285714</text:p>
          </table:table-cell>
          <table:table-cell table:number-columns-repeated="5"/>
          <table:table-cell office:value-type="float" office:value="2.07142857142857" calcext:value-type="float">
            <text:p>2.0714285714</text:p>
          </table:table-cell>
          <table:table-cell/>
          <table:table-cell office:value-type="float" office:value="2.20472972972973" calcext:value-type="float">
            <text:p>2.2047297297</text:p>
          </table:table-cell>
        </table:table-row>
        <table:table-row table:style-name="ro2">
          <table:table-cell office:value-type="string" calcext:value-type="string">
            <text:p>GGA_BHC_BAY17452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3.3333333333333" calcext:value-type="float">
            <text:p>83.3333333333</text:p>
          </table:table-cell>
          <table:table-cell table:style-name="ce17"/>
          <table:table-cell table:number-columns-repeated="3"/>
          <table:table-cell office:value-type="float" office:value="83.3333333333333" calcext:value-type="float">
            <text:p>83.3333333333</text:p>
          </table:table-cell>
          <table:table-cell table:number-columns-repeated="3"/>
          <table:table-cell office:value-type="float" office:value="83.3333333333333" calcext:value-type="float">
            <text:p>83.3333333333</text:p>
          </table:table-cell>
          <table:table-cell table:number-columns-repeated="3"/>
          <table:table-cell office:value-type="float" office:value="83.3333333333333" calcext:value-type="float">
            <text:p>83.3333333333</text:p>
          </table:table-cell>
          <table:table-cell/>
          <table:table-cell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3"/>
          <table:table-cell table:style-name="ce18" office:value-type="float" office:value="83.3333333333333" calcext:value-type="float">
            <text:p>83.3333333333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7"/>
          <table:table-cell office:value-type="float" office:value="83.3333333333333" calcext:value-type="float">
            <text:p>83.3333333333</text:p>
          </table:table-cell>
          <table:table-cell table:style-name="ce18" office:value-type="float" office:value="83.3333333333333" calcext:value-type="float">
            <text:p>83.3333333333</text:p>
          </table:table-cell>
          <table:table-cell table:number-columns-repeated="9"/>
          <table:table-cell table:style-name="ce18" office:value-type="float" office:value="83.3333333333333" calcext:value-type="float">
            <text:p>83.3333333333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7"/>
          <table:table-cell office:value-type="float" office:value="83.3333333333333" calcext:value-type="float">
            <text:p>83.3333333333</text:p>
          </table:table-cell>
          <table:table-cell table:number-columns-repeated="5"/>
          <table:table-cell office:value-type="float" office:value="71.7857142857143" calcext:value-type="float">
            <text:p>71.7857142857</text:p>
          </table:table-cell>
          <table:table-cell/>
          <table:table-cell office:value-type="float" office:value="82.1990740740741" calcext:value-type="float">
            <text:p>82.1990740741</text:p>
          </table:table-cell>
        </table:table-row>
        <table:table-row table:style-name="ro2">
          <table:table-cell office:value-type="string" calcext:value-type="string">
            <text:p>GGA_BHC_BAY19220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table:style-name="ce17"/>
          <table:table-cell table:number-columns-repeated="3"/>
          <table:table-cell office:value-type="float" office:value="33.6" calcext:value-type="float">
            <text:p>33.6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/>
          <table:table-cell office:value-type="float" office:value="33.6" calcext:value-type="float">
            <text:p>33.6</text:p>
          </table:table-cell>
          <table:table-cell table:number-columns-repeated="2"/>
          <table:table-cell table:number-columns-repeated="2" office:value-type="float" office:value="33.6" calcext:value-type="float">
            <text:p>33.6</text:p>
          </table:table-cell>
          <table:table-cell table:number-columns-repeated="3"/>
          <table:table-cell table:style-name="ce18" office:value-type="float" office:value="33.6" calcext:value-type="float">
            <text:p>33.6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33.6" calcext:value-type="float">
            <text:p>33.6</text:p>
          </table:table-cell>
          <table:table-cell table:style-name="ce18" office:value-type="float" office:value="33.6" calcext:value-type="float">
            <text:p>33.6</text:p>
          </table:table-cell>
          <table:table-cell table:number-columns-repeated="15"/>
          <table:table-cell office:value-type="float" office:value="35.3921568627451" calcext:value-type="float">
            <text:p>35.3921568627</text:p>
          </table:table-cell>
          <table:table-cell/>
          <table:table-cell table:number-columns-repeated="3" office:value-type="float" office:value="33.6" calcext:value-type="float">
            <text:p>33.6</text:p>
          </table:table-cell>
          <table:table-cell table:number-columns-repeated="3"/>
          <table:table-cell table:style-name="ce18" office:value-type="float" office:value="34.0816326530612" calcext:value-type="float">
            <text:p>34.0816326531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table:number-columns-repeated="5"/>
          <table:table-cell office:value-type="float" office:value="33.6" calcext:value-type="float">
            <text:p>33.6</text:p>
          </table:table-cell>
          <table:table-cell/>
          <table:table-cell office:value-type="float" office:value="33.7277777777778" calcext:value-type="float">
            <text:p>33.7277777778</text:p>
          </table:table-cell>
        </table:table-row>
        <table:table-row table:style-name="ro2">
          <table:table-cell office:value-type="string" calcext:value-type="string">
            <text:p>GGA_BHC_BAY19786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81.25" calcext:value-type="float">
            <text:p>81.25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table:number-columns-repeated="3"/>
          <table:table-cell table:style-name="ce17"/>
          <table:table-cell/>
          <table:table-cell office:value-type="float" office:value="81.25" calcext:value-type="float">
            <text:p>81.25</text:p>
          </table:table-cell>
          <table:table-cell table:number-columns-repeated="2"/>
          <table:table-cell office:value-type="float" office:value="60.7142857142857" calcext:value-type="float">
            <text:p>60.7142857143</text:p>
          </table:table-cell>
          <table:table-cell office:value-type="float" office:value="81.25" calcext:value-type="float">
            <text:p>81.25</text:p>
          </table:table-cell>
          <table:table-cell table:number-columns-repeated="3"/>
          <table:table-cell table:style-name="ce18" office:value-type="float" office:value="81.25" calcext:value-type="float">
            <text:p>81.25</text:p>
          </table:table-cell>
          <table:table-cell office:value-type="float" office:value="81.25" calcext:value-type="float">
            <text:p>81.25</text:p>
          </table:table-cell>
          <table:table-cell table:number-columns-repeated="7"/>
          <table:table-cell office:value-type="float" office:value="81.25" calcext:value-type="float">
            <text:p>81.25</text:p>
          </table:table-cell>
          <table:table-cell table:style-name="ce18" office:value-type="float" office:value="81.25" calcext:value-type="float">
            <text:p>81.25</text:p>
          </table:table-cell>
          <table:table-cell table:number-columns-repeated="9"/>
          <table:table-cell table:style-name="ce18" office:value-type="float" office:value="81.25" calcext:value-type="float">
            <text:p>81.25</text:p>
          </table:table-cell>
          <table:table-cell table:number-columns-repeated="5"/>
          <table:table-cell office:value-type="float" office:value="81.25" calcext:value-type="float">
            <text:p>81.25</text:p>
          </table:table-cell>
          <table:table-cell/>
          <table:table-cell table:number-columns-repeated="3" office:value-type="float" office:value="81.25" calcext:value-type="float">
            <text:p>81.25</text:p>
          </table:table-cell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table:number-columns-repeated="5"/>
          <table:table-cell office:value-type="float" office:value="81.25" calcext:value-type="float">
            <text:p>81.25</text:p>
          </table:table-cell>
          <table:table-cell/>
          <table:table-cell office:value-type="float" office:value="79.7569444444444" calcext:value-type="float">
            <text:p>79.7569444444</text:p>
          </table:table-cell>
        </table:table-row>
        <table:table-row table:style-name="ro2">
          <table:table-cell office:value-type="string" calcext:value-type="string">
            <text:p>GGA_BHC_BAY198746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7"/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17.857142857143" calcext:value-type="float">
            <text:p>117.857142857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8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  <table:table-cell table:style-name="ce18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float" office:value="98.8317757009346" calcext:value-type="float">
            <text:p>98.8317757009</text:p>
          </table:table-cell>
        </table:table-row>
        <table:table-row table:style-name="ro2">
          <table:table-cell office:value-type="string" calcext:value-type="string">
            <text:p>GGA_BHC_BAY229959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225" calcext:value-type="float">
            <text:p>22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GGA_BHC_BAY279955</text:p>
          </table:table-cell>
          <table:table-cell office:value-type="string" calcext:value-type="string">
            <text:p>CC(=O)NC[C@H]1CN(C(=O)O1)c1ccc(N2CCOCC2)c(F)c1</text:p>
          </table:table-cell>
          <table:table-cell table:style-name="ce13" office:value-type="float" office:value="3.5" calcext:value-type="float">
            <text:p>3.5</text:p>
          </table:table-cell>
          <table:table-cell table:number-columns-repeated="2"/>
          <table:table-cell office:value-type="float" office:value="8.09090909090909" calcext:value-type="float">
            <text:p>8.090909090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18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.41460234680574" calcext:value-type="float">
            <text:p>9.4146023468</text:p>
          </table:table-cell>
        </table:table-row>
        <table:table-row table:style-name="ro2">
          <table:table-cell office:value-type="string" calcext:value-type="string">
            <text:p>GGA_BHC_BAY295987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17"/>
          <table:table-cell table:number-columns-repeated="3"/>
          <table:table-cell office:value-type="float" office:value="34.2857142857143" calcext:value-type="float">
            <text:p>34.2857142857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/>
          <table:table-cell office:value-type="float" office:value="33.6" calcext:value-type="float">
            <text:p>33.6</text:p>
          </table:table-cell>
          <table:table-cell table:number-columns-repeated="2"/>
          <table:table-cell table:number-columns-repeated="2" office:value-type="float" office:value="33.6" calcext:value-type="float">
            <text:p>33.6</text:p>
          </table:table-cell>
          <table:table-cell table:number-columns-repeated="3"/>
          <table:table-cell table:style-name="ce18" office:value-type="float" office:value="33.6" calcext:value-type="float">
            <text:p>33.6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33.6" calcext:value-type="float">
            <text:p>33.6</text:p>
          </table:table-cell>
          <table:table-cell table:style-name="ce18" office:value-type="float" office:value="33.6" calcext:value-type="float">
            <text:p>33.6</text:p>
          </table:table-cell>
          <table:table-cell table:number-columns-repeated="15"/>
          <table:table-cell office:value-type="float" office:value="33.6" calcext:value-type="float">
            <text:p>33.6</text:p>
          </table:table-cell>
          <table:table-cell/>
          <table:table-cell table:number-columns-repeated="3" office:value-type="float" office:value="33.6" calcext:value-type="float">
            <text:p>33.6</text:p>
          </table:table-cell>
          <table:table-cell table:number-columns-repeated="3"/>
          <table:table-cell table:style-name="ce18" office:value-type="float" office:value="33.6" calcext:value-type="float">
            <text:p>33.6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table:number-columns-repeated="5"/>
          <table:table-cell office:value-type="float" office:value="33.6" calcext:value-type="float">
            <text:p>33.6</text:p>
          </table:table-cell>
          <table:table-cell/>
          <table:table-cell office:value-type="float" office:value="33.6033333333333" calcext:value-type="float">
            <text:p>33.6033333333</text:p>
          </table:table-cell>
        </table:table-row>
        <table:table-row table:style-name="ro2">
          <table:table-cell office:value-type="string" calcext:value-type="string">
            <text:p>GGA_BHC_BAY312897</text:p>
          </table:table-cell>
          <table:table-cell office:value-type="string" calcext:value-type="string">
            <text:p>CC(=O)NC[C@H]1CN(C(=O)O1)c1ccc(N2CCOCC2)c(F)c1</text:p>
          </table:table-cell>
          <table:table-cell table:style-name="ce13" office:value-type="float" office:value="28.6" calcext:value-type="float">
            <text:p>28.6</text:p>
          </table:table-cell>
          <table:table-cell table:number-columns-repeated="2"/>
          <table:table-cell table:number-columns-repeated="2" office:value-type="float" office:value="28.6" calcext:value-type="float">
            <text:p>28.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8.6" calcext:value-type="float">
            <text:p>28.6</text:p>
          </table:table-cell>
          <table:table-cell table:number-columns-repeated="3"/>
          <table:table-cell office:value-type="float" office:value="28.4444444444444" calcext:value-type="float">
            <text:p>28.4444444444</text:p>
          </table:table-cell>
          <table:table-cell/>
          <table:table-cell office:value-type="float" office:value="28.6" calcext:value-type="float">
            <text:p>28.6</text:p>
          </table:table-cell>
          <table:table-cell table:number-columns-repeated="2"/>
          <table:table-cell table:number-columns-repeated="2" office:value-type="float" office:value="28.6" calcext:value-type="float">
            <text:p>28.6</text:p>
          </table:table-cell>
          <table:table-cell table:number-columns-repeated="3"/>
          <table:table-cell table:style-name="ce18" office:value-type="float" office:value="28.6" calcext:value-type="float">
            <text:p>28.6</text:p>
          </table:table-cell>
          <table:table-cell office:value-type="float" office:value="28.6" calcext:value-type="float">
            <text:p>28.6</text:p>
          </table:table-cell>
          <table:table-cell table:number-columns-repeated="7"/>
          <table:table-cell office:value-type="float" office:value="28.6" calcext:value-type="float">
            <text:p>28.6</text:p>
          </table:table-cell>
          <table:table-cell table:style-name="ce18" office:value-type="float" office:value="28.6" calcext:value-type="float">
            <text:p>28.6</text:p>
          </table:table-cell>
          <table:table-cell table:number-columns-repeated="15"/>
          <table:table-cell office:value-type="float" office:value="28.6" calcext:value-type="float">
            <text:p>28.6</text:p>
          </table:table-cell>
          <table:table-cell/>
          <table:table-cell table:number-columns-repeated="3" office:value-type="float" office:value="28.6" calcext:value-type="float">
            <text:p>28.6</text:p>
          </table:table-cell>
          <table:table-cell table:number-columns-repeated="3"/>
          <table:table-cell table:style-name="ce18" office:value-type="float" office:value="28.6" calcext:value-type="float">
            <text:p>28.6</text:p>
          </table:table-cell>
          <table:table-cell table:number-columns-repeated="3"/>
          <table:table-cell office:value-type="float" office:value="28.6" calcext:value-type="float">
            <text:p>28.6</text:p>
          </table:table-cell>
          <table:table-cell table:style-name="ce18" office:value-type="float" office:value="28.6" calcext:value-type="float">
            <text:p>28.6</text:p>
          </table:table-cell>
          <table:table-cell table:number-columns-repeated="4"/>
          <table:table-cell office:value-type="float" office:value="28.6" calcext:value-type="float">
            <text:p>28.6</text:p>
          </table:table-cell>
          <table:table-cell/>
          <table:table-cell office:value-type="float" office:value="28.4636363636364" calcext:value-type="float">
            <text:p>28.4636363636</text:p>
          </table:table-cell>
        </table:table-row>
        <table:table-row table:style-name="ro2">
          <table:table-cell office:value-type="string" calcext:value-type="string">
            <text:p>GGA_BHC_BAY341768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 table:style-name="ce18" office:value-type="float" office:value="0.3" calcext:value-type="float">
            <text:p>0.3</text:p>
          </table:table-cell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.725" calcext:value-type="float">
            <text:p>7.725</text:p>
          </table:table-cell>
        </table:table-row>
        <table:table-row table:style-name="ro2">
          <table:table-cell office:value-type="string" calcext:value-type="string">
            <text:p>GGA_BHC_BAY346601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office:value-type="float" office:value="162.857142857143" calcext:value-type="float">
            <text:p>162.8571428571</text:p>
          </table:table-cell>
          <table:table-cell table:style-name="ce17"/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 table:number-columns-repeated="3"/>
          <table:table-cell table:style-name="ce1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7"/>
          <table:table-cell table:style-name="ce17"/>
          <table:table-cell table:style-name="ce18" office:value-type="float" office:value="155" calcext:value-type="float">
            <text:p>155</text:p>
          </table:table-cell>
          <table:table-cell table:number-columns-repeated="9"/>
          <table:table-cell table:style-name="ce18" office:value-type="float" office:value="155" calcext:value-type="float">
            <text:p>155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7"/>
          <table:table-cell office:value-type="float" office:value="105.714285714286" calcext:value-type="float">
            <text:p>105.7142857143</text:p>
          </table:table-cell>
          <table:table-cell table:number-columns-repeated="5"/>
          <table:table-cell office:value-type="float" office:value="105.714285714286" calcext:value-type="float">
            <text:p>105.7142857143</text:p>
          </table:table-cell>
          <table:table-cell/>
          <table:table-cell office:value-type="float" office:value="149.111194029851" calcext:value-type="float">
            <text:p>149.1111940299</text:p>
          </table:table-cell>
        </table:table-row>
        <table:table-row table:style-name="ro2">
          <table:table-cell office:value-type="string" calcext:value-type="string">
            <text:p>GGA_BHC_BAY353377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office:value-type="float" office:value="148.888888888889" calcext:value-type="float">
            <text:p>148.8888888889</text:p>
          </table:table-cell>
          <table:table-cell table:style-name="ce17"/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05.714285714286" calcext:value-type="float">
            <text:p>105.7142857143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 table:number-columns-repeated="3"/>
          <table:table-cell table:style-name="ce18" office:value-type="float" office:value="155" calcext:value-type="float">
            <text:p>155</text:p>
          </table:table-cell>
          <table:table-cell office:value-type="float" office:value="105.714285714286" calcext:value-type="float">
            <text:p>105.7142857143</text:p>
          </table:table-cell>
          <table:table-cell table:number-columns-repeated="7"/>
          <table:table-cell table:style-name="ce17"/>
          <table:table-cell table:style-name="ce18" office:value-type="float" office:value="155" calcext:value-type="float">
            <text:p>155</text:p>
          </table:table-cell>
          <table:table-cell table:number-columns-repeated="9"/>
          <table:table-cell table:style-name="ce18" office:value-type="float" office:value="155" calcext:value-type="float">
            <text:p>155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105.714285714286" calcext:value-type="float">
            <text:p>105.7142857143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174.285714285714" calcext:value-type="float">
            <text:p>174.2857142857</text:p>
          </table:table-cell>
          <table:table-cell/>
          <table:table-cell office:value-type="float" office:value="142.769230769231" calcext:value-type="float">
            <text:p>142.7692307692</text:p>
          </table:table-cell>
        </table:table-row>
        <table:table-row table:style-name="ro2">
          <table:table-cell office:value-type="string" calcext:value-type="string">
            <text:p>GGA_BHC_BAY358535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 table:style-name="ce18" office:value-type="float" office:value="0.3" calcext:value-type="float">
            <text:p>0.3</text:p>
          </table:table-cell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5.225" calcext:value-type="float">
            <text:p>5.225</text:p>
          </table:table-cell>
        </table:table-row>
        <table:table-row table:style-name="ro2">
          <table:table-cell office:value-type="string" calcext:value-type="string">
            <text:p>GGA_BHC_BAY401007</text:p>
          </table:table-cell>
          <table:table-cell office:value-type="string" calcext:value-type="string">
            <text:p>CC(=O)NC[C@H]1CN(C(=O)O1)c1ccc(N2CCOCC2)c(F)c1</text:p>
          </table:table-cell>
          <table:table-cell table:number-columns-repeated="3"/>
          <table:table-cell office:value-type="float" office:value="10.6792452830189" calcext:value-type="float">
            <text:p>10.679245283</text:p>
          </table:table-cell>
          <table:table-cell office:value-type="float" office:value="10.6734693877551" calcext:value-type="float">
            <text:p>10.6734693878</text:p>
          </table:table-cell>
          <table:table-cell table:style-name="ce18" office:value-type="float" office:value="7.64864864864865" calcext:value-type="float">
            <text:p>7.6486486486</text:p>
          </table:table-cell>
          <table:table-cell table:number-columns-repeated="2"/>
          <table:table-cell office:value-type="float" office:value="10.6792452830189" calcext:value-type="float">
            <text:p>10.679245283</text:p>
          </table:table-cell>
          <table:table-cell table:number-columns-repeated="3"/>
          <table:table-cell office:value-type="float" office:value="10.6792452830189" calcext:value-type="float">
            <text:p>10.679245283</text:p>
          </table:table-cell>
          <table:table-cell table:number-columns-repeated="3"/>
          <table:table-cell office:value-type="float" office:value="10.6792452830189" calcext:value-type="float">
            <text:p>10.679245283</text:p>
          </table:table-cell>
          <table:table-cell/>
          <table:table-cell office:value-type="float" office:value="10.6792452830189" calcext:value-type="float">
            <text:p>10.679245283</text:p>
          </table:table-cell>
          <table:table-cell table:number-columns-repeated="2"/>
          <table:table-cell table:number-columns-repeated="2" office:value-type="float" office:value="10.6792452830189" calcext:value-type="float">
            <text:p>10.679245283</text:p>
          </table:table-cell>
          <table:table-cell table:number-columns-repeated="3"/>
          <table:table-cell table:style-name="ce18" office:value-type="float" office:value="17.6875" calcext:value-type="float">
            <text:p>17.6875</text:p>
          </table:table-cell>
          <table:table-cell office:value-type="float" office:value="10.4" calcext:value-type="float">
            <text:p>10.4</text:p>
          </table:table-cell>
          <table:table-cell table:number-columns-repeated="5"/>
          <table:table-cell table:style-name="ce18" office:value-type="float" office:value="20" calcext:value-type="float">
            <text:p>20</text:p>
          </table:table-cell>
          <table:table-cell/>
          <table:table-cell office:value-type="float" office:value="7.95121951219512" calcext:value-type="float">
            <text:p>7.9512195122</text:p>
          </table:table-cell>
          <table:table-cell table:style-name="ce18" office:value-type="float" office:value="10.6857142857143" calcext:value-type="float">
            <text:p>10.6857142857</text:p>
          </table:table-cell>
          <table:table-cell table:number-columns-repeated="9"/>
          <table:table-cell table:style-name="ce18" office:value-type="float" office:value="10.6792452830189" calcext:value-type="float">
            <text:p>10.679245283</text:p>
          </table:table-cell>
          <table:table-cell table:number-columns-repeated="5"/>
          <table:table-cell office:value-type="float" office:value="10.6792452830189" calcext:value-type="float">
            <text:p>10.679245283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3" office:value-type="float" office:value="10.6792452830189" calcext:value-type="float">
            <text:p>10.679245283</text:p>
          </table:table-cell>
          <table:table-cell table:number-columns-repeated="3"/>
          <table:table-cell table:style-name="ce18" office:value-type="float" office:value="7.61643835616438" calcext:value-type="float">
            <text:p>7.6164383562</text:p>
          </table:table-cell>
          <table:table-cell table:number-columns-repeated="3"/>
          <table:table-cell office:value-type="float" office:value="10.6792452830189" calcext:value-type="float">
            <text:p>10.679245283</text:p>
          </table:table-cell>
          <table:table-cell/>
          <table:table-cell table:style-name="ce18" office:value-type="float" office:value="7.58333333333333" calcext:value-type="float">
            <text:p>7.5833333333</text:p>
          </table:table-cell>
          <table:table-cell table:number-columns-repeated="3"/>
          <table:table-cell office:value-type="float" office:value="10.4711538461538" calcext:value-type="float">
            <text:p>10.4711538462</text:p>
          </table:table-cell>
          <table:table-cell/>
          <table:table-cell office:value-type="float" office:value="10.443156424581" calcext:value-type="float">
            <text:p>10.4431564246</text:p>
          </table:table-cell>
        </table:table-row>
        <table:table-row table:style-name="ro2">
          <table:table-cell office:value-type="string" calcext:value-type="string">
            <text:p>GGA_BHC_BAY407554</text:p>
          </table:table-cell>
          <table:table-cell office:value-type="string" calcext:value-type="string">
            <text:p>CCOC(=O)C(=O)Nc1cc(C)c(Oc2ccc(O)c(c2)C(O)c2ccc(F)cc2)c(C)c1</text:p>
          </table:table-cell>
          <table:table-cell table:style-name="ce13" office:value-type="float" office:value="3.125" calcext:value-type="float">
            <text:p>3.125</text:p>
          </table:table-cell>
          <table:table-cell table:number-columns-repeated="2"/>
          <table:table-cell table:number-columns-repeated="2" office:value-type="float" office:value="3.125" calcext:value-type="float">
            <text:p>3.125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3.125" calcext:value-type="float">
            <text:p>3.125</text:p>
          </table:table-cell>
          <table:table-cell table:number-columns-repeated="3"/>
          <table:table-cell office:value-type="float" office:value="3.125" calcext:value-type="float">
            <text:p>3.125</text:p>
          </table:table-cell>
          <table:table-cell/>
          <table:table-cell office:value-type="float" office:value="3.125" calcext:value-type="float">
            <text:p>3.125</text:p>
          </table:table-cell>
          <table:table-cell table:number-columns-repeated="2"/>
          <table:table-cell table:number-columns-repeated="2" office:value-type="float" office:value="3.125" calcext:value-type="float">
            <text:p>3.12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3.125" calcext:value-type="float">
            <text:p>3.125</text:p>
          </table:table-cell>
          <table:table-cell table:number-columns-repeated="16"/>
          <table:table-cell office:value-type="float" office:value="3.125" calcext:value-type="float">
            <text:p>3.125</text:p>
          </table:table-cell>
          <table:table-cell/>
          <table:table-cell table:number-columns-repeated="3" office:value-type="float" office:value="3.125" calcext:value-type="float">
            <text:p>3.125</text:p>
          </table:table-cell>
          <table:table-cell table:number-columns-repeated="2"/>
          <table:table-cell table:style-name="ce18" office:value-type="float" office:value="3.125" calcext:value-type="float">
            <text:p>3.125</text:p>
          </table:table-cell>
          <table:table-cell table:style-name="ce18" office:value-type="float" office:value="2.08333333333333" calcext:value-type="float">
            <text:p>2.0833333333</text:p>
          </table:table-cell>
          <table:table-cell table:number-columns-repeated="3"/>
          <table:table-cell office:value-type="float" office:value="3.125" calcext:value-type="float">
            <text:p>3.125</text:p>
          </table:table-cell>
          <table:table-cell table:style-name="ce18" office:value-type="float" office:value="3.125" calcext:value-type="float">
            <text:p>3.12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/>
          <table:table-cell office:value-type="float" office:value="3.08223684210526" calcext:value-type="float">
            <text:p>3.0822368421</text:p>
          </table:table-cell>
        </table:table-row>
        <table:table-row table:style-name="ro2">
          <table:table-cell office:value-type="string" calcext:value-type="string">
            <text:p>GGA_BHC_BAY413407</text:p>
          </table:table-cell>
          <table:table-cell office:value-type="string" calcext:value-type="string">
            <text:p>CCOC(=O)C(=O)Nc1cc(C)c(Oc2ccc(O)c(c2)C(O)c2ccc(F)cc2)c(C)c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7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18" office:value-type="float" office:value="6.25" calcext:value-type="float">
            <text:p>6.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.694444444444444" calcext:value-type="float">
            <text:p>0.6944444444</text:p>
          </table:table-cell>
        </table:table-row>
        <table:table-row table:style-name="ro2">
          <table:table-cell office:value-type="string" calcext:value-type="string">
            <text:p>GGA_BHC_BAY449585</text:p>
          </table:table-cell>
          <table:table-cell office:value-type="string" calcext:value-type="string">
            <text:p>CCOC(=O)C(=O)Nc1cc(C)c(Oc2ccc(O)c(c2)C(O)c2ccc(F)cc2)c(C)c1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/>
          <table:table-cell office:value-type="float" office:value="52.5" calcext:value-type="float">
            <text:p>52.5</text:p>
          </table:table-cell>
          <table:table-cell table:number-columns-repeated="2"/>
          <table:table-cell table:number-columns-repeated="2" office:value-type="float" office:value="52.5" calcext:value-type="float">
            <text:p>52.5</text:p>
          </table:table-cell>
          <table:table-cell table:number-columns-repeated="3"/>
          <table:table-cell table:style-name="ce18" office:value-type="float" office:value="52.5" calcext:value-type="float">
            <text:p>52.5</text:p>
          </table:table-cell>
          <table:table-cell office:value-type="float" office:value="52.5" calcext:value-type="float">
            <text:p>52.5</text:p>
          </table:table-cell>
          <table:table-cell table:number-columns-repeated="7"/>
          <table:table-cell office:value-type="float" office:value="52.5" calcext:value-type="float">
            <text:p>52.5</text:p>
          </table:table-cell>
          <table:table-cell table:style-name="ce18" office:value-type="float" office:value="53.3333333333333" calcext:value-type="float">
            <text:p>53.3333333333</text:p>
          </table:table-cell>
          <table:table-cell table:number-columns-repeated="9"/>
          <table:table-cell table:style-name="ce18" office:value-type="float" office:value="52.5" calcext:value-type="float">
            <text:p>52.5</text:p>
          </table:table-cell>
          <table:table-cell table:number-columns-repeated="5"/>
          <table:table-cell office:value-type="float" office:value="52.5" calcext:value-type="float">
            <text:p>52.5</text:p>
          </table:table-cell>
          <table:table-cell/>
          <table:table-cell table:number-columns-repeated="3" office:value-type="float" office:value="52.5" calcext:value-type="float">
            <text:p>52.5</text:p>
          </table:table-cell>
          <table:table-cell table:number-columns-repeated="7"/>
          <table:table-cell office:value-type="float" office:value="52.5" calcext:value-type="float">
            <text:p>52.5</text:p>
          </table:table-cell>
          <table:table-cell table:number-columns-repeated="5"/>
          <table:table-cell office:value-type="float" office:value="52.5" calcext:value-type="float">
            <text:p>52.5</text:p>
          </table:table-cell>
          <table:table-cell/>
          <table:table-cell office:value-type="float" office:value="52.3611111111111" calcext:value-type="float">
            <text:p>52.3611111111</text:p>
          </table:table-cell>
        </table:table-row>
        <table:table-row table:style-name="ro2">
          <table:table-cell office:value-type="string" calcext:value-type="string">
            <text:p>GGA_BHC_BAY549085</text:p>
          </table:table-cell>
          <table:table-cell office:value-type="string" calcext:value-type="string">
            <text:p>CCOC(=O)C(=O)Nc1cc(C)c(Oc2ccc(O)c(c2)C(O)c2ccc(F)cc2)c(C)c1</text:p>
          </table:table-cell>
          <table:table-cell table:style-name="ce13" office:value-type="float" office:value="16.1909090909091" calcext:value-type="float">
            <text:p>16.1909090909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style-name="ce18" office:value-type="float" office:value="40" calcext:value-type="float">
            <text:p>40</text:p>
          </table:table-cell>
          <table:table-cell table:number-columns-repeated="15"/>
          <table:table-cell table:style-name="ce17"/>
          <table:table-cell/>
          <table:table-cell table:style-name="ce17" table:number-columns-repeated="3"/>
          <table:table-cell table:number-columns-repeated="6"/>
          <table:table-cell table:style-name="ce18" office:value-type="float" office:value="16.1517353579176" calcext:value-type="float">
            <text:p>16.1517353579</text:p>
          </table:table-cell>
          <table:table-cell table:style-name="ce17"/>
          <table:table-cell table:number-columns-repeated="5"/>
          <table:table-cell table:style-name="ce17"/>
          <table:table-cell/>
          <table:table-cell office:value-type="float" office:value="16.1971320346321" calcext:value-type="float">
            <text:p>16.1971320346</text:p>
          </table:table-cell>
        </table:table-row>
        <table:table-row table:style-name="ro2">
          <table:table-cell office:value-type="string" calcext:value-type="string">
            <text:p>GGA_BHC_BAY549696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table:style-name="ce17"/>
          <table:table-cell table:number-columns-repeated="3"/>
          <table:table-cell office:value-type="float" office:value="107.5" calcext:value-type="float">
            <text:p>107.5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/>
          <table:table-cell office:value-type="float" office:value="107.5" calcext:value-type="float">
            <text:p>107.5</text:p>
          </table:table-cell>
          <table:table-cell table:number-columns-repeated="2"/>
          <table:table-cell table:number-columns-repeated="2" office:value-type="float" office:value="107.5" calcext:value-type="float">
            <text:p>107.5</text:p>
          </table:table-cell>
          <table:table-cell table:number-columns-repeated="3"/>
          <table:table-cell table:style-name="ce18" office:value-type="float" office:value="107.5" calcext:value-type="float">
            <text:p>107.5</text:p>
          </table:table-cell>
          <table:table-cell office:value-type="float" office:value="107.5" calcext:value-type="float">
            <text:p>107.5</text:p>
          </table:table-cell>
          <table:table-cell table:number-columns-repeated="7"/>
          <table:table-cell office:value-type="float" office:value="107.5" calcext:value-type="float">
            <text:p>107.5</text:p>
          </table:table-cell>
          <table:table-cell table:style-name="ce18" office:value-type="float" office:value="107.5" calcext:value-type="float">
            <text:p>107.5</text:p>
          </table:table-cell>
          <table:table-cell table:number-columns-repeated="9"/>
          <table:table-cell table:style-name="ce18" office:value-type="float" office:value="80" calcext:value-type="float">
            <text:p>80</text:p>
          </table:table-cell>
          <table:table-cell table:number-columns-repeated="5"/>
          <table:table-cell office:value-type="float" office:value="107.5" calcext:value-type="float">
            <text:p>107.5</text:p>
          </table:table-cell>
          <table:table-cell/>
          <table:table-cell table:number-columns-repeated="3" office:value-type="float" office:value="107.5" calcext:value-type="float">
            <text:p>107.5</text:p>
          </table:table-cell>
          <table:table-cell table:number-columns-repeated="6"/>
          <table:table-cell table:style-name="ce18" office:value-type="float" office:value="34.25" calcext:value-type="float">
            <text:p>34.25</text:p>
          </table:table-cell>
          <table:table-cell office:value-type="float" office:value="107.5" calcext:value-type="float">
            <text:p>107.5</text:p>
          </table:table-cell>
          <table:table-cell table:number-columns-repeated="5"/>
          <table:table-cell office:value-type="float" office:value="107.5" calcext:value-type="float">
            <text:p>107.5</text:p>
          </table:table-cell>
          <table:table-cell/>
          <table:table-cell office:value-type="float" office:value="105.654513888889" calcext:value-type="float">
            <text:p>105.6545138889</text:p>
          </table:table-cell>
        </table:table-row>
        <table:table-row table:style-name="ro2">
          <table:table-cell office:value-type="string" calcext:value-type="string">
            <text:p>GGA_BHC_BAY549801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table:style-name="ce17"/>
          <table:table-cell table:number-columns-repeated="3"/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/>
          <table:table-cell office:value-type="float" office:value="53.75" calcext:value-type="float">
            <text:p>53.75</text:p>
          </table:table-cell>
          <table:table-cell table:number-columns-repeated="2"/>
          <table:table-cell table:number-columns-repeated="2" office:value-type="float" office:value="53.75" calcext:value-type="float">
            <text:p>53.75</text:p>
          </table:table-cell>
          <table:table-cell table:number-columns-repeated="3"/>
          <table:table-cell table:style-name="ce18" office:value-type="float" office:value="53.75" calcext:value-type="float">
            <text:p>53.75</text:p>
          </table:table-cell>
          <table:table-cell office:value-type="float" office:value="53.75" calcext:value-type="float">
            <text:p>53.75</text:p>
          </table:table-cell>
          <table:table-cell table:number-columns-repeated="7"/>
          <table:table-cell office:value-type="float" office:value="53.75" calcext:value-type="float">
            <text:p>53.75</text:p>
          </table:table-cell>
          <table:table-cell table:style-name="ce18" office:value-type="float" office:value="53.75" calcext:value-type="float">
            <text:p>53.75</text:p>
          </table:table-cell>
          <table:table-cell table:number-columns-repeated="9"/>
          <table:table-cell table:style-name="ce18" office:value-type="float" office:value="81.1111111111111" calcext:value-type="float">
            <text:p>81.1111111111</text:p>
          </table:table-cell>
          <table:table-cell table:number-columns-repeated="5"/>
          <table:table-cell office:value-type="float" office:value="53.75" calcext:value-type="float">
            <text:p>53.75</text:p>
          </table:table-cell>
          <table:table-cell/>
          <table:table-cell office:value-type="float" office:value="54.2857142857143" calcext:value-type="float">
            <text:p>54.2857142857</text:p>
          </table:table-cell>
          <table:table-cell table:number-columns-repeated="2" office:value-type="float" office:value="53.75" calcext:value-type="float">
            <text:p>53.75</text:p>
          </table:table-cell>
          <table:table-cell table:number-columns-repeated="7"/>
          <table:table-cell office:value-type="float" office:value="53.75" calcext:value-type="float">
            <text:p>53.75</text:p>
          </table:table-cell>
          <table:table-cell table:number-columns-repeated="5"/>
          <table:table-cell office:value-type="float" office:value="53.75" calcext:value-type="float">
            <text:p>53.75</text:p>
          </table:table-cell>
          <table:table-cell/>
          <table:table-cell office:value-type="float" office:value="55.4861111111111" calcext:value-type="float">
            <text:p>55.4861111111</text:p>
          </table:table-cell>
        </table:table-row>
        <table:table-row table:style-name="ro2">
          <table:table-cell office:value-type="string" calcext:value-type="string">
            <text:p>GGA_BHC_BAY582657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18" office:value-type="float" office:value="7" calcext:value-type="float">
            <text:p>7</text:p>
          </table:table-cell>
          <table:table-cell table:style-name="ce17"/>
          <table:table-cell table:number-columns-repeated="7"/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9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office:value-type="float" office:value="7.71428571428571" calcext:value-type="float">
            <text:p>7.7142857143</text:p>
          </table:table-cell>
          <table:table-cell/>
          <table:table-cell office:value-type="float" office:value="11.7777777777778" calcext:value-type="float">
            <text:p>11.777777777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.33333333333333" calcext:value-type="float">
            <text:p>7.3333333333</text:p>
          </table:table-cell>
        </table:table-row>
        <table:table-row table:style-name="ro2">
          <table:table-cell office:value-type="string" calcext:value-type="string">
            <text:p>GGA_BHC_BAY591762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.71428571428571" calcext:value-type="float">
            <text:p>7.71428571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6.44444444444444" calcext:value-type="float">
            <text:p>6.4444444444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GA_BHC_BAY597939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458.915" calcext:value-type="float">
            <text:p>458.915</text:p>
          </table:table-cell>
          <table:table-cell office:value-type="float" office:value="319.012857142857" calcext:value-type="float">
            <text:p>319.0128571429</text:p>
          </table:table-cell>
          <table:table-cell table:number-columns-repeated="3"/>
          <table:table-cell office:value-type="float" office:value="458.915" calcext:value-type="float">
            <text:p>458.915</text:p>
          </table:table-cell>
          <table:table-cell table:number-columns-repeated="3"/>
          <table:table-cell office:value-type="float" office:value="458.915" calcext:value-type="float">
            <text:p>458.915</text:p>
          </table:table-cell>
          <table:table-cell table:number-columns-repeated="3"/>
          <table:table-cell office:value-type="float" office:value="458.915" calcext:value-type="float">
            <text:p>458.915</text:p>
          </table:table-cell>
          <table:table-cell/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8.915" calcext:value-type="float">
            <text:p>458.915</text:p>
          </table:table-cell>
          <table:table-cell table:number-columns-repeated="3"/>
          <table:table-cell table:style-name="ce18" office:value-type="float" office:value="458.915" calcext:value-type="float">
            <text:p>458.915</text:p>
          </table:table-cell>
          <table:table-cell office:value-type="float" office:value="458.915" calcext:value-type="float">
            <text:p>458.915</text:p>
          </table:table-cell>
          <table:table-cell table:number-columns-repeated="5"/>
          <table:table-cell table:style-name="ce18" office:value-type="float" office:value="458.915" calcext:value-type="float">
            <text:p>458.915</text:p>
          </table:table-cell>
          <table:table-cell/>
          <table:table-cell office:value-type="float" office:value="458.915" calcext:value-type="float">
            <text:p>458.915</text:p>
          </table:table-cell>
          <table:table-cell table:style-name="ce18" office:value-type="float" office:value="471.248571428571" calcext:value-type="float">
            <text:p>471.2485714286</text:p>
          </table:table-cell>
          <table:table-cell table:number-columns-repeated="9"/>
          <table:table-cell table:style-name="ce18" office:value-type="float" office:value="458.915" calcext:value-type="float">
            <text:p>458.915</text:p>
          </table:table-cell>
          <table:table-cell table:number-columns-repeated="5"/>
          <table:table-cell table:style-name="ce17"/>
          <table:table-cell/>
          <table:table-cell table:style-name="ce17"/>
          <table:table-cell office:value-type="float" office:value="458.915" calcext:value-type="float">
            <text:p>458.915</text:p>
          </table:table-cell>
          <table:table-cell table:style-name="ce17"/>
          <table:table-cell table:number-columns-repeated="7"/>
          <table:table-cell office:value-type="float" office:value="458.915" calcext:value-type="float">
            <text:p>458.915</text:p>
          </table:table-cell>
          <table:table-cell table:number-columns-repeated="5"/>
          <table:table-cell office:value-type="float" office:value="458.915" calcext:value-type="float">
            <text:p>458.915</text:p>
          </table:table-cell>
          <table:table-cell/>
          <table:table-cell office:value-type="float" office:value="447.571344537815" calcext:value-type="float">
            <text:p>447.5713445378</text:p>
          </table:table-cell>
        </table:table-row>
        <table:table-row table:style-name="ro2">
          <table:table-cell office:value-type="string" calcext:value-type="string">
            <text:p>GGA_BHC_BAY602770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.037037037037" calcext:value-type="float">
            <text:p>10.037037037</text:p>
          </table:table-cell>
          <table:table-cell office:value-type="float" office:value="36.0041818181818" calcext:value-type="float">
            <text:p>36.0041818182</text:p>
          </table:table-cell>
          <table:table-cell table:number-columns-repeated="3"/>
          <table:table-cell office:value-type="float" office:value="10.037037037037" calcext:value-type="float">
            <text:p>10.037037037</text:p>
          </table:table-cell>
          <table:table-cell table:number-columns-repeated="3"/>
          <table:table-cell office:value-type="float" office:value="10.037037037037" calcext:value-type="float">
            <text:p>10.037037037</text:p>
          </table:table-cell>
          <table:table-cell table:number-columns-repeated="3"/>
          <table:table-cell office:value-type="float" office:value="10.037037037037" calcext:value-type="float">
            <text:p>10.037037037</text:p>
          </table:table-cell>
          <table:table-cell/>
          <table:table-cell office:value-type="float" office:value="9.66037735849057" calcext:value-type="float">
            <text:p>9.6603773585</text:p>
          </table:table-cell>
          <table:table-cell table:number-columns-repeated="2"/>
          <table:table-cell office:value-type="float" office:value="10.037037037037" calcext:value-type="float">
            <text:p>10.037037037</text:p>
          </table:table-cell>
          <table:table-cell office:value-type="float" office:value="10.0377358490566" calcext:value-type="float">
            <text:p>10.0377358491</text:p>
          </table:table-cell>
          <table:table-cell table:number-columns-repeated="4"/>
          <table:table-cell office:value-type="float" office:value="10.037037037037" calcext:value-type="float">
            <text:p>10.037037037</text:p>
          </table:table-cell>
          <table:table-cell table:number-columns-repeated="7"/>
          <table:table-cell office:value-type="float" office:value="10.037037037037" calcext:value-type="float">
            <text:p>10.037037037</text:p>
          </table:table-cell>
          <table:table-cell table:number-columns-repeated="16"/>
          <table:table-cell office:value-type="float" office:value="10.037037037037" calcext:value-type="float">
            <text:p>10.037037037</text:p>
          </table:table-cell>
          <table:table-cell/>
          <table:table-cell office:value-type="float" office:value="9.66037735849057" calcext:value-type="float">
            <text:p>9.6603773585</text:p>
          </table:table-cell>
          <table:table-cell office:value-type="float" office:value="10.037037037037" calcext:value-type="float">
            <text:p>10.037037037</text:p>
          </table:table-cell>
          <table:table-cell office:value-type="float" office:value="9.66037735849057" calcext:value-type="float">
            <text:p>9.6603773585</text:p>
          </table:table-cell>
          <table:table-cell table:number-columns-repeated="7"/>
          <table:table-cell office:value-type="float" office:value="10.037037037037" calcext:value-type="float">
            <text:p>10.037037037</text:p>
          </table:table-cell>
          <table:table-cell table:number-columns-repeated="5"/>
          <table:table-cell office:value-type="float" office:value="10.037037037037" calcext:value-type="float">
            <text:p>10.037037037</text:p>
          </table:table-cell>
          <table:table-cell/>
          <table:table-cell office:value-type="float" office:value="11.6262833914053" calcext:value-type="float">
            <text:p>11.6262833914</text:p>
          </table:table-cell>
        </table:table-row>
        <table:table-row table:style-name="ro2">
          <table:table-cell office:value-type="string" calcext:value-type="string">
            <text:p>GGA_BHC_BAY604241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10.75" calcext:value-type="float">
            <text:p>10.75</text:p>
          </table:table-cell>
          <table:table-cell table:number-columns-repeated="2"/>
          <table:table-cell table:number-columns-repeated="2" office:value-type="float" office:value="10.75" calcext:value-type="float">
            <text:p>10.75</text:p>
          </table:table-cell>
          <table:table-cell table:style-name="ce18" office:value-type="float" office:value="10.75" calcext:value-type="float">
            <text:p>10.75</text:p>
          </table:table-cell>
          <table:table-cell table:number-columns-repeated="2"/>
          <table:table-cell office:value-type="float" office:value="10.75" calcext:value-type="float">
            <text:p>10.75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/>
          <table:table-cell office:value-type="float" office:value="10.75" calcext:value-type="float">
            <text:p>10.75</text:p>
          </table:table-cell>
          <table:table-cell table:number-columns-repeated="2"/>
          <table:table-cell table:number-columns-repeated="2" office:value-type="float" office:value="10.75" calcext:value-type="float">
            <text:p>10.75</text:p>
          </table:table-cell>
          <table:table-cell table:number-columns-repeated="3"/>
          <table:table-cell table:style-name="ce18" office:value-type="float" office:value="10.75" calcext:value-type="float">
            <text:p>10.75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  <table:table-cell table:style-name="ce18" office:value-type="float" office:value="10.75" calcext:value-type="float">
            <text:p>10.75</text:p>
          </table:table-cell>
          <table:table-cell/>
          <table:table-cell office:value-type="float" office:value="10.75" calcext:value-type="float">
            <text:p>10.75</text:p>
          </table:table-cell>
          <table:table-cell table:style-name="ce18" office:value-type="float" office:value="10.75" calcext:value-type="float">
            <text:p>10.75</text:p>
          </table:table-cell>
          <table:table-cell table:number-columns-repeated="9"/>
          <table:table-cell table:style-name="ce18" office:value-type="float" office:value="10.75" calcext:value-type="float">
            <text:p>10.75</text:p>
          </table:table-cell>
          <table:table-cell table:number-columns-repeated="5"/>
          <table:table-cell office:value-type="float" office:value="10.75" calcext:value-type="float">
            <text:p>10.75</text:p>
          </table:table-cell>
          <table:table-cell/>
          <table:table-cell table:number-columns-repeated="3" office:value-type="float" office:value="10.75" calcext:value-type="float">
            <text:p>10.75</text:p>
          </table:table-cell>
          <table:table-cell table:number-columns-repeated="3"/>
          <table:table-cell table:style-name="ce18" office:value-type="float" office:value="10.75" calcext:value-type="float">
            <text:p>10.75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8" office:value-type="float" office:value="10.75" calcext:value-type="float">
            <text:p>10.75</text:p>
          </table:table-cell>
          <table:table-cell table:number-columns-repeated="4"/>
          <table:table-cell office:value-type="float" office:value="10.75" calcext:value-type="float">
            <text:p>10.75</text:p>
          </table:table-cell>
          <table:table-cell/>
          <table:table-cell office:value-type="float" office:value="10.75" calcext:value-type="float">
            <text:p>10.75</text:p>
          </table:table-cell>
        </table:table-row>
        <table:table-row table:style-name="ro2">
          <table:table-cell office:value-type="string" calcext:value-type="string">
            <text:p>GGA_BHC_BAY604552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3333333333333" calcext:value-type="float">
            <text:p>13.3333333333</text:p>
          </table:table-cell>
          <table:table-cell table:number-columns-repeated="3"/>
          <table:table-cell table:style-name="ce1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18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9"/>
          <table:table-cell table:style-name="ce18"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19.6666666666667" calcext:value-type="float">
            <text:p>19.6666666667</text:p>
          </table:table-cell>
        </table:table-row>
        <table:table-row table:style-name="ro2">
          <table:table-cell office:value-type="string" calcext:value-type="string">
            <text:p>GGA_BHC_BAY605091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.7142857142857" calcext:value-type="float">
            <text:p>15.7142857143</text:p>
          </table:table-cell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9"/>
          <table:table-cell table:style-name="ce18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.462962962963" calcext:value-type="float">
            <text:p>10.462962963</text:p>
          </table:table-cell>
        </table:table-row>
        <table:table-row table:style-name="ro2">
          <table:table-cell office:value-type="string" calcext:value-type="string">
            <text:p>GGA_BHC_BAY605521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41.6666666666667" calcext:value-type="float">
            <text:p>41.6666666667</text:p>
          </table:table-cell>
          <table:table-cell table:number-columns-repeated="2"/>
          <table:table-cell table:number-columns-repeated="2" office:value-type="float" office:value="52.7777777777778" calcext:value-type="float">
            <text:p>52.7777777778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3"/>
          <table:table-cell office:value-type="float" office:value="52.7777777777778" calcext:value-type="float">
            <text:p>52.7777777778</text:p>
          </table:table-cell>
          <table:table-cell table:number-columns-repeated="3"/>
          <table:table-cell office:value-type="float" office:value="52.7777777777778" calcext:value-type="float">
            <text:p>52.7777777778</text:p>
          </table:table-cell>
          <table:table-cell/>
          <table:table-cell office:value-type="float" office:value="52.7777777777778" calcext:value-type="float">
            <text:p>52.7777777778</text:p>
          </table:table-cell>
          <table:table-cell table:number-columns-repeated="2"/>
          <table:table-cell table:number-columns-repeated="2" office:value-type="float" office:value="52.7777777777778" calcext:value-type="float">
            <text:p>52.7777777778</text:p>
          </table:table-cell>
          <table:table-cell table:number-columns-repeated="3"/>
          <table:table-cell table:style-name="ce18" office:value-type="float" office:value="56.25" calcext:value-type="float">
            <text:p>56.25</text:p>
          </table:table-cell>
          <table:table-cell office:value-type="float" office:value="58.3333333333333" calcext:value-type="float">
            <text:p>58.3333333333</text:p>
          </table:table-cell>
          <table:table-cell table:number-columns-repeated="5"/>
          <table:table-cell table:style-name="ce18" office:value-type="float" office:value="52.7777777777778" calcext:value-type="float">
            <text:p>52.7777777778</text:p>
          </table:table-cell>
          <table:table-cell/>
          <table:table-cell office:value-type="float" office:value="52.7777777777778" calcext:value-type="float">
            <text:p>52.7777777778</text:p>
          </table:table-cell>
          <table:table-cell table:style-name="ce18" office:value-type="float" office:value="47.5" calcext:value-type="float">
            <text:p>47.5</text:p>
          </table:table-cell>
          <table:table-cell table:number-columns-repeated="9"/>
          <table:table-cell table:style-name="ce18" office:value-type="float" office:value="52.7777777777778" calcext:value-type="float">
            <text:p>52.7777777778</text:p>
          </table:table-cell>
          <table:table-cell table:number-columns-repeated="5"/>
          <table:table-cell office:value-type="float" office:value="52.7777777777778" calcext:value-type="float">
            <text:p>52.7777777778</text:p>
          </table:table-cell>
          <table:table-cell/>
          <table:table-cell table:number-columns-repeated="3" office:value-type="float" office:value="52.7777777777778" calcext:value-type="float">
            <text:p>52.7777777778</text:p>
          </table:table-cell>
          <table:table-cell table:number-columns-repeated="7"/>
          <table:table-cell office:value-type="float" office:value="52.7777777777778" calcext:value-type="float">
            <text:p>52.7777777778</text:p>
          </table:table-cell>
          <table:table-cell table:number-columns-repeated="5"/>
          <table:table-cell office:value-type="float" office:value="52.7777777777778" calcext:value-type="float">
            <text:p>52.7777777778</text:p>
          </table:table-cell>
          <table:table-cell/>
          <table:table-cell office:value-type="float" office:value="52.6388888888889" calcext:value-type="float">
            <text:p>52.6388888889</text:p>
          </table:table-cell>
        </table:table-row>
        <table:table-row table:style-name="ro2">
          <table:table-cell office:value-type="string" calcext:value-type="string">
            <text:p>GGA_BHC_BAY607550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/>
          <table:table-cell office:value-type="float" office:value="16.25" calcext:value-type="float">
            <text:p>16.25</text:p>
          </table:table-cell>
          <table:table-cell table:number-columns-repeated="2"/>
          <table:table-cell office:value-type="float" office:value="17.8571428571429" calcext:value-type="float">
            <text:p>17.8571428571</text:p>
          </table:table-cell>
          <table:table-cell office:value-type="float" office:value="16.25" calcext:value-type="float">
            <text:p>16.25</text:p>
          </table:table-cell>
          <table:table-cell table:number-columns-repeated="3"/>
          <table:table-cell table:style-name="ce18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7"/>
          <table:table-cell office:value-type="float" office:value="16.25" calcext:value-type="float">
            <text:p>16.25</text:p>
          </table:table-cell>
          <table:table-cell table:number-columns-repeated="16"/>
          <table:table-cell office:value-type="float" office:value="12.1428571428571" calcext:value-type="float">
            <text:p>12.1428571429</text:p>
          </table:table-cell>
          <table:table-cell/>
          <table:table-cell table:number-columns-repeated="3" office:value-type="float" office:value="16.25" calcext:value-type="float">
            <text:p>16.25</text:p>
          </table:table-cell>
          <table:table-cell table:number-columns-repeated="7"/>
          <table:table-cell office:value-type="float" office:value="16.25" calcext:value-type="float">
            <text:p>16.25</text:p>
          </table:table-cell>
          <table:table-cell table:number-columns-repeated="5"/>
          <table:table-cell office:value-type="float" office:value="16.25" calcext:value-type="float">
            <text:p>16.25</text:p>
          </table:table-cell>
          <table:table-cell/>
          <table:table-cell office:value-type="float" office:value="16.1811023622047" calcext:value-type="float">
            <text:p>16.1811023622</text:p>
          </table:table-cell>
        </table:table-row>
        <table:table-row table:style-name="ro2">
          <table:table-cell office:value-type="string" calcext:value-type="string">
            <text:p>GGA_BHC_BAY629069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77.5" calcext:value-type="float">
            <text:p>77.5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table:number-columns-repeated="3"/>
          <table:table-cell office:value-type="float" office:value="88.5714285714286" calcext:value-type="float">
            <text:p>88.5714285714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/>
          <table:table-cell office:value-type="float" office:value="77.5" calcext:value-type="float">
            <text:p>77.5</text:p>
          </table:table-cell>
          <table:table-cell table:number-columns-repeated="2"/>
          <table:table-cell table:number-columns-repeated="2" office:value-type="float" office:value="77.5" calcext:value-type="float">
            <text:p>77.5</text:p>
          </table:table-cell>
          <table:table-cell table:number-columns-repeated="3"/>
          <table:table-cell table:style-name="ce18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table:number-columns-repeated="16"/>
          <table:table-cell office:value-type="float" office:value="73.8888888888889" calcext:value-type="float">
            <text:p>73.8888888889</text:p>
          </table:table-cell>
          <table:table-cell/>
          <table:table-cell table:number-columns-repeated="3" office:value-type="float" office:value="77.5" calcext:value-type="float">
            <text:p>77.5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table:number-columns-repeated="5"/>
          <table:table-cell office:value-type="float" office:value="77.5" calcext:value-type="float">
            <text:p>77.5</text:p>
          </table:table-cell>
          <table:table-cell/>
          <table:table-cell office:value-type="float" office:value="77.78125" calcext:value-type="float">
            <text:p>77.78125</text:p>
          </table:table-cell>
        </table:table-row>
        <table:table-row table:style-name="ro2">
          <table:table-cell office:value-type="string" calcext:value-type="string">
            <text:p>GGA_BHC_BAY632149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14.285714285714" calcext:value-type="float">
            <text:p>214.2857142857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8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5"/>
          <table:table-cell table:style-name="ce18" office:value-type="float" office:value="250" calcext:value-type="float">
            <text:p>250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9"/>
          <table:table-cell table:style-name="ce18" office:value-type="float" office:value="250" calcext:value-type="float">
            <text:p>250</text:p>
          </table:table-cell>
          <table:table-cell table:number-columns-repeated="5"/>
          <table:table-cell table:style-name="ce17"/>
          <table:table-cell/>
          <table:table-cell table:style-name="ce17"/>
          <table:table-cell office:value-type="float" office:value="250" calcext:value-type="float">
            <text:p>250</text:p>
          </table:table-cell>
          <table:table-cell table:style-name="ce17"/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/>
          <table:table-cell office:value-type="float" office:value="241.477272727273" calcext:value-type="float">
            <text:p>241.4772727273</text:p>
          </table:table-cell>
        </table:table-row>
        <table:table-row table:style-name="ro2">
          <table:table-cell office:value-type="string" calcext:value-type="string">
            <text:p>GGA_BHC_BAY647664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1.9375" calcext:value-type="float">
            <text:p>1.9375</text:p>
          </table:table-cell>
          <table:table-cell table:number-columns-repeated="2"/>
          <table:table-cell office:value-type="float" office:value="1.9375" calcext:value-type="float">
            <text:p>1.9375</text:p>
          </table:table-cell>
          <table:table-cell office:value-type="float" office:value="29.5" calcext:value-type="float">
            <text:p>29.5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.9375" calcext:value-type="float">
            <text:p>1.9375</text:p>
          </table:table-cell>
          <table:table-cell table:number-columns-repeated="3"/>
          <table:table-cell office:value-type="float" office:value="1.9375" calcext:value-type="float">
            <text:p>1.9375</text:p>
          </table:table-cell>
          <table:table-cell/>
          <table:table-cell office:value-type="float" office:value="1.9375" calcext:value-type="float">
            <text:p>1.9375</text:p>
          </table:table-cell>
          <table:table-cell table:number-columns-repeated="2"/>
          <table:table-cell table:number-columns-repeated="2" office:value-type="float" office:value="1.9375" calcext:value-type="float">
            <text:p>1.937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1.9375" calcext:value-type="float">
            <text:p>1.9375</text:p>
          </table:table-cell>
          <table:table-cell table:number-columns-repeated="16"/>
          <table:table-cell office:value-type="float" office:value="1.9375" calcext:value-type="float">
            <text:p>1.9375</text:p>
          </table:table-cell>
          <table:table-cell/>
          <table:table-cell table:number-columns-repeated="3" office:value-type="float" office:value="1.9375" calcext:value-type="float">
            <text:p>1.9375</text:p>
          </table:table-cell>
          <table:table-cell table:number-columns-repeated="2"/>
          <table:table-cell table:style-name="ce18" office:value-type="float" office:value="1.32142857142857" calcext:value-type="float">
            <text:p>1.3214285714</text:p>
          </table:table-cell>
          <table:table-cell table:style-name="ce18" office:value-type="float" office:value="1.9375" calcext:value-type="float">
            <text:p>1.9375</text:p>
          </table:table-cell>
          <table:table-cell table:number-columns-repeated="3"/>
          <table:table-cell office:value-type="float" office:value="1.9375" calcext:value-type="float">
            <text:p>1.9375</text:p>
          </table:table-cell>
          <table:table-cell table:style-name="ce18" office:value-type="float" office:value="1.9375" calcext:value-type="float">
            <text:p>1.9375</text:p>
          </table:table-cell>
          <table:table-cell table:number-columns-repeated="4"/>
          <table:table-cell office:value-type="float" office:value="1.9375" calcext:value-type="float">
            <text:p>1.9375</text:p>
          </table:table-cell>
          <table:table-cell/>
          <table:table-cell office:value-type="float" office:value="3.54111842105263" calcext:value-type="float">
            <text:p>3.5411184211</text:p>
          </table:table-cell>
        </table:table-row>
        <table:table-row table:style-name="ro2">
          <table:table-cell office:value-type="string" calcext:value-type="string">
            <text:p>GGA_BHC_BAY652520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53.75" calcext:value-type="float">
            <text:p>53.75</text:p>
          </table:table-cell>
          <table:table-cell table:number-columns-repeated="2"/>
          <table:table-cell table:number-columns-repeated="2" office:value-type="float" office:value="53.75" calcext:value-type="float">
            <text:p>53.75</text:p>
          </table:table-cell>
          <table:table-cell table:style-name="ce18" office:value-type="float" office:value="53.75" calcext:value-type="float">
            <text:p>53.75</text:p>
          </table:table-cell>
          <table:table-cell table:number-columns-repeated="2"/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/>
          <table:table-cell office:value-type="float" office:value="53.75" calcext:value-type="float">
            <text:p>53.75</text:p>
          </table:table-cell>
          <table:table-cell table:number-columns-repeated="2"/>
          <table:table-cell table:number-columns-repeated="2" office:value-type="float" office:value="53.75" calcext:value-type="float">
            <text:p>53.75</text:p>
          </table:table-cell>
          <table:table-cell table:number-columns-repeated="4"/>
          <table:table-cell office:value-type="float" office:value="53.75" calcext:value-type="float">
            <text:p>53.75</text:p>
          </table:table-cell>
          <table:table-cell table:number-columns-repeated="5"/>
          <table:table-cell table:style-name="ce18" office:value-type="float" office:value="53.75" calcext:value-type="float">
            <text:p>53.75</text:p>
          </table:table-cell>
          <table:table-cell/>
          <table:table-cell office:value-type="float" office:value="53.75" calcext:value-type="float">
            <text:p>53.75</text:p>
          </table:table-cell>
          <table:table-cell table:style-name="ce18" office:value-type="float" office:value="53.75" calcext:value-type="float">
            <text:p>53.75</text:p>
          </table:table-cell>
          <table:table-cell table:number-columns-repeated="15"/>
          <table:table-cell office:value-type="float" office:value="61.4285714285714" calcext:value-type="float">
            <text:p>61.4285714286</text:p>
          </table:table-cell>
          <table:table-cell/>
          <table:table-cell table:number-columns-repeated="3" office:value-type="float" office:value="53.75" calcext:value-type="float">
            <text:p>53.75</text:p>
          </table:table-cell>
          <table:table-cell table:number-columns-repeated="2"/>
          <table:table-cell table:style-name="ce18" office:value-type="float" office:value="6.25" calcext:value-type="float">
            <text:p>6.25</text:p>
          </table:table-cell>
          <table:table-cell table:style-name="ce18" office:value-type="float" office:value="53.75" calcext:value-type="float">
            <text:p>53.75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table:style-name="ce18" office:value-type="float" office:value="53.75" calcext:value-type="float">
            <text:p>53.75</text:p>
          </table:table-cell>
          <table:table-cell table:number-columns-repeated="4"/>
          <table:table-cell office:value-type="float" office:value="53.75" calcext:value-type="float">
            <text:p>53.75</text:p>
          </table:table-cell>
          <table:table-cell/>
          <table:table-cell office:value-type="float" office:value="53.7855113636364" calcext:value-type="float">
            <text:p>53.7855113636</text:p>
          </table:table-cell>
        </table:table-row>
        <table:table-row table:style-name="ro2">
          <table:table-cell office:value-type="string" calcext:value-type="string">
            <text:p>GGA_BHC_BAY675617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.7142857142857" calcext:value-type="float">
            <text:p>35.714285714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ce18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9"/>
          <table:table-cell table:style-name="ce18" office:value-type="float" office:value="35" calcext:value-type="float">
            <text:p>35</text:p>
          </table:table-cell>
          <table:table-cell table:number-columns-repeated="5"/>
          <table:table-cell office:value-type="float" office:value="31.1111111111111" calcext:value-type="float">
            <text:p>31.1111111111</text:p>
          </table:table-cell>
          <table:table-cell/>
          <table:table-cell table:number-columns-repeated="3" office:value-type="float" office:value="35" calcext:value-type="float">
            <text:p>3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office:value-type="float" office:value="34.8214285714286" calcext:value-type="float">
            <text:p>34.8214285714</text:p>
          </table:table-cell>
        </table:table-row>
        <table:table-row table:style-name="ro2">
          <table:table-cell office:value-type="string" calcext:value-type="string">
            <text:p>GGA_BHC_BAY685042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30.14125" calcext:value-type="float">
            <text:p>30.14125</text:p>
          </table:table-cell>
          <table:table-cell table:number-columns-repeated="3"/>
          <table:table-cell office:value-type="float" office:value="30.14125" calcext:value-type="float">
            <text:p>30.14125</text:p>
          </table:table-cell>
          <table:table-cell table:number-columns-repeated="3"/>
          <table:table-cell office:value-type="float" office:value="30.1255555555556" calcext:value-type="float">
            <text:p>30.1255555556</text:p>
          </table:table-cell>
          <table:table-cell table:number-columns-repeated="3"/>
          <table:table-cell office:value-type="float" office:value="32.5985714285714" calcext:value-type="float">
            <text:p>32.5985714286</text:p>
          </table:table-cell>
          <table:table-cell/>
          <table:table-cell office:value-type="float" office:value="30.14125" calcext:value-type="float">
            <text:p>30.14125</text:p>
          </table:table-cell>
          <table:table-cell table:number-columns-repeated="2"/>
          <table:table-cell table:number-columns-repeated="2" office:value-type="float" office:value="30.14125" calcext:value-type="float">
            <text:p>30.14125</text:p>
          </table:table-cell>
          <table:table-cell table:number-columns-repeated="3"/>
          <table:table-cell table:style-name="ce18" office:value-type="float" office:value="30.14125" calcext:value-type="float">
            <text:p>30.14125</text:p>
          </table:table-cell>
          <table:table-cell office:value-type="float" office:value="30.14125" calcext:value-type="float">
            <text:p>30.14125</text:p>
          </table:table-cell>
          <table:table-cell table:number-columns-repeated="5"/>
          <table:table-cell table:style-name="ce18" office:value-type="float" office:value="30.14125" calcext:value-type="float">
            <text:p>30.14125</text:p>
          </table:table-cell>
          <table:table-cell/>
          <table:table-cell office:value-type="float" office:value="30.14125" calcext:value-type="float">
            <text:p>30.14125</text:p>
          </table:table-cell>
          <table:table-cell table:style-name="ce18" office:value-type="float" office:value="30.14125" calcext:value-type="float">
            <text:p>30.14125</text:p>
          </table:table-cell>
          <table:table-cell table:number-columns-repeated="9"/>
          <table:table-cell table:style-name="ce18" office:value-type="float" office:value="30.14125" calcext:value-type="float">
            <text:p>30.14125</text:p>
          </table:table-cell>
          <table:table-cell table:number-columns-repeated="5"/>
          <table:table-cell office:value-type="float" office:value="30.14125" calcext:value-type="float">
            <text:p>30.14125</text:p>
          </table:table-cell>
          <table:table-cell/>
          <table:table-cell table:number-columns-repeated="3" office:value-type="float" office:value="30.14125" calcext:value-type="float">
            <text:p>30.14125</text:p>
          </table:table-cell>
          <table:table-cell table:number-columns-repeated="7"/>
          <table:table-cell office:value-type="float" office:value="30.14125" calcext:value-type="float">
            <text:p>30.14125</text:p>
          </table:table-cell>
          <table:table-cell table:number-columns-repeated="5"/>
          <table:table-cell office:value-type="float" office:value="30.14125" calcext:value-type="float">
            <text:p>30.14125</text:p>
          </table:table-cell>
          <table:table-cell/>
          <table:table-cell office:value-type="float" office:value="30.247875" calcext:value-type="float">
            <text:p>30.247875</text:p>
          </table:table-cell>
        </table:table-row>
        <table:table-row table:style-name="ro2">
          <table:table-cell office:value-type="string" calcext:value-type="string">
            <text:p>GGA_BHC_BAY729222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49.7142857142857" calcext:value-type="float">
            <text:p>49.7142857143</text:p>
          </table:table-cell>
          <table:table-cell table:number-columns-repeated="2"/>
          <table:table-cell table:number-columns-repeated="2" office:value-type="float" office:value="49.7142857142857" calcext:value-type="float">
            <text:p>49.7142857143</text:p>
          </table:table-cell>
          <table:table-cell table:style-name="ce18" office:value-type="float" office:value="49.7142857142857" calcext:value-type="float">
            <text:p>49.7142857143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49.7142857142857" calcext:value-type="float">
            <text:p>49.7142857143</text:p>
          </table:table-cell>
          <table:table-cell table:number-columns-repeated="3"/>
          <table:table-cell office:value-type="float" office:value="45.1175" calcext:value-type="float">
            <text:p>45.1175</text:p>
          </table:table-cell>
          <table:table-cell/>
          <table:table-cell office:value-type="float" office:value="49.7142857142857" calcext:value-type="float">
            <text:p>49.7142857143</text:p>
          </table:table-cell>
          <table:table-cell table:number-columns-repeated="2"/>
          <table:table-cell table:number-columns-repeated="2" office:value-type="float" office:value="49.7142857142857" calcext:value-type="float">
            <text:p>49.7142857143</text:p>
          </table:table-cell>
          <table:table-cell table:number-columns-repeated="3"/>
          <table:table-cell table:style-name="ce18" office:value-type="float" office:value="49.7142857142857" calcext:value-type="float">
            <text:p>49.7142857143</text:p>
          </table:table-cell>
          <table:table-cell table:style-name="ce17"/>
          <table:table-cell table:number-columns-repeated="5"/>
          <table:table-cell table:style-name="ce18" office:value-type="float" office:value="49.7142857142857" calcext:value-type="float">
            <text:p>49.7142857143</text:p>
          </table:table-cell>
          <table:table-cell/>
          <table:table-cell office:value-type="float" office:value="49.7142857142857" calcext:value-type="float">
            <text:p>49.7142857143</text:p>
          </table:table-cell>
          <table:table-cell table:style-name="ce18" office:value-type="float" office:value="49.7142857142857" calcext:value-type="float">
            <text:p>49.7142857143</text:p>
          </table:table-cell>
          <table:table-cell table:number-columns-repeated="9"/>
          <table:table-cell table:style-name="ce18" office:value-type="float" office:value="49.7142857142857" calcext:value-type="float">
            <text:p>49.714285714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49.7142857142857" calcext:value-type="float">
            <text:p>49.7142857143</text:p>
          </table:table-cell>
          <table:table-cell table:number-columns-repeated="7"/>
          <table:table-cell office:value-type="float" office:value="49.7142857142857" calcext:value-type="float">
            <text:p>49.7142857143</text:p>
          </table:table-cell>
          <table:table-cell table:number-columns-repeated="5"/>
          <table:table-cell office:value-type="float" office:value="49.7142857142857" calcext:value-type="float">
            <text:p>49.7142857143</text:p>
          </table:table-cell>
          <table:table-cell/>
          <table:table-cell office:value-type="float" office:value="48.7819047619048" calcext:value-type="float">
            <text:p>48.7819047619</text:p>
          </table:table-cell>
        </table:table-row>
        <table:table-row table:style-name="ro2">
          <table:table-cell office:value-type="string" calcext:value-type="string">
            <text:p>GGA_BHC_BAY729629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78.75" calcext:value-type="float">
            <text:p>78.7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6.6666666666667" calcext:value-type="float">
            <text:p>96.6666666667</text:p>
          </table:table-cell>
          <table:table-cell table:number-columns-repeated="3"/>
          <table:table-cell office:value-type="float" office:value="78.75" calcext:value-type="float">
            <text:p>78.75</text:p>
          </table:table-cell>
          <table:table-cell/>
          <table:table-cell office:value-type="float" office:value="78.75" calcext:value-type="float">
            <text:p>78.75</text:p>
          </table:table-cell>
          <table:table-cell table:number-columns-repeated="2"/>
          <table:table-cell office:value-type="float" office:value="81.4285714285714" calcext:value-type="float">
            <text:p>81.4285714286</text:p>
          </table:table-cell>
          <table:table-cell office:value-type="float" office:value="78.75" calcext:value-type="float">
            <text:p>78.75</text:p>
          </table:table-cell>
          <table:table-cell table:number-columns-repeated="3"/>
          <table:table-cell table:style-name="ce18" office:value-type="float" office:value="78.75" calcext:value-type="float">
            <text:p>78.75</text:p>
          </table:table-cell>
          <table:table-cell office:value-type="float" office:value="78.75" calcext:value-type="float">
            <text:p>78.75</text:p>
          </table:table-cell>
          <table:table-cell table:number-columns-repeated="5"/>
          <table:table-cell table:style-name="ce18" office:value-type="float" office:value="78.75" calcext:value-type="float">
            <text:p>78.75</text:p>
          </table:table-cell>
          <table:table-cell/>
          <table:table-cell office:value-type="float" office:value="96.6666666666667" calcext:value-type="float">
            <text:p>96.6666666667</text:p>
          </table:table-cell>
          <table:table-cell table:style-name="ce18" office:value-type="float" office:value="78.75" calcext:value-type="float">
            <text:p>78.75</text:p>
          </table:table-cell>
          <table:table-cell table:number-columns-repeated="9"/>
          <table:table-cell table:style-name="ce18" office:value-type="float" office:value="78.75" calcext:value-type="float">
            <text:p>78.75</text:p>
          </table:table-cell>
          <table:table-cell table:number-columns-repeated="5"/>
          <table:table-cell office:value-type="float" office:value="86.6666666666667" calcext:value-type="float">
            <text:p>86.6666666667</text:p>
          </table:table-cell>
          <table:table-cell/>
          <table:table-cell table:number-columns-repeated="3" office:value-type="float" office:value="78.75" calcext:value-type="float">
            <text:p>78.75</text:p>
          </table:table-cell>
          <table:table-cell table:number-columns-repeated="7"/>
          <table:table-cell office:value-type="float" office:value="78.75" calcext:value-type="float">
            <text:p>78.75</text:p>
          </table:table-cell>
          <table:table-cell table:number-columns-repeated="5"/>
          <table:table-cell office:value-type="float" office:value="96.6666666666667" calcext:value-type="float">
            <text:p>96.6666666667</text:p>
          </table:table-cell>
          <table:table-cell/>
          <table:table-cell office:value-type="float" office:value="84.6745562130178" calcext:value-type="float">
            <text:p>84.674556213</text:p>
          </table:table-cell>
        </table:table-row>
        <table:table-row table:style-name="ro2">
          <table:table-cell office:value-type="string" calcext:value-type="string">
            <text:p>GGA_BHC_BAY736691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32.5" calcext:value-type="float">
            <text:p>32.5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/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35.5555555555556" calcext:value-type="float">
            <text:p>35.5555555556</text:p>
          </table:table-cell>
          <table:table-cell office:value-type="float" office:value="32.5" calcext:value-type="float">
            <text:p>32.5</text:p>
          </table:table-cell>
          <table:table-cell table:number-columns-repeated="3"/>
          <table:table-cell table:style-name="ce18" office:value-type="float" office:value="32.5" calcext:value-type="float">
            <text:p>32.5</text:p>
          </table:table-cell>
          <table:table-cell office:value-type="float" office:value="32.5" calcext:value-type="float">
            <text:p>32.5</text:p>
          </table:table-cell>
          <table:table-cell table:number-columns-repeated="5"/>
          <table:table-cell table:style-name="ce18" office:value-type="float" office:value="32.5" calcext:value-type="float">
            <text:p>32.5</text:p>
          </table:table-cell>
          <table:table-cell/>
          <table:table-cell office:value-type="float" office:value="32.5" calcext:value-type="float">
            <text:p>32.5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9"/>
          <table:table-cell table:style-name="ce18" office:value-type="float" office:value="32.5" calcext:value-type="float">
            <text:p>32.5</text:p>
          </table:table-cell>
          <table:table-cell table:number-columns-repeated="5"/>
          <table:table-cell office:value-type="float" office:value="24.2857142857143" calcext:value-type="float">
            <text:p>24.2857142857</text:p>
          </table:table-cell>
          <table:table-cell/>
          <table:table-cell table:number-columns-repeated="3" office:value-type="float" office:value="32.5" calcext:value-type="float">
            <text:p>32.5</text:p>
          </table:table-cell>
          <table:table-cell table:number-columns-repeated="7"/>
          <table:table-cell office:value-type="float" office:value="32.5" calcext:value-type="float">
            <text:p>32.5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/>
          <table:table-cell office:value-type="float" office:value="32.3125" calcext:value-type="float">
            <text:p>32.3125</text:p>
          </table:table-cell>
        </table:table-row>
        <table:table-row table:style-name="ro2">
          <table:table-cell office:value-type="string" calcext:value-type="string">
            <text:p>GGA_BHC_BAY737573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.0114285714285714" calcext:value-type="float">
            <text:p>0.011428571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8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table:style-name="ce18" office:value-type="float" office:value="0.01" calcext:value-type="float">
            <text:p>0.01</text:p>
          </table:table-cell>
          <table:table-cell table:number-columns-repeated="9"/>
          <table:table-cell table:style-name="ce18" office:value-type="float" office:value="0.01" calcext:value-type="float">
            <text:p>0.01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table:style-name="ce17"/>
          <table:table-cell office:value-type="float" office:value="0.01" calcext:value-type="float">
            <text:p>0.01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office:value-type="float" office:value="0.01" calcext:value-type="float">
            <text:p>0.01</text:p>
          </table:table-cell>
          <table:table-cell/>
          <table:table-cell office:value-type="float" office:value="0.875384615384617" calcext:value-type="float">
            <text:p>0.8753846154</text:p>
          </table:table-cell>
        </table:table-row>
        <table:table-row table:style-name="ro2">
          <table:table-cell office:value-type="string" calcext:value-type="string">
            <text:p>GGA_BHC_BAY744113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23.25" calcext:value-type="float">
            <text:p>23.25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table:number-columns-repeated="3"/>
          <table:table-cell office:value-type="float" office:value="20.6666666666667" calcext:value-type="float">
            <text:p>20.6666666667</text:p>
          </table:table-cell>
          <table:table-cell table:number-columns-repeated="3"/>
          <table:table-cell office:value-type="float" office:value="26.1428571428571" calcext:value-type="float">
            <text:p>26.1428571429</text:p>
          </table:table-cell>
          <table:table-cell/>
          <table:table-cell office:value-type="float" office:value="23.25" calcext:value-type="float">
            <text:p>23.25</text:p>
          </table:table-cell>
          <table:table-cell table:number-columns-repeated="2"/>
          <table:table-cell table:number-columns-repeated="2" office:value-type="float" office:value="23.25" calcext:value-type="float">
            <text:p>23.25</text:p>
          </table:table-cell>
          <table:table-cell table:number-columns-repeated="3"/>
          <table:table-cell table:style-name="ce18" office:value-type="float" office:value="23.25" calcext:value-type="float">
            <text:p>23.25</text:p>
          </table:table-cell>
          <table:table-cell office:value-type="float" office:value="23.25" calcext:value-type="float">
            <text:p>23.25</text:p>
          </table:table-cell>
          <table:table-cell table:number-columns-repeated="5"/>
          <table:table-cell table:style-name="ce18" office:value-type="float" office:value="23.25" calcext:value-type="float">
            <text:p>23.25</text:p>
          </table:table-cell>
          <table:table-cell/>
          <table:table-cell office:value-type="float" office:value="23.25" calcext:value-type="float">
            <text:p>23.25</text:p>
          </table:table-cell>
          <table:table-cell table:style-name="ce18" office:value-type="float" office:value="23.25" calcext:value-type="float">
            <text:p>23.25</text:p>
          </table:table-cell>
          <table:table-cell table:number-columns-repeated="9"/>
          <table:table-cell table:style-name="ce18" office:value-type="float" office:value="23.25" calcext:value-type="float">
            <text:p>23.25</text:p>
          </table:table-cell>
          <table:table-cell table:number-columns-repeated="5"/>
          <table:table-cell office:value-type="float" office:value="23.25" calcext:value-type="float">
            <text:p>23.25</text:p>
          </table:table-cell>
          <table:table-cell/>
          <table:table-cell table:number-columns-repeated="3" office:value-type="float" office:value="23.25" calcext:value-type="float">
            <text:p>23.25</text:p>
          </table:table-cell>
          <table:table-cell table:number-columns-repeated="7"/>
          <table:table-cell office:value-type="float" office:value="23.25" calcext:value-type="float">
            <text:p>23.25</text:p>
          </table:table-cell>
          <table:table-cell table:number-columns-repeated="5"/>
          <table:table-cell office:value-type="float" office:value="23.25" calcext:value-type="float">
            <text:p>23.25</text:p>
          </table:table-cell>
          <table:table-cell/>
          <table:table-cell office:value-type="float" office:value="23.23125" calcext:value-type="float">
            <text:p>23.23125</text:p>
          </table:table-cell>
        </table:table-row>
        <table:table-row table:style-name="ro2">
          <table:table-cell office:value-type="string" calcext:value-type="string">
            <text:p>GGA_BHC_BAY752917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1.4444444444444" calcext:value-type="float">
            <text:p>31.444444444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ce18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9"/>
          <table:table-cell table:style-name="ce18"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table:number-columns-repeated="3" office:value-type="float" office:value="35" calcext:value-type="float">
            <text:p>3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office:value-type="float" office:value="35.01875" calcext:value-type="float">
            <text:p>35.01875</text:p>
          </table:table-cell>
        </table:table-row>
        <table:table-row table:style-name="ro2">
          <table:table-cell office:value-type="string" calcext:value-type="string">
            <text:p>GGA_BHC_BAY755308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.57142857142857" calcext:value-type="float">
            <text:p>8.57142857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81981981981982" calcext:value-type="float">
            <text:p>9.8198198198</text:p>
          </table:table-cell>
        </table:table-row>
        <table:table-row table:style-name="ro2">
          <table:table-cell office:value-type="string" calcext:value-type="string">
            <text:p>GGA_BHC_BAY767171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98.1428571428571" calcext:value-type="float">
            <text:p>98.1428571429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table:number-columns-repeated="3"/>
          <table:table-cell office:value-type="float" office:value="98.1428571428571" calcext:value-type="float">
            <text:p>98.1428571429</text:p>
          </table:table-cell>
          <table:table-cell table:number-columns-repeated="3"/>
          <table:table-cell office:value-type="float" office:value="98.1428571428571" calcext:value-type="float">
            <text:p>98.1428571429</text:p>
          </table:table-cell>
          <table:table-cell/>
          <table:table-cell office:value-type="float" office:value="98.1428571428571" calcext:value-type="float">
            <text:p>98.1428571429</text:p>
          </table:table-cell>
          <table:table-cell table:number-columns-repeated="2"/>
          <table:table-cell table:number-columns-repeated="2" office:value-type="float" office:value="98.1428571428571" calcext:value-type="float">
            <text:p>98.1428571429</text:p>
          </table:table-cell>
          <table:table-cell table:number-columns-repeated="3"/>
          <table:table-cell table:style-name="ce18" office:value-type="float" office:value="98.1428571428571" calcext:value-type="float">
            <text:p>98.1428571429</text:p>
          </table:table-cell>
          <table:table-cell office:value-type="float" office:value="21.75" calcext:value-type="float">
            <text:p>21.75</text:p>
          </table:table-cell>
          <table:table-cell table:number-columns-repeated="5"/>
          <table:table-cell table:style-name="ce18" office:value-type="float" office:value="98.1428571428571" calcext:value-type="float">
            <text:p>98.1428571429</text:p>
          </table:table-cell>
          <table:table-cell/>
          <table:table-cell office:value-type="float" office:value="98.1428571428571" calcext:value-type="float">
            <text:p>98.1428571429</text:p>
          </table:table-cell>
          <table:table-cell table:style-name="ce18" office:value-type="float" office:value="98.1428571428571" calcext:value-type="float">
            <text:p>98.1428571429</text:p>
          </table:table-cell>
          <table:table-cell table:number-columns-repeated="9"/>
          <table:table-cell table:style-name="ce18" office:value-type="float" office:value="92.9333333333333" calcext:value-type="float">
            <text:p>92.9333333333</text:p>
          </table:table-cell>
          <table:table-cell table:number-columns-repeated="5"/>
          <table:table-cell office:value-type="float" office:value="71.0769230769231" calcext:value-type="float">
            <text:p>71.0769230769</text:p>
          </table:table-cell>
          <table:table-cell/>
          <table:table-cell table:number-columns-repeated="3" office:value-type="float" office:value="98.1428571428571" calcext:value-type="float">
            <text:p>98.1428571429</text:p>
          </table:table-cell>
          <table:table-cell table:number-columns-repeated="7"/>
          <table:table-cell office:value-type="float" office:value="98.1428571428571" calcext:value-type="float">
            <text:p>98.1428571429</text:p>
          </table:table-cell>
          <table:table-cell table:number-columns-repeated="5"/>
          <table:table-cell office:value-type="float" office:value="98.1428571428571" calcext:value-type="float">
            <text:p>98.1428571429</text:p>
          </table:table-cell>
          <table:table-cell/>
          <table:table-cell office:value-type="float" office:value="96.6071428571429" calcext:value-type="float">
            <text:p>96.6071428571</text:p>
          </table:table-cell>
        </table:table-row>
        <table:table-row table:style-name="ro2">
          <table:table-cell office:value-type="string" calcext:value-type="string">
            <text:p>GGA_BHC_BAY772418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450" calcext:value-type="float">
            <text:p>450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GGA_BHC_BAY775072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  <table:table-cell table:style-name="ce18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GA_BHC_BAY775378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8.33333333333333" calcext:value-type="float">
            <text:p>8.3333333333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.8333333333333" calcext:value-type="float">
            <text:p>10.833333333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8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  <table:table-cell table:style-name="ce18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9.96402877697842" calcext:value-type="float">
            <text:p>9.964028777</text:p>
          </table:table-cell>
        </table:table-row>
        <table:table-row table:style-name="ro2">
          <table:table-cell office:value-type="string" calcext:value-type="string">
            <text:p>GGA_BHC_BAY787499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28.3333333333333" calcext:value-type="float">
            <text:p>28.3333333333</text:p>
          </table:table-cell>
          <table:table-cell table:number-columns-repeated="2"/>
          <table:table-cell table:number-columns-repeated="2" office:value-type="float" office:value="52.7777777777778" calcext:value-type="float">
            <text:p>52.7777777778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3"/>
          <table:table-cell office:value-type="float" office:value="52.7777777777778" calcext:value-type="float">
            <text:p>52.7777777778</text:p>
          </table:table-cell>
          <table:table-cell table:number-columns-repeated="3"/>
          <table:table-cell office:value-type="float" office:value="52.7777777777778" calcext:value-type="float">
            <text:p>52.7777777778</text:p>
          </table:table-cell>
          <table:table-cell/>
          <table:table-cell office:value-type="float" office:value="52.7777777777778" calcext:value-type="float">
            <text:p>52.7777777778</text:p>
          </table:table-cell>
          <table:table-cell table:number-columns-repeated="2"/>
          <table:table-cell table:number-columns-repeated="2" office:value-type="float" office:value="52.7777777777778" calcext:value-type="float">
            <text:p>52.7777777778</text:p>
          </table:table-cell>
          <table:table-cell table:number-columns-repeated="3"/>
          <table:table-cell table:style-name="ce18" office:value-type="float" office:value="52.7777777777778" calcext:value-type="float">
            <text:p>52.7777777778</text:p>
          </table:table-cell>
          <table:table-cell office:value-type="float" office:value="58.3333333333333" calcext:value-type="float">
            <text:p>58.3333333333</text:p>
          </table:table-cell>
          <table:table-cell table:number-columns-repeated="5"/>
          <table:table-cell table:style-name="ce18" office:value-type="float" office:value="52.7777777777778" calcext:value-type="float">
            <text:p>52.7777777778</text:p>
          </table:table-cell>
          <table:table-cell/>
          <table:table-cell office:value-type="float" office:value="52.7777777777778" calcext:value-type="float">
            <text:p>52.7777777778</text:p>
          </table:table-cell>
          <table:table-cell table:style-name="ce18" office:value-type="float" office:value="52.7777777777778" calcext:value-type="float">
            <text:p>52.7777777778</text:p>
          </table:table-cell>
          <table:table-cell table:number-columns-repeated="9"/>
          <table:table-cell table:style-name="ce18" office:value-type="float" office:value="52.7777777777778" calcext:value-type="float">
            <text:p>52.7777777778</text:p>
          </table:table-cell>
          <table:table-cell table:number-columns-repeated="5"/>
          <table:table-cell office:value-type="float" office:value="52.7777777777778" calcext:value-type="float">
            <text:p>52.7777777778</text:p>
          </table:table-cell>
          <table:table-cell/>
          <table:table-cell table:number-columns-repeated="3" office:value-type="float" office:value="52.7777777777778" calcext:value-type="float">
            <text:p>52.7777777778</text:p>
          </table:table-cell>
          <table:table-cell table:number-columns-repeated="7"/>
          <table:table-cell office:value-type="float" office:value="52.7777777777778" calcext:value-type="float">
            <text:p>52.7777777778</text:p>
          </table:table-cell>
          <table:table-cell table:number-columns-repeated="5"/>
          <table:table-cell office:value-type="float" office:value="52.7777777777778" calcext:value-type="float">
            <text:p>52.7777777778</text:p>
          </table:table-cell>
          <table:table-cell/>
          <table:table-cell office:value-type="float" office:value="52.3333333333333" calcext:value-type="float">
            <text:p>52.3333333333</text:p>
          </table:table-cell>
        </table:table-row>
        <table:table-row table:style-name="ro2">
          <table:table-cell office:value-type="string" calcext:value-type="string">
            <text:p>GGA_BHC_BAY792945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table:style-name="ce18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9"/>
          <table:table-cell table:style-name="ce18" office:value-type="float" office:value="35" calcext:value-type="float">
            <text:p>35</text:p>
          </table:table-cell>
          <table:table-cell table:number-columns-repeated="5"/>
          <table:table-cell office:value-type="float" office:value="13.3333333333333" calcext:value-type="float">
            <text:p>13.3333333333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13.3333333333333" calcext:value-type="float">
            <text:p>13.3333333333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office:value-type="float" office:value="34.4871794871795" calcext:value-type="float">
            <text:p>34.4871794872</text:p>
          </table:table-cell>
        </table:table-row>
        <table:table-row table:style-name="ro2">
          <table:table-cell office:value-type="string" calcext:value-type="string">
            <text:p>GGA_BHC_BAY794648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0.166666666666667" calcext:value-type="float">
            <text:p>0.1666666667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table:style-name="ce17"/>
          <table:table-cell table:style-name="ce18" office:value-type="float" office:value="0.16" calcext:value-type="float">
            <text:p>0.16</text:p>
          </table:table-cell>
          <table:table-cell table:style-name="ce17"/>
          <table:table-cell table:number-columns-repeated="2"/>
          <table:table-cell table:number-columns-repeated="2" office:value-type="float" office:value="0.2" calcext:value-type="float">
            <text:p>0.2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style-name="ce18" office:value-type="float" office:value="0.2" calcext:value-type="float">
            <text:p>0.2</text:p>
          </table:table-cell>
          <table:table-cell table:number-columns-repeated="8"/>
          <table:table-cell table:style-name="ce18" office:value-type="float" office:value="0.2" calcext:value-type="float">
            <text:p>0.2</text:p>
          </table:table-cell>
          <table:table-cell table:number-columns-repeated="2"/>
          <table:table-cell table:style-name="ce18" office:value-type="float" office:value="0.2" calcext:value-type="float">
            <text:p>0.2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.34166666666667" calcext:value-type="float">
            <text:p>4.3416666667</text:p>
          </table:table-cell>
        </table:table-row>
        <table:table-row table:style-name="ro2">
          <table:table-cell office:value-type="string" calcext:value-type="string">
            <text:p>GGA_BHC_BAY797158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43.3333333333333" calcext:value-type="float">
            <text:p>43.3333333333</text:p>
          </table:table-cell>
          <table:table-cell table:number-columns-repeated="2"/>
          <table:table-cell table:number-columns-repeated="2" office:value-type="float" office:value="43.3333333333333" calcext:value-type="float">
            <text:p>43.3333333333</text:p>
          </table:table-cell>
          <table:table-cell table:number-columns-repeated="3"/>
          <table:table-cell table:style-name="ce18" office:value-type="float" office:value="43.3333333333333" calcext:value-type="float">
            <text:p>43.3333333333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table:style-name="ce18" office:value-type="float" office:value="43.3333333333333" calcext:value-type="float">
            <text:p>43.3333333333</text:p>
          </table:table-cell>
          <table:table-cell/>
          <table:table-cell office:value-type="float" office:value="43.3333333333333" calcext:value-type="float">
            <text:p>43.3333333333</text:p>
          </table:table-cell>
          <table:table-cell table:style-name="ce18" office:value-type="float" office:value="43.3333333333333" calcext:value-type="float">
            <text:p>43.3333333333</text:p>
          </table:table-cell>
          <table:table-cell table:number-columns-repeated="9"/>
          <table:table-cell table:style-name="ce18" office:value-type="float" office:value="43.3333333333333" calcext:value-type="float">
            <text:p>43.3333333333</text:p>
          </table:table-cell>
          <table:table-cell table:number-columns-repeated="5"/>
          <table:table-cell office:value-type="float" office:value="43.3333333333333" calcext:value-type="float">
            <text:p>43.3333333333</text:p>
          </table:table-cell>
          <table:table-cell/>
          <table:table-cell table:number-columns-repeated="3" office:value-type="float" office:value="43.3333333333333" calcext:value-type="float">
            <text:p>43.3333333333</text:p>
          </table:table-cell>
          <table:table-cell table:number-columns-repeated="7"/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42.8571428571429" calcext:value-type="float">
            <text:p>42.8571428571</text:p>
          </table:table-cell>
        </table:table-row>
        <table:table-row table:style-name="ro2">
          <table:table-cell office:value-type="string" calcext:value-type="string">
            <text:p>GGA_BHC_BAY801437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office:value-type="float" office:value="13.1777777777778" calcext:value-type="float">
            <text:p>13.1777777778</text:p>
          </table:table-cell>
          <table:table-cell office:value-type="float" office:value="2.44285714285714" calcext:value-type="float">
            <text:p>2.4428571429</text:p>
          </table:table-cell>
          <table:table-cell table:number-columns-repeated="3"/>
          <table:table-cell office:value-type="float" office:value="2.325" calcext:value-type="float">
            <text:p>2.325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2.325" calcext:value-type="float">
            <text:p>2.325</text:p>
          </table:table-cell>
          <table:table-cell/>
          <table:table-cell office:value-type="float" office:value="2.325" calcext:value-type="float">
            <text:p>2.325</text:p>
          </table:table-cell>
          <table:table-cell table:number-columns-repeated="2"/>
          <table:table-cell office:value-type="float" office:value="1.58571428571429" calcext:value-type="float">
            <text:p>1.5857142857</text:p>
          </table:table-cell>
          <table:table-cell office:value-type="float" office:value="2.61428571428571" calcext:value-type="float">
            <text:p>2.6142857143</text:p>
          </table:table-cell>
          <table:table-cell table:number-columns-repeated="3"/>
          <table:table-cell table:style-name="ce18" office:value-type="float" office:value="2.325" calcext:value-type="float">
            <text:p>2.325</text:p>
          </table:table-cell>
          <table:table-cell office:value-type="float" office:value="2.61428571428571" calcext:value-type="float">
            <text:p>2.6142857143</text:p>
          </table:table-cell>
          <table:table-cell table:number-columns-repeated="5"/>
          <table:table-cell table:style-name="ce18" office:value-type="float" office:value="2.325" calcext:value-type="float">
            <text:p>2.325</text:p>
          </table:table-cell>
          <table:table-cell/>
          <table:table-cell office:value-type="float" office:value="2.325" calcext:value-type="float">
            <text:p>2.325</text:p>
          </table:table-cell>
          <table:table-cell table:style-name="ce18" office:value-type="float" office:value="1.58571428571429" calcext:value-type="float">
            <text:p>1.5857142857</text:p>
          </table:table-cell>
          <table:table-cell table:number-columns-repeated="9"/>
          <table:table-cell table:style-name="ce18" office:value-type="float" office:value="2.325" calcext:value-type="float">
            <text:p>2.325</text:p>
          </table:table-cell>
          <table:table-cell table:number-columns-repeated="5"/>
          <table:table-cell office:value-type="float" office:value="1.58571428571429" calcext:value-type="float">
            <text:p>1.5857142857</text:p>
          </table:table-cell>
          <table:table-cell/>
          <table:table-cell office:value-type="float" office:value="2.325" calcext:value-type="float">
            <text:p>2.325</text:p>
          </table:table-cell>
          <table:table-cell office:value-type="float" office:value="1.86" calcext:value-type="float">
            <text:p>1.86</text:p>
          </table:table-cell>
          <table:table-cell office:value-type="float" office:value="2.44285714285714" calcext:value-type="float">
            <text:p>2.4428571429</text:p>
          </table:table-cell>
          <table:table-cell table:number-columns-repeated="7"/>
          <table:table-cell office:value-type="float" office:value="2.325" calcext:value-type="float">
            <text:p>2.325</text:p>
          </table:table-cell>
          <table:table-cell table:number-columns-repeated="5"/>
          <table:table-cell office:value-type="float" office:value="2.325" calcext:value-type="float">
            <text:p>2.325</text:p>
          </table:table-cell>
          <table:table-cell/>
          <table:table-cell office:value-type="float" office:value="2.86979865771812" calcext:value-type="float">
            <text:p>2.8697986577</text:p>
          </table:table-cell>
        </table:table-row>
        <table:table-row table:style-name="ro2">
          <table:table-cell office:value-type="string" calcext:value-type="string">
            <text:p>GGA_BHC_BAY836703</text:p>
          </table:table-cell>
          <table:table-cell office:value-type="string" calcext:value-type="string">
            <text:p>OC(=O)\C=C/C(O)=O.CN(CCOc1ccc(CC2SC(=O)NC2=O)cc1)c1ccccn1</text:p>
          </table:table-cell>
          <table:table-cell table:style-name="ce13" office:value-type="float" office:value="52.5" calcext:value-type="float">
            <text:p>52.5</text:p>
          </table:table-cell>
          <table:table-cell table:number-columns-repeated="2"/>
          <table:table-cell table:number-columns-repeated="2" office:value-type="float" office:value="52.5" calcext:value-type="float">
            <text:p>52.5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52.5" calcext:value-type="float">
            <text:p>52.5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/>
          <table:table-cell office:value-type="float" office:value="52.5" calcext:value-type="float">
            <text:p>52.5</text:p>
          </table:table-cell>
          <table:table-cell table:number-columns-repeated="2"/>
          <table:table-cell table:number-columns-repeated="2" office:value-type="float" office:value="52.5" calcext:value-type="float">
            <text:p>52.5</text:p>
          </table:table-cell>
          <table:table-cell table:number-columns-repeated="3"/>
          <table:table-cell table:style-name="ce18" office:value-type="float" office:value="52.5" calcext:value-type="float">
            <text:p>52.5</text:p>
          </table:table-cell>
          <table:table-cell table:style-name="ce17"/>
          <table:table-cell table:number-columns-repeated="5"/>
          <table:table-cell table:style-name="ce18" office:value-type="float" office:value="52.5" calcext:value-type="float">
            <text:p>52.5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18" office:value-type="float" office:value="52.5" calcext:value-type="float">
            <text:p>52.5</text:p>
          </table:table-cell>
          <table:table-cell table:number-columns-repeated="9"/>
          <table:table-cell table:style-name="ce18" office:value-type="float" office:value="52.5" calcext:value-type="float">
            <text:p>52.5</text:p>
          </table:table-cell>
          <table:table-cell table:number-columns-repeated="5"/>
          <table:table-cell office:value-type="float" office:value="14.375" calcext:value-type="float">
            <text:p>14.375</text:p>
          </table:table-cell>
          <table:table-cell/>
          <table:table-cell table:number-columns-repeated="3" office:value-type="float" office:value="52.5" calcext:value-type="float">
            <text:p>52.5</text:p>
          </table:table-cell>
          <table:table-cell table:number-columns-repeated="7"/>
          <table:table-cell office:value-type="float" office:value="52.5" calcext:value-type="float">
            <text:p>52.5</text:p>
          </table:table-cell>
          <table:table-cell table:number-columns-repeated="5"/>
          <table:table-cell office:value-type="float" office:value="52.5" calcext:value-type="float">
            <text:p>52.5</text:p>
          </table:table-cell>
          <table:table-cell/>
          <table:table-cell office:value-type="float" office:value="50.59375" calcext:value-type="float">
            <text:p>50.59375</text:p>
          </table:table-cell>
        </table:table-row>
        <table:table-row table:style-name="ro2">
          <table:table-cell office:value-type="string" calcext:value-type="string">
            <text:p>GGA_BHC_BAY844580</text:p>
          </table:table-cell>
          <table:table-cell office:value-type="string" calcext:value-type="string">
            <text:p>OC(=O)\C=C/C(O)=O.CN(CCOc1ccc(CC2SC(=O)NC2=O)cc1)c1ccccn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0"/>
          <table:table-cell table:style-name="ce18" office:value-type="float" office:value="2.33333333333333" calcext:value-type="float">
            <text:p>2.3333333333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/>
          <table:table-cell table:style-name="ce17"/>
          <table:table-cell office:value-type="float" office:value="5" calcext:value-type="float">
            <text:p>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2.375" calcext:value-type="float">
            <text:p>22.375</text:p>
          </table:table-cell>
        </table:table-row>
        <table:table-row table:style-name="ro2">
          <table:table-cell office:value-type="string" calcext:value-type="string">
            <text:p>GGA_BHC_BAY846521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table:style-name="ce17"/>
          <table:table-cell office:value-type="float" office:value="8.2" calcext:value-type="float">
            <text:p>8.2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18" office:value-type="float" office:value="9" calcext:value-type="float">
            <text:p>9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number-columns-repeated="9"/>
          <table:table-cell table:style-name="ce18" office:value-type="float" office:value="9" calcext:value-type="float">
            <text:p>9</text:p>
          </table:table-cell>
          <table:table-cell table:number-columns-repeated="6"/>
          <table:table-cell table:style-name="ce17"/>
          <table:table-cell/>
          <table:table-cell office:value-type="float" office:value="9" calcext:value-type="float">
            <text:p>9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8.75" calcext:value-type="float">
            <text:p>8.75</text:p>
          </table:table-cell>
        </table:table-row>
        <table:table-row table:style-name="ro2">
          <table:table-cell office:value-type="string" calcext:value-type="string">
            <text:p>GGA_BHC_BAY849587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3"/>
          <table:table-cell table:style-name="ce17"/>
          <table:table-cell table:style-name="ce18" office:value-type="float" office:value="9" calcext:value-type="float">
            <text:p>9</text:p>
          </table:table-cell>
          <table:table-cell table:style-name="ce17"/>
          <table:table-cell table:number-columns-repeated="2"/>
          <table:table-cell office:value-type="float" office:value="150" calcext:value-type="float">
            <text:p>150</text:p>
          </table:table-cell>
          <table:table-cell table:style-name="ce17"/>
          <table:table-cell table:number-columns-repeated="4"/>
          <table:table-cell table:style-name="ce17"/>
          <table:table-cell table:number-columns-repeated="5"/>
          <table:table-cell table:style-name="ce18"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"/>
          <table:table-cell table:style-name="ce17"/>
          <table:table-cell/>
          <table:table-cell table:number-columns-repeated="2" office:value-type="float" office:value="150" calcext:value-type="float">
            <text:p>15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32.95" calcext:value-type="float">
            <text:p>132.95</text:p>
          </table:table-cell>
        </table:table-row>
        <table:table-row table:style-name="ro2">
          <table:table-cell office:value-type="string" calcext:value-type="string">
            <text:p>GGA_BHC_BAY948842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67.5" calcext:value-type="float">
            <text:p>67.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67.5" calcext:value-type="float">
            <text:p>67.5</text:p>
          </table:table-cell>
          <table:table-cell table:number-columns-repeated="7"/>
          <table:table-cell table:style-name="ce17"/>
          <table:table-cell table:style-name="ce18" office:value-type="float" office:value="67.5" calcext:value-type="float">
            <text:p>67.5</text:p>
          </table:table-cell>
          <table:table-cell table:number-columns-repeated="15"/>
          <table:table-cell table:style-name="ce17"/>
          <table:table-cell/>
          <table:table-cell office:value-type="float" office:value="150" calcext:value-type="float">
            <text:p>150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GGA_BHC_BAYB009624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7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1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9"/>
          <table:table-cell table:style-name="ce18" office:value-type="float" office:value="50" calcext:value-type="float">
            <text:p>50</text:p>
          </table:table-cell>
          <table:table-cell table:number-columns-repeated="5"/>
          <table:table-cell office:value-type="float" office:value="33.3333333333333" calcext:value-type="float">
            <text:p>33.3333333333</text:p>
          </table:table-cell>
          <table:table-cell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33.3333333333333" calcext:value-type="float">
            <text:p>33.333333333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  <table:table-cell office:value-type="float" office:value="47.3529411764706" calcext:value-type="float">
            <text:p>47.3529411765</text:p>
          </table:table-cell>
        </table:table-row>
        <table:table-row table:style-name="ro2">
          <table:table-cell office:value-type="string" calcext:value-type="string">
            <text:p>GGA_BHC_BAYB05097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17"/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table:number-columns-repeated="3"/>
          <table:table-cell table:style-name="ce1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9"/>
          <table:table-cell table:style-name="ce18" office:value-type="float" office:value="60" calcext:value-type="float">
            <text:p>60</text:p>
          </table:table-cell>
          <table:table-cell table:number-columns-repeated="5"/>
          <table:table-cell office:value-type="float" office:value="63.6363636363636" calcext:value-type="float">
            <text:p>63.6363636364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1.1111111111111" calcext:value-type="float">
            <text:p>61.1111111111</text:p>
          </table:table-cell>
          <table:table-cell/>
          <table:table-cell office:value-type="float" office:value="60.2777777777778" calcext:value-type="float">
            <text:p>60.2777777778</text:p>
          </table:table-cell>
        </table:table-row>
        <table:table-row table:style-name="ro2">
          <table:table-cell office:value-type="string" calcext:value-type="string">
            <text:p>GGA_BHC_BAYE006905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office:value-type="float" office:value="166.666666666667" calcext:value-type="float">
            <text:p>166.6666666667</text:p>
          </table:table-cell>
          <table:table-cell table:style-name="ce17"/>
          <table:table-cell table:number-columns-repeated="3"/>
          <table:table-cell office:value-type="float" office:value="166.666666666667" calcext:value-type="float">
            <text:p>166.6666666667</text:p>
          </table:table-cell>
          <table:table-cell table:number-columns-repeated="3"/>
          <table:table-cell office:value-type="float" office:value="166.666666666667" calcext:value-type="float">
            <text:p>166.6666666667</text:p>
          </table:table-cell>
          <table:table-cell table:number-columns-repeated="3"/>
          <table:table-cell office:value-type="float" office:value="166.666666666667" calcext:value-type="float">
            <text:p>166.6666666667</text:p>
          </table:table-cell>
          <table:table-cell/>
          <table:table-cell office:value-type="float" office:value="166.666666666667" calcext:value-type="float">
            <text:p>166.6666666667</text:p>
          </table:table-cell>
          <table:table-cell table:number-columns-repeated="2"/>
          <table:table-cell table:number-columns-repeated="2" office:value-type="float" office:value="166.666666666667" calcext:value-type="float">
            <text:p>166.6666666667</text:p>
          </table:table-cell>
          <table:table-cell table:number-columns-repeated="3"/>
          <table:table-cell table:style-name="ce18" office:value-type="float" office:value="166.666666666667" calcext:value-type="float">
            <text:p>166.6666666667</text:p>
          </table:table-cell>
          <table:table-cell office:value-type="float" office:value="166.666666666667" calcext:value-type="float">
            <text:p>166.6666666667</text:p>
          </table:table-cell>
          <table:table-cell table:number-columns-repeated="7"/>
          <table:table-cell office:value-type="float" office:value="166.666666666667" calcext:value-type="float">
            <text:p>166.6666666667</text:p>
          </table:table-cell>
          <table:table-cell table:style-name="ce18" office:value-type="float" office:value="166.666666666667" calcext:value-type="float">
            <text:p>166.6666666667</text:p>
          </table:table-cell>
          <table:table-cell table:number-columns-repeated="9"/>
          <table:table-cell table:style-name="ce18" office:value-type="float" office:value="150" calcext:value-type="float">
            <text:p>150</text:p>
          </table:table-cell>
          <table:table-cell table:number-columns-repeated="5"/>
          <table:table-cell office:value-type="float" office:value="166.666666666667" calcext:value-type="float">
            <text:p>166.6666666667</text:p>
          </table:table-cell>
          <table:table-cell/>
          <table:table-cell table:number-columns-repeated="3" office:value-type="float" office:value="166.666666666667" calcext:value-type="float">
            <text:p>166.6666666667</text:p>
          </table:table-cell>
          <table:table-cell table:number-columns-repeated="7"/>
          <table:table-cell office:value-type="float" office:value="166.666666666667" calcext:value-type="float">
            <text:p>166.6666666667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/>
          <table:table-cell office:value-type="float" office:value="164.814814814815" calcext:value-type="float">
            <text:p>164.8148148148</text:p>
          </table:table-cell>
        </table:table-row>
        <table:table-row table:style-name="ro2">
          <table:table-cell office:value-type="string" calcext:value-type="string">
            <text:p>GGA_BHC_BAYF001353</text:p>
          </table:table-cell>
          <table:table-cell office:value-type="string" calcext:value-type="string">
            <text:p>CC(C)N(C)C\C=C\C(=O)N1CCc2c(C1)sc1ncnc(Nc3ccc(Cl)c(Cl)c3)c21</text:p>
          </table:table-cell>
          <table:table-cell table:number-columns-repeated="3"/>
          <table:table-cell office:value-type="float" office:value="333.333333333333" calcext:value-type="float">
            <text:p>333.3333333333</text:p>
          </table:table-cell>
          <table:table-cell table:style-name="ce17"/>
          <table:table-cell table:number-columns-repeated="3"/>
          <table:table-cell office:value-type="float" office:value="333.333333333333" calcext:value-type="float">
            <text:p>333.3333333333</text:p>
          </table:table-cell>
          <table:table-cell table:number-columns-repeated="3"/>
          <table:table-cell office:value-type="float" office:value="333.333333333333" calcext:value-type="float">
            <text:p>333.3333333333</text:p>
          </table:table-cell>
          <table:table-cell table:number-columns-repeated="3"/>
          <table:table-cell office:value-type="float" office:value="333.333333333333" calcext:value-type="float">
            <text:p>333.3333333333</text:p>
          </table:table-cell>
          <table:table-cell/>
          <table:table-cell office:value-type="float" office:value="333.333333333333" calcext:value-type="float">
            <text:p>333.3333333333</text:p>
          </table:table-cell>
          <table:table-cell table:number-columns-repeated="2"/>
          <table:table-cell table:number-columns-repeated="2" office:value-type="float" office:value="333.333333333333" calcext:value-type="float">
            <text:p>333.3333333333</text:p>
          </table:table-cell>
          <table:table-cell table:number-columns-repeated="3"/>
          <table:table-cell table:style-name="ce18" office:value-type="float" office:value="333.333333333333" calcext:value-type="float">
            <text:p>333.3333333333</text:p>
          </table:table-cell>
          <table:table-cell office:value-type="float" office:value="333.333333333333" calcext:value-type="float">
            <text:p>333.3333333333</text:p>
          </table:table-cell>
          <table:table-cell table:number-columns-repeated="7"/>
          <table:table-cell office:value-type="float" office:value="333.333333333333" calcext:value-type="float">
            <text:p>333.3333333333</text:p>
          </table:table-cell>
          <table:table-cell table:style-name="ce18" office:value-type="float" office:value="333.333333333333" calcext:value-type="float">
            <text:p>333.3333333333</text:p>
          </table:table-cell>
          <table:table-cell table:number-columns-repeated="9"/>
          <table:table-cell table:style-name="ce18" office:value-type="float" office:value="321.428571428571" calcext:value-type="float">
            <text:p>321.4285714286</text:p>
          </table:table-cell>
          <table:table-cell table:number-columns-repeated="5"/>
          <table:table-cell office:value-type="float" office:value="333.333333333333" calcext:value-type="float">
            <text:p>333.3333333333</text:p>
          </table:table-cell>
          <table:table-cell/>
          <table:table-cell office:value-type="float" office:value="333.333333333333" calcext:value-type="float">
            <text:p>333.3333333333</text:p>
          </table:table-cell>
          <table:table-cell office:value-type="float" office:value="400" calcext:value-type="float">
            <text:p>400</text:p>
          </table:table-cell>
          <table:table-cell office:value-type="float" office:value="333.333333333333" calcext:value-type="float">
            <text:p>333.3333333333</text:p>
          </table:table-cell>
          <table:table-cell table:number-columns-repeated="7"/>
          <table:table-cell office:value-type="float" office:value="333.333333333333" calcext:value-type="float">
            <text:p>333.3333333333</text:p>
          </table:table-cell>
          <table:table-cell table:number-columns-repeated="5"/>
          <table:table-cell office:value-type="float" office:value="333.333333333333" calcext:value-type="float">
            <text:p>333.3333333333</text:p>
          </table:table-cell>
          <table:table-cell/>
          <table:table-cell office:value-type="float" office:value="335.648148148148" calcext:value-type="float">
            <text:p>335.6481481481</text:p>
          </table:table-cell>
        </table:table-row>
        <table:table-row table:style-name="ro2">
          <table:table-cell office:value-type="string" calcext:value-type="string">
            <text:p>GGA_BHC_BAYW006341</text:p>
          </table:table-cell>
          <table:table-cell office:value-type="string" calcext:value-type="string">
            <text:p>Cc1ccc(Oc2ccccc2-c2csc(N=C3NCCCN3)n2)c(C)c1</text:p>
          </table:table-cell>
          <table:table-cell table:number-columns-repeated="3"/>
          <table:table-cell table:number-columns-repeated="2" office:value-type="float" office:value="157.818181818182" calcext:value-type="float">
            <text:p>157.8181818182</text:p>
          </table:table-cell>
          <table:table-cell table:number-columns-repeated="3"/>
          <table:table-cell office:value-type="float" office:value="157.818181818182" calcext:value-type="float">
            <text:p>157.8181818182</text:p>
          </table:table-cell>
          <table:table-cell table:number-columns-repeated="3"/>
          <table:table-cell office:value-type="float" office:value="157.818181818182" calcext:value-type="float">
            <text:p>157.8181818182</text:p>
          </table:table-cell>
          <table:table-cell table:number-columns-repeated="3"/>
          <table:table-cell office:value-type="float" office:value="157.818181818182" calcext:value-type="float">
            <text:p>157.8181818182</text:p>
          </table:table-cell>
          <table:table-cell/>
          <table:table-cell office:value-type="float" office:value="157.818181818182" calcext:value-type="float">
            <text:p>157.8181818182</text:p>
          </table:table-cell>
          <table:table-cell table:number-columns-repeated="2"/>
          <table:table-cell table:number-columns-repeated="2" office:value-type="float" office:value="157.818181818182" calcext:value-type="float">
            <text:p>157.8181818182</text:p>
          </table:table-cell>
          <table:table-cell table:number-columns-repeated="4"/>
          <table:table-cell office:value-type="float" office:value="157.818181818182" calcext:value-type="float">
            <text:p>157.8181818182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style-name="ce18" office:value-type="float" office:value="157.872340425532" calcext:value-type="float">
            <text:p>157.8723404255</text:p>
          </table:table-cell>
          <table:table-cell table:number-columns-repeated="15"/>
          <table:table-cell office:value-type="float" office:value="157.818181818182" calcext:value-type="float">
            <text:p>157.8181818182</text:p>
          </table:table-cell>
          <table:table-cell/>
          <table:table-cell office:value-type="float" office:value="157.818181818182" calcext:value-type="float">
            <text:p>157.8181818182</text:p>
          </table:table-cell>
          <table:table-cell office:value-type="float" office:value="155" calcext:value-type="float">
            <text:p>155</text:p>
          </table:table-cell>
          <table:table-cell office:value-type="float" office:value="157.818181818182" calcext:value-type="float">
            <text:p>157.8181818182</text:p>
          </table:table-cell>
          <table:table-cell table:number-columns-repeated="7"/>
          <table:table-cell office:value-type="float" office:value="160.37037037037" calcext:value-type="float">
            <text:p>160.3703703704</text:p>
          </table:table-cell>
          <table:table-cell table:number-columns-repeated="5"/>
          <table:table-cell office:value-type="float" office:value="157.818181818182" calcext:value-type="float">
            <text:p>157.8181818182</text:p>
          </table:table-cell>
          <table:table-cell/>
          <table:table-cell office:value-type="float" office:value="157.629310344828" calcext:value-type="float">
            <text:p>157.6293103448</text:p>
          </table:table-cell>
        </table:table-row>
        <table:table-row table:style-name="ro2">
          <table:table-cell office:value-type="string" calcext:value-type="string">
            <text:p>GGA_BHC_BAYw008801</text:p>
          </table:table-cell>
          <table:table-cell office:value-type="string" calcext:value-type="string">
            <text:p>Cc1ccc(Oc2ccccc2-c2csc(N=C3NCCCN3)n2)c(C)c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17"/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number-columns-repeated="2" office:value-type="float" office:value="250" calcext:value-type="float">
            <text:p>250</text:p>
          </table:table-cell>
          <table:table-cell table:number-columns-repeated="3"/>
          <table:table-cell table:style-name="ce18"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9"/>
          <table:table-cell table:style-name="ce18" office:value-type="float" office:value="200" calcext:value-type="float">
            <text:p>20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00" calcext:value-type="float">
            <text:p>200</text:p>
          </table:table-cell>
          <table:table-cell table:number-columns-repeated="7"/>
          <table:table-cell office:value-type="float" office:value="67.5" calcext:value-type="float">
            <text:p>67.5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/>
          <table:table-cell office:value-type="float" office:value="218.297872340426" calcext:value-type="float">
            <text:p>218.2978723404</text:p>
          </table:table-cell>
        </table:table-row>
        <table:table-row table:style-name="ro2">
          <table:table-cell office:value-type="string" calcext:value-type="string">
            <text:p>GGA_BHC_CAS94695-52-0</text:p>
          </table:table-cell>
          <table:table-cell office:value-type="string" calcext:value-type="string">
            <text:p>Cc1ccc(Oc2ccccc2-c2csc(N=C3NCCCN3)n2)c(C)c1</text:p>
          </table:table-cell>
          <table:table-cell table:number-columns-repeated="3"/>
          <table:table-cell office:value-type="float" office:value="95.1428571428571" calcext:value-type="float">
            <text:p>95.1428571429</text:p>
          </table:table-cell>
          <table:table-cell office:value-type="float" office:value="83.25" calcext:value-type="float">
            <text:p>83.25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/>
          <table:table-cell office:value-type="float" office:value="83.25" calcext:value-type="float">
            <text:p>83.25</text:p>
          </table:table-cell>
          <table:table-cell table:number-columns-repeated="2"/>
          <table:table-cell table:number-columns-repeated="2" office:value-type="float" office:value="83.25" calcext:value-type="float">
            <text:p>83.25</text:p>
          </table:table-cell>
          <table:table-cell table:number-columns-repeated="4"/>
          <table:table-cell office:value-type="float" office:value="83.25" calcext:value-type="float">
            <text:p>83.25</text:p>
          </table:table-cell>
          <table:table-cell table:number-columns-repeated="7"/>
          <table:table-cell office:value-type="float" office:value="83.25" calcext:value-type="float">
            <text:p>83.25</text:p>
          </table:table-cell>
          <table:table-cell table:number-columns-repeated="16"/>
          <table:table-cell office:value-type="float" office:value="83.25" calcext:value-type="float">
            <text:p>83.25</text:p>
          </table:table-cell>
          <table:table-cell/>
          <table:table-cell table:number-columns-repeated="3" office:value-type="float" office:value="83.25" calcext:value-type="float">
            <text:p>83.25</text:p>
          </table:table-cell>
          <table:table-cell table:number-columns-repeated="7"/>
          <table:table-cell office:value-type="float" office:value="101.777777777778" calcext:value-type="float">
            <text:p>101.7777777778</text:p>
          </table:table-cell>
          <table:table-cell table:number-columns-repeated="5"/>
          <table:table-cell office:value-type="float" office:value="83.25" calcext:value-type="float">
            <text:p>83.25</text:p>
          </table:table-cell>
          <table:table-cell/>
          <table:table-cell office:value-type="float" office:value="85.203125" calcext:value-type="float">
            <text:p>85.203125</text:p>
          </table:table-cell>
        </table:table-row>
        <table:table-row table:style-name="ro2">
          <table:table-cell office:value-type="string" calcext:value-type="string">
            <text:p>GGA_BHC_Yttrium-89</text:p>
          </table:table-cell>
          <table:table-cell office:value-type="string" calcext:value-type="string">
            <text:p>Cc1ccc(Oc2ccccc2-c2csc(N=C3NCCCN3)n2)c(C)c1</text:p>
          </table:table-cell>
          <table:table-cell table:number-columns-repeated="3"/>
          <table:table-cell office:value-type="float" office:value="0.1525" calcext:value-type="float">
            <text:p>0.1525</text:p>
          </table:table-cell>
          <table:table-cell office:value-type="float" office:value="0.2775" calcext:value-type="float">
            <text:p>0.2775</text:p>
          </table:table-cell>
          <table:table-cell table:style-name="ce18" office:value-type="float" office:value="0.2775" calcext:value-type="float">
            <text:p>0.2775</text:p>
          </table:table-cell>
          <table:table-cell table:number-columns-repeated="2"/>
          <table:table-cell office:value-type="float" office:value="0.2775" calcext:value-type="float">
            <text:p>0.2775</text:p>
          </table:table-cell>
          <table:table-cell table:number-columns-repeated="3"/>
          <table:table-cell office:value-type="float" office:value="0.2775" calcext:value-type="float">
            <text:p>0.2775</text:p>
          </table:table-cell>
          <table:table-cell table:number-columns-repeated="3"/>
          <table:table-cell office:value-type="float" office:value="0.2775" calcext:value-type="float">
            <text:p>0.2775</text:p>
          </table:table-cell>
          <table:table-cell/>
          <table:table-cell office:value-type="float" office:value="0.2775" calcext:value-type="float">
            <text:p>0.2775</text:p>
          </table:table-cell>
          <table:table-cell table:number-columns-repeated="2"/>
          <table:table-cell table:style-name="ce17"/>
          <table:table-cell office:value-type="float" office:value="0.2775" calcext:value-type="float">
            <text:p>0.2775</text:p>
          </table:table-cell>
          <table:table-cell table:number-columns-repeated="4"/>
          <table:table-cell office:value-type="float" office:value="0.2775" calcext:value-type="float">
            <text:p>0.2775</text:p>
          </table:table-cell>
          <table:table-cell table:number-columns-repeated="6"/>
          <table:table-cell table:style-name="ce18" office:value-type="float" office:value="0.2775" calcext:value-type="float">
            <text:p>0.2775</text:p>
          </table:table-cell>
          <table:table-cell office:value-type="float" office:value="0.2775" calcext:value-type="float">
            <text:p>0.277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0.2775" calcext:value-type="float">
            <text:p>0.277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.268571428571429" calcext:value-type="float">
            <text:p>0.2685714286</text:p>
          </table:table-cell>
        </table:table-row>
        <table:table-row table:style-name="ro2">
          <table:table-cell office:value-type="string" calcext:value-type="string">
            <text:p>GGA_BHC_ZK0002218</text:p>
          </table:table-cell>
          <table:table-cell office:value-type="string" calcext:value-type="string">
            <text:p>Cc1ccc(Oc2ccccc2-c2csc(N=C3NCCCN3)n2)c(C)c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413.333333333333" calcext:value-type="float">
            <text:p>413.3333333333</text:p>
          </table:table-cell>
          <table:table-cell table:style-name="ce17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office:value-type="float" office:value="200" calcext:value-type="float">
            <text:p>200</text:p>
          </table:table-cell>
          <table:table-cell table:style-name="ce17"/>
          <table:table-cell office:value-type="float" office:value="413.333333333333" calcext:value-type="float">
            <text:p>413.3333333333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35.125" calcext:value-type="float">
            <text:p>335.125</text:p>
          </table:table-cell>
        </table:table-row>
        <table:table-row table:style-name="ro2">
          <table:table-cell office:value-type="string" calcext:value-type="string">
            <text:p>GGA_BHC_ZK0005932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51.75" calcext:value-type="float">
            <text:p>251.75</text:p>
          </table:table-cell>
        </table:table-row>
        <table:table-row table:style-name="ro2">
          <table:table-cell office:value-type="string" calcext:value-type="string">
            <text:p>GGA_BHC_ZK0022688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office:value-type="float" office:value="18.05" calcext:value-type="float">
            <text:p>18.0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18.05" calcext:value-type="float">
            <text:p>18.05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office:value-type="float" office:value="19.2" calcext:value-type="float">
            <text:p>19.2</text:p>
          </table:table-cell>
          <table:table-cell table:style-name="ce17"/>
          <table:table-cell office:value-type="float" office:value="7.63333333333333" calcext:value-type="float">
            <text:p>7.6333333333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2.4727272727273" calcext:value-type="float">
            <text:p>12.4727272727</text:p>
          </table:table-cell>
        </table:table-row>
        <table:table-row table:style-name="ro2">
          <table:table-cell office:value-type="string" calcext:value-type="string">
            <text:p>GGA_BHC_ZK0029123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575" calcext:value-type="float">
            <text:p>575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716.666666666667" calcext:value-type="float">
            <text:p>716.666666666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7"/>
          <table:table-cell office:value-type="float" office:value="575" calcext:value-type="float">
            <text:p>575</text:p>
          </table:table-cell>
          <table:table-cell table:number-columns-repeated="16"/>
          <table:table-cell table:style-name="ce17"/>
          <table:table-cell/>
          <table:table-cell office:value-type="float" office:value="16.9" calcext:value-type="float">
            <text:p>16.9</text:p>
          </table:table-cell>
          <table:table-cell office:value-type="float" office:value="1000" calcext:value-type="float">
            <text:p>10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35.1" calcext:value-type="float">
            <text:p>635.1</text:p>
          </table:table-cell>
        </table:table-row>
        <table:table-row table:style-name="ro2">
          <table:table-cell office:value-type="string" calcext:value-type="string">
            <text:p>GGA_BHC_ZK0038199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table:style-name="ce17"/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900" calcext:value-type="float">
            <text:p>900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900" calcext:value-type="float">
            <text:p>90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900" calcext:value-type="float">
            <text:p>9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GGA_BHC_ZK0038828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GA_BHC_ZK0039294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style-name="ce13" office:value-type="float" office:value="822.222222222222" calcext:value-type="float">
            <text:p>822.2222222222</text:p>
          </table:table-cell>
          <table:table-cell table:number-columns-repeated="2"/>
          <table:table-cell table:style-name="ce17"/>
          <table:table-cell office:value-type="float" office:value="733.333333333333" calcext:value-type="float">
            <text:p>733.3333333333</text:p>
          </table:table-cell>
          <table:table-cell table:style-name="ce18" office:value-type="float" office:value="733.333333333333" calcext:value-type="float">
            <text:p>733.3333333333</text:p>
          </table:table-cell>
          <table:table-cell table:number-columns-repeated="2"/>
          <table:table-cell table:style-name="ce17"/>
          <table:table-cell table:style-name="ce18" office:value-type="float" office:value="680" calcext:value-type="float">
            <text:p>68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1000" calcext:value-type="float">
            <text:p>1000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84.615384615385" calcext:value-type="float">
            <text:p>784.6153846154</text:p>
          </table:table-cell>
        </table:table-row>
        <table:table-row table:style-name="ro2">
          <table:table-cell office:value-type="string" calcext:value-type="string">
            <text:p>GGA_BHC_ZK0046034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733.333333333333" calcext:value-type="float">
            <text:p>733.3333333333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33.333333333333" calcext:value-type="float">
            <text:p>733.3333333333</text:p>
          </table:table-cell>
        </table:table-row>
        <table:table-row table:style-name="ro2">
          <table:table-cell office:value-type="string" calcext:value-type="string">
            <text:p>GGA_BHC_ZK0046052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style-name="ce13" office:value-type="float" office:value="413.333333333333" calcext:value-type="float">
            <text:p>413.3333333333</text:p>
          </table:table-cell>
          <table:table-cell table:number-columns-repeated="2"/>
          <table:table-cell office:value-type="float" office:value="657.142857142857" calcext:value-type="float">
            <text:p>657.1428571429</text:p>
          </table:table-cell>
          <table:table-cell office:value-type="float" office:value="413.333333333333" calcext:value-type="float">
            <text:p>413.3333333333</text:p>
          </table:table-cell>
          <table:table-cell table:style-name="ce18" office:value-type="float" office:value="413.333333333333" calcext:value-type="float">
            <text:p>413.3333333333</text:p>
          </table:table-cell>
          <table:table-cell table:number-columns-repeated="2"/>
          <table:table-cell office:value-type="float" office:value="413.333333333333" calcext:value-type="float">
            <text:p>413.3333333333</text:p>
          </table:table-cell>
          <table:table-cell table:style-name="ce18" office:value-type="float" office:value="413.333333333333" calcext:value-type="float">
            <text:p>413.3333333333</text:p>
          </table:table-cell>
          <table:table-cell table:number-columns-repeated="2"/>
          <table:table-cell table:style-name="ce17"/>
          <table:table-cell table:style-name="ce18" office:value-type="float" office:value="1000" calcext:value-type="float">
            <text:p>1000</text:p>
          </table:table-cell>
          <table:table-cell table:number-columns-repeated="2"/>
          <table:table-cell office:value-type="float" office:value="413.333333333333" calcext:value-type="float">
            <text:p>413.3333333333</text:p>
          </table:table-cell>
          <table:table-cell/>
          <table:table-cell office:value-type="float" office:value="733.333333333333" calcext:value-type="float">
            <text:p>733.3333333333</text:p>
          </table:table-cell>
          <table:table-cell table:number-columns-repeated="2"/>
          <table:table-cell table:style-name="ce17"/>
          <table:table-cell office:value-type="float" office:value="413.333333333333" calcext:value-type="float">
            <text:p>413.3333333333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733.333333333333" calcext:value-type="float">
            <text:p>733.3333333333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number-columns-repeated="2" office:value-type="float" office:value="413.333333333333" calcext:value-type="float">
            <text:p>413.3333333333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76.705882352941" calcext:value-type="float">
            <text:p>476.7058823529</text:p>
          </table:table-cell>
        </table:table-row>
        <table:table-row table:style-name="ro2">
          <table:table-cell office:value-type="string" calcext:value-type="string">
            <text:p>GGA_BHC_ZK005155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2.5" calcext:value-type="float">
            <text:p>32.5</text:p>
          </table:table-cell>
          <table:table-cell/>
          <table:table-cell table:style-name="ce17"/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32.5" calcext:value-type="float">
            <text:p>32.5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9.5" calcext:value-type="float">
            <text:p>39.5</text:p>
          </table:table-cell>
        </table:table-row>
        <table:table-row table:style-name="ro2">
          <table:table-cell office:value-type="string" calcext:value-type="string">
            <text:p>GGA_BHC_ZK0090988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1" calcext:value-type="float">
            <text:p>1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GA_BHC_ZK0091588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office:value-type="float" office:value="3.66666666666667" calcext:value-type="float">
            <text:p>3.6666666667</text:p>
          </table:table-cell>
          <table:table-cell office:value-type="float" office:value="1.74285714285714" calcext:value-type="float">
            <text:p>1.7428571429</text:p>
          </table:table-cell>
          <table:table-cell table:number-columns-repeated="3"/>
          <table:table-cell office:value-type="float" office:value="3.66666666666667" calcext:value-type="float">
            <text:p>3.6666666667</text:p>
          </table:table-cell>
          <table:table-cell/>
          <table:table-cell table:style-name="ce18" office:value-type="float" office:value="2.775" calcext:value-type="float">
            <text:p>2.775</text:p>
          </table:table-cell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3.15714285714286" calcext:value-type="float">
            <text:p>3.1571428571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2.775" calcext:value-type="float">
            <text:p>2.775</text:p>
          </table:table-cell>
          <table:table-cell table:number-columns-repeated="2"/>
          <table:table-cell office:value-type="float" office:value="2.57777777777778" calcext:value-type="float">
            <text:p>2.5777777778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2.57777777777778" calcext:value-type="float">
            <text:p>2.5777777778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.81833333333333" calcext:value-type="float">
            <text:p>2.8183333333</text:p>
          </table:table-cell>
        </table:table-row>
        <table:table-row table:style-name="ro2">
          <table:table-cell office:value-type="string" calcext:value-type="string">
            <text:p>GGA_BHC_ZK0093035</text:p>
          </table:table-cell>
          <table:table-cell office:value-type="string" calcext:value-type="string">
            <text:p>C[C@]12C[C@H](O)[C@H]3[C@@H](CCC4=CC(=O)C=C[C@]34C)[C@@H]1CC[C@]2(O)C(=O)CO</text:p>
          </table:table-cell>
          <table:table-cell table:number-columns-repeated="3"/>
          <table:table-cell table:style-name="ce17"/>
          <table:table-cell office:value-type="float" office:value="10" calcext:value-type="float">
            <text:p>10</text:p>
          </table:table-cell>
          <table:table-cell table:number-columns-repeated="3"/>
          <table:table-cell table:style-name="ce17"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ce18" office:value-type="float" office:value="0.5" calcext:value-type="float">
            <text:p>0.5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.05263157894737" calcext:value-type="float">
            <text:p>1.0526315789</text:p>
          </table:table-cell>
        </table:table-row>
        <table:table-row table:style-name="ro2">
          <table:table-cell office:value-type="string" calcext:value-type="string">
            <text:p>GGA_BHC_ZK009563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7"/>
          <table:table-cell table:style-name="ce18" office:value-type="float" office:value="100" calcext:value-type="float">
            <text:p>100</text:p>
          </table:table-cell>
          <table:table-cell table:number-columns-repeated="2"/>
          <table:table-cell table:style-name="ce17"/>
          <table:table-cell table:style-name="ce18" office:value-type="float" office:value="100" calcext:value-type="float">
            <text:p>100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100" calcext:value-type="float">
            <text:p>1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94.1176470588235" calcext:value-type="float">
            <text:p>94.1176470588</text:p>
          </table:table-cell>
        </table:table-row>
        <table:table-row table:style-name="ro2">
          <table:table-cell office:value-type="string" calcext:value-type="string">
            <text:p>GGA_BHC_ZK0115194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0.355" calcext:value-type="float">
            <text:p>0.355</text:p>
          </table:table-cell>
          <table:table-cell table:number-columns-repeated="2"/>
          <table:table-cell table:style-name="ce17"/>
          <table:table-cell office:value-type="float" office:value="0.386363636363636" calcext:value-type="float">
            <text:p>0.3863636364</text:p>
          </table:table-cell>
          <table:table-cell table:style-name="ce18" office:value-type="float" office:value="0.355" calcext:value-type="float">
            <text:p>0.355</text:p>
          </table:table-cell>
          <table:table-cell table:number-columns-repeated="2"/>
          <table:table-cell office:value-type="float" office:value="0.447142857142857" calcext:value-type="float">
            <text:p>0.4471428571</text:p>
          </table:table-cell>
          <table:table-cell table:style-name="ce18" office:value-type="float" office:value="0.355" calcext:value-type="float">
            <text:p>0.355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0.55" calcext:value-type="float">
            <text:p>0.5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0.355" calcext:value-type="float">
            <text:p>0.35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.38551724137931" calcext:value-type="float">
            <text:p>0.3855172414</text:p>
          </table:table-cell>
        </table:table-row>
        <table:table-row table:style-name="ro2">
          <table:table-cell office:value-type="string" calcext:value-type="string">
            <text:p>GGA_BHC_ZK0115330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1.5" calcext:value-type="float">
            <text:p>1.5</text:p>
          </table:table-cell>
          <table:table-cell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1.2" calcext:value-type="float">
            <text:p>51.2</text:p>
          </table:table-cell>
        </table:table-row>
        <table:table-row table:style-name="ro2">
          <table:table-cell office:value-type="string" calcext:value-type="string">
            <text:p>GGA_BHC_ZK0117610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/>
          <table:table-cell office:value-type="float" office:value="3.5" calcext:value-type="float">
            <text:p>3.5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/>
          <table:table-cell table:style-name="ce17"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ce18" office:value-type="float" office:value="0.861111111111111" calcext:value-type="float">
            <text:p>0.8611111111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3.75" calcext:value-type="float">
            <text:p>3.75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5" calcext:value-type="float">
            <text:p>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.61458333333333" calcext:value-type="float">
            <text:p>2.6145833333</text:p>
          </table:table-cell>
        </table:table-row>
        <table:table-row table:style-name="ro2">
          <table:table-cell office:value-type="string" calcext:value-type="string">
            <text:p>GGA_BHC_ZK0118884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7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68.333333333333" calcext:value-type="float">
            <text:p>668.3333333333</text:p>
          </table:table-cell>
        </table:table-row>
        <table:table-row table:style-name="ro2">
          <table:table-cell office:value-type="string" calcext:value-type="string">
            <text:p>GGA_BHC_ZK011964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number-columns-repeated="2" office:value-type="float" office:value="650" calcext:value-type="float">
            <text:p>65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GGA_BHC_ZK0130707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/>
          <table:table-cell office:value-type="float" office:value="1.04" calcext:value-type="float">
            <text:p>1.04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1.04" calcext:value-type="float">
            <text:p>1.04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GGA_BHC_ZK013099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GGA_BHC_ZK013264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674.074074074074" calcext:value-type="float">
            <text:p>674.0740740741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41.176470588235" calcext:value-type="float">
            <text:p>741.1764705882</text:p>
          </table:table-cell>
        </table:table-row>
        <table:table-row table:style-name="ro2">
          <table:table-cell office:value-type="string" calcext:value-type="string">
            <text:p>GGA_BHC_ZK0134845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GGA_BHC_ZK0136295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0.37" calcext:value-type="float">
            <text:p>0.37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style-name="ce18" office:value-type="float" office:value="0.37" calcext:value-type="float">
            <text:p>0.37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0.37" calcext:value-type="float">
            <text:p>0.37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0.55" calcext:value-type="float">
            <text:p>0.5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.395714285714286" calcext:value-type="float">
            <text:p>0.3957142857</text:p>
          </table:table-cell>
        </table:table-row>
        <table:table-row table:style-name="ro2">
          <table:table-cell office:value-type="string" calcext:value-type="string">
            <text:p>GGA_BHC_ZK013812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GA_BHC_ZK0152387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style-name="ce18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30" calcext:value-type="float">
            <text:p>30</text:p>
          </table:table-cell>
          <table:table-cell table:style-name="ce17"/>
          <table:table-cell table:number-columns-repeated="7"/>
          <table:table-cell table:style-name="ce17"/>
          <table:table-cell table:number-columns-repeated="3"/>
          <table:table-cell table:style-name="ce18" office:value-type="float" office:value="21.4285714285714" calcext:value-type="float">
            <text:p>21.4285714286</text:p>
          </table:table-cell>
          <table:table-cell/>
          <table:table-cell table:style-name="ce17"/>
          <table:table-cell/>
          <table:table-cell office:value-type="float" office:value="24.5454545454545" calcext:value-type="float">
            <text:p>24.5454545455</text:p>
          </table:table-cell>
        </table:table-row>
        <table:table-row table:style-name="ro2">
          <table:table-cell office:value-type="string" calcext:value-type="string">
            <text:p>GGA_BHC_ZK0167054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3"/>
          <table:table-cell table:style-name="ce18" office:value-type="float" office:value="30" calcext:value-type="float">
            <text:p>30</text:p>
          </table:table-cell>
          <table:table-cell/>
          <table:table-cell table:style-name="ce17"/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GGA_BHC_ZK0203060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style-name="ce17"/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3"/>
          <table:table-cell table:style-name="ce17"/>
          <table:table-cell table:style-name="ce18" office:value-type="float" office:value="255" calcext:value-type="float">
            <text:p>255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number-columns-repeated="2" office:value-type="float" office:value="375" calcext:value-type="float">
            <text:p>37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375" calcext:value-type="float">
            <text:p>37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GGA_BHC_ZK0203278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0.16" calcext:value-type="float">
            <text:p>0.16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16" calcext:value-type="float">
            <text:p>0.16</text:p>
          </table:table-cell>
          <table:table-cell table:style-name="ce18" office:value-type="float" office:value="0.16" calcext:value-type="float">
            <text:p>0.16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18" office:value-type="float" office:value="0.16" calcext:value-type="float">
            <text:p>0.16</text:p>
          </table:table-cell>
          <table:table-cell table:number-columns-repeated="2"/>
          <table:table-cell table:style-name="ce17"/>
          <table:table-cell table:style-name="ce18" office:value-type="float" office:value="375" calcext:value-type="float">
            <text:p>375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17"/>
          <table:table-cell office:value-type="float" office:value="0.16" calcext:value-type="float">
            <text:p>0.16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0.085" calcext:value-type="float">
            <text:p>0.085</text:p>
          </table:table-cell>
          <table:table-cell table:number-columns-repeated="16"/>
          <table:table-cell office:value-type="float" office:value="0.16" calcext:value-type="float">
            <text:p>0.16</text:p>
          </table:table-cell>
          <table:table-cell/>
          <table:table-cell table:style-name="ce17"/>
          <table:table-cell office:value-type="float" office:value="0.085" calcext:value-type="float">
            <text:p>0.08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.8257142857143" calcext:value-type="float">
            <text:p>10.8257142857</text:p>
          </table:table-cell>
        </table:table-row>
        <table:table-row table:style-name="ro2">
          <table:table-cell office:value-type="string" calcext:value-type="string">
            <text:p>GGA_BHC_ZK0205097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0.16" calcext:value-type="float">
            <text:p>0.16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0.01" calcext:value-type="float">
            <text:p>0.01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string" calcext:value-type="string">
            <text:p>GGA_BHC_ZK0208983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1" calcext:value-type="float">
            <text:p>1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GGA_BHC_ZK0217044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office:value-type="float" office:value="284.333333333333" calcext:value-type="float">
            <text:p>284.3333333333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15.75" calcext:value-type="float">
            <text:p>215.75</text:p>
          </table:table-cell>
        </table:table-row>
        <table:table-row table:style-name="ro2">
          <table:table-cell office:value-type="string" calcext:value-type="string">
            <text:p>GGA_BHC_ZK0226830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373.333333333333" calcext:value-type="float">
            <text:p>373.3333333333</text:p>
          </table:table-cell>
          <table:table-cell table:number-columns-repeated="2"/>
          <table:table-cell office:value-type="float" office:value="433.333333333333" calcext:value-type="float">
            <text:p>433.3333333333</text:p>
          </table:table-cell>
          <table:table-cell office:value-type="float" office:value="350" calcext:value-type="float">
            <text:p>350</text:p>
          </table:table-cell>
          <table:table-cell table:style-name="ce18" office:value-type="float" office:value="350" calcext:value-type="float">
            <text:p>350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365" calcext:value-type="float">
            <text:p>365</text:p>
          </table:table-cell>
          <table:table-cell table:style-name="ce18" office:value-type="float" office:value="560" calcext:value-type="float">
            <text:p>560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/>
          <table:table-cell table:style-name="ce17"/>
          <table:table-cell office:value-type="float" office:value="680" calcext:value-type="float">
            <text:p>680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table:number-columns-repeated="5"/>
          <table:table-cell table:style-name="ce18" office:value-type="float" office:value="560" calcext:value-type="float">
            <text:p>56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6"/>
          <table:table-cell office:value-type="float" office:value="560" calcext:value-type="float">
            <text:p>560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54.5" calcext:value-type="float">
            <text:p>454.5</text:p>
          </table:table-cell>
        </table:table-row>
        <table:table-row table:style-name="ro2">
          <table:table-cell office:value-type="string" calcext:value-type="string">
            <text:p>GGA_BHC_ZK0230211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2"/>
          <table:table-cell table:style-name="ce17"/>
          <table:table-cell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GGA_BHC_ZK0235253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7"/>
          <table:table-cell table:style-name="ce18"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3.125" calcext:value-type="float">
            <text:p>43.125</text:p>
          </table:table-cell>
        </table:table-row>
        <table:table-row table:style-name="ro2">
          <table:table-cell office:value-type="string" calcext:value-type="string">
            <text:p>GGA_BHC_ZK0303398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office:value-type="float" office:value="20" calcext:value-type="float">
            <text:p>2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7.1428571428571" calcext:value-type="float">
            <text:p>27.1428571429</text:p>
          </table:table-cell>
        </table:table-row>
        <table:table-row table:style-name="ro2">
          <table:table-cell office:value-type="string" calcext:value-type="string">
            <text:p>GGA_BHC_ZK030470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43.333333333333" calcext:value-type="float">
            <text:p>143.3333333333</text:p>
          </table:table-cell>
        </table:table-row>
        <table:table-row table:style-name="ro2">
          <table:table-cell office:value-type="string" calcext:value-type="string">
            <text:p>GGA_BHC_ZK0355212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" calcext:value-type="float">
            <text:p>2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1.43333333333333" calcext:value-type="float">
            <text:p>1.4333333333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.75714285714286" calcext:value-type="float">
            <text:p>1.7571428571</text:p>
          </table:table-cell>
        </table:table-row>
        <table:table-row table:style-name="ro2">
          <table:table-cell office:value-type="string" calcext:value-type="string">
            <text:p>GGA_BHC_ZK081303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number-columns-repeated="2" office:value-type="float" office:value="300" calcext:value-type="float">
            <text:p>30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18" office:value-type="float" office:value="300" calcext:value-type="float">
            <text:p>3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office:value-type="float" office:value="350" calcext:value-type="float">
            <text:p>350</text:p>
          </table:table-cell>
          <table:table-cell table:style-name="ce17"/>
          <table:table-cell table:number-columns-repeated="4"/>
          <table:table-cell table:style-name="ce17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00.157894736842" calcext:value-type="float">
            <text:p>300.1578947368</text:p>
          </table:table-cell>
        </table:table-row>
        <table:table-row table:style-name="ro2">
          <table:table-cell office:value-type="string" calcext:value-type="string">
            <text:p>GGA_BHC_ZK0820973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GGA_BHC_ZK0821581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GGA_BHC_ZK09829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36.6666666666667" calcext:value-type="float">
            <text:p>36.6666666667</text:p>
          </table:table-cell>
          <table:table-cell table:number-columns-repeated="2"/>
          <table:table-cell table:style-name="ce17"/>
          <table:table-cell office:value-type="float" office:value="36.6666666666667" calcext:value-type="float">
            <text:p>36.6666666667</text:p>
          </table:table-cell>
          <table:table-cell table:style-name="ce18" office:value-type="float" office:value="36.6666666666667" calcext:value-type="float">
            <text:p>36.6666666667</text:p>
          </table:table-cell>
          <table:table-cell table:number-columns-repeated="2"/>
          <table:table-cell table:style-name="ce17"/>
          <table:table-cell table:style-name="ce18" office:value-type="float" office:value="36.6666666666667" calcext:value-type="float">
            <text:p>36.6666666667</text:p>
          </table:table-cell>
          <table:table-cell table:number-columns-repeated="2"/>
          <table:table-cell table:style-name="ce17"/>
          <table:table-cell table:style-name="ce18" office:value-type="float" office:value="24" calcext:value-type="float">
            <text:p>24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4.2307692307692" calcext:value-type="float">
            <text:p>34.2307692308</text:p>
          </table:table-cell>
        </table:table-row>
        <table:table-row table:style-name="ro2">
          <table:table-cell office:value-type="string" calcext:value-type="string">
            <text:p>GGA_BHC_ZK135079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style-name="ce18" office:value-type="float" office:value="3.75" calcext:value-type="float">
            <text:p>3.75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7"/>
          <table:table-cell table:style-name="ce18" office:value-type="float" office:value="14.1111111111111" calcext:value-type="float">
            <text:p>14.1111111111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1.1153846153846" calcext:value-type="float">
            <text:p>11.1153846154</text:p>
          </table:table-cell>
        </table:table-row>
        <table:table-row table:style-name="ro2">
          <table:table-cell office:value-type="string" calcext:value-type="string">
            <text:p>GGA_BHC_ZK222584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143.333333333333" calcext:value-type="float">
            <text:p>143.33333333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3.333333333333" calcext:value-type="float">
            <text:p>143.3333333333</text:p>
          </table:table-cell>
          <table:table-cell table:style-name="ce18" office:value-type="float" office:value="143.333333333333" calcext:value-type="float">
            <text:p>143.33333333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 table:style-name="ce18" office:value-type="float" office:value="143.333333333333" calcext:value-type="float">
            <text:p>143.3333333333</text:p>
          </table:table-cell>
          <table:table-cell/>
          <table:table-cell table:style-name="ce17"/>
          <table:table-cell table:number-columns-repeated="3"/>
          <table:table-cell table:style-name="ce17"/>
          <table:table-cell table:style-name="ce18" office:value-type="float" office:value="200" calcext:value-type="float">
            <text:p>200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200" calcext:value-type="float">
            <text:p>200</text:p>
          </table:table-cell>
          <table:table-cell table:style-name="ce18" office:value-type="float" office:value="143.333333333333" calcext:value-type="float">
            <text:p>143.3333333333</text:p>
          </table:table-cell>
          <table:table-cell table:number-columns-repeated="3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5"/>
          <table:table-cell table:style-name="ce17"/>
          <table:table-cell/>
          <table:table-cell office:value-type="float" office:value="164.583333333333" calcext:value-type="float">
            <text:p>164.5833333333</text:p>
          </table:table-cell>
        </table:table-row>
        <table:table-row table:style-name="ro2">
          <table:table-cell office:value-type="string" calcext:value-type="string">
            <text:p>GGA_BHC_ZK226830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2"/>
          <table:table-cell office:value-type="float" office:value="369.090909090909" calcext:value-type="float">
            <text:p>369.0909090909</text:p>
          </table:table-cell>
          <table:table-cell office:value-type="float" office:value="350" calcext:value-type="float">
            <text:p>350</text:p>
          </table:table-cell>
          <table:table-cell table:style-name="ce18" office:value-type="float" office:value="350" calcext:value-type="float">
            <text:p>350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350" calcext:value-type="float">
            <text:p>350</text:p>
          </table:table-cell>
          <table:table-cell table:style-name="ce18" office:value-type="float" office:value="430" calcext:value-type="float">
            <text:p>43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/>
          <table:table-cell table:style-name="ce17"/>
          <table:table-cell office:value-type="float" office:value="560" calcext:value-type="float">
            <text:p>560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table:number-columns-repeated="5"/>
          <table:table-cell table:style-name="ce18" office:value-type="float" office:value="560" calcext:value-type="float">
            <text:p>560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6"/>
          <table:table-cell office:value-type="float" office:value="560" calcext:value-type="float">
            <text:p>560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22.424242424242" calcext:value-type="float">
            <text:p>422.4242424242</text:p>
          </table:table-cell>
        </table:table-row>
        <table:table-row table:style-name="ro2">
          <table:table-cell office:value-type="string" calcext:value-type="string">
            <text:p>GGA_BHC_ZK235253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17"/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1.1111111111111" calcext:value-type="float">
            <text:p>51.1111111111</text:p>
          </table:table-cell>
        </table:table-row>
        <table:table-row table:style-name="ro2">
          <table:table-cell office:value-type="string" calcext:value-type="string">
            <text:p>GGA_BHC_ZK6033573</text:p>
          </table:table-cell>
          <table:table-cell office:value-type="string" calcext:value-type="string">
            <text:p>CC1=CC(=O)C=C2CC[C@H]3[C@@H]4CCC(=O)[C@@]4(C)CC[C@@H]3[C@@]12C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table:number-columns-repeated="16"/>
          <table:table-cell table:style-name="ce17"/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8.8888888888889" calcext:value-type="float">
            <text:p>78.8888888889</text:p>
          </table:table-cell>
        </table:table-row>
        <table:table-row table:style-name="ro2">
          <table:table-cell office:value-type="string" calcext:value-type="string">
            <text:p>GGA_BI_004</text:p>
          </table:table-cell>
          <table:table-cell office:value-type="string" calcext:value-type="string">
            <text:p>[H]Oc1ccc(cc1)C(C)(C)c1ccc(OCc2cccc(Oc3ccc(cc3)C(=N[H])N([H])C(=O)OCC)c2)cc1</text:p>
          </table:table-cell>
          <table:table-cell table:style-name="ce13" office:value-type="float" office:value="197.752808988764" calcext:value-type="float">
            <text:p>197.7528089888</text:p>
          </table:table-cell>
          <table:table-cell table:number-columns-repeated="2"/>
          <table:table-cell table:number-columns-repeated="2" office:value-type="float" office:value="203.333333333333" calcext:value-type="float">
            <text:p>203.3333333333</text:p>
          </table:table-cell>
          <table:table-cell/>
          <table:table-cell table:style-name="ce18" office:value-type="float" office:value="203.333333333333" calcext:value-type="float">
            <text:p>203.3333333333</text:p>
          </table:table-cell>
          <table:table-cell/>
          <table:table-cell office:value-type="float" office:value="203.333333333333" calcext:value-type="float">
            <text:p>203.3333333333</text:p>
          </table:table-cell>
          <table:table-cell table:number-columns-repeated="3"/>
          <table:table-cell office:value-type="float" office:value="203.333333333333" calcext:value-type="float">
            <text:p>203.3333333333</text:p>
          </table:table-cell>
          <table:table-cell table:style-name="ce18" office:value-type="float" office:value="197.894736842105" calcext:value-type="float">
            <text:p>197.8947368421</text:p>
          </table:table-cell>
          <table:table-cell table:number-columns-repeated="2"/>
          <table:table-cell office:value-type="float" office:value="203.333333333333" calcext:value-type="float">
            <text:p>203.3333333333</text:p>
          </table:table-cell>
          <table:table-cell table:style-name="ce18" office:value-type="float" office:value="203.333333333333" calcext:value-type="float">
            <text:p>203.3333333333</text:p>
          </table:table-cell>
          <table:table-cell office:value-type="float" office:value="203.333333333333" calcext:value-type="float">
            <text:p>203.3333333333</text:p>
          </table:table-cell>
          <table:table-cell table:number-columns-repeated="2"/>
          <table:table-cell table:number-columns-repeated="2" office:value-type="float" office:value="203.333333333333" calcext:value-type="float">
            <text:p>203.3333333333</text:p>
          </table:table-cell>
          <table:table-cell table:number-columns-repeated="4"/>
          <table:table-cell office:value-type="float" office:value="203.333333333333" calcext:value-type="float">
            <text:p>203.3333333333</text:p>
          </table:table-cell>
          <table:table-cell table:number-columns-repeated="3"/>
          <table:table-cell table:number-columns-repeated="2" table:style-name="ce18" office:value-type="float" office:value="203.333333333333" calcext:value-type="float">
            <text:p>203.3333333333</text:p>
          </table:table-cell>
          <table:table-cell table:number-columns-repeated="2"/>
          <table:table-cell office:value-type="float" office:value="203.333333333333" calcext:value-type="float">
            <text:p>203.3333333333</text:p>
          </table:table-cell>
          <table:table-cell table:number-columns-repeated="12"/>
          <table:table-cell table:style-name="ce18" office:value-type="float" office:value="203.333333333333" calcext:value-type="float">
            <text:p>203.3333333333</text:p>
          </table:table-cell>
          <table:table-cell table:number-columns-repeated="3"/>
          <table:table-cell office:value-type="float" office:value="203.333333333333" calcext:value-type="float">
            <text:p>203.3333333333</text:p>
          </table:table-cell>
          <table:table-cell/>
          <table:table-cell table:number-columns-repeated="3" office:value-type="float" office:value="203.333333333333" calcext:value-type="float">
            <text:p>203.3333333333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GGA_BI_005</text:p>
          </table:table-cell>
          <table:table-cell office:value-type="string" calcext:value-type="string">
            <text:p>Clc1ccc(cc1)C(=O)N1CCC(CC1)=Cc1ccc(cc1)C1=NCCO1</text:p>
          </table:table-cell>
          <table:table-cell table:style-name="ce13" office:value-type="float" office:value="728.965517241379" calcext:value-type="float">
            <text:p>728.9655172414</text:p>
          </table:table-cell>
          <table:table-cell table:number-columns-repeated="2"/>
          <table:table-cell table:number-columns-repeated="2" office:value-type="float" office:value="730" calcext:value-type="float">
            <text:p>730</text:p>
          </table:table-cell>
          <table:table-cell table:number-columns-repeated="2" table:style-name="ce18" office:value-type="float" office:value="730" calcext:value-type="float">
            <text:p>73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table:style-name="ce18" office:value-type="float" office:value="730" calcext:value-type="float">
            <text:p>730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table:style-name="ce18" office:value-type="float" office:value="730" calcext:value-type="float">
            <text:p>730</text:p>
          </table:table-cell>
          <table:table-cell office:value-type="float" office:value="786.153846153846" calcext:value-type="float">
            <text:p>786.1538461538</text:p>
          </table:table-cell>
          <table:table-cell table:number-columns-repeated="2"/>
          <table:table-cell table:style-name="ce17"/>
          <table:table-cell office:value-type="float" office:value="730" calcext:value-type="float">
            <text:p>730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 table:number-columns-repeated="3"/>
          <table:table-cell table:number-columns-repeated="4" table:style-name="ce18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table:number-columns-repeated="12"/>
          <table:table-cell table:style-name="ce18" office:value-type="float" office:value="730" calcext:value-type="float">
            <text:p>730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786.153846153846" calcext:value-type="float">
            <text:p>786.1538461538</text:p>
          </table:table-cell>
          <table:table-cell office:value-type="float" office:value="730" calcext:value-type="float">
            <text:p>730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33.939393939394" calcext:value-type="float">
            <text:p>733.9393939394</text:p>
          </table:table-cell>
        </table:table-row>
        <table:table-row table:style-name="ro2">
          <table:table-cell office:value-type="string" calcext:value-type="string">
            <text:p>GGA_BI_006</text:p>
          </table:table-cell>
          <table:table-cell office:value-type="string" calcext:value-type="string">
            <text:p>[H]OC(=O)\C=C\c1ccc(cc1)N([H])C(=O)C1(CCC1)N([H])C(=O)c1ccc2c(C3CCCC3)c(-c3ccccn3)n(C)c2c1</text:p>
          </table:table-cell>
          <table:table-cell table:number-columns-repeated="3"/>
          <table:table-cell table:number-columns-repeated="2" office:value-type="float" office:value="1514.28571428571" calcext:value-type="float">
            <text:p>1514.2857142857</text:p>
          </table:table-cell>
          <table:table-cell table:number-columns-repeated="3"/>
          <table:table-cell office:value-type="float" office:value="1514.28571428571" calcext:value-type="float">
            <text:p>1514.2857142857</text:p>
          </table:table-cell>
          <table:table-cell table:number-columns-repeated="3"/>
          <table:table-cell office:value-type="float" office:value="1514.28571428571" calcext:value-type="float">
            <text:p>1514.2857142857</text:p>
          </table:table-cell>
          <table:table-cell table:number-columns-repeated="3"/>
          <table:table-cell office:value-type="float" office:value="1514.28571428571" calcext:value-type="float">
            <text:p>1514.2857142857</text:p>
          </table:table-cell>
          <table:table-cell table:style-name="ce18" office:value-type="float" office:value="1514.28571428571" calcext:value-type="float">
            <text:p>1514.2857142857</text:p>
          </table:table-cell>
          <table:table-cell office:value-type="float" office:value="1413.33333333333" calcext:value-type="float">
            <text:p>1413.3333333333</text:p>
          </table:table-cell>
          <table:table-cell table:number-columns-repeated="2"/>
          <table:table-cell table:number-columns-repeated="2" office:value-type="float" office:value="1514.28571428571" calcext:value-type="float">
            <text:p>1514.2857142857</text:p>
          </table:table-cell>
          <table:table-cell table:number-columns-repeated="4"/>
          <table:table-cell office:value-type="float" office:value="1514.28571428571" calcext:value-type="float">
            <text:p>1514.2857142857</text:p>
          </table:table-cell>
          <table:table-cell table:number-columns-repeated="6"/>
          <table:table-cell table:style-name="ce18" office:value-type="float" office:value="1514.28571428571" calcext:value-type="float">
            <text:p>1514.2857142857</text:p>
          </table:table-cell>
          <table:table-cell office:value-type="float" office:value="1514.28571428571" calcext:value-type="float">
            <text:p>1514.2857142857</text:p>
          </table:table-cell>
          <table:table-cell table:number-columns-repeated="16"/>
          <table:table-cell office:value-type="float" office:value="1514.28571428571" calcext:value-type="float">
            <text:p>1514.2857142857</text:p>
          </table:table-cell>
          <table:table-cell/>
          <table:table-cell table:number-columns-repeated="3" office:value-type="float" office:value="1514.28571428571" calcext:value-type="float">
            <text:p>1514.2857142857</text:p>
          </table:table-cell>
          <table:table-cell table:style-name="ce18" office:value-type="float" office:value="1592.30769230769" calcext:value-type="float">
            <text:p>1592.3076923077</text:p>
          </table:table-cell>
          <table:table-cell table:number-columns-repeated="6"/>
          <table:table-cell office:value-type="float" office:value="1514.28571428571" calcext:value-type="float">
            <text:p>1514.2857142857</text:p>
          </table:table-cell>
          <table:table-cell table:number-columns-repeated="5"/>
          <table:table-cell table:style-name="ce17"/>
          <table:table-cell/>
          <table:table-cell office:value-type="float" office:value="1512.30158730159" calcext:value-type="float">
            <text:p>1512.3015873016</text:p>
          </table:table-cell>
        </table:table-row>
        <table:table-row table:style-name="ro2">
          <table:table-cell office:value-type="string" calcext:value-type="string">
            <text:p>GGA_BI_007</text:p>
          </table:table-cell>
          <table:table-cell office:value-type="string" calcext:value-type="string">
            <text:p>[H]N(C(=O)N([H])c1ccc(OCCN2CCOCC2)c2ccccc12)C1=NC(N=C1C(C)(C)C)c1ccc(C)cc1</text:p>
          </table:table-cell>
          <table:table-cell table:number-columns-repeated="3"/>
          <table:table-cell table:number-columns-repeated="2" office:value-type="float" office:value="26.2" calcext:value-type="float">
            <text:p>26.2</text:p>
          </table:table-cell>
          <table:table-cell table:number-columns-repeated="3"/>
          <table:table-cell office:value-type="float" office:value="26.2" calcext:value-type="float">
            <text:p>26.2</text:p>
          </table:table-cell>
          <table:table-cell table:number-columns-repeated="3"/>
          <table:table-cell office:value-type="float" office:value="26.2" calcext:value-type="float">
            <text:p>26.2</text:p>
          </table:table-cell>
          <table:table-cell table:number-columns-repeated="3"/>
          <table:table-cell office:value-type="float" office:value="26.2" calcext:value-type="float">
            <text:p>26.2</text:p>
          </table:table-cell>
          <table:table-cell table:style-name="ce18" office:value-type="float" office:value="26.2" calcext:value-type="float">
            <text:p>26.2</text:p>
          </table:table-cell>
          <table:table-cell office:value-type="float" office:value="28.5555555555556" calcext:value-type="float">
            <text:p>28.5555555556</text:p>
          </table:table-cell>
          <table:table-cell table:number-columns-repeated="2"/>
          <table:table-cell table:number-columns-repeated="2" office:value-type="float" office:value="26.2" calcext:value-type="float">
            <text:p>26.2</text:p>
          </table:table-cell>
          <table:table-cell table:number-columns-repeated="4"/>
          <table:table-cell office:value-type="float" office:value="26.2" calcext:value-type="float">
            <text:p>26.2</text:p>
          </table:table-cell>
          <table:table-cell table:number-columns-repeated="6"/>
          <table:table-cell table:style-name="ce18" office:value-type="float" office:value="26.2" calcext:value-type="float">
            <text:p>26.2</text:p>
          </table:table-cell>
          <table:table-cell office:value-type="float" office:value="26.2" calcext:value-type="float">
            <text:p>26.2</text:p>
          </table:table-cell>
          <table:table-cell table:number-columns-repeated="16"/>
          <table:table-cell office:value-type="float" office:value="26.2" calcext:value-type="float">
            <text:p>26.2</text:p>
          </table:table-cell>
          <table:table-cell/>
          <table:table-cell table:number-columns-repeated="3" office:value-type="float" office:value="26.2" calcext:value-type="float">
            <text:p>26.2</text:p>
          </table:table-cell>
          <table:table-cell table:style-name="ce18" office:value-type="float" office:value="69.2727272727273" calcext:value-type="float">
            <text:p>69.2727272727</text:p>
          </table:table-cell>
          <table:table-cell table:number-columns-repeated="6"/>
          <table:table-cell office:value-type="float" office:value="26.2" calcext:value-type="float">
            <text:p>26.2</text:p>
          </table:table-cell>
          <table:table-cell table:number-columns-repeated="5"/>
          <table:table-cell table:style-name="ce17"/>
          <table:table-cell/>
          <table:table-cell office:value-type="float" office:value="28.95" calcext:value-type="float">
            <text:p>28.95</text:p>
          </table:table-cell>
        </table:table-row>
        <table:table-row table:style-name="ro2">
          <table:table-cell office:value-type="string" calcext:value-type="string">
            <text:p>GGA_BI_008</text:p>
          </table:table-cell>
          <table:table-cell office:value-type="string" calcext:value-type="string">
            <text:p>COc1c(cc(cc1N(C)S(C)(=O)=O)C(C)(C)C)N(C)C(=O)N(C)c1ccc(-c2ccc(CN3CCOCC3)nc2)c2ccccc12</text:p>
          </table:table-cell>
          <table:table-cell table:number-columns-repeated="3"/>
          <table:table-cell table:number-columns-repeated="2" office:value-type="float" office:value="31.15" calcext:value-type="float">
            <text:p>31.15</text:p>
          </table:table-cell>
          <table:table-cell table:number-columns-repeated="3"/>
          <table:table-cell office:value-type="float" office:value="31.15" calcext:value-type="float">
            <text:p>31.15</text:p>
          </table:table-cell>
          <table:table-cell table:number-columns-repeated="3"/>
          <table:table-cell office:value-type="float" office:value="31.15" calcext:value-type="float">
            <text:p>31.15</text:p>
          </table:table-cell>
          <table:table-cell table:number-columns-repeated="3"/>
          <table:table-cell office:value-type="float" office:value="31.15" calcext:value-type="float">
            <text:p>31.15</text:p>
          </table:table-cell>
          <table:table-cell table:style-name="ce18" office:value-type="float" office:value="31.15" calcext:value-type="float">
            <text:p>31.15</text:p>
          </table:table-cell>
          <table:table-cell office:value-type="float" office:value="29.9047619047619" calcext:value-type="float">
            <text:p>29.9047619048</text:p>
          </table:table-cell>
          <table:table-cell table:number-columns-repeated="2"/>
          <table:table-cell table:number-columns-repeated="2" office:value-type="float" office:value="31.15" calcext:value-type="float">
            <text:p>31.15</text:p>
          </table:table-cell>
          <table:table-cell table:number-columns-repeated="4"/>
          <table:table-cell office:value-type="float" office:value="31.15" calcext:value-type="float">
            <text:p>31.15</text:p>
          </table:table-cell>
          <table:table-cell table:number-columns-repeated="6"/>
          <table:table-cell table:style-name="ce18" office:value-type="float" office:value="32.7894736842105" calcext:value-type="float">
            <text:p>32.7894736842</text:p>
          </table:table-cell>
          <table:table-cell office:value-type="float" office:value="31.15" calcext:value-type="float">
            <text:p>31.15</text:p>
          </table:table-cell>
          <table:table-cell table:number-columns-repeated="16"/>
          <table:table-cell office:value-type="float" office:value="31.15" calcext:value-type="float">
            <text:p>31.15</text:p>
          </table:table-cell>
          <table:table-cell/>
          <table:table-cell table:number-columns-repeated="3" office:value-type="float" office:value="31.15" calcext:value-type="float">
            <text:p>31.15</text:p>
          </table:table-cell>
          <table:table-cell table:style-name="ce18" office:value-type="float" office:value="31.15" calcext:value-type="float">
            <text:p>31.15</text:p>
          </table:table-cell>
          <table:table-cell table:number-columns-repeated="6"/>
          <table:table-cell office:value-type="float" office:value="31.15" calcext:value-type="float">
            <text:p>31.15</text:p>
          </table:table-cell>
          <table:table-cell table:number-columns-repeated="5"/>
          <table:table-cell table:style-name="ce17"/>
          <table:table-cell/>
          <table:table-cell office:value-type="float" office:value="31.1638888888889" calcext:value-type="float">
            <text:p>31.1638888889</text:p>
          </table:table-cell>
        </table:table-row>
        <table:table-row table:style-name="ro2">
          <table:table-cell office:value-type="string" calcext:value-type="string">
            <text:p>GGA_BI_009</text:p>
          </table:table-cell>
          <table:table-cell office:value-type="string" calcext:value-type="string">
            <text:p>Cl[H].C[C@@H](CN1CC[C@@]2(C)c3cccc(O)c3C[C@@H]1C2(C)C)OCc1ccccc1</text:p>
          </table:table-cell>
          <table:table-cell table:number-columns-repeated="3"/>
          <table:table-cell table:number-columns-repeated="2" office:value-type="float" office:value="30.8" calcext:value-type="float">
            <text:p>30.8</text:p>
          </table:table-cell>
          <table:table-cell table:style-name="ce18" office:value-type="float" office:value="30.8" calcext:value-type="float">
            <text:p>30.8</text:p>
          </table:table-cell>
          <table:table-cell table:number-columns-repeated="2"/>
          <table:table-cell office:value-type="float" office:value="30.3157894736842" calcext:value-type="float">
            <text:p>30.3157894737</text:p>
          </table:table-cell>
          <table:table-cell table:number-columns-repeated="3"/>
          <table:table-cell office:value-type="float" office:value="30.8" calcext:value-type="float">
            <text:p>30.8</text:p>
          </table:table-cell>
          <table:table-cell table:number-columns-repeated="3"/>
          <table:table-cell office:value-type="float" office:value="30.8" calcext:value-type="float">
            <text:p>30.8</text:p>
          </table:table-cell>
          <table:table-cell/>
          <table:table-cell office:value-type="float" office:value="30.8" calcext:value-type="float">
            <text:p>30.8</text:p>
          </table:table-cell>
          <table:table-cell table:number-columns-repeated="2"/>
          <table:table-cell table:style-name="ce17"/>
          <table:table-cell office:value-type="float" office:value="30.8" calcext:value-type="float">
            <text:p>30.8</text:p>
          </table:table-cell>
          <table:table-cell table:number-columns-repeated="4"/>
          <table:table-cell office:value-type="float" office:value="30.8" calcext:value-type="float">
            <text:p>30.8</text:p>
          </table:table-cell>
          <table:table-cell table:number-columns-repeated="6"/>
          <table:table-cell table:style-name="ce18" office:value-type="float" office:value="29.3333333333333" calcext:value-type="float">
            <text:p>29.3333333333</text:p>
          </table:table-cell>
          <table:table-cell office:value-type="float" office:value="30.8" calcext:value-type="float">
            <text:p>30.8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30.8" calcext:value-type="float">
            <text:p>30.8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30.8" calcext:value-type="float">
            <text:p>30.8</text:p>
          </table:table-cell>
          <table:table-cell/>
          <table:table-cell office:value-type="float" office:value="30.6666666666667" calcext:value-type="float">
            <text:p>30.6666666667</text:p>
          </table:table-cell>
        </table:table-row>
        <table:table-row table:style-name="ro2">
          <table:table-cell office:value-type="string" calcext:value-type="string">
            <text:p>GGA_BI_010</text:p>
          </table:table-cell>
          <table:table-cell office:value-type="string" calcext:value-type="string">
            <text:p>CN(CCc1cc(cc(c1)C(F)(F)F)C(F)(F)F)C(=O)[C@@H](N1CCN(CC2CC2)CC1)c1ccccc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4.4" calcext:value-type="float">
            <text:p>4.4</text:p>
          </table:table-cell>
          <table:table-cell table:number-columns-repeated="2" table:style-name="ce18" office:value-type="float" office:value="4.4" calcext:value-type="float">
            <text:p>4.4</text:p>
          </table:table-cell>
          <table:table-cell/>
          <table:table-cell office:value-type="float" office:value="7.13846153846154" calcext:value-type="float">
            <text:p>7.1384615385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table:style-name="ce18" office:value-type="float" office:value="4.4" calcext:value-type="float">
            <text:p>4.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table:style-name="ce18" office:value-type="float" office:value="4.4" calcext:value-type="float">
            <text:p>4.4</text:p>
          </table:table-cell>
          <table:table-cell table:style-name="ce18" office:value-type="float" office:value="4.4" calcext:value-type="float">
            <text:p>4.4</text:p>
          </table:table-cell>
          <table:table-cell office:value-type="float" office:value="4.4" calcext:value-type="float">
            <text:p>4.4</text:p>
          </table:table-cell>
          <table:table-cell table:style-name="ce18" office:value-type="float" office:value="4.4" calcext:value-type="float">
            <text:p>4.4</text:p>
          </table:table-cell>
          <table:table-cell table:number-columns-repeated="11"/>
          <table:table-cell table:style-name="ce18" office:value-type="float" office:value="4.4" calcext:value-type="float">
            <text:p>4.4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table:number-columns-repeated="3" office:value-type="float" office:value="4.4" calcext:value-type="float">
            <text:p>4.4</text:p>
          </table:table-cell>
          <table:table-cell table:number-columns-repeated="7"/>
          <table:table-cell office:value-type="float" office:value="4.4" calcext:value-type="float">
            <text:p>4.4</text:p>
          </table:table-cell>
          <table:table-cell table:number-columns-repeated="5"/>
          <table:table-cell office:value-type="float" office:value="4.4" calcext:value-type="float">
            <text:p>4.4</text:p>
          </table:table-cell>
          <table:table-cell/>
          <table:table-cell office:value-type="float" office:value="4.4863095238095" calcext:value-type="float">
            <text:p>4.4863095238</text:p>
          </table:table-cell>
        </table:table-row>
        <table:table-row table:style-name="ro2">
          <table:table-cell office:value-type="string" calcext:value-type="string">
            <text:p>GGA_BI_017</text:p>
          </table:table-cell>
          <table:table-cell office:value-type="string" calcext:value-type="string">
            <text:p>OS(=O)(=O)c1ccccc1</text:p>
          </table:table-cell>
          <table:table-cell table:number-columns-repeated="3"/>
          <table:table-cell table:number-columns-repeated="2" office:value-type="float" office:value="137.5" calcext:value-type="float">
            <text:p>137.5</text:p>
          </table:table-cell>
          <table:table-cell table:style-name="ce18" office:value-type="float" office:value="137.5" calcext:value-type="float">
            <text:p>137.5</text:p>
          </table:table-cell>
          <table:table-cell table:number-columns-repeated="2"/>
          <table:table-cell office:value-type="float" office:value="137.5" calcext:value-type="float">
            <text:p>137.5</text:p>
          </table:table-cell>
          <table:table-cell table:number-columns-repeated="3"/>
          <table:table-cell office:value-type="float" office:value="103.846153846154" calcext:value-type="float">
            <text:p>103.8461538462</text:p>
          </table:table-cell>
          <table:table-cell table:number-columns-repeated="3"/>
          <table:table-cell office:value-type="float" office:value="137.5" calcext:value-type="float">
            <text:p>137.5</text:p>
          </table:table-cell>
          <table:table-cell table:style-name="ce18" office:value-type="float" office:value="137.5" calcext:value-type="float">
            <text:p>137.5</text:p>
          </table:table-cell>
          <table:table-cell office:value-type="float" office:value="137.5" calcext:value-type="float">
            <text:p>137.5</text:p>
          </table:table-cell>
          <table:table-cell table:number-columns-repeated="2"/>
          <table:table-cell office:value-type="float" office:value="130.058823529412" calcext:value-type="float">
            <text:p>130.0588235294</text:p>
          </table:table-cell>
          <table:table-cell office:value-type="float" office:value="137.5" calcext:value-type="float">
            <text:p>137.5</text:p>
          </table:table-cell>
          <table:table-cell table:number-columns-repeated="4"/>
          <table:table-cell office:value-type="float" office:value="137.5" calcext:value-type="float">
            <text:p>137.5</text:p>
          </table:table-cell>
          <table:table-cell table:number-columns-repeated="5"/>
          <table:table-cell table:number-columns-repeated="2" table:style-name="ce18" office:value-type="float" office:value="137.5" calcext:value-type="float">
            <text:p>137.5</text:p>
          </table:table-cell>
          <table:table-cell office:value-type="float" office:value="146.666666666667" calcext:value-type="float">
            <text:p>146.6666666667</text:p>
          </table:table-cell>
          <table:table-cell table:number-columns-repeated="16"/>
          <table:table-cell office:value-type="float" office:value="137.5" calcext:value-type="float">
            <text:p>137.5</text:p>
          </table:table-cell>
          <table:table-cell/>
          <table:table-cell table:number-columns-repeated="3" office:value-type="float" office:value="137.5" calcext:value-type="float">
            <text:p>137.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36.00350877193" calcext:value-type="float">
            <text:p>136.0035087719</text:p>
          </table:table-cell>
        </table:table-row>
        <table:table-row table:style-name="ro2">
          <table:table-cell office:value-type="string" calcext:value-type="string">
            <text:p>GGA_GSK_BRL61063</text:p>
          </table:table-cell>
          <table:table-cell office:value-type="string" calcext:value-type="string">
            <text:p>Nc1nc2n(CC3CC3)c(=O)n(CC3CC3)c(=O)c2[nH]1</text:p>
          </table:table-cell>
          <table:table-cell table:style-name="ce13" office:value-type="float" office:value="0.35" calcext:value-type="float">
            <text:p>0.35</text:p>
          </table:table-cell>
          <table:table-cell table:number-columns-repeated="2"/>
          <table:table-cell table:number-columns-repeated="2" office:value-type="float" office:value="0.35" calcext:value-type="float">
            <text:p>0.35</text:p>
          </table:table-cell>
          <table:table-cell table:style-name="ce18" office:value-type="float" office:value="0.35" calcext:value-type="float">
            <text:p>0.35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style-name="ce18" office:value-type="float" office:value="0.35" calcext:value-type="float">
            <text:p>0.35</text:p>
          </table:table-cell>
          <table:table-cell table:style-name="ce17"/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257142857142857" calcext:value-type="float">
            <text:p>0.2571428571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"/>
          <table:table-cell table:style-name="ce18" office:value-type="float" office:value="0.35" calcext:value-type="float">
            <text:p>0.35</text:p>
          </table:table-cell>
          <table:table-cell table:number-columns-repeated="5"/>
          <table:table-cell table:style-name="ce17"/>
          <table:table-cell/>
          <table:table-cell office:value-type="float" office:value="0.35" calcext:value-type="float">
            <text:p>0.35</text:p>
          </table:table-cell>
          <table:table-cell table:style-name="ce17"/>
          <table:table-cell office:value-type="float" office:value="0.35" calcext:value-type="float">
            <text:p>0.3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0.343055555555556" calcext:value-type="float">
            <text:p>0.3430555556</text:p>
          </table:table-cell>
        </table:table-row>
        <table:table-row table:style-name="ro2">
          <table:table-cell office:value-type="string" calcext:value-type="string">
            <text:p>GGA_GSK_GI181771</text:p>
          </table:table-cell>
          <table:table-cell office:value-type="string" calcext:value-type="string">
            <text:p>CC(C)N(C(=O)CN1c2ccccc2N(c2ccccc2)C(=O)[C@@H](NC(=O)Nc2cccc(c2)C(O)=O)C1=O)c1ccccc1</text:p>
          </table:table-cell>
          <table:table-cell table:style-name="ce13" office:value-type="float" office:value="16.05" calcext:value-type="float">
            <text:p>16.05</text:p>
          </table:table-cell>
          <table:table-cell table:number-columns-repeated="2"/>
          <table:table-cell table:number-columns-repeated="2" office:value-type="float" office:value="16.05" calcext:value-type="float">
            <text:p>16.05</text:p>
          </table:table-cell>
          <table:table-cell table:style-name="ce18" office:value-type="float" office:value="16.05" calcext:value-type="float">
            <text:p>16.05</text:p>
          </table:table-cell>
          <table:table-cell table:number-columns-repeated="2"/>
          <table:table-cell office:value-type="float" office:value="16.05" calcext:value-type="float">
            <text:p>16.05</text:p>
          </table:table-cell>
          <table:table-cell table:number-columns-repeated="2"/>
          <table:table-cell table:style-name="ce18" office:value-type="float" office:value="12.2777777777778" calcext:value-type="float">
            <text:p>12.2777777778</text:p>
          </table:table-cell>
          <table:table-cell office:value-type="float" office:value="16.05" calcext:value-type="float">
            <text:p>16.05</text:p>
          </table:table-cell>
          <table:table-cell table:number-columns-repeated="3"/>
          <table:table-cell office:value-type="float" office:value="16.05" calcext:value-type="float">
            <text:p>16.05</text:p>
          </table:table-cell>
          <table:table-cell table:style-name="ce18" office:value-type="float" office:value="16.05" calcext:value-type="float">
            <text:p>16.05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  <table:table-cell office:value-type="float" office:value="16.05" calcext:value-type="float">
            <text:p>16.05</text:p>
          </table:table-cell>
          <table:table-cell office:value-type="float" office:value="15.3333333333333" calcext:value-type="float">
            <text:p>15.3333333333</text:p>
          </table:table-cell>
          <table:table-cell table:number-columns-repeated="4"/>
          <table:table-cell office:value-type="float" office:value="16.05" calcext:value-type="float">
            <text:p>16.05</text:p>
          </table:table-cell>
          <table:table-cell table:number-columns-repeated="6"/>
          <table:table-cell table:style-name="ce18" office:value-type="float" office:value="16.8815789473684" calcext:value-type="float">
            <text:p>16.8815789474</text:p>
          </table:table-cell>
          <table:table-cell office:value-type="float" office:value="16.05" calcext:value-type="float">
            <text:p>16.05</text:p>
          </table:table-cell>
          <table:table-cell table:number-columns-repeated="8"/>
          <table:table-cell table:style-name="ce18" office:value-type="float" office:value="17.5416666666667" calcext:value-type="float">
            <text:p>17.5416666667</text:p>
          </table:table-cell>
          <table:table-cell table:number-columns-repeated="7"/>
          <table:table-cell table:style-name="ce17"/>
          <table:table-cell/>
          <table:table-cell table:number-columns-repeated="3" office:value-type="float" office:value="16.05" calcext:value-type="float">
            <text:p>16.05</text:p>
          </table:table-cell>
          <table:table-cell table:number-columns-repeated="6"/>
          <table:table-cell table:style-name="ce18" office:value-type="float" office:value="16.05" calcext:value-type="float">
            <text:p>16.05</text:p>
          </table:table-cell>
          <table:table-cell office:value-type="float" office:value="16.05" calcext:value-type="float">
            <text:p>16.05</text:p>
          </table:table-cell>
          <table:table-cell table:number-columns-repeated="5"/>
          <table:table-cell table:style-name="ce17"/>
          <table:table-cell/>
          <table:table-cell office:value-type="float" office:value="15.9354651162791" calcext:value-type="float">
            <text:p>15.9354651163</text:p>
          </table:table-cell>
        </table:table-row>
        <table:table-row table:style-name="ro2">
          <table:table-cell office:value-type="string" calcext:value-type="string">
            <text:p>GGA_GSK_GI197111</text:p>
          </table:table-cell>
          <table:table-cell office:value-type="string" calcext:value-type="string">
            <text:p>[H][C@@]12CC[C@H](C(=O)NC3(CCCC3)c3ccc(Cl)cc3)[C@@]1(C)CC[C@@]1([H])[C@@]2([H])CC[C@@]2([H])NC(=C)C=C[C@]12C</text:p>
          </table:table-cell>
          <table:table-cell table:style-name="ce13" office:value-type="float" office:value="31.7647058823529" calcext:value-type="float">
            <text:p>31.7647058824</text:p>
          </table:table-cell>
          <table:table-cell table:number-columns-repeated="2"/>
          <table:table-cell table:number-columns-repeated="2" office:value-type="float" office:value="31.7647058823529" calcext:value-type="float">
            <text:p>31.7647058824</text:p>
          </table:table-cell>
          <table:table-cell table:style-name="ce18" office:value-type="float" office:value="31.7647058823529" calcext:value-type="float">
            <text:p>31.7647058824</text:p>
          </table:table-cell>
          <table:table-cell table:number-columns-repeated="2"/>
          <table:table-cell office:value-type="float" office:value="31.7647058823529" calcext:value-type="float">
            <text:p>31.7647058824</text:p>
          </table:table-cell>
          <table:table-cell table:number-columns-repeated="3"/>
          <table:table-cell office:value-type="float" office:value="31.7647058823529" calcext:value-type="float">
            <text:p>31.7647058824</text:p>
          </table:table-cell>
          <table:table-cell table:number-columns-repeated="3"/>
          <table:table-cell office:value-type="float" office:value="31.7647058823529" calcext:value-type="float">
            <text:p>31.7647058824</text:p>
          </table:table-cell>
          <table:table-cell table:style-name="ce18" office:value-type="float" office:value="31.7647058823529" calcext:value-type="float">
            <text:p>31.7647058824</text:p>
          </table:table-cell>
          <table:table-cell office:value-type="float" office:value="31.7647058823529" calcext:value-type="float">
            <text:p>31.7647058824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31.7647058823529" calcext:value-type="float">
            <text:p>31.7647058824</text:p>
          </table:table-cell>
          <table:table-cell table:number-columns-repeated="4"/>
          <table:table-cell office:value-type="float" office:value="31.7647058823529" calcext:value-type="float">
            <text:p>31.7647058824</text:p>
          </table:table-cell>
          <table:table-cell table:number-columns-repeated="6"/>
          <table:table-cell table:style-name="ce18" office:value-type="float" office:value="30.0138888888889" calcext:value-type="float">
            <text:p>30.0138888889</text:p>
          </table:table-cell>
          <table:table-cell office:value-type="float" office:value="31.7647058823529" calcext:value-type="float">
            <text:p>31.7647058824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31.7647058823529" calcext:value-type="float">
            <text:p>31.7647058824</text:p>
          </table:table-cell>
          <table:table-cell table:number-columns-repeated="7"/>
          <table:table-cell office:value-type="float" office:value="31.7647058823529" calcext:value-type="float">
            <text:p>31.7647058824</text:p>
          </table:table-cell>
          <table:table-cell table:number-columns-repeated="5"/>
          <table:table-cell table:style-name="ce17"/>
          <table:table-cell/>
          <table:table-cell office:value-type="float" office:value="31.4387254901961" calcext:value-type="float">
            <text:p>31.4387254902</text:p>
          </table:table-cell>
        </table:table-row>
        <table:table-row table:style-name="ro2">
          <table:table-cell office:value-type="string" calcext:value-type="string">
            <text:p>GGA_GSK_GI262570</text:p>
          </table:table-cell>
          <table:table-cell office:value-type="string" calcext:value-type="string">
            <text:p>Cc1oc(nc1CCOc1ccc(C[C@H](Nc2ccccc2C(=O)c2ccccc2)C(O)=O)cc1)-c1ccccc1</text:p>
          </table:table-cell>
          <table:table-cell table:style-name="ce13" office:value-type="float" office:value="151.084375" calcext:value-type="float">
            <text:p>151.084375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85.1" calcext:value-type="float">
            <text:p>85.1</text:p>
          </table:table-cell>
          <table:table-cell table:style-name="ce18" office:value-type="float" office:value="85.1" calcext:value-type="float">
            <text:p>85.1</text:p>
          </table:table-cell>
          <table:table-cell table:number-columns-repeated="2"/>
          <table:table-cell office:value-type="float" office:value="85.1" calcext:value-type="float">
            <text:p>85.1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85.1" calcext:value-type="float">
            <text:p>85.1</text:p>
          </table:table-cell>
          <table:table-cell table:style-name="ce18" office:value-type="float" office:value="178.944444444444" calcext:value-type="float">
            <text:p>178.9444444444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office:value-type="float" office:value="74.5736842105263" calcext:value-type="float">
            <text:p>74.5736842105</text:p>
          </table:table-cell>
          <table:table-cell office:value-type="float" office:value="85.1" calcext:value-type="float">
            <text:p>85.1</text:p>
          </table:table-cell>
          <table:table-cell table:number-columns-repeated="4"/>
          <table:table-cell office:value-type="float" office:value="85.1" calcext:value-type="float">
            <text:p>85.1</text:p>
          </table:table-cell>
          <table:table-cell table:number-columns-repeated="6"/>
          <table:table-cell table:style-name="ce18" office:value-type="float" office:value="85.1" calcext:value-type="float">
            <text:p>85.1</text:p>
          </table:table-cell>
          <table:table-cell office:value-type="float" office:value="85.1" calcext:value-type="float">
            <text:p>85.1</text:p>
          </table:table-cell>
          <table:table-cell table:number-columns-repeated="16"/>
          <table:table-cell office:value-type="float" office:value="85.1" calcext:value-type="float">
            <text:p>85.1</text:p>
          </table:table-cell>
          <table:table-cell/>
          <table:table-cell table:number-columns-repeated="3" office:value-type="float" office:value="85.1" calcext:value-type="float">
            <text:p>85.1</text:p>
          </table:table-cell>
          <table:table-cell table:number-columns-repeated="7"/>
          <table:table-cell office:value-type="float" office:value="85.1" calcext:value-type="float">
            <text:p>85.1</text:p>
          </table:table-cell>
          <table:table-cell table:number-columns-repeated="5"/>
          <table:table-cell office:value-type="float" office:value="0.64" calcext:value-type="float">
            <text:p>0.64</text:p>
          </table:table-cell>
          <table:table-cell/>
          <table:table-cell office:value-type="float" office:value="91.1149484536083" calcext:value-type="float">
            <text:p>91.1149484536</text:p>
          </table:table-cell>
        </table:table-row>
        <table:table-row table:style-name="ro2">
          <table:table-cell office:value-type="string" calcext:value-type="string">
            <text:p>GGA_GSK_GR215864</text:p>
          </table:table-cell>
          <table:table-cell office:value-type="string" calcext:value-type="string">
            <text:p>[H][C@@]12C[C@@H](C)[C@](OC(=O)CC)(C(=O)S[C@H]3CCOC3=O)[C@@]1(C)C[C@H](O)[C@@]1(F)[C@@]2([H])C[C@H](F)C2=CC(=O)C=C[C@]12C</text:p>
          </table:table-cell>
          <table:table-cell table:number-columns-repeated="3"/>
          <table:table-cell office:value-type="float" office:value="0.7775" calcext:value-type="float">
            <text:p>0.7775</text:p>
          </table:table-cell>
          <table:table-cell office:value-type="float" office:value="0.858571428571429" calcext:value-type="float">
            <text:p>0.8585714286</text:p>
          </table:table-cell>
          <table:table-cell table:number-columns-repeated="3"/>
          <table:table-cell office:value-type="float" office:value="0.7775" calcext:value-type="float">
            <text:p>0.7775</text:p>
          </table:table-cell>
          <table:table-cell table:number-columns-repeated="3"/>
          <table:table-cell office:value-type="float" office:value="0.7775" calcext:value-type="float">
            <text:p>0.7775</text:p>
          </table:table-cell>
          <table:table-cell table:number-columns-repeated="3"/>
          <table:table-cell office:value-type="float" office:value="0.7775" calcext:value-type="float">
            <text:p>0.7775</text:p>
          </table:table-cell>
          <table:table-cell/>
          <table:table-cell office:value-type="float" office:value="0.7775" calcext:value-type="float">
            <text:p>0.7775</text:p>
          </table:table-cell>
          <table:table-cell table:number-columns-repeated="2"/>
          <table:table-cell office:value-type="float" office:value="56.2466666666667" calcext:value-type="float">
            <text:p>56.2466666667</text:p>
          </table:table-cell>
          <table:table-cell office:value-type="float" office:value="0.565714285714286" calcext:value-type="float">
            <text:p>0.5657142857</text:p>
          </table:table-cell>
          <table:table-cell table:number-columns-repeated="4"/>
          <table:table-cell office:value-type="float" office:value="0.7775" calcext:value-type="float">
            <text:p>0.7775</text:p>
          </table:table-cell>
          <table:table-cell table:number-columns-repeated="7"/>
          <table:table-cell office:value-type="float" office:value="0.7775" calcext:value-type="float">
            <text:p>0.7775</text:p>
          </table:table-cell>
          <table:table-cell table:style-name="ce18" office:value-type="float" office:value="0.7775" calcext:value-type="float">
            <text:p>0.7775</text:p>
          </table:table-cell>
          <table:table-cell table:number-columns-repeated="15"/>
          <table:table-cell office:value-type="float" office:value="0.7775" calcext:value-type="float">
            <text:p>0.7775</text:p>
          </table:table-cell>
          <table:table-cell/>
          <table:table-cell table:number-columns-repeated="3" office:value-type="float" office:value="0.7775" calcext:value-type="float">
            <text:p>0.7775</text:p>
          </table:table-cell>
          <table:table-cell table:number-columns-repeated="7"/>
          <table:table-cell office:value-type="float" office:value="0.7775" calcext:value-type="float">
            <text:p>0.7775</text:p>
          </table:table-cell>
          <table:table-cell table:number-columns-repeated="5"/>
          <table:table-cell office:value-type="float" office:value="0.7775" calcext:value-type="float">
            <text:p>0.7775</text:p>
          </table:table-cell>
          <table:table-cell/>
          <table:table-cell office:value-type="float" office:value="4.46866666666667" calcext:value-type="float">
            <text:p>4.4686666667</text:p>
          </table:table-cell>
        </table:table-row>
        <table:table-row table:style-name="ro2">
          <table:table-cell office:value-type="string" calcext:value-type="string">
            <text:p>GGA_GSK_GR68170</text:p>
          </table:table-cell>
          <table:table-cell office:value-type="string" calcext:value-type="string">
            <text:p>CN\C(NCCCC#Cc1cccc(CN2CCCC2)c1)=C/[N+]([O-])=O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74.5645454545455" calcext:value-type="float">
            <text:p>74.564545454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float" office:value="82" calcext:value-type="float">
            <text:p>8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5"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office:value-type="float" office:value="87.7777777777778" calcext:value-type="float">
            <text:p>87.7777777778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/>
          <table:table-cell office:value-type="float" office:value="81.8247647058823" calcext:value-type="float">
            <text:p>81.8247647059</text:p>
          </table:table-cell>
        </table:table-row>
        <table:table-row table:style-name="ro2">
          <table:table-cell office:value-type="string" calcext:value-type="string">
            <text:p>GGA_GSK_GSK1614343</text:p>
          </table:table-cell>
          <table:table-cell office:value-type="string" calcext:value-type="string">
            <text:p>[H][C@]12CCCN1CCN(C2)[C@@H](C(=O)NNc1cc(cc(c1)C(F)(F)F)C(F)(F)F)c1cccnc1</text:p>
          </table:table-cell>
          <table:table-cell table:number-columns-repeated="3"/>
          <table:table-cell table:number-columns-repeated="2" office:value-type="float" office:value="21.25" calcext:value-type="float">
            <text:p>21.25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table:number-columns-repeated="3"/>
          <table:table-cell office:value-type="float" office:value="17.1428571428571" calcext:value-type="float">
            <text:p>17.1428571429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/>
          <table:table-cell office:value-type="float" office:value="21.25" calcext:value-type="float">
            <text:p>21.25</text:p>
          </table:table-cell>
          <table:table-cell table:number-columns-repeated="2"/>
          <table:table-cell table:number-columns-repeated="2" office:value-type="float" office:value="21.25" calcext:value-type="float">
            <text:p>21.25</text:p>
          </table:table-cell>
          <table:table-cell table:number-columns-repeated="4"/>
          <table:table-cell office:value-type="float" office:value="21.25" calcext:value-type="float">
            <text:p>21.25</text:p>
          </table:table-cell>
          <table:table-cell table:number-columns-repeated="7"/>
          <table:table-cell office:value-type="float" office:value="21.25" calcext:value-type="float">
            <text:p>21.25</text:p>
          </table:table-cell>
          <table:table-cell table:style-name="ce18" office:value-type="float" office:value="21.25" calcext:value-type="float">
            <text:p>21.25</text:p>
          </table:table-cell>
          <table:table-cell table:number-columns-repeated="15"/>
          <table:table-cell office:value-type="float" office:value="21.25" calcext:value-type="float">
            <text:p>21.25</text:p>
          </table:table-cell>
          <table:table-cell/>
          <table:table-cell table:number-columns-repeated="2" office:value-type="float" office:value="21.25" calcext:value-type="float">
            <text:p>21.25</text:p>
          </table:table-cell>
          <table:table-cell office:value-type="float" office:value="22.2222222222222" calcext:value-type="float">
            <text:p>22.2222222222</text:p>
          </table:table-cell>
          <table:table-cell table:number-columns-repeated="7"/>
          <table:table-cell office:value-type="float" office:value="21.25" calcext:value-type="float">
            <text:p>21.25</text:p>
          </table:table-cell>
          <table:table-cell table:number-columns-repeated="2"/>
          <table:table-cell table:style-name="ce18" office:value-type="float" office:value="21.25" calcext:value-type="float">
            <text:p>21.25</text:p>
          </table:table-cell>
          <table:table-cell table:number-columns-repeated="2"/>
          <table:table-cell office:value-type="float" office:value="21.25" calcext:value-type="float">
            <text:p>21.25</text:p>
          </table:table-cell>
          <table:table-cell/>
          <table:table-cell office:value-type="float" office:value="21.1111111111111" calcext:value-type="float">
            <text:p>21.1111111111</text:p>
          </table:table-cell>
        </table:table-row>
        <table:table-row table:style-name="ro2">
          <table:table-cell office:value-type="string" calcext:value-type="string">
            <text:p>GGA_GSK_GSK163929</text:p>
          </table:table-cell>
          <table:table-cell office:value-type="string" calcext:value-type="string">
            <text:p>[H][C@]12CC[C@]([H])(CC(C1)n1c(C)nc3ccccc13)N2CCC1(CCN(CC1)C(=O)c1cc(c(F)cc1Cl)S(=O)(=O)NC)c1cccc(F)c1</text:p>
          </table:table-cell>
          <table:table-cell table:number-columns-repeated="3"/>
          <table:table-cell table:number-columns-repeated="2" office:value-type="float" office:value="875" calcext:value-type="float">
            <text:p>875</text:p>
          </table:table-cell>
          <table:table-cell table:style-name="ce18" office:value-type="float" office:value="875" calcext:value-type="float">
            <text:p>875</text:p>
          </table:table-cell>
          <table:table-cell table:number-columns-repeated="2"/>
          <table:table-cell office:value-type="float" office:value="928.571428571429" calcext:value-type="float">
            <text:p>928.5714285714</text:p>
          </table:table-cell>
          <table:table-cell table:number-columns-repeated="3"/>
          <table:table-cell office:value-type="float" office:value="783.333333333333" calcext:value-type="float">
            <text:p>783.3333333333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/>
          <table:table-cell table:number-columns-repeated="2" office:value-type="float" office:value="875" calcext:value-type="float">
            <text:p>875</text:p>
          </table:table-cell>
          <table:table-cell table:number-columns-repeated="4"/>
          <table:table-cell office:value-type="float" office:value="875" calcext:value-type="float">
            <text:p>875</text:p>
          </table:table-cell>
          <table:table-cell table:number-columns-repeated="6"/>
          <table:table-cell table:style-name="ce18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table:number-columns-repeated="16"/>
          <table:table-cell office:value-type="float" office:value="875" calcext:value-type="float">
            <text:p>875</text:p>
          </table:table-cell>
          <table:table-cell/>
          <table:table-cell table:number-columns-repeated="3" office:value-type="float" office:value="875" calcext:value-type="float">
            <text:p>875</text:p>
          </table:table-cell>
          <table:table-cell table:number-columns-repeated="7"/>
          <table:table-cell office:value-type="float" office:value="875" calcext:value-type="float">
            <text:p>875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/>
          <table:table-cell office:value-type="float" office:value="871.875" calcext:value-type="float">
            <text:p>871.875</text:p>
          </table:table-cell>
        </table:table-row>
        <table:table-row table:style-name="ro2">
          <table:table-cell office:value-type="string" calcext:value-type="string">
            <text:p>GGA_GSK_GSK196369</text:p>
          </table:table-cell>
          <table:table-cell office:value-type="string" calcext:value-type="string">
            <text:p>CN1CCN(CC1)c1cccc2cc(cnc12)S(=O)(=O)c1ccc(F)cc1</text:p>
          </table:table-cell>
          <table:table-cell table:number-columns-repeated="3"/>
          <table:table-cell table:number-columns-repeated="2" office:value-type="float" office:value="35.0769230769231" calcext:value-type="float">
            <text:p>35.0769230769</text:p>
          </table:table-cell>
          <table:table-cell table:number-columns-repeated="2"/>
          <table:table-cell table:style-name="ce18" office:value-type="float" office:value="35.0769230769231" calcext:value-type="float">
            <text:p>35.0769230769</text:p>
          </table:table-cell>
          <table:table-cell office:value-type="float" office:value="68.2857142857143" calcext:value-type="float">
            <text:p>68.2857142857</text:p>
          </table:table-cell>
          <table:table-cell table:number-columns-repeated="3"/>
          <table:table-cell office:value-type="float" office:value="35.0769230769231" calcext:value-type="float">
            <text:p>35.0769230769</text:p>
          </table:table-cell>
          <table:table-cell/>
          <table:table-cell table:style-name="ce18" office:value-type="float" office:value="35.0769230769231" calcext:value-type="float">
            <text:p>35.0769230769</text:p>
          </table:table-cell>
          <table:table-cell/>
          <table:table-cell office:value-type="float" office:value="35.0769230769231" calcext:value-type="float">
            <text:p>35.0769230769</text:p>
          </table:table-cell>
          <table:table-cell/>
          <table:table-cell office:value-type="float" office:value="35.0769230769231" calcext:value-type="float">
            <text:p>35.0769230769</text:p>
          </table:table-cell>
          <table:table-cell table:number-columns-repeated="2"/>
          <table:table-cell table:number-columns-repeated="2" office:value-type="float" office:value="35.0769230769231" calcext:value-type="float">
            <text:p>35.0769230769</text:p>
          </table:table-cell>
          <table:table-cell table:number-columns-repeated="4"/>
          <table:table-cell office:value-type="float" office:value="35.0769230769231" calcext:value-type="float">
            <text:p>35.0769230769</text:p>
          </table:table-cell>
          <table:table-cell table:style-name="ce18" office:value-type="float" office:value="35.0769230769231" calcext:value-type="float">
            <text:p>35.0769230769</text:p>
          </table:table-cell>
          <table:table-cell table:number-columns-repeated="6"/>
          <table:table-cell office:value-type="float" office:value="35.0769230769231" calcext:value-type="float">
            <text:p>35.0769230769</text:p>
          </table:table-cell>
          <table:table-cell table:style-name="ce18" office:value-type="float" office:value="35.0769230769231" calcext:value-type="float">
            <text:p>35.0769230769</text:p>
          </table:table-cell>
          <table:table-cell table:number-columns-repeated="6"/>
          <table:table-cell table:style-name="ce18" office:value-type="float" office:value="35.0769230769231" calcext:value-type="float">
            <text:p>35.0769230769</text:p>
          </table:table-cell>
          <table:table-cell table:number-columns-repeated="8"/>
          <table:table-cell office:value-type="float" office:value="35.0769230769231" calcext:value-type="float">
            <text:p>35.0769230769</text:p>
          </table:table-cell>
          <table:table-cell/>
          <table:table-cell table:number-columns-repeated="2" office:value-type="float" office:value="35.0769230769231" calcext:value-type="float">
            <text:p>35.0769230769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35.0769230769231" calcext:value-type="float">
            <text:p>35.0769230769</text:p>
          </table:table-cell>
          <table:table-cell table:number-columns-repeated="5"/>
          <table:table-cell office:value-type="float" office:value="35.0769230769231" calcext:value-type="float">
            <text:p>35.0769230769</text:p>
          </table:table-cell>
          <table:table-cell/>
          <table:table-cell office:value-type="float" office:value="36.6886446886447" calcext:value-type="float">
            <text:p>36.6886446886</text:p>
          </table:table-cell>
        </table:table-row>
        <table:table-row table:style-name="ro2">
          <table:table-cell office:value-type="string" calcext:value-type="string">
            <text:p>GGA_GSK_GSK202405</text:p>
          </table:table-cell>
          <table:table-cell office:value-type="string" calcext:value-type="string">
            <text:p>[H][C@]12CC[C@]([H])(CC(C1)C=C(c1cccs1)c1cccs1)[N+]2(C)C</text:p>
          </table:table-cell>
          <table:table-cell table:number-columns-repeated="3"/>
          <table:table-cell table:number-columns-repeated="2" office:value-type="float" office:value="0.31" calcext:value-type="float">
            <text:p>0.31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/>
          <table:table-cell office:value-type="float" office:value="0.326315789473684" calcext:value-type="float">
            <text:p>0.3263157895</text:p>
          </table:table-cell>
          <table:table-cell table:number-columns-repeated="2"/>
          <table:table-cell table:number-columns-repeated="2" office:value-type="float" office:value="0.31" calcext:value-type="float">
            <text:p>0.31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 table:number-columns-repeated="7"/>
          <table:table-cell office:value-type="float" office:value="0.31" calcext:value-type="float">
            <text:p>0.31</text:p>
          </table:table-cell>
          <table:table-cell table:number-columns-repeated="16"/>
          <table:table-cell office:value-type="float" office:value="0.31" calcext:value-type="float">
            <text:p>0.31</text:p>
          </table:table-cell>
          <table:table-cell/>
          <table:table-cell table:number-columns-repeated="2" office:value-type="float" office:value="0.31" calcext:value-type="float">
            <text:p>0.31</text:p>
          </table:table-cell>
          <table:table-cell office:value-type="float" office:value="3.84705882352941" calcext:value-type="float">
            <text:p>3.8470588235</text:p>
          </table:table-cell>
          <table:table-cell table:number-columns-repeated="7"/>
          <table:table-cell office:value-type="float" office:value="0.31" calcext:value-type="float">
            <text:p>0.31</text:p>
          </table:table-cell>
          <table:table-cell table:number-columns-repeated="5"/>
          <table:table-cell office:value-type="float" office:value="0.31" calcext:value-type="float">
            <text:p>0.31</text:p>
          </table:table-cell>
          <table:table-cell/>
          <table:table-cell office:value-type="float" office:value="0.501265822784811" calcext:value-type="float">
            <text:p>0.5012658228</text:p>
          </table:table-cell>
        </table:table-row>
        <table:table-row table:style-name="ro2">
          <table:table-cell office:value-type="string" calcext:value-type="string">
            <text:p>GGA_GSK_GSK203815</text:p>
          </table:table-cell>
          <table:table-cell office:value-type="string" calcext:value-type="string">
            <text:p>COc1ccc2ncc(F)c(NC(=O)[C@@]3(O)CC[C@@H](CC3)NCc3cc4OCCOc4cn3)c2n1</text:p>
          </table:table-cell>
          <table:table-cell table:number-columns-repeated="3"/>
          <table:table-cell table:number-columns-repeated="2" office:value-type="float" office:value="162.5" calcext:value-type="float">
            <text:p>162.5</text:p>
          </table:table-cell>
          <table:table-cell table:number-columns-repeated="3"/>
          <table:table-cell office:value-type="float" office:value="185.714285714286" calcext:value-type="float">
            <text:p>185.7142857143</text:p>
          </table:table-cell>
          <table:table-cell table:number-columns-repeated="3"/>
          <table:table-cell office:value-type="float" office:value="162.5" calcext:value-type="float">
            <text:p>162.5</text:p>
          </table:table-cell>
          <table:table-cell table:number-columns-repeated="3"/>
          <table:table-cell office:value-type="float" office:value="162.5" calcext:value-type="float">
            <text:p>162.5</text:p>
          </table:table-cell>
          <table:table-cell/>
          <table:table-cell office:value-type="float" office:value="144.444444444444" calcext:value-type="float">
            <text:p>144.4444444444</text:p>
          </table:table-cell>
          <table:table-cell table:number-columns-repeated="2"/>
          <table:table-cell table:number-columns-repeated="2" office:value-type="float" office:value="162.5" calcext:value-type="float">
            <text:p>162.5</text:p>
          </table:table-cell>
          <table:table-cell table:number-columns-repeated="4"/>
          <table:table-cell office:value-type="float" office:value="162.5" calcext:value-type="float">
            <text:p>162.5</text:p>
          </table:table-cell>
          <table:table-cell table:number-columns-repeated="7"/>
          <table:table-cell office:value-type="float" office:value="162.5" calcext:value-type="float">
            <text:p>162.5</text:p>
          </table:table-cell>
          <table:table-cell table:number-columns-repeated="16"/>
          <table:table-cell office:value-type="float" office:value="162.5" calcext:value-type="float">
            <text:p>162.5</text:p>
          </table:table-cell>
          <table:table-cell/>
          <table:table-cell table:number-columns-repeated="3" office:value-type="float" office:value="162.5" calcext:value-type="float">
            <text:p>162.5</text:p>
          </table:table-cell>
          <table:table-cell table:number-columns-repeated="7"/>
          <table:table-cell office:value-type="float" office:value="162.5" calcext:value-type="float">
            <text:p>162.5</text:p>
          </table:table-cell>
          <table:table-cell table:number-columns-repeated="5"/>
          <table:table-cell office:value-type="float" office:value="162.5" calcext:value-type="float">
            <text:p>162.5</text:p>
          </table:table-cell>
          <table:table-cell/>
          <table:table-cell office:value-type="float" office:value="162.5" calcext:value-type="float">
            <text:p>162.5</text:p>
          </table:table-cell>
        </table:table-row>
        <table:table-row table:style-name="ro2">
          <table:table-cell office:value-type="string" calcext:value-type="string">
            <text:p>GGA_GSK_GSK232420</text:p>
          </table:table-cell>
          <table:table-cell office:value-type="string" calcext:value-type="string">
            <text:p>NC(=O)CN(CC(F)(F)F)c1ccc(C#N)c(c1)C(F)(F)F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/>
          <table:table-cell office:value-type="float" office:value="10.1538461538462" calcext:value-type="float">
            <text:p>10.153846153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  <table:table-cell table:style-name="ce1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7"/>
          <table:table-cell office:value-type="float" office:value="9.27272727272727" calcext:value-type="float">
            <text:p>9.272727272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float" office:value="10.8611111111111" calcext:value-type="float">
            <text:p>10.8611111111</text:p>
          </table:table-cell>
        </table:table-row>
        <table:table-row table:style-name="ro2">
          <table:table-cell office:value-type="string" calcext:value-type="string">
            <text:p>GGA_GSK_GSK232802</text:p>
          </table:table-cell>
          <table:table-cell office:value-type="string" calcext:value-type="string">
            <text:p>CC1(C)CC(CC(C)(C)C1)=C(c1ccc(O)cc1)c1ccc(cc1)C(O)=O</text:p>
          </table:table-cell>
          <table:table-cell table:number-columns-repeated="3"/>
          <table:table-cell table:number-columns-repeated="2" office:value-type="float" office:value="12.1666666666667" calcext:value-type="float">
            <text:p>12.1666666667</text:p>
          </table:table-cell>
          <table:table-cell table:style-name="ce18" office:value-type="float" office:value="12.1666666666667" calcext:value-type="float">
            <text:p>12.1666666667</text:p>
          </table:table-cell>
          <table:table-cell table:number-columns-repeated="2"/>
          <table:table-cell office:value-type="float" office:value="12.1666666666667" calcext:value-type="float">
            <text:p>12.1666666667</text:p>
          </table:table-cell>
          <table:table-cell table:number-columns-repeated="3"/>
          <table:table-cell office:value-type="float" office:value="12.1666666666667" calcext:value-type="float">
            <text:p>12.1666666667</text:p>
          </table:table-cell>
          <table:table-cell table:number-columns-repeated="3"/>
          <table:table-cell office:value-type="float" office:value="12.1666666666667" calcext:value-type="float">
            <text:p>12.1666666667</text:p>
          </table:table-cell>
          <table:table-cell/>
          <table:table-cell office:value-type="float" office:value="12.1666666666667" calcext:value-type="float">
            <text:p>12.1666666667</text:p>
          </table:table-cell>
          <table:table-cell table:number-columns-repeated="2"/>
          <table:table-cell table:number-columns-repeated="2" office:value-type="float" office:value="12.1666666666667" calcext:value-type="float">
            <text:p>12.1666666667</text:p>
          </table:table-cell>
          <table:table-cell table:number-columns-repeated="4"/>
          <table:table-cell office:value-type="float" office:value="12.1666666666667" calcext:value-type="float">
            <text:p>12.1666666667</text:p>
          </table:table-cell>
          <table:table-cell table:number-columns-repeated="6"/>
          <table:table-cell table:style-name="ce18" office:value-type="float" office:value="12.1666666666667" calcext:value-type="float">
            <text:p>12.1666666667</text:p>
          </table:table-cell>
          <table:table-cell office:value-type="float" office:value="12.1666666666667" calcext:value-type="float">
            <text:p>12.1666666667</text:p>
          </table:table-cell>
          <table:table-cell table:number-columns-repeated="16"/>
          <table:table-cell office:value-type="float" office:value="12.1666666666667" calcext:value-type="float">
            <text:p>12.1666666667</text:p>
          </table:table-cell>
          <table:table-cell/>
          <table:table-cell table:number-columns-repeated="3" office:value-type="float" office:value="12.1666666666667" calcext:value-type="float">
            <text:p>12.1666666667</text:p>
          </table:table-cell>
          <table:table-cell table:number-columns-repeated="7"/>
          <table:table-cell office:value-type="float" office:value="13.5384615384615" calcext:value-type="float">
            <text:p>13.5384615385</text:p>
          </table:table-cell>
          <table:table-cell table:number-columns-repeated="5"/>
          <table:table-cell office:value-type="float" office:value="12.3636363636364" calcext:value-type="float">
            <text:p>12.3636363636</text:p>
          </table:table-cell>
          <table:table-cell/>
          <table:table-cell office:value-type="float" office:value="12.2592592592593" calcext:value-type="float">
            <text:p>12.2592592593</text:p>
          </table:table-cell>
        </table:table-row>
        <table:table-row table:style-name="ro2">
          <table:table-cell office:value-type="string" calcext:value-type="string">
            <text:p>GGA_GSK_GSK236034</text:p>
          </table:table-cell>
          <table:table-cell office:value-type="string" calcext:value-type="string">
            <text:p>COc1cc2CCN(C)CCc2cc1S(=O)(=O)c1ccc(Cc2ccc(C)c(F)c2)cc1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25" calcext:value-type="float">
            <text:p>2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3.3333333333333" calcext:value-type="float">
            <text:p>23.3333333333</text:p>
          </table:table-cell>
          <table:table-cell/>
          <table:table-cell office:value-type="float" office:value="24.609375" calcext:value-type="float">
            <text:p>24.609375</text:p>
          </table:table-cell>
        </table:table-row>
        <table:table-row table:style-name="ro2">
          <table:table-cell office:value-type="string" calcext:value-type="string">
            <text:p>GGA_GSK_GSK258899</text:p>
          </table:table-cell>
          <table:table-cell office:value-type="string" calcext:value-type="string">
            <text:p>Cc1ccc(cc1-c1nc(NCc2ncc[nH]2)nc2n(-c3c(F)cccc3F)c(=O)ccc12)C(=O)Nc1nccs1</text:p>
          </table:table-cell>
          <table:table-cell table:style-name="ce13" office:value-type="float" office:value="6.108" calcext:value-type="float">
            <text:p>6.108</text:p>
          </table:table-cell>
          <table:table-cell table:number-columns-repeated="2"/>
          <table:table-cell table:number-columns-repeated="2" office:value-type="float" office:value="6.108" calcext:value-type="float">
            <text:p>6.108</text:p>
          </table:table-cell>
          <table:table-cell table:number-columns-repeated="3"/>
          <table:table-cell office:value-type="float" office:value="6.108" calcext:value-type="float">
            <text:p>6.108</text:p>
          </table:table-cell>
          <table:table-cell table:number-columns-repeated="3"/>
          <table:table-cell office:value-type="float" office:value="6.108" calcext:value-type="float">
            <text:p>6.108</text:p>
          </table:table-cell>
          <table:table-cell table:number-columns-repeated="3"/>
          <table:table-cell table:style-name="ce17"/>
          <table:table-cell/>
          <table:table-cell office:value-type="float" office:value="8.67428571428572" calcext:value-type="float">
            <text:p>8.6742857143</text:p>
          </table:table-cell>
          <table:table-cell table:number-columns-repeated="2"/>
          <table:table-cell office:value-type="float" office:value="6.18052631578947" calcext:value-type="float">
            <text:p>6.1805263158</text:p>
          </table:table-cell>
          <table:table-cell office:value-type="float" office:value="6.108" calcext:value-type="float">
            <text:p>6.108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6.108" calcext:value-type="float">
            <text:p>6.108</text:p>
          </table:table-cell>
          <table:table-cell table:number-columns-repeated="16"/>
          <table:table-cell office:value-type="float" office:value="6.108" calcext:value-type="float">
            <text:p>6.108</text:p>
          </table:table-cell>
          <table:table-cell/>
          <table:table-cell table:number-columns-repeated="3" office:value-type="float" office:value="6.108" calcext:value-type="float">
            <text:p>6.108</text:p>
          </table:table-cell>
          <table:table-cell table:number-columns-repeated="7"/>
          <table:table-cell office:value-type="float" office:value="6.108" calcext:value-type="float">
            <text:p>6.108</text:p>
          </table:table-cell>
          <table:table-cell table:number-columns-repeated="5"/>
          <table:table-cell office:value-type="float" office:value="6.108" calcext:value-type="float">
            <text:p>6.108</text:p>
          </table:table-cell>
          <table:table-cell/>
          <table:table-cell office:value-type="float" office:value="6.28071875000001" calcext:value-type="float">
            <text:p>6.28071875</text:p>
          </table:table-cell>
        </table:table-row>
        <table:table-row table:style-name="ro2">
          <table:table-cell office:value-type="string" calcext:value-type="string">
            <text:p>GGA_GSK_GSK269984</text:p>
          </table:table-cell>
          <table:table-cell office:value-type="string" calcext:value-type="string">
            <text:p>OC(=O)c1cccc(Cc2cc(Cl)ccc2OCc2ccc(Cl)cc2F)n1</text:p>
          </table:table-cell>
          <table:table-cell table:number-columns-repeated="3"/>
          <table:table-cell table:number-columns-repeated="2"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86.473" calcext:value-type="float">
            <text:p>186.473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7"/>
          <table:table-cell office:value-type="float" office:value="286" calcext:value-type="float">
            <text:p>286</text:p>
          </table:table-cell>
          <table:table-cell table:style-name="ce18" office:value-type="float" office:value="286" calcext:value-type="float">
            <text:p>286</text:p>
          </table:table-cell>
          <table:table-cell table:number-columns-repeated="15"/>
          <table:table-cell office:value-type="float" office:value="286" calcext:value-type="float">
            <text:p>286</text:p>
          </table:table-cell>
          <table:table-cell/>
          <table:table-cell table:number-columns-repeated="3" office:value-type="float" office:value="286" calcext:value-type="float">
            <text:p>286</text:p>
          </table:table-cell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/>
          <table:table-cell office:value-type="float" office:value="280.145470588235" calcext:value-type="float">
            <text:p>280.1454705882</text:p>
          </table:table-cell>
        </table:table-row>
        <table:table-row table:style-name="ro2">
          <table:table-cell office:value-type="string" calcext:value-type="string">
            <text:p>GGA_GSK_GSK626616</text:p>
          </table:table-cell>
          <table:table-cell office:value-type="string" calcext:value-type="string">
            <text:p>Clc1cccc(Cl)c1\N=C1\NC(=O)\C(S1)=C\c1ccc2nccnc2c1</text:p>
          </table:table-cell>
          <table:table-cell table:style-name="ce13" office:value-type="float" office:value="221.904761904762" calcext:value-type="float">
            <text:p>221.9047619048</text:p>
          </table:table-cell>
          <table:table-cell table:number-columns-repeated="2"/>
          <table:table-cell table:number-columns-repeated="2" office:value-type="float" office:value="277.5" calcext:value-type="float">
            <text:p>277.5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 table:number-columns-repeated="3"/>
          <table:table-cell office:value-type="float" office:value="666.666666666667" calcext:value-type="float">
            <text:p>666.6666666667</text:p>
          </table:table-cell>
          <table:table-cell/>
          <table:table-cell office:value-type="float" office:value="277.5" calcext:value-type="float">
            <text:p>277.5</text:p>
          </table:table-cell>
          <table:table-cell table:number-columns-repeated="2"/>
          <table:table-cell office:value-type="float" office:value="357.777777777778" calcext:value-type="float">
            <text:p>357.7777777778</text:p>
          </table:table-cell>
          <table:table-cell office:value-type="float" office:value="277.5" calcext:value-type="float">
            <text:p>277.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277.5" calcext:value-type="float">
            <text:p>277.5</text:p>
          </table:table-cell>
          <table:table-cell table:number-columns-repeated="16"/>
          <table:table-cell office:value-type="float" office:value="44" calcext:value-type="float">
            <text:p>44</text:p>
          </table:table-cell>
          <table:table-cell/>
          <table:table-cell office:value-type="float" office:value="277.5" calcext:value-type="float">
            <text:p>277.5</text:p>
          </table:table-cell>
          <table:table-cell office:value-type="float" office:value="666.666666666667" calcext:value-type="float">
            <text:p>666.6666666667</text:p>
          </table:table-cell>
          <table:table-cell office:value-type="float" office:value="315.714285714286" calcext:value-type="float">
            <text:p>315.7142857143</text:p>
          </table:table-cell>
          <table:table-cell/>
          <table:table-cell table:style-name="ce18" office:value-type="float" office:value="44" calcext:value-type="float">
            <text:p>44</text:p>
          </table:table-cell>
          <table:table-cell table:number-columns-repeated="5"/>
          <table:table-cell office:value-type="float" office:value="666.666666666667" calcext:value-type="float">
            <text:p>666.6666666667</text:p>
          </table:table-cell>
          <table:table-cell table:number-columns-repeated="5"/>
          <table:table-cell office:value-type="float" office:value="277.5" calcext:value-type="float">
            <text:p>277.5</text:p>
          </table:table-cell>
          <table:table-cell/>
          <table:table-cell office:value-type="float" office:value="285.234375" calcext:value-type="float">
            <text:p>285.234375</text:p>
          </table:table-cell>
        </table:table-row>
        <table:table-row table:style-name="ro2">
          <table:table-cell office:value-type="string" calcext:value-type="string">
            <text:p>GGA_GSK_GSK894281</text:p>
          </table:table-cell>
          <table:table-cell office:value-type="string" calcext:value-type="string">
            <text:p>COc1ccc(cc1NS(=O)(=O)c1ccc(-c2ccc(C)o2)c(F)c1)N1C[C@H](C)N[C@H](C)C1</text:p>
          </table:table-cell>
          <table:table-cell table:style-name="ce13" office:value-type="float" office:value="18.9831325301205" calcext:value-type="float">
            <text:p>18.9831325301</text:p>
          </table:table-cell>
          <table:table-cell table:number-columns-repeated="2"/>
          <table:table-cell office:value-type="float" office:value="14.26" calcext:value-type="float">
            <text:p>14.26</text:p>
          </table:table-cell>
          <table:table-cell office:value-type="float" office:value="18.7571428571429" calcext:value-type="float">
            <text:p>18.7571428571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2.3666666666667" calcext:value-type="float">
            <text:p>22.3666666667</text:p>
          </table:table-cell>
          <table:table-cell office:value-type="float" office:value="18.7571428571429" calcext:value-type="float">
            <text:p>18.7571428571</text:p>
          </table:table-cell>
          <table:table-cell table:number-columns-repeated="3"/>
          <table:table-cell office:value-type="float" office:value="18.7571428571429" calcext:value-type="float">
            <text:p>18.7571428571</text:p>
          </table:table-cell>
          <table:table-cell/>
          <table:table-cell table:style-name="ce18" office:value-type="float" office:value="18.7571428571429" calcext:value-type="float">
            <text:p>18.7571428571</text:p>
          </table:table-cell>
          <table:table-cell/>
          <table:table-cell table:style-name="ce17"/>
          <table:table-cell/>
          <table:table-cell office:value-type="float" office:value="18.7571428571429" calcext:value-type="float">
            <text:p>18.7571428571</text:p>
          </table:table-cell>
          <table:table-cell table:number-columns-repeated="2"/>
          <table:table-cell table:number-columns-repeated="2" office:value-type="float" office:value="18.7571428571429" calcext:value-type="float">
            <text:p>18.7571428571</text:p>
          </table:table-cell>
          <table:table-cell table:number-columns-repeated="3"/>
          <table:table-cell table:style-name="ce18" office:value-type="float" office:value="30" calcext:value-type="float">
            <text:p>30</text:p>
          </table:table-cell>
          <table:table-cell office:value-type="float" office:value="18.7571428571429" calcext:value-type="float">
            <text:p>18.7571428571</text:p>
          </table:table-cell>
          <table:table-cell table:number-columns-repeated="7"/>
          <table:table-cell office:value-type="float" office:value="18.7571428571429" calcext:value-type="float">
            <text:p>18.7571428571</text:p>
          </table:table-cell>
          <table:table-cell table:style-name="ce18" office:value-type="float" office:value="14.26" calcext:value-type="float">
            <text:p>14.26</text:p>
          </table:table-cell>
          <table:table-cell table:number-columns-repeated="7"/>
          <table:table-cell table:style-name="ce18" office:value-type="float" office:value="20.7875" calcext:value-type="float">
            <text:p>20.7875</text:p>
          </table:table-cell>
          <table:table-cell table:number-columns-repeated="3"/>
          <table:table-cell table:style-name="ce18" office:value-type="float" office:value="14.26" calcext:value-type="float">
            <text:p>14.26</text:p>
          </table:table-cell>
          <table:table-cell/>
          <table:table-cell table:style-name="ce18" office:value-type="float" office:value="18.7571428571429" calcext:value-type="float">
            <text:p>18.7571428571</text:p>
          </table:table-cell>
          <table:table-cell/>
          <table:table-cell office:value-type="float" office:value="18.7571428571429" calcext:value-type="float">
            <text:p>18.7571428571</text:p>
          </table:table-cell>
          <table:table-cell/>
          <table:table-cell office:value-type="float" office:value="14.26" calcext:value-type="float">
            <text:p>14.26</text:p>
          </table:table-cell>
          <table:table-cell office:value-type="float" office:value="18.7571428571429" calcext:value-type="float">
            <text:p>18.7571428571</text:p>
          </table:table-cell>
          <table:table-cell office:value-type="float" office:value="18.1733333333333" calcext:value-type="float">
            <text:p>18.1733333333</text:p>
          </table:table-cell>
          <table:table-cell table:number-columns-repeated="7"/>
          <table:table-cell office:value-type="float" office:value="18.7571428571429" calcext:value-type="float">
            <text:p>18.7571428571</text:p>
          </table:table-cell>
          <table:table-cell table:number-columns-repeated="2"/>
          <table:table-cell table:style-name="ce18" office:value-type="float" office:value="18.7571428571429" calcext:value-type="float">
            <text:p>18.7571428571</text:p>
          </table:table-cell>
          <table:table-cell table:number-columns-repeated="2"/>
          <table:table-cell office:value-type="float" office:value="18.7571428571429" calcext:value-type="float">
            <text:p>18.7571428571</text:p>
          </table:table-cell>
          <table:table-cell/>
          <table:table-cell office:value-type="float" office:value="19.0179611650486" calcext:value-type="float">
            <text:p>19.017961165</text:p>
          </table:table-cell>
        </table:table-row>
        <table:table-row table:style-name="ro2">
          <table:table-cell office:value-type="string" calcext:value-type="string">
            <text:p>GGA_GSK_GSK960502</text:p>
          </table:table-cell>
          <table:table-cell office:value-type="string" calcext:value-type="string">
            <text:p>Cc1cc(cc2c(Nc3cccc(c3)C#N)c(nnc12)C(N)=O)S(C)(=O)=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22875" calcext:value-type="float">
            <text:p>0.22875</text:p>
          </table:table-cell>
          <table:table-cell table:number-columns-repeated="3"/>
          <table:table-cell office:value-type="float" office:value="0.22875" calcext:value-type="float">
            <text:p>0.22875</text:p>
          </table:table-cell>
          <table:table-cell table:number-columns-repeated="3"/>
          <table:table-cell office:value-type="float" office:value="0.22875" calcext:value-type="float">
            <text:p>0.22875</text:p>
          </table:table-cell>
          <table:table-cell table:number-columns-repeated="3"/>
          <table:table-cell office:value-type="float" office:value="0.22875" calcext:value-type="float">
            <text:p>0.22875</text:p>
          </table:table-cell>
          <table:table-cell/>
          <table:table-cell office:value-type="float" office:value="0.22875" calcext:value-type="float">
            <text:p>0.22875</text:p>
          </table:table-cell>
          <table:table-cell table:number-columns-repeated="2"/>
          <table:table-cell table:number-columns-repeated="2" office:value-type="float" office:value="0.22875" calcext:value-type="float">
            <text:p>0.22875</text:p>
          </table:table-cell>
          <table:table-cell table:number-columns-repeated="4"/>
          <table:table-cell office:value-type="float" office:value="0.22875" calcext:value-type="float">
            <text:p>0.22875</text:p>
          </table:table-cell>
          <table:table-cell table:number-columns-repeated="7"/>
          <table:table-cell office:value-type="float" office:value="0.22875" calcext:value-type="float">
            <text:p>0.22875</text:p>
          </table:table-cell>
          <table:table-cell table:number-columns-repeated="2"/>
          <table:table-cell table:style-name="ce18" office:value-type="float" office:value="0.22875" calcext:value-type="float">
            <text:p>0.22875</text:p>
          </table:table-cell>
          <table:table-cell table:number-columns-repeated="13"/>
          <table:table-cell office:value-type="float" office:value="0.22875" calcext:value-type="float">
            <text:p>0.22875</text:p>
          </table:table-cell>
          <table:table-cell/>
          <table:table-cell table:number-columns-repeated="3" office:value-type="float" office:value="0.22875" calcext:value-type="float">
            <text:p>0.22875</text:p>
          </table:table-cell>
          <table:table-cell table:number-columns-repeated="7"/>
          <table:table-cell office:value-type="float" office:value="0.22875" calcext:value-type="float">
            <text:p>0.22875</text:p>
          </table:table-cell>
          <table:table-cell table:number-columns-repeated="5"/>
          <table:table-cell office:value-type="float" office:value="0.218571428571429" calcext:value-type="float">
            <text:p>0.2185714286</text:p>
          </table:table-cell>
          <table:table-cell/>
          <table:table-cell office:value-type="float" office:value="0.226544117647059" calcext:value-type="float">
            <text:p>0.2265441176</text:p>
          </table:table-cell>
        </table:table-row>
        <table:table-row table:style-name="ro2">
          <table:table-cell office:value-type="string" calcext:value-type="string">
            <text:p>GGA_GSK_GW273225</text:p>
          </table:table-cell>
          <table:table-cell office:value-type="string" calcext:value-type="string">
            <text:p>Nc1nc(N)c(c(CF)n1)-c1cccc(Cl)c1Cl</text:p>
          </table:table-cell>
          <table:table-cell table:style-name="ce13" office:value-type="float" office:value="21.6666666666667" calcext:value-type="float">
            <text:p>21.6666666667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style-name="ce18" office:value-type="float" office:value="37.1428571428571" calcext:value-type="float">
            <text:p>37.14285714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7.1428571428571" calcext:value-type="float">
            <text:p>37.142857142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8" office:value-type="float" office:value="19.0909090909091" calcext:value-type="float">
            <text:p>19.090909090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18" office:value-type="float" office:value="21.6666666666667" calcext:value-type="float">
            <text:p>21.6666666667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9" calcext:value-type="float">
            <text:p>28.9</text:p>
          </table:table-cell>
          <table:table-cell/>
          <table:table-cell office:value-type="float" office:value="29.688125" calcext:value-type="float">
            <text:p>29.688125</text:p>
          </table:table-cell>
        </table:table-row>
        <table:table-row table:style-name="ro2">
          <table:table-cell office:value-type="string" calcext:value-type="string">
            <text:p>GGA_GSK_GW409544</text:p>
          </table:table-cell>
          <table:table-cell office:value-type="string" calcext:value-type="string">
            <text:p>C\C(N[C@H](C(O)=O)Cc1ccc(OCCc2nc(oc2C)-c2ccccc2)cc1)=C\C(=O)c1ccccc1</text:p>
          </table:table-cell>
          <table:table-cell table:style-name="ce13" office:value-type="float" office:value="10.030303030303" calcext:value-type="float">
            <text:p>10.0303030303</text:p>
          </table:table-cell>
          <table:table-cell table:number-columns-repeated="2"/>
          <table:table-cell office:value-type="float" office:value="10.3333333333333" calcext:value-type="float">
            <text:p>10.3333333333</text:p>
          </table:table-cell>
          <table:table-cell office:value-type="float" office:value="10.0769230769231" calcext:value-type="float">
            <text:p>10.0769230769</text:p>
          </table:table-cell>
          <table:table-cell table:style-name="ce18" office:value-type="float" office:value="10.0769230769231" calcext:value-type="float">
            <text:p>10.0769230769</text:p>
          </table:table-cell>
          <table:table-cell table:number-columns-repeated="2"/>
          <table:table-cell office:value-type="float" office:value="10.0769230769231" calcext:value-type="float">
            <text:p>10.0769230769</text:p>
          </table:table-cell>
          <table:table-cell table:number-columns-repeated="3"/>
          <table:table-cell office:value-type="float" office:value="10.3333333333333" calcext:value-type="float">
            <text:p>10.3333333333</text:p>
          </table:table-cell>
          <table:table-cell table:number-columns-repeated="3"/>
          <table:table-cell office:value-type="float" office:value="10.0769230769231" calcext:value-type="float">
            <text:p>10.0769230769</text:p>
          </table:table-cell>
          <table:table-cell table:style-name="ce18" office:value-type="float" office:value="10.0769230769231" calcext:value-type="float">
            <text:p>10.0769230769</text:p>
          </table:table-cell>
          <table:table-cell office:value-type="float" office:value="10.0769230769231" calcext:value-type="float">
            <text:p>10.0769230769</text:p>
          </table:table-cell>
          <table:table-cell table:number-columns-repeated="2"/>
          <table:table-cell table:number-columns-repeated="2" office:value-type="float" office:value="10.0769230769231" calcext:value-type="float">
            <text:p>10.0769230769</text:p>
          </table:table-cell>
          <table:table-cell table:number-columns-repeated="3"/>
          <table:table-cell table:style-name="ce18" office:value-type="float" office:value="50" calcext:value-type="float">
            <text:p>50</text:p>
          </table:table-cell>
          <table:table-cell office:value-type="float" office:value="10.0769230769231" calcext:value-type="float">
            <text:p>10.0769230769</text:p>
          </table:table-cell>
          <table:table-cell table:number-columns-repeated="6"/>
          <table:table-cell table:style-name="ce18" office:value-type="float" office:value="10.0769230769231" calcext:value-type="float">
            <text:p>10.0769230769</text:p>
          </table:table-cell>
          <table:table-cell office:value-type="float" office:value="10.0769230769231" calcext:value-type="float">
            <text:p>10.0769230769</text:p>
          </table:table-cell>
          <table:table-cell table:number-columns-repeated="16"/>
          <table:table-cell office:value-type="float" office:value="10.0769230769231" calcext:value-type="float">
            <text:p>10.0769230769</text:p>
          </table:table-cell>
          <table:table-cell/>
          <table:table-cell table:number-columns-repeated="3" office:value-type="float" office:value="10.0769230769231" calcext:value-type="float">
            <text:p>10.0769230769</text:p>
          </table:table-cell>
          <table:table-cell table:number-columns-repeated="7"/>
          <table:table-cell office:value-type="float" office:value="9.28" calcext:value-type="float">
            <text:p>9.28</text:p>
          </table:table-cell>
          <table:table-cell table:number-columns-repeated="5"/>
          <table:table-cell table:style-name="ce17"/>
          <table:table-cell/>
          <table:table-cell office:value-type="float" office:value="10.1174089068826" calcext:value-type="float">
            <text:p>10.1174089069</text:p>
          </table:table-cell>
        </table:table-row>
        <table:table-row table:style-name="ro2">
          <table:table-cell office:value-type="string" calcext:value-type="string">
            <text:p>GGA_GSK_GW502070</text:p>
          </table:table-cell>
          <table:table-cell office:value-type="string" calcext:value-type="string">
            <text:p>FC(F)(F)c1ccc(cc1)-c1ccccc1C(=O)Nc1ccc(cc1)N1CCN(Cc2cccc(c2)C#N)CC1</text:p>
          </table:table-cell>
          <table:table-cell table:style-name="ce13" office:value-type="float" office:value="49.3712121212121" calcext:value-type="float">
            <text:p>49.3712121212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5"/>
          <table:table-cell table:style-name="ce17"/>
          <table:table-cell/>
          <table:table-cell office:value-type="float" office:value="49.3419062027231" calcext:value-type="float">
            <text:p>49.3419062027</text:p>
          </table:table-cell>
        </table:table-row>
        <table:table-row table:style-name="ro2">
          <table:table-cell office:value-type="string" calcext:value-type="string">
            <text:p>GGA_GSK_GW584148</text:p>
          </table:table-cell>
          <table:table-cell office:value-type="string" calcext:value-type="string">
            <text:p>COc1ccc(cc1)N1CCN(Cc2nc(sc2CSc2ccc(OC(C)(C)C(O)=O)cc2)-c2ccc(cc2)C(F)(F)F)CC1</text:p>
          </table:table-cell>
          <table:table-cell table:style-name="ce13" office:value-type="float" office:value="10.3953488372093" calcext:value-type="float">
            <text:p>10.3953488372</text:p>
          </table:table-cell>
          <table:table-cell table:number-columns-repeated="2"/>
          <table:table-cell office:value-type="float" office:value="10.6428571428571" calcext:value-type="float">
            <text:p>10.6428571429</text:p>
          </table:table-cell>
          <table:table-cell office:value-type="float" office:value="9.85185185185185" calcext:value-type="float">
            <text:p>9.8518518519</text:p>
          </table:table-cell>
          <table:table-cell table:style-name="ce18" office:value-type="float" office:value="10.6428571428571" calcext:value-type="float">
            <text:p>10.6428571429</text:p>
          </table:table-cell>
          <table:table-cell table:style-name="ce18" office:value-type="float" office:value="11.0769230769231" calcext:value-type="float">
            <text:p>11.0769230769</text:p>
          </table:table-cell>
          <table:table-cell/>
          <table:table-cell office:value-type="float" office:value="10.6428571428571" calcext:value-type="float">
            <text:p>10.6428571429</text:p>
          </table:table-cell>
          <table:table-cell table:number-columns-repeated="3"/>
          <table:table-cell office:value-type="float" office:value="10.6428571428571" calcext:value-type="float">
            <text:p>10.6428571429</text:p>
          </table:table-cell>
          <table:table-cell table:number-columns-repeated="3"/>
          <table:table-cell office:value-type="float" office:value="10.6428571428571" calcext:value-type="float">
            <text:p>10.6428571429</text:p>
          </table:table-cell>
          <table:table-cell table:style-name="ce18" office:value-type="float" office:value="10.6428571428571" calcext:value-type="float">
            <text:p>10.6428571429</text:p>
          </table:table-cell>
          <table:table-cell office:value-type="float" office:value="10.6428571428571" calcext:value-type="float">
            <text:p>10.6428571429</text:p>
          </table:table-cell>
          <table:table-cell table:number-columns-repeated="2"/>
          <table:table-cell table:number-columns-repeated="2" office:value-type="float" office:value="10.6428571428571" calcext:value-type="float">
            <text:p>10.6428571429</text:p>
          </table:table-cell>
          <table:table-cell table:number-columns-repeated="3"/>
          <table:table-cell table:style-name="ce18" office:value-type="float" office:value="10.6428571428571" calcext:value-type="float">
            <text:p>10.6428571429</text:p>
          </table:table-cell>
          <table:table-cell office:value-type="float" office:value="10.6428571428571" calcext:value-type="float">
            <text:p>10.6428571429</text:p>
          </table:table-cell>
          <table:table-cell table:number-columns-repeated="6"/>
          <table:table-cell table:style-name="ce18" office:value-type="float" office:value="10.6428571428571" calcext:value-type="float">
            <text:p>10.6428571429</text:p>
          </table:table-cell>
          <table:table-cell office:value-type="float" office:value="10.6428571428571" calcext:value-type="float">
            <text:p>10.6428571429</text:p>
          </table:table-cell>
          <table:table-cell table:number-columns-repeated="16"/>
          <table:table-cell office:value-type="float" office:value="10.6428571428571" calcext:value-type="float">
            <text:p>10.6428571429</text:p>
          </table:table-cell>
          <table:table-cell/>
          <table:table-cell table:number-columns-repeated="3" office:value-type="float" office:value="10.6428571428571" calcext:value-type="float">
            <text:p>10.6428571429</text:p>
          </table:table-cell>
          <table:table-cell table:number-columns-repeated="3"/>
          <table:table-cell table:style-name="ce18" office:value-type="float" office:value="10.6428571428571" calcext:value-type="float">
            <text:p>10.6428571429</text:p>
          </table:table-cell>
          <table:table-cell table:number-columns-repeated="3"/>
          <table:table-cell office:value-type="float" office:value="10.6428571428571" calcext:value-type="float">
            <text:p>10.6428571429</text:p>
          </table:table-cell>
          <table:table-cell table:style-name="ce18" office:value-type="float" office:value="10.6428571428571" calcext:value-type="float">
            <text:p>10.6428571429</text:p>
          </table:table-cell>
          <table:table-cell table:number-columns-repeated="4"/>
          <table:table-cell table:style-name="ce17"/>
          <table:table-cell/>
          <table:table-cell office:value-type="float" office:value="10.609872611465" calcext:value-type="float">
            <text:p>10.6098726115</text:p>
          </table:table-cell>
        </table:table-row>
        <table:table-row table:style-name="ro2">
          <table:table-cell office:value-type="string" calcext:value-type="string">
            <text:p>GGA_GSK_GW659330</text:p>
          </table:table-cell>
          <table:table-cell office:value-type="string" calcext:value-type="string">
            <text:p>CC(C)(Oc1ccc(CCN(Cc2ccc(cc2)C(F)(F)F)c2nc(cs2)-c2ccc(F)c(F)c2)cc1)C(O)=O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office:value-type="float" office:value="10.2727272727273" calcext:value-type="float">
            <text:p>10.2727272727</text:p>
          </table:table-cell>
          <table:table-cell table:number-columns-repeated="2" table:style-name="ce18" office:value-type="float" office:value="8.1" calcext:value-type="float">
            <text:p>8.1</text:p>
          </table:table-cell>
          <table:table-cell/>
          <table:table-cell office:value-type="float" office:value="8.94444444444444" calcext:value-type="float">
            <text:p>8.9444444444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table:style-name="ce18" office:value-type="float" office:value="8.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number-columns-repeated="2" office:value-type="float" office:value="8.1" calcext:value-type="float">
            <text:p>8.1</text:p>
          </table:table-cell>
          <table:table-cell table:number-columns-repeated="3"/>
          <table:table-cell table:style-name="ce18" office:value-type="float" office:value="8.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table:number-columns-repeated="6"/>
          <table:table-cell table:style-name="ce18" office:value-type="float" office:value="8.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table:style-name="ce18" office:value-type="float" office:value="8.1" calcext:value-type="float">
            <text:p>8.1</text:p>
          </table:table-cell>
          <table:table-cell table:number-columns-repeated="15"/>
          <table:table-cell office:value-type="float" office:value="8.1" calcext:value-type="float">
            <text:p>8.1</text:p>
          </table:table-cell>
          <table:table-cell/>
          <table:table-cell table:number-columns-repeated="3" office:value-type="float" office:value="8.1" calcext:value-type="float">
            <text:p>8.1</text:p>
          </table:table-cell>
          <table:table-cell table:number-columns-repeated="7"/>
          <table:table-cell office:value-type="float" office:value="8.1" calcext:value-type="float">
            <text:p>8.1</text:p>
          </table:table-cell>
          <table:table-cell table:number-columns-repeated="5"/>
          <table:table-cell table:style-name="ce17"/>
          <table:table-cell/>
          <table:table-cell office:value-type="float" office:value="8.25" calcext:value-type="float">
            <text:p>8.25</text:p>
          </table:table-cell>
        </table:table-row>
        <table:table-row table:style-name="ro2">
          <table:table-cell office:value-type="string" calcext:value-type="string">
            <text:p>GGA_GSK_GW693085</text:p>
          </table:table-cell>
          <table:table-cell office:value-type="string" calcext:value-type="string">
            <text:p>CCc1cnc(nc1)N(Cc1ccc(OC(F)(F)F)cc1)CC(C)(C)c1ccc(OC(C)(C)C(O)=O)cc1</text:p>
          </table:table-cell>
          <table:table-cell table:style-name="ce13" office:value-type="float" office:value="3.60166666666667" calcext:value-type="float">
            <text:p>3.6016666667</text:p>
          </table:table-cell>
          <table:table-cell table:number-columns-repeated="2"/>
          <table:table-cell office:value-type="float" office:value="3.92818181818182" calcext:value-type="float">
            <text:p>3.9281818182</text:p>
          </table:table-cell>
          <table:table-cell office:value-type="float" office:value="3.60166666666667" calcext:value-type="float">
            <text:p>3.6016666667</text:p>
          </table:table-cell>
          <table:table-cell table:number-columns-repeated="2" table:style-name="ce18" office:value-type="float" office:value="3.60166666666667" calcext:value-type="float">
            <text:p>3.6016666667</text:p>
          </table:table-cell>
          <table:table-cell/>
          <table:table-cell office:value-type="float" office:value="3.36307692307692" calcext:value-type="float">
            <text:p>3.3630769231</text:p>
          </table:table-cell>
          <table:table-cell table:number-columns-repeated="3"/>
          <table:table-cell office:value-type="float" office:value="3.60166666666667" calcext:value-type="float">
            <text:p>3.6016666667</text:p>
          </table:table-cell>
          <table:table-cell table:number-columns-repeated="3"/>
          <table:table-cell office:value-type="float" office:value="3.60166666666667" calcext:value-type="float">
            <text:p>3.6016666667</text:p>
          </table:table-cell>
          <table:table-cell/>
          <table:table-cell office:value-type="float" office:value="3.60166666666667" calcext:value-type="float">
            <text:p>3.6016666667</text:p>
          </table:table-cell>
          <table:table-cell table:number-columns-repeated="2"/>
          <table:table-cell table:number-columns-repeated="2" office:value-type="float" office:value="3.60166666666667" calcext:value-type="float">
            <text:p>3.6016666667</text:p>
          </table:table-cell>
          <table:table-cell table:number-columns-repeated="3"/>
          <table:table-cell table:style-name="ce18" office:value-type="float" office:value="3.60166666666667" calcext:value-type="float">
            <text:p>3.6016666667</text:p>
          </table:table-cell>
          <table:table-cell office:value-type="float" office:value="3.60166666666667" calcext:value-type="float">
            <text:p>3.6016666667</text:p>
          </table:table-cell>
          <table:table-cell table:number-columns-repeated="6"/>
          <table:table-cell table:style-name="ce18" office:value-type="float" office:value="3.60166666666667" calcext:value-type="float">
            <text:p>3.6016666667</text:p>
          </table:table-cell>
          <table:table-cell office:value-type="float" office:value="3.60166666666667" calcext:value-type="float">
            <text:p>3.6016666667</text:p>
          </table:table-cell>
          <table:table-cell table:number-columns-repeated="16"/>
          <table:table-cell office:value-type="float" office:value="3.60166666666667" calcext:value-type="float">
            <text:p>3.6016666667</text:p>
          </table:table-cell>
          <table:table-cell/>
          <table:table-cell table:number-columns-repeated="3" office:value-type="float" office:value="3.60166666666667" calcext:value-type="float">
            <text:p>3.6016666667</text:p>
          </table:table-cell>
          <table:table-cell table:number-columns-repeated="7"/>
          <table:table-cell office:value-type="float" office:value="3.60166666666667" calcext:value-type="float">
            <text:p>3.6016666667</text:p>
          </table:table-cell>
          <table:table-cell table:number-columns-repeated="5"/>
          <table:table-cell office:value-type="float" office:value="3.60166666666667" calcext:value-type="float">
            <text:p>3.6016666667</text:p>
          </table:table-cell>
          <table:table-cell/>
          <table:table-cell office:value-type="float" office:value="3.60336805555555" calcext:value-type="float">
            <text:p>3.6033680556</text:p>
          </table:table-cell>
        </table:table-row>
        <table:table-row table:style-name="ro2">
          <table:table-cell office:value-type="string" calcext:value-type="string">
            <text:p>GGA_GSK_GW695634</text:p>
          </table:table-cell>
          <table:table-cell office:value-type="string" calcext:value-type="string">
            <text:p>CCC(=O)NS(=O)(=O)c1ccc(NC(=O)COc2ccc(Cl)cc2C(=O)c2cc(Cl)cc(c2)C#N)c(C)c1</text:p>
          </table:table-cell>
          <table:table-cell table:style-name="ce13" office:value-type="float" office:value="564.285714285714" calcext:value-type="float">
            <text:p>564.2857142857</text:p>
          </table:table-cell>
          <table:table-cell table:number-columns-repeated="2"/>
          <table:table-cell office:value-type="float" office:value="609.524285714286" calcext:value-type="float">
            <text:p>609.5242857143</text:p>
          </table:table-cell>
          <table:table-cell office:value-type="float" office:value="640" calcext:value-type="float">
            <text:p>640</text:p>
          </table:table-cell>
          <table:table-cell table:style-name="ce18" office:value-type="float" office:value="640" calcext:value-type="float">
            <text:p>64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table:style-name="ce18" office:value-type="float" office:value="816.666666666667" calcext:value-type="float">
            <text:p>816.6666666667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number-columns-repeated="2" office:value-type="float" office:value="640" calcext:value-type="float">
            <text:p>64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table:number-columns-repeated="5"/>
          <table:table-cell table:style-name="ce18" office:value-type="float" office:value="375" calcext:value-type="float">
            <text:p>375</text:p>
          </table:table-cell>
          <table:table-cell table:style-name="ce18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table:number-columns-repeated="16"/>
          <table:table-cell office:value-type="float" office:value="640" calcext:value-type="float">
            <text:p>640</text:p>
          </table:table-cell>
          <table:table-cell/>
          <table:table-cell table:number-columns-repeated="2" office:value-type="float" office:value="640" calcext:value-type="float">
            <text:p>640</text:p>
          </table:table-cell>
          <table:table-cell office:value-type="float" office:value="631.578947368421" calcext:value-type="float">
            <text:p>631.5789473684</text:p>
          </table:table-cell>
          <table:table-cell table:number-columns-repeated="7"/>
          <table:table-cell office:value-type="float" office:value="640" calcext:value-type="float">
            <text:p>64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/>
          <table:table-cell office:value-type="float" office:value="627.272752525253" calcext:value-type="float">
            <text:p>627.2727525253</text:p>
          </table:table-cell>
        </table:table-row>
        <table:table-row table:style-name="ro2">
          <table:table-cell office:value-type="string" calcext:value-type="string">
            <text:p>GGA_GSK_GW709135</text:p>
          </table:table-cell>
          <table:table-cell office:value-type="string" calcext:value-type="string">
            <text:p>CCOc1ccc(cc1)N1CCN(Cc2nc(sc2CSc2ccc(OC(C)(C)C(O)=O)cc2)-c2ccc(cc2)C(F)(F)F)CC1</text:p>
          </table:table-cell>
          <table:table-cell table:number-columns-repeated="3"/>
          <table:table-cell table:number-columns-repeated="2" office:value-type="float" office:value="33.125" calcext:value-type="float">
            <text:p>33.125</text:p>
          </table:table-cell>
          <table:table-cell table:number-columns-repeated="2" table:style-name="ce18" office:value-type="float" office:value="33.125" calcext:value-type="float">
            <text:p>33.125</text:p>
          </table:table-cell>
          <table:table-cell/>
          <table:table-cell office:value-type="float" office:value="33.125" calcext:value-type="float">
            <text:p>33.125</text:p>
          </table:table-cell>
          <table:table-cell table:number-columns-repeated="3"/>
          <table:table-cell office:value-type="float" office:value="33.125" calcext:value-type="float">
            <text:p>33.125</text:p>
          </table:table-cell>
          <table:table-cell table:number-columns-repeated="3"/>
          <table:table-cell office:value-type="float" office:value="33.125" calcext:value-type="float">
            <text:p>33.125</text:p>
          </table:table-cell>
          <table:table-cell/>
          <table:table-cell office:value-type="float" office:value="33.125" calcext:value-type="float">
            <text:p>33.125</text:p>
          </table:table-cell>
          <table:table-cell table:number-columns-repeated="2"/>
          <table:table-cell office:value-type="float" office:value="33.5714285714286" calcext:value-type="float">
            <text:p>33.5714285714</text:p>
          </table:table-cell>
          <table:table-cell office:value-type="float" office:value="33.125" calcext:value-type="float">
            <text:p>33.125</text:p>
          </table:table-cell>
          <table:table-cell table:number-columns-repeated="3"/>
          <table:table-cell table:style-name="ce18" office:value-type="float" office:value="33.125" calcext:value-type="float">
            <text:p>33.125</text:p>
          </table:table-cell>
          <table:table-cell office:value-type="float" office:value="33.125" calcext:value-type="float">
            <text:p>33.125</text:p>
          </table:table-cell>
          <table:table-cell table:number-columns-repeated="6"/>
          <table:table-cell table:style-name="ce18" office:value-type="float" office:value="33.125" calcext:value-type="float">
            <text:p>33.125</text:p>
          </table:table-cell>
          <table:table-cell office:value-type="float" office:value="33.125" calcext:value-type="float">
            <text:p>33.125</text:p>
          </table:table-cell>
          <table:table-cell table:style-name="ce18" office:value-type="float" office:value="33.125" calcext:value-type="float">
            <text:p>33.125</text:p>
          </table:table-cell>
          <table:table-cell table:number-columns-repeated="15"/>
          <table:table-cell office:value-type="float" office:value="33.125" calcext:value-type="float">
            <text:p>33.125</text:p>
          </table:table-cell>
          <table:table-cell/>
          <table:table-cell table:number-columns-repeated="2" office:value-type="float" office:value="33.125" calcext:value-type="float">
            <text:p>33.125</text:p>
          </table:table-cell>
          <table:table-cell office:value-type="float" office:value="118.333333333333" calcext:value-type="float">
            <text:p>118.3333333333</text:p>
          </table:table-cell>
          <table:table-cell table:number-columns-repeated="7"/>
          <table:table-cell office:value-type="float" office:value="33.125" calcext:value-type="float">
            <text:p>33.125</text:p>
          </table:table-cell>
          <table:table-cell table:number-columns-repeated="5"/>
          <table:table-cell office:value-type="float" office:value="33.125" calcext:value-type="float">
            <text:p>33.125</text:p>
          </table:table-cell>
          <table:table-cell/>
          <table:table-cell office:value-type="float" office:value="37.7083333333333" calcext:value-type="float">
            <text:p>37.7083333333</text:p>
          </table:table-cell>
        </table:table-row>
        <table:table-row table:style-name="ro2">
          <table:table-cell office:value-type="string" calcext:value-type="string">
            <text:p>GGA_GSK_GW784774</text:p>
          </table:table-cell>
          <table:table-cell office:value-type="string" calcext:value-type="string">
            <text:p>FC(F)(F)c1cccc(Nc2nccc(n2)-c2cnn3ncccc23)c1</text:p>
          </table:table-cell>
          <table:table-cell table:number-columns-repeated="3"/>
          <table:table-cell table:number-columns-repeated="2" office:value-type="float" office:value="1.125" calcext:value-type="float">
            <text:p>1.125</text:p>
          </table:table-cell>
          <table:table-cell table:style-name="ce18" office:value-type="float" office:value="1.125" calcext:value-type="float">
            <text:p>1.125</text:p>
          </table:table-cell>
          <table:table-cell table:number-columns-repeated="2"/>
          <table:table-cell office:value-type="float" office:value="0.857142857142857" calcext:value-type="float">
            <text:p>0.8571428571</text:p>
          </table:table-cell>
          <table:table-cell table:number-columns-repeated="3"/>
          <table:table-cell office:value-type="float" office:value="1.125" calcext:value-type="float">
            <text:p>1.125</text:p>
          </table:table-cell>
          <table:table-cell table:number-columns-repeated="3"/>
          <table:table-cell office:value-type="float" office:value="1.125" calcext:value-type="float">
            <text:p>1.125</text:p>
          </table:table-cell>
          <table:table-cell/>
          <table:table-cell office:value-type="float" office:value="1.125" calcext:value-type="float">
            <text:p>1.125</text:p>
          </table:table-cell>
          <table:table-cell table:number-columns-repeated="2"/>
          <table:table-cell office:value-type="float" office:value="4.33333333333333" calcext:value-type="float">
            <text:p>4.3333333333</text:p>
          </table:table-cell>
          <table:table-cell office:value-type="float" office:value="1.125" calcext:value-type="float">
            <text:p>1.125</text:p>
          </table:table-cell>
          <table:table-cell table:number-columns-repeated="4"/>
          <table:table-cell office:value-type="float" office:value="1.125" calcext:value-type="float">
            <text:p>1.125</text:p>
          </table:table-cell>
          <table:table-cell table:number-columns-repeated="5"/>
          <table:table-cell table:style-name="ce18" office:value-type="float" office:value="0.857142857142857" calcext:value-type="float">
            <text:p>0.8571428571</text:p>
          </table:table-cell>
          <table:table-cell table:style-name="ce18" office:value-type="float" office:value="1.125" calcext:value-type="float">
            <text:p>1.125</text:p>
          </table:table-cell>
          <table:table-cell office:value-type="float" office:value="1.125" calcext:value-type="float">
            <text:p>1.125</text:p>
          </table:table-cell>
          <table:table-cell table:number-columns-repeated="16"/>
          <table:table-cell office:value-type="float" office:value="1.125" calcext:value-type="float">
            <text:p>1.125</text:p>
          </table:table-cell>
          <table:table-cell/>
          <table:table-cell table:number-columns-repeated="3" office:value-type="float" office:value="1.125" calcext:value-type="float">
            <text:p>1.125</text:p>
          </table:table-cell>
          <table:table-cell table:number-columns-repeated="7"/>
          <table:table-cell office:value-type="float" office:value="1.125" calcext:value-type="float">
            <text:p>1.125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/>
          <table:table-cell office:value-type="float" office:value="1.29139072847682" calcext:value-type="float">
            <text:p>1.2913907285</text:p>
          </table:table-cell>
        </table:table-row>
        <table:table-row table:style-name="ro2">
          <table:table-cell office:value-type="string" calcext:value-type="string">
            <text:p>GGA_GSK_GW823093</text:p>
          </table:table-cell>
          <table:table-cell office:value-type="string" calcext:value-type="string">
            <text:p>N[C@@H](C(c1ccc(F)cc1)c1ccc(F)cc1)C(=O)N1C[C@@H](F)C[C@H]1C#N</text:p>
          </table:table-cell>
          <table:table-cell table:number-columns-repeated="3"/>
          <table:table-cell table:number-columns-repeated="2" office:value-type="float" office:value="68" calcext:value-type="float">
            <text:p>68</text:p>
          </table:table-cell>
          <table:table-cell table:style-name="ce18"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table:style-name="ce18" office:value-type="float" office:value="73.3333333333333" calcext:value-type="float">
            <text:p>73.3333333333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5"/>
          <table:table-cell table:style-name="ce18" office:value-type="float" office:value="71.0833333333333" calcext:value-type="float">
            <text:p>71.0833333333</text:p>
          </table:table-cell>
          <table:table-cell table:style-name="ce18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number-columns-repeated="16"/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table:number-columns-repeated="6"/>
          <table:table-cell table:style-name="ce18" office:value-type="float" office:value="73.3333333333333" calcext:value-type="float">
            <text:p>73.3333333333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73.3333333333333" calcext:value-type="float">
            <text:p>73.3333333333</text:p>
          </table:table-cell>
          <table:table-cell/>
          <table:table-cell office:value-type="float" office:value="68.4166666666667" calcext:value-type="float">
            <text:p>68.4166666667</text:p>
          </table:table-cell>
        </table:table-row>
        <table:table-row table:style-name="ro2">
          <table:table-cell office:value-type="string" calcext:value-type="string">
            <text:p>GGA_GSK_GW825964</text:p>
          </table:table-cell>
          <table:table-cell office:value-type="string" calcext:value-type="string">
            <text:p>COc1ccc(CS(=O)(=O)C(C)(C)[C@H](N)C(=O)N2C[C@@H](F)C[C@H]2C#N)cc1</text:p>
          </table:table-cell>
          <table:table-cell table:number-columns-repeated="3"/>
          <table:table-cell table:number-columns-repeated="2" office:value-type="float" office:value="46" calcext:value-type="float">
            <text:p>46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table:style-name="ce18" office:value-type="float" office:value="42.5" calcext:value-type="float">
            <text:p>42.5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18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5"/>
          <table:table-cell table:style-name="ce18" office:value-type="float" office:value="41.5384615384615" calcext:value-type="float">
            <text:p>41.5384615385</text:p>
          </table:table-cell>
          <table:table-cell table:style-name="ce18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16"/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table:style-name="ce18" office:value-type="float" office:value="42.5" calcext:value-type="float">
            <text:p>42.5</text:p>
          </table:table-cell>
          <table:table-cell office:value-type="float" office:value="40.5263157894737" calcext:value-type="float">
            <text:p>40.5263157895</text:p>
          </table:table-cell>
          <table:table-cell table:number-columns-repeated="5"/>
          <table:table-cell table:style-name="ce17"/>
          <table:table-cell/>
          <table:table-cell office:value-type="float" office:value="45.3787878787879" calcext:value-type="float">
            <text:p>45.3787878788</text:p>
          </table:table-cell>
        </table:table-row>
        <table:table-row table:style-name="ro2">
          <table:table-cell office:value-type="string" calcext:value-type="string">
            <text:p>GGA_GSK_GW848687</text:p>
          </table:table-cell>
          <table:table-cell office:value-type="string" calcext:value-type="string">
            <text:p>OC(=O)c1cccc(n1)C1=C(CCC1)c1cc(Cl)ccc1OCc1ccc(F)cc1F</text:p>
          </table:table-cell>
          <table:table-cell table:style-name="ce13" office:value-type="float" office:value="355" calcext:value-type="float">
            <text:p>355</text:p>
          </table:table-cell>
          <table:table-cell table:number-columns-repeated="2"/>
          <table:table-cell table:number-columns-repeated="2" office:value-type="float" office:value="355" calcext:value-type="float">
            <text:p>355</text:p>
          </table:table-cell>
          <table:table-cell table:number-columns-repeated="3"/>
          <table:table-cell office:value-type="float" office:value="296.363636363636" calcext:value-type="float">
            <text:p>296.363636363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2"/>
          <table:table-cell table:style-name="ce18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  <table:table-cell table:number-columns-repeated="2" office:value-type="float" office:value="355" calcext:value-type="float">
            <text:p>355</text:p>
          </table:table-cell>
          <table:table-cell table:number-columns-repeated="4"/>
          <table:table-cell office:value-type="float" office:value="355" calcext:value-type="float">
            <text:p>355</text:p>
          </table:table-cell>
          <table:table-cell table:style-name="ce18" office:value-type="float" office:value="355" calcext:value-type="float">
            <text:p>355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style-name="ce18" office:value-type="float" office:value="355" calcext:value-type="float">
            <text:p>355</text:p>
          </table:table-cell>
          <table:table-cell table:number-columns-repeated="15"/>
          <table:table-cell office:value-type="float" office:value="355" calcext:value-type="float">
            <text:p>355</text:p>
          </table:table-cell>
          <table:table-cell/>
          <table:table-cell table:number-columns-repeated="3" office:value-type="float" office:value="355" calcext:value-type="float">
            <text:p>355</text:p>
          </table:table-cell>
          <table:table-cell table:number-columns-repeated="3"/>
          <table:table-cell table:style-name="ce18" office:value-type="float" office:value="355" calcext:value-type="float">
            <text:p>355</text:p>
          </table:table-cell>
          <table:table-cell table:number-columns-repeated="3"/>
          <table:table-cell office:value-type="float" office:value="339.230769230769" calcext:value-type="float">
            <text:p>339.2307692308</text:p>
          </table:table-cell>
          <table:table-cell table:style-name="ce18" office:value-type="float" office:value="355" calcext:value-type="float">
            <text:p>355</text:p>
          </table:table-cell>
          <table:table-cell table:number-columns-repeated="4"/>
          <table:table-cell office:value-type="float" office:value="355" calcext:value-type="float">
            <text:p>355</text:p>
          </table:table-cell>
          <table:table-cell/>
          <table:table-cell office:value-type="float" office:value="351.920289855072" calcext:value-type="float">
            <text:p>351.9202898551</text:p>
          </table:table-cell>
        </table:table-row>
        <table:table-row table:style-name="ro2">
          <table:table-cell office:value-type="string" calcext:value-type="string">
            <text:p>GGA_GSK_SB202235</text:p>
          </table:table-cell>
          <table:table-cell office:value-type="string" calcext:value-type="string">
            <text:p>NC(=O)N(O)[C@@H]1COc2cc(OCc3ccccc3)ccc12</text:p>
          </table:table-cell>
          <table:table-cell table:number-columns-repeated="3"/>
          <table:table-cell table:number-columns-repeated="2" office:value-type="float" office:value="243.554347826087" calcext:value-type="float">
            <text:p>243.5543478261</text:p>
          </table:table-cell>
          <table:table-cell table:number-columns-repeated="3"/>
          <table:table-cell office:value-type="float" office:value="275.072916666667" calcext:value-type="float">
            <text:p>275.0729166667</text:p>
          </table:table-cell>
          <table:table-cell table:number-columns-repeated="3"/>
          <table:table-cell office:value-type="float" office:value="243.554347826087" calcext:value-type="float">
            <text:p>243.5543478261</text:p>
          </table:table-cell>
          <table:table-cell table:number-columns-repeated="3"/>
          <table:table-cell table:style-name="ce17"/>
          <table:table-cell table:style-name="ce18" office:value-type="float" office:value="350" calcext:value-type="float">
            <text:p>350</text:p>
          </table:table-cell>
          <table:table-cell office:value-type="float" office:value="243.554347826087" calcext:value-type="float">
            <text:p>243.5543478261</text:p>
          </table:table-cell>
          <table:table-cell/>
          <table:table-cell table:style-name="ce18" office:value-type="float" office:value="243.554347826087" calcext:value-type="float">
            <text:p>243.5543478261</text:p>
          </table:table-cell>
          <table:table-cell office:value-type="float" office:value="243.554347826087" calcext:value-type="float">
            <text:p>243.5543478261</text:p>
          </table:table-cell>
          <table:table-cell office:value-type="float" office:value="254.625" calcext:value-type="float">
            <text:p>254.625</text:p>
          </table:table-cell>
          <table:table-cell table:number-columns-repeated="4"/>
          <table:table-cell office:value-type="float" office:value="243.554347826087" calcext:value-type="float">
            <text:p>243.5543478261</text:p>
          </table:table-cell>
          <table:table-cell table:number-columns-repeated="7"/>
          <table:table-cell office:value-type="float" office:value="243.554347826087" calcext:value-type="float">
            <text:p>243.5543478261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243.554347826087" calcext:value-type="float">
            <text:p>243.5543478261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0.25" calcext:value-type="float">
            <text:p>0.25</text:p>
          </table:table-cell>
          <table:table-cell/>
          <table:table-cell office:value-type="float" office:value="246.659937888199" calcext:value-type="float">
            <text:p>246.6599378882</text:p>
          </table:table-cell>
        </table:table-row>
        <table:table-row table:style-name="ro2">
          <table:table-cell office:value-type="string" calcext:value-type="string">
            <text:p>GGA_GSK_SB204269</text:p>
          </table:table-cell>
          <table:table-cell office:value-type="string" calcext:value-type="string">
            <text:p>CC(=O)c1ccc2OC(C)(C)[C@H](O)[C@@H](NC(=O)c3ccc(F)cc3)c2c1</text:p>
          </table:table-cell>
          <table:table-cell table:number-columns-repeated="3"/>
          <table:table-cell table:number-columns-repeated="2" office:value-type="float" office:value="576.25" calcext:value-type="float">
            <text:p>576.25</text:p>
          </table:table-cell>
          <table:table-cell table:number-columns-repeated="3"/>
          <table:table-cell office:value-type="float" office:value="576.25" calcext:value-type="float">
            <text:p>576.25</text:p>
          </table:table-cell>
          <table:table-cell table:number-columns-repeated="3"/>
          <table:table-cell office:value-type="float" office:value="576.25" calcext:value-type="float">
            <text:p>576.25</text:p>
          </table:table-cell>
          <table:table-cell table:number-columns-repeated="3"/>
          <table:table-cell table:style-name="ce17"/>
          <table:table-cell/>
          <table:table-cell office:value-type="float" office:value="576.25" calcext:value-type="float">
            <text:p>576.25</text:p>
          </table:table-cell>
          <table:table-cell table:number-columns-repeated="2"/>
          <table:table-cell table:style-name="ce17"/>
          <table:table-cell office:value-type="float" office:value="542.352941176471" calcext:value-type="float">
            <text:p>542.3529411765</text:p>
          </table:table-cell>
          <table:table-cell table:number-columns-repeated="4"/>
          <table:table-cell office:value-type="float" office:value="481.333333333333" calcext:value-type="float">
            <text:p>481.3333333333</text:p>
          </table:table-cell>
          <table:table-cell table:number-columns-repeated="6"/>
          <table:table-cell table:style-name="ce18" office:value-type="float" office:value="1166.66666666667" calcext:value-type="float">
            <text:p>1166.6666666667</text:p>
          </table:table-cell>
          <table:table-cell office:value-type="float" office:value="576.25" calcext:value-type="float">
            <text:p>576.2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576.25" calcext:value-type="float">
            <text:p>576.2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76.25" calcext:value-type="float">
            <text:p>576.25</text:p>
          </table:table-cell>
          <table:table-cell/>
          <table:table-cell office:value-type="float" office:value="575.076923076923" calcext:value-type="float">
            <text:p>575.0769230769</text:p>
          </table:table-cell>
        </table:table-row>
        <table:table-row table:style-name="ro2">
          <table:table-cell office:value-type="string" calcext:value-type="string">
            <text:p>GGA_GSK_SB205312</text:p>
          </table:table-cell>
          <table:table-cell office:value-type="string" calcext:value-type="string">
            <text:p>O=C(Nc1cccc2c1oc(cc2=O)-c1nnn[nH]1)c1ccc(OCCCCc2ccccc2)cc1</text:p>
          </table:table-cell>
          <table:table-cell table:number-columns-repeated="3"/>
          <table:table-cell office:value-type="float" office:value="3.31578947368421" calcext:value-type="float">
            <text:p>3.3157894737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3"/>
          <table:table-cell table:style-name="ce17"/>
          <table:table-cell table:style-name="ce18"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/>
          <table:table-cell table:style-name="ce18" office:value-type="float" office:value="3.2" calcext:value-type="float">
            <text:p>3.2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4"/>
          <table:table-cell office:value-type="float" office:value="98.2857142857143" calcext:value-type="float">
            <text:p>98.2857142857</text:p>
          </table:table-cell>
          <table:table-cell table:number-columns-repeated="7"/>
          <table:table-cell office:value-type="float" office:value="3.2" calcext:value-type="float">
            <text:p>3.2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3.2" calcext:value-type="float">
            <text:p>3.2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.3392857142857" calcext:value-type="float">
            <text:p>10.3392857143</text:p>
          </table:table-cell>
        </table:table-row>
        <table:table-row table:style-name="ro2">
          <table:table-cell office:value-type="string" calcext:value-type="string">
            <text:p>GGA_GSK_SB207266</text:p>
          </table:table-cell>
          <table:table-cell office:value-type="string" calcext:value-type="string">
            <text:p>CCCCN1CCC(CNC(=O)c2c3OCCCn3c3ccccc23)CC1</text:p>
          </table:table-cell>
          <table:table-cell table:style-name="ce13" office:value-type="float" office:value="52.5490196078431" calcext:value-type="float">
            <text:p>52.5490196078</text:p>
          </table:table-cell>
          <table:table-cell table:number-columns-repeated="2"/>
          <table:table-cell office:value-type="float" office:value="38.4166666666667" calcext:value-type="float">
            <text:p>38.4166666667</text:p>
          </table:table-cell>
          <table:table-cell office:value-type="float" office:value="41.8181818181818" calcext:value-type="float">
            <text:p>41.8181818182</text:p>
          </table:table-cell>
          <table:table-cell table:style-name="ce18" office:value-type="float" office:value="55.5" calcext:value-type="float">
            <text:p>55.5</text:p>
          </table:table-cell>
          <table:table-cell table:number-columns-repeated="2"/>
          <table:table-cell office:value-type="float" office:value="5.33333333333333" calcext:value-type="float">
            <text:p>5.3333333333</text:p>
          </table:table-cell>
          <table:table-cell table:number-columns-repeated="3"/>
          <table:table-cell office:value-type="float" office:value="41.8181818181818" calcext:value-type="float">
            <text:p>41.8181818182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table:style-name="ce18" office:value-type="float" office:value="63.4285714285714" calcext:value-type="float">
            <text:p>63.4285714286</text:p>
          </table:table-cell>
          <table:table-cell table:style-name="ce17"/>
          <table:table-cell table:number-columns-repeated="2"/>
          <table:table-cell office:value-type="float" office:value="55.5" calcext:value-type="float">
            <text:p>55.5</text:p>
          </table:table-cell>
          <table:table-cell office:value-type="float" office:value="41.8181818181818" calcext:value-type="float">
            <text:p>41.8181818182</text:p>
          </table:table-cell>
          <table:table-cell table:number-columns-repeated="4"/>
          <table:table-cell office:value-type="float" office:value="41.8181818181818" calcext:value-type="float">
            <text:p>41.8181818182</text:p>
          </table:table-cell>
          <table:table-cell table:number-columns-repeated="7"/>
          <table:table-cell office:value-type="float" office:value="5.33333333333333" calcext:value-type="float">
            <text:p>5.3333333333</text:p>
          </table:table-cell>
          <table:table-cell table:number-columns-repeated="10"/>
          <table:table-cell table:style-name="ce18" office:value-type="float" office:value="55.5" calcext:value-type="float">
            <text:p>55.5</text:p>
          </table:table-cell>
          <table:table-cell table:number-columns-repeated="5"/>
          <table:table-cell table:style-name="ce17"/>
          <table:table-cell/>
          <table:table-cell office:value-type="float" office:value="41.8181818181818" calcext:value-type="float">
            <text:p>41.8181818182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41.8181818181818" calcext:value-type="float">
            <text:p>41.8181818182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.33333333333333" calcext:value-type="float">
            <text:p>5.3333333333</text:p>
          </table:table-cell>
          <table:table-cell/>
          <table:table-cell office:value-type="float" office:value="45.4722222222222" calcext:value-type="float">
            <text:p>45.4722222222</text:p>
          </table:table-cell>
        </table:table-row>
        <table:table-row table:style-name="ro2">
          <table:table-cell office:value-type="string" calcext:value-type="string">
            <text:p>GGA_GSK_SB214857</text:p>
          </table:table-cell>
          <table:table-cell office:value-type="string" calcext:value-type="string">
            <text:p>CN1Cc2cc(ccc2N[C@@H](CC(O)=O)C1=O)C(=O)N1CCC(CC1)C1CCNCC1</text:p>
          </table:table-cell>
          <table:table-cell table:number-columns-repeated="3"/>
          <table:table-cell table:number-columns-repeated="2"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style-name="ce17"/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350" calcext:value-type="float">
            <text:p>350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GGA_GSK_SB217242</text:p>
          </table:table-cell>
          <table:table-cell office:value-type="string" calcext:value-type="string">
            <text:p>CCCOc1ccc2[C@@H]([C@H]([C@@H](c2c1)c1ccc(OC)cc1OCCO)C(O)=O)c1ccc2OCOc2c1</text:p>
          </table:table-cell>
          <table:table-cell table:number-columns-repeated="3"/>
          <table:table-cell table:number-columns-repeated="2" office:value-type="float" office:value="55.75" calcext:value-type="float">
            <text:p>55.75</text:p>
          </table:table-cell>
          <table:table-cell table:number-columns-repeated="3"/>
          <table:table-cell office:value-type="float" office:value="55.75" calcext:value-type="float">
            <text:p>55.7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table:style-name="ce17"/>
          <table:table-cell/>
          <table:table-cell office:value-type="float" office:value="55.75" calcext:value-type="float">
            <text:p>55.75</text:p>
          </table:table-cell>
          <table:table-cell table:number-columns-repeated="2"/>
          <table:table-cell table:style-name="ce17"/>
          <table:table-cell office:value-type="float" office:value="55.75" calcext:value-type="float">
            <text:p>55.75</text:p>
          </table:table-cell>
          <table:table-cell table:number-columns-repeated="4"/>
          <table:table-cell office:value-type="float" office:value="55.75" calcext:value-type="float">
            <text:p>55.75</text:p>
          </table:table-cell>
          <table:table-cell table:number-columns-repeated="7"/>
          <table:table-cell office:value-type="float" office:value="55.75" calcext:value-type="float">
            <text:p>55.7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55.75" calcext:value-type="float">
            <text:p>55.7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5.75" calcext:value-type="float">
            <text:p>55.75</text:p>
          </table:table-cell>
          <table:table-cell/>
          <table:table-cell office:value-type="float" office:value="54.1875" calcext:value-type="float">
            <text:p>54.1875</text:p>
          </table:table-cell>
        </table:table-row>
        <table:table-row table:style-name="ro2">
          <table:table-cell office:value-type="string" calcext:value-type="string">
            <text:p>GGA_GSK_SB223412</text:p>
          </table:table-cell>
          <table:table-cell office:value-type="string" calcext:value-type="string">
            <text:p>CC[C@H](NC(=O)c1c(O)c(nc2ccccc12)-c1ccccc1)c1ccccc1</text:p>
          </table:table-cell>
          <table:table-cell table:style-name="ce13" office:value-type="float" office:value="237.142857142857" calcext:value-type="float">
            <text:p>237.1428571429</text:p>
          </table:table-cell>
          <table:table-cell table:number-columns-repeated="2"/>
          <table:table-cell table:number-columns-repeated="2" office:value-type="float" office:value="10666.5684210526" calcext:value-type="float">
            <text:p>10666.5684210526</text:p>
          </table:table-cell>
          <table:table-cell table:number-columns-repeated="3"/>
          <table:table-cell office:value-type="float" office:value="10666.5684210526" calcext:value-type="float">
            <text:p>10666.5684210526</text:p>
          </table:table-cell>
          <table:table-cell table:number-columns-repeated="3"/>
          <table:table-cell office:value-type="float" office:value="10148.24" calcext:value-type="float">
            <text:p>10148.24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/>
          <table:table-cell office:value-type="float" office:value="10666.5684210526" calcext:value-type="float">
            <text:p>10666.568421052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0666.5684210526" calcext:value-type="float">
            <text:p>10666.5684210526</text:p>
          </table:table-cell>
          <table:table-cell table:number-columns-repeated="4"/>
          <table:table-cell office:value-type="float" office:value="10666.5684210526" calcext:value-type="float">
            <text:p>10666.5684210526</text:p>
          </table:table-cell>
          <table:table-cell table:number-columns-repeated="7"/>
          <table:table-cell office:value-type="float" office:value="10666.5684210526" calcext:value-type="float">
            <text:p>10666.5684210526</text:p>
          </table:table-cell>
          <table:table-cell table:number-columns-repeated="16"/>
          <table:table-cell office:value-type="float" office:value="1.6" calcext:value-type="float">
            <text:p>1.6</text:p>
          </table:table-cell>
          <table:table-cell/>
          <table:table-cell table:number-columns-repeated="3" office:value-type="float" office:value="10666.5684210526" calcext:value-type="float">
            <text:p>10666.568421052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10666.5684210526" calcext:value-type="float">
            <text:p>10666.5684210526</text:p>
          </table:table-cell>
          <table:table-cell/>
          <table:table-cell office:value-type="float" office:value="9934.49795918366" calcext:value-type="float">
            <text:p>9934.4979591837</text:p>
          </table:table-cell>
        </table:table-row>
        <table:table-row table:style-name="ro2">
          <table:table-cell office:value-type="string" calcext:value-type="string">
            <text:p>GGA_GSK_SB235375</text:p>
          </table:table-cell>
          <table:table-cell office:value-type="string" calcext:value-type="string">
            <text:p>CC[C@H](NC(=O)c1c(OCC(O)=O)c(nc2ccccc12)-c1ccccc1)c1ccccc1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680" calcext:value-type="float">
            <text:p>680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7"/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table:style-name="ce17"/>
          <table:table-cell office:value-type="float" office:value="680" calcext:value-type="float">
            <text:p>680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680" calcext:value-type="float">
            <text:p>680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680" calcext:value-type="float">
            <text:p>680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680" calcext:value-type="float">
            <text:p>680</text:p>
          </table:table-cell>
          <table:table-cell/>
          <table:table-cell office:value-type="float" office:value="663.333333333333" calcext:value-type="float">
            <text:p>663.3333333333</text:p>
          </table:table-cell>
        </table:table-row>
        <table:table-row table:style-name="ro2">
          <table:table-cell office:value-type="string" calcext:value-type="string">
            <text:p>GGA_GSK_SB236057</text:p>
          </table:table-cell>
          <table:table-cell office:value-type="string" calcext:value-type="string">
            <text:p>CCN1CCC2(COc3cc4CCN(C(=O)c5ccc(cc5)-c5ccc(cc5C)-c5nnc(C)o5)c4cc23)CC1</text:p>
          </table:table-cell>
          <table:table-cell table:number-columns-repeated="3"/>
          <table:table-cell table:number-columns-repeated="2" office:value-type="float" office:value="8.8" calcext:value-type="float">
            <text:p>8.8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189.818181818182" calcext:value-type="float">
            <text:p>189.8181818182</text:p>
          </table:table-cell>
          <table:table-cell table:number-columns-repeated="3"/>
          <table:table-cell table:style-name="ce17"/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table:style-name="ce17"/>
          <table:table-cell office:value-type="float" office:value="6.44444444444444" calcext:value-type="float">
            <text:p>6.4444444444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table:number-columns-repeated="7"/>
          <table:table-cell office:value-type="float" office:value="8.8" calcext:value-type="float">
            <text:p>8.8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8.8" calcext:value-type="float">
            <text:p>8.8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8.8" calcext:value-type="float">
            <text:p>8.8</text:p>
          </table:table-cell>
          <table:table-cell/>
          <table:table-cell office:value-type="float" office:value="25.2166666666667" calcext:value-type="float">
            <text:p>25.2166666667</text:p>
          </table:table-cell>
        </table:table-row>
        <table:table-row table:style-name="ro2">
          <table:table-cell office:value-type="string" calcext:value-type="string">
            <text:p>GGA_GSK_SB237376</text:p>
          </table:table-cell>
          <table:table-cell office:value-type="string" calcext:value-type="string">
            <text:p>COc1ccc(CCNCCCNC(=O)c2ccc(cc2)[N+]([O-])=O)cc1OC</text:p>
          </table:table-cell>
          <table:table-cell table:number-columns-repeated="3"/>
          <table:table-cell table:number-columns-repeated="2" office:value-type="float" office:value="77.625" calcext:value-type="float">
            <text:p>77.625</text:p>
          </table:table-cell>
          <table:table-cell table:number-columns-repeated="3"/>
          <table:table-cell office:value-type="float" office:value="77.625" calcext:value-type="float">
            <text:p>77.625</text:p>
          </table:table-cell>
          <table:table-cell table:number-columns-repeated="3"/>
          <table:table-cell office:value-type="float" office:value="77.625" calcext:value-type="float">
            <text:p>77.625</text:p>
          </table:table-cell>
          <table:table-cell table:number-columns-repeated="3"/>
          <table:table-cell table:style-name="ce17"/>
          <table:table-cell/>
          <table:table-cell office:value-type="float" office:value="77.625" calcext:value-type="float">
            <text:p>77.625</text:p>
          </table:table-cell>
          <table:table-cell table:number-columns-repeated="2"/>
          <table:table-cell table:style-name="ce17"/>
          <table:table-cell office:value-type="float" office:value="77.625" calcext:value-type="float">
            <text:p>77.625</text:p>
          </table:table-cell>
          <table:table-cell table:number-columns-repeated="4"/>
          <table:table-cell office:value-type="float" office:value="77.625" calcext:value-type="float">
            <text:p>77.625</text:p>
          </table:table-cell>
          <table:table-cell table:number-columns-repeated="7"/>
          <table:table-cell office:value-type="float" office:value="77.625" calcext:value-type="float">
            <text:p>77.62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77.625" calcext:value-type="float">
            <text:p>77.62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77.625" calcext:value-type="float">
            <text:p>77.625</text:p>
          </table:table-cell>
          <table:table-cell/>
          <table:table-cell office:value-type="float" office:value="77.625" calcext:value-type="float">
            <text:p>77.625</text:p>
          </table:table-cell>
        </table:table-row>
        <table:table-row table:style-name="ro2">
          <table:table-cell office:value-type="string" calcext:value-type="string">
            <text:p>GGA_GSK_SB242235</text:p>
          </table:table-cell>
          <table:table-cell office:value-type="string" calcext:value-type="string">
            <text:p>COc1nccc(n1)-c1c(ncn1C1CCNCC1)-c1ccc(F)cc1</text:p>
          </table:table-cell>
          <table:table-cell table:number-columns-repeated="3"/>
          <table:table-cell table:number-columns-repeated="2" office:value-type="float" office:value="42.5" calcext:value-type="float">
            <text:p>42.5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table:number-columns-repeated="3"/>
          <table:table-cell office:value-type="float" office:value="38.6666666666667" calcext:value-type="float">
            <text:p>38.6666666667</text:p>
          </table:table-cell>
          <table:table-cell table:number-columns-repeated="3"/>
          <table:table-cell table:style-name="ce17"/>
          <table:table-cell/>
          <table:table-cell office:value-type="float" office:value="42.5" calcext:value-type="float">
            <text:p>42.5</text:p>
          </table:table-cell>
          <table:table-cell table:number-columns-repeated="2"/>
          <table:table-cell table:style-name="ce17"/>
          <table:table-cell office:value-type="float" office:value="41.7647058823529" calcext:value-type="float">
            <text:p>41.7647058824</text:p>
          </table:table-cell>
          <table:table-cell table:number-columns-repeated="4"/>
          <table:table-cell office:value-type="float" office:value="42.5" calcext:value-type="float">
            <text:p>42.5</text:p>
          </table:table-cell>
          <table:table-cell table:number-columns-repeated="7"/>
          <table:table-cell office:value-type="float" office:value="42.5" calcext:value-type="float">
            <text:p>42.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42.5" calcext:value-type="float">
            <text:p>42.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42.5" calcext:value-type="float">
            <text:p>42.5</text:p>
          </table:table-cell>
          <table:table-cell/>
          <table:table-cell office:value-type="float" office:value="42.1354166666667" calcext:value-type="float">
            <text:p>42.1354166667</text:p>
          </table:table-cell>
        </table:table-row>
        <table:table-row table:style-name="ro2">
          <table:table-cell office:value-type="string" calcext:value-type="string">
            <text:p>GGA_GSK_SB243213</text:p>
          </table:table-cell>
          <table:table-cell office:value-type="string" calcext:value-type="string">
            <text:p>Cc1cc2CCN(C(=O)Nc3ccc(Oc4cccnc4C)nc3)c2cc1C(F)(F)F</text:p>
          </table:table-cell>
          <table:table-cell table:number-columns-repeated="3"/>
          <table:table-cell table:number-columns-repeated="2" office:value-type="float" office:value="56.9333333333333" calcext:value-type="float">
            <text:p>56.9333333333</text:p>
          </table:table-cell>
          <table:table-cell table:number-columns-repeated="3"/>
          <table:table-cell office:value-type="float" office:value="56.9333333333333" calcext:value-type="float">
            <text:p>56.9333333333</text:p>
          </table:table-cell>
          <table:table-cell table:number-columns-repeated="3"/>
          <table:table-cell office:value-type="float" office:value="59.625" calcext:value-type="float">
            <text:p>59.625</text:p>
          </table:table-cell>
          <table:table-cell table:number-columns-repeated="3"/>
          <table:table-cell office:value-type="float" office:value="56.9333333333333" calcext:value-type="float">
            <text:p>56.9333333333</text:p>
          </table:table-cell>
          <table:table-cell/>
          <table:table-cell office:value-type="float" office:value="56.9333333333333" calcext:value-type="float">
            <text:p>56.9333333333</text:p>
          </table:table-cell>
          <table:table-cell table:number-columns-repeated="2"/>
          <table:table-cell table:style-name="ce17"/>
          <table:table-cell office:value-type="float" office:value="56.9333333333333" calcext:value-type="float">
            <text:p>56.9333333333</text:p>
          </table:table-cell>
          <table:table-cell table:number-columns-repeated="4"/>
          <table:table-cell office:value-type="float" office:value="60.4285714285714" calcext:value-type="float">
            <text:p>60.4285714286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6"/>
          <table:table-cell office:value-type="float" office:value="56.9333333333333" calcext:value-type="float">
            <text:p>56.9333333333</text:p>
          </table:table-cell>
          <table:table-cell table:number-columns-repeated="16"/>
          <table:table-cell table:style-name="ce17"/>
          <table:table-cell/>
          <table:table-cell office:value-type="float" office:value="60.8571428571429" calcext:value-type="float">
            <text:p>60.8571428571</text:p>
          </table:table-cell>
          <table:table-cell table:number-columns-repeated="2" office:value-type="float" office:value="56.9333333333333" calcext:value-type="float">
            <text:p>56.9333333333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6.9333333333333" calcext:value-type="float">
            <text:p>56.9333333333</text:p>
          </table:table-cell>
          <table:table-cell/>
          <table:table-cell office:value-type="float" office:value="58.4205128205128" calcext:value-type="float">
            <text:p>58.4205128205</text:p>
          </table:table-cell>
        </table:table-row>
        <table:table-row table:style-name="ro2">
          <table:table-cell office:value-type="string" calcext:value-type="string">
            <text:p>GGA_GSK_SB245570</text:p>
          </table:table-cell>
          <table:table-cell office:value-type="string" calcext:value-type="string">
            <text:p>CN1CCC2(COc3cc4CCN(C(=O)c5ccc(cc5)-c5ccc(cc5C)N5CCCC5=O)c4cc23)CC1</text:p>
          </table:table-cell>
          <table:table-cell table:number-columns-repeated="3"/>
          <table:table-cell table:number-columns-repeated="2" office:value-type="float" office:value="156.6" calcext:value-type="float">
            <text:p>156.6</text:p>
          </table:table-cell>
          <table:table-cell table:number-columns-repeated="3"/>
          <table:table-cell office:value-type="float" office:value="156.6" calcext:value-type="float">
            <text:p>156.6</text:p>
          </table:table-cell>
          <table:table-cell table:number-columns-repeated="3"/>
          <table:table-cell office:value-type="float" office:value="156.6" calcext:value-type="float">
            <text:p>156.6</text:p>
          </table:table-cell>
          <table:table-cell table:number-columns-repeated="3"/>
          <table:table-cell table:style-name="ce17"/>
          <table:table-cell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17"/>
          <table:table-cell office:value-type="float" office:value="45.75" calcext:value-type="float">
            <text:p>45.75</text:p>
          </table:table-cell>
          <table:table-cell table:number-columns-repeated="4"/>
          <table:table-cell office:value-type="float" office:value="131.833333333333" calcext:value-type="float">
            <text:p>131.8333333333</text:p>
          </table:table-cell>
          <table:table-cell table:number-columns-repeated="7"/>
          <table:table-cell office:value-type="float" office:value="156.6" calcext:value-type="float">
            <text:p>156.6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156.6" calcext:value-type="float">
            <text:p>156.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156.6" calcext:value-type="float">
            <text:p>156.6</text:p>
          </table:table-cell>
          <table:table-cell/>
          <table:table-cell office:value-type="float" office:value="146.733333333333" calcext:value-type="float">
            <text:p>146.7333333333</text:p>
          </table:table-cell>
        </table:table-row>
        <table:table-row table:style-name="ro2">
          <table:table-cell office:value-type="string" calcext:value-type="string">
            <text:p>GGA_GSK_SB247083</text:p>
          </table:table-cell>
          <table:table-cell office:value-type="string" calcext:value-type="string">
            <text:p>CCCCn1ncc(\C=C(/Cc2cc3OCCc3cc2OC)C(O)=O)c1-c1ccc(Cl)cc1OCc1ccccc1C(O)=O</text:p>
          </table:table-cell>
          <table:table-cell table:number-columns-repeated="3"/>
          <table:table-cell table:number-columns-repeated="2" office:value-type="float" office:value="473.285714285714" calcext:value-type="float">
            <text:p>473.2857142857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473.285714285714" calcext:value-type="float">
            <text:p>473.2857142857</text:p>
          </table:table-cell>
          <table:table-cell table:number-columns-repeated="3"/>
          <table:table-cell table:style-name="ce17"/>
          <table:table-cell/>
          <table:table-cell office:value-type="float" office:value="473.285714285714" calcext:value-type="float">
            <text:p>473.2857142857</text:p>
          </table:table-cell>
          <table:table-cell table:number-columns-repeated="2"/>
          <table:table-cell table:style-name="ce17"/>
          <table:table-cell office:value-type="float" office:value="481.733333333333" calcext:value-type="float">
            <text:p>481.7333333333</text:p>
          </table:table-cell>
          <table:table-cell table:number-columns-repeated="4"/>
          <table:table-cell office:value-type="float" office:value="473.285714285714" calcext:value-type="float">
            <text:p>473.2857142857</text:p>
          </table:table-cell>
          <table:table-cell table:number-columns-repeated="7"/>
          <table:table-cell office:value-type="float" office:value="473.285714285714" calcext:value-type="float">
            <text:p>473.2857142857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473.285714285714" calcext:value-type="float">
            <text:p>473.2857142857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473.285714285714" calcext:value-type="float">
            <text:p>473.2857142857</text:p>
          </table:table-cell>
          <table:table-cell/>
          <table:table-cell office:value-type="float" office:value="456.15243902439" calcext:value-type="float">
            <text:p>456.1524390244</text:p>
          </table:table-cell>
        </table:table-row>
        <table:table-row table:style-name="ro2">
          <table:table-cell office:value-type="string" calcext:value-type="string">
            <text:p>GGA_GSK_SB247853</text:p>
          </table:table-cell>
          <table:table-cell office:value-type="string" calcext:value-type="string">
            <text:p>Cc1cc2CCN(C(=O)Nc3ccc(OCc4ccccn4)nc3)c2cc1C(F)(F)F</text:p>
          </table:table-cell>
          <table:table-cell table:number-columns-repeated="3"/>
          <table:table-cell table:number-columns-repeated="2" office:value-type="float" office:value="222.6" calcext:value-type="float">
            <text:p>222.6</text:p>
          </table:table-cell>
          <table:table-cell table:number-columns-repeated="3"/>
          <table:table-cell office:value-type="float" office:value="202.636363636364" calcext:value-type="float">
            <text:p>202.6363636364</text:p>
          </table:table-cell>
          <table:table-cell table:number-columns-repeated="3"/>
          <table:table-cell office:value-type="float" office:value="222.6" calcext:value-type="float">
            <text:p>222.6</text:p>
          </table:table-cell>
          <table:table-cell table:number-columns-repeated="3"/>
          <table:table-cell office:value-type="float" office:value="222.6" calcext:value-type="float">
            <text:p>222.6</text:p>
          </table:table-cell>
          <table:table-cell/>
          <table:table-cell office:value-type="float" office:value="222.6" calcext:value-type="float">
            <text:p>222.6</text:p>
          </table:table-cell>
          <table:table-cell table:number-columns-repeated="2"/>
          <table:table-cell table:style-name="ce17"/>
          <table:table-cell office:value-type="float" office:value="222.6" calcext:value-type="float">
            <text:p>222.6</text:p>
          </table:table-cell>
          <table:table-cell table:number-columns-repeated="4"/>
          <table:table-cell office:value-type="float" office:value="222.6" calcext:value-type="float">
            <text:p>222.6</text:p>
          </table:table-cell>
          <table:table-cell table:number-columns-repeated="7"/>
          <table:table-cell office:value-type="float" office:value="136.222222222222" calcext:value-type="float">
            <text:p>136.2222222222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222.6" calcext:value-type="float">
            <text:p>222.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22.6" calcext:value-type="float">
            <text:p>222.6</text:p>
          </table:table-cell>
          <table:table-cell/>
          <table:table-cell office:value-type="float" office:value="214.930769230769" calcext:value-type="float">
            <text:p>214.9307692308</text:p>
          </table:table-cell>
        </table:table-row>
        <table:table-row table:style-name="ro2">
          <table:table-cell office:value-type="string" calcext:value-type="string">
            <text:p>GGA_GSK_SB248677</text:p>
          </table:table-cell>
          <table:table-cell office:value-type="string" calcext:value-type="string">
            <text:p>FC(F)(F)c1ccc2N(CCc2c1)C(=O)Nc1ccc(OCc2ccccn2)nc1</text:p>
          </table:table-cell>
          <table:table-cell table:number-columns-repeated="3"/>
          <table:table-cell table:number-columns-repeated="2" office:value-type="float" office:value="236.153846153846" calcext:value-type="float">
            <text:p>236.1538461538</text:p>
          </table:table-cell>
          <table:table-cell table:number-columns-repeated="3"/>
          <table:table-cell office:value-type="float" office:value="224.545454545455" calcext:value-type="float">
            <text:p>224.5454545455</text:p>
          </table:table-cell>
          <table:table-cell table:number-columns-repeated="3"/>
          <table:table-cell office:value-type="float" office:value="236.153846153846" calcext:value-type="float">
            <text:p>236.1538461538</text:p>
          </table:table-cell>
          <table:table-cell table:number-columns-repeated="3"/>
          <table:table-cell office:value-type="float" office:value="172.5" calcext:value-type="float">
            <text:p>172.5</text:p>
          </table:table-cell>
          <table:table-cell/>
          <table:table-cell office:value-type="float" office:value="172.5" calcext:value-type="float">
            <text:p>172.5</text:p>
          </table:table-cell>
          <table:table-cell table:number-columns-repeated="2"/>
          <table:table-cell table:style-name="ce17"/>
          <table:table-cell office:value-type="float" office:value="236.153846153846" calcext:value-type="float">
            <text:p>236.153846153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number-columns-repeated="7"/>
          <table:table-cell office:value-type="float" office:value="290.714285714286" calcext:value-type="float">
            <text:p>290.7142857143</text:p>
          </table:table-cell>
          <table:table-cell table:number-columns-repeated="16"/>
          <table:table-cell table:style-name="ce17"/>
          <table:table-cell/>
          <table:table-cell table:number-columns-repeated="2" office:value-type="float" office:value="236.153846153846" calcext:value-type="float">
            <text:p>236.1538461538</text:p>
          </table:table-cell>
          <table:table-cell office:value-type="float" office:value="240" calcext:value-type="float">
            <text:p>240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160.909090909091" calcext:value-type="float">
            <text:p>160.9090909091</text:p>
          </table:table-cell>
          <table:table-cell/>
          <table:table-cell office:value-type="float" office:value="225.759493670886" calcext:value-type="float">
            <text:p>225.7594936709</text:p>
          </table:table-cell>
        </table:table-row>
        <table:table-row table:style-name="ro2">
          <table:table-cell office:value-type="string" calcext:value-type="string">
            <text:p>GGA_GSK_SB273005</text:p>
          </table:table-cell>
          <table:table-cell office:value-type="string" calcext:value-type="string">
            <text:p>CNc1cccc(CCOc2ccc3C[C@@H](CC(O)=O)C(=O)N(CC(F)(F)F)Cc3c2)n1</text:p>
          </table:table-cell>
          <table:table-cell table:number-columns-repeated="3"/>
          <table:table-cell table:number-columns-repeated="2" office:value-type="float" office:value="266.666666666667" calcext:value-type="float">
            <text:p>266.6666666667</text:p>
          </table:table-cell>
          <table:table-cell table:number-columns-repeated="3"/>
          <table:table-cell office:value-type="float" office:value="266.666666666667" calcext:value-type="float">
            <text:p>266.6666666667</text:p>
          </table:table-cell>
          <table:table-cell table:number-columns-repeated="3"/>
          <table:table-cell office:value-type="float" office:value="236.363636363636" calcext:value-type="float">
            <text:p>236.36363636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office:value-type="float" office:value="266.666666666667" calcext:value-type="float">
            <text:p>266.6666666667</text:p>
          </table:table-cell>
          <table:table-cell table:number-columns-repeated="2"/>
          <table:table-cell table:style-name="ce17"/>
          <table:table-cell office:value-type="float" office:value="266.666666666667" calcext:value-type="float">
            <text:p>266.6666666667</text:p>
          </table:table-cell>
          <table:table-cell table:number-columns-repeated="4"/>
          <table:table-cell office:value-type="float" office:value="266.666666666667" calcext:value-type="float">
            <text:p>266.6666666667</text:p>
          </table:table-cell>
          <table:table-cell table:number-columns-repeated="7"/>
          <table:table-cell office:value-type="float" office:value="266.666666666667" calcext:value-type="float">
            <text:p>266.6666666667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266.666666666667" calcext:value-type="float">
            <text:p>266.6666666667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66.666666666667" calcext:value-type="float">
            <text:p>266.6666666667</text:p>
          </table:table-cell>
          <table:table-cell/>
          <table:table-cell office:value-type="float" office:value="269.444444444444" calcext:value-type="float">
            <text:p>269.4444444444</text:p>
          </table:table-cell>
        </table:table-row>
        <table:table-row table:style-name="ro2">
          <table:table-cell office:value-type="string" calcext:value-type="string">
            <text:p>GGA_GSK_SB332235</text:p>
          </table:table-cell>
          <table:table-cell office:value-type="string" calcext:value-type="string">
            <text:p>NS(=O)(=O)c1c(Cl)ccc(NC(=O)Nc2cccc(Cl)c2Cl)c1O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77.777777777778" calcext:value-type="float">
            <text:p>377.7777777778</text:p>
          </table:table-cell>
          <table:table-cell table:number-columns-repeated="3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number-columns-repeated="16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office:value-type="float" office:value="357.142857142857" calcext:value-type="float">
            <text:p>357.1428571429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350" calcext:value-type="float">
            <text:p>350</text:p>
          </table:table-cell>
          <table:table-cell/>
          <table:table-cell office:value-type="float" office:value="352.678571428571" calcext:value-type="float">
            <text:p>352.6785714286</text:p>
          </table:table-cell>
        </table:table-row>
        <table:table-row table:style-name="ro2">
          <table:table-cell office:value-type="string" calcext:value-type="string">
            <text:p>GGA_GSK_SB399885</text:p>
          </table:table-cell>
          <table:table-cell office:value-type="string" calcext:value-type="string">
            <text:p>COc1ccc(cc1N1CCNCC1)S(=O)(=O)Nc1cc(Cl)cc(Cl)c1OC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office:value-type="float" office:value="42.7272727272727" calcext:value-type="float">
            <text:p>42.727272727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table:style-name="ce17"/>
          <table:table-cell/>
          <table:table-cell office:value-type="float" office:value="43.3333333333333" calcext:value-type="float">
            <text:p>43.3333333333</text:p>
          </table:table-cell>
          <table:table-cell table:number-columns-repeated="2"/>
          <table:table-cell office:value-type="float" office:value="43.3333333333333" calcext:value-type="float">
            <text:p>43.3333333333</text:p>
          </table:table-cell>
          <table:table-cell table:style-name="ce17"/>
          <table:table-cell table:number-columns-repeated="4"/>
          <table:table-cell office:value-type="float" office:value="43.3333333333333" calcext:value-type="float">
            <text:p>43.3333333333</text:p>
          </table:table-cell>
          <table:table-cell table:number-columns-repeated="7"/>
          <table:table-cell office:value-type="float" office:value="43.3333333333333" calcext:value-type="float">
            <text:p>43.3333333333</text:p>
          </table:table-cell>
          <table:table-cell table:number-columns-repeated="16"/>
          <table:table-cell table:style-name="ce17"/>
          <table:table-cell/>
          <table:table-cell office:value-type="float" office:value="43.3333333333333" calcext:value-type="float">
            <text:p>43.3333333333</text:p>
          </table:table-cell>
          <table:table-cell office:value-type="float" office:value="64.1666666666667" calcext:value-type="float">
            <text:p>64.1666666667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7"/>
          <table:table-cell office:value-type="float" office:value="46.3636363636364" calcext:value-type="float">
            <text:p>46.3636363636</text:p>
          </table:table-cell>
          <table:table-cell table:number-columns-repeated="5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45.1298701298701" calcext:value-type="float">
            <text:p>45.1298701299</text:p>
          </table:table-cell>
        </table:table-row>
        <table:table-row table:style-name="ro2">
          <table:table-cell office:value-type="string" calcext:value-type="string">
            <text:p>GGA_GSK_SB406725</text:p>
          </table:table-cell>
          <table:table-cell office:value-type="string" calcext:value-type="string">
            <text:p>CC(C)Oc1ccc(cc1C(C)=O)C(=O)Nc1cc(Cl)c2CCNCc2c1Cl</text:p>
          </table:table-cell>
          <table:table-cell table:number-columns-repeated="3"/>
          <table:table-cell table:number-columns-repeated="2" office:value-type="float" office:value="165.833333333333" calcext:value-type="float">
            <text:p>165.8333333333</text:p>
          </table:table-cell>
          <table:table-cell table:style-name="ce18" office:value-type="float" office:value="192.5" calcext:value-type="float">
            <text:p>192.5</text:p>
          </table:table-cell>
          <table:table-cell table:number-columns-repeated="2"/>
          <table:table-cell office:value-type="float" office:value="165.833333333333" calcext:value-type="float">
            <text:p>165.8333333333</text:p>
          </table:table-cell>
          <table:table-cell table:number-columns-repeated="3"/>
          <table:table-cell office:value-type="float" office:value="165.833333333333" calcext:value-type="float">
            <text:p>165.833333333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  <table:table-cell office:value-type="float" office:value="165.833333333333" calcext:value-type="float">
            <text:p>165.8333333333</text:p>
          </table:table-cell>
          <table:table-cell table:number-columns-repeated="2"/>
          <table:table-cell table:number-columns-repeated="2" office:value-type="float" office:value="165.833333333333" calcext:value-type="float">
            <text:p>165.8333333333</text:p>
          </table:table-cell>
          <table:table-cell table:number-columns-repeated="4"/>
          <table:table-cell office:value-type="float" office:value="165.833333333333" calcext:value-type="float">
            <text:p>165.8333333333</text:p>
          </table:table-cell>
          <table:table-cell table:number-columns-repeated="5"/>
          <table:table-cell table:number-columns-repeated="2" table:style-name="ce18" office:value-type="float" office:value="192.5" calcext:value-type="float">
            <text:p>192.5</text:p>
          </table:table-cell>
          <table:table-cell office:value-type="float" office:value="165.833333333333" calcext:value-type="float">
            <text:p>165.8333333333</text:p>
          </table:table-cell>
          <table:table-cell table:number-columns-repeated="16"/>
          <table:table-cell office:value-type="float" office:value="165.833333333333" calcext:value-type="float">
            <text:p>165.8333333333</text:p>
          </table:table-cell>
          <table:table-cell/>
          <table:table-cell table:number-columns-repeated="3" office:value-type="float" office:value="165.833333333333" calcext:value-type="float">
            <text:p>165.8333333333</text:p>
          </table:table-cell>
          <table:table-cell table:number-columns-repeated="7"/>
          <table:table-cell office:value-type="float" office:value="153.846153846154" calcext:value-type="float">
            <text:p>153.8461538462</text:p>
          </table:table-cell>
          <table:table-cell table:number-columns-repeated="5"/>
          <table:table-cell office:value-type="float" office:value="165.833333333333" calcext:value-type="float">
            <text:p>165.8333333333</text:p>
          </table:table-cell>
          <table:table-cell/>
          <table:table-cell office:value-type="float" office:value="164.212962962963" calcext:value-type="float">
            <text:p>164.212962963</text:p>
          </table:table-cell>
        </table:table-row>
        <table:table-row table:style-name="ro2">
          <table:table-cell office:value-type="string" calcext:value-type="string">
            <text:p>GGA_GSK_SB616234</text:p>
          </table:table-cell>
          <table:table-cell office:value-type="string" calcext:value-type="string">
            <text:p>COc1cc2CCN(C(=O)c3ccc(cc3)-c3ccc(cc3C)-c3noc(C)n3)c2cc1N1C[C@H](C)N[C@H](C)C1</text:p>
          </table:table-cell>
          <table:table-cell table:number-columns-repeated="3"/>
          <table:table-cell office:value-type="float" office:value="62.8888888888889" calcext:value-type="float">
            <text:p>62.8888888889</text:p>
          </table:table-cell>
          <table:table-cell office:value-type="float" office:value="86.6" calcext:value-type="float">
            <text:p>86.6</text:p>
          </table:table-cell>
          <table:table-cell table:style-name="ce18" office:value-type="float" office:value="86.6" calcext:value-type="float">
            <text:p>86.6</text:p>
          </table:table-cell>
          <table:table-cell table:number-columns-repeated="2"/>
          <table:table-cell office:value-type="float" office:value="86.6" calcext:value-type="float">
            <text:p>86.6</text:p>
          </table:table-cell>
          <table:table-cell table:number-columns-repeated="3"/>
          <table:table-cell office:value-type="float" office:value="86.6" calcext:value-type="float">
            <text:p>86.6</text:p>
          </table:table-cell>
          <table:table-cell table:number-columns-repeated="3"/>
          <table:table-cell office:value-type="float" office:value="169.636363636364" calcext:value-type="float">
            <text:p>169.6363636364</text:p>
          </table:table-cell>
          <table:table-cell/>
          <table:table-cell office:value-type="float" office:value="86.6" calcext:value-type="float">
            <text:p>86.6</text:p>
          </table:table-cell>
          <table:table-cell table:number-columns-repeated="2"/>
          <table:table-cell table:number-columns-repeated="2" office:value-type="float" office:value="86.6" calcext:value-type="float">
            <text:p>86.6</text:p>
          </table:table-cell>
          <table:table-cell table:number-columns-repeated="4"/>
          <table:table-cell office:value-type="float" office:value="86.6" calcext:value-type="float">
            <text:p>86.6</text:p>
          </table:table-cell>
          <table:table-cell table:number-columns-repeated="5"/>
          <table:table-cell table:number-columns-repeated="2" table:style-name="ce18" office:value-type="float" office:value="86.6" calcext:value-type="float">
            <text:p>86.6</text:p>
          </table:table-cell>
          <table:table-cell office:value-type="float" office:value="86.6" calcext:value-type="float">
            <text:p>86.6</text:p>
          </table:table-cell>
          <table:table-cell table:number-columns-repeated="16"/>
          <table:table-cell office:value-type="float" office:value="86.6" calcext:value-type="float">
            <text:p>86.6</text:p>
          </table:table-cell>
          <table:table-cell/>
          <table:table-cell table:number-columns-repeated="3" office:value-type="float" office:value="86.6" calcext:value-type="float">
            <text:p>86.6</text:p>
          </table:table-cell>
          <table:table-cell table:number-columns-repeated="7"/>
          <table:table-cell office:value-type="float" office:value="86.6" calcext:value-type="float">
            <text:p>86.6</text:p>
          </table:table-cell>
          <table:table-cell table:number-columns-repeated="5"/>
          <table:table-cell office:value-type="float" office:value="86.6" calcext:value-type="float">
            <text:p>86.6</text:p>
          </table:table-cell>
          <table:table-cell/>
          <table:table-cell office:value-type="float" office:value="90.2842105263158" calcext:value-type="float">
            <text:p>90.2842105263</text:p>
          </table:table-cell>
        </table:table-row>
        <table:table-row table:style-name="ro2">
          <table:table-cell office:value-type="string" calcext:value-type="string">
            <text:p>GGA_GSK_SB711845</text:p>
          </table:table-cell>
          <table:table-cell office:value-type="string" calcext:value-type="string">
            <text:p>Oc1c(C2=NS(=O)(=O)c3ccccc3N2)c(=O)n(CCC2CC2)c2ccc(F)cc12</text:p>
          </table:table-cell>
          <table:table-cell table:number-columns-repeated="3"/>
          <table:table-cell office:value-type="float" office:value="633.333333333333" calcext:value-type="float">
            <text:p>633.3333333333</text:p>
          </table:table-cell>
          <table:table-cell office:value-type="float" office:value="675" calcext:value-type="float">
            <text:p>675</text:p>
          </table:table-cell>
          <table:table-cell table:style-name="ce18" office:value-type="float" office:value="675" calcext:value-type="float">
            <text:p>675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table:style-name="ce18" office:value-type="float" office:value="675" calcext:value-type="float">
            <text:p>67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number-columns-repeated="2" office:value-type="float" office:value="675" calcext:value-type="float">
            <text:p>675</text:p>
          </table:table-cell>
          <table:table-cell table:number-columns-repeated="4"/>
          <table:table-cell office:value-type="float" office:value="675" calcext:value-type="float">
            <text:p>675</text:p>
          </table:table-cell>
          <table:table-cell table:number-columns-repeated="5"/>
          <table:table-cell table:style-name="ce18" office:value-type="float" office:value="735.714285714286" calcext:value-type="float">
            <text:p>735.7142857143</text:p>
          </table:table-cell>
          <table:table-cell table:style-name="ce18" office:value-type="float" office:value="675" calcext:value-type="float">
            <text:p>675</text:p>
          </table:table-cell>
          <table:table-cell office:value-type="float" office:value="675" calcext:value-type="float">
            <text:p>675</text:p>
          </table:table-cell>
          <table:table-cell table:number-columns-repeated="16"/>
          <table:table-cell office:value-type="float" office:value="675" calcext:value-type="float">
            <text:p>675</text:p>
          </table:table-cell>
          <table:table-cell/>
          <table:table-cell table:number-columns-repeated="3" office:value-type="float" office:value="675" calcext:value-type="float">
            <text:p>675</text:p>
          </table:table-cell>
          <table:table-cell table:number-columns-repeated="7"/>
          <table:table-cell office:value-type="float" office:value="675" calcext:value-type="float">
            <text:p>675</text:p>
          </table:table-cell>
          <table:table-cell table:number-columns-repeated="5"/>
          <table:table-cell table:style-name="ce17"/>
          <table:table-cell/>
          <table:table-cell office:value-type="float" office:value="675.328947368421" calcext:value-type="float">
            <text:p>675.3289473684</text:p>
          </table:table-cell>
        </table:table-row>
        <table:table-row table:style-name="ro2">
          <table:table-cell office:value-type="string" calcext:value-type="string">
            <text:p>GGA_GSK_SB742510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number-columns-repeated="2" office:value-type="float" office:value="350" calcext:value-type="float">
            <text:p>350</text:p>
          </table:table-cell>
          <table:table-cell table:style-name="ce18" office:value-type="float" office:value="350" calcext:value-type="float">
            <text:p>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5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number-columns-repeated="16"/>
          <table:table-cell office:value-type="float" office:value="350" calcext:value-type="float">
            <text:p>350</text:p>
          </table:table-cell>
          <table:table-cell/>
          <table:table-cell table:number-columns-repeated="3" office:value-type="float" office:value="350" calcext:value-type="float">
            <text:p>350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/>
          <table:table-cell office:value-type="float" office:value="351.736111111111" calcext:value-type="float">
            <text:p>351.7361111111</text:p>
          </table:table-cell>
        </table:table-row>
        <table:table-row table:style-name="ro2">
          <table:table-cell office:value-type="string" calcext:value-type="string">
            <text:p>GGA_IRIS_SER004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3.3333333333333" calcext:value-type="float">
            <text:p>23.3333333333</text:p>
          </table:table-cell>
        </table:table-row>
        <table:table-row table:style-name="ro2">
          <table:table-cell office:value-type="string" calcext:value-type="string">
            <text:p>GGA_IRIS_SER009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office:value-type="float" office:value="333.333333333333" calcext:value-type="float">
            <text:p>333.333333333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table:style-name="ce18" office:value-type="float" office:value="333.333333333333" calcext:value-type="float">
            <text:p>333.3333333333</text:p>
          </table:table-cell>
          <table:table-cell/>
          <table:table-cell table:style-name="ce17"/>
          <table:table-cell table:style-name="ce18" office:value-type="float" office:value="240" calcext:value-type="float">
            <text:p>240</text:p>
          </table:table-cell>
          <table:table-cell table:number-columns-repeated="2"/>
          <table:table-cell office:value-type="float" office:value="262.5" calcext:value-type="float">
            <text:p>262.5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400" calcext:value-type="float">
            <text:p>40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style-name="ce17"/>
          <table:table-cell table:number-columns-repeated="7"/>
          <table:table-cell office:value-type="float" office:value="340" calcext:value-type="float">
            <text:p>340</text:p>
          </table:table-cell>
          <table:table-cell table:number-columns-repeated="5"/>
          <table:table-cell table:style-name="ce17"/>
          <table:table-cell/>
          <table:table-cell office:value-type="float" office:value="331.914893617021" calcext:value-type="float">
            <text:p>331.914893617</text:p>
          </table:table-cell>
        </table:table-row>
        <table:table-row table:style-name="ro2">
          <table:table-cell office:value-type="string" calcext:value-type="string">
            <text:p>GGA_IRIS_SER012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800" calcext:value-type="float">
            <text:p>8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56.6666666666667" calcext:value-type="float">
            <text:p>56.6666666667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42.5" calcext:value-type="float">
            <text:p>242.5</text:p>
          </table:table-cell>
        </table:table-row>
        <table:table-row table:style-name="ro2">
          <table:table-cell office:value-type="string" calcext:value-type="string">
            <text:p>GGA_IRIS_SER016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170" calcext:value-type="float">
            <text:p>17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style-name="ce18" office:value-type="float" office:value="37.5" calcext:value-type="float">
            <text:p>37.5</text:p>
          </table:table-cell>
          <table:table-cell table:number-columns-repeated="15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6.3333333333333" calcext:value-type="float">
            <text:p>46.3333333333</text:p>
          </table:table-cell>
        </table:table-row>
        <table:table-row table:style-name="ro2">
          <table:table-cell office:value-type="string" calcext:value-type="string">
            <text:p>GGA_IRIS_SER017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number-columns-repeated="2" office:value-type="float" office:value="175" calcext:value-type="float">
            <text:p>175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style-name="ce18" office:value-type="float" office:value="163.888888888889" calcext:value-type="float">
            <text:p>163.8888888889</text:p>
          </table:table-cell>
          <table:table-cell table:number-columns-repeated="15"/>
          <table:table-cell table:style-name="ce17"/>
          <table:table-cell/>
          <table:table-cell table:style-name="ce17"/>
          <table:table-cell office:value-type="float" office:value="128.571428571429" calcext:value-type="float">
            <text:p>128.5714285714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64.375" calcext:value-type="float">
            <text:p>164.375</text:p>
          </table:table-cell>
        </table:table-row>
        <table:table-row table:style-name="ro2">
          <table:table-cell office:value-type="string" calcext:value-type="string">
            <text:p>GGA_IRIS_SER018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7"/>
          <table:table-cell office:value-type="float" office:value="50" calcext:value-type="float">
            <text:p>5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500" calcext:value-type="float">
            <text:p>500</text:p>
          </table:table-cell>
          <table:table-cell table:style-name="ce17"/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5"/>
          <table:table-cell table:style-name="ce17"/>
          <table:table-cell/>
          <table:table-cell office:value-type="float" office:value="76.6666666666667" calcext:value-type="float">
            <text:p>76.6666666667</text:p>
          </table:table-cell>
        </table:table-row>
        <table:table-row table:style-name="ro2">
          <table:table-cell office:value-type="string" calcext:value-type="string">
            <text:p>GGA_IRIS_SER029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71.3333333333333" calcext:value-type="float">
            <text:p>71.3333333333</text:p>
          </table:table-cell>
          <table:table-cell table:number-columns-repeated="4"/>
          <table:table-cell office:value-type="float" office:value="42.6666666666667" calcext:value-type="float">
            <text:p>42.6666666667</text:p>
          </table:table-cell>
          <table:table-cell table:number-columns-repeated="2"/>
          <table:table-cell table:style-name="ce18" office:value-type="float" office:value="64" calcext:value-type="float">
            <text:p>64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9.8571428571429" calcext:value-type="float">
            <text:p>59.8571428571</text:p>
          </table:table-cell>
        </table:table-row>
        <table:table-row table:style-name="ro2">
          <table:table-cell office:value-type="string" calcext:value-type="string">
            <text:p>GGA_IRIS_SER030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131.25" calcext:value-type="float">
            <text:p>131.25</text:p>
          </table:table-cell>
          <table:table-cell table:number-columns-repeated="2"/>
          <table:table-cell table:style-name="ce17"/>
          <table:table-cell office:value-type="float" office:value="131.25" calcext:value-type="float">
            <text:p>131.25</text:p>
          </table:table-cell>
          <table:table-cell table:style-name="ce18" office:value-type="float" office:value="131.25" calcext:value-type="float">
            <text:p>131.25</text:p>
          </table:table-cell>
          <table:table-cell table:number-columns-repeated="2"/>
          <table:table-cell table:style-name="ce17"/>
          <table:table-cell table:style-name="ce18" office:value-type="float" office:value="131.25" calcext:value-type="float">
            <text:p>131.25</text:p>
          </table:table-cell>
          <table:table-cell table:style-name="ce18" office:value-type="float" office:value="135.714285714286" calcext:value-type="float">
            <text:p>135.7142857143</text:p>
          </table:table-cell>
          <table:table-cell/>
          <table:table-cell table:style-name="ce17"/>
          <table:table-cell table:style-name="ce18" office:value-type="float" office:value="131.25" calcext:value-type="float">
            <text:p>131.25</text:p>
          </table:table-cell>
          <table:table-cell table:number-columns-repeated="2"/>
          <table:table-cell office:value-type="float" office:value="131.25" calcext:value-type="float">
            <text:p>131.25</text:p>
          </table:table-cell>
          <table:table-cell/>
          <table:table-cell office:value-type="float" office:value="131.25" calcext:value-type="float">
            <text:p>131.25</text:p>
          </table:table-cell>
          <table:table-cell table:number-columns-repeated="2"/>
          <table:table-cell table:number-columns-repeated="2" office:value-type="float" office:value="131.25" calcext:value-type="float">
            <text:p>131.25</text:p>
          </table:table-cell>
          <table:table-cell table:number-columns-repeated="4"/>
          <table:table-cell office:value-type="float" office:value="130.888888888889" calcext:value-type="float">
            <text:p>130.8888888889</text:p>
          </table:table-cell>
          <table:table-cell table:number-columns-repeated="4"/>
          <table:table-cell table:style-name="ce18" office:value-type="float" office:value="131.25" calcext:value-type="float">
            <text:p>131.25</text:p>
          </table:table-cell>
          <table:table-cell table:number-columns-repeated="2"/>
          <table:table-cell office:value-type="float" office:value="131.25" calcext:value-type="float">
            <text:p>131.25</text:p>
          </table:table-cell>
          <table:table-cell table:number-columns-repeated="16"/>
          <table:table-cell office:value-type="float" office:value="131.25" calcext:value-type="float">
            <text:p>131.25</text:p>
          </table:table-cell>
          <table:table-cell/>
          <table:table-cell table:number-columns-repeated="3" office:value-type="float" office:value="131.25" calcext:value-type="float">
            <text:p>131.25</text:p>
          </table:table-cell>
          <table:table-cell table:number-columns-repeated="7"/>
          <table:table-cell office:value-type="float" office:value="131.25" calcext:value-type="float">
            <text:p>131.25</text:p>
          </table:table-cell>
          <table:table-cell table:number-columns-repeated="5"/>
          <table:table-cell office:value-type="float" office:value="131.25" calcext:value-type="float">
            <text:p>131.25</text:p>
          </table:table-cell>
          <table:table-cell/>
          <table:table-cell office:value-type="float" office:value="131.402173913043" calcext:value-type="float">
            <text:p>131.402173913</text:p>
          </table:table-cell>
        </table:table-row>
        <table:table-row table:style-name="ro2">
          <table:table-cell office:value-type="string" calcext:value-type="string">
            <text:p>GGA_IRIS_SER038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office:value-type="float" office:value="191.666666666667" calcext:value-type="float">
            <text:p>191.6666666667</text:p>
          </table:table-cell>
          <table:table-cell table:style-name="ce17"/>
          <table:table-cell table:number-columns-repeated="3"/>
          <table:table-cell table:style-name="ce17"/>
          <table:table-cell/>
          <table:table-cell table:style-name="ce18" office:value-type="float" office:value="100" calcext:value-type="float">
            <text:p>100</text:p>
          </table:table-cell>
          <table:table-cell/>
          <table:table-cell office:value-type="float" office:value="191.666666666667" calcext:value-type="float">
            <text:p>191.6666666667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750" calcext:value-type="float">
            <text:p>75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5"/>
          <table:table-cell table:style-name="ce17"/>
          <table:table-cell/>
          <table:table-cell office:value-type="float" office:value="100" calcext:value-type="float">
            <text:p>100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5"/>
          <table:table-cell office:value-type="float" office:value="408.333333333333" calcext:value-type="float">
            <text:p>408.3333333333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GA_IRIS_SER049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4.16666666666667" calcext:value-type="float">
            <text:p>4.1666666667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office:value-type="float" office:value="750" calcext:value-type="float">
            <text:p>750</text:p>
          </table:table-cell>
          <table:table-cell/>
          <table:table-cell office:value-type="float" office:value="190.625" calcext:value-type="float">
            <text:p>190.625</text:p>
          </table:table-cell>
        </table:table-row>
        <table:table-row table:style-name="ro2">
          <table:table-cell office:value-type="string" calcext:value-type="string">
            <text:p>GGA_IRIS_SER054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314.285714285714" calcext:value-type="float">
            <text:p>314.2857142857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40" calcext:value-type="float">
            <text:p>40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GGA_IRIS_SER061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GGA_IRIS_SER066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GA_IRIS_SER068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464.285714285714" calcext:value-type="float">
            <text:p>464.2857142857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31.25" calcext:value-type="float">
            <text:p>431.25</text:p>
          </table:table-cell>
        </table:table-row>
        <table:table-row table:style-name="ro2">
          <table:table-cell office:value-type="string" calcext:value-type="string">
            <text:p>GGA_IRIS_SER069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218.75" calcext:value-type="float">
            <text:p>218.75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218.75" calcext:value-type="float">
            <text:p>218.75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218.75" calcext:value-type="float">
            <text:p>218.7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18.75" calcext:value-type="float">
            <text:p>218.75</text:p>
          </table:table-cell>
        </table:table-row>
        <table:table-row table:style-name="ro2">
          <table:table-cell office:value-type="string" calcext:value-type="string">
            <text:p>GGA_IRIS_SER071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42.8571428571429" calcext:value-type="float">
            <text:p>42.8571428571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9.375" calcext:value-type="float">
            <text:p>59.375</text:p>
          </table:table-cell>
        </table:table-row>
        <table:table-row table:style-name="ro2">
          <table:table-cell office:value-type="string" calcext:value-type="string">
            <text:p>GGA_IRIS_SER073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/>
          <table:table-cell office:value-type="float" office:value="242.857142857143" calcext:value-type="float">
            <text:p>242.8571428571</text:p>
          </table:table-cell>
          <table:table-cell table:number-columns-repeated="3"/>
          <table:table-cell office:value-type="float" office:value="337.5" calcext:value-type="float">
            <text:p>337.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37.5" calcext:value-type="float">
            <text:p>337.5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GA_IRIS_SER075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28.571428571429" calcext:value-type="float">
            <text:p>228.5714285714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style-name="ce18" office:value-type="float" office:value="100" calcext:value-type="float">
            <text:p>100</text:p>
          </table:table-cell>
          <table:table-cell table:number-columns-repeated="15"/>
          <table:table-cell table:style-name="ce17"/>
          <table:table-cell/>
          <table:table-cell table:style-name="ce17"/>
          <table:table-cell office:value-type="float" office:value="100" calcext:value-type="float">
            <text:p>1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office:value-type="float" office:value="70" calcext:value-type="float">
            <text:p>70</text:p>
          </table:table-cell>
          <table:table-cell/>
          <table:table-cell office:value-type="float" office:value="120.833333333333" calcext:value-type="float">
            <text:p>120.8333333333</text:p>
          </table:table-cell>
        </table:table-row>
        <table:table-row table:style-name="ro2">
          <table:table-cell office:value-type="string" calcext:value-type="string">
            <text:p>GGA_IRIS_SER076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250" calcext:value-type="float">
            <text:p>25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GGA_IRIS_SER078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53.75" calcext:value-type="float">
            <text:p>53.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75.625" calcext:value-type="float">
            <text:p>75.625</text:p>
          </table:table-cell>
        </table:table-row>
        <table:table-row table:style-name="ro2">
          <table:table-cell office:value-type="string" calcext:value-type="string">
            <text:p>GGA_IRIS_SER083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150" calcext:value-type="float">
            <text:p>15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GGA_IRIS_SER084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314.285714285714" calcext:value-type="float">
            <text:p>314.2857142857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GA_IRIS_SER086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800" calcext:value-type="float">
            <text:p>800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2.9" calcext:value-type="float">
            <text:p>2.9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35.75" calcext:value-type="float">
            <text:p>135.75</text:p>
          </table:table-cell>
        </table:table-row>
        <table:table-row table:style-name="ro2">
          <table:table-cell office:value-type="string" calcext:value-type="string">
            <text:p>GGA_IRIS_SER093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122.857142857143" calcext:value-type="float">
            <text:p>122.8571428571</text:p>
          </table:table-cell>
          <table:table-cell table:number-columns-repeated="2"/>
          <table:table-cell table:style-name="ce17"/>
          <table:table-cell office:value-type="float" office:value="107.5" calcext:value-type="float">
            <text:p>107.5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8.125" calcext:value-type="float">
            <text:p>108.125</text:p>
          </table:table-cell>
        </table:table-row>
        <table:table-row table:style-name="ro2">
          <table:table-cell office:value-type="string" calcext:value-type="string">
            <text:p>GGA_IRIS_SER103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7"/>
          <table:table-cell office:value-type="float" office:value="22.5" calcext:value-type="float">
            <text:p>22.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18" office:value-type="float" office:value="22.5" calcext:value-type="float">
            <text:p>22.5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2.5" calcext:value-type="float">
            <text:p>22.5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9.6875" calcext:value-type="float">
            <text:p>19.6875</text:p>
          </table:table-cell>
        </table:table-row>
        <table:table-row table:style-name="ro2">
          <table:table-cell office:value-type="string" calcext:value-type="string">
            <text:p>GGA_LDB_265852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74.6666666666667" calcext:value-type="float">
            <text:p>74.6666666667</text:p>
          </table:table-cell>
          <table:table-cell table:number-columns-repeated="3"/>
          <table:table-cell table:style-name="ce18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70" calcext:value-type="float">
            <text:p>7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/>
          <table:table-cell office:value-type="float" office:value="70.17578125" calcext:value-type="float">
            <text:p>70.17578125</text:p>
          </table:table-cell>
        </table:table-row>
        <table:table-row table:style-name="ro2">
          <table:table-cell office:value-type="string" calcext:value-type="string">
            <text:p>GGA_LDB_275852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.1428571428571" calcext:value-type="float">
            <text:p>17.142857142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17.7777777777778" calcext:value-type="float">
            <text:p>17.7777777778</text:p>
          </table:table-cell>
          <table:table-cell table:number-columns-repeated="3"/>
          <table:table-cell table:style-name="ce1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19.6875" calcext:value-type="float">
            <text:p>19.6875</text:p>
          </table:table-cell>
        </table:table-row>
        <table:table-row table:style-name="ro2">
          <table:table-cell office:value-type="string" calcext:value-type="string">
            <text:p>GGA_LDB_31854</text:p>
          </table:table-cell>
          <table:table-cell office:value-type="string" calcext:value-type="string">
            <text:p>[H][C@]12CC(=O)C[C@]11CCC[C@]2(C)[C@@H](CC(C)(C=C)[C@@H](O)[C@@H]1C)OC(=O)NC(=O)O[C@H]1CC[C@H](N)CC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.4545454545455" calcext:value-type="float">
            <text:p>15.45454545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.2222222222222" calcext:value-type="float">
            <text:p>12.222222222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3.1111111111111" calcext:value-type="float">
            <text:p>13.1111111111</text:p>
          </table:table-cell>
        </table:table-row>
        <table:table-row table:style-name="ro2">
          <table:table-cell office:value-type="string" calcext:value-type="string">
            <text:p>GGA_PFI_0136095</text:p>
          </table:table-cell>
          <table:table-cell office:value-type="string" calcext:value-type="string">
            <text:p>CC(C)(C)c1cc(\C=C2/SC(=N)NC2=O)cc(c1O)C(C)(C)C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86.6666666666667" calcext:value-type="float">
            <text:p>86.6666666667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office:value-type="float" office:value="150" calcext:value-type="float">
            <text:p>150</text:p>
          </table:table-cell>
          <table:table-cell/>
          <table:table-cell office:value-type="float" office:value="125.384615384615" calcext:value-type="float">
            <text:p>125.3846153846</text:p>
          </table:table-cell>
        </table:table-row>
        <table:table-row table:style-name="ro2">
          <table:table-cell office:value-type="string" calcext:value-type="string">
            <text:p>GGA_PFI_0178390</text:p>
          </table:table-cell>
          <table:table-cell office:value-type="string" calcext:value-type="string">
            <text:p>CC(C)[C@H]1OC(=O)C(Sc2cc(C)c(CO)cc2C(C)(C)C)=C(O)[C@@H]1CCc1ccc(N)cc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7"/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7"/>
          <table:table-cell table:style-name="ce17"/>
          <table:table-cell table:number-columns-repeated="16"/>
          <table:table-cell office:value-type="float" office:value="2000" calcext:value-type="float">
            <text:p>2000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GGA_PFI_0189659</text:p>
          </table:table-cell>
          <table:table-cell office:value-type="string" calcext:value-type="string">
            <text:p>Nc1cc2CCN3c2c(c1)C(=N[C@@H](NC(=O)c1cccnc1)C3=O)c1ccc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400" calcext:value-type="float">
            <text:p>140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1400" calcext:value-type="float">
            <text:p>140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GGA_PFI_0196860</text:p>
          </table:table-cell>
          <table:table-cell office:value-type="string" calcext:value-type="string">
            <text:p>Fc1ccc(CC2CCN(CCS(=O)c3ccc4[nH]c(=O)oc4c3)CC2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17"/>
          <table:table-cell table:style-name="ce18" office:value-type="float" office:value="1500" calcext:value-type="float">
            <text:p>1500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3"/>
          <table:table-cell table:style-name="ce18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GGA_PFI_0254538</text:p>
          </table:table-cell>
          <table:table-cell office:value-type="string" calcext:value-type="string">
            <text:p>CCn1nc(C)c2N=C(CNC(=O)c12)c1ccc(O)cc1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/>
          <table:table-cell table:style-name="ce17"/>
          <table:table-cell office:value-type="float" office:value="190" calcext:value-type="float">
            <text:p>19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92.5" calcext:value-type="float">
            <text:p>92.5</text:p>
          </table:table-cell>
          <table:table-cell/>
          <table:table-cell table:style-name="ce17"/>
          <table:table-cell table:number-columns-repeated="2"/>
          <table:table-cell office:value-type="float" office:value="20" calcext:value-type="float">
            <text:p>20</text:p>
          </table:table-cell>
          <table:table-cell table:style-name="ce17"/>
          <table:table-cell table:number-columns-repeated="4"/>
          <table:table-cell table:style-name="ce17"/>
          <table:table-cell table:number-columns-repeated="6"/>
          <table:table-cell table:style-name="ce18" office:value-type="float" office:value="176.666666666667" calcext:value-type="float">
            <text:p>176.6666666667</text:p>
          </table:table-cell>
          <table:table-cell table:style-name="ce17"/>
          <table:table-cell table:number-columns-repeated="16"/>
          <table:table-cell office:value-type="float" office:value="31.6666666666667" calcext:value-type="float">
            <text:p>31.6666666667</text:p>
          </table:table-cell>
          <table:table-cell/>
          <table:table-cell table:style-name="ce17" table:number-columns-repeated="2"/>
          <table:table-cell office:value-type="float" office:value="28.3333333333333" calcext:value-type="float">
            <text:p>28.333333333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12.5" calcext:value-type="float">
            <text:p>112.5</text:p>
          </table:table-cell>
          <table:table-cell/>
          <table:table-cell office:value-type="float" office:value="96.1363636363636" calcext:value-type="float">
            <text:p>96.1363636364</text:p>
          </table:table-cell>
        </table:table-row>
        <table:table-row table:style-name="ro2">
          <table:table-cell office:value-type="string" calcext:value-type="string">
            <text:p>GGA_PFI_0333941</text:p>
          </table:table-cell>
          <table:table-cell office:value-type="string" calcext:value-type="string">
            <text:p>Cc1oc(nc1CCOc1cccc2n(CCC(O)=O)ccc12)-c1ccccc1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2"/>
          <table:table-cell table:style-name="ce17"/>
          <table:table-cell office:value-type="float" office:value="950" calcext:value-type="float">
            <text:p>950</text:p>
          </table:table-cell>
          <table:table-cell table:style-name="ce18" office:value-type="float" office:value="1200" calcext:value-type="float">
            <text:p>1200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1035.71428571429" calcext:value-type="float">
            <text:p>1035.7142857143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937.5" calcext:value-type="float">
            <text:p>937.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6"/>
          <table:table-cell table:style-name="ce18" office:value-type="float" office:value="770" calcext:value-type="float">
            <text:p>770</text:p>
          </table:table-cell>
          <table:table-cell table:style-name="ce17"/>
          <table:table-cell table:number-columns-repeated="16"/>
          <table:table-cell table:style-name="ce17"/>
          <table:table-cell/>
          <table:table-cell office:value-type="float" office:value="2000" calcext:value-type="float">
            <text:p>2000</text:p>
          </table:table-cell>
          <table:table-cell office:value-type="float" office:value="1028.88888888889" calcext:value-type="float">
            <text:p>1028.8888888889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075.26315789474" calcext:value-type="float">
            <text:p>1075.2631578947</text:p>
          </table:table-cell>
        </table:table-row>
        <table:table-row table:style-name="ro2">
          <table:table-cell office:value-type="string" calcext:value-type="string">
            <text:p>GGA_PFI_0343701</text:p>
          </table:table-cell>
          <table:table-cell office:value-type="string" calcext:value-type="string">
            <text:p>Cc1cc(CCN2CCN(CC2)c2nsc3ccccc23)cc2c1NC(=O)CC2(C)C</text:p>
          </table:table-cell>
          <table:table-cell table:number-columns-repeated="3"/>
          <table:table-cell table:style-name="ce17"/>
          <table:table-cell office:value-type="float" office:value="60" calcext:value-type="float">
            <text:p>6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60" calcext:value-type="float">
            <text:p>60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60" calcext:value-type="float">
            <text:p>60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GA_PFI_CJ-013610</text:p>
          </table:table-cell>
          <table:table-cell office:value-type="string" calcext:value-type="string">
            <text:p>Cc1nccn1-c1ccc(Sc2cccc(c2)C2(CCOCC2)C(N)=O)cc1</text:p>
          </table:table-cell>
          <table:table-cell table:number-columns-repeated="3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office:value-type="float" office:value="81.6666666666667" calcext:value-type="float">
            <text:p>81.6666666667</text:p>
          </table:table-cell>
          <table:table-cell table:number-columns-repeated="2"/>
          <table:table-cell table:style-name="ce17"/>
          <table:table-cell office:value-type="float" office:value="211.25" calcext:value-type="float">
            <text:p>211.2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250" calcext:value-type="float">
            <text:p>250</text:p>
          </table:table-cell>
          <table:table-cell table:style-name="ce17"/>
          <table:table-cell table:number-columns-repeated="7"/>
          <table:table-cell office:value-type="float" office:value="211.25" calcext:value-type="float">
            <text:p>211.25</text:p>
          </table:table-cell>
          <table:table-cell table:number-columns-repeated="5"/>
          <table:table-cell table:style-name="ce17"/>
          <table:table-cell/>
          <table:table-cell office:value-type="float" office:value="199.0625" calcext:value-type="float">
            <text:p>199.0625</text:p>
          </table:table-cell>
        </table:table-row>
        <table:table-row table:style-name="ro2">
          <table:table-cell office:value-type="string" calcext:value-type="string">
            <text:p>GGA_PFI_CJ-013790</text:p>
          </table:table-cell>
          <table:table-cell office:value-type="string" calcext:value-type="string">
            <text:p>NC(=O)N(O)[C@H]1C[C@@H](Oc2cccc(Oc3ccc(F)cc3)c2)C=C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220" calcext:value-type="float">
            <text:p>220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400" calcext:value-type="float">
            <text:p>400</text:p>
          </table:table-cell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style-name="ce17"/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5"/>
          <table:table-cell table:style-name="ce17"/>
          <table:table-cell/>
          <table:table-cell office:value-type="float" office:value="348.571428571429" calcext:value-type="float">
            <text:p>348.5714285714</text:p>
          </table:table-cell>
        </table:table-row>
        <table:table-row table:style-name="ro2">
          <table:table-cell office:value-type="string" calcext:value-type="string">
            <text:p>GGA_PFI_CP-105697</text:p>
          </table:table-cell>
          <table:table-cell office:value-type="string" calcext:value-type="string">
            <text:p>O[C@H]1[C@H](Cc2ccc(cc2)-c2ccccc2)COc2cc(ccc12)C1(CCCC1)C(O)=O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GA_PFI_CP-122721</text:p>
          </table:table-cell>
          <table:table-cell office:value-type="string" calcext:value-type="string">
            <text:p>COc1ccc(OC(F)(F)F)cc1CN[C@H]1CCCN[C@H]1c1ccccc1</text:p>
          </table:table-cell>
          <table:table-cell/>
          <table:table-cell table:style-name="ce18" office:value-type="float" office:value="90" calcext:value-type="float">
            <text:p>90</text:p>
          </table:table-cell>
          <table:table-cell/>
          <table:table-cell office:value-type="float" office:value="136.666666666667" calcext:value-type="float">
            <text:p>136.66666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3.3333333333333" calcext:value-type="float">
            <text:p>23.333333333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  <table:table-cell table:style-name="ce18" office:value-type="float" office:value="1000" calcext:value-type="float">
            <text:p>1000</text:p>
          </table:table-cell>
          <table:table-cell table:style-name="ce17"/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number-columns-repeated="5"/>
          <table:table-cell table:style-name="ce17"/>
          <table:table-cell/>
          <table:table-cell office:value-type="float" office:value="108.965517241379" calcext:value-type="float">
            <text:p>108.9655172414</text:p>
          </table:table-cell>
        </table:table-row>
        <table:table-row table:style-name="ro2">
          <table:table-cell office:value-type="string" calcext:value-type="string">
            <text:p>GGA_PFI_CP-283097</text:p>
          </table:table-cell>
          <table:table-cell office:value-type="string" calcext:value-type="string">
            <text:p>O[C@@H]1[C@@H](COc2cc(O)ccc12)N1CCC(O)(CC1)c1ccc(F)cc1</text:p>
          </table:table-cell>
          <table:table-cell table:style-name="ce13" office:value-type="float" office:value="650" calcext:value-type="float">
            <text:p>650</text:p>
          </table:table-cell>
          <table:table-cell table:style-name="ce18" office:value-type="float" office:value="650" calcext:value-type="float">
            <text:p>650</text:p>
          </table:table-cell>
          <table:table-cell/>
          <table:table-cell office:value-type="float" office:value="197.142857142857" calcext:value-type="float">
            <text:p>197.1428571429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3"/>
          <table:table-cell table:style-name="ce17"/>
          <table:table-cell table:style-name="ce18" office:value-type="float" office:value="650" calcext:value-type="float">
            <text:p>650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16.6666666666667" calcext:value-type="float">
            <text:p>16.6666666667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650" calcext:value-type="float">
            <text:p>650</text:p>
          </table:table-cell>
          <table:table-cell table:style-name="ce17"/>
          <table:table-cell table:style-name="ce18" office:value-type="float" office:value="650" calcext:value-type="float">
            <text:p>65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/>
          <table:table-cell table:style-name="ce17"/>
          <table:table-cell/>
          <table:table-cell office:value-type="float" office:value="369.310344827586" calcext:value-type="float">
            <text:p>369.3103448276</text:p>
          </table:table-cell>
        </table:table-row>
        <table:table-row table:style-name="ro2">
          <table:table-cell office:value-type="string" calcext:value-type="string">
            <text:p>GGA_PFI_CP-401387</text:p>
          </table:table-cell>
          <table:table-cell office:value-type="string" calcext:value-type="string">
            <text:p>CCc1nn(C2CCCCC2)c2cc(ccc12)[C@]1(CC[C@@H](CC1)C(O)=O)C#N</text:p>
          </table:table-cell>
          <table:table-cell/>
          <table:table-cell table:style-name="ce18" office:value-type="float" office:value="45" calcext:value-type="float">
            <text:p>45</text:p>
          </table:table-cell>
          <table:table-cell/>
          <table:table-cell table:style-name="ce17"/>
          <table:table-cell office:value-type="float" office:value="36" calcext:value-type="float">
            <text:p>36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37.5" calcext:value-type="float">
            <text:p>37.5</text:p>
          </table:table-cell>
          <table:table-cell table:style-name="ce18" office:value-type="float" office:value="36" calcext:value-type="float">
            <text:p>36</text:p>
          </table:table-cell>
          <table:table-cell table:style-name="ce17"/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table:number-columns-repeated="4"/>
          <table:table-cell table:style-name="ce17"/>
          <table:table-cell table:number-columns-repeated="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table:number-columns-repeated="16"/>
          <table:table-cell table:style-name="ce17"/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7.5" calcext:value-type="float">
            <text:p>37.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9.2142857142857" calcext:value-type="float">
            <text:p>39.2142857143</text:p>
          </table:table-cell>
        </table:table-row>
        <table:table-row table:style-name="ro2">
          <table:table-cell office:value-type="string" calcext:value-type="string">
            <text:p>GGA_PFI_CP-456773</text:p>
          </table:table-cell>
          <table:table-cell office:value-type="string" calcext:value-type="string">
            <text:p>CC(C)(O)c1coc(c1)S(=O)(=O)NC(=O)Nc1c2CCCc2cc2CCCc12</text:p>
          </table:table-cell>
          <table:table-cell/>
          <table:table-cell table:style-name="ce18"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"/>
          <table:table-cell table:style-name="ce17"/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5"/>
          <table:table-cell table:style-name="ce18" office:value-type="float" office:value="500" calcext:value-type="float">
            <text:p>500</text:p>
          </table:table-cell>
          <table:table-cell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500" calcext:value-type="float">
            <text:p>5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GGA_PFI_CP-457677</text:p>
          </table:table-cell>
          <table:table-cell office:value-type="string" calcext:value-type="string">
            <text:p>CC(C)(O)c1ccc(CNC(=O)c2cccnc2Oc2ccc(F)cc2)cc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8" office:value-type="float" office:value="836.666666666667" calcext:value-type="float">
            <text:p>836.6666666667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750" calcext:value-type="float">
            <text:p>750</text:p>
          </table:table-cell>
          <table:table-cell table:number-columns-repeated="4"/>
          <table:table-cell table:style-name="ce17"/>
          <table:table-cell table:number-columns-repeated="5"/>
          <table:table-cell table:number-columns-repeated="2" table:style-name="ce18" office:value-type="float" office:value="15" calcext:value-type="float">
            <text:p>15</text:p>
          </table:table-cell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15" calcext:value-type="float">
            <text:p>1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28.108108108108" calcext:value-type="float">
            <text:p>228.1081081081</text:p>
          </table:table-cell>
        </table:table-row>
        <table:table-row table:style-name="ro2">
          <table:table-cell office:value-type="string" calcext:value-type="string">
            <text:p>GGA_PFI_CP-457920</text:p>
          </table:table-cell>
          <table:table-cell office:value-type="string" calcext:value-type="string">
            <text:p>CCOc1ccc2[nH]cc(C(=O)NCc3ccccc3)c(=O)c2n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GGA_PFI_CP-465394</text:p>
          </table:table-cell>
          <table:table-cell office:value-type="string" calcext:value-type="string">
            <text:p>CC(C)c1cccc(C(C)C)c1NC(=O)NS(=O)(=O)c1cc(co1)C(C)(C)O</text:p>
          </table:table-cell>
          <table:table-cell/>
          <table:table-cell table:style-name="ce18" office:value-type="float" office:value="300" calcext:value-type="float">
            <text:p>300</text:p>
          </table:table-cell>
          <table:table-cell/>
          <table:table-cell table:style-name="ce17"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300" calcext:value-type="float">
            <text:p>300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6"/>
          <table:table-cell table:style-name="ce18" office:value-type="float" office:value="400" calcext:value-type="float">
            <text:p>400</text:p>
          </table:table-cell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GGA_PFI_CP-471358</text:p>
          </table:table-cell>
          <table:table-cell office:value-type="string" calcext:value-type="string">
            <text:p>ONC(=O)C1(CCCC1)N(CCC(O)=O)S(=O)(=O)c1ccc(Oc2ccc(F)cc2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18" office:value-type="float" office:value="325" calcext:value-type="float">
            <text:p>325</text:p>
          </table:table-cell>
          <table:table-cell table:style-name="ce17"/>
          <table:table-cell table:number-columns-repeated="2"/>
          <table:table-cell office:value-type="float" office:value="500" calcext:value-type="float">
            <text:p>500</text:p>
          </table:table-cell>
          <table:table-cell table:style-name="ce17"/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325" calcext:value-type="float">
            <text:p>325</text:p>
          </table:table-cell>
          <table:table-cell table:number-columns-repeated="16"/>
          <table:table-cell table:style-name="ce17"/>
          <table:table-cell/>
          <table:table-cell office:value-type="float" office:value="500" calcext:value-type="float">
            <text:p>500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12.5" calcext:value-type="float">
            <text:p>412.5</text:p>
          </table:table-cell>
        </table:table-row>
        <table:table-row table:style-name="ro2">
          <table:table-cell office:value-type="string" calcext:value-type="string">
            <text:p>GGA_PFI_CP-532623</text:p>
          </table:table-cell>
          <table:table-cell office:value-type="string" calcext:value-type="string">
            <text:p>CC[C@@H]1C[C@H](N(Cc2cc(cc(c2)C(F)(F)F)C(F)(F)F)C(C)=O)c2cc(ccc2N1C(=O)OC(C)C)C(F)(F)F</text:p>
          </table:table-cell>
          <table:table-cell table:style-name="ce13" office:value-type="float" office:value="62.5" calcext:value-type="float">
            <text:p>62.5</text:p>
          </table:table-cell>
          <table:table-cell table:style-name="ce18" office:value-type="float" office:value="186" calcext:value-type="float">
            <text:p>186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"/>
          <table:table-cell table:style-name="ce17"/>
          <table:table-cell table:style-name="ce18" office:value-type="float" office:value="395" calcext:value-type="float">
            <text:p>395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230" calcext:value-type="float">
            <text:p>230</text:p>
          </table:table-cell>
          <table:table-cell table:number-columns-repeated="4"/>
          <table:table-cell table:style-name="ce17"/>
          <table:table-cell table:number-columns-repeated="5"/>
          <table:table-cell table:style-name="ce18" office:value-type="float" office:value="223.75" calcext:value-type="float">
            <text:p>223.75</text:p>
          </table:table-cell>
          <table:table-cell table:style-name="ce18" office:value-type="float" office:value="230" calcext:value-type="float">
            <text:p>230</text:p>
          </table:table-cell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283.333333333333" calcext:value-type="float">
            <text:p>283.3333333333</text:p>
          </table:table-cell>
          <table:table-cell table:style-name="ce17"/>
          <table:table-cell table:style-name="ce18" office:value-type="float" office:value="75" calcext:value-type="float">
            <text:p>75</text:p>
          </table:table-cell>
          <table:table-cell table:number-columns-repeated="6"/>
          <table:table-cell office:value-type="float" office:value="283.333333333333" calcext:value-type="float">
            <text:p>283.3333333333</text:p>
          </table:table-cell>
          <table:table-cell table:number-columns-repeated="5"/>
          <table:table-cell table:style-name="ce17"/>
          <table:table-cell/>
          <table:table-cell office:value-type="float" office:value="230.128205128205" calcext:value-type="float">
            <text:p>230.1282051282</text:p>
          </table:table-cell>
        </table:table-row>
        <table:table-row table:style-name="ro2">
          <table:table-cell office:value-type="string" calcext:value-type="string">
            <text:p>GGA_PFI_CP-544439</text:p>
          </table:table-cell>
          <table:table-cell office:value-type="string" calcext:value-type="string">
            <text:p>ONC(=O)C1(CCOCC1)NS(=O)(=O)c1ccc(Oc2ccc(F)cc2)cc1</text:p>
          </table:table-cell>
          <table:table-cell table:number-columns-repeated="3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48.333333333333" calcext:value-type="float">
            <text:p>248.3333333333</text:p>
          </table:table-cell>
        </table:table-row>
        <table:table-row table:style-name="ro2">
          <table:table-cell office:value-type="string" calcext:value-type="string">
            <text:p>GGA_PFI_CP-607366</text:p>
          </table:table-cell>
          <table:table-cell office:value-type="string" calcext:value-type="string">
            <text:p>CNCc1cc(F)ccc1Oc1ccc(Cl)c(Cl)c1</text:p>
          </table:table-cell>
          <table:table-cell/>
          <table:table-cell table:style-name="ce18" office:value-type="float" office:value="300" calcext:value-type="float">
            <text:p>300</text:p>
          </table:table-cell>
          <table:table-cell/>
          <table:table-cell office:value-type="float" office:value="325.375" calcext:value-type="float">
            <text:p>325.375</text:p>
          </table:table-cell>
          <table:table-cell table:style-name="ce17"/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337.777777777778" calcext:value-type="float">
            <text:p>337.7777777778</text:p>
          </table:table-cell>
          <table:table-cell table:number-columns-repeated="2"/>
          <table:table-cell table:style-name="ce18" office:value-type="float" office:value="46.6666666666667" calcext:value-type="float">
            <text:p>46.6666666667</text:p>
          </table:table-cell>
          <table:table-cell office:value-type="float" office:value="46.6666666666667" calcext:value-type="float">
            <text:p>46.6666666667</text:p>
          </table:table-cell>
          <table:table-cell table:style-name="ce18" office:value-type="float" office:value="544" calcext:value-type="float">
            <text:p>544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5"/>
          <table:table-cell table:style-name="ce18" office:value-type="float" office:value="136.666666666667" calcext:value-type="float">
            <text:p>136.666666666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6"/>
          <table:table-cell table:style-name="ce17"/>
          <table:table-cell/>
          <table:table-cell office:value-type="float" office:value="2000" calcext:value-type="float">
            <text:p>2000</text:p>
          </table:table-cell>
          <table:table-cell table:style-name="ce17" table:number-columns-repeated="2"/>
          <table:table-cell table:style-name="ce18" office:value-type="float" office:value="100" calcext:value-type="float">
            <text:p>100</text:p>
          </table:table-cell>
          <table:table-cell/>
          <table:table-cell table:number-columns-repeated="2" table:style-name="ce18" office:value-type="float" office:value="65" calcext:value-type="float">
            <text:p>65</text:p>
          </table:table-cell>
          <table:table-cell table:number-columns-repeated="3"/>
          <table:table-cell table:style-name="ce17"/>
          <table:table-cell table:number-columns-repeated="5"/>
          <table:table-cell table:style-name="ce17"/>
          <table:table-cell/>
          <table:table-cell office:value-type="float" office:value="331.5" calcext:value-type="float">
            <text:p>331.5</text:p>
          </table:table-cell>
        </table:table-row>
        <table:table-row table:style-name="ro2">
          <table:table-cell office:value-type="string" calcext:value-type="string">
            <text:p>GGA_PFI_CP-608039</text:p>
          </table:table-cell>
          <table:table-cell office:value-type="string" calcext:value-type="string">
            <text:p>CNC(=O)[C@H]1O[C@H]([C@H](O)[C@@H]1N)n1cnc2c(NCc3cc(Cl)ccc3OCc3cc(C)no3)ncnc12</text:p>
          </table:table-cell>
          <table:table-cell table:style-name="ce13" office:value-type="float" office:value="250.75" calcext:value-type="float">
            <text:p>250.75</text:p>
          </table:table-cell>
          <table:table-cell table:number-columns-repeated="2"/>
          <table:table-cell office:value-type="float" office:value="176.428571428571" calcext:value-type="float">
            <text:p>176.4285714286</text:p>
          </table:table-cell>
          <table:table-cell table:style-name="ce17"/>
          <table:table-cell table:number-columns-repeated="3"/>
          <table:table-cell office:value-type="float" office:value="263.75" calcext:value-type="float">
            <text:p>263.75</text:p>
          </table:table-cell>
          <table:table-cell table:number-columns-repeated="3"/>
          <table:table-cell office:value-type="float" office:value="200.833333333333" calcext:value-type="float">
            <text:p>200.8333333333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/>
          <table:table-cell table:style-name="ce17"/>
          <table:table-cell table:number-columns-repeated="2"/>
          <table:table-cell office:value-type="float" office:value="960" calcext:value-type="float">
            <text:p>960</text:p>
          </table:table-cell>
          <table:table-cell table:style-name="ce17"/>
          <table:table-cell table:number-columns-repeated="3"/>
          <table:table-cell table:style-name="ce18" office:value-type="float" office:value="960" calcext:value-type="float">
            <text:p>960</text:p>
          </table:table-cell>
          <table:table-cell table:style-name="ce17"/>
          <table:table-cell table:number-columns-repeated="5"/>
          <table:table-cell table:style-name="ce18" office:value-type="float" office:value="263.75" calcext:value-type="float">
            <text:p>263.75</text:p>
          </table:table-cell>
          <table:table-cell/>
          <table:table-cell table:style-name="ce17"/>
          <table:table-cell table:number-columns-repeated="16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ce17"/>
          <table:table-cell office:value-type="float" office:value="960" calcext:value-type="float">
            <text:p>960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54.46875" calcext:value-type="float">
            <text:p>354.46875</text:p>
          </table:table-cell>
        </table:table-row>
        <table:table-row table:style-name="ro2">
          <table:table-cell office:value-type="string" calcext:value-type="string">
            <text:p>GGA_PFI_CP-612372</text:p>
          </table:table-cell>
          <table:table-cell office:value-type="string" calcext:value-type="string">
            <text:p>CC(C)(O)c1ccc(CNC(=O)c2cccnc2Oc2ccc3nonc3c2)cc1</text:p>
          </table:table-cell>
          <table:table-cell table:number-columns-repeated="3"/>
          <table:table-cell table:style-name="ce17"/>
          <table:table-cell office:value-type="float" office:value="121.666666666667" calcext:value-type="float">
            <text:p>121.6666666667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573" calcext:value-type="float">
            <text:p>573</text:p>
          </table:table-cell>
          <table:table-cell table:number-columns-repeated="4"/>
          <table:table-cell table:style-name="ce17"/>
          <table:table-cell table:number-columns-repeated="5"/>
          <table:table-cell table:number-columns-repeated="2" table:style-name="ce18" office:value-type="float" office:value="120" calcext:value-type="float">
            <text:p>120</text:p>
          </table:table-cell>
          <table:table-cell office:value-type="float" office:value="1250" calcext:value-type="float">
            <text:p>125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120" calcext:value-type="float">
            <text:p>120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403.125" calcext:value-type="float">
            <text:p>403.125</text:p>
          </table:table-cell>
        </table:table-row>
        <table:table-row table:style-name="ro2">
          <table:table-cell office:value-type="string" calcext:value-type="string">
            <text:p>GGA_PFI_CP-634384</text:p>
          </table:table-cell>
          <table:table-cell office:value-type="string" calcext:value-type="string">
            <text:p>Cc1cc(NC(=O)C(O)=O)cc(C)c1Oc1ccc(O)c2CCCc12</text:p>
          </table:table-cell>
          <table:table-cell table:style-name="ce13" office:value-type="float" office:value="322.2" calcext:value-type="float">
            <text:p>322.2</text:p>
          </table:table-cell>
          <table:table-cell table:style-name="ce18" office:value-type="float" office:value="322.2" calcext:value-type="float">
            <text:p>322.2</text:p>
          </table:table-cell>
          <table:table-cell/>
          <table:table-cell office:value-type="float" office:value="322.2" calcext:value-type="float">
            <text:p>322.2</text:p>
          </table:table-cell>
          <table:table-cell table:style-name="ce17"/>
          <table:table-cell table:number-columns-repeated="3"/>
          <table:table-cell office:value-type="float" office:value="322.2" calcext:value-type="float">
            <text:p>322.2</text:p>
          </table:table-cell>
          <table:table-cell table:number-columns-repeated="3"/>
          <table:table-cell office:value-type="float" office:value="322.2" calcext:value-type="float">
            <text:p>322.2</text:p>
          </table:table-cell>
          <table:table-cell table:number-columns-repeated="3"/>
          <table:table-cell office:value-type="float" office:value="322.2" calcext:value-type="float">
            <text:p>322.2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265.555555555556" calcext:value-type="float">
            <text:p>265.5555555556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322.2" calcext:value-type="float">
            <text:p>322.2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322.2" calcext:value-type="float">
            <text:p>322.2</text:p>
          </table:table-cell>
          <table:table-cell table:style-name="ce17"/>
          <table:table-cell table:number-columns-repeated="2"/>
          <table:table-cell table:style-name="ce18" office:value-type="float" office:value="221.818181818182" calcext:value-type="float">
            <text:p>221.8181818182</text:p>
          </table:table-cell>
          <table:table-cell table:style-name="ce18" office:value-type="float" office:value="213.75" calcext:value-type="float">
            <text:p>213.75</text:p>
          </table:table-cell>
          <table:table-cell table:number-columns-repeated="3"/>
          <table:table-cell table:style-name="ce17"/>
          <table:table-cell table:style-name="ce18" office:value-type="float" office:value="230" calcext:value-type="float">
            <text:p>230</text:p>
          </table:table-cell>
          <table:table-cell table:number-columns-repeated="4"/>
          <table:table-cell table:style-name="ce17"/>
          <table:table-cell/>
          <table:table-cell office:value-type="float" office:value="277.730769230769" calcext:value-type="float">
            <text:p>277.7307692308</text:p>
          </table:table-cell>
        </table:table-row>
        <table:table-row table:style-name="ro2">
          <table:table-cell office:value-type="string" calcext:value-type="string">
            <text:p>GGA_PFI_CP-642931</text:p>
          </table:table-cell>
          <table:table-cell office:value-type="string" calcext:value-type="string">
            <text:p>N.C[C@@H](O)c1nccc(n1)N1[C@@H](C)CN(C[C@H]1C)c1nc(C)nc(C)n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17"/>
          <table:table-cell table:number-columns-repeated="2"/>
          <table:table-cell table:style-name="ce18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0" calcext:value-type="float">
            <text:p>2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style-name="ce18" office:value-type="float" office:value="18.5384615384615" calcext:value-type="float">
            <text:p>18.5384615385</text:p>
          </table:table-cell>
          <table:table-cell table:number-columns-repeated="6"/>
          <table:table-cell table:style-name="ce17"/>
          <table:table-cell table:number-columns-repeated="5"/>
          <table:table-cell table:style-name="ce17"/>
          <table:table-cell/>
          <table:table-cell office:value-type="float" office:value="18.8823529411765" calcext:value-type="float">
            <text:p>18.8823529412</text:p>
          </table:table-cell>
        </table:table-row>
        <table:table-row table:style-name="ro2">
          <table:table-cell office:value-type="string" calcext:value-type="string">
            <text:p>GGA_PFI_CP-728663</text:p>
          </table:table-cell>
          <table:table-cell office:value-type="string" calcext:value-type="string">
            <text:p>CC[C@H]1CC[C@H](NCc2cc3N(C)C(=O)[C@@H]4C[C@@H]4c3cc2OC)[C@@H](N1)c1ccccc1</text:p>
          </table:table-cell>
          <table:table-cell/>
          <table:table-cell table:style-name="ce18" office:value-type="float" office:value="200" calcext:value-type="float">
            <text:p>200</text:p>
          </table:table-cell>
          <table:table-cell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17"/>
          <table:table-cell table:number-columns-repeated="5"/>
          <table:table-cell table:style-name="ce18" office:value-type="float" office:value="125" calcext:value-type="float">
            <text:p>125</text:p>
          </table:table-cell>
          <table:table-cell/>
          <table:table-cell table:style-name="ce17"/>
          <table:table-cell table:number-columns-repeated="16"/>
          <table:table-cell table:style-name="ce17"/>
          <table:table-cell/>
          <table:table-cell office:value-type="float" office:value="107.5" calcext:value-type="float">
            <text:p>107.5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GGA_PFI_CP-863187</text:p>
          </table:table-cell>
          <table:table-cell office:value-type="string" calcext:value-type="string">
            <text:p>CC(C)c1nnc2ccc(cn12)-c1ocnc1-c1cc(F)ccc1F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32.5" calcext:value-type="float">
            <text:p>232.5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5"/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783.333333333333" calcext:value-type="float">
            <text:p>783.3333333333</text:p>
          </table:table-cell>
          <table:table-cell table:style-name="ce17"/>
          <table:table-cell table:number-columns-repeated="16"/>
          <table:table-cell table:style-name="ce17"/>
          <table:table-cell/>
          <table:table-cell office:value-type="float" office:value="1081.25" calcext:value-type="float">
            <text:p>1081.25</text:p>
          </table:table-cell>
          <table:table-cell office:value-type="float" office:value="1000" calcext:value-type="float">
            <text:p>1000</text:p>
          </table:table-cell>
          <table:table-cell table:style-name="ce17"/>
          <table:table-cell table:number-columns-repeated="2"/>
          <table:table-cell table:style-name="ce18" office:value-type="float" office:value="783.333333333333" calcext:value-type="float">
            <text:p>783.3333333333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3"/>
          <table:table-cell table:style-name="ce17"/>
          <table:table-cell table:number-columns-repeated="5"/>
          <table:table-cell table:style-name="ce17"/>
          <table:table-cell/>
          <table:table-cell office:value-type="float" office:value="967.142857142857" calcext:value-type="float">
            <text:p>967.1428571429</text:p>
          </table:table-cell>
        </table:table-row>
        <table:table-row table:style-name="ro2">
          <table:table-cell office:value-type="string" calcext:value-type="string">
            <text:p>GGA_PFI_UK-343664</text:p>
          </table:table-cell>
          <table:table-cell office:value-type="string" calcext:value-type="string">
            <text:p>CCCOc1ccc(cc1-c1nc2c(CC)n(Cc3ccccn3)nc2c(=O)[nH]1)S(=O)(=O)N1CCN(CC)CC1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17"/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400" calcext:value-type="float">
            <text:p>400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GA_PFI_UK-373911</text:p>
          </table:table-cell>
          <table:table-cell office:value-type="string" calcext:value-type="string">
            <text:p>CN[C@H]1CC[C@@H](c2ccc(Cl)c(Cl)c2)c2ccc(cc12)S(N)(=O)=O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7"/>
          <table:table-cell table:style-name="ce17"/>
          <table:table-cell table:number-columns-repeated="16"/>
          <table:table-cell office:value-type="float" office:value="60" calcext:value-type="float">
            <text:p>60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GGA_PFI_UK-416244</text:p>
          </table:table-cell>
          <table:table-cell office:value-type="string" calcext:value-type="string">
            <text:p>CSc1ccc(Oc2ccc(cc2CN(C)C)S(N)(=O)=O)cc1C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7"/>
          <table:table-cell office:value-type="float" office:value="666.666666666667" calcext:value-type="float">
            <text:p>666.666666666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16"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table:style-name="ce17"/>
          <table:table-cell table:number-columns-repeated="7"/>
          <table:table-cell office:value-type="float" office:value="750" calcext:value-type="float">
            <text:p>750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/>
          <table:table-cell office:value-type="float" office:value="636.363636363636" calcext:value-type="float">
            <text:p>636.3636363636</text:p>
          </table:table-cell>
        </table:table-row>
        <table:table-row table:style-name="ro2">
          <table:table-cell office:value-type="string" calcext:value-type="string">
            <text:p>GGA_UCB_w01</text:p>
          </table:table-cell>
          <table:table-cell office:value-type="string" calcext:value-type="string">
            <text:p>NC(=O)N(O)CCC#Cc1ccc(OCCN2CCN(CC2)[C@H](c2ccccc2)c2ccc(Cl)cc2)cc1</text:p>
          </table:table-cell>
          <table:table-cell table:number-columns-repeated="3"/>
          <table:table-cell table:number-columns-repeated="2" office:value-type="float" office:value="113.75" calcext:value-type="float">
            <text:p>113.75</text:p>
          </table:table-cell>
          <table:table-cell table:number-columns-repeated="3"/>
          <table:table-cell office:value-type="float" office:value="113.75" calcext:value-type="float">
            <text:p>113.75</text:p>
          </table:table-cell>
          <table:table-cell table:number-columns-repeated="3"/>
          <table:table-cell office:value-type="float" office:value="113.75" calcext:value-type="float">
            <text:p>113.75</text:p>
          </table:table-cell>
          <table:table-cell table:number-columns-repeated="3"/>
          <table:table-cell office:value-type="float" office:value="113.75" calcext:value-type="float">
            <text:p>113.75</text:p>
          </table:table-cell>
          <table:table-cell/>
          <table:table-cell office:value-type="float" office:value="113.75" calcext:value-type="float">
            <text:p>113.75</text:p>
          </table:table-cell>
          <table:table-cell table:number-columns-repeated="2"/>
          <table:table-cell office:value-type="float" office:value="104.516129032258" calcext:value-type="float">
            <text:p>104.5161290323</text:p>
          </table:table-cell>
          <table:table-cell office:value-type="float" office:value="113.75" calcext:value-type="float">
            <text:p>113.75</text:p>
          </table:table-cell>
          <table:table-cell table:number-columns-repeated="4"/>
          <table:table-cell office:value-type="float" office:value="113.75" calcext:value-type="float">
            <text:p>113.75</text:p>
          </table:table-cell>
          <table:table-cell table:number-columns-repeated="6"/>
          <table:table-cell table:style-name="ce18" office:value-type="float" office:value="113.75" calcext:value-type="float">
            <text:p>113.75</text:p>
          </table:table-cell>
          <table:table-cell office:value-type="float" office:value="113.75" calcext:value-type="float">
            <text:p>113.75</text:p>
          </table:table-cell>
          <table:table-cell table:style-name="ce18" office:value-type="float" office:value="113.75" calcext:value-type="float">
            <text:p>113.75</text:p>
          </table:table-cell>
          <table:table-cell table:number-columns-repeated="15"/>
          <table:table-cell office:value-type="float" office:value="113.75" calcext:value-type="float">
            <text:p>113.75</text:p>
          </table:table-cell>
          <table:table-cell/>
          <table:table-cell table:number-columns-repeated="3" office:value-type="float" office:value="113.75" calcext:value-type="float">
            <text:p>113.75</text:p>
          </table:table-cell>
          <table:table-cell table:number-columns-repeated="7"/>
          <table:table-cell office:value-type="float" office:value="113.75" calcext:value-type="float">
            <text:p>113.75</text:p>
          </table:table-cell>
          <table:table-cell table:number-columns-repeated="5"/>
          <table:table-cell office:value-type="float" office:value="113.75" calcext:value-type="float">
            <text:p>113.75</text:p>
          </table:table-cell>
          <table:table-cell/>
          <table:table-cell office:value-type="float" office:value="113.252173913043" calcext:value-type="float">
            <text:p>113.252173913</text:p>
          </table:table-cell>
        </table:table-row>
        <table:table-row table:style-name="ro2">
          <table:table-cell office:value-type="string" calcext:value-type="string">
            <text:p>GGA_UCB_w02</text:p>
          </table:table-cell>
          <table:table-cell office:value-type="string" calcext:value-type="string">
            <text:p>Fc1ccc(CN(C2CCNCC2)c2ccc(F)cc2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/>
          <table:table-cell table:style-name="ce18" office:value-type="float" office:value="25" calcext:value-type="float">
            <text:p>25</text:p>
          </table:table-cell>
          <table:table-cell table:number-columns-repeated="5"/>
          <table:table-cell table:style-name="ce17"/>
          <table:table-cell table:number-columns-repeated="5"/>
          <table:table-cell table:style-name="ce17"/>
          <table:table-cell/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GGA_UCB_w03</text:p>
          </table:table-cell>
          <table:table-cell office:value-type="string" calcext:value-type="string">
            <text:p>C[C@H](N1C(=O)Cc2cc(Cl)ccc12)C(N)=O</text:p>
          </table:table-cell>
          <table:table-cell table:number-columns-repeated="3"/>
          <table:table-cell office:value-type="float" office:value="1341.66666666667" calcext:value-type="float">
            <text:p>1341.6666666667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1300" calcext:value-type="float">
            <text:p>1300</text:p>
          </table:table-cell>
          <table:table-cell table:number-columns-repeated="7"/>
          <table:table-cell table:style-name="ce17"/>
          <table:table-cell table:style-name="ce18" office:value-type="float" office:value="2000" calcext:value-type="float">
            <text:p>2000</text:p>
          </table:table-cell>
          <table:table-cell table:number-columns-repeated="15"/>
          <table:table-cell office:value-type="float" office:value="1066.66666666667" calcext:value-type="float">
            <text:p>1066.6666666667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office:value-type="float" office:value="933.333333333333" calcext:value-type="float">
            <text:p>933.3333333333</text:p>
          </table:table-cell>
          <table:table-cell/>
          <table:table-cell office:value-type="float" office:value="1227.5" calcext:value-type="float">
            <text:p>1227.5</text:p>
          </table:table-cell>
        </table:table-row>
        <table:table-row table:style-name="ro2">
          <table:table-cell office:value-type="string" calcext:value-type="string">
            <text:p>GGA_UCB_w04</text:p>
          </table:table-cell>
          <table:table-cell office:value-type="string" calcext:value-type="string">
            <text:p>Fc1ccc(CN(C2CCNCC2)c2cccc3ccccc23)cc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2000" calcext:value-type="float">
            <text:p>2000</text:p>
          </table:table-cell>
          <table:table-cell/>
          <table:table-cell table:style-name="ce17" table:number-columns-repeated="3"/>
          <table:table-cell/>
          <table:table-cell table:style-name="ce18" office:value-type="float" office:value="75" calcext:value-type="float">
            <text:p>75</text:p>
          </table:table-cell>
          <table:table-cell table:number-columns-repeated="5"/>
          <table:table-cell table:style-name="ce17"/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office:value-type="float" office:value="556.25" calcext:value-type="float">
            <text:p>556.25</text:p>
          </table:table-cell>
        </table:table-row>
        <table:table-row table:style-name="ro2">
          <table:table-cell office:value-type="string" calcext:value-type="string">
            <text:p>GGA_UCB_w06</text:p>
          </table:table-cell>
          <table:table-cell office:value-type="string" calcext:value-type="string">
            <text:p>NC(=O)N(O)CCC#Cc1ccc(OCCCCN2CCN(CC2)C(c2ccc(F)cc2)c2ccc(F)cc2)cc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50" calcext:value-type="float">
            <text:p>50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office:value-type="float" office:value="25" calcext:value-type="float">
            <text:p>25</text:p>
          </table:table-cell>
          <table:table-cell/>
          <table:table-cell office:value-type="float" office:value="32.1428571428571" calcext:value-type="float">
            <text:p>32.1428571429</text:p>
          </table:table-cell>
        </table:table-row>
        <table:table-row table:style-name="ro2">
          <table:table-cell office:value-type="string" calcext:value-type="string">
            <text:p>GGA_UCB_w07</text:p>
          </table:table-cell>
          <table:table-cell office:value-type="string" calcext:value-type="string">
            <text:p>CC1CCCN1CCCOc1ccc(cc1)C1=NC(C)=C(C1)C(=O)N1CCO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5" calcext:value-type="float">
            <text:p>25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153.333333333333" calcext:value-type="float">
            <text:p>153.3333333333</text:p>
          </table:table-cell>
          <table:table-cell office:value-type="float" office:value="224" calcext:value-type="float">
            <text:p>224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400" calcext:value-type="float">
            <text:p>400</text:p>
          </table:table-cell>
          <table:table-cell table:style-name="ce17"/>
          <table:table-cell/>
          <table:table-cell table:style-name="ce18" office:value-type="float" office:value="400" calcext:value-type="float">
            <text:p>400</text:p>
          </table:table-cell>
          <table:table-cell table:number-columns-repeated="5"/>
          <table:table-cell table:style-name="ce17"/>
          <table:table-cell table:number-columns-repeated="5"/>
          <table:table-cell table:style-name="ce17"/>
          <table:table-cell/>
          <table:table-cell office:value-type="float" office:value="246.538461538462" calcext:value-type="float">
            <text:p>246.5384615385</text:p>
          </table:table-cell>
        </table:table-row>
        <table:table-row table:style-name="ro2">
          <table:table-cell office:value-type="string" calcext:value-type="string">
            <text:p>GGA_UCB_w08</text:p>
          </table:table-cell>
          <table:table-cell office:value-type="string" calcext:value-type="string">
            <text:p>CCC(=O)C(=O)OC</text:p>
          </table:table-cell>
          <table:table-cell table:number-columns-repeated="3"/>
          <table:table-cell table:number-columns-repeated="2" office:value-type="float" office:value="387.5" calcext:value-type="float">
            <text:p>387.5</text:p>
          </table:table-cell>
          <table:table-cell table:number-columns-repeated="3"/>
          <table:table-cell office:value-type="float" office:value="387.5" calcext:value-type="float">
            <text:p>387.5</text:p>
          </table:table-cell>
          <table:table-cell table:number-columns-repeated="3"/>
          <table:table-cell office:value-type="float" office:value="387.5" calcext:value-type="float">
            <text:p>387.5</text:p>
          </table:table-cell>
          <table:table-cell table:number-columns-repeated="3"/>
          <table:table-cell office:value-type="float" office:value="387.5" calcext:value-type="float">
            <text:p>387.5</text:p>
          </table:table-cell>
          <table:table-cell/>
          <table:table-cell office:value-type="float" office:value="387.5" calcext:value-type="float">
            <text:p>387.5</text:p>
          </table:table-cell>
          <table:table-cell table:number-columns-repeated="2"/>
          <table:table-cell table:number-columns-repeated="2" office:value-type="float" office:value="387.5" calcext:value-type="float">
            <text:p>387.5</text:p>
          </table:table-cell>
          <table:table-cell table:number-columns-repeated="4"/>
          <table:table-cell office:value-type="float" office:value="387.5" calcext:value-type="float">
            <text:p>387.5</text:p>
          </table:table-cell>
          <table:table-cell table:number-columns-repeated="6"/>
          <table:table-cell table:style-name="ce18" office:value-type="float" office:value="600" calcext:value-type="float">
            <text:p>600</text:p>
          </table:table-cell>
          <table:table-cell office:value-type="float" office:value="387.5" calcext:value-type="float">
            <text:p>387.5</text:p>
          </table:table-cell>
          <table:table-cell table:number-columns-repeated="16"/>
          <table:table-cell office:value-type="float" office:value="300" calcext:value-type="float">
            <text:p>300</text:p>
          </table:table-cell>
          <table:table-cell/>
          <table:table-cell table:number-columns-repeated="3" office:value-type="float" office:value="387.5" calcext:value-type="float">
            <text:p>387.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387.5" calcext:value-type="float">
            <text:p>387.5</text:p>
          </table:table-cell>
          <table:table-cell/>
          <table:table-cell office:value-type="float" office:value="384.166666666667" calcext:value-type="float">
            <text:p>384.1666666667</text:p>
          </table:table-cell>
        </table:table-row>
        <table:table-row table:style-name="ro2">
          <table:table-cell office:value-type="string" calcext:value-type="string">
            <text:p>GGA_UCB_w09</text:p>
          </table:table-cell>
          <table:table-cell office:value-type="string" calcext:value-type="string">
            <text:p>NC(=O)CN1C(=O)Cc2cc(Cl)ccc1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66.666666666667" calcext:value-type="float">
            <text:p>766.6666666667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766.666666666667" calcext:value-type="float">
            <text:p>766.6666666667</text:p>
          </table:table-cell>
          <table:table-cell table:number-columns-repeated="2"/>
          <table:table-cell table:style-name="ce17"/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466.666666666667" calcext:value-type="float">
            <text:p>466.6666666667</text:p>
          </table:table-cell>
          <table:table-cell table:number-columns-repeated="6"/>
          <table:table-cell table:style-name="ce18" office:value-type="float" office:value="533.333333333333" calcext:value-type="float">
            <text:p>533.3333333333</text:p>
          </table:table-cell>
          <table:table-cell office:value-type="float" office:value="650" calcext:value-type="float">
            <text:p>650</text:p>
          </table:table-cell>
          <table:table-cell table:number-columns-repeated="16"/>
          <table:table-cell office:value-type="float" office:value="1000" calcext:value-type="float">
            <text:p>1000</text:p>
          </table:table-cell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office:value-type="float" office:value="650" calcext:value-type="float">
            <text:p>650</text:p>
          </table:table-cell>
          <table:table-cell/>
          <table:table-cell office:value-type="float" office:value="685.714285714286" calcext:value-type="float">
            <text:p>685.7142857143</text:p>
          </table:table-cell>
        </table:table-row>
        <table:table-row table:style-name="ro2">
          <table:table-cell office:value-type="string" calcext:value-type="string">
            <text:p>GGA_UCB_w11</text:p>
          </table:table-cell>
          <table:table-cell office:value-type="string" calcext:value-type="string">
            <text:p>NC(=O)CN1CCCC1=O</text:p>
          </table:table-cell>
          <table:table-cell table:style-name="ce13" office:value-type="float" office:value="437.5" calcext:value-type="float">
            <text:p>437.5</text:p>
          </table:table-cell>
          <table:table-cell table:number-columns-repeated="2"/>
          <table:table-cell office:value-type="float" office:value="437.5" calcext:value-type="float">
            <text:p>437.5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437.5" calcext:value-type="float">
            <text:p>437.5</text:p>
          </table:table-cell>
          <table:table-cell table:number-columns-repeated="3"/>
          <table:table-cell table:style-name="ce17"/>
          <table:table-cell table:style-name="ce18" office:value-type="float" office:value="437.5" calcext:value-type="float">
            <text:p>437.5</text:p>
          </table:table-cell>
          <table:table-cell table:style-name="ce17"/>
          <table:table-cell table:number-columns-repeated="2"/>
          <table:table-cell office:value-type="float" office:value="433.333333333333" calcext:value-type="float">
            <text:p>433.3333333333</text:p>
          </table:table-cell>
          <table:table-cell office:value-type="float" office:value="437.5" calcext:value-type="float">
            <text:p>437.5</text:p>
          </table:table-cell>
          <table:table-cell table:number-columns-repeated="4"/>
          <table:table-cell office:value-type="float" office:value="437.5" calcext:value-type="float">
            <text:p>437.5</text:p>
          </table:table-cell>
          <table:table-cell table:number-columns-repeated="6"/>
          <table:table-cell table:style-name="ce18" office:value-type="float" office:value="1000" calcext:value-type="float">
            <text:p>1000</text:p>
          </table:table-cell>
          <table:table-cell office:value-type="float" office:value="437.5" calcext:value-type="float">
            <text:p>437.5</text:p>
          </table:table-cell>
          <table:table-cell table:number-columns-repeated="10"/>
          <table:table-cell table:style-name="ce18" office:value-type="float" office:value="437.5" calcext:value-type="float">
            <text:p>437.5</text:p>
          </table:table-cell>
          <table:table-cell table:number-columns-repeated="5"/>
          <table:table-cell table:style-name="ce17"/>
          <table:table-cell/>
          <table:table-cell office:value-type="float" office:value="437.5" calcext:value-type="float">
            <text:p>437.5</text:p>
          </table:table-cell>
          <table:table-cell table:style-name="ce17"/>
          <table:table-cell office:value-type="float" office:value="437.5" calcext:value-type="float">
            <text:p>437.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437.5" calcext:value-type="float">
            <text:p>437.5</text:p>
          </table:table-cell>
          <table:table-cell table:style-name="ce17"/>
          <table:table-cell/>
          <table:table-cell office:value-type="float" office:value="439.903846153846" calcext:value-type="float">
            <text:p>439.9038461538</text:p>
          </table:table-cell>
        </table:table-row>
        <table:table-row table:style-name="ro2">
          <table:table-cell office:value-type="string" calcext:value-type="string">
            <text:p>GGA_UCB_w12</text:p>
          </table:table-cell>
          <table:table-cell office:value-type="string" calcext:value-type="string">
            <text:p>OC(=O)\C=C\C(O)=O.NC(=O)N(O)CCC#Cc1ccc(O\C=C\N2CCN(CC2)C(c2ccccc2)c2ccccc2)c(c1)C(N)=O</text:p>
          </table:table-cell>
          <table:table-cell table:style-name="ce13" office:value-type="float" office:value="369.230769230769" calcext:value-type="float">
            <text:p>369.2307692308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500" calcext:value-type="float">
            <text:p>500</text:p>
          </table:table-cell>
          <table:table-cell table:style-name="ce17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74.074074074074" calcext:value-type="float">
            <text:p>374.0740740741</text:p>
          </table:table-cell>
        </table:table-row>
        <table:table-row table:style-name="ro2">
          <table:table-cell office:value-type="string" calcext:value-type="string">
            <text:p>GGA_UCB_w14</text:p>
          </table:table-cell>
          <table:table-cell office:value-type="string" calcext:value-type="string">
            <text:p>CCC(N)C(N)=O</text:p>
          </table:table-cell>
          <table:table-cell table:style-name="ce13" office:value-type="float" office:value="352.777777777778" calcext:value-type="float">
            <text:p>352.7777777778</text:p>
          </table:table-cell>
          <table:table-cell table:number-columns-repeated="2"/>
          <table:table-cell table:number-columns-repeated="2" office:value-type="float" office:value="387.5" calcext:value-type="float">
            <text:p>387.5</text:p>
          </table:table-cell>
          <table:table-cell table:style-name="ce18" office:value-type="float" office:value="387.5" calcext:value-type="float">
            <text:p>387.5</text:p>
          </table:table-cell>
          <table:table-cell table:number-columns-repeated="2"/>
          <table:table-cell office:value-type="float" office:value="387.5" calcext:value-type="float">
            <text:p>387.5</text:p>
          </table:table-cell>
          <table:table-cell table:number-columns-repeated="3"/>
          <table:table-cell office:value-type="float" office:value="387.5" calcext:value-type="float">
            <text:p>387.5</text:p>
          </table:table-cell>
          <table:table-cell table:number-columns-repeated="3"/>
          <table:table-cell office:value-type="float" office:value="387.5" calcext:value-type="float">
            <text:p>387.5</text:p>
          </table:table-cell>
          <table:table-cell/>
          <table:table-cell office:value-type="float" office:value="387.5" calcext:value-type="float">
            <text:p>387.5</text:p>
          </table:table-cell>
          <table:table-cell table:number-columns-repeated="2"/>
          <table:table-cell table:number-columns-repeated="2" office:value-type="float" office:value="387.5" calcext:value-type="float">
            <text:p>387.5</text:p>
          </table:table-cell>
          <table:table-cell table:number-columns-repeated="3"/>
          <table:table-cell table:style-name="ce18" office:value-type="float" office:value="387.5" calcext:value-type="float">
            <text:p>387.5</text:p>
          </table:table-cell>
          <table:table-cell office:value-type="float" office:value="387.5" calcext:value-type="float">
            <text:p>387.5</text:p>
          </table:table-cell>
          <table:table-cell table:number-columns-repeated="5"/>
          <table:table-cell table:number-columns-repeated="2" table:style-name="ce18" office:value-type="float" office:value="387.5" calcext:value-type="float">
            <text:p>387.5</text:p>
          </table:table-cell>
          <table:table-cell office:value-type="float" office:value="387.5" calcext:value-type="float">
            <text:p>387.5</text:p>
          </table:table-cell>
          <table:table-cell table:style-name="ce18" office:value-type="float" office:value="387.5" calcext:value-type="float">
            <text:p>387.5</text:p>
          </table:table-cell>
          <table:table-cell table:number-columns-repeated="15"/>
          <table:table-cell office:value-type="float" office:value="387.5" calcext:value-type="float">
            <text:p>387.5</text:p>
          </table:table-cell>
          <table:table-cell table:style-name="ce18" office:value-type="float" office:value="387.5" calcext:value-type="float">
            <text:p>387.5</text:p>
          </table:table-cell>
          <table:table-cell office:value-type="float" office:value="387.5" calcext:value-type="float">
            <text:p>387.5</text:p>
          </table:table-cell>
          <table:table-cell office:value-type="float" office:value="421.428571428571" calcext:value-type="float">
            <text:p>421.4285714286</text:p>
          </table:table-cell>
          <table:table-cell office:value-type="float" office:value="387.5" calcext:value-type="float">
            <text:p>387.5</text:p>
          </table:table-cell>
          <table:table-cell table:number-columns-repeated="7"/>
          <table:table-cell office:value-type="float" office:value="387.5" calcext:value-type="float">
            <text:p>387.5</text:p>
          </table:table-cell>
          <table:table-cell table:number-columns-repeated="5"/>
          <table:table-cell office:value-type="float" office:value="387.5" calcext:value-type="float">
            <text:p>387.5</text:p>
          </table:table-cell>
          <table:table-cell/>
          <table:table-cell office:value-type="float" office:value="387.092391304348" calcext:value-type="float">
            <text:p>387.0923913043</text:p>
          </table:table-cell>
        </table:table-row>
        <table:table-row table:style-name="ro2">
          <table:table-cell office:value-type="string" calcext:value-type="string">
            <text:p>GGA_UCB_w15</text:p>
          </table:table-cell>
          <table:table-cell office:value-type="string" calcext:value-type="string">
            <text:p>CC(=O)C1=C(O)C(=O)N(C1C1CCCCC1)c1ccc(Cl)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office:value-type="float" office:value="110" calcext:value-type="float">
            <text:p>110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office:value-type="float" office:value="200" calcext:value-type="float">
            <text:p>200</text:p>
          </table:table-cell>
          <table:table-cell/>
          <table:table-cell table:style-name="ce17"/>
          <table:table-cell office:value-type="float" office:value="150" calcext:value-type="float">
            <text:p>150</text:p>
          </table:table-cell>
          <table:table-cell table:style-name="ce17"/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5"/>
          <table:table-cell table:style-name="ce17"/>
          <table:table-cell/>
          <table:table-cell office:value-type="float" office:value="128.333333333333" calcext:value-type="float">
            <text:p>128.3333333333</text:p>
          </table:table-cell>
        </table:table-row>
        <table:table-row table:style-name="ro2">
          <table:table-cell office:value-type="string" calcext:value-type="string">
            <text:p>GGA_UCB_w17</text:p>
          </table:table-cell>
          <table:table-cell office:value-type="string" calcext:value-type="string">
            <text:p>O=C(O)\C=C/C(=O)O.NC1=N[C@H](CO1)Cc1c(F)cccc1F</text:p>
          </table:table-cell>
          <table:table-cell table:number-columns-repeated="3"/>
          <table:table-cell table:style-name="ce17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6"/>
          <table:table-cell table:style-name="ce1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200" calcext:value-type="float">
            <text:p>200</text:p>
          </table:table-cell>
          <table:table-cell/>
          <table:table-cell table:style-name="ce17"/>
          <table:table-cell office:value-type="float" office:value="100" calcext:value-type="float">
            <text:p>100</text:p>
          </table:table-cell>
          <table:table-cell table:style-name="ce17"/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office:value-type="float" office:value="111.111111111111" calcext:value-type="float">
            <text:p>111.1111111111</text:p>
          </table:table-cell>
        </table:table-row>
        <table:table-row table:style-name="ro2">
          <table:table-cell office:value-type="string" calcext:value-type="string">
            <text:p>GGA_UCB_w19</text:p>
          </table:table-cell>
          <table:table-cell office:value-type="string" calcext:value-type="string">
            <text:p>C[C@@H]1CCCN1CCCOc1ccc(cc1)-c1nc(C)c(s1)C(=O)N1CCOCC1</text:p>
          </table:table-cell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400" calcext:value-type="float">
            <text:p>400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333.333333333333" calcext:value-type="float">
            <text:p>333.3333333333</text:p>
          </table:table-cell>
          <table:table-cell office:value-type="float" office:value="400" calcext:value-type="float">
            <text:p>400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600" calcext:value-type="float">
            <text:p>600</text:p>
          </table:table-cell>
          <table:table-cell table:style-name="ce17"/>
          <table:table-cell/>
          <table:table-cell table:style-name="ce18" office:value-type="float" office:value="365" calcext:value-type="float">
            <text:p>36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/>
          <table:table-cell office:value-type="float" office:value="417.142857142857" calcext:value-type="float">
            <text:p>417.1428571429</text:p>
          </table:table-cell>
        </table:table-row>
        <table:table-row table:style-name="ro2">
          <table:table-cell office:value-type="string" calcext:value-type="string">
            <text:p>GGA_UCB_w20</text:p>
          </table:table-cell>
          <table:table-cell office:value-type="string" calcext:value-type="string">
            <text:p>Br.CCC(N)C(N)=O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2"/>
          <table:table-cell table:number-columns-repeated="2" office:value-type="float" office:value="210" calcext:value-type="float">
            <text:p>210</text:p>
          </table:table-cell>
          <table:table-cell table:style-name="ce18"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table:number-columns-repeated="2" office:value-type="float" office:value="210" calcext:value-type="float">
            <text:p>210</text:p>
          </table:table-cell>
          <table:table-cell table:number-columns-repeated="3"/>
          <table:table-cell table:style-name="ce18" office:value-type="float" office:value="217.142857142857" calcext:value-type="float">
            <text:p>217.1428571429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53.333333333333" calcext:value-type="float">
            <text:p>253.3333333333</text:p>
          </table:table-cell>
          <table:table-cell office:value-type="float" office:value="210" calcext:value-type="float">
            <text:p>210</text:p>
          </table:table-cell>
          <table:table-cell table:number-columns-repeated="16"/>
          <table:table-cell office:value-type="float" office:value="210" calcext:value-type="float">
            <text:p>210</text:p>
          </table:table-cell>
          <table:table-cell table:style-name="ce18" office:value-type="float" office:value="210" calcext:value-type="float">
            <text:p>210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7"/>
          <table:table-cell office:value-type="float" office:value="210" calcext:value-type="float">
            <text:p>210</text:p>
          </table:table-cell>
          <table:table-cell table:number-columns-repeated="5"/>
          <table:table-cell office:value-type="float" office:value="234.285714285714" calcext:value-type="float">
            <text:p>234.2857142857</text:p>
          </table:table-cell>
          <table:table-cell/>
          <table:table-cell office:value-type="float" office:value="213.485714285714" calcext:value-type="float">
            <text:p>213.4857142857</text:p>
          </table:table-cell>
        </table:table-row>
        <table:table-row table:style-name="ro2">
          <table:table-cell office:value-type="string" calcext:value-type="string">
            <text:p>GGA_UCB_w21</text:p>
          </table:table-cell>
          <table:table-cell office:value-type="string" calcext:value-type="string">
            <text:p>CO[C@@]1(CN2CCC1CC2)C#CC(O)(c1ccccc1)c1cccnc1</text:p>
          </table:table-cell>
          <table:table-cell table:number-columns-repeated="3"/>
          <table:table-cell table:number-columns-repeated="2" office:value-type="float" office:value="49.4444444444444" calcext:value-type="float">
            <text:p>49.444444444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2"/>
          <table:table-cell office:value-type="float" office:value="49.4444444444444" calcext:value-type="float">
            <text:p>49.4444444444</text:p>
          </table:table-cell>
          <table:table-cell table:number-columns-repeated="3"/>
          <table:table-cell office:value-type="float" office:value="49.4444444444444" calcext:value-type="float">
            <text:p>49.4444444444</text:p>
          </table:table-cell>
          <table:table-cell table:number-columns-repeated="3"/>
          <table:table-cell office:value-type="float" office:value="49.4444444444444" calcext:value-type="float">
            <text:p>49.4444444444</text:p>
          </table:table-cell>
          <table:table-cell/>
          <table:table-cell office:value-type="float" office:value="49.4444444444444" calcext:value-type="float">
            <text:p>49.4444444444</text:p>
          </table:table-cell>
          <table:table-cell table:number-columns-repeated="2"/>
          <table:table-cell table:number-columns-repeated="2" office:value-type="float" office:value="49.4444444444444" calcext:value-type="float">
            <text:p>49.4444444444</text:p>
          </table:table-cell>
          <table:table-cell table:number-columns-repeated="3"/>
          <table:table-cell table:style-name="ce18" office:value-type="float" office:value="160" calcext:value-type="float">
            <text:p>160</text:p>
          </table:table-cell>
          <table:table-cell office:value-type="float" office:value="49.4444444444444" calcext:value-type="float">
            <text:p>49.4444444444</text:p>
          </table:table-cell>
          <table:table-cell table:number-columns-repeated="6"/>
          <table:table-cell table:style-name="ce18" office:value-type="float" office:value="17.5" calcext:value-type="float">
            <text:p>17.5</text:p>
          </table:table-cell>
          <table:table-cell office:value-type="float" office:value="49.4444444444444" calcext:value-type="float">
            <text:p>49.4444444444</text:p>
          </table:table-cell>
          <table:table-cell table:style-name="ce18" office:value-type="float" office:value="49.4444444444444" calcext:value-type="float">
            <text:p>49.4444444444</text:p>
          </table:table-cell>
          <table:table-cell table:number-columns-repeated="15"/>
          <table:table-cell office:value-type="float" office:value="49.4444444444444" calcext:value-type="float">
            <text:p>49.4444444444</text:p>
          </table:table-cell>
          <table:table-cell/>
          <table:table-cell office:value-type="float" office:value="49.4444444444444" calcext:value-type="float">
            <text:p>49.4444444444</text:p>
          </table:table-cell>
          <table:table-cell office:value-type="float" office:value="51.4705882352941" calcext:value-type="float">
            <text:p>51.4705882353</text:p>
          </table:table-cell>
          <table:table-cell office:value-type="float" office:value="49.4444444444444" calcext:value-type="float">
            <text:p>49.4444444444</text:p>
          </table:table-cell>
          <table:table-cell table:number-columns-repeated="7"/>
          <table:table-cell office:value-type="float" office:value="49.4444444444444" calcext:value-type="float">
            <text:p>49.4444444444</text:p>
          </table:table-cell>
          <table:table-cell table:number-columns-repeated="5"/>
          <table:table-cell office:value-type="float" office:value="49.4444444444444" calcext:value-type="float">
            <text:p>49.4444444444</text:p>
          </table:table-cell>
          <table:table-cell/>
          <table:table-cell office:value-type="float" office:value="49.891975308642" calcext:value-type="float">
            <text:p>49.8919753086</text:p>
          </table:table-cell>
        </table:table-row>
        <table:table-row table:style-name="ro2">
          <table:table-cell office:value-type="string" calcext:value-type="string">
            <text:p>GGA_UCB_w22</text:p>
          </table:table-cell>
          <table:table-cell office:value-type="string" calcext:value-type="string">
            <text:p>CC(=O)C1=C(O)C(=O)N([C@@H]1C1CCCCC1)c1ccc(Cl)cc1F</text:p>
          </table:table-cell>
          <table:table-cell table:style-name="ce13" office:value-type="float" office:value="251.428571428571" calcext:value-type="float">
            <text:p>251.4285714286</text:p>
          </table:table-cell>
          <table:table-cell table:number-columns-repeated="2"/>
          <table:table-cell table:number-columns-repeated="2" office:value-type="float" office:value="154.285714285714" calcext:value-type="float">
            <text:p>154.2857142857</text:p>
          </table:table-cell>
          <table:table-cell table:number-columns-repeated="3"/>
          <table:table-cell office:value-type="float" office:value="143.125" calcext:value-type="float">
            <text:p>143.125</text:p>
          </table:table-cell>
          <table:table-cell table:number-columns-repeated="3"/>
          <table:table-cell office:value-type="float" office:value="154.285714285714" calcext:value-type="float">
            <text:p>154.2857142857</text:p>
          </table:table-cell>
          <table:table-cell table:number-columns-repeated="3"/>
          <table:table-cell office:value-type="float" office:value="251.428571428571" calcext:value-type="float">
            <text:p>251.4285714286</text:p>
          </table:table-cell>
          <table:table-cell/>
          <table:table-cell office:value-type="float" office:value="154.285714285714" calcext:value-type="float">
            <text:p>154.2857142857</text:p>
          </table:table-cell>
          <table:table-cell table:number-columns-repeated="2"/>
          <table:table-cell office:value-type="float" office:value="154.285714285714" calcext:value-type="float">
            <text:p>154.2857142857</text:p>
          </table:table-cell>
          <table:table-cell office:value-type="float" office:value="143.125" calcext:value-type="float">
            <text:p>143.125</text:p>
          </table:table-cell>
          <table:table-cell table:number-columns-repeated="4"/>
          <table:table-cell office:value-type="float" office:value="154.285714285714" calcext:value-type="float">
            <text:p>154.2857142857</text:p>
          </table:table-cell>
          <table:table-cell table:number-columns-repeated="6"/>
          <table:table-cell table:style-name="ce18" office:value-type="float" office:value="150.769230769231" calcext:value-type="float">
            <text:p>150.7692307692</text:p>
          </table:table-cell>
          <table:table-cell office:value-type="float" office:value="154.285714285714" calcext:value-type="float">
            <text:p>154.2857142857</text:p>
          </table:table-cell>
          <table:table-cell table:style-name="ce18" office:value-type="float" office:value="154.285714285714" calcext:value-type="float">
            <text:p>154.2857142857</text:p>
          </table:table-cell>
          <table:table-cell table:number-columns-repeated="15"/>
          <table:table-cell office:value-type="float" office:value="154.285714285714" calcext:value-type="float">
            <text:p>154.2857142857</text:p>
          </table:table-cell>
          <table:table-cell/>
          <table:table-cell office:value-type="float" office:value="154.285714285714" calcext:value-type="float">
            <text:p>154.2857142857</text:p>
          </table:table-cell>
          <table:table-cell office:value-type="float" office:value="145" calcext:value-type="float">
            <text:p>145</text:p>
          </table:table-cell>
          <table:table-cell office:value-type="float" office:value="154.285714285714" calcext:value-type="float">
            <text:p>154.2857142857</text:p>
          </table:table-cell>
          <table:table-cell table:number-columns-repeated="7"/>
          <table:table-cell office:value-type="float" office:value="154.285714285714" calcext:value-type="float">
            <text:p>154.2857142857</text:p>
          </table:table-cell>
          <table:table-cell table:number-columns-repeated="5"/>
          <table:table-cell office:value-type="float" office:value="154.285714285714" calcext:value-type="float">
            <text:p>154.2857142857</text:p>
          </table:table-cell>
          <table:table-cell/>
          <table:table-cell office:value-type="float" office:value="170.721476510067" calcext:value-type="float">
            <text:p>170.7214765101</text:p>
          </table:table-cell>
        </table:table-row>
        <table:table-row table:style-name="ro2">
          <table:table-cell office:value-type="string" calcext:value-type="string">
            <text:p>GGA_UCB_w23</text:p>
          </table:table-cell>
          <table:table-cell office:value-type="string" calcext:value-type="string">
            <text:p>Cl.O=C(NCCCNC1CCCCC1)C1CC1c1ccccc1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7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200" calcext:value-type="float">
            <text:p>200</text:p>
          </table:table-cell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office:value-type="float" office:value="250" calcext:value-type="float">
            <text:p>250</text:p>
          </table:table-cell>
          <table:table-cell table:style-name="ce17"/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5"/>
          <table:table-cell table:style-name="ce17"/>
          <table:table-cell/>
          <table:table-cell office:value-type="float" office:value="246.153846153846" calcext:value-type="float">
            <text:p>246.1538461538</text:p>
          </table:table-cell>
        </table:table-row>
        <table:table-row table:style-name="ro2">
          <table:table-cell office:value-type="string" calcext:value-type="string">
            <text:p>GGA_UCB_w24</text:p>
          </table:table-cell>
          <table:table-cell office:value-type="string" calcext:value-type="string">
            <text:p>Cl.CCOC(=O)CCCN[C@@H](CC)C(N)=O</text:p>
          </table:table-cell>
          <table:table-cell table:style-name="ce13" office:value-type="float" office:value="312.5" calcext:value-type="float">
            <text:p>312.5</text:p>
          </table:table-cell>
          <table:table-cell table:number-columns-repeated="2"/>
          <table:table-cell office:value-type="float" office:value="312.5" calcext:value-type="float">
            <text:p>312.5</text:p>
          </table:table-cell>
          <table:table-cell office:value-type="float" office:value="218.75" calcext:value-type="float">
            <text:p>218.75</text:p>
          </table:table-cell>
          <table:table-cell table:style-name="ce18" office:value-type="float" office:value="312.5" calcext:value-type="float">
            <text:p>312.5</text:p>
          </table:table-cell>
          <table:table-cell table:number-columns-repeated="2"/>
          <table:table-cell office:value-type="float" office:value="312.5" calcext:value-type="float">
            <text:p>312.5</text:p>
          </table:table-cell>
          <table:table-cell table:number-columns-repeated="3"/>
          <table:table-cell office:value-type="float" office:value="312.5" calcext:value-type="float">
            <text:p>312.5</text:p>
          </table:table-cell>
          <table:table-cell table:number-columns-repeated="3"/>
          <table:table-cell table:style-name="ce17"/>
          <table:table-cell/>
          <table:table-cell office:value-type="float" office:value="312.5" calcext:value-type="float">
            <text:p>312.5</text:p>
          </table:table-cell>
          <table:table-cell table:number-columns-repeated="2"/>
          <table:table-cell table:number-columns-repeated="2" office:value-type="float" office:value="312.5" calcext:value-type="float">
            <text:p>312.5</text:p>
          </table:table-cell>
          <table:table-cell table:number-columns-repeated="3"/>
          <table:table-cell table:style-name="ce18" office:value-type="float" office:value="312.5" calcext:value-type="float">
            <text:p>312.5</text:p>
          </table:table-cell>
          <table:table-cell office:value-type="float" office:value="312.5" calcext:value-type="float">
            <text:p>312.5</text:p>
          </table:table-cell>
          <table:table-cell table:number-columns-repeated="5"/>
          <table:table-cell table:number-columns-repeated="2" table:style-name="ce18" office:value-type="float" office:value="312.5" calcext:value-type="float">
            <text:p>312.5</text:p>
          </table:table-cell>
          <table:table-cell office:value-type="float" office:value="312.5" calcext:value-type="float">
            <text:p>312.5</text:p>
          </table:table-cell>
          <table:table-cell table:number-columns-repeated="10"/>
          <table:table-cell table:style-name="ce18" office:value-type="float" office:value="312.5" calcext:value-type="float">
            <text:p>312.5</text:p>
          </table:table-cell>
          <table:table-cell table:number-columns-repeated="5"/>
          <table:table-cell office:value-type="float" office:value="312.5" calcext:value-type="float">
            <text:p>312.5</text:p>
          </table:table-cell>
          <table:table-cell/>
          <table:table-cell office:value-type="float" office:value="312.5" calcext:value-type="float">
            <text:p>312.5</text:p>
          </table:table-cell>
          <table:table-cell table:style-name="ce17"/>
          <table:table-cell office:value-type="float" office:value="312.5" calcext:value-type="float">
            <text:p>312.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312.5" calcext:value-type="float">
            <text:p>312.5</text:p>
          </table:table-cell>
          <table:table-cell/>
          <table:table-cell office:value-type="float" office:value="308.238636363636" calcext:value-type="float">
            <text:p>308.2386363636</text:p>
          </table:table-cell>
        </table:table-row>
        <table:table-row table:style-name="ro2">
          <table:table-cell office:value-type="string" calcext:value-type="string">
            <text:p>GGA-NVS-ANA586</text:p>
          </table:table-cell>
          <table:table-cell office:value-type="string" calcext:value-type="string">
            <text:p>Cl.CN(C)CCCN1c2ccccc2CCc2ccc(Cl)cc12</text:p>
          </table:table-cell>
          <table:table-cell table:style-name="ce13" office:value-type="float" office:value="28.8591549295775" calcext:value-type="float">
            <text:p>28.8591549296</text:p>
          </table:table-cell>
          <table:table-cell table:number-columns-repeated="2"/>
          <table:table-cell office:value-type="float" office:value="28.6331360946746" calcext:value-type="float">
            <text:p>28.6331360947</text:p>
          </table:table-cell>
          <table:table-cell office:value-type="float" office:value="32.3958333333333" calcext:value-type="float">
            <text:p>32.3958333333</text:p>
          </table:table-cell>
          <table:table-cell table:style-name="ce18" office:value-type="float" office:value="32.4820143884892" calcext:value-type="float">
            <text:p>32.4820143885</text:p>
          </table:table-cell>
          <table:table-cell table:number-columns-repeated="2"/>
          <table:table-cell office:value-type="float" office:value="26.8461538461538" calcext:value-type="float">
            <text:p>26.8461538462</text:p>
          </table:table-cell>
          <table:table-cell table:number-columns-repeated="2" table:style-name="ce18" office:value-type="float" office:value="37.1296296296296" calcext:value-type="float">
            <text:p>37.1296296296</text:p>
          </table:table-cell>
          <table:table-cell/>
          <table:table-cell office:value-type="float" office:value="24.0672268907563" calcext:value-type="float">
            <text:p>24.0672268908</text:p>
          </table:table-cell>
          <table:table-cell table:style-name="ce18" office:value-type="float" office:value="37.1296296296296" calcext:value-type="float">
            <text:p>37.1296296296</text:p>
          </table:table-cell>
          <table:table-cell table:number-columns-repeated="2"/>
          <table:table-cell office:value-type="float" office:value="24.6434782608696" calcext:value-type="float">
            <text:p>24.6434782609</text:p>
          </table:table-cell>
          <table:table-cell table:style-name="ce18" office:value-type="float" office:value="24.0672268907563" calcext:value-type="float">
            <text:p>24.0672268908</text:p>
          </table:table-cell>
          <table:table-cell office:value-type="float" office:value="8.21538461538461" calcext:value-type="float">
            <text:p>8.2153846154</text:p>
          </table:table-cell>
          <table:table-cell/>
          <table:table-cell table:style-name="ce18" office:value-type="float" office:value="6.96" calcext:value-type="float">
            <text:p>6.96</text:p>
          </table:table-cell>
          <table:table-cell office:value-type="float" office:value="24.6434782608696" calcext:value-type="float">
            <text:p>24.6434782609</text:p>
          </table:table-cell>
          <table:table-cell office:value-type="float" office:value="29.5555555555556" calcext:value-type="float">
            <text:p>29.5555555556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office:value-type="float" office:value="29.5555555555556" calcext:value-type="float">
            <text:p>29.5555555556</text:p>
          </table:table-cell>
          <table:table-cell table:number-columns-repeated="4"/>
          <table:table-cell table:style-name="ce18" office:value-type="float" office:value="37.1296296296296" calcext:value-type="float">
            <text:p>37.1296296296</text:p>
          </table:table-cell>
          <table:table-cell table:style-name="ce18" office:value-type="float" office:value="29.5555555555556" calcext:value-type="float">
            <text:p>29.5555555556</text:p>
          </table:table-cell>
          <table:table-cell table:style-name="ce18" office:value-type="float" office:value="9" calcext:value-type="float">
            <text:p>9</text:p>
          </table:table-cell>
          <table:table-cell office:value-type="float" office:value="24.0975609756098" calcext:value-type="float">
            <text:p>24.0975609756</text:p>
          </table:table-cell>
          <table:table-cell table:number-columns-repeated="10"/>
          <table:table-cell table:style-name="ce18" office:value-type="float" office:value="46" calcext:value-type="float">
            <text:p>46</text:p>
          </table:table-cell>
          <table:table-cell table:number-columns-repeated="5"/>
          <table:table-cell office:value-type="float" office:value="29.5555555555556" calcext:value-type="float">
            <text:p>29.5555555556</text:p>
          </table:table-cell>
          <table:table-cell/>
          <table:table-cell office:value-type="float" office:value="24.0672268907563" calcext:value-type="float">
            <text:p>24.0672268908</text:p>
          </table:table-cell>
          <table:table-cell office:value-type="float" office:value="32.3958333333333" calcext:value-type="float">
            <text:p>32.3958333333</text:p>
          </table:table-cell>
          <table:table-cell office:value-type="float" office:value="24.0672268907563" calcext:value-type="float">
            <text:p>24.0672268908</text:p>
          </table:table-cell>
          <table:table-cell table:number-columns-repeated="7"/>
          <table:table-cell office:value-type="float" office:value="74.5098039215686" calcext:value-type="float">
            <text:p>74.5098039216</text:p>
          </table:table-cell>
          <table:table-cell table:number-columns-repeated="5"/>
          <table:table-cell office:value-type="float" office:value="39.5" calcext:value-type="float">
            <text:p>39.5</text:p>
          </table:table-cell>
          <table:table-cell/>
          <table:table-cell office:value-type="float" office:value="29.0498839907193" calcext:value-type="float">
            <text:p>29.0498839907</text:p>
          </table:table-cell>
        </table:table-row>
        <table:table-row table:style-name="ro2">
          <table:table-cell office:value-type="string" calcext:value-type="string">
            <text:p>GGA-NVS-ANR315</text:p>
          </table:table-cell>
          <table:table-cell office:value-type="string" calcext:value-type="string">
            <text:p>O=C1C(CCS(=O)c2ccccc2)C(=O)N(N1c1ccccc1)c1ccccc1</text:p>
          </table:table-cell>
          <table:table-cell table:style-name="ce13" office:value-type="float" office:value="69.0476190476191" calcext:value-type="float">
            <text:p>69.0476190476</text:p>
          </table:table-cell>
          <table:table-cell table:number-columns-repeated="2"/>
          <table:table-cell office:value-type="float" office:value="68.3476394849785" calcext:value-type="float">
            <text:p>68.347639485</text:p>
          </table:table-cell>
          <table:table-cell table:style-name="ce17"/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office:value-type="float" office:value="64.16015625" calcext:value-type="float">
            <text:p>64.16015625</text:p>
          </table:table-cell>
          <table:table-cell table:number-columns-repeated="3"/>
          <table:table-cell office:value-type="float" office:value="86.1392405063291" calcext:value-type="float">
            <text:p>86.1392405063</text:p>
          </table:table-cell>
          <table:table-cell table:number-columns-repeated="3"/>
          <table:table-cell table:style-name="ce17"/>
          <table:table-cell table:style-name="ce18" office:value-type="float" office:value="61.7647058823529" calcext:value-type="float">
            <text:p>61.7647058824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72.6327944572748" calcext:value-type="float">
            <text:p>72.6327944573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64.7991543340381" calcext:value-type="float">
            <text:p>64.799154334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9.2139355742297" calcext:value-type="float">
            <text:p>69.2139355742</text:p>
          </table:table-cell>
        </table:table-row>
        <table:table-row table:style-name="ro2">
          <table:table-cell office:value-type="string" calcext:value-type="string">
            <text:p>GGA-NVS-ARD233</text:p>
          </table:table-cell>
          <table:table-cell office:value-type="string" calcext:value-type="string">
            <text:p>[Na+].[Na+].NCCC(O)(P(O)([O-])=O)P(O)([O-])=O</text:p>
          </table:table-cell>
          <table:table-cell table:style-name="ce13" office:value-type="float" office:value="38.0422535211268" calcext:value-type="float">
            <text:p>38.0422535211</text:p>
          </table:table-cell>
          <table:table-cell table:number-columns-repeated="2"/>
          <table:table-cell office:value-type="float" office:value="21.0682352941177" calcext:value-type="float">
            <text:p>21.0682352941</text:p>
          </table:table-cell>
          <table:table-cell office:value-type="float" office:value="14.5265771812081" calcext:value-type="float">
            <text:p>14.5265771812</text:p>
          </table:table-cell>
          <table:table-cell table:style-name="ce18" office:value-type="float" office:value="17.08" calcext:value-type="float">
            <text:p>17.08</text:p>
          </table:table-cell>
          <table:table-cell table:number-columns-repeated="2"/>
          <table:table-cell office:value-type="float" office:value="20.7669306930693" calcext:value-type="float">
            <text:p>20.7669306931</text:p>
          </table:table-cell>
          <table:table-cell table:number-columns-repeated="2" table:style-name="ce18" office:value-type="float" office:value="2.49154471544716" calcext:value-type="float">
            <text:p>2.4915447154</text:p>
          </table:table-cell>
          <table:table-cell/>
          <table:table-cell office:value-type="float" office:value="20.6794088669951" calcext:value-type="float">
            <text:p>20.679408867</text:p>
          </table:table-cell>
          <table:table-cell table:style-name="ce18" office:value-type="float" office:value="1.37894736842105" calcext:value-type="float">
            <text:p>1.3789473684</text:p>
          </table:table-cell>
          <table:table-cell table:number-columns-repeated="2"/>
          <table:table-cell office:value-type="float" office:value="14.1458620689655" calcext:value-type="float">
            <text:p>14.145862069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19.0445248868779" calcext:value-type="float">
            <text:p>19.0445248869</text:p>
          </table:table-cell>
          <table:table-cell table:number-columns-repeated="2"/>
          <table:table-cell office:value-type="float" office:value="13.69" calcext:value-type="float">
            <text:p>13.69</text:p>
          </table:table-cell>
          <table:table-cell office:value-type="float" office:value="24.6042603550296" calcext:value-type="float">
            <text:p>24.604260355</text:p>
          </table:table-cell>
          <table:table-cell table:style-name="ce18" office:value-type="float" office:value="5.25641025641026" calcext:value-type="float">
            <text:p>5.2564102564</text:p>
          </table:table-cell>
          <table:table-cell table:number-columns-repeated="3"/>
          <table:table-cell office:value-type="float" office:value="23.68825" calcext:value-type="float">
            <text:p>23.68825</text:p>
          </table:table-cell>
          <table:table-cell table:number-columns-repeated="4"/>
          <table:table-cell table:style-name="ce18" office:value-type="float" office:value="2.49154471544716" calcext:value-type="float">
            <text:p>2.4915447154</text:p>
          </table:table-cell>
          <table:table-cell/>
          <table:table-cell table:style-name="ce18" office:value-type="float" office:value="61" calcext:value-type="float">
            <text:p>61</text:p>
          </table:table-cell>
          <table:table-cell office:value-type="float" office:value="20.6794088669951" calcext:value-type="float">
            <text:p>20.679408867</text:p>
          </table:table-cell>
          <table:table-cell table:number-columns-repeated="12"/>
          <table:table-cell table:style-name="ce18" office:value-type="float" office:value="2.28666666666667" calcext:value-type="float">
            <text:p>2.2866666667</text:p>
          </table:table-cell>
          <table:table-cell table:number-columns-repeated="3"/>
          <table:table-cell office:value-type="float" office:value="13.3018269230769" calcext:value-type="float">
            <text:p>13.3018269231</text:p>
          </table:table-cell>
          <table:table-cell/>
          <table:table-cell table:number-columns-repeated="3" office:value-type="float" office:value="20.6794088669951" calcext:value-type="float">
            <text:p>20.679408867</text:p>
          </table:table-cell>
          <table:table-cell table:number-columns-repeated="7"/>
          <table:table-cell office:value-type="float" office:value="3.76372881355932" calcext:value-type="float">
            <text:p>3.7637288136</text:p>
          </table:table-cell>
          <table:table-cell table:number-columns-repeated="5"/>
          <table:table-cell office:value-type="float" office:value="9.9527485380117" calcext:value-type="float">
            <text:p>9.952748538</text:p>
          </table:table-cell>
          <table:table-cell/>
          <table:table-cell office:value-type="float" office:value="16.2929983829987" calcext:value-type="float">
            <text:p>16.292998383</text:p>
          </table:table-cell>
        </table:table-row>
        <table:table-row table:style-name="ro2">
          <table:table-cell office:value-type="string" calcext:value-type="string">
            <text:p>GGA-NVS-BRI327</text:p>
          </table:table-cell>
          <table:table-cell office:value-type="string" calcext:value-type="string">
            <text:p>CC1CCCC(C)N1NC(=O)c1ccc(Cl)c(c1)S(N)(=O)=O</text:p>
          </table:table-cell>
          <table:table-cell table:style-name="ce13" office:value-type="float" office:value="237.857142857143" calcext:value-type="float">
            <text:p>237.8571428571</text:p>
          </table:table-cell>
          <table:table-cell table:number-columns-repeated="2"/>
          <table:table-cell office:value-type="float" office:value="103.823529411765" calcext:value-type="float">
            <text:p>103.823529411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3.823529411765" calcext:value-type="float">
            <text:p>103.8235294118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103.823529411765" calcext:value-type="float">
            <text:p>103.82352941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.333333333333" calcext:value-type="float">
            <text:p>116.3333333333</text:p>
          </table:table-cell>
          <table:table-cell office:value-type="float" office:value="9.27272727272727" calcext:value-type="float">
            <text:p>9.272727272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/>
          <table:table-cell office:value-type="float" office:value="69.0740740740741" calcext:value-type="float">
            <text:p>69.0740740741</text:p>
          </table:table-cell>
          <table:table-cell office:value-type="float" office:value="10" calcext:value-type="float">
            <text:p>10</text:p>
          </table:table-cell>
          <table:table-cell office:value-type="float" office:value="103.823529411765" calcext:value-type="float">
            <text:p>103.8235294118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32.692307692308" calcext:value-type="float">
            <text:p>132.6923076923</text:p>
          </table:table-cell>
          <table:table-cell table:style-name="ce17"/>
          <table:table-cell/>
          <table:table-cell office:value-type="float" office:value="88.9954954954955" calcext:value-type="float">
            <text:p>88.9954954955</text:p>
          </table:table-cell>
        </table:table-row>
        <table:table-row table:style-name="ro2">
          <table:table-cell office:value-type="string" calcext:value-type="string">
            <text:p>GGA-NVS-BUT137</text:p>
          </table:table-cell>
          <table:table-cell office:value-type="string" calcext:value-type="string">
            <text:p>CCCCC1C(=O)N(N(C1=O)c1ccccc1)c1ccccc1</text:p>
          </table:table-cell>
          <table:table-cell table:style-name="ce13" office:value-type="float" office:value="136.452830188679" calcext:value-type="float">
            <text:p>136.4528301887</text:p>
          </table:table-cell>
          <table:table-cell table:number-columns-repeated="2"/>
          <table:table-cell table:number-columns-repeated="2" office:value-type="float" office:value="82.9268292682927" calcext:value-type="float">
            <text:p>82.9268292683</text:p>
          </table:table-cell>
          <table:table-cell table:style-name="ce18" office:value-type="float" office:value="58.1818181818182" calcext:value-type="float">
            <text:p>58.1818181818</text:p>
          </table:table-cell>
          <table:table-cell table:number-columns-repeated="2"/>
          <table:table-cell office:value-type="float" office:value="82.9268292682927" calcext:value-type="float">
            <text:p>82.9268292683</text:p>
          </table:table-cell>
          <table:table-cell table:number-columns-repeated="2" table:style-name="ce18" office:value-type="float" office:value="82.9268292682927" calcext:value-type="float">
            <text:p>82.9268292683</text:p>
          </table:table-cell>
          <table:table-cell/>
          <table:table-cell office:value-type="float" office:value="82.9268292682927" calcext:value-type="float">
            <text:p>82.9268292683</text:p>
          </table:table-cell>
          <table:table-cell table:style-name="ce18" office:value-type="float" office:value="93.8693467336683" calcext:value-type="float">
            <text:p>93.8693467337</text:p>
          </table:table-cell>
          <table:table-cell table:number-columns-repeated="2"/>
          <table:table-cell office:value-type="float" office:value="111.578947368421" calcext:value-type="float">
            <text:p>111.5789473684</text:p>
          </table:table-cell>
          <table:table-cell table:style-name="ce18" office:value-type="float" office:value="111.578947368421" calcext:value-type="float">
            <text:p>111.5789473684</text:p>
          </table:table-cell>
          <table:table-cell table:style-name="ce17"/>
          <table:table-cell table:number-columns-repeated="2"/>
          <table:table-cell office:value-type="float" office:value="111.578947368421" calcext:value-type="float">
            <text:p>111.5789473684</text:p>
          </table:table-cell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8" office:value-type="float" office:value="82.9268292682927" calcext:value-type="float">
            <text:p>82.9268292683</text:p>
          </table:table-cell>
          <table:table-cell table:number-columns-repeated="2"/>
          <table:table-cell office:value-type="float" office:value="108.266666666667" calcext:value-type="float">
            <text:p>108.2666666667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82.9268292682927" calcext:value-type="float">
            <text:p>82.9268292683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8.1818181818182" calcext:value-type="float">
            <text:p>58.1818181818</text:p>
          </table:table-cell>
          <table:table-cell/>
          <table:table-cell office:value-type="float" office:value="89.0335917312662" calcext:value-type="float">
            <text:p>89.0335917313</text:p>
          </table:table-cell>
        </table:table-row>
        <table:table-row table:style-name="ro2">
          <table:table-cell office:value-type="string" calcext:value-type="string">
            <text:p>GGA-NVS-CIB824</text:p>
          </table:table-cell>
          <table:table-cell office:value-type="string" calcext:value-type="string">
            <text:p>CCOC(=O)[C@H](CCc1ccccc1)N[C@H]1CCc2ccccc2N(CC(O)=O)C1=O</text:p>
          </table:table-cell>
          <table:table-cell table:style-name="ce13" office:value-type="float" office:value="250.666666666667" calcext:value-type="float">
            <text:p>250.6666666667</text:p>
          </table:table-cell>
          <table:table-cell table:number-columns-repeated="2"/>
          <table:table-cell office:value-type="float" office:value="61.8039215686275" calcext:value-type="float">
            <text:p>61.8039215686</text:p>
          </table:table-cell>
          <table:table-cell office:value-type="float" office:value="61.8837209302326" calcext:value-type="float">
            <text:p>61.8837209302</text:p>
          </table:table-cell>
          <table:table-cell table:style-name="ce18" office:value-type="float" office:value="64.4444444444444" calcext:value-type="float">
            <text:p>64.4444444444</text:p>
          </table:table-cell>
          <table:table-cell table:number-columns-repeated="2"/>
          <table:table-cell office:value-type="float" office:value="61.8039215686275" calcext:value-type="float">
            <text:p>61.8039215686</text:p>
          </table:table-cell>
          <table:table-cell table:number-columns-repeated="2" table:style-name="ce18" office:value-type="float" office:value="62.8965517241379" calcext:value-type="float">
            <text:p>62.8965517241</text:p>
          </table:table-cell>
          <table:table-cell/>
          <table:table-cell office:value-type="float" office:value="65.4054054054054" calcext:value-type="float">
            <text:p>65.4054054054</text:p>
          </table:table-cell>
          <table:table-cell table:style-name="ce18" office:value-type="float" office:value="62.4651162790698" calcext:value-type="float">
            <text:p>62.46511627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65.4054054054054" calcext:value-type="float">
            <text:p>65.4054054054</text:p>
          </table:table-cell>
          <table:table-cell table:number-columns-repeated="2"/>
          <table:table-cell table:style-name="ce17"/>
          <table:table-cell office:value-type="float" office:value="65.4054054054054" calcext:value-type="float">
            <text:p>65.4054054054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3"/>
          <table:table-cell office:value-type="float" office:value="61.8039215686275" calcext:value-type="float">
            <text:p>61.8039215686</text:p>
          </table:table-cell>
          <table:table-cell table:number-columns-repeated="4"/>
          <table:table-cell table:style-name="ce18" office:value-type="float" office:value="62.8965517241379" calcext:value-type="float">
            <text:p>62.8965517241</text:p>
          </table:table-cell>
          <table:table-cell table:number-columns-repeated="2"/>
          <table:table-cell office:value-type="float" office:value="65.4054054054054" calcext:value-type="float">
            <text:p>65.4054054054</text:p>
          </table:table-cell>
          <table:table-cell table:number-columns-repeated="12"/>
          <table:table-cell table:style-name="ce18" office:value-type="float" office:value="65.4054054054054" calcext:value-type="float">
            <text:p>65.4054054054</text:p>
          </table:table-cell>
          <table:table-cell table:number-columns-repeated="3"/>
          <table:table-cell office:value-type="float" office:value="64.4444444444444" calcext:value-type="float">
            <text:p>64.4444444444</text:p>
          </table:table-cell>
          <table:table-cell/>
          <table:table-cell office:value-type="float" office:value="65.4054054054054" calcext:value-type="float">
            <text:p>65.4054054054</text:p>
          </table:table-cell>
          <table:table-cell office:value-type="float" office:value="61.8039215686275" calcext:value-type="float">
            <text:p>61.8039215686</text:p>
          </table:table-cell>
          <table:table-cell office:value-type="float" office:value="65.4054054054054" calcext:value-type="float">
            <text:p>65.4054054054</text:p>
          </table:table-cell>
          <table:table-cell table:number-columns-repeated="7"/>
          <table:table-cell office:value-type="float" office:value="65.4054054054054" calcext:value-type="float">
            <text:p>65.4054054054</text:p>
          </table:table-cell>
          <table:table-cell table:number-columns-repeated="5"/>
          <table:table-cell office:value-type="float" office:value="61.8039215686275" calcext:value-type="float">
            <text:p>61.8039215686</text:p>
          </table:table-cell>
          <table:table-cell/>
          <table:table-cell office:value-type="float" office:value="63.9227144203582" calcext:value-type="float">
            <text:p>63.9227144204</text:p>
          </table:table-cell>
        </table:table-row>
        <table:table-row table:style-name="ro2">
          <table:table-cell office:value-type="string" calcext:value-type="string">
            <text:p>GGA-NVS-EGA230</text:p>
          </table:table-cell>
          <table:table-cell office:value-type="string" calcext:value-type="string">
            <text:p>CSc1nc2cc(Cl)c(Oc3cccc(Cl)c3Cl)cc2[nH]1</text:p>
          </table:table-cell>
          <table:table-cell table:number-columns-repeated="3"/>
          <table:table-cell office:value-type="float" office:value="15.185" calcext:value-type="float">
            <text:p>15.185</text:p>
          </table:table-cell>
          <table:table-cell office:value-type="float" office:value="17.5501754385965" calcext:value-type="float">
            <text:p>17.5501754386</text:p>
          </table:table-cell>
          <table:table-cell table:style-name="ce18" office:value-type="float" office:value="15.185" calcext:value-type="float">
            <text:p>15.185</text:p>
          </table:table-cell>
          <table:table-cell table:number-columns-repeated="2"/>
          <table:table-cell office:value-type="float" office:value="15.4465454545455" calcext:value-type="float">
            <text:p>15.4465454545</text:p>
          </table:table-cell>
          <table:table-cell table:number-columns-repeated="2" table:style-name="ce18" office:value-type="float" office:value="10.4675" calcext:value-type="float">
            <text:p>10.4675</text:p>
          </table:table-cell>
          <table:table-cell/>
          <table:table-cell office:value-type="float" office:value="15.185" calcext:value-type="float">
            <text:p>15.185</text:p>
          </table:table-cell>
          <table:table-cell table:style-name="ce18" office:value-type="float" office:value="10.4675" calcext:value-type="float">
            <text:p>10.4675</text:p>
          </table:table-cell>
          <table:table-cell table:number-columns-repeated="2"/>
          <table:table-cell office:value-type="float" office:value="10.150303030303" calcext:value-type="float">
            <text:p>10.1503030303</text:p>
          </table:table-cell>
          <table:table-cell table:style-name="ce18" office:value-type="float" office:value="15.185" calcext:value-type="float">
            <text:p>15.185</text:p>
          </table:table-cell>
          <table:table-cell office:value-type="float" office:value="15.185" calcext:value-type="float">
            <text:p>15.185</text:p>
          </table:table-cell>
          <table:table-cell table:number-columns-repeated="2"/>
          <table:table-cell office:value-type="float" office:value="21.475" calcext:value-type="float">
            <text:p>21.475</text:p>
          </table:table-cell>
          <table:table-cell office:value-type="float" office:value="15.185" calcext:value-type="float">
            <text:p>15.185</text:p>
          </table:table-cell>
          <table:table-cell table:number-columns-repeated="4"/>
          <table:table-cell office:value-type="float" office:value="21.475" calcext:value-type="float">
            <text:p>21.475</text:p>
          </table:table-cell>
          <table:table-cell table:number-columns-repeated="4"/>
          <table:table-cell table:style-name="ce18" office:value-type="float" office:value="10.4675" calcext:value-type="float">
            <text:p>10.4675</text:p>
          </table:table-cell>
          <table:table-cell table:number-columns-repeated="2"/>
          <table:table-cell office:value-type="float" office:value="15.185" calcext:value-type="float">
            <text:p>15.185</text:p>
          </table:table-cell>
          <table:table-cell table:number-columns-repeated="10"/>
          <table:table-cell table:style-name="ce18" office:value-type="float" office:value="15.185" calcext:value-type="float">
            <text:p>15.185</text:p>
          </table:table-cell>
          <table:table-cell table:number-columns-repeated="5"/>
          <table:table-cell office:value-type="float" office:value="21.475" calcext:value-type="float">
            <text:p>21.475</text:p>
          </table:table-cell>
          <table:table-cell/>
          <table:table-cell office:value-type="float" office:value="15.185" calcext:value-type="float">
            <text:p>15.185</text:p>
          </table:table-cell>
          <table:table-cell office:value-type="float" office:value="15.185" calcext:value-type="float">
            <text:p>15.185</text:p>
          </table:table-cell>
          <table:table-cell office:value-type="float" office:value="15.185" calcext:value-type="float">
            <text:p>15.18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5.0102809573361" calcext:value-type="float">
            <text:p>15.0102809573</text:p>
          </table:table-cell>
        </table:table-row>
        <table:table-row table:style-name="ro2">
          <table:table-cell office:value-type="string" calcext:value-type="string">
            <text:p>GGA-NVS-ETC141</text:p>
          </table:table-cell>
          <table:table-cell office:value-type="string" calcext:value-type="string">
            <text:p>NC(=N)NC(=O)Cc1c(Cl)cccc1Cl</text:p>
          </table:table-cell>
          <table:table-cell table:style-name="ce13" office:value-type="float" office:value="2.25" calcext:value-type="float">
            <text:p>2.25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2.57142857142857" calcext:value-type="float">
            <text:p>2.5714285714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2.57142857142857" calcext:value-type="float">
            <text:p>2.5714285714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18" office:value-type="float" office:value="2.57142857142857" calcext:value-type="float">
            <text:p>2.5714285714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2.25" calcext:value-type="float">
            <text:p>2.25</text:p>
          </table:table-cell>
          <table:table-cell table:number-columns-repeated="4"/>
          <table:table-cell table:style-name="ce17"/>
          <table:table-cell table:number-columns-repeated="4"/>
          <table:table-cell table:style-name="ce18" office:value-type="float" office:value="2.57142857142857" calcext:value-type="float">
            <text:p>2.5714285714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2.57142857142857" calcext:value-type="float">
            <text:p>2.5714285714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office:value-type="float" office:value="2.25" calcext:value-type="float">
            <text:p>2.25</text:p>
          </table:table-cell>
          <table:table-cell/>
          <table:table-cell office:value-type="float" office:value="2.42486486486486" calcext:value-type="float">
            <text:p>2.4248648649</text:p>
          </table:table-cell>
        </table:table-row>
        <table:table-row table:style-name="ro2">
          <table:table-cell office:value-type="string" calcext:value-type="string">
            <text:p>GGA-NVS-HYT182</text:p>
          </table:table-cell>
          <table:table-cell office:value-type="string" calcext:value-type="string">
            <text:p>NS(=O)(=O)c1cc(ccc1Cl)C1(O)NC(=O)c2ccccc12</text:p>
          </table:table-cell>
          <table:table-cell table:style-name="ce13" office:value-type="float" office:value="190.553633217993" calcext:value-type="float">
            <text:p>190.553633218</text:p>
          </table:table-cell>
          <table:table-cell table:number-columns-repeated="2"/>
          <table:table-cell office:value-type="float" office:value="202.94964028777" calcext:value-type="float">
            <text:p>202.9496402878</text:p>
          </table:table-cell>
          <table:table-cell office:value-type="float" office:value="243.913043478261" calcext:value-type="float">
            <text:p>243.9130434783</text:p>
          </table:table-cell>
          <table:table-cell table:style-name="ce18" office:value-type="float" office:value="102.573529411765" calcext:value-type="float">
            <text:p>102.5735294118</text:p>
          </table:table-cell>
          <table:table-cell table:number-columns-repeated="2"/>
          <table:table-cell office:value-type="float" office:value="179.333333333333" calcext:value-type="float">
            <text:p>179.3333333333</text:p>
          </table:table-cell>
          <table:table-cell table:number-columns-repeated="2" table:style-name="ce18" office:value-type="float" office:value="482.307692307692" calcext:value-type="float">
            <text:p>482.3076923077</text:p>
          </table:table-cell>
          <table:table-cell/>
          <table:table-cell office:value-type="float" office:value="243.913043478261" calcext:value-type="float">
            <text:p>243.9130434783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2"/>
          <table:table-cell table:style-name="ce17"/>
          <table:table-cell table:style-name="ce18" office:value-type="float" office:value="295" calcext:value-type="float">
            <text:p>295</text:p>
          </table:table-cell>
          <table:table-cell table:style-name="ce17"/>
          <table:table-cell table:number-columns-repeated="2"/>
          <table:table-cell office:value-type="float" office:value="148.655913978495" calcext:value-type="float">
            <text:p>148.6559139785</text:p>
          </table:table-cell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8" office:value-type="float" office:value="243.913043478261" calcext:value-type="float">
            <text:p>243.9130434783</text:p>
          </table:table-cell>
          <table:table-cell table:number-columns-repeated="2"/>
          <table:table-cell office:value-type="float" office:value="197.173913043478" calcext:value-type="float">
            <text:p>197.1739130435</text:p>
          </table:table-cell>
          <table:table-cell table:number-columns-repeated="16"/>
          <table:table-cell table:style-name="ce17"/>
          <table:table-cell/>
          <table:table-cell office:value-type="float" office:value="166.578947368421" calcext:value-type="float">
            <text:p>166.5789473684</text:p>
          </table:table-cell>
          <table:table-cell office:value-type="float" office:value="204.275362318841" calcext:value-type="float">
            <text:p>204.2753623188</text:p>
          </table:table-cell>
          <table:table-cell office:value-type="float" office:value="166.578947368421" calcext:value-type="float">
            <text:p>166.5789473684</text:p>
          </table:table-cell>
          <table:table-cell table:number-columns-repeated="7"/>
          <table:table-cell office:value-type="float" office:value="478.571428571429" calcext:value-type="float">
            <text:p>478.5714285714</text:p>
          </table:table-cell>
          <table:table-cell table:number-columns-repeated="5"/>
          <table:table-cell office:value-type="float" office:value="104.029850746269" calcext:value-type="float">
            <text:p>104.0298507463</text:p>
          </table:table-cell>
          <table:table-cell/>
          <table:table-cell office:value-type="float" office:value="211.469047619048" calcext:value-type="float">
            <text:p>211.469047619</text:p>
          </table:table-cell>
        </table:table-row>
        <table:table-row table:style-name="ro2">
          <table:table-cell office:value-type="string" calcext:value-type="string">
            <text:p>GGA-NVS-INS040</text:p>
          </table:table-cell>
          <table:table-cell office:value-type="string" calcext:value-type="string">
            <text:p>OCCN1CCN(CCCN2c3ccccc3C=Cc3ccccc23)CC1</text:p>
          </table:table-cell>
          <table:table-cell table:style-name="ce13" office:value-type="float" office:value="38.2352941176471" calcext:value-type="float">
            <text:p>38.2352941176</text:p>
          </table:table-cell>
          <table:table-cell table:number-columns-repeated="2"/>
          <table:table-cell office:value-type="float" office:value="30.0748299319728" calcext:value-type="float">
            <text:p>30.074829932</text:p>
          </table:table-cell>
          <table:table-cell office:value-type="float" office:value="29.8885135135135" calcext:value-type="float">
            <text:p>29.8885135135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/>
          <table:table-cell office:value-type="float" office:value="30.513986013986" calcext:value-type="float">
            <text:p>30.513986014</text:p>
          </table:table-cell>
          <table:table-cell table:number-columns-repeated="2" table:style-name="ce18" office:value-type="float" office:value="29.8885135135135" calcext:value-type="float">
            <text:p>29.8885135135</text:p>
          </table:table-cell>
          <table:table-cell/>
          <table:table-cell office:value-type="float" office:value="33.3349514563107" calcext:value-type="float">
            <text:p>33.3349514563</text:p>
          </table:table-cell>
          <table:table-cell table:style-name="ce18" office:value-type="float" office:value="21.4441964285714" calcext:value-type="float">
            <text:p>21.4441964286</text:p>
          </table:table-cell>
          <table:table-cell table:number-columns-repeated="2"/>
          <table:table-cell table:style-name="ce17"/>
          <table:table-cell table:style-name="ce18" office:value-type="float" office:value="30.1965517241379" calcext:value-type="float">
            <text:p>30.1965517241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29.8885135135135" calcext:value-type="float">
            <text:p>29.8885135135</text:p>
          </table:table-cell>
          <table:table-cell table:number-columns-repeated="2"/>
          <table:table-cell office:value-type="float" office:value="30.3194444444444" calcext:value-type="float">
            <text:p>30.3194444444</text:p>
          </table:table-cell>
          <table:table-cell table:number-columns-repeated="16"/>
          <table:table-cell table:style-name="ce17"/>
          <table:table-cell/>
          <table:table-cell office:value-type="float" office:value="30.6013986013986" calcext:value-type="float">
            <text:p>30.6013986014</text:p>
          </table:table-cell>
          <table:table-cell office:value-type="float" office:value="30.1938775510204" calcext:value-type="float">
            <text:p>30.193877551</text:p>
          </table:table-cell>
          <table:table-cell office:value-type="float" office:value="30.3888888888889" calcext:value-type="float">
            <text:p>30.3888888889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9.741396025206" calcext:value-type="float">
            <text:p>29.7413960252</text:p>
          </table:table-cell>
        </table:table-row>
        <table:table-row table:style-name="ro2">
          <table:table-cell office:value-type="string" calcext:value-type="string">
            <text:p>GGA-NVS-ISM319</text:p>
          </table:table-cell>
          <table:table-cell office:value-type="string" calcext:value-type="string">
            <text:p>NC(=N)NCCN1CCCCCCC1</text:p>
          </table:table-cell>
          <table:table-cell table:style-name="ce13" office:value-type="float" office:value="120.103225806452" calcext:value-type="float">
            <text:p>120.1032258065</text:p>
          </table:table-cell>
          <table:table-cell table:number-columns-repeated="2"/>
          <table:table-cell office:value-type="float" office:value="86.0168067226891" calcext:value-type="float">
            <text:p>86.0168067227</text:p>
          </table:table-cell>
          <table:table-cell office:value-type="float" office:value="86.6324786324786" calcext:value-type="float">
            <text:p>86.6324786325</text:p>
          </table:table-cell>
          <table:table-cell table:number-columns-repeated="3"/>
          <table:table-cell office:value-type="float" office:value="85.3208333333333" calcext:value-type="float">
            <text:p>85.3208333333</text:p>
          </table:table-cell>
          <table:table-cell table:number-columns-repeated="2" table:style-name="ce18" office:value-type="float" office:value="86.6324786324786" calcext:value-type="float">
            <text:p>86.6324786325</text:p>
          </table:table-cell>
          <table:table-cell/>
          <table:table-cell office:value-type="float" office:value="86.0168067226891" calcext:value-type="float">
            <text:p>86.0168067227</text:p>
          </table:table-cell>
          <table:table-cell table:style-name="ce18" office:value-type="float" office:value="21.2307692307692" calcext:value-type="float">
            <text:p>21.2307692308</text:p>
          </table:table-cell>
          <table:table-cell table:number-columns-repeated="2"/>
          <table:table-cell table:style-name="ce17"/>
          <table:table-cell table:style-name="ce18" office:value-type="float" office:value="86.6324786324786" calcext:value-type="float">
            <text:p>86.6324786325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87.3793103448276" calcext:value-type="float">
            <text:p>87.3793103448</text:p>
          </table:table-cell>
          <table:table-cell table:number-columns-repeated="4"/>
          <table:table-cell table:style-name="ce18" office:value-type="float" office:value="86.6324786324786" calcext:value-type="float">
            <text:p>86.6324786325</text:p>
          </table:table-cell>
          <table:table-cell table:number-columns-repeated="2"/>
          <table:table-cell office:value-type="float" office:value="86.6324786324786" calcext:value-type="float">
            <text:p>86.6324786325</text:p>
          </table:table-cell>
          <table:table-cell table:number-columns-repeated="16"/>
          <table:table-cell table:style-name="ce17"/>
          <table:table-cell/>
          <table:table-cell table:number-columns-repeated="2" office:value-type="float" office:value="86.6324786324786" calcext:value-type="float">
            <text:p>86.6324786325</text:p>
          </table:table-cell>
          <table:table-cell office:value-type="float" office:value="82.2068965517241" calcext:value-type="float">
            <text:p>82.2068965517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83.5048992923244" calcext:value-type="float">
            <text:p>83.5048992923</text:p>
          </table:table-cell>
        </table:table-row>
        <table:table-row table:style-name="ro2">
          <table:table-cell office:value-type="string" calcext:value-type="string">
            <text:p>GGA-NVS-LAM320</text:p>
          </table:table-cell>
          <table:table-cell office:value-type="string" calcext:value-type="string">
            <text:p>CC(C)\N=c1\cc2n(-c3ccc(Cl)cc3)c3ccccc3nc2cc1Nc1ccc(Cl)cc1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/>
          <table:table-cell office:value-type="float" office:value="468.275862068966" calcext:value-type="float">
            <text:p>468.275862069</text:p>
          </table:table-cell>
          <table:table-cell office:value-type="float" office:value="76.6666666666667" calcext:value-type="float">
            <text:p>76.6666666667</text:p>
          </table:table-cell>
          <table:table-cell table:style-name="ce18" office:value-type="float" office:value="468.275862068966" calcext:value-type="float">
            <text:p>468.275862069</text:p>
          </table:table-cell>
          <table:table-cell table:number-columns-repeated="2"/>
          <table:table-cell office:value-type="float" office:value="468.275862068966" calcext:value-type="float">
            <text:p>468.275862069</text:p>
          </table:table-cell>
          <table:table-cell table:number-columns-repeated="2" table:style-name="ce18" office:value-type="float" office:value="76.6666666666667" calcext:value-type="float">
            <text:p>76.6666666667</text:p>
          </table:table-cell>
          <table:table-cell/>
          <table:table-cell office:value-type="float" office:value="468.275862068966" calcext:value-type="float">
            <text:p>468.275862069</text:p>
          </table:table-cell>
          <table:table-cell table:style-name="ce18" office:value-type="float" office:value="81.1764705882353" calcext:value-type="float">
            <text:p>81.1764705882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76.6666666666667" calcext:value-type="float">
            <text:p>76.6666666667</text:p>
          </table:table-cell>
          <table:table-cell table:number-columns-repeated="2"/>
          <table:table-cell office:value-type="float" office:value="468.275862068966" calcext:value-type="float">
            <text:p>468.275862069</text:p>
          </table:table-cell>
          <table:table-cell table:number-columns-repeated="16"/>
          <table:table-cell table:style-name="ce17"/>
          <table:table-cell/>
          <table:table-cell table:number-columns-repeated="2" office:value-type="float" office:value="468.275862068966" calcext:value-type="float">
            <text:p>468.275862069</text:p>
          </table:table-cell>
          <table:table-cell office:value-type="float" office:value="472.666666666667" calcext:value-type="float">
            <text:p>472.6666666667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468.275862068966" calcext:value-type="float">
            <text:p>468.275862069</text:p>
          </table:table-cell>
          <table:table-cell/>
          <table:table-cell office:value-type="float" office:value="366.084507042253" calcext:value-type="float">
            <text:p>366.0845070423</text:p>
          </table:table-cell>
        </table:table-row>
        <table:table-row table:style-name="ro2">
          <table:table-cell office:value-type="string" calcext:value-type="string">
            <text:p>GGA-NVS-LEP321</text:p>
          </table:table-cell>
          <table:table-cell office:value-type="string" calcext:value-type="string">
            <text:p>CCCC(CCC)C(O)=O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2" table:style-name="ce18"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table:style-name="ce17"/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  <table:table-cell table:style-name="ce18" office:value-type="float" office:value="257.142857142857" calcext:value-type="float">
            <text:p>257.1428571429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2"/>
          <table:table-cell table:style-name="ce18" office:value-type="float" office:value="350" calcext:value-type="float">
            <text:p>350</text:p>
          </table:table-cell>
          <table:table-cell table:number-columns-repeated="3"/>
          <table:table-cell table:style-name="ce17"/>
          <table:table-cell/>
          <table:table-cell table:number-columns-repeated="3" office:value-type="float" office:value="350" calcext:value-type="float">
            <text:p>350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/>
          <table:table-cell office:value-type="float" office:value="343.75" calcext:value-type="float">
            <text:p>343.75</text:p>
          </table:table-cell>
        </table:table-row>
        <table:table-row table:style-name="ro2">
          <table:table-cell office:value-type="string" calcext:value-type="string">
            <text:p>GGA-NVS-LEX123</text:p>
          </table:table-cell>
          <table:table-cell office:value-type="string" calcext:value-type="string">
            <text:p>CN1CCN(CC1)C1=Nc2cc(Cl)ccc2Nc2ccccc12</text:p>
          </table:table-cell>
          <table:table-cell table:style-name="ce13" office:value-type="float" office:value="7.66666666666667" calcext:value-type="float">
            <text:p>7.6666666667</text:p>
          </table:table-cell>
          <table:table-cell table:number-columns-repeated="2"/>
          <table:table-cell office:value-type="float" office:value="11.2290076335878" calcext:value-type="float">
            <text:p>11.2290076336</text:p>
          </table:table-cell>
          <table:table-cell office:value-type="float" office:value="10.0105263157895" calcext:value-type="float">
            <text:p>10.0105263158</text:p>
          </table:table-cell>
          <table:table-cell table:style-name="ce18" office:value-type="float" office:value="16.4285714285714" calcext:value-type="float">
            <text:p>16.4285714286</text:p>
          </table:table-cell>
          <table:table-cell table:number-columns-repeated="2"/>
          <table:table-cell office:value-type="float" office:value="11.5225225225225" calcext:value-type="float">
            <text:p>11.5225225225</text:p>
          </table:table-cell>
          <table:table-cell table:number-columns-repeated="2" table:style-name="ce18" office:value-type="float" office:value="16.4285714285714" calcext:value-type="float">
            <text:p>16.42857142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16.4285714285714" calcext:value-type="float">
            <text:p>16.4285714286</text:p>
          </table:table-cell>
          <table:table-cell table:number-columns-repeated="2"/>
          <table:table-cell office:value-type="float" office:value="7.66666666666667" calcext:value-type="float">
            <text:p>7.6666666667</text:p>
          </table:table-cell>
          <table:table-cell table:style-name="ce18" office:value-type="float" office:value="5.2037037037037" calcext:value-type="float">
            <text:p>5.2037037037</text:p>
          </table:table-cell>
          <table:table-cell office:value-type="float" office:value="5.2037037037037" calcext:value-type="float">
            <text:p>5.2037037037</text:p>
          </table:table-cell>
          <table:table-cell table:number-columns-repeated="2"/>
          <table:table-cell office:value-type="float" office:value="5.2037037037037" calcext:value-type="float">
            <text:p>5.2037037037</text:p>
          </table:table-cell>
          <table:table-cell office:value-type="float" office:value="10.9098360655738" calcext:value-type="float">
            <text:p>10.9098360656</text:p>
          </table:table-cell>
          <table:table-cell table:number-columns-repeated="4"/>
          <table:table-cell office:value-type="float" office:value="5.2037037037037" calcext:value-type="float">
            <text:p>5.2037037037</text:p>
          </table:table-cell>
          <table:table-cell table:number-columns-repeated="4"/>
          <table:table-cell table:style-name="ce18" office:value-type="float" office:value="39.3023255813954" calcext:value-type="float">
            <text:p>39.3023255814</text:p>
          </table:table-cell>
          <table:table-cell table:number-columns-repeated="2"/>
          <table:table-cell office:value-type="float" office:value="10.9098360655738" calcext:value-type="float">
            <text:p>10.9098360656</text:p>
          </table:table-cell>
          <table:table-cell table:number-columns-repeated="16"/>
          <table:table-cell office:value-type="float" office:value="5.2037037037037" calcext:value-type="float">
            <text:p>5.2037037037</text:p>
          </table:table-cell>
          <table:table-cell/>
          <table:table-cell office:value-type="float" office:value="5.2037037037037" calcext:value-type="float">
            <text:p>5.2037037037</text:p>
          </table:table-cell>
          <table:table-cell office:value-type="float" office:value="11.4741379310345" calcext:value-type="float">
            <text:p>11.474137931</text:p>
          </table:table-cell>
          <table:table-cell office:value-type="float" office:value="5.2037037037037" calcext:value-type="float">
            <text:p>5.2037037037</text:p>
          </table:table-cell>
          <table:table-cell table:number-columns-repeated="7"/>
          <table:table-cell office:value-type="float" office:value="7.66666666666667" calcext:value-type="float">
            <text:p>7.6666666667</text:p>
          </table:table-cell>
          <table:table-cell table:number-columns-repeated="4"/>
          <table:table-cell table:style-name="ce18" office:value-type="float" office:value="4.71111111111111" calcext:value-type="float">
            <text:p>4.7111111111</text:p>
          </table:table-cell>
          <table:table-cell office:value-type="float" office:value="15.4411764705882" calcext:value-type="float">
            <text:p>15.4411764706</text:p>
          </table:table-cell>
          <table:table-cell/>
          <table:table-cell office:value-type="float" office:value="11.2957486136784" calcext:value-type="float">
            <text:p>11.2957486137</text:p>
          </table:table-cell>
        </table:table-row>
        <table:table-row table:style-name="ro2">
          <table:table-cell office:value-type="string" calcext:value-type="string">
            <text:p>GGA-NVS-LIR647</text:p>
          </table:table-cell>
          <table:table-cell office:value-type="string" calcext:value-type="string">
            <text:p>NCC(CC(O)=O)c1ccc(Cl)cc1</text:p>
          </table:table-cell>
          <table:table-cell table:style-name="ce13" office:value-type="float" office:value="43.3333333333333" calcext:value-type="float">
            <text:p>43.3333333333</text:p>
          </table:table-cell>
          <table:table-cell table:number-columns-repeated="2"/>
          <table:table-cell office:value-type="float" office:value="94.9553571428571" calcext:value-type="float">
            <text:p>94.9553571429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2" table:style-name="ce18" office:value-type="float" office:value="43.3333333333333" calcext:value-type="float">
            <text:p>43.3333333333</text:p>
          </table:table-cell>
          <table:table-cell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43.3333333333333" calcext:value-type="float">
            <text:p>43.3333333333</text:p>
          </table:table-cell>
          <table:table-cell table:number-columns-repeated="2"/>
          <table:table-cell table:style-name="ce17"/>
          <table:table-cell office:value-type="float" office:value="43.3333333333333" calcext:value-type="float">
            <text:p>43.3333333333</text:p>
          </table:table-cell>
          <table:table-cell table:number-columns-repeated="4"/>
          <table:table-cell office:value-type="float" office:value="43.3333333333333" calcext:value-type="float">
            <text:p>43.3333333333</text:p>
          </table:table-cell>
          <table:table-cell table:number-columns-repeated="4"/>
          <table:table-cell table:style-name="ce18" office:value-type="float" office:value="43.3333333333333" calcext:value-type="float">
            <text:p>43.3333333333</text:p>
          </table:table-cell>
          <table:table-cell table:number-columns-repeated="2"/>
          <table:table-cell office:value-type="float" office:value="43.3333333333333" calcext:value-type="float">
            <text:p>43.3333333333</text:p>
          </table:table-cell>
          <table:table-cell table:number-columns-repeated="12"/>
          <table:table-cell table:style-name="ce18" office:value-type="float" office:value="43.3333333333333" calcext:value-type="float">
            <text:p>43.3333333333</text:p>
          </table:table-cell>
          <table:table-cell table:number-columns-repeated="3"/>
          <table:table-cell table:style-name="ce17"/>
          <table:table-cell/>
          <table:table-cell table:number-columns-repeated="3" office:value-type="float" office:value="43.3333333333333" calcext:value-type="float">
            <text:p>43.3333333333</text:p>
          </table:table-cell>
          <table:table-cell table:number-columns-repeated="7"/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77.2058823529412" calcext:value-type="float">
            <text:p>77.2058823529</text:p>
          </table:table-cell>
        </table:table-row>
        <table:table-row table:style-name="ro2">
          <table:table-cell office:value-type="string" calcext:value-type="string">
            <text:p>GGA-NVS-LTR323</text:p>
          </table:table-cell>
          <table:table-cell office:value-type="string" calcext:value-type="string">
            <text:p>C[C@]12CCC3C(CCC4=C(O)C(=O)CC[C@]34C)C1CCC2=O</text:p>
          </table:table-cell>
          <table:table-cell table:style-name="ce13" office:value-type="float" office:value="425.166470588235" calcext:value-type="float">
            <text:p>425.1664705882</text:p>
          </table:table-cell>
          <table:table-cell table:number-columns-repeated="2"/>
          <table:table-cell office:value-type="float" office:value="323.358901098901" calcext:value-type="float">
            <text:p>323.3589010989</text:p>
          </table:table-cell>
          <table:table-cell office:value-type="float" office:value="306.472083333333" calcext:value-type="float">
            <text:p>306.4720833333</text:p>
          </table:table-cell>
          <table:table-cell table:number-columns-repeated="3"/>
          <table:table-cell office:value-type="float" office:value="326.896222222222" calcext:value-type="float">
            <text:p>326.8962222222</text:p>
          </table:table-cell>
          <table:table-cell table:number-columns-repeated="2" table:style-name="ce18" office:value-type="float" office:value="306.472083333333" calcext:value-type="float">
            <text:p>306.4720833333</text:p>
          </table:table-cell>
          <table:table-cell/>
          <table:table-cell office:value-type="float" office:value="326.896222222222" calcext:value-type="float">
            <text:p>326.8962222222</text:p>
          </table:table-cell>
          <table:table-cell table:style-name="ce18" office:value-type="float" office:value="18.2142857142857" calcext:value-type="float">
            <text:p>18.2142857143</text:p>
          </table:table-cell>
          <table:table-cell table:number-columns-repeated="2"/>
          <table:table-cell office:value-type="float" office:value="326.896222222222" calcext:value-type="float">
            <text:p>326.8962222222</text:p>
          </table:table-cell>
          <table:table-cell/>
          <table:table-cell office:value-type="float" office:value="326.896222222222" calcext:value-type="float">
            <text:p>326.8962222222</text:p>
          </table:table-cell>
          <table:table-cell table:number-columns-repeated="2"/>
          <table:table-cell office:value-type="float" office:value="16.4622580645161" calcext:value-type="float">
            <text:p>16.4622580645</text:p>
          </table:table-cell>
          <table:table-cell office:value-type="float" office:value="326.896222222222" calcext:value-type="float">
            <text:p>326.8962222222</text:p>
          </table:table-cell>
          <table:table-cell table:style-name="ce18" office:value-type="float" office:value="835.313529411765" calcext:value-type="float">
            <text:p>835.3135294118</text:p>
          </table:table-cell>
          <table:table-cell table:number-columns-repeated="3"/>
          <table:table-cell office:value-type="float" office:value="326.896222222222" calcext:value-type="float">
            <text:p>326.8962222222</text:p>
          </table:table-cell>
          <table:table-cell/>
          <table:table-cell table:style-name="ce18" office:value-type="float" office:value="16.1538461538462" calcext:value-type="float">
            <text:p>16.1538461538</text:p>
          </table:table-cell>
          <table:table-cell table:number-columns-repeated="2"/>
          <table:table-cell table:style-name="ce18" office:value-type="float" office:value="309.698105263158" calcext:value-type="float">
            <text:p>309.6981052632</text:p>
          </table:table-cell>
          <table:table-cell table:number-columns-repeated="2"/>
          <table:table-cell office:value-type="float" office:value="326.896222222222" calcext:value-type="float">
            <text:p>326.8962222222</text:p>
          </table:table-cell>
          <table:table-cell table:number-columns-repeated="12"/>
          <table:table-cell table:style-name="ce18" office:value-type="float" office:value="326.896222222222" calcext:value-type="float">
            <text:p>326.8962222222</text:p>
          </table:table-cell>
          <table:table-cell table:number-columns-repeated="3"/>
          <table:table-cell table:style-name="ce17"/>
          <table:table-cell/>
          <table:table-cell table:number-columns-repeated="3" office:value-type="float" office:value="326.896222222222" calcext:value-type="float">
            <text:p>326.8962222222</text:p>
          </table:table-cell>
          <table:table-cell table:number-columns-repeated="7"/>
          <table:table-cell office:value-type="float" office:value="326.896222222222" calcext:value-type="float">
            <text:p>326.8962222222</text:p>
          </table:table-cell>
          <table:table-cell table:number-columns-repeated="5"/>
          <table:table-cell office:value-type="float" office:value="326.896222222222" calcext:value-type="float">
            <text:p>326.8962222222</text:p>
          </table:table-cell>
          <table:table-cell/>
          <table:table-cell office:value-type="float" office:value="309.382048975512" calcext:value-type="float">
            <text:p>309.3820489755</text:p>
          </table:table-cell>
        </table:table-row>
        <table:table-row table:style-name="ro2">
          <table:table-cell office:value-type="string" calcext:value-type="string">
            <text:p>GGA-NVS-LUD276</text:p>
          </table:table-cell>
          <table:table-cell office:value-type="string" calcext:value-type="string">
            <text:p>CNCCCC12CCC(c3ccccc13)c1ccccc21</text:p>
          </table:table-cell>
          <table:table-cell table:style-name="ce13" office:value-type="float" office:value="15.9888888888889" calcext:value-type="float">
            <text:p>15.9888888889</text:p>
          </table:table-cell>
          <table:table-cell table:number-columns-repeated="2"/>
          <table:table-cell office:value-type="float" office:value="17.987012987013" calcext:value-type="float">
            <text:p>17.987012987</text:p>
          </table:table-cell>
          <table:table-cell office:value-type="float" office:value="17.2333333333333" calcext:value-type="float">
            <text:p>17.2333333333</text:p>
          </table:table-cell>
          <table:table-cell table:style-name="ce18" office:value-type="float" office:value="9.39130434782609" calcext:value-type="float">
            <text:p>9.3913043478</text:p>
          </table:table-cell>
          <table:table-cell table:number-columns-repeated="2"/>
          <table:table-cell office:value-type="float" office:value="17.2333333333333" calcext:value-type="float">
            <text:p>17.2333333333</text:p>
          </table:table-cell>
          <table:table-cell table:number-columns-repeated="2" table:style-name="ce18" office:value-type="float" office:value="17.2333333333333" calcext:value-type="float">
            <text:p>17.2333333333</text:p>
          </table:table-cell>
          <table:table-cell/>
          <table:table-cell office:value-type="float" office:value="9.51851851851852" calcext:value-type="float">
            <text:p>9.5185185185</text:p>
          </table:table-cell>
          <table:table-cell table:style-name="ce18" office:value-type="float" office:value="9.51851851851852" calcext:value-type="float">
            <text:p>9.5185185185</text:p>
          </table:table-cell>
          <table:table-cell table:number-columns-repeated="2"/>
          <table:table-cell table:style-name="ce17"/>
          <table:table-cell table:style-name="ce18" office:value-type="float" office:value="86.6666666666667" calcext:value-type="float">
            <text:p>86.6666666667</text:p>
          </table:table-cell>
          <table:table-cell table:style-name="ce17"/>
          <table:table-cell table:number-columns-repeated="2"/>
          <table:table-cell office:value-type="float" office:value="9.5" calcext:value-type="float">
            <text:p>9.5</text:p>
          </table:table-cell>
          <table:table-cell table:style-name="ce17"/>
          <table:table-cell table:number-columns-repeated="4"/>
          <table:table-cell office:value-type="float" office:value="8.73076923076923" calcext:value-type="float">
            <text:p>8.7307692308</text:p>
          </table:table-cell>
          <table:table-cell table:number-columns-repeated="4"/>
          <table:table-cell table:style-name="ce18" office:value-type="float" office:value="16.6774193548387" calcext:value-type="float">
            <text:p>16.6774193548</text:p>
          </table:table-cell>
          <table:table-cell table:number-columns-repeated="2"/>
          <table:table-cell office:value-type="float" office:value="17.2333333333333" calcext:value-type="float">
            <text:p>17.2333333333</text:p>
          </table:table-cell>
          <table:table-cell table:number-columns-repeated="10"/>
          <table:table-cell table:style-name="ce18" office:value-type="float" office:value="8.73076923076923" calcext:value-type="float">
            <text:p>8.7307692308</text:p>
          </table:table-cell>
          <table:table-cell table:number-columns-repeated="5"/>
          <table:table-cell table:style-name="ce17"/>
          <table:table-cell/>
          <table:table-cell table:number-columns-repeated="3" office:value-type="float" office:value="17.2333333333333" calcext:value-type="float">
            <text:p>17.2333333333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11.1194029850746" calcext:value-type="float">
            <text:p>11.1194029851</text:p>
          </table:table-cell>
          <table:table-cell/>
          <table:table-cell office:value-type="float" office:value="14.9517345399698" calcext:value-type="float">
            <text:p>14.95173454</text:p>
          </table:table-cell>
        </table:table-row>
        <table:table-row table:style-name="ro2">
          <table:table-cell office:value-type="string" calcext:value-type="string">
            <text:p>GGA-NVS-MEL269</text:p>
          </table:table-cell>
          <table:table-cell office:value-type="string" calcext:value-type="string">
            <text:p>CSc1ccc2Sc3ccccc3N(CCC3CCCCN3C)c2c1</text:p>
          </table:table-cell>
          <table:table-cell table:number-columns-repeated="3"/>
          <table:table-cell office:value-type="float" office:value="22.3529411764706" calcext:value-type="float">
            <text:p>22.3529411765</text:p>
          </table:table-cell>
          <table:table-cell table:style-name="ce17"/>
          <table:table-cell table:number-columns-repeated="3"/>
          <table:table-cell office:value-type="float" office:value="37.5" calcext:value-type="float">
            <text:p>37.5</text:p>
          </table:table-cell>
          <table:table-cell table:number-columns-repeated="3"/>
          <table:table-cell office:value-type="float" office:value="17.7272727272727" calcext:value-type="float">
            <text:p>17.7272727273</text:p>
          </table:table-cell>
          <table:table-cell table:number-columns-repeated="3"/>
          <table:table-cell table:style-name="ce17"/>
          <table:table-cell table:style-name="ce18" office:value-type="float" office:value="16.1538461538462" calcext:value-type="float">
            <text:p>16.1538461538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22.5" calcext:value-type="float">
            <text:p>22.5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32.1428571428571" calcext:value-type="float">
            <text:p>32.1428571429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2.4698795180723" calcext:value-type="float">
            <text:p>22.4698795181</text:p>
          </table:table-cell>
        </table:table-row>
        <table:table-row table:style-name="ro2">
          <table:table-cell office:value-type="string" calcext:value-type="string">
            <text:p>GGA-NVS-MUR400</text:p>
          </table:table-cell>
          <table:table-cell office:value-type="string" calcext:value-type="string">
            <text:p>CN1CCC(CC1)=C1c2ccccc2Sc2ccccc12</text:p>
          </table:table-cell>
          <table:table-cell table:number-columns-repeated="3"/>
          <table:table-cell office:value-type="float" office:value="252.142857142857" calcext:value-type="float">
            <text:p>252.1428571429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345" calcext:value-type="float">
            <text:p>345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173.421052631579" calcext:value-type="float">
            <text:p>173.4210526316</text:p>
          </table:table-cell>
          <table:table-cell table:number-columns-repeated="16"/>
          <table:table-cell table:style-name="ce17"/>
          <table:table-cell/>
          <table:table-cell table:style-name="ce17"/>
          <table:table-cell office:value-type="float" office:value="75" calcext:value-type="float">
            <text:p>75</text:p>
          </table:table-cell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225.571428571429" calcext:value-type="float">
            <text:p>225.5714285714</text:p>
          </table:table-cell>
        </table:table-row>
        <table:table-row table:style-name="ro2">
          <table:table-cell office:value-type="string" calcext:value-type="string">
            <text:p>GGA-NVS-NAV930</text:p>
          </table:table-cell>
          <table:table-cell office:value-type="string" calcext:value-type="string">
            <text:p>[H][C@]12CC[C@]([H])(C[C@@H](C1)OC(=O)c1c[nH]c3ccccc13)N2C</text:p>
          </table:table-cell>
          <table:table-cell table:style-name="ce13" office:value-type="float" office:value="14.784" calcext:value-type="float">
            <text:p>14.784</text:p>
          </table:table-cell>
          <table:table-cell table:number-columns-repeated="2"/>
          <table:table-cell office:value-type="float" office:value="17.8615648854962" calcext:value-type="float">
            <text:p>17.8615648855</text:p>
          </table:table-cell>
          <table:table-cell office:value-type="float" office:value="9.14012594458438" calcext:value-type="float">
            <text:p>9.1401259446</text:p>
          </table:table-cell>
          <table:table-cell table:style-name="ce18" office:value-type="float" office:value="8.15585227272727" calcext:value-type="float">
            <text:p>8.1558522727</text:p>
          </table:table-cell>
          <table:table-cell table:number-columns-repeated="2"/>
          <table:table-cell office:value-type="float" office:value="13.9989615384615" calcext:value-type="float">
            <text:p>13.9989615385</text:p>
          </table:table-cell>
          <table:table-cell table:number-columns-repeated="2" table:style-name="ce18" office:value-type="float" office:value="8.76035714285714" calcext:value-type="float">
            <text:p>8.7603571429</text:p>
          </table:table-cell>
          <table:table-cell/>
          <table:table-cell office:value-type="float" office:value="13.9989615384615" calcext:value-type="float">
            <text:p>13.9989615385</text:p>
          </table:table-cell>
          <table:table-cell table:style-name="ce18" office:value-type="float" office:value="7.03478260869565" calcext:value-type="float">
            <text:p>7.0347826087</text:p>
          </table:table-cell>
          <table:table-cell table:number-columns-repeated="2"/>
          <table:table-cell office:value-type="float" office:value="9.01497991967872" calcext:value-type="float">
            <text:p>9.0149799197</text:p>
          </table:table-cell>
          <table:table-cell table:style-name="ce18" office:value-type="float" office:value="11.5762376237624" calcext:value-type="float">
            <text:p>11.5762376238</text:p>
          </table:table-cell>
          <table:table-cell office:value-type="float" office:value="7.26709459459459" calcext:value-type="float">
            <text:p>7.2670945946</text:p>
          </table:table-cell>
          <table:table-cell table:number-columns-repeated="2"/>
          <table:table-cell office:value-type="float" office:value="7.26709459459459" calcext:value-type="float">
            <text:p>7.2670945946</text:p>
          </table:table-cell>
          <table:table-cell office:value-type="float" office:value="8.86987903225806" calcext:value-type="float">
            <text:p>8.8698790323</text:p>
          </table:table-cell>
          <table:table-cell table:number-columns-repeated="3"/>
          <table:table-cell table:style-name="ce18" office:value-type="float" office:value="8.53333333333333" calcext:value-type="float">
            <text:p>8.5333333333</text:p>
          </table:table-cell>
          <table:table-cell office:value-type="float" office:value="8.86987903225806" calcext:value-type="float">
            <text:p>8.8698790323</text:p>
          </table:table-cell>
          <table:table-cell table:number-columns-repeated="4"/>
          <table:table-cell table:style-name="ce18" office:value-type="float" office:value="8.76035714285714" calcext:value-type="float">
            <text:p>8.7603571429</text:p>
          </table:table-cell>
          <table:table-cell table:style-name="ce18" office:value-type="float" office:value="8.09848484848485" calcext:value-type="float">
            <text:p>8.0984848485</text:p>
          </table:table-cell>
          <table:table-cell/>
          <table:table-cell office:value-type="float" office:value="8.86987903225806" calcext:value-type="float">
            <text:p>8.8698790323</text:p>
          </table:table-cell>
          <table:table-cell table:number-columns-repeated="2" table:style-name="ce18" office:value-type="float" office:value="120" calcext:value-type="float">
            <text:p>120</text:p>
          </table:table-cell>
          <table:table-cell table:number-columns-repeated="8"/>
          <table:table-cell table:style-name="ce18" office:value-type="float" office:value="8.53333333333333" calcext:value-type="float">
            <text:p>8.5333333333</text:p>
          </table:table-cell>
          <table:table-cell/>
          <table:table-cell table:style-name="ce18" office:value-type="float" office:value="3.75" calcext:value-type="float">
            <text:p>3.75</text:p>
          </table:table-cell>
          <table:table-cell table:number-columns-repeated="3"/>
          <table:table-cell office:value-type="float" office:value="7.26709459459459" calcext:value-type="float">
            <text:p>7.2670945946</text:p>
          </table:table-cell>
          <table:table-cell/>
          <table:table-cell office:value-type="float" office:value="9.01497991967871" calcext:value-type="float">
            <text:p>9.0149799197</text:p>
          </table:table-cell>
          <table:table-cell office:value-type="float" office:value="9.01497991967871" calcext:value-type="float">
            <text:p>9.0149799197</text:p>
          </table:table-cell>
          <table:table-cell office:value-type="float" office:value="9.01497991967871" calcext:value-type="float">
            <text:p>9.0149799197</text:p>
          </table:table-cell>
          <table:table-cell table:number-columns-repeated="7"/>
          <table:table-cell office:value-type="float" office:value="8.50450617283951" calcext:value-type="float">
            <text:p>8.5045061728</text:p>
          </table:table-cell>
          <table:table-cell table:number-columns-repeated="5"/>
          <table:table-cell office:value-type="float" office:value="7.26709459459459" calcext:value-type="float">
            <text:p>7.2670945946</text:p>
          </table:table-cell>
          <table:table-cell/>
          <table:table-cell office:value-type="float" office:value="9.81538500251631" calcext:value-type="float">
            <text:p>9.8153850025</text:p>
          </table:table-cell>
        </table:table-row>
        <table:table-row table:style-name="ro2">
          <table:table-cell office:value-type="string" calcext:value-type="string">
            <text:p>GGA-NVS-NEP441</text:p>
          </table:table-cell>
          <table:table-cell office:value-type="string" calcext:value-type="string">
            <text:p>NNc1n[nH]\c(=N/N)c2ccccc12</text:p>
          </table:table-cell>
          <table:table-cell table:style-name="ce13" office:value-type="float" office:value="22.6535947712418" calcext:value-type="float">
            <text:p>22.6535947712</text:p>
          </table:table-cell>
          <table:table-cell table:number-columns-repeated="2"/>
          <table:table-cell office:value-type="float" office:value="67.3617021276596" calcext:value-type="float">
            <text:p>67.361702127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7.3617021276596" calcext:value-type="float">
            <text:p>67.3617021277</text:p>
          </table:table-cell>
          <table:table-cell table:number-columns-repeated="2" table:style-name="ce18" office:value-type="float" office:value="26" calcext:value-type="float">
            <text:p>26</text:p>
          </table:table-cell>
          <table:table-cell/>
          <table:table-cell office:value-type="float" office:value="10.25" calcext:value-type="float">
            <text:p>10.25</text:p>
          </table:table-cell>
          <table:table-cell table:style-name="ce18" office:value-type="float" office:value="10.25" calcext:value-type="float">
            <text:p>10.25</text:p>
          </table:table-cell>
          <table:table-cell table:number-columns-repeated="2"/>
          <table:table-cell office:value-type="float" office:value="10.25" calcext:value-type="float">
            <text:p>10.25</text:p>
          </table:table-cell>
          <table:table-cell table:style-name="ce18" office:value-type="float" office:value="26" calcext:value-type="float">
            <text:p>26</text:p>
          </table:table-cell>
          <table:table-cell table:style-name="ce17"/>
          <table:table-cell table:number-columns-repeated="2"/>
          <table:table-cell office:value-type="float" office:value="10.25" calcext:value-type="float">
            <text:p>10.25</text:p>
          </table:table-cell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8" office:value-type="float" office:value="14.7450980392157" calcext:value-type="float">
            <text:p>14.7450980392</text:p>
          </table:table-cell>
          <table:table-cell table:number-columns-repeated="2"/>
          <table:table-cell office:value-type="float" office:value="67.3617021276596" calcext:value-type="float">
            <text:p>67.3617021277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118.571428571429" calcext:value-type="float">
            <text:p>118.5714285714</text:p>
          </table:table-cell>
          <table:table-cell/>
          <table:table-cell office:value-type="float" office:value="35.4399293286219" calcext:value-type="float">
            <text:p>35.4399293286</text:p>
          </table:table-cell>
        </table:table-row>
        <table:table-row table:style-name="ro2">
          <table:table-cell office:value-type="string" calcext:value-type="string">
            <text:p>GGA-NVS-PLO154</text:p>
          </table:table-cell>
          <table:table-cell office:value-type="string" calcext:value-type="string">
            <text:p>[H][C@@]12CCCN1C(=O)[C@H](CC(C)C)N1C(=O)[C@](NC(=O)[C@H]3CN(C)[C@]4([H])Cc5c(Br)[nH]c6cccc(C4=C3)c56)(O[C@@]21O)C(C)C</text:p>
          </table:table-cell>
          <table:table-cell table:style-name="ce13" office:value-type="float" office:value="17.5428571428571" calcext:value-type="float">
            <text:p>17.5428571429</text:p>
          </table:table-cell>
          <table:table-cell table:number-columns-repeated="2"/>
          <table:table-cell office:value-type="float" office:value="21.3095238095238" calcext:value-type="float">
            <text:p>21.3095238095</text:p>
          </table:table-cell>
          <table:table-cell office:value-type="float" office:value="17.6111111111111" calcext:value-type="float">
            <text:p>17.6111111111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20.7727272727273" calcext:value-type="float">
            <text:p>20.7727272727</text:p>
          </table:table-cell>
          <table:table-cell office:value-type="float" office:value="17.6111111111111" calcext:value-type="float">
            <text:p>17.6111111111</text:p>
          </table:table-cell>
          <table:table-cell table:number-columns-repeated="2"/>
          <table:table-cell table:number-columns-repeated="2" office:value-type="float" office:value="17.6111111111111" calcext:value-type="float">
            <text:p>17.6111111111</text:p>
          </table:table-cell>
          <table:table-cell table:number-columns-repeated="4"/>
          <table:table-cell office:value-type="float" office:value="17.6111111111111" calcext:value-type="float">
            <text:p>17.6111111111</text:p>
          </table:table-cell>
          <table:table-cell table:number-columns-repeated="4"/>
          <table:table-cell table:style-name="ce18" office:value-type="float" office:value="600" calcext:value-type="float">
            <text:p>600</text:p>
          </table:table-cell>
          <table:table-cell table:number-columns-repeated="2"/>
          <table:table-cell office:value-type="float" office:value="21.3095238095238" calcext:value-type="float">
            <text:p>21.3095238095</text:p>
          </table:table-cell>
          <table:table-cell table:number-columns-repeated="16"/>
          <table:table-cell office:value-type="float" office:value="17.6111111111111" calcext:value-type="float">
            <text:p>17.6111111111</text:p>
          </table:table-cell>
          <table:table-cell/>
          <table:table-cell table:number-columns-repeated="3" office:value-type="float" office:value="17.6111111111111" calcext:value-type="float">
            <text:p>17.6111111111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6.75" calcext:value-type="float">
            <text:p>26.75</text:p>
          </table:table-cell>
          <table:table-cell table:style-name="ce17"/>
          <table:table-cell/>
          <table:table-cell office:value-type="float" office:value="19.5988372093023" calcext:value-type="float">
            <text:p>19.5988372093</text:p>
          </table:table-cell>
        </table:table-row>
        <table:table-row table:style-name="ro2">
          <table:table-cell office:value-type="string" calcext:value-type="string">
            <text:p>GGA-NVS-SIE401</text:p>
          </table:table-cell>
          <table:table-cell office:value-type="string" calcext:value-type="string">
            <text:p>C[C@@H]1CC2C3C[C@H](F)C4=CC(=O)C(Cl)=C[C@]4(C)[C@@]3(F)[C@@H](O)C[C@]2(C)[C@@]1(O)C(=O)CO</text:p>
          </table:table-cell>
          <table:table-cell table:style-name="ce13" office:value-type="float" office:value="2.92437158469945" calcext:value-type="float">
            <text:p>2.9243715847</text:p>
          </table:table-cell>
          <table:table-cell table:number-columns-repeated="2"/>
          <table:table-cell office:value-type="float" office:value="1.26110429447853" calcext:value-type="float">
            <text:p>1.2611042945</text:p>
          </table:table-cell>
          <table:table-cell office:value-type="float" office:value="1.69946666666667" calcext:value-type="float">
            <text:p>1.6994666667</text:p>
          </table:table-cell>
          <table:table-cell table:style-name="ce18" office:value-type="float" office:value="2.04347826086957" calcext:value-type="float">
            <text:p>2.0434782609</text:p>
          </table:table-cell>
          <table:table-cell table:number-columns-repeated="2"/>
          <table:table-cell office:value-type="float" office:value="1.24593939393939" calcext:value-type="float">
            <text:p>1.2459393939</text:p>
          </table:table-cell>
          <table:table-cell table:number-columns-repeated="2" table:style-name="ce18" office:value-type="float" office:value="0.30284023668639" calcext:value-type="float">
            <text:p>0.3028402367</text:p>
          </table:table-cell>
          <table:table-cell/>
          <table:table-cell office:value-type="float" office:value="2.45424242424242" calcext:value-type="float">
            <text:p>2.4542424242</text:p>
          </table:table-cell>
          <table:table-cell table:style-name="ce18" office:value-type="float" office:value="0.274095238095239" calcext:value-type="float">
            <text:p>0.2740952381</text:p>
          </table:table-cell>
          <table:table-cell table:number-columns-repeated="2"/>
          <table:table-cell office:value-type="float" office:value="0.24082191780822" calcext:value-type="float">
            <text:p>0.2408219178</text:p>
          </table:table-cell>
          <table:table-cell table:style-name="ce18" office:value-type="float" office:value="0.24082191780822" calcext:value-type="float">
            <text:p>0.2408219178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274095238095238" calcext:value-type="float">
            <text:p>0.2740952381</text:p>
          </table:table-cell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4"/>
          <table:table-cell table:style-name="ce18" office:value-type="float" office:value="1.16674033149171" calcext:value-type="float">
            <text:p>1.1667403315</text:p>
          </table:table-cell>
          <table:table-cell table:number-columns-repeated="2"/>
          <table:table-cell office:value-type="float" office:value="1.24593939393939" calcext:value-type="float">
            <text:p>1.2459393939</text:p>
          </table:table-cell>
          <table:table-cell table:number-columns-repeated="16"/>
          <table:table-cell office:value-type="float" office:value="0.35" calcext:value-type="float">
            <text:p>0.35</text:p>
          </table:table-cell>
          <table:table-cell/>
          <table:table-cell office:value-type="float" office:value="2.44728813559322" calcext:value-type="float">
            <text:p>2.4472881356</text:p>
          </table:table-cell>
          <table:table-cell office:value-type="float" office:value="0.297908496732026" calcext:value-type="float">
            <text:p>0.2979084967</text:p>
          </table:table-cell>
          <table:table-cell office:value-type="float" office:value="2.44728813559322" calcext:value-type="float">
            <text:p>2.447288135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.06593406593407" calcext:value-type="float">
            <text:p>2.0659340659</text:p>
          </table:table-cell>
          <table:table-cell/>
          <table:table-cell office:value-type="float" office:value="1.16424418604651" calcext:value-type="float">
            <text:p>1.164244186</text:p>
          </table:table-cell>
        </table:table-row>
        <table:table-row table:style-name="ro2">
          <table:table-cell office:value-type="string" calcext:value-type="string">
            <text:p>GGA-NVS-SMG105</text:p>
          </table:table-cell>
          <table:table-cell office:value-type="string" calcext:value-type="string">
            <text:p>CN1CCC(CC1)=C1c2ccsc2CCc2ccccc12</text:p>
          </table:table-cell>
          <table:table-cell table:style-name="ce13" office:value-type="float" office:value="3.25" calcext:value-type="float">
            <text:p>3.25</text:p>
          </table:table-cell>
          <table:table-cell table:number-columns-repeated="2"/>
          <table:table-cell office:value-type="float" office:value="11.7889447236181" calcext:value-type="float">
            <text:p>11.7889447236</text:p>
          </table:table-cell>
          <table:table-cell office:value-type="float" office:value="3.25" calcext:value-type="float">
            <text:p>3.25</text:p>
          </table:table-cell>
          <table:table-cell table:style-name="ce18" office:value-type="float" office:value="3.25" calcext:value-type="float">
            <text:p>3.25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style-name="ce18" office:value-type="float" office:value="3.25" calcext:value-type="float">
            <text:p>3.25</text:p>
          </table:table-cell>
          <table:table-cell table:number-columns-repeated="2"/>
          <table:table-cell table:style-name="ce17"/>
          <table:table-cell table:style-name="ce18" office:value-type="float" office:value="3.25" calcext:value-type="float">
            <text:p>3.25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3.25" calcext:value-type="float">
            <text:p>3.25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 table:number-columns-repeated="16"/>
          <table:table-cell office:value-type="float" office:value="3.25" calcext:value-type="float">
            <text:p>3.25</text:p>
          </table:table-cell>
          <table:table-cell/>
          <table:table-cell table:number-columns-repeated="3" office:value-type="float" office:value="3.25" calcext:value-type="float">
            <text:p>3.2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4.99409448818898" calcext:value-type="float">
            <text:p>4.9940944882</text:p>
          </table:table-cell>
        </table:table-row>
        <table:table-row table:style-name="ro2">
          <table:table-cell office:value-type="string" calcext:value-type="string">
            <text:p>GGA-NVS-SYL380</text:p>
          </table:table-cell>
          <table:table-cell office:value-type="string" calcext:value-type="string">
            <text:p>NC12CC3CC(CC(C3)C1)C2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63.6595744680851" calcext:value-type="float">
            <text:p>63.6595744681</text:p>
          </table:table-cell>
          <table:table-cell table:style-name="ce17"/>
          <table:table-cell table:number-columns-repeated="2"/>
          <table:table-cell table:style-name="ce17"/>
          <table:table-cell office:value-type="float" office:value="64" calcext:value-type="float">
            <text:p>64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64" calcext:value-type="float">
            <text:p>64</text:p>
          </table:table-cell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64.6923076923077" calcext:value-type="float">
            <text:p>64.6923076923</text:p>
          </table:table-cell>
        </table:table-row>
        <table:table-row table:style-name="ro2">
          <table:table-cell office:value-type="string" calcext:value-type="string">
            <text:p>GGA-NVS-TOF355</text:p>
          </table:table-cell>
          <table:table-cell office:value-type="string" calcext:value-type="string">
            <text:p>Cl.CN(C)CCCN1c2ccccc2CCc2ccccc12</text:p>
          </table:table-cell>
          <table:table-cell table:number-columns-repeated="3"/>
          <table:table-cell office:value-type="float" office:value="18.8405797101449" calcext:value-type="float">
            <text:p>18.840579710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18" office:value-type="float" office:value="15.9322033898305" calcext:value-type="float">
            <text:p>15.9322033898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8" office:value-type="float" office:value="8" calcext:value-type="float">
            <text:p>8</text:p>
          </table:table-cell>
          <table:table-cell table:number-columns-repeated="2"/>
          <table:table-cell office:value-type="float" office:value="18.5714285714286" calcext:value-type="float">
            <text:p>18.5714285714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4.3506493506493" calcext:value-type="float">
            <text:p>14.3506493506</text:p>
          </table:table-cell>
        </table:table-row>
        <table:table-row table:style-name="ro2">
          <table:table-cell office:value-type="string" calcext:value-type="string">
            <text:p>GGA-NVS-TOR895</text:p>
          </table:table-cell>
          <table:table-cell office:value-type="string" calcext:value-type="string">
            <text:p>CCSc1ccc2Sc3ccccc3N(CCCN3CCN(C)CC3)c2c1</text:p>
          </table:table-cell>
          <table:table-cell table:style-name="ce13" office:value-type="float" office:value="68.6" calcext:value-type="float">
            <text:p>68.6</text:p>
          </table:table-cell>
          <table:table-cell table:number-columns-repeated="2"/>
          <table:table-cell office:value-type="float" office:value="4.16" calcext:value-type="float">
            <text:p>4.16</text:p>
          </table:table-cell>
          <table:table-cell table:style-name="ce17"/>
          <table:table-cell table:style-name="ce18" office:value-type="float" office:value="70.625" calcext:value-type="float">
            <text:p>70.62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3.9" calcext:value-type="float">
            <text:p>3.9</text:p>
          </table:table-cell>
          <table:table-cell table:number-columns-repeated="3"/>
          <table:table-cell table:style-name="ce17"/>
          <table:table-cell table:style-name="ce18" office:value-type="float" office:value="4.45714285714286" calcext:value-type="float">
            <text:p>4.4571428571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office:value-type="float" office:value="4.45714285714286" calcext:value-type="float">
            <text:p>4.4571428571</text:p>
          </table:table-cell>
          <table:table-cell table:number-columns-repeated="16"/>
          <table:table-cell office:value-type="float" office:value="2.8" calcext:value-type="float">
            <text:p>2.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2.6484848484848" calcext:value-type="float">
            <text:p>52.6484848485</text:p>
          </table:table-cell>
          <table:table-cell office:value-type="float" office:value="2.8" calcext:value-type="float">
            <text:p>2.8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36.3717171717172" calcext:value-type="float">
            <text:p>36.3717171717</text:p>
          </table:table-cell>
        </table:table-row>
        <table:table-row table:style-name="ro2">
          <table:table-cell office:value-type="string" calcext:value-type="string">
            <text:p>GGA-NVS-VKN64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2.6754385964912" calcext:value-type="float">
            <text:p>12.6754385965</text:p>
          </table:table-cell>
          <table:table-cell table:number-columns-repeated="2"/>
          <table:table-cell office:value-type="float" office:value="33.025" calcext:value-type="float">
            <text:p>33.025</text:p>
          </table:table-cell>
          <table:table-cell office:value-type="float" office:value="9.16666666666667" calcext:value-type="float">
            <text:p>9.1666666667</text:p>
          </table:table-cell>
          <table:table-cell table:style-name="ce18" office:value-type="float" office:value="4.75" calcext:value-type="float">
            <text:p>4.75</text:p>
          </table:table-cell>
          <table:table-cell table:number-columns-repeated="2"/>
          <table:table-cell office:value-type="float" office:value="12.3012048192771" calcext:value-type="float">
            <text:p>12.3012048193</text:p>
          </table:table-cell>
          <table:table-cell table:number-columns-repeated="3"/>
          <table:table-cell office:value-type="float" office:value="8.10697674418605" calcext:value-type="float">
            <text:p>8.1069767442</text:p>
          </table:table-cell>
          <table:table-cell table:number-columns-repeated="3"/>
          <table:table-cell table:style-name="ce17"/>
          <table:table-cell table:style-name="ce18" office:value-type="float" office:value="17.2266129032258" calcext:value-type="float">
            <text:p>17.2266129032</text:p>
          </table:table-cell>
          <table:table-cell office:value-type="float" office:value="9.16666666666667" calcext:value-type="float">
            <text:p>9.1666666667</text:p>
          </table:table-cell>
          <table:table-cell table:number-columns-repeated="2"/>
          <table:table-cell office:value-type="float" office:value="9.16666666666667" calcext:value-type="float">
            <text:p>9.1666666667</text:p>
          </table:table-cell>
          <table:table-cell office:value-type="float" office:value="7.58947368421053" calcext:value-type="float">
            <text:p>7.5894736842</text:p>
          </table:table-cell>
          <table:table-cell table:number-columns-repeated="4"/>
          <table:table-cell office:value-type="float" office:value="9.16666666666667" calcext:value-type="float">
            <text:p>9.1666666667</text:p>
          </table:table-cell>
          <table:table-cell table:number-columns-repeated="2"/>
          <table:table-cell table:style-name="ce18" office:value-type="float" office:value="1.7" calcext:value-type="float">
            <text:p>1.7</text:p>
          </table:table-cell>
          <table:table-cell table:number-columns-repeated="4"/>
          <table:table-cell office:value-type="float" office:value="34.0682432432432" calcext:value-type="float">
            <text:p>34.0682432432</text:p>
          </table:table-cell>
          <table:table-cell table:number-columns-repeated="16"/>
          <table:table-cell office:value-type="float" office:value="9.16666666666667" calcext:value-type="float">
            <text:p>9.1666666667</text:p>
          </table:table-cell>
          <table:table-cell/>
          <table:table-cell office:value-type="float" office:value="8.56710526315789" calcext:value-type="float">
            <text:p>8.5671052632</text:p>
          </table:table-cell>
          <table:table-cell office:value-type="float" office:value="7.11451612903226" calcext:value-type="float">
            <text:p>7.114516129</text:p>
          </table:table-cell>
          <table:table-cell office:value-type="float" office:value="8.56710526315789" calcext:value-type="float">
            <text:p>8.5671052632</text:p>
          </table:table-cell>
          <table:table-cell table:number-columns-repeated="7"/>
          <table:table-cell office:value-type="float" office:value="9.16666666666667" calcext:value-type="float">
            <text:p>9.1666666667</text:p>
          </table:table-cell>
          <table:table-cell table:number-columns-repeated="4"/>
          <table:table-cell table:style-name="ce18" office:value-type="float" office:value="9.16666666666667" calcext:value-type="float">
            <text:p>9.1666666667</text:p>
          </table:table-cell>
          <table:table-cell table:style-name="ce17"/>
          <table:table-cell/>
          <table:table-cell office:value-type="float" office:value="16.488813559322" calcext:value-type="float">
            <text:p>16.4888135593</text:p>
          </table:table-cell>
        </table:table-row>
        <table:table-row table:style-name="ro2">
          <table:table-cell office:value-type="string" calcext:value-type="string">
            <text:p>GGA-SAD-000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17"/>
          <table:table-cell table:number-columns-repeated="3"/>
          <table:table-cell office:value-type="float" office:value="18.8571428571429" calcext:value-type="float">
            <text:p>18.857142857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7"/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36.6666666666667" calcext:value-type="float">
            <text:p>36.6666666667</text:p>
          </table:table-cell>
          <table:table-cell table:number-columns-repeated="16"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7"/>
          <table:table-cell office:value-type="float" office:value="29" calcext:value-type="float">
            <text:p>29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.9807692307692" calcext:value-type="float">
            <text:p>28.9807692308</text:p>
          </table:table-cell>
        </table:table-row>
        <table:table-row table:style-name="ro2">
          <table:table-cell office:value-type="string" calcext:value-type="string">
            <text:p>GGA-SAD-000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4.4444444444444" calcext:value-type="float">
            <text:p>54.4444444444</text:p>
          </table:table-cell>
          <table:table-cell table:style-name="ce18" office:value-type="float" office:value="54.4444444444444" calcext:value-type="float">
            <text:p>54.4444444444</text:p>
          </table:table-cell>
          <table:table-cell table:number-columns-repeated="2"/>
          <table:table-cell office:value-type="float" office:value="56.8421052631579" calcext:value-type="float">
            <text:p>56.8421052632</text:p>
          </table:table-cell>
          <table:table-cell table:number-columns-repeated="3"/>
          <table:table-cell office:value-type="float" office:value="54.4444444444444" calcext:value-type="float">
            <text:p>54.4444444444</text:p>
          </table:table-cell>
          <table:table-cell table:number-columns-repeated="3"/>
          <table:table-cell office:value-type="float" office:value="54.4444444444444" calcext:value-type="float">
            <text:p>54.4444444444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4.4444444444444" calcext:value-type="float">
            <text:p>54.4444444444</text:p>
          </table:table-cell>
          <table:table-cell table:number-columns-repeated="2"/>
          <table:table-cell table:number-columns-repeated="2" office:value-type="float" office:value="54.4444444444444" calcext:value-type="float">
            <text:p>54.4444444444</text:p>
          </table:table-cell>
          <table:table-cell table:number-columns-repeated="4"/>
          <table:table-cell office:value-type="float" office:value="54.4444444444444" calcext:value-type="float">
            <text:p>54.4444444444</text:p>
          </table:table-cell>
          <table:table-cell table:number-columns-repeated="5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4.4444444444444" calcext:value-type="float">
            <text:p>54.4444444444</text:p>
          </table:table-cell>
          <table:table-cell office:value-type="float" office:value="54.4444444444444" calcext:value-type="float">
            <text:p>54.4444444444</text:p>
          </table:table-cell>
          <table:table-cell table:number-columns-repeated="16"/>
          <table:table-cell office:value-type="float" office:value="45.8823529411765" calcext:value-type="float">
            <text:p>45.882352941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4.4444444444444" calcext:value-type="float">
            <text:p>54.4444444444</text:p>
          </table:table-cell>
          <table:table-cell table:number-columns-repeated="7"/>
          <table:table-cell office:value-type="float" office:value="54.4444444444444" calcext:value-type="float">
            <text:p>54.4444444444</text:p>
          </table:table-cell>
          <table:table-cell table:number-columns-repeated="5"/>
          <table:table-cell office:value-type="float" office:value="83.3333333333333" calcext:value-type="float">
            <text:p>83.3333333333</text:p>
          </table:table-cell>
          <table:table-cell/>
          <table:table-cell office:value-type="float" office:value="54.3478260869565" calcext:value-type="float">
            <text:p>54.347826087</text:p>
          </table:table-cell>
        </table:table-row>
        <table:table-row table:style-name="ro2">
          <table:table-cell office:value-type="string" calcext:value-type="string">
            <text:p>GGA-SAD-000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43.3333333333333" calcext:value-type="float">
            <text:p>43.3333333333</text:p>
          </table:table-cell>
          <table:table-cell table:style-name="ce18" office:value-type="float" office:value="43.3333333333333" calcext:value-type="float">
            <text:p>43.3333333333</text:p>
          </table:table-cell>
          <table:table-cell table:number-columns-repeated="2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number-columns-repeated="3"/>
          <table:table-cell office:value-type="float" office:value="37.2727272727273" calcext:value-type="float">
            <text:p>37.2727272727</text:p>
          </table:table-cell>
          <table:table-cell table:style-name="ce18" office:value-type="float" office:value="43.3333333333333" calcext:value-type="float">
            <text:p>43.3333333333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2"/>
          <table:table-cell table:number-columns-repeated="2" office:value-type="float" office:value="43.3333333333333" calcext:value-type="float">
            <text:p>43.3333333333</text:p>
          </table:table-cell>
          <table:table-cell table:number-columns-repeated="4"/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table:number-columns-repeated="2" table:style-name="ce18" office:value-type="float" office:value="43.3333333333333" calcext:value-type="float">
            <text:p>43.3333333333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16"/>
          <table:table-cell office:value-type="float" office:value="55.3846153846154" calcext:value-type="float">
            <text:p>55.3846153846</text:p>
          </table:table-cell>
          <table:table-cell/>
          <table:table-cell table:number-columns-repeated="3" office:value-type="float" office:value="43.3333333333333" calcext:value-type="float">
            <text:p>43.3333333333</text:p>
          </table:table-cell>
          <table:table-cell table:number-columns-repeated="7"/>
          <table:table-cell office:value-type="float" office:value="43.3333333333333" calcext:value-type="float">
            <text:p>43.3333333333</text:p>
          </table:table-cell>
          <table:table-cell table:number-columns-repeated="5"/>
          <table:table-cell table:style-name="ce17"/>
          <table:table-cell/>
          <table:table-cell office:value-type="float" office:value="43.7280701754386" calcext:value-type="float">
            <text:p>43.7280701754</text:p>
          </table:table-cell>
        </table:table-row>
        <table:table-row table:style-name="ro2">
          <table:table-cell office:value-type="string" calcext:value-type="string">
            <text:p>GGA-SAD-000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857.647058823529" calcext:value-type="float">
            <text:p>857.6470588235</text:p>
          </table:table-cell>
          <table:table-cell table:style-name="ce18" office:value-type="float" office:value="857.647058823529" calcext:value-type="float">
            <text:p>857.6470588235</text:p>
          </table:table-cell>
          <table:table-cell table:number-columns-repeated="2"/>
          <table:table-cell office:value-type="float" office:value="857.647058823529" calcext:value-type="float">
            <text:p>857.6470588235</text:p>
          </table:table-cell>
          <table:table-cell table:number-columns-repeated="3"/>
          <table:table-cell office:value-type="float" office:value="857.647058823529" calcext:value-type="float">
            <text:p>857.6470588235</text:p>
          </table:table-cell>
          <table:table-cell table:number-columns-repeated="3"/>
          <table:table-cell office:value-type="float" office:value="849.411764705882" calcext:value-type="float">
            <text:p>849.4117647059</text:p>
          </table:table-cell>
          <table:table-cell/>
          <table:table-cell office:value-type="float" office:value="857.647058823529" calcext:value-type="float">
            <text:p>857.6470588235</text:p>
          </table:table-cell>
          <table:table-cell table:number-columns-repeated="2"/>
          <table:table-cell table:number-columns-repeated="2" office:value-type="float" office:value="857.647058823529" calcext:value-type="float">
            <text:p>857.6470588235</text:p>
          </table:table-cell>
          <table:table-cell table:number-columns-repeated="3"/>
          <table:table-cell table:style-name="ce18" office:value-type="float" office:value="857.647058823529" calcext:value-type="float">
            <text:p>857.6470588235</text:p>
          </table:table-cell>
          <table:table-cell office:value-type="float" office:value="857.647058823529" calcext:value-type="float">
            <text:p>857.6470588235</text:p>
          </table:table-cell>
          <table:table-cell table:number-columns-repeated="6"/>
          <table:table-cell table:style-name="ce18" office:value-type="float" office:value="857.647058823529" calcext:value-type="float">
            <text:p>857.6470588235</text:p>
          </table:table-cell>
          <table:table-cell office:value-type="float" office:value="857.647058823529" calcext:value-type="float">
            <text:p>857.6470588235</text:p>
          </table:table-cell>
          <table:table-cell table:number-columns-repeated="10"/>
          <table:table-cell table:style-name="ce18" office:value-type="float" office:value="612.857142857143" calcext:value-type="float">
            <text:p>612.8571428571</text:p>
          </table:table-cell>
          <table:table-cell table:number-columns-repeated="5"/>
          <table:table-cell office:value-type="float" office:value="857.647058823529" calcext:value-type="float">
            <text:p>857.6470588235</text:p>
          </table:table-cell>
          <table:table-cell/>
          <table:table-cell table:number-columns-repeated="3" office:value-type="float" office:value="857.647058823529" calcext:value-type="float">
            <text:p>857.6470588235</text:p>
          </table:table-cell>
          <table:table-cell table:number-columns-repeated="7"/>
          <table:table-cell office:value-type="float" office:value="857.647058823529" calcext:value-type="float">
            <text:p>857.6470588235</text:p>
          </table:table-cell>
          <table:table-cell table:number-columns-repeated="5"/>
          <table:table-cell office:value-type="float" office:value="857.647058823529" calcext:value-type="float">
            <text:p>857.6470588235</text:p>
          </table:table-cell>
          <table:table-cell/>
          <table:table-cell office:value-type="float" office:value="847.062314540059" calcext:value-type="float">
            <text:p>847.0623145401</text:p>
          </table:table-cell>
        </table:table-row>
        <table:table-row table:style-name="ro2">
          <table:table-cell office:value-type="string" calcext:value-type="string">
            <text:p>GGA-SAD-000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83.333333333333" calcext:value-type="float">
            <text:p>783.3333333333</text:p>
          </table:table-cell>
          <table:table-cell table:style-name="ce18" office:value-type="float" office:value="783.333333333333" calcext:value-type="float">
            <text:p>783.3333333333</text:p>
          </table:table-cell>
          <table:table-cell table:number-columns-repeated="2"/>
          <table:table-cell office:value-type="float" office:value="783.333333333333" calcext:value-type="float">
            <text:p>783.3333333333</text:p>
          </table:table-cell>
          <table:table-cell table:number-columns-repeated="3"/>
          <table:table-cell office:value-type="float" office:value="783.333333333333" calcext:value-type="float">
            <text:p>783.3333333333</text:p>
          </table:table-cell>
          <table:table-cell table:number-columns-repeated="3"/>
          <table:table-cell office:value-type="float" office:value="742.307692307692" calcext:value-type="float">
            <text:p>742.3076923077</text:p>
          </table:table-cell>
          <table:table-cell table:style-name="ce18" office:value-type="float" office:value="783.333333333333" calcext:value-type="float">
            <text:p>783.3333333333</text:p>
          </table:table-cell>
          <table:table-cell office:value-type="float" office:value="783.333333333333" calcext:value-type="float">
            <text:p>783.3333333333</text:p>
          </table:table-cell>
          <table:table-cell table:number-columns-repeated="2"/>
          <table:table-cell table:number-columns-repeated="2" office:value-type="float" office:value="783.333333333333" calcext:value-type="float">
            <text:p>783.3333333333</text:p>
          </table:table-cell>
          <table:table-cell table:number-columns-repeated="4"/>
          <table:table-cell office:value-type="float" office:value="783.333333333333" calcext:value-type="float">
            <text:p>783.3333333333</text:p>
          </table:table-cell>
          <table:table-cell table:number-columns-repeated="6"/>
          <table:table-cell table:style-name="ce18" office:value-type="float" office:value="783.333333333333" calcext:value-type="float">
            <text:p>783.3333333333</text:p>
          </table:table-cell>
          <table:table-cell office:value-type="float" office:value="783.333333333333" calcext:value-type="float">
            <text:p>783.3333333333</text:p>
          </table:table-cell>
          <table:table-cell table:number-columns-repeated="16"/>
          <table:table-cell office:value-type="float" office:value="783.333333333333" calcext:value-type="float">
            <text:p>783.3333333333</text:p>
          </table:table-cell>
          <table:table-cell/>
          <table:table-cell office:value-type="float" office:value="783.333333333333" calcext:value-type="float">
            <text:p>783.3333333333</text:p>
          </table:table-cell>
          <table:table-cell office:value-type="float" office:value="836.363636363636" calcext:value-type="float">
            <text:p>836.3636363636</text:p>
          </table:table-cell>
          <table:table-cell office:value-type="float" office:value="783.333333333333" calcext:value-type="float">
            <text:p>783.3333333333</text:p>
          </table:table-cell>
          <table:table-cell table:number-columns-repeated="7"/>
          <table:table-cell office:value-type="float" office:value="783.333333333333" calcext:value-type="float">
            <text:p>783.3333333333</text:p>
          </table:table-cell>
          <table:table-cell table:number-columns-repeated="5"/>
          <table:table-cell table:style-name="ce17"/>
          <table:table-cell/>
          <table:table-cell office:value-type="float" office:value="783.564814814815" calcext:value-type="float">
            <text:p>783.5648148148</text:p>
          </table:table-cell>
        </table:table-row>
        <table:table-row table:style-name="ro2">
          <table:table-cell office:value-type="string" calcext:value-type="string">
            <text:p>GGA-SAD-000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91.25" calcext:value-type="float">
            <text:p>591.25</text:p>
          </table:table-cell>
          <table:table-cell office:value-type="float" office:value="390" calcext:value-type="float">
            <text:p>390</text:p>
          </table:table-cell>
          <table:table-cell table:style-name="ce18" office:value-type="float" office:value="591.25" calcext:value-type="float">
            <text:p>591.25</text:p>
          </table:table-cell>
          <table:table-cell table:number-columns-repeated="2"/>
          <table:table-cell office:value-type="float" office:value="591.25" calcext:value-type="float">
            <text:p>591.25</text:p>
          </table:table-cell>
          <table:table-cell table:number-columns-repeated="3"/>
          <table:table-cell office:value-type="float" office:value="497.333333333333" calcext:value-type="float">
            <text:p>497.3333333333</text:p>
          </table:table-cell>
          <table:table-cell table:number-columns-repeated="3"/>
          <table:table-cell office:value-type="float" office:value="591.25" calcext:value-type="float">
            <text:p>591.25</text:p>
          </table:table-cell>
          <table:table-cell table:style-name="ce18" office:value-type="float" office:value="510.357142857143" calcext:value-type="float">
            <text:p>510.3571428571</text:p>
          </table:table-cell>
          <table:table-cell office:value-type="float" office:value="497.333333333333" calcext:value-type="float">
            <text:p>497.3333333333</text:p>
          </table:table-cell>
          <table:table-cell table:number-columns-repeated="2"/>
          <table:table-cell office:value-type="float" office:value="591.25" calcext:value-type="float">
            <text:p>591.25</text:p>
          </table:table-cell>
          <table:table-cell office:value-type="float" office:value="497.333333333333" calcext:value-type="float">
            <text:p>497.3333333333</text:p>
          </table:table-cell>
          <table:table-cell table:number-columns-repeated="4"/>
          <table:table-cell office:value-type="float" office:value="529.285714285714" calcext:value-type="float">
            <text:p>529.2857142857</text:p>
          </table:table-cell>
          <table:table-cell table:number-columns-repeated="6"/>
          <table:table-cell table:style-name="ce18" office:value-type="float" office:value="434.545454545455" calcext:value-type="float">
            <text:p>434.5454545455</text:p>
          </table:table-cell>
          <table:table-cell office:value-type="float" office:value="591.25" calcext:value-type="float">
            <text:p>591.25</text:p>
          </table:table-cell>
          <table:table-cell table:number-columns-repeated="16"/>
          <table:table-cell office:value-type="float" office:value="591.25" calcext:value-type="float">
            <text:p>591.25</text:p>
          </table:table-cell>
          <table:table-cell/>
          <table:table-cell office:value-type="float" office:value="497.333333333333" calcext:value-type="float">
            <text:p>497.3333333333</text:p>
          </table:table-cell>
          <table:table-cell office:value-type="float" office:value="407.307692307692" calcext:value-type="float">
            <text:p>407.3076923077</text:p>
          </table:table-cell>
          <table:table-cell office:value-type="float" office:value="591.25" calcext:value-type="float">
            <text:p>591.25</text:p>
          </table:table-cell>
          <table:table-cell table:number-columns-repeated="7"/>
          <table:table-cell office:value-type="float" office:value="395.769230769231" calcext:value-type="float">
            <text:p>395.7692307692</text:p>
          </table:table-cell>
          <table:table-cell table:number-columns-repeated="5"/>
          <table:table-cell table:style-name="ce17"/>
          <table:table-cell/>
          <table:table-cell office:value-type="float" office:value="527.172284644195" calcext:value-type="float">
            <text:p>527.1722846442</text:p>
          </table:table-cell>
        </table:table-row>
        <table:table-row table:style-name="ro2">
          <table:table-cell office:value-type="string" calcext:value-type="string">
            <text:p>GGA-SAD-001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2.1666666666667" calcext:value-type="float">
            <text:p>22.1666666667</text:p>
          </table:table-cell>
          <table:table-cell table:style-name="ce18" office:value-type="float" office:value="22.1666666666667" calcext:value-type="float">
            <text:p>22.1666666667</text:p>
          </table:table-cell>
          <table:table-cell table:number-columns-repeated="2"/>
          <table:table-cell office:value-type="float" office:value="22.1666666666667" calcext:value-type="float">
            <text:p>22.1666666667</text:p>
          </table:table-cell>
          <table:table-cell table:number-columns-repeated="3"/>
          <table:table-cell office:value-type="float" office:value="22.1666666666667" calcext:value-type="float">
            <text:p>22.1666666667</text:p>
          </table:table-cell>
          <table:table-cell table:number-columns-repeated="3"/>
          <table:table-cell office:value-type="float" office:value="22.1666666666667" calcext:value-type="float">
            <text:p>22.1666666667</text:p>
          </table:table-cell>
          <table:table-cell table:style-name="ce18" office:value-type="float" office:value="22.1666666666667" calcext:value-type="float">
            <text:p>22.1666666667</text:p>
          </table:table-cell>
          <table:table-cell office:value-type="float" office:value="22.1666666666667" calcext:value-type="float">
            <text:p>22.166666666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.1111111111111" calcext:value-type="float">
            <text:p>15.1111111111</text:p>
          </table:table-cell>
          <table:table-cell table:number-columns-repeated="4"/>
          <table:table-cell office:value-type="float" office:value="24.3076923076923" calcext:value-type="float">
            <text:p>24.3076923077</text:p>
          </table:table-cell>
          <table:table-cell table:number-columns-repeated="6"/>
          <table:table-cell table:style-name="ce18" office:value-type="float" office:value="22.1666666666667" calcext:value-type="float">
            <text:p>22.1666666667</text:p>
          </table:table-cell>
          <table:table-cell office:value-type="float" office:value="22.1666666666667" calcext:value-type="float">
            <text:p>22.1666666667</text:p>
          </table:table-cell>
          <table:table-cell table:number-columns-repeated="16"/>
          <table:table-cell office:value-type="float" office:value="24.1818181818182" calcext:value-type="float">
            <text:p>24.18181818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1666666666667" calcext:value-type="float">
            <text:p>22.1666666667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22.1666666666667" calcext:value-type="float">
            <text:p>22.1666666667</text:p>
          </table:table-cell>
          <table:table-cell table:number-columns-repeated="5"/>
          <table:table-cell table:style-name="ce17"/>
          <table:table-cell/>
          <table:table-cell office:value-type="float" office:value="22.5925925925926" calcext:value-type="float">
            <text:p>22.5925925926</text:p>
          </table:table-cell>
        </table:table-row>
        <table:table-row table:style-name="ro2">
          <table:table-cell office:value-type="string" calcext:value-type="string">
            <text:p>GGA-SAD-001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00" calcext:value-type="float">
            <text:p>700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14.285714285714" calcext:value-type="float">
            <text:p>514.2857142857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table:number-columns-repeated="5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table:number-columns-repeated="16"/>
          <table:table-cell office:value-type="float" office:value="622.222222222222" calcext:value-type="float">
            <text:p>622.2222222222</text:p>
          </table:table-cell>
          <table:table-cell/>
          <table:table-cell table:number-columns-repeated="3" office:value-type="float" office:value="700" calcext:value-type="float">
            <text:p>700</text:p>
          </table:table-cell>
          <table:table-cell table:number-columns-repeated="7"/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/>
          <table:table-cell office:value-type="float" office:value="682.758620689655" calcext:value-type="float">
            <text:p>682.7586206897</text:p>
          </table:table-cell>
        </table:table-row>
        <table:table-row table:style-name="ro2">
          <table:table-cell office:value-type="string" calcext:value-type="string">
            <text:p>GGA-SAD-001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32.5" calcext:value-type="float">
            <text:p>332.5</text:p>
          </table:table-cell>
          <table:table-cell table:style-name="ce18" office:value-type="float" office:value="332.5" calcext:value-type="float">
            <text:p>332.5</text:p>
          </table:table-cell>
          <table:table-cell table:number-columns-repeated="2"/>
          <table:table-cell office:value-type="float" office:value="332.5" calcext:value-type="float">
            <text:p>332.5</text:p>
          </table:table-cell>
          <table:table-cell table:number-columns-repeated="3"/>
          <table:table-cell office:value-type="float" office:value="332.5" calcext:value-type="float">
            <text:p>332.5</text:p>
          </table:table-cell>
          <table:table-cell table:number-columns-repeated="3"/>
          <table:table-cell office:value-type="float" office:value="332.5" calcext:value-type="float">
            <text:p>332.5</text:p>
          </table:table-cell>
          <table:table-cell table:style-name="ce18" office:value-type="float" office:value="332.5" calcext:value-type="float">
            <text:p>332.5</text:p>
          </table:table-cell>
          <table:table-cell office:value-type="float" office:value="332.5" calcext:value-type="float">
            <text:p>332.5</text:p>
          </table:table-cell>
          <table:table-cell table:number-columns-repeated="2"/>
          <table:table-cell office:value-type="float" office:value="430.588235294118" calcext:value-type="float">
            <text:p>430.5882352941</text:p>
          </table:table-cell>
          <table:table-cell office:value-type="float" office:value="332.5" calcext:value-type="float">
            <text:p>332.5</text:p>
          </table:table-cell>
          <table:table-cell table:number-columns-repeated="4"/>
          <table:table-cell office:value-type="float" office:value="332.5" calcext:value-type="float">
            <text:p>332.5</text:p>
          </table:table-cell>
          <table:table-cell table:number-columns-repeated="6"/>
          <table:table-cell table:style-name="ce18" office:value-type="float" office:value="332.5" calcext:value-type="float">
            <text:p>332.5</text:p>
          </table:table-cell>
          <table:table-cell office:value-type="float" office:value="332.5" calcext:value-type="float">
            <text:p>332.5</text:p>
          </table:table-cell>
          <table:table-cell table:number-columns-repeated="16"/>
          <table:table-cell office:value-type="float" office:value="332.5" calcext:value-type="float">
            <text:p>332.5</text:p>
          </table:table-cell>
          <table:table-cell/>
          <table:table-cell table:number-columns-repeated="3" office:value-type="float" office:value="332.5" calcext:value-type="float">
            <text:p>332.5</text:p>
          </table:table-cell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5"/>
          <table:table-cell table:style-name="ce17"/>
          <table:table-cell/>
          <table:table-cell office:value-type="float" office:value="335.972222222222" calcext:value-type="float">
            <text:p>335.9722222222</text:p>
          </table:table-cell>
        </table:table-row>
        <table:table-row table:style-name="ro2">
          <table:table-cell office:value-type="string" calcext:value-type="string">
            <text:p>GGA-SAD-001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7.5416666666667" calcext:value-type="float">
            <text:p>17.5416666667</text:p>
          </table:table-cell>
          <table:table-cell table:style-name="ce18" office:value-type="float" office:value="14.5909090909091" calcext:value-type="float">
            <text:p>14.5909090909</text:p>
          </table:table-cell>
          <table:table-cell table:number-columns-repeated="2"/>
          <table:table-cell office:value-type="float" office:value="17.5416666666667" calcext:value-type="float">
            <text:p>17.5416666667</text:p>
          </table:table-cell>
          <table:table-cell table:number-columns-repeated="3"/>
          <table:table-cell office:value-type="float" office:value="17.5416666666667" calcext:value-type="float">
            <text:p>17.5416666667</text:p>
          </table:table-cell>
          <table:table-cell table:number-columns-repeated="3"/>
          <table:table-cell office:value-type="float" office:value="17.5416666666667" calcext:value-type="float">
            <text:p>17.5416666667</text:p>
          </table:table-cell>
          <table:table-cell/>
          <table:table-cell office:value-type="float" office:value="17.5416666666667" calcext:value-type="float">
            <text:p>17.5416666667</text:p>
          </table:table-cell>
          <table:table-cell table:number-columns-repeated="2"/>
          <table:table-cell table:number-columns-repeated="2" office:value-type="float" office:value="17.5416666666667" calcext:value-type="float">
            <text:p>17.5416666667</text:p>
          </table:table-cell>
          <table:table-cell table:number-columns-repeated="4"/>
          <table:table-cell office:value-type="float" office:value="17.5416666666667" calcext:value-type="float">
            <text:p>17.5416666667</text:p>
          </table:table-cell>
          <table:table-cell table:number-columns-repeated="6"/>
          <table:table-cell table:style-name="ce18" office:value-type="float" office:value="17.5416666666667" calcext:value-type="float">
            <text:p>17.5416666667</text:p>
          </table:table-cell>
          <table:table-cell office:value-type="float" office:value="17.5416666666667" calcext:value-type="float">
            <text:p>17.5416666667</text:p>
          </table:table-cell>
          <table:table-cell table:number-columns-repeated="16"/>
          <table:table-cell office:value-type="float" office:value="17.5416666666667" calcext:value-type="float">
            <text:p>17.5416666667</text:p>
          </table:table-cell>
          <table:table-cell/>
          <table:table-cell table:number-columns-repeated="3" office:value-type="float" office:value="17.5416666666667" calcext:value-type="float">
            <text:p>17.5416666667</text:p>
          </table:table-cell>
          <table:table-cell table:number-columns-repeated="7"/>
          <table:table-cell office:value-type="float" office:value="93.1153846153846" calcext:value-type="float">
            <text:p>93.1153846154</text:p>
          </table:table-cell>
          <table:table-cell table:number-columns-repeated="5"/>
          <table:table-cell office:value-type="float" office:value="17.5416666666667" calcext:value-type="float">
            <text:p>17.5416666667</text:p>
          </table:table-cell>
          <table:table-cell/>
          <table:table-cell office:value-type="float" office:value="21.9398148148148" calcext:value-type="float">
            <text:p>21.9398148148</text:p>
          </table:table-cell>
        </table:table-row>
        <table:table-row table:style-name="ro2">
          <table:table-cell office:value-type="string" calcext:value-type="string">
            <text:p>GGA-SAD-001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91.6666666666667" calcext:value-type="float">
            <text:p>91.6666666667</text:p>
          </table:table-cell>
          <table:table-cell table:style-name="ce18" office:value-type="float" office:value="88.4615384615385" calcext:value-type="float">
            <text:p>88.4615384615</text:p>
          </table:table-cell>
          <table:table-cell table:number-columns-repeated="2"/>
          <table:table-cell office:value-type="float" office:value="72.2222222222222" calcext:value-type="float">
            <text:p>72.2222222222</text:p>
          </table:table-cell>
          <table:table-cell table:number-columns-repeated="3"/>
          <table:table-cell office:value-type="float" office:value="91.6666666666667" calcext:value-type="float">
            <text:p>91.6666666667</text:p>
          </table:table-cell>
          <table:table-cell table:number-columns-repeated="3"/>
          <table:table-cell office:value-type="float" office:value="91.6666666666667" calcext:value-type="float">
            <text:p>91.6666666667</text:p>
          </table:table-cell>
          <table:table-cell table:style-name="ce18" office:value-type="float" office:value="91.6666666666667" calcext:value-type="float">
            <text:p>91.6666666667</text:p>
          </table:table-cell>
          <table:table-cell office:value-type="float" office:value="91.6666666666667" calcext:value-type="float">
            <text:p>91.6666666667</text:p>
          </table:table-cell>
          <table:table-cell table:number-columns-repeated="2"/>
          <table:table-cell office:value-type="float" office:value="91.6666666666667" calcext:value-type="float">
            <text:p>91.6666666667</text:p>
          </table:table-cell>
          <table:table-cell office:value-type="float" office:value="62.5" calcext:value-type="float">
            <text:p>62.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6"/>
          <table:table-cell table:style-name="ce18" office:value-type="float" office:value="91.6666666666667" calcext:value-type="float">
            <text:p>91.6666666667</text:p>
          </table:table-cell>
          <table:table-cell office:value-type="float" office:value="91.6666666666667" calcext:value-type="float">
            <text:p>91.6666666667</text:p>
          </table:table-cell>
          <table:table-cell table:number-columns-repeated="16"/>
          <table:table-cell office:value-type="float" office:value="91.6666666666667" calcext:value-type="float">
            <text:p>91.6666666667</text:p>
          </table:table-cell>
          <table:table-cell/>
          <table:table-cell table:number-columns-repeated="3" office:value-type="float" office:value="91.6666666666667" calcext:value-type="float">
            <text:p>91.6666666667</text:p>
          </table:table-cell>
          <table:table-cell table:number-columns-repeated="7"/>
          <table:table-cell office:value-type="float" office:value="62.5" calcext:value-type="float">
            <text:p>62.5</text:p>
          </table:table-cell>
          <table:table-cell table:number-columns-repeated="5"/>
          <table:table-cell table:style-name="ce17"/>
          <table:table-cell/>
          <table:table-cell office:value-type="float" office:value="87.0098039215686" calcext:value-type="float">
            <text:p>87.0098039216</text:p>
          </table:table-cell>
        </table:table-row>
        <table:table-row table:style-name="ro2">
          <table:table-cell office:value-type="string" calcext:value-type="string">
            <text:p>GGA-SAD-001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604.444444444444" calcext:value-type="float">
            <text:p>604.4444444444</text:p>
          </table:table-cell>
          <table:table-cell table:style-name="ce18" office:value-type="float" office:value="604.444444444444" calcext:value-type="float">
            <text:p>604.4444444444</text:p>
          </table:table-cell>
          <table:table-cell table:number-columns-repeated="2"/>
          <table:table-cell office:value-type="float" office:value="572.631578947368" calcext:value-type="float">
            <text:p>572.6315789474</text:p>
          </table:table-cell>
          <table:table-cell table:number-columns-repeated="3"/>
          <table:table-cell office:value-type="float" office:value="604.444444444444" calcext:value-type="float">
            <text:p>604.4444444444</text:p>
          </table:table-cell>
          <table:table-cell table:number-columns-repeated="3"/>
          <table:table-cell office:value-type="float" office:value="604.444444444444" calcext:value-type="float">
            <text:p>604.4444444444</text:p>
          </table:table-cell>
          <table:table-cell/>
          <table:table-cell office:value-type="float" office:value="604.444444444444" calcext:value-type="float">
            <text:p>604.4444444444</text:p>
          </table:table-cell>
          <table:table-cell table:number-columns-repeated="2"/>
          <table:table-cell table:number-columns-repeated="2" office:value-type="float" office:value="604.444444444444" calcext:value-type="float">
            <text:p>604.4444444444</text:p>
          </table:table-cell>
          <table:table-cell table:number-columns-repeated="3"/>
          <table:table-cell table:style-name="ce18" office:value-type="float" office:value="604.444444444444" calcext:value-type="float">
            <text:p>604.4444444444</text:p>
          </table:table-cell>
          <table:table-cell office:value-type="float" office:value="604.444444444444" calcext:value-type="float">
            <text:p>604.4444444444</text:p>
          </table:table-cell>
          <table:table-cell table:number-columns-repeated="6"/>
          <table:table-cell table:style-name="ce18" office:value-type="float" office:value="604.444444444444" calcext:value-type="float">
            <text:p>604.4444444444</text:p>
          </table:table-cell>
          <table:table-cell office:value-type="float" office:value="604.444444444444" calcext:value-type="float">
            <text:p>604.4444444444</text:p>
          </table:table-cell>
          <table:table-cell table:number-columns-repeated="10"/>
          <table:table-cell table:style-name="ce18" office:value-type="float" office:value="555" calcext:value-type="float">
            <text:p>555</text:p>
          </table:table-cell>
          <table:table-cell table:number-columns-repeated="2"/>
          <table:table-cell table:style-name="ce18" office:value-type="float" office:value="1100" calcext:value-type="float">
            <text:p>1100</text:p>
          </table:table-cell>
          <table:table-cell table:number-columns-repeated="2"/>
          <table:table-cell office:value-type="float" office:value="604.444444444444" calcext:value-type="float">
            <text:p>604.4444444444</text:p>
          </table:table-cell>
          <table:table-cell/>
          <table:table-cell table:number-columns-repeated="3" office:value-type="float" office:value="604.444444444444" calcext:value-type="float">
            <text:p>604.4444444444</text:p>
          </table:table-cell>
          <table:table-cell table:number-columns-repeated="7"/>
          <table:table-cell office:value-type="float" office:value="604.444444444444" calcext:value-type="float">
            <text:p>604.4444444444</text:p>
          </table:table-cell>
          <table:table-cell table:number-columns-repeated="5"/>
          <table:table-cell office:value-type="float" office:value="522.352941176471" calcext:value-type="float">
            <text:p>522.3529411765</text:p>
          </table:table-cell>
          <table:table-cell/>
          <table:table-cell office:value-type="float" office:value="600.454545454546" calcext:value-type="float">
            <text:p>600.4545454545</text:p>
          </table:table-cell>
        </table:table-row>
        <table:table-row table:style-name="ro2">
          <table:table-cell office:value-type="string" calcext:value-type="string">
            <text:p>GGA-SAD-001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7.0625" calcext:value-type="float">
            <text:p>17.0625</text:p>
          </table:table-cell>
          <table:table-cell office:value-type="float" office:value="3.57142857142857" calcext:value-type="float">
            <text:p>3.5714285714</text:p>
          </table:table-cell>
          <table:table-cell table:number-columns-repeated="3"/>
          <table:table-cell office:value-type="float" office:value="17.0625" calcext:value-type="float">
            <text:p>17.0625</text:p>
          </table:table-cell>
          <table:table-cell table:number-columns-repeated="3"/>
          <table:table-cell office:value-type="float" office:value="17.0625" calcext:value-type="float">
            <text:p>17.0625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table:style-name="ce18" office:value-type="float" office:value="6.5" calcext:value-type="float">
            <text:p>6.5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number-columns-repeated="2" office:value-type="float" office:value="6.5" calcext:value-type="float">
            <text:p>6.5</text:p>
          </table:table-cell>
          <table:table-cell table:number-columns-repeated="4"/>
          <table:table-cell office:value-type="float" office:value="17.0625" calcext:value-type="float">
            <text:p>17.0625</text:p>
          </table:table-cell>
          <table:table-cell table:number-columns-repeated="5"/>
          <table:table-cell table:style-name="ce18" office:value-type="float" office:value="11.5333333333333" calcext:value-type="float">
            <text:p>11.5333333333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6.5625" calcext:value-type="float">
            <text:p>6.5625</text:p>
          </table:table-cell>
          <table:table-cell table:number-columns-repeated="16"/>
          <table:table-cell office:value-type="float" office:value="6.5" calcext:value-type="float">
            <text:p>6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57142857142857" calcext:value-type="float">
            <text:p>3.5714285714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5"/>
          <table:table-cell office:value-type="float" office:value="315.428571428571" calcext:value-type="float">
            <text:p>315.4285714286</text:p>
          </table:table-cell>
          <table:table-cell/>
          <table:table-cell office:value-type="float" office:value="20.3164251207729" calcext:value-type="float">
            <text:p>20.3164251208</text:p>
          </table:table-cell>
        </table:table-row>
        <table:table-row table:style-name="ro2">
          <table:table-cell office:value-type="string" calcext:value-type="string">
            <text:p>GGA-SAD-001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6666666666667" calcext:value-type="float">
            <text:p>27.6666666667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2"/>
          <table:table-cell table:number-columns-repeated="2" office:value-type="float" office:value="26.25" calcext:value-type="float">
            <text:p>26.25</text:p>
          </table:table-cell>
          <table:table-cell table:number-columns-repeated="3"/>
          <table:table-cell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5"/>
          <table:table-cell table:style-name="ce18" office:value-type="float" office:value="100" calcext:value-type="float">
            <text:p>100</text:p>
          </table:table-cell>
          <table:table-cell/>
          <table:table-cell office:value-type="float" office:value="26.25" calcext:value-type="float">
            <text:p>26.25</text:p>
          </table:table-cell>
          <table:table-cell table:number-columns-repeated="16"/>
          <table:table-cell office:value-type="float" office:value="26.25" calcext:value-type="float">
            <text:p>26.25</text:p>
          </table:table-cell>
          <table:table-cell/>
          <table:table-cell table:number-columns-repeated="3" office:value-type="float" office:value="26.25" calcext:value-type="float">
            <text:p>26.25</text:p>
          </table:table-cell>
          <table:table-cell table:number-columns-repeated="7"/>
          <table:table-cell office:value-type="float" office:value="26.25" calcext:value-type="float">
            <text:p>26.25</text:p>
          </table:table-cell>
          <table:table-cell table:number-columns-repeated="5"/>
          <table:table-cell table:style-name="ce17"/>
          <table:table-cell/>
          <table:table-cell office:value-type="float" office:value="26.5992647058823" calcext:value-type="float">
            <text:p>26.5992647059</text:p>
          </table:table-cell>
        </table:table-row>
        <table:table-row table:style-name="ro2">
          <table:table-cell office:value-type="string" calcext:value-type="string">
            <text:p>GGA-SAD-001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51.642857142857" calcext:value-type="float">
            <text:p>251.642857142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5.038461538462" calcext:value-type="float">
            <text:p>255.0384615385</text:p>
          </table:table-cell>
          <table:table-cell table:number-columns-repeated="3"/>
          <table:table-cell office:value-type="float" office:value="251.642857142857" calcext:value-type="float">
            <text:p>251.6428571429</text:p>
          </table:table-cell>
          <table:table-cell table:number-columns-repeated="3"/>
          <table:table-cell office:value-type="float" office:value="255.038461538462" calcext:value-type="float">
            <text:p>255.0384615385</text:p>
          </table:table-cell>
          <table:table-cell table:style-name="ce18" office:value-type="float" office:value="251.642857142857" calcext:value-type="float">
            <text:p>251.6428571429</text:p>
          </table:table-cell>
          <table:table-cell office:value-type="float" office:value="251.642857142857" calcext:value-type="float">
            <text:p>251.6428571429</text:p>
          </table:table-cell>
          <table:table-cell table:number-columns-repeated="2"/>
          <table:table-cell table:number-columns-repeated="2" office:value-type="float" office:value="251.642857142857" calcext:value-type="float">
            <text:p>251.6428571429</text:p>
          </table:table-cell>
          <table:table-cell table:number-columns-repeated="4"/>
          <table:table-cell office:value-type="float" office:value="265.24" calcext:value-type="float">
            <text:p>265.24</text:p>
          </table:table-cell>
          <table:table-cell table:number-columns-repeated="7"/>
          <table:table-cell office:value-type="float" office:value="249.296296296296" calcext:value-type="float">
            <text:p>249.2962962963</text:p>
          </table:table-cell>
          <table:table-cell table:number-columns-repeated="16"/>
          <table:table-cell office:value-type="float" office:value="225.24" calcext:value-type="float">
            <text:p>225.24</text:p>
          </table:table-cell>
          <table:table-cell/>
          <table:table-cell table:number-columns-repeated="3" office:value-type="float" office:value="251.642857142857" calcext:value-type="float">
            <text:p>251.6428571429</text:p>
          </table:table-cell>
          <table:table-cell table:number-columns-repeated="7"/>
          <table:table-cell office:value-type="float" office:value="251.642857142857" calcext:value-type="float">
            <text:p>251.6428571429</text:p>
          </table:table-cell>
          <table:table-cell table:number-columns-repeated="4"/>
          <table:table-cell table:style-name="ce18" office:value-type="float" office:value="251.642857142857" calcext:value-type="float">
            <text:p>251.6428571429</text:p>
          </table:table-cell>
          <table:table-cell table:style-name="ce17"/>
          <table:table-cell/>
          <table:table-cell office:value-type="float" office:value="250.607305936073" calcext:value-type="float">
            <text:p>250.6073059361</text:p>
          </table:table-cell>
        </table:table-row>
        <table:table-row table:style-name="ro2">
          <table:table-cell office:value-type="string" calcext:value-type="string">
            <text:p>GGA-SAD-001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38.333333333333" calcext:value-type="float">
            <text:p>538.3333333333</text:p>
          </table:table-cell>
          <table:table-cell table:style-name="ce18" office:value-type="float" office:value="538.333333333333" calcext:value-type="float">
            <text:p>538.3333333333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538.333333333333" calcext:value-type="float">
            <text:p>538.3333333333</text:p>
          </table:table-cell>
          <table:table-cell table:number-columns-repeated="3"/>
          <table:table-cell office:value-type="float" office:value="538.333333333333" calcext:value-type="float">
            <text:p>538.3333333333</text:p>
          </table:table-cell>
          <table:table-cell/>
          <table:table-cell office:value-type="float" office:value="538.333333333333" calcext:value-type="float">
            <text:p>538.3333333333</text:p>
          </table:table-cell>
          <table:table-cell table:number-columns-repeated="2"/>
          <table:table-cell table:number-columns-repeated="2" office:value-type="float" office:value="538.333333333333" calcext:value-type="float">
            <text:p>538.3333333333</text:p>
          </table:table-cell>
          <table:table-cell table:number-columns-repeated="4"/>
          <table:table-cell office:value-type="float" office:value="496.923076923077" calcext:value-type="float">
            <text:p>496.9230769231</text:p>
          </table:table-cell>
          <table:table-cell table:number-columns-repeated="5"/>
          <table:table-cell table:number-columns-repeated="2" table:style-name="ce18" office:value-type="float" office:value="538.333333333333" calcext:value-type="float">
            <text:p>538.3333333333</text:p>
          </table:table-cell>
          <table:table-cell office:value-type="float" office:value="476" calcext:value-type="float">
            <text:p>476</text:p>
          </table:table-cell>
          <table:table-cell table:number-columns-repeated="16"/>
          <table:table-cell office:value-type="float" office:value="538.333333333333" calcext:value-type="float">
            <text:p>538.3333333333</text:p>
          </table:table-cell>
          <table:table-cell/>
          <table:table-cell table:number-columns-repeated="3" office:value-type="float" office:value="538.333333333333" calcext:value-type="float">
            <text:p>538.3333333333</text:p>
          </table:table-cell>
          <table:table-cell table:number-columns-repeated="7"/>
          <table:table-cell office:value-type="float" office:value="450.909090909091" calcext:value-type="float">
            <text:p>450.9090909091</text:p>
          </table:table-cell>
          <table:table-cell table:number-columns-repeated="5"/>
          <table:table-cell office:value-type="float" office:value="538.333333333333" calcext:value-type="float">
            <text:p>538.3333333333</text:p>
          </table:table-cell>
          <table:table-cell/>
          <table:table-cell office:value-type="float" office:value="520.267857142857" calcext:value-type="float">
            <text:p>520.2678571429</text:p>
          </table:table-cell>
        </table:table-row>
        <table:table-row table:style-name="ro2">
          <table:table-cell office:value-type="string" calcext:value-type="string">
            <text:p>GGA-SAD-002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32.4" calcext:value-type="float">
            <text:p>232.4</text:p>
          </table:table-cell>
          <table:table-cell table:style-name="ce18" office:value-type="float" office:value="232.4" calcext:value-type="float">
            <text:p>232.4</text:p>
          </table:table-cell>
          <table:table-cell table:number-columns-repeated="2"/>
          <table:table-cell office:value-type="float" office:value="232.4" calcext:value-type="float">
            <text:p>232.4</text:p>
          </table:table-cell>
          <table:table-cell table:number-columns-repeated="3"/>
          <table:table-cell office:value-type="float" office:value="232.4" calcext:value-type="float">
            <text:p>232.4</text:p>
          </table:table-cell>
          <table:table-cell table:number-columns-repeated="3"/>
          <table:table-cell office:value-type="float" office:value="232.4" calcext:value-type="float">
            <text:p>232.4</text:p>
          </table:table-cell>
          <table:table-cell table:style-name="ce18" office:value-type="float" office:value="232.4" calcext:value-type="float">
            <text:p>232.4</text:p>
          </table:table-cell>
          <table:table-cell office:value-type="float" office:value="232.4" calcext:value-type="float">
            <text:p>232.4</text:p>
          </table:table-cell>
          <table:table-cell table:number-columns-repeated="2"/>
          <table:table-cell office:value-type="float" office:value="232.4" calcext:value-type="float">
            <text:p>232.4</text:p>
          </table:table-cell>
          <table:table-cell office:value-type="float" office:value="244.526315789474" calcext:value-type="float">
            <text:p>244.5263157895</text:p>
          </table:table-cell>
          <table:table-cell table:number-columns-repeated="4"/>
          <table:table-cell office:value-type="float" office:value="232.4" calcext:value-type="float">
            <text:p>232.4</text:p>
          </table:table-cell>
          <table:table-cell table:number-columns-repeated="5"/>
          <table:table-cell table:style-name="ce18" office:value-type="float" office:value="265.25" calcext:value-type="float">
            <text:p>265.25</text:p>
          </table:table-cell>
          <table:table-cell table:style-name="ce18" office:value-type="float" office:value="232.4" calcext:value-type="float">
            <text:p>232.4</text:p>
          </table:table-cell>
          <table:table-cell office:value-type="float" office:value="232.4" calcext:value-type="float">
            <text:p>232.4</text:p>
          </table:table-cell>
          <table:table-cell table:number-columns-repeated="16"/>
          <table:table-cell office:value-type="float" office:value="232.4" calcext:value-type="float">
            <text:p>232.4</text:p>
          </table:table-cell>
          <table:table-cell/>
          <table:table-cell table:number-columns-repeated="3" office:value-type="float" office:value="232.4" calcext:value-type="float">
            <text:p>232.4</text:p>
          </table:table-cell>
          <table:table-cell table:number-columns-repeated="7"/>
          <table:table-cell office:value-type="float" office:value="292.761904761905" calcext:value-type="float">
            <text:p>292.7619047619</text:p>
          </table:table-cell>
          <table:table-cell table:number-columns-repeated="5"/>
          <table:table-cell table:style-name="ce17"/>
          <table:table-cell/>
          <table:table-cell office:value-type="float" office:value="237.184782608696" calcext:value-type="float">
            <text:p>237.1847826087</text:p>
          </table:table-cell>
        </table:table-row>
        <table:table-row table:style-name="ro2">
          <table:table-cell office:value-type="string" calcext:value-type="string">
            <text:p>GGA-SAD-002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46.153846153846" calcext:value-type="float">
            <text:p>346.1538461538</text:p>
          </table:table-cell>
          <table:table-cell office:value-type="float" office:value="335.714285714286" calcext:value-type="float">
            <text:p>335.7142857143</text:p>
          </table:table-cell>
          <table:table-cell table:style-name="ce18" office:value-type="float" office:value="433.333333333333" calcext:value-type="float">
            <text:p>433.333333333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46.153846153846" calcext:value-type="float">
            <text:p>346.1538461538</text:p>
          </table:table-cell>
          <table:table-cell table:number-columns-repeated="3"/>
          <table:table-cell office:value-type="float" office:value="262.5" calcext:value-type="float">
            <text:p>262.5</text:p>
          </table:table-cell>
          <table:table-cell/>
          <table:table-cell office:value-type="float" office:value="335.714285714286" calcext:value-type="float">
            <text:p>335.714285714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13.466666666667" calcext:value-type="float">
            <text:p>313.4666666667</text:p>
          </table:table-cell>
          <table:table-cell table:number-columns-repeated="3"/>
          <table:table-cell table:style-name="ce18" office:value-type="float" office:value="262.5" calcext:value-type="float">
            <text:p>262.5</text:p>
          </table:table-cell>
          <table:table-cell office:value-type="float" office:value="335.714285714286" calcext:value-type="float">
            <text:p>335.7142857143</text:p>
          </table:table-cell>
          <table:table-cell table:number-columns-repeated="5"/>
          <table:table-cell table:style-name="ce18" office:value-type="float" office:value="335.714285714286" calcext:value-type="float">
            <text:p>335.7142857143</text:p>
          </table:table-cell>
          <table:table-cell table:style-name="ce18" office:value-type="float" office:value="346.153846153846" calcext:value-type="float">
            <text:p>346.1538461538</text:p>
          </table:table-cell>
          <table:table-cell office:value-type="float" office:value="346.153846153846" calcext:value-type="float">
            <text:p>346.1538461538</text:p>
          </table:table-cell>
          <table:table-cell table:number-columns-repeated="16"/>
          <table:table-cell office:value-type="float" office:value="335.714285714286" calcext:value-type="float">
            <text:p>335.7142857143</text:p>
          </table:table-cell>
          <table:table-cell/>
          <table:table-cell table:number-columns-repeated="3" office:value-type="float" office:value="335.714285714286" calcext:value-type="float">
            <text:p>335.7142857143</text:p>
          </table:table-cell>
          <table:table-cell table:number-columns-repeated="7"/>
          <table:table-cell office:value-type="float" office:value="335.714285714286" calcext:value-type="float">
            <text:p>335.7142857143</text:p>
          </table:table-cell>
          <table:table-cell table:number-columns-repeated="5"/>
          <table:table-cell office:value-type="float" office:value="335.714285714286" calcext:value-type="float">
            <text:p>335.7142857143</text:p>
          </table:table-cell>
          <table:table-cell/>
          <table:table-cell office:value-type="float" office:value="333.07874015748" calcext:value-type="float">
            <text:p>333.0787401575</text:p>
          </table:table-cell>
        </table:table-row>
        <table:table-row table:style-name="ro2">
          <table:table-cell office:value-type="string" calcext:value-type="string">
            <text:p>GGA-SAD-002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88.5714285714286" calcext:value-type="float">
            <text:p>88.5714285714</text:p>
          </table:table-cell>
          <table:table-cell table:style-name="ce18" office:value-type="float" office:value="88.5714285714286" calcext:value-type="float">
            <text:p>88.5714285714</text:p>
          </table:table-cell>
          <table:table-cell table:number-columns-repeated="2"/>
          <table:table-cell office:value-type="float" office:value="88.5714285714286" calcext:value-type="float">
            <text:p>88.5714285714</text:p>
          </table:table-cell>
          <table:table-cell table:number-columns-repeated="3"/>
          <table:table-cell office:value-type="float" office:value="88.5714285714286" calcext:value-type="float">
            <text:p>88.5714285714</text:p>
          </table:table-cell>
          <table:table-cell table:number-columns-repeated="3"/>
          <table:table-cell office:value-type="float" office:value="88.5714285714286" calcext:value-type="float">
            <text:p>88.5714285714</text:p>
          </table:table-cell>
          <table:table-cell/>
          <table:table-cell office:value-type="float" office:value="88.5714285714286" calcext:value-type="float">
            <text:p>88.5714285714</text:p>
          </table:table-cell>
          <table:table-cell table:number-columns-repeated="2"/>
          <table:table-cell office:value-type="float" office:value="102.666666666667" calcext:value-type="float">
            <text:p>102.6666666667</text:p>
          </table:table-cell>
          <table:table-cell office:value-type="float" office:value="88.5714285714286" calcext:value-type="float">
            <text:p>88.5714285714</text:p>
          </table:table-cell>
          <table:table-cell table:number-columns-repeated="4"/>
          <table:table-cell office:value-type="float" office:value="88.5714285714286" calcext:value-type="float">
            <text:p>88.5714285714</text:p>
          </table:table-cell>
          <table:table-cell table:number-columns-repeated="6"/>
          <table:table-cell table:style-name="ce18" office:value-type="float" office:value="88.5714285714286" calcext:value-type="float">
            <text:p>88.5714285714</text:p>
          </table:table-cell>
          <table:table-cell office:value-type="float" office:value="88.5714285714286" calcext:value-type="float">
            <text:p>88.5714285714</text:p>
          </table:table-cell>
          <table:table-cell table:number-columns-repeated="16"/>
          <table:table-cell office:value-type="float" office:value="81.5384615384615" calcext:value-type="float">
            <text:p>81.5384615385</text:p>
          </table:table-cell>
          <table:table-cell table:style-name="ce18" office:value-type="float" office:value="88.5714285714286" calcext:value-type="float">
            <text:p>88.5714285714</text:p>
          </table:table-cell>
          <table:table-cell table:number-columns-repeated="3" office:value-type="float" office:value="88.5714285714286" calcext:value-type="float">
            <text:p>88.5714285714</text:p>
          </table:table-cell>
          <table:table-cell table:number-columns-repeated="7"/>
          <table:table-cell office:value-type="float" office:value="88.5714285714286" calcext:value-type="float">
            <text:p>88.5714285714</text:p>
          </table:table-cell>
          <table:table-cell table:number-columns-repeated="5"/>
          <table:table-cell office:value-type="float" office:value="88.5714285714286" calcext:value-type="float">
            <text:p>88.5714285714</text:p>
          </table:table-cell>
          <table:table-cell/>
          <table:table-cell office:value-type="float" office:value="89.0225563909774" calcext:value-type="float">
            <text:p>89.022556391</text:p>
          </table:table-cell>
        </table:table-row>
        <table:table-row table:style-name="ro2">
          <table:table-cell office:value-type="string" calcext:value-type="string">
            <text:p>GGA-SAD-002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6.3333333333333" calcext:value-type="float">
            <text:p>26.3333333333</text:p>
          </table:table-cell>
          <table:table-cell table:style-name="ce18" office:value-type="float" office:value="24.6551724137931" calcext:value-type="float">
            <text:p>24.6551724138</text:p>
          </table:table-cell>
          <table:table-cell table:number-columns-repeated="2"/>
          <table:table-cell office:value-type="float" office:value="21.9642857142857" calcext:value-type="float">
            <text:p>21.9642857143</text:p>
          </table:table-cell>
          <table:table-cell table:number-columns-repeated="3"/>
          <table:table-cell office:value-type="float" office:value="24.6428571428571" calcext:value-type="float">
            <text:p>24.6428571429</text:p>
          </table:table-cell>
          <table:table-cell table:number-columns-repeated="3"/>
          <table:table-cell office:value-type="float" office:value="26.3793103448276" calcext:value-type="float">
            <text:p>26.3793103448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26.3333333333333" calcext:value-type="float">
            <text:p>26.3333333333</text:p>
          </table:table-cell>
          <table:table-cell table:number-columns-repeated="2"/>
          <table:table-cell office:value-type="float" office:value="25.2592592592593" calcext:value-type="float">
            <text:p>25.2592592593</text:p>
          </table:table-cell>
          <table:table-cell office:value-type="float" office:value="26.3333333333333" calcext:value-type="float">
            <text:p>26.3333333333</text:p>
          </table:table-cell>
          <table:table-cell table:number-columns-repeated="4"/>
          <table:table-cell office:value-type="float" office:value="26.3333333333333" calcext:value-type="float">
            <text:p>26.3333333333</text:p>
          </table:table-cell>
          <table:table-cell table:number-columns-repeated="5"/>
          <table:table-cell table:style-name="ce18" office:value-type="float" office:value="32.9047619047619" calcext:value-type="float">
            <text:p>32.9047619048</text:p>
          </table:table-cell>
          <table:table-cell table:style-name="ce18" office:value-type="float" office:value="24.6551724137931" calcext:value-type="float">
            <text:p>24.6551724138</text:p>
          </table:table-cell>
          <table:table-cell office:value-type="float" office:value="26.3793103448276" calcext:value-type="float">
            <text:p>26.3793103448</text:p>
          </table:table-cell>
          <table:table-cell table:number-columns-repeated="16"/>
          <table:table-cell office:value-type="float" office:value="29.8333333333333" calcext:value-type="float">
            <text:p>29.8333333333</text:p>
          </table:table-cell>
          <table:table-cell/>
          <table:table-cell table:number-columns-repeated="2" office:value-type="float" office:value="26.3333333333333" calcext:value-type="float">
            <text:p>26.3333333333</text:p>
          </table:table-cell>
          <table:table-cell office:value-type="float" office:value="25.25" calcext:value-type="float">
            <text:p>25.25</text:p>
          </table:table-cell>
          <table:table-cell table:number-columns-repeated="7"/>
          <table:table-cell office:value-type="float" office:value="24.6551724137931" calcext:value-type="float">
            <text:p>24.6551724138</text:p>
          </table:table-cell>
          <table:table-cell table:number-columns-repeated="5"/>
          <table:table-cell office:value-type="float" office:value="31.7142857142857" calcext:value-type="float">
            <text:p>31.7142857143</text:p>
          </table:table-cell>
          <table:table-cell/>
          <table:table-cell office:value-type="float" office:value="25.9615384615385" calcext:value-type="float">
            <text:p>25.9615384615</text:p>
          </table:table-cell>
        </table:table-row>
        <table:table-row table:style-name="ro2">
          <table:table-cell office:value-type="string" calcext:value-type="string">
            <text:p>GGA-SAD-002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.8" calcext:value-type="float">
            <text:p>8.8</text:p>
          </table:table-cell>
          <table:table-cell table:number-columns-repeated="2"/>
          <table:table-cell table:number-columns-repeated="2" office:value-type="float" office:value="8.8" calcext:value-type="float">
            <text:p>8.8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table:number-columns-repeated="2" office:value-type="float" office:value="8.8" calcext:value-type="float">
            <text:p>8.8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table:number-columns-repeated="5"/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9.66666666666667" calcext:value-type="float">
            <text:p>9.6666666667</text:p>
          </table:table-cell>
          <table:table-cell office:value-type="float" office:value="8.8" calcext:value-type="float">
            <text:p>8.8</text:p>
          </table:table-cell>
          <table:table-cell table:number-columns-repeated="16"/>
          <table:table-cell office:value-type="float" office:value="14.8181818181818" calcext:value-type="float">
            <text:p>14.8181818182</text:p>
          </table:table-cell>
          <table:table-cell/>
          <table:table-cell table:number-columns-repeated="3" office:value-type="float" office:value="8.8" calcext:value-type="float">
            <text:p>8.8</text:p>
          </table:table-cell>
          <table:table-cell table:number-columns-repeated="7"/>
          <table:table-cell office:value-type="float" office:value="8.8" calcext:value-type="float">
            <text:p>8.8</text:p>
          </table:table-cell>
          <table:table-cell table:number-columns-repeated="5"/>
          <table:table-cell office:value-type="float" office:value="8.8" calcext:value-type="float">
            <text:p>8.8</text:p>
          </table:table-cell>
          <table:table-cell/>
          <table:table-cell office:value-type="float" office:value="9.18947368421053" calcext:value-type="float">
            <text:p>9.1894736842</text:p>
          </table:table-cell>
        </table:table-row>
        <table:table-row table:style-name="ro2">
          <table:table-cell office:value-type="string" calcext:value-type="string">
            <text:p>GGA-SAD-002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07.5" calcext:value-type="float">
            <text:p>107.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8.3333333333333" calcext:value-type="float">
            <text:p>88.33333333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8" office:value-type="float" office:value="76.6666666666667" calcext:value-type="float">
            <text:p>76.6666666667</text:p>
          </table:table-cell>
          <table:table-cell office:value-type="float" office:value="107.5" calcext:value-type="float">
            <text:p>107.5</text:p>
          </table:table-cell>
          <table:table-cell table:number-columns-repeated="2"/>
          <table:table-cell table:number-columns-repeated="2" office:value-type="float" office:value="107.5" calcext:value-type="float">
            <text:p>107.5</text:p>
          </table:table-cell>
          <table:table-cell table:number-columns-repeated="4"/>
          <table:table-cell office:value-type="float" office:value="107.5" calcext:value-type="float">
            <text:p>107.5</text:p>
          </table:table-cell>
          <table:table-cell table:number-columns-repeated="5"/>
          <table:table-cell table:style-name="ce18" office:value-type="float" office:value="107.5" calcext:value-type="float">
            <text:p>107.5</text:p>
          </table:table-cell>
          <table:table-cell table:style-name="ce18" office:value-type="float" office:value="95.6666666666667" calcext:value-type="float">
            <text:p>95.6666666667</text:p>
          </table:table-cell>
          <table:table-cell office:value-type="float" office:value="72" calcext:value-type="float">
            <text:p>72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07.5" calcext:value-type="float">
            <text:p>107.5</text:p>
          </table:table-cell>
          <table:table-cell table:number-columns-repeated="7"/>
          <table:table-cell office:value-type="float" office:value="118.571428571429" calcext:value-type="float">
            <text:p>118.5714285714</text:p>
          </table:table-cell>
          <table:table-cell table:number-columns-repeated="5"/>
          <table:table-cell table:style-name="ce17"/>
          <table:table-cell/>
          <table:table-cell office:value-type="float" office:value="99.520325203252" calcext:value-type="float">
            <text:p>99.5203252033</text:p>
          </table:table-cell>
        </table:table-row>
        <table:table-row table:style-name="ro2">
          <table:table-cell office:value-type="string" calcext:value-type="string">
            <text:p>GGA-SAD-002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2.8571428571429" calcext:value-type="float">
            <text:p>72.85714285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"/>
          <table:table-cell table:number-columns-repeated="2" table:style-name="ce18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72.8571428571429" calcext:value-type="float">
            <text:p>72.8571428571</text:p>
          </table:table-cell>
          <table:table-cell/>
          <table:table-cell table:number-columns-repeated="3" office:value-type="float" office:value="75" calcext:value-type="float">
            <text:p>75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office:value-type="float" office:value="74.7761194029851" calcext:value-type="float">
            <text:p>74.776119403</text:p>
          </table:table-cell>
        </table:table-row>
        <table:table-row table:style-name="ro2">
          <table:table-cell office:value-type="string" calcext:value-type="string">
            <text:p>GGA-SAD-002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32.5" calcext:value-type="float">
            <text:p>232.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16.666666666667" calcext:value-type="float">
            <text:p>216.6666666667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  <table:table-cell/>
          <table:table-cell office:value-type="float" office:value="232.5" calcext:value-type="float">
            <text:p>232.5</text:p>
          </table:table-cell>
          <table:table-cell table:number-columns-repeated="2"/>
          <table:table-cell table:number-columns-repeated="2" office:value-type="float" office:value="232.5" calcext:value-type="float">
            <text:p>232.5</text:p>
          </table:table-cell>
          <table:table-cell table:number-columns-repeated="4"/>
          <table:table-cell office:value-type="float" office:value="232.5" calcext:value-type="float">
            <text:p>232.5</text:p>
          </table:table-cell>
          <table:table-cell table:number-columns-repeated="5"/>
          <table:table-cell table:number-columns-repeated="2" table:style-name="ce18" office:value-type="float" office:value="232.5" calcext:value-type="float">
            <text:p>232.5</text:p>
          </table:table-cell>
          <table:table-cell office:value-type="float" office:value="232.5" calcext:value-type="float">
            <text:p>232.5</text:p>
          </table:table-cell>
          <table:table-cell table:number-columns-repeated="16"/>
          <table:table-cell office:value-type="float" office:value="232.5" calcext:value-type="float">
            <text:p>232.5</text:p>
          </table:table-cell>
          <table:table-cell/>
          <table:table-cell table:number-columns-repeated="3" office:value-type="float" office:value="232.5" calcext:value-type="float">
            <text:p>232.5</text:p>
          </table:table-cell>
          <table:table-cell table:number-columns-repeated="7"/>
          <table:table-cell office:value-type="float" office:value="232.5" calcext:value-type="float">
            <text:p>232.5</text:p>
          </table:table-cell>
          <table:table-cell table:number-columns-repeated="5"/>
          <table:table-cell office:value-type="float" office:value="232.5" calcext:value-type="float">
            <text:p>232.5</text:p>
          </table:table-cell>
          <table:table-cell/>
          <table:table-cell office:value-type="float" office:value="228.958333333333" calcext:value-type="float">
            <text:p>228.9583333333</text:p>
          </table:table-cell>
        </table:table-row>
        <table:table-row table:style-name="ro2">
          <table:table-cell office:value-type="string" calcext:value-type="string">
            <text:p>GGA-SAD-002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86.666666666667" calcext:value-type="float">
            <text:p>186.6666666667</text:p>
          </table:table-cell>
          <table:table-cell table:style-name="ce18" office:value-type="float" office:value="162.857142857143" calcext:value-type="float">
            <text:p>162.8571428571</text:p>
          </table:table-cell>
          <table:table-cell table:number-columns-repeated="2"/>
          <table:table-cell office:value-type="float" office:value="204.444444444444" calcext:value-type="float">
            <text:p>204.4444444444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/>
          <table:table-cell table:style-name="ce17"/>
          <table:table-cell/>
          <table:table-cell office:value-type="float" office:value="174.285714285714" calcext:value-type="float">
            <text:p>174.2857142857</text:p>
          </table:table-cell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number-columns-repeated="5"/>
          <table:table-cell table:number-columns-repeated="2" table:style-name="ce1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05.714285714286" calcext:value-type="float">
            <text:p>105.7142857143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office:value-type="float" office:value="173.333333333333" calcext:value-type="float">
            <text:p>173.3333333333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/>
          <table:table-cell office:value-type="float" office:value="157.816091954023" calcext:value-type="float">
            <text:p>157.816091954</text:p>
          </table:table-cell>
        </table:table-row>
        <table:table-row table:style-name="ro2">
          <table:table-cell office:value-type="string" calcext:value-type="string">
            <text:p>GGA-SAD-002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9.2857142857143" calcext:value-type="float">
            <text:p>89.2857142857</text:p>
          </table:table-cell>
          <table:table-cell office:value-type="float" office:value="87.5" calcext:value-type="float">
            <text:p>87.5</text:p>
          </table:table-cell>
          <table:table-cell table:style-name="ce18" office:value-type="float" office:value="87.5" calcext:value-type="float">
            <text:p>87.5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/>
          <table:table-cell office:value-type="float" office:value="64.2857142857143" calcext:value-type="float">
            <text:p>64.2857142857</text:p>
          </table:table-cell>
          <table:table-cell table:number-columns-repeated="2"/>
          <table:table-cell office:value-type="float" office:value="64.2857142857143" calcext:value-type="float">
            <text:p>64.2857142857</text:p>
          </table:table-cell>
          <table:table-cell office:value-type="float" office:value="87.5" calcext:value-type="float">
            <text:p>87.5</text:p>
          </table:table-cell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6"/>
          <table:table-cell table:style-name="ce18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table:number-columns-repeated="5"/>
          <table:table-cell table:style-name="ce18" office:value-type="float" office:value="87.5" calcext:value-type="float">
            <text:p>87.5</text:p>
          </table:table-cell>
          <table:table-cell table:style-name="ce18" office:value-type="float" office:value="133.333333333333" calcext:value-type="float">
            <text:p>133.3333333333</text:p>
          </table:table-cell>
          <table:table-cell table:number-columns-repeated="9"/>
          <table:table-cell office:value-type="float" office:value="64.2857142857143" calcext:value-type="float">
            <text:p>64.2857142857</text:p>
          </table:table-cell>
          <table:table-cell/>
          <table:table-cell table:number-columns-repeated="3" office:value-type="float" office:value="87.5" calcext:value-type="float">
            <text:p>87.5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/>
          <table:table-cell office:value-type="float" office:value="87.1019108280255" calcext:value-type="float">
            <text:p>87.101910828</text:p>
          </table:table-cell>
        </table:table-row>
        <table:table-row table:style-name="ro2">
          <table:table-cell office:value-type="string" calcext:value-type="string">
            <text:p>GGA-SAD-003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409.444444444445" calcext:value-type="float">
            <text:p>409.4444444444</text:p>
          </table:table-cell>
          <table:table-cell office:value-type="float" office:value="451.25" calcext:value-type="float">
            <text:p>451.25</text:p>
          </table:table-cell>
          <table:table-cell table:number-columns-repeated="3"/>
          <table:table-cell office:value-type="float" office:value="451.25" calcext:value-type="float">
            <text:p>451.25</text:p>
          </table:table-cell>
          <table:table-cell table:number-columns-repeated="3"/>
          <table:table-cell office:value-type="float" office:value="451.25" calcext:value-type="float">
            <text:p>451.25</text:p>
          </table:table-cell>
          <table:table-cell table:number-columns-repeated="3"/>
          <table:table-cell office:value-type="float" office:value="501.428571428571" calcext:value-type="float">
            <text:p>501.4285714286</text:p>
          </table:table-cell>
          <table:table-cell/>
          <table:table-cell office:value-type="float" office:value="451.25" calcext:value-type="float">
            <text:p>451.25</text:p>
          </table:table-cell>
          <table:table-cell table:number-columns-repeated="2"/>
          <table:table-cell table:number-columns-repeated="2" office:value-type="float" office:value="451.25" calcext:value-type="float">
            <text:p>451.25</text:p>
          </table:table-cell>
          <table:table-cell table:number-columns-repeated="3"/>
          <table:table-cell table:style-name="ce18" office:value-type="float" office:value="451.25" calcext:value-type="float">
            <text:p>451.25</text:p>
          </table:table-cell>
          <table:table-cell office:value-type="float" office:value="451.25" calcext:value-type="float">
            <text:p>451.25</text:p>
          </table:table-cell>
          <table:table-cell table:number-columns-repeated="5"/>
          <table:table-cell table:number-columns-repeated="2" table:style-name="ce18" office:value-type="float" office:value="451.25" calcext:value-type="float">
            <text:p>451.25</text:p>
          </table:table-cell>
          <table:table-cell office:value-type="float" office:value="451.25" calcext:value-type="float">
            <text:p>451.25</text:p>
          </table:table-cell>
          <table:table-cell table:number-columns-repeated="16"/>
          <table:table-cell office:value-type="float" office:value="451.25" calcext:value-type="float">
            <text:p>451.25</text:p>
          </table:table-cell>
          <table:table-cell/>
          <table:table-cell table:number-columns-repeated="3" office:value-type="float" office:value="451.25" calcext:value-type="float">
            <text:p>451.25</text:p>
          </table:table-cell>
          <table:table-cell table:number-columns-repeated="7"/>
          <table:table-cell office:value-type="float" office:value="451.25" calcext:value-type="float">
            <text:p>451.25</text:p>
          </table:table-cell>
          <table:table-cell table:number-columns-repeated="5"/>
          <table:table-cell office:value-type="float" office:value="451.25" calcext:value-type="float">
            <text:p>451.25</text:p>
          </table:table-cell>
          <table:table-cell/>
          <table:table-cell office:value-type="float" office:value="451.08552631579" calcext:value-type="float">
            <text:p>451.0855263158</text:p>
          </table:table-cell>
        </table:table-row>
        <table:table-row table:style-name="ro2">
          <table:table-cell office:value-type="string" calcext:value-type="string">
            <text:p>GGA-SAD-003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62.5" calcext:value-type="float">
            <text:p>162.5</text:p>
          </table:table-cell>
          <table:table-cell table:number-columns-repeated="3"/>
          <table:table-cell office:value-type="float" office:value="162.5" calcext:value-type="float">
            <text:p>162.5</text:p>
          </table:table-cell>
          <table:table-cell table:number-columns-repeated="3"/>
          <table:table-cell office:value-type="float" office:value="162.5" calcext:value-type="float">
            <text:p>162.5</text:p>
          </table:table-cell>
          <table:table-cell table:number-columns-repeated="3"/>
          <table:table-cell office:value-type="float" office:value="155.555555555556" calcext:value-type="float">
            <text:p>155.5555555556</text:p>
          </table:table-cell>
          <table:table-cell/>
          <table:table-cell office:value-type="float" office:value="162.5" calcext:value-type="float">
            <text:p>162.5</text:p>
          </table:table-cell>
          <table:table-cell table:number-columns-repeated="2"/>
          <table:table-cell table:number-columns-repeated="2" office:value-type="float" office:value="162.5" calcext:value-type="float">
            <text:p>162.5</text:p>
          </table:table-cell>
          <table:table-cell table:number-columns-repeated="4"/>
          <table:table-cell office:value-type="float" office:value="162.5" calcext:value-type="float">
            <text:p>162.5</text:p>
          </table:table-cell>
          <table:table-cell table:number-columns-repeated="5"/>
          <table:table-cell table:number-columns-repeated="2" table:style-name="ce18" office:value-type="float" office:value="162.5" calcext:value-type="float">
            <text:p>162.5</text:p>
          </table:table-cell>
          <table:table-cell office:value-type="float" office:value="162.5" calcext:value-type="float">
            <text:p>162.5</text:p>
          </table:table-cell>
          <table:table-cell table:number-columns-repeated="16"/>
          <table:table-cell office:value-type="float" office:value="121.428571428571" calcext:value-type="float">
            <text:p>121.4285714286</text:p>
          </table:table-cell>
          <table:table-cell/>
          <table:table-cell table:number-columns-repeated="3" office:value-type="float" office:value="162.5" calcext:value-type="float">
            <text:p>162.5</text:p>
          </table:table-cell>
          <table:table-cell table:number-columns-repeated="7"/>
          <table:table-cell office:value-type="float" office:value="162.5" calcext:value-type="float">
            <text:p>162.5</text:p>
          </table:table-cell>
          <table:table-cell table:number-columns-repeated="5"/>
          <table:table-cell office:value-type="float" office:value="162.5" calcext:value-type="float">
            <text:p>162.5</text:p>
          </table:table-cell>
          <table:table-cell/>
          <table:table-cell office:value-type="float" office:value="160.069444444444" calcext:value-type="float">
            <text:p>160.0694444444</text:p>
          </table:table-cell>
        </table:table-row>
        <table:table-row table:style-name="ro2">
          <table:table-cell office:value-type="string" calcext:value-type="string">
            <text:p>GGA-SAD-003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31.25" calcext:value-type="float">
            <text:p>131.25</text:p>
          </table:table-cell>
          <table:table-cell table:number-columns-repeated="3"/>
          <table:table-cell office:value-type="float" office:value="131.25" calcext:value-type="float">
            <text:p>131.25</text:p>
          </table:table-cell>
          <table:table-cell table:number-columns-repeated="3"/>
          <table:table-cell office:value-type="float" office:value="131.25" calcext:value-type="float">
            <text:p>131.25</text:p>
          </table:table-cell>
          <table:table-cell table:number-columns-repeated="3"/>
          <table:table-cell office:value-type="float" office:value="131.25" calcext:value-type="float">
            <text:p>131.25</text:p>
          </table:table-cell>
          <table:table-cell/>
          <table:table-cell office:value-type="float" office:value="131.25" calcext:value-type="float">
            <text:p>131.25</text:p>
          </table:table-cell>
          <table:table-cell table:number-columns-repeated="2"/>
          <table:table-cell table:number-columns-repeated="2" office:value-type="float" office:value="131.25" calcext:value-type="float">
            <text:p>131.25</text:p>
          </table:table-cell>
          <table:table-cell table:number-columns-repeated="4"/>
          <table:table-cell office:value-type="float" office:value="131.25" calcext:value-type="float">
            <text:p>131.25</text:p>
          </table:table-cell>
          <table:table-cell table:number-columns-repeated="5"/>
          <table:table-cell table:number-columns-repeated="2" table:style-name="ce18" office:value-type="float" office:value="131.25" calcext:value-type="float">
            <text:p>131.25</text:p>
          </table:table-cell>
          <table:table-cell office:value-type="float" office:value="131.25" calcext:value-type="float">
            <text:p>131.25</text:p>
          </table:table-cell>
          <table:table-cell table:number-columns-repeated="16"/>
          <table:table-cell office:value-type="float" office:value="166.666666666667" calcext:value-type="float">
            <text:p>166.6666666667</text:p>
          </table:table-cell>
          <table:table-cell/>
          <table:table-cell table:number-columns-repeated="2" office:value-type="float" office:value="131.25" calcext:value-type="float">
            <text:p>131.25</text:p>
          </table:table-cell>
          <table:table-cell office:value-type="float" office:value="146.428571428571" calcext:value-type="float">
            <text:p>146.4285714286</text:p>
          </table:table-cell>
          <table:table-cell table:number-columns-repeated="7"/>
          <table:table-cell office:value-type="float" office:value="131.25" calcext:value-type="float">
            <text:p>131.25</text:p>
          </table:table-cell>
          <table:table-cell table:number-columns-repeated="5"/>
          <table:table-cell office:value-type="float" office:value="131.25" calcext:value-type="float">
            <text:p>131.25</text:p>
          </table:table-cell>
          <table:table-cell/>
          <table:table-cell office:value-type="float" office:value="134.201388888889" calcext:value-type="float">
            <text:p>134.2013888889</text:p>
          </table:table-cell>
        </table:table-row>
        <table:table-row table:style-name="ro2">
          <table:table-cell office:value-type="string" calcext:value-type="string">
            <text:p>GGA-SAD-003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49.444444444444" calcext:value-type="float">
            <text:p>249.4444444444</text:p>
          </table:table-cell>
          <table:table-cell table:number-columns-repeated="2"/>
          <table:table-cell office:value-type="float" office:value="270.833333333333" calcext:value-type="float">
            <text:p>270.8333333333</text:p>
          </table:table-cell>
          <table:table-cell office:value-type="float" office:value="155" calcext:value-type="float">
            <text:p>155</text:p>
          </table:table-cell>
          <table:table-cell table:style-name="ce18" office:value-type="float" office:value="155" calcext:value-type="float">
            <text:p>155</text:p>
          </table:table-cell>
          <table:table-cell table:number-columns-repeated="2"/>
          <table:table-cell office:value-type="float" office:value="249.444444444444" calcext:value-type="float">
            <text:p>249.4444444444</text:p>
          </table:table-cell>
          <table:table-cell table:number-columns-repeated="2" table:style-name="ce18" office:value-type="float" office:value="155" calcext:value-type="float">
            <text:p>155</text:p>
          </table:table-cell>
          <table:table-cell/>
          <table:table-cell office:value-type="float" office:value="243.125" calcext:value-type="float">
            <text:p>243.125</text:p>
          </table:table-cell>
          <table:table-cell table:style-name="ce18" office:value-type="float" office:value="155" calcext:value-type="float">
            <text:p>155</text:p>
          </table:table-cell>
          <table:table-cell table:number-columns-repeated="2"/>
          <table:table-cell office:value-type="float" office:value="249.444444444444" calcext:value-type="float">
            <text:p>249.4444444444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264.117647058824" calcext:value-type="float">
            <text:p>264.1176470588</text:p>
          </table:table-cell>
          <table:table-cell table:number-columns-repeated="4"/>
          <table:table-cell office:value-type="float" office:value="249.444444444444" calcext:value-type="float">
            <text:p>249.4444444444</text:p>
          </table:table-cell>
          <table:table-cell table:number-columns-repeated="4"/>
          <table:table-cell table:style-name="ce18" office:value-type="float" office:value="155" calcext:value-type="float">
            <text:p>155</text:p>
          </table:table-cell>
          <table:table-cell table:number-columns-repeated="2"/>
          <table:table-cell office:value-type="float" office:value="249.444444444444" calcext:value-type="float">
            <text:p>249.4444444444</text:p>
          </table:table-cell>
          <table:table-cell table:number-columns-repeated="16"/>
          <table:table-cell table:style-name="ce17"/>
          <table:table-cell/>
          <table:table-cell office:value-type="float" office:value="155" calcext:value-type="float">
            <text:p>155</text:p>
          </table:table-cell>
          <table:table-cell office:value-type="float" office:value="249.444444444444" calcext:value-type="float">
            <text:p>249.4444444444</text:p>
          </table:table-cell>
          <table:table-cell office:value-type="float" office:value="140.555555555556" calcext:value-type="float">
            <text:p>140.5555555556</text:p>
          </table:table-cell>
          <table:table-cell table:number-columns-repeated="7"/>
          <table:table-cell office:value-type="float" office:value="249.444444444444" calcext:value-type="float">
            <text:p>249.4444444444</text:p>
          </table:table-cell>
          <table:table-cell table:number-columns-repeated="5"/>
          <table:table-cell office:value-type="float" office:value="249.444444444444" calcext:value-type="float">
            <text:p>249.4444444444</text:p>
          </table:table-cell>
          <table:table-cell/>
          <table:table-cell office:value-type="float" office:value="223.836805555556" calcext:value-type="float">
            <text:p>223.8368055556</text:p>
          </table:table-cell>
        </table:table-row>
        <table:table-row table:style-name="ro2">
          <table:table-cell office:value-type="string" calcext:value-type="string">
            <text:p>GGA-SAD-003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.15" calcext:value-type="float">
            <text:p>2.15</text:p>
          </table:table-cell>
          <table:table-cell office:value-type="float" office:value="2.68333333333333" calcext:value-type="float">
            <text:p>2.6833333333</text:p>
          </table:table-cell>
          <table:table-cell table:number-columns-repeated="3"/>
          <table:table-cell office:value-type="float" office:value="2.15" calcext:value-type="float">
            <text:p>2.15</text:p>
          </table:table-cell>
          <table:table-cell table:number-columns-repeated="3"/>
          <table:table-cell office:value-type="float" office:value="2.15" calcext:value-type="float">
            <text:p>2.15</text:p>
          </table:table-cell>
          <table:table-cell table:number-columns-repeated="3"/>
          <table:table-cell office:value-type="float" office:value="2.15" calcext:value-type="float">
            <text:p>2.15</text:p>
          </table:table-cell>
          <table:table-cell/>
          <table:table-cell office:value-type="float" office:value="2.15" calcext:value-type="float">
            <text:p>2.15</text:p>
          </table:table-cell>
          <table:table-cell table:number-columns-repeated="2"/>
          <table:table-cell office:value-type="float" office:value="1.38571428571429" calcext:value-type="float">
            <text:p>1.3857142857</text:p>
          </table:table-cell>
          <table:table-cell office:value-type="float" office:value="1.91111111111111" calcext:value-type="float">
            <text:p>1.9111111111</text:p>
          </table:table-cell>
          <table:table-cell table:number-columns-repeated="4"/>
          <table:table-cell office:value-type="float" office:value="2.15" calcext:value-type="float">
            <text:p>2.15</text:p>
          </table:table-cell>
          <table:table-cell table:number-columns-repeated="5"/>
          <table:table-cell table:number-columns-repeated="2" table:style-name="ce18"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.38571428571429" calcext:value-type="float">
            <text:p>1.3857142857</text:p>
          </table:table-cell>
          <table:table-cell/>
          <table:table-cell table:number-columns-repeated="3" office:value-type="float" office:value="2.15" calcext:value-type="float">
            <text:p>2.15</text:p>
          </table:table-cell>
          <table:table-cell table:number-columns-repeated="7"/>
          <table:table-cell office:value-type="float" office:value="2.15" calcext:value-type="float">
            <text:p>2.15</text:p>
          </table:table-cell>
          <table:table-cell table:number-columns-repeated="5"/>
          <table:table-cell office:value-type="float" office:value="3.75" calcext:value-type="float">
            <text:p>3.75</text:p>
          </table:table-cell>
          <table:table-cell/>
          <table:table-cell office:value-type="float" office:value="2.09236641221374" calcext:value-type="float">
            <text:p>2.0923664122</text:p>
          </table:table-cell>
        </table:table-row>
        <table:table-row table:style-name="ro2">
          <table:table-cell office:value-type="string" calcext:value-type="string">
            <text:p>GGA-SAD-003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/>
          <table:table-cell office:value-type="float" office:value="26.25" calcext:value-type="float">
            <text:p>26.25</text:p>
          </table:table-cell>
          <table:table-cell table:number-columns-repeated="2"/>
          <table:table-cell table:number-columns-repeated="2" office:value-type="float" office:value="19.2857142857143" calcext:value-type="float">
            <text:p>19.2857142857</text:p>
          </table:table-cell>
          <table:table-cell table:number-columns-repeated="4"/>
          <table:table-cell office:value-type="float" office:value="19.2857142857143" calcext:value-type="float">
            <text:p>19.2857142857</text:p>
          </table:table-cell>
          <table:table-cell table:number-columns-repeated="5"/>
          <table:table-cell table:number-columns-repeated="2"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16"/>
          <table:table-cell office:value-type="float" office:value="17.8125" calcext:value-type="float">
            <text:p>17.8125</text:p>
          </table:table-cell>
          <table:table-cell/>
          <table:table-cell table:number-columns-repeated="3" office:value-type="float" office:value="26.25" calcext:value-type="float">
            <text:p>26.2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6.25" calcext:value-type="float">
            <text:p>26.25</text:p>
          </table:table-cell>
          <table:table-cell/>
          <table:table-cell office:value-type="float" office:value="24.5108695652174" calcext:value-type="float">
            <text:p>24.5108695652</text:p>
          </table:table-cell>
        </table:table-row>
        <table:table-row table:style-name="ro2">
          <table:table-cell office:value-type="string" calcext:value-type="string">
            <text:p>GGA-SAD-003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22.1428571428571" calcext:value-type="float">
            <text:p>22.1428571429</text:p>
          </table:table-cell>
          <table:table-cell table:number-columns-repeated="2"/>
          <table:table-cell office:value-type="float" office:value="26.1111111111111" calcext:value-type="float">
            <text:p>26.111111111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2" table:style-name="ce1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20.4861111111111" calcext:value-type="float">
            <text:p>20.4861111111</text:p>
          </table:table-cell>
        </table:table-row>
        <table:table-row table:style-name="ro2">
          <table:table-cell office:value-type="string" calcext:value-type="string">
            <text:p>GGA-SAD-003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13.555555555556" calcext:value-type="float">
            <text:p>113.5555555556</text:p>
          </table:table-cell>
          <table:table-cell table:style-name="ce18" office:value-type="float" office:value="113.555555555556" calcext:value-type="float">
            <text:p>113.5555555556</text:p>
          </table:table-cell>
          <table:table-cell table:number-columns-repeated="2"/>
          <table:table-cell office:value-type="float" office:value="113.555555555556" calcext:value-type="float">
            <text:p>113.5555555556</text:p>
          </table:table-cell>
          <table:table-cell table:number-columns-repeated="3"/>
          <table:table-cell office:value-type="float" office:value="113.555555555556" calcext:value-type="float">
            <text:p>113.5555555556</text:p>
          </table:table-cell>
          <table:table-cell table:number-columns-repeated="3"/>
          <table:table-cell office:value-type="float" office:value="113.555555555556" calcext:value-type="float">
            <text:p>113.5555555556</text:p>
          </table:table-cell>
          <table:table-cell table:style-name="ce18" office:value-type="float" office:value="116.8" calcext:value-type="float">
            <text:p>116.8</text:p>
          </table:table-cell>
          <table:table-cell office:value-type="float" office:value="110.621621621622" calcext:value-type="float">
            <text:p>110.6216216216</text:p>
          </table:table-cell>
          <table:table-cell table:number-columns-repeated="2"/>
          <table:table-cell table:number-columns-repeated="2" office:value-type="float" office:value="113.555555555556" calcext:value-type="float">
            <text:p>113.5555555556</text:p>
          </table:table-cell>
          <table:table-cell table:number-columns-repeated="4"/>
          <table:table-cell office:value-type="float" office:value="113.555555555556" calcext:value-type="float">
            <text:p>113.5555555556</text:p>
          </table:table-cell>
          <table:table-cell table:number-columns-repeated="6"/>
          <table:table-cell table:style-name="ce18" office:value-type="float" office:value="113.555555555556" calcext:value-type="float">
            <text:p>113.5555555556</text:p>
          </table:table-cell>
          <table:table-cell office:value-type="float" office:value="113.555555555556" calcext:value-type="float">
            <text:p>113.5555555556</text:p>
          </table:table-cell>
          <table:table-cell table:number-columns-repeated="16"/>
          <table:table-cell office:value-type="float" office:value="116.242424242424" calcext:value-type="float">
            <text:p>116.2424242424</text:p>
          </table:table-cell>
          <table:table-cell/>
          <table:table-cell table:number-columns-repeated="3" office:value-type="float" office:value="113.555555555556" calcext:value-type="float">
            <text:p>113.5555555556</text:p>
          </table:table-cell>
          <table:table-cell table:number-columns-repeated="7"/>
          <table:table-cell office:value-type="float" office:value="113.555555555556" calcext:value-type="float">
            <text:p>113.5555555556</text:p>
          </table:table-cell>
          <table:table-cell table:number-columns-repeated="5"/>
          <table:table-cell table:style-name="ce17"/>
          <table:table-cell/>
          <table:table-cell office:value-type="float" office:value="113.700775193798" calcext:value-type="float">
            <text:p>113.7007751938</text:p>
          </table:table-cell>
        </table:table-row>
        <table:table-row table:style-name="ro2">
          <table:table-cell office:value-type="string" calcext:value-type="string">
            <text:p>GGA-SAD-003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2.8571428571429" calcext:value-type="float">
            <text:p>32.8571428571</text:p>
          </table:table-cell>
          <table:table-cell office:value-type="float" office:value="32.5" calcext:value-type="float">
            <text:p>32.5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table:number-columns-repeated="3"/>
          <table:table-cell office:value-type="float" office:value="33.3333333333333" calcext:value-type="float">
            <text:p>33.3333333333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table:number-columns-repeated="2" office:value-type="float" office:value="32.5" calcext:value-type="float">
            <text:p>32.5</text:p>
          </table:table-cell>
          <table:table-cell table:number-columns-repeated="4"/>
          <table:table-cell office:value-type="float" office:value="32.5" calcext:value-type="float">
            <text:p>32.5</text:p>
          </table:table-cell>
          <table:table-cell table:number-columns-repeated="5"/>
          <table:table-cell table:number-columns-repeated="2" table:style-name="ce18" office:value-type="float" office:value="32.5" calcext:value-type="float">
            <text:p>32.5</text:p>
          </table:table-cell>
          <table:table-cell office:value-type="float" office:value="32.5" calcext:value-type="float">
            <text:p>32.5</text:p>
          </table:table-cell>
          <table:table-cell table:number-columns-repeated="16"/>
          <table:table-cell office:value-type="float" office:value="32.5" calcext:value-type="float">
            <text:p>32.5</text:p>
          </table:table-cell>
          <table:table-cell/>
          <table:table-cell table:number-columns-repeated="3" office:value-type="float" office:value="32.5" calcext:value-type="float">
            <text:p>32.5</text:p>
          </table:table-cell>
          <table:table-cell table:number-columns-repeated="7"/>
          <table:table-cell office:value-type="float" office:value="32.5" calcext:value-type="float">
            <text:p>32.5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/>
          <table:table-cell office:value-type="float" office:value="32.3239436619718" calcext:value-type="float">
            <text:p>32.323943662</text:p>
          </table:table-cell>
        </table:table-row>
        <table:table-row table:style-name="ro2">
          <table:table-cell office:value-type="string" calcext:value-type="string">
            <text:p>GGA-SAD-003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80" calcext:value-type="float">
            <text:p>38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338.333333333333" calcext:value-type="float">
            <text:p>338.3333333333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table:style-name="ce18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18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18" office:value-type="float" office:value="400" calcext:value-type="float">
            <text:p>40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10"/>
          <table:table-cell table:style-name="ce18" office:value-type="float" office:value="500" calcext:value-type="float">
            <text:p>500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18" office:value-type="float" office:value="466.666666666667" calcext:value-type="float">
            <text:p>466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/>
          <table:table-cell office:value-type="float" office:value="361.171875" calcext:value-type="float">
            <text:p>361.171875</text:p>
          </table:table-cell>
        </table:table-row>
        <table:table-row table:style-name="ro2">
          <table:table-cell office:value-type="string" calcext:value-type="string">
            <text:p>GGA-SAD-004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0.161666666666667" calcext:value-type="float">
            <text:p>0.1616666667</text:p>
          </table:table-cell>
          <table:table-cell table:style-name="ce18" office:value-type="float" office:value="0.161666666666667" calcext:value-type="float">
            <text:p>0.1616666667</text:p>
          </table:table-cell>
          <table:table-cell table:number-columns-repeated="2"/>
          <table:table-cell office:value-type="float" office:value="0.161666666666667" calcext:value-type="float">
            <text:p>0.1616666667</text:p>
          </table:table-cell>
          <table:table-cell table:number-columns-repeated="3"/>
          <table:table-cell office:value-type="float" office:value="0.161666666666667" calcext:value-type="float">
            <text:p>0.1616666667</text:p>
          </table:table-cell>
          <table:table-cell table:number-columns-repeated="3"/>
          <table:table-cell office:value-type="float" office:value="0.161666666666667" calcext:value-type="float">
            <text:p>0.1616666667</text:p>
          </table:table-cell>
          <table:table-cell table:style-name="ce18" office:value-type="float" office:value="0.161666666666667" calcext:value-type="float">
            <text:p>0.1616666667</text:p>
          </table:table-cell>
          <table:table-cell office:value-type="float" office:value="0.161666666666667" calcext:value-type="float">
            <text:p>0.1616666667</text:p>
          </table:table-cell>
          <table:table-cell table:number-columns-repeated="2"/>
          <table:table-cell table:number-columns-repeated="2" office:value-type="float" office:value="0.161666666666667" calcext:value-type="float">
            <text:p>0.1616666667</text:p>
          </table:table-cell>
          <table:table-cell table:number-columns-repeated="4"/>
          <table:table-cell office:value-type="float" office:value="0.172727272727273" calcext:value-type="float">
            <text:p>0.1727272727</text:p>
          </table:table-cell>
          <table:table-cell table:number-columns-repeated="6"/>
          <table:table-cell table:style-name="ce18" office:value-type="float" office:value="0.161666666666667" calcext:value-type="float">
            <text:p>0.1616666667</text:p>
          </table:table-cell>
          <table:table-cell office:value-type="float" office:value="0.161666666666667" calcext:value-type="float">
            <text:p>0.1616666667</text:p>
          </table:table-cell>
          <table:table-cell table:number-columns-repeated="10"/>
          <table:table-cell table:style-name="ce18" office:value-type="float" office:value="0" calcext:value-type="float">
            <text:p>0</text:p>
          </table:table-cell>
          <table:table-cell table:number-columns-repeated="5"/>
          <table:table-cell office:value-type="float" office:value="0.161666666666667" calcext:value-type="float">
            <text:p>0.1616666667</text:p>
          </table:table-cell>
          <table:table-cell/>
          <table:table-cell table:number-columns-repeated="3" office:value-type="float" office:value="0.161666666666667" calcext:value-type="float">
            <text:p>0.1616666667</text:p>
          </table:table-cell>
          <table:table-cell table:number-columns-repeated="7"/>
          <table:table-cell office:value-type="float" office:value="0.161666666666667" calcext:value-type="float">
            <text:p>0.1616666667</text:p>
          </table:table-cell>
          <table:table-cell table:number-columns-repeated="5"/>
          <table:table-cell table:style-name="ce17"/>
          <table:table-cell/>
          <table:table-cell office:value-type="float" office:value="0.161481481481481" calcext:value-type="float">
            <text:p>0.1614814815</text:p>
          </table:table-cell>
        </table:table-row>
        <table:table-row table:style-name="ro2">
          <table:table-cell office:value-type="string" calcext:value-type="string">
            <text:p>GGA-SAD-004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.24" calcext:value-type="float">
            <text:p>1.24</text:p>
          </table:table-cell>
          <table:table-cell table:style-name="ce17"/>
          <table:table-cell table:number-columns-repeated="3"/>
          <table:table-cell office:value-type="float" office:value="1.24" calcext:value-type="float">
            <text:p>1.24</text:p>
          </table:table-cell>
          <table:table-cell table:number-columns-repeated="3"/>
          <table:table-cell office:value-type="float" office:value="1.24" calcext:value-type="float">
            <text:p>1.24</text:p>
          </table:table-cell>
          <table:table-cell table:number-columns-repeated="3"/>
          <table:table-cell office:value-type="float" office:value="1.24" calcext:value-type="float">
            <text:p>1.24</text:p>
          </table:table-cell>
          <table:table-cell/>
          <table:table-cell office:value-type="float" office:value="1.24" calcext:value-type="float">
            <text:p>1.24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table:style-name="ce17"/>
          <table:table-cell table:number-columns-repeated="4"/>
          <table:table-cell office:value-type="float" office:value="1.13090909090909" calcext:value-type="float">
            <text:p>1.1309090909</text:p>
          </table:table-cell>
          <table:table-cell table:number-columns-repeated="7"/>
          <table:table-cell office:value-type="float" office:value="1.24" calcext:value-type="float">
            <text:p>1.24</text:p>
          </table:table-cell>
          <table:table-cell table:number-columns-repeated="16"/>
          <table:table-cell office:value-type="float" office:value="0.822222222222222" calcext:value-type="float">
            <text:p>0.8222222222</text:p>
          </table:table-cell>
          <table:table-cell/>
          <table:table-cell office:value-type="float" office:value="1.24" calcext:value-type="float">
            <text:p>1.24</text:p>
          </table:table-cell>
          <table:table-cell table:style-name="ce17"/>
          <table:table-cell office:value-type="float" office:value="1.24" calcext:value-type="float">
            <text:p>1.24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.24" calcext:value-type="float">
            <text:p>1.24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1.20184615384615" calcext:value-type="float">
            <text:p>1.2018461538</text:p>
          </table:table-cell>
        </table:table-row>
        <table:table-row table:style-name="ro2">
          <table:table-cell office:value-type="string" calcext:value-type="string">
            <text:p>GGA-SAD-004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.6666666666667" calcext:value-type="float">
            <text:p>27.6666666667</text:p>
          </table:table-cell>
          <table:table-cell table:style-name="ce18" office:value-type="float" office:value="27.6666666666667" calcext:value-type="float">
            <text:p>27.666666666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8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table:style-name="ce18" office:value-type="float" office:value="30" calcext:value-type="float">
            <text:p>30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office:value-type="float" office:value="28.6666666666667" calcext:value-type="float">
            <text:p>28.6666666667</text:p>
          </table:table-cell>
          <table:table-cell table:number-columns-repeated="16"/>
          <table:table-cell office:value-type="float" office:value="28.578947368421" calcext:value-type="float">
            <text:p>28.57894736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.6666666666667" calcext:value-type="float">
            <text:p>27.666666666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28.7671568627451" calcext:value-type="float">
            <text:p>28.7671568627</text:p>
          </table:table-cell>
        </table:table-row>
        <table:table-row table:style-name="ro2">
          <table:table-cell office:value-type="string" calcext:value-type="string">
            <text:p>GGA-SAD-004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867.92452830189" calcext:value-type="float">
            <text:p>8867.9245283019</text:p>
          </table:table-cell>
          <table:table-cell table:number-columns-repeated="2"/>
          <table:table-cell office:value-type="float" office:value="10750" calcext:value-type="float">
            <text:p>10750</text:p>
          </table:table-cell>
          <table:table-cell table:style-name="ce17"/>
          <table:table-cell table:number-columns-repeated="3"/>
          <table:table-cell office:value-type="float" office:value="10750" calcext:value-type="float">
            <text:p>10750</text:p>
          </table:table-cell>
          <table:table-cell table:number-columns-repeated="3"/>
          <table:table-cell office:value-type="float" office:value="10750" calcext:value-type="float">
            <text:p>10750</text:p>
          </table:table-cell>
          <table:table-cell table:number-columns-repeated="3"/>
          <table:table-cell office:value-type="float" office:value="10750" calcext:value-type="float">
            <text:p>10750</text:p>
          </table:table-cell>
          <table:table-cell table:style-name="ce18" office:value-type="float" office:value="10750" calcext:value-type="float">
            <text:p>10750</text:p>
          </table:table-cell>
          <table:table-cell office:value-type="float" office:value="10750" calcext:value-type="float">
            <text:p>10750</text:p>
          </table:table-cell>
          <table:table-cell table:number-columns-repeated="2"/>
          <table:table-cell office:value-type="float" office:value="10750" calcext:value-type="float">
            <text:p>10750</text:p>
          </table:table-cell>
          <table:table-cell office:value-type="float" office:value="8800" calcext:value-type="float">
            <text:p>8800</text:p>
          </table:table-cell>
          <table:table-cell table:number-columns-repeated="4"/>
          <table:table-cell office:value-type="float" office:value="10750" calcext:value-type="float">
            <text:p>10750</text:p>
          </table:table-cell>
          <table:table-cell table:number-columns-repeated="7"/>
          <table:table-cell office:value-type="float" office:value="10156.9019607843" calcext:value-type="float">
            <text:p>10156.9019607843</text:p>
          </table:table-cell>
          <table:table-cell table:number-columns-repeated="3"/>
          <table:table-cell table:style-name="ce18" office:value-type="float" office:value="8800" calcext:value-type="float">
            <text:p>8800</text:p>
          </table:table-cell>
          <table:table-cell table:number-columns-repeated="7"/>
          <table:table-cell table:style-name="ce18" office:value-type="float" office:value="8800" calcext:value-type="float">
            <text:p>88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17"/>
          <table:table-cell office:value-type="float" office:value="10750" calcext:value-type="float">
            <text:p>10750</text:p>
          </table:table-cell>
          <table:table-cell table:number-columns-repeated="7"/>
          <table:table-cell office:value-type="float" office:value="9357.14285714286" calcext:value-type="float">
            <text:p>9357.1428571429</text:p>
          </table:table-cell>
          <table:table-cell table:number-columns-repeated="4"/>
          <table:table-cell table:style-name="ce18" office:value-type="float" office:value="10750" calcext:value-type="float">
            <text:p>10750</text:p>
          </table:table-cell>
          <table:table-cell table:style-name="ce17"/>
          <table:table-cell table:style-name="ce21" office:value-type="float" office:value="8800" calcext:value-type="float">
            <text:p>8800</text:p>
          </table:table-cell>
          <table:table-cell office:value-type="float" office:value="9596.96577946768" calcext:value-type="float">
            <text:p>9596.9657794677</text:p>
          </table:table-cell>
        </table:table-row>
        <table:table-row table:style-name="ro2">
          <table:table-cell office:value-type="string" calcext:value-type="string">
            <text:p>GGA-SAD-0045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38.571428571429" calcext:value-type="float">
            <text:p>138.5714285714</text:p>
          </table:table-cell>
          <table:table-cell table:style-name="ce18" office:value-type="float" office:value="138.571428571429" calcext:value-type="float">
            <text:p>138.5714285714</text:p>
          </table:table-cell>
          <table:table-cell table:number-columns-repeated="2"/>
          <table:table-cell office:value-type="float" office:value="138.571428571429" calcext:value-type="float">
            <text:p>138.5714285714</text:p>
          </table:table-cell>
          <table:table-cell table:number-columns-repeated="3"/>
          <table:table-cell office:value-type="float" office:value="138.571428571429" calcext:value-type="float">
            <text:p>138.5714285714</text:p>
          </table:table-cell>
          <table:table-cell table:number-columns-repeated="3"/>
          <table:table-cell table:style-name="ce17"/>
          <table:table-cell table:style-name="ce18" office:value-type="float" office:value="270" calcext:value-type="float">
            <text:p>27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38.571428571429" calcext:value-type="float">
            <text:p>138.571428571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6"/>
          <table:table-cell table:style-name="ce18" office:value-type="float" office:value="138.571428571429" calcext:value-type="float">
            <text:p>138.5714285714</text:p>
          </table:table-cell>
          <table:table-cell office:value-type="float" office:value="138.571428571429" calcext:value-type="float">
            <text:p>138.5714285714</text:p>
          </table:table-cell>
          <table:table-cell table:number-columns-repeated="16"/>
          <table:table-cell office:value-type="float" office:value="86" calcext:value-type="float">
            <text:p>86</text:p>
          </table:table-cell>
          <table:table-cell/>
          <table:table-cell table:number-columns-repeated="3" office:value-type="float" office:value="86" calcext:value-type="float">
            <text:p>86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86" calcext:value-type="float">
            <text:p>86</text:p>
          </table:table-cell>
          <table:table-cell/>
          <table:table-cell office:value-type="float" office:value="201.296296296296" calcext:value-type="float">
            <text:p>201.2962962963</text:p>
          </table:table-cell>
        </table:table-row>
        <table:table-row table:style-name="ro2">
          <table:table-cell office:value-type="string" calcext:value-type="string">
            <text:p>GGA-SAD-004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00" calcext:value-type="float">
            <text:p>800</text:p>
          </table:table-cell>
          <table:table-cell table:number-columns-repeated="2"/>
          <table:table-cell table:number-columns-repeated="2" office:value-type="float" office:value="63.75" calcext:value-type="float">
            <text:p>63.75</text:p>
          </table:table-cell>
          <table:table-cell table:style-name="ce18" office:value-type="float" office:value="63.75" calcext:value-type="float">
            <text:p>63.75</text:p>
          </table:table-cell>
          <table:table-cell table:number-columns-repeated="2"/>
          <table:table-cell office:value-type="float" office:value="63.75" calcext:value-type="float">
            <text:p>63.75</text:p>
          </table:table-cell>
          <table:table-cell table:number-columns-repeated="3"/>
          <table:table-cell office:value-type="float" office:value="63.75" calcext:value-type="float">
            <text:p>63.75</text:p>
          </table:table-cell>
          <table:table-cell table:number-columns-repeated="3"/>
          <table:table-cell office:value-type="float" office:value="63.75" calcext:value-type="float">
            <text:p>63.75</text:p>
          </table:table-cell>
          <table:table-cell table:style-name="ce18" office:value-type="float" office:value="63.75" calcext:value-type="float">
            <text:p>63.75</text:p>
          </table:table-cell>
          <table:table-cell office:value-type="float" office:value="63.75" calcext:value-type="float">
            <text:p>63.75</text:p>
          </table:table-cell>
          <table:table-cell table:number-columns-repeated="2"/>
          <table:table-cell table:number-columns-repeated="2" office:value-type="float" office:value="63.75" calcext:value-type="float">
            <text:p>63.75</text:p>
          </table:table-cell>
          <table:table-cell table:number-columns-repeated="4"/>
          <table:table-cell office:value-type="float" office:value="51.4285714285714" calcext:value-type="float">
            <text:p>51.4285714286</text:p>
          </table:table-cell>
          <table:table-cell table:number-columns-repeated="5"/>
          <table:table-cell table:style-name="ce18" office:value-type="float" office:value="84.1666666666667" calcext:value-type="float">
            <text:p>84.1666666667</text:p>
          </table:table-cell>
          <table:table-cell table:style-name="ce18" office:value-type="float" office:value="63.75" calcext:value-type="float">
            <text:p>63.75</text:p>
          </table:table-cell>
          <table:table-cell office:value-type="float" office:value="63.75" calcext:value-type="float">
            <text:p>63.75</text:p>
          </table:table-cell>
          <table:table-cell table:number-columns-repeated="16"/>
          <table:table-cell office:value-type="float" office:value="63.75" calcext:value-type="float">
            <text:p>63.75</text:p>
          </table:table-cell>
          <table:table-cell/>
          <table:table-cell table:number-columns-repeated="3" office:value-type="float" office:value="63.75" calcext:value-type="float">
            <text:p>63.75</text:p>
          </table:table-cell>
          <table:table-cell table:number-columns-repeated="7"/>
          <table:table-cell office:value-type="float" office:value="63.75" calcext:value-type="float">
            <text:p>63.75</text:p>
          </table:table-cell>
          <table:table-cell table:number-columns-repeated="5"/>
          <table:table-cell table:style-name="ce17"/>
          <table:table-cell/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GGA-SAD-004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450" calcext:value-type="float">
            <text:p>450</text:p>
          </table:table-cell>
          <table:table-cell table:style-name="ce18" office:value-type="float" office:value="471.428571428571" calcext:value-type="float">
            <text:p>471.4285714286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table:number-columns-repeated="2" office:value-type="float" office:value="450" calcext:value-type="float">
            <text:p>450</text:p>
          </table:table-cell>
          <table:table-cell table:number-columns-repeated="4"/>
          <table:table-cell office:value-type="float" office:value="416.666666666667" calcext:value-type="float">
            <text:p>416.6666666667</text:p>
          </table:table-cell>
          <table:table-cell table:number-columns-repeated="5"/>
          <table:table-cell table:number-columns-repeated="2" table:style-name="ce18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15"/>
          <table:table-cell office:value-type="float" office:value="450" calcext:value-type="float">
            <text:p>450</text:p>
          </table:table-cell>
          <table:table-cell/>
          <table:table-cell table:number-columns-repeated="3" office:value-type="float" office:value="450" calcext:value-type="float">
            <text:p>450</text:p>
          </table:table-cell>
          <table:table-cell table:number-columns-repeated="7"/>
          <table:table-cell office:value-type="float" office:value="450" calcext:value-type="float">
            <text:p>45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/>
          <table:table-cell office:value-type="float" office:value="449.0625" calcext:value-type="float">
            <text:p>449.0625</text:p>
          </table:table-cell>
        </table:table-row>
        <table:table-row table:style-name="ro2">
          <table:table-cell office:value-type="string" calcext:value-type="string">
            <text:p>GGA-SAD-005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45.526315789474" calcext:value-type="float">
            <text:p>145.5263157895</text:p>
          </table:table-cell>
          <table:table-cell office:value-type="float" office:value="180" calcext:value-type="float">
            <text:p>180</text:p>
          </table:table-cell>
          <table:table-cell table:style-name="ce18" office:value-type="float" office:value="183.870967741936" calcext:value-type="float">
            <text:p>183.8709677419</text:p>
          </table:table-cell>
          <table:table-cell table:number-columns-repeated="2"/>
          <table:table-cell office:value-type="float" office:value="145.526315789474" calcext:value-type="float">
            <text:p>145.5263157895</text:p>
          </table:table-cell>
          <table:table-cell table:number-columns-repeated="3"/>
          <table:table-cell office:value-type="float" office:value="145.526315789474" calcext:value-type="float">
            <text:p>145.5263157895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table:style-name="ce18" office:value-type="float" office:value="175.862068965517" calcext:value-type="float">
            <text:p>175.8620689655</text:p>
          </table:table-cell>
          <table:table-cell office:value-type="float" office:value="145.526315789474" calcext:value-type="float">
            <text:p>145.5263157895</text:p>
          </table:table-cell>
          <table:table-cell table:number-columns-repeated="2"/>
          <table:table-cell office:value-type="float" office:value="145.526315789474" calcext:value-type="float">
            <text:p>145.5263157895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6.25" calcext:value-type="float">
            <text:p>16.25</text:p>
          </table:table-cell>
          <table:table-cell table:number-columns-repeated="6"/>
          <table:table-cell table:style-name="ce18" office:value-type="float" office:value="180" calcext:value-type="float">
            <text:p>180</text:p>
          </table:table-cell>
          <table:table-cell office:value-type="float" office:value="145.526315789474" calcext:value-type="float">
            <text:p>145.5263157895</text:p>
          </table:table-cell>
          <table:table-cell table:number-columns-repeated="16"/>
          <table:table-cell office:value-type="float" office:value="145.526315789474" calcext:value-type="float">
            <text:p>145.5263157895</text:p>
          </table:table-cell>
          <table:table-cell/>
          <table:table-cell office:value-type="float" office:value="145.526315789474" calcext:value-type="float">
            <text:p>145.5263157895</text:p>
          </table:table-cell>
          <table:table-cell office:value-type="float" office:value="180" calcext:value-type="float">
            <text:p>180</text:p>
          </table:table-cell>
          <table:table-cell office:value-type="float" office:value="145.526315789474" calcext:value-type="float">
            <text:p>145.526315789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6.25" calcext:value-type="float">
            <text:p>16.25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float" office:value="149.259927797834" calcext:value-type="float">
            <text:p>149.2599277978</text:p>
          </table:table-cell>
        </table:table-row>
        <table:table-row table:style-name="ro2">
          <table:table-cell office:value-type="string" calcext:value-type="string">
            <text:p>GGA-SAD-005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7"/>
          <table:table-cell table:style-name="ce18" office:value-type="float" office:value="383.333333333333" calcext:value-type="float">
            <text:p>383.3333333333</text:p>
          </table:table-cell>
          <table:table-cell office:value-type="float" office:value="266.666666666667" calcext:value-type="float">
            <text:p>266.666666666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6"/>
          <table:table-cell table:style-name="ce18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number-columns-repeated="16"/>
          <table:table-cell office:value-type="float" office:value="400" calcext:value-type="float">
            <text:p>400</text:p>
          </table:table-cell>
          <table:table-cell/>
          <table:table-cell table:number-columns-repeated="3" office:value-type="float" office:value="400" calcext:value-type="float">
            <text:p>400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7"/>
          <table:table-cell/>
          <table:table-cell office:value-type="float" office:value="395.283018867925" calcext:value-type="float">
            <text:p>395.2830188679</text:p>
          </table:table-cell>
        </table:table-row>
        <table:table-row table:style-name="ro2">
          <table:table-cell office:value-type="string" calcext:value-type="string">
            <text:p>GGA-SAD-005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7.857142857143" calcext:value-type="float">
            <text:p>107.8571428571</text:p>
          </table:table-cell>
          <table:table-cell table:number-columns-repeated="2"/>
          <table:table-cell office:value-type="float" office:value="107.857142857143" calcext:value-type="float">
            <text:p>107.8571428571</text:p>
          </table:table-cell>
          <table:table-cell office:value-type="float" office:value="100.666666666667" calcext:value-type="float">
            <text:p>100.6666666667</text:p>
          </table:table-cell>
          <table:table-cell table:style-name="ce18" office:value-type="float" office:value="101.923076923077" calcext:value-type="float">
            <text:p>101.9230769231</text:p>
          </table:table-cell>
          <table:table-cell table:number-columns-repeated="2"/>
          <table:table-cell office:value-type="float" office:value="107.857142857143" calcext:value-type="float">
            <text:p>107.8571428571</text:p>
          </table:table-cell>
          <table:table-cell table:number-columns-repeated="3"/>
          <table:table-cell office:value-type="float" office:value="107.857142857143" calcext:value-type="float">
            <text:p>107.8571428571</text:p>
          </table:table-cell>
          <table:table-cell table:number-columns-repeated="3"/>
          <table:table-cell office:value-type="float" office:value="107.857142857143" calcext:value-type="float">
            <text:p>107.8571428571</text:p>
          </table:table-cell>
          <table:table-cell/>
          <table:table-cell office:value-type="float" office:value="107.857142857143" calcext:value-type="float">
            <text:p>107.8571428571</text:p>
          </table:table-cell>
          <table:table-cell table:number-columns-repeated="2"/>
          <table:table-cell table:number-columns-repeated="2" office:value-type="float" office:value="107.857142857143" calcext:value-type="float">
            <text:p>107.8571428571</text:p>
          </table:table-cell>
          <table:table-cell table:number-columns-repeated="3"/>
          <table:table-cell table:style-name="ce18" office:value-type="float" office:value="107.857142857143" calcext:value-type="float">
            <text:p>107.8571428571</text:p>
          </table:table-cell>
          <table:table-cell office:value-type="float" office:value="107.857142857143" calcext:value-type="float">
            <text:p>107.8571428571</text:p>
          </table:table-cell>
          <table:table-cell table:number-columns-repeated="7"/>
          <table:table-cell office:value-type="float" office:value="107.857142857143" calcext:value-type="float">
            <text:p>107.8571428571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107.857142857143" calcext:value-type="float">
            <text:p>107.8571428571</text:p>
          </table:table-cell>
          <table:table-cell table:number-columns-repeated="7"/>
          <table:table-cell office:value-type="float" office:value="107.857142857143" calcext:value-type="float">
            <text:p>107.8571428571</text:p>
          </table:table-cell>
          <table:table-cell table:number-columns-repeated="5"/>
          <table:table-cell office:value-type="float" office:value="107.857142857143" calcext:value-type="float">
            <text:p>107.8571428571</text:p>
          </table:table-cell>
          <table:table-cell/>
          <table:table-cell office:value-type="float" office:value="107.123015873016" calcext:value-type="float">
            <text:p>107.123015873</text:p>
          </table:table-cell>
        </table:table-row>
        <table:table-row table:style-name="ro2">
          <table:table-cell office:value-type="string" calcext:value-type="string">
            <text:p>GGA-SAD-005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47.2727272727273" calcext:value-type="float">
            <text:p>47.2727272727</text:p>
          </table:table-cell>
          <table:table-cell/>
          <table:table-cell table:style-name="ce18" office:value-type="float" office:value="65" calcext:value-type="float">
            <text:p>65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65" calcext:value-type="float">
            <text:p>65</text:p>
          </table:table-cell>
          <table:table-cell table:style-name="ce18" office:value-type="float" office:value="78.3333333333333" calcext:value-type="float">
            <text:p>78.333333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3"/>
          <table:table-cell table:style-name="ce17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table:style-name="ce18"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  <table:table-cell table:style-name="ce18" office:value-type="float" office:value="65" calcext:value-type="float">
            <text:p>65</text:p>
          </table:table-cell>
          <table:table-cell office:value-type="float" office:value="46.6666666666667" calcext:value-type="float">
            <text:p>46.6666666667</text:p>
          </table:table-cell>
          <table:table-cell table:number-columns-repeated="5"/>
          <table:table-cell table:number-columns-repeated="2" table:style-name="ce18" office:value-type="float" office:value="65" calcext:value-type="float">
            <text:p>65</text:p>
          </table:table-cell>
          <table:table-cell table:number-columns-repeated="9"/>
          <table:table-cell table:style-name="ce17"/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/>
          <table:table-cell office:value-type="float" office:value="61.7836257309942" calcext:value-type="float">
            <text:p>61.783625731</text:p>
          </table:table-cell>
        </table:table-row>
        <table:table-row table:style-name="ro2">
          <table:table-cell office:value-type="string" calcext:value-type="string">
            <text:p>GGA-SAD-0055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.41276595744681" calcext:value-type="float">
            <text:p>1.4127659574</text:p>
          </table:table-cell>
          <table:table-cell table:number-columns-repeated="2"/>
          <table:table-cell office:value-type="float" office:value="1.99193548387097" calcext:value-type="float">
            <text:p>1.9919354839</text:p>
          </table:table-cell>
          <table:table-cell office:value-type="float" office:value="1.3125" calcext:value-type="float">
            <text:p>1.3125</text:p>
          </table:table-cell>
          <table:table-cell table:style-name="ce18" office:value-type="float" office:value="1.3125" calcext:value-type="float">
            <text:p>1.3125</text:p>
          </table:table-cell>
          <table:table-cell table:number-columns-repeated="2"/>
          <table:table-cell office:value-type="float" office:value="1.3125" calcext:value-type="float">
            <text:p>1.3125</text:p>
          </table:table-cell>
          <table:table-cell table:number-columns-repeated="2" table:style-name="ce18" office:value-type="float" office:value="1.3125" calcext:value-type="float">
            <text:p>1.3125</text:p>
          </table:table-cell>
          <table:table-cell/>
          <table:table-cell office:value-type="float" office:value="1.99193548387097" calcext:value-type="float">
            <text:p>1.9919354839</text:p>
          </table:table-cell>
          <table:table-cell table:style-name="ce18" office:value-type="float" office:value="1.3125" calcext:value-type="float">
            <text:p>1.3125</text:p>
          </table:table-cell>
          <table:table-cell table:number-columns-repeated="2"/>
          <table:table-cell office:value-type="float" office:value="1.3125" calcext:value-type="float">
            <text:p>1.3125</text:p>
          </table:table-cell>
          <table:table-cell table:style-name="ce18" office:value-type="float" office:value="2.71666666666667" calcext:value-type="float">
            <text:p>2.7166666667</text:p>
          </table:table-cell>
          <table:table-cell office:value-type="float" office:value="1.35483870967742" calcext:value-type="float">
            <text:p>1.3548387097</text:p>
          </table:table-cell>
          <table:table-cell table:number-columns-repeated="2"/>
          <table:table-cell table:number-columns-repeated="2" office:value-type="float" office:value="1.3125" calcext:value-type="float">
            <text:p>1.3125</text:p>
          </table:table-cell>
          <table:table-cell table:number-columns-repeated="4"/>
          <table:table-cell office:value-type="float" office:value="1.99193548387097" calcext:value-type="float">
            <text:p>1.9919354839</text:p>
          </table:table-cell>
          <table:table-cell table:number-columns-repeated="7"/>
          <table:table-cell office:value-type="float" office:value="1.71186440677966" calcext:value-type="float">
            <text:p>1.7118644068</text:p>
          </table:table-cell>
          <table:table-cell table:number-columns-repeated="16"/>
          <table:table-cell office:value-type="float" office:value="0.923076923076923" calcext:value-type="float">
            <text:p>0.9230769231</text:p>
          </table:table-cell>
          <table:table-cell/>
          <table:table-cell office:value-type="float" office:value="1.25806451612903" calcext:value-type="float">
            <text:p>1.2580645161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26724137931034" calcext:value-type="float">
            <text:p>1.2672413793</text:p>
          </table:table-cell>
          <table:table-cell table:number-columns-repeated="7"/>
          <table:table-cell office:value-type="float" office:value="1.3125" calcext:value-type="float">
            <text:p>1.3125</text:p>
          </table:table-cell>
          <table:table-cell table:number-columns-repeated="5"/>
          <table:table-cell office:value-type="float" office:value="1.3125" calcext:value-type="float">
            <text:p>1.3125</text:p>
          </table:table-cell>
          <table:table-cell/>
          <table:table-cell office:value-type="float" office:value="1.52179358717435" calcext:value-type="float">
            <text:p>1.5217935872</text:p>
          </table:table-cell>
        </table:table-row>
        <table:table-row table:style-name="ro2">
          <table:table-cell office:value-type="string" calcext:value-type="string">
            <text:p>GGA-SAD-005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65.625" calcext:value-type="float">
            <text:p>65.625</text:p>
          </table:table-cell>
          <table:table-cell table:number-columns-repeated="3"/>
          <table:table-cell office:value-type="float" office:value="65.625" calcext:value-type="float">
            <text:p>65.625</text:p>
          </table:table-cell>
          <table:table-cell table:number-columns-repeated="3"/>
          <table:table-cell office:value-type="float" office:value="65.625" calcext:value-type="float">
            <text:p>65.625</text:p>
          </table:table-cell>
          <table:table-cell table:number-columns-repeated="3"/>
          <table:table-cell office:value-type="float" office:value="65.625" calcext:value-type="float">
            <text:p>65.625</text:p>
          </table:table-cell>
          <table:table-cell/>
          <table:table-cell office:value-type="float" office:value="58.3333333333333" calcext:value-type="float">
            <text:p>58.3333333333</text:p>
          </table:table-cell>
          <table:table-cell table:number-columns-repeated="2"/>
          <table:table-cell table:number-columns-repeated="2" office:value-type="float" office:value="65.625" calcext:value-type="float">
            <text:p>65.625</text:p>
          </table:table-cell>
          <table:table-cell table:number-columns-repeated="4"/>
          <table:table-cell office:value-type="float" office:value="65.625" calcext:value-type="float">
            <text:p>65.625</text:p>
          </table:table-cell>
          <table:table-cell table:number-columns-repeated="6"/>
          <table:table-cell table:style-name="ce18" office:value-type="float" office:value="65.625" calcext:value-type="float">
            <text:p>65.625</text:p>
          </table:table-cell>
          <table:table-cell office:value-type="float" office:value="65.625" calcext:value-type="float">
            <text:p>65.625</text:p>
          </table:table-cell>
          <table:table-cell table:number-columns-repeated="10"/>
          <table:table-cell table:style-name="ce18" office:value-type="float" office:value="65.625" calcext:value-type="float">
            <text:p>65.625</text:p>
          </table:table-cell>
          <table:table-cell table:number-columns-repeated="5"/>
          <table:table-cell office:value-type="float" office:value="46.4285714285714" calcext:value-type="float">
            <text:p>46.4285714286</text:p>
          </table:table-cell>
          <table:table-cell/>
          <table:table-cell table:number-columns-repeated="3" office:value-type="float" office:value="65.625" calcext:value-type="float">
            <text:p>65.625</text:p>
          </table:table-cell>
          <table:table-cell table:number-columns-repeated="7"/>
          <table:table-cell office:value-type="float" office:value="65.625" calcext:value-type="float">
            <text:p>65.625</text:p>
          </table:table-cell>
          <table:table-cell table:number-columns-repeated="5"/>
          <table:table-cell office:value-type="float" office:value="65.625" calcext:value-type="float">
            <text:p>65.625</text:p>
          </table:table-cell>
          <table:table-cell/>
          <table:table-cell office:value-type="float" office:value="64.2361111111111" calcext:value-type="float">
            <text:p>64.2361111111</text:p>
          </table:table-cell>
        </table:table-row>
        <table:table-row table:style-name="ro2">
          <table:table-cell office:value-type="string" calcext:value-type="string">
            <text:p>GGA-SAD-005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/>
          <table:table-cell office:value-type="float" office:value="5.25" calcext:value-type="float">
            <text:p>5.25</text:p>
          </table:table-cell>
          <table:table-cell table:number-columns-repeated="2"/>
          <table:table-cell table:number-columns-repeated="2" office:value-type="float" office:value="5.25" calcext:value-type="float">
            <text:p>5.25</text:p>
          </table:table-cell>
          <table:table-cell table:number-columns-repeated="3"/>
          <table:table-cell table:style-name="ce18" office:value-type="float" office:value="5.25" calcext:value-type="float">
            <text:p>5.25</text:p>
          </table:table-cell>
          <table:table-cell office:value-type="float" office:value="5.25" calcext:value-type="float">
            <text:p>5.25</text:p>
          </table:table-cell>
          <table:table-cell table:number-columns-repeated="7"/>
          <table:table-cell office:value-type="float" office:value="5.25" calcext:value-type="float">
            <text:p>5.25</text:p>
          </table:table-cell>
          <table:table-cell table:number-columns-repeated="10"/>
          <table:table-cell table:style-name="ce18" office:value-type="float" office:value="5.25" calcext:value-type="float">
            <text:p>5.25</text:p>
          </table:table-cell>
          <table:table-cell table:number-columns-repeated="5"/>
          <table:table-cell office:value-type="float" office:value="16.7058823529412" calcext:value-type="float">
            <text:p>16.7058823529</text:p>
          </table:table-cell>
          <table:table-cell/>
          <table:table-cell table:number-columns-repeated="3" office:value-type="float" office:value="5.25" calcext:value-type="float">
            <text:p>5.25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5.25" calcext:value-type="float">
            <text:p>5.25</text:p>
          </table:table-cell>
          <table:table-cell/>
          <table:table-cell office:value-type="float" office:value="5.95220588235294" calcext:value-type="float">
            <text:p>5.9522058824</text:p>
          </table:table-cell>
        </table:table-row>
        <table:table-row table:style-name="ro2">
          <table:table-cell office:value-type="string" calcext:value-type="string">
            <text:p>GGA-SAD-005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53.75" calcext:value-type="float">
            <text:p>153.75</text:p>
          </table:table-cell>
          <table:table-cell office:value-type="float" office:value="137.666666666667" calcext:value-type="float">
            <text:p>137.6666666667</text:p>
          </table:table-cell>
          <table:table-cell table:number-columns-repeated="3"/>
          <table:table-cell office:value-type="float" office:value="153.75" calcext:value-type="float">
            <text:p>153.75</text:p>
          </table:table-cell>
          <table:table-cell table:number-columns-repeated="2" table:style-name="ce18" office:value-type="float" office:value="153.75" calcext:value-type="float">
            <text:p>153.75</text:p>
          </table:table-cell>
          <table:table-cell/>
          <table:table-cell office:value-type="float" office:value="153.75" calcext:value-type="float">
            <text:p>153.75</text:p>
          </table:table-cell>
          <table:table-cell table:style-name="ce18" office:value-type="float" office:value="153.75" calcext:value-type="float">
            <text:p>153.75</text:p>
          </table:table-cell>
          <table:table-cell table:number-columns-repeated="2"/>
          <table:table-cell office:value-type="float" office:value="153.75" calcext:value-type="float">
            <text:p>153.75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153.75" calcext:value-type="float">
            <text:p>153.75</text:p>
          </table:table-cell>
          <table:table-cell table:number-columns-repeated="4"/>
          <table:table-cell office:value-type="float" office:value="153.75" calcext:value-type="float">
            <text:p>153.75</text:p>
          </table:table-cell>
          <table:table-cell table:number-columns-repeated="4"/>
          <table:table-cell table:style-name="ce18" office:value-type="float" office:value="153.75" calcext:value-type="float">
            <text:p>153.75</text:p>
          </table:table-cell>
          <table:table-cell/>
          <table:table-cell table:style-name="ce18" office:value-type="float" office:value="118.571428571429" calcext:value-type="float">
            <text:p>118.5714285714</text:p>
          </table:table-cell>
          <table:table-cell office:value-type="float" office:value="153.75" calcext:value-type="float">
            <text:p>153.7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153.75" calcext:value-type="float">
            <text:p>153.75</text:p>
          </table:table-cell>
          <table:table-cell table:number-columns-repeated="7"/>
          <table:table-cell office:value-type="float" office:value="153.75" calcext:value-type="float">
            <text:p>153.75</text:p>
          </table:table-cell>
          <table:table-cell table:number-columns-repeated="5"/>
          <table:table-cell office:value-type="float" office:value="153.75" calcext:value-type="float">
            <text:p>153.75</text:p>
          </table:table-cell>
          <table:table-cell/>
          <table:table-cell office:value-type="float" office:value="151.034722222222" calcext:value-type="float">
            <text:p>151.0347222222</text:p>
          </table:table-cell>
        </table:table-row>
        <table:table-row table:style-name="ro2">
          <table:table-cell office:value-type="string" calcext:value-type="string">
            <text:p>GGA-SAD-005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637.75" calcext:value-type="float">
            <text:p>637.75</text:p>
          </table:table-cell>
          <table:table-cell table:number-columns-repeated="2"/>
          <table:table-cell office:value-type="float" office:value="410.676190476191" calcext:value-type="float">
            <text:p>410.6761904762</text:p>
          </table:table-cell>
          <table:table-cell table:style-name="ce17"/>
          <table:table-cell table:number-columns-repeated="3"/>
          <table:table-cell office:value-type="float" office:value="410.676190476191" calcext:value-type="float">
            <text:p>410.6761904762</text:p>
          </table:table-cell>
          <table:table-cell table:number-columns-repeated="3"/>
          <table:table-cell office:value-type="float" office:value="410.676190476191" calcext:value-type="float">
            <text:p>410.6761904762</text:p>
          </table:table-cell>
          <table:table-cell table:number-columns-repeated="3"/>
          <table:table-cell office:value-type="float" office:value="419.473170731707" calcext:value-type="float">
            <text:p>419.4731707317</text:p>
          </table:table-cell>
          <table:table-cell/>
          <table:table-cell office:value-type="float" office:value="410.676190476191" calcext:value-type="float">
            <text:p>410.6761904762</text:p>
          </table:table-cell>
          <table:table-cell table:number-columns-repeated="2"/>
          <table:table-cell office:value-type="float" office:value="410.676190476191" calcext:value-type="float">
            <text:p>410.6761904762</text:p>
          </table:table-cell>
          <table:table-cell table:style-name="ce17"/>
          <table:table-cell table:number-columns-repeated="4"/>
          <table:table-cell office:value-type="float" office:value="343.71" calcext:value-type="float">
            <text:p>343.71</text:p>
          </table:table-cell>
          <table:table-cell table:number-columns-repeated="6"/>
          <table:table-cell table:style-name="ce18" office:value-type="float" office:value="400" calcext:value-type="float">
            <text:p>400</text:p>
          </table:table-cell>
          <table:table-cell office:value-type="float" office:value="410.676190476191" calcext:value-type="float">
            <text:p>410.6761904762</text:p>
          </table:table-cell>
          <table:table-cell table:number-columns-repeated="16"/>
          <table:table-cell office:value-type="float" office:value="410.676190476191" calcext:value-type="float">
            <text:p>410.6761904762</text:p>
          </table:table-cell>
          <table:table-cell/>
          <table:table-cell office:value-type="float" office:value="410.676190476191" calcext:value-type="float">
            <text:p>410.6761904762</text:p>
          </table:table-cell>
          <table:table-cell table:style-name="ce17"/>
          <table:table-cell office:value-type="float" office:value="410.676190476191" calcext:value-type="float">
            <text:p>410.6761904762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410.676190476191" calcext:value-type="float">
            <text:p>410.6761904762</text:p>
          </table:table-cell>
          <table:table-cell office:value-type="float" office:value="410.676190476191" calcext:value-type="float">
            <text:p>410.6761904762</text:p>
          </table:table-cell>
          <table:table-cell/>
          <table:table-cell office:value-type="float" office:value="409.748550724638" calcext:value-type="float">
            <text:p>409.7485507246</text:p>
          </table:table-cell>
        </table:table-row>
        <table:table-row table:style-name="ro2">
          <table:table-cell office:value-type="string" calcext:value-type="string">
            <text:p>GGA-SAD-0060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33.333333333333" calcext:value-type="float">
            <text:p>133.3333333333</text:p>
          </table:table-cell>
          <table:table-cell table:style-name="ce18" office:value-type="float" office:value="133.333333333333" calcext:value-type="float">
            <text:p>133.333333333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166.666666666667" calcext:value-type="float">
            <text:p>166.666666666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2.5" calcext:value-type="float">
            <text:p>162.5</text:p>
          </table:table-cell>
          <table:table-cell table:number-columns-repeated="4"/>
          <table:table-cell office:value-type="float" office:value="133.333333333333" calcext:value-type="float">
            <text:p>133.3333333333</text:p>
          </table:table-cell>
          <table:table-cell table:number-columns-repeated="6"/>
          <table:table-cell table:style-name="ce18" office:value-type="float" office:value="133.333333333333" calcext:value-type="float">
            <text:p>133.3333333333</text:p>
          </table:table-cell>
          <table:table-cell office:value-type="float" office:value="163.636363636364" calcext:value-type="float">
            <text:p>163.6363636364</text:p>
          </table:table-cell>
          <table:table-cell table:number-columns-repeated="16"/>
          <table:table-cell office:value-type="float" office:value="180" calcext:value-type="float">
            <text:p>180</text:p>
          </table:table-cell>
          <table:table-cell/>
          <table:table-cell table:number-columns-repeated="3" office:value-type="float" office:value="162.5" calcext:value-type="float">
            <text:p>162.5</text:p>
          </table:table-cell>
          <table:table-cell table:number-columns-repeated="7"/>
          <table:table-cell office:value-type="float" office:value="133.333333333333" calcext:value-type="float">
            <text:p>133.3333333333</text:p>
          </table:table-cell>
          <table:table-cell table:number-columns-repeated="5"/>
          <table:table-cell office:value-type="float" office:value="162.5" calcext:value-type="float">
            <text:p>162.5</text:p>
          </table:table-cell>
          <table:table-cell/>
          <table:table-cell office:value-type="float" office:value="156.683168316832" calcext:value-type="float">
            <text:p>156.6831683168</text:p>
          </table:table-cell>
        </table:table-row>
        <table:table-row table:style-name="ro2">
          <table:table-cell office:value-type="string" calcext:value-type="string">
            <text:p>GGA-SAD-006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55.9375" calcext:value-type="float">
            <text:p>55.9375</text:p>
          </table:table-cell>
          <table:table-cell table:number-columns-repeated="2"/>
          <table:table-cell table:number-columns-repeated="2" office:value-type="float" office:value="55.9375" calcext:value-type="float">
            <text:p>55.9375</text:p>
          </table:table-cell>
          <table:table-cell table:style-name="ce18" office:value-type="float" office:value="55.9375" calcext:value-type="float">
            <text:p>55.9375</text:p>
          </table:table-cell>
          <table:table-cell table:number-columns-repeated="2"/>
          <table:table-cell office:value-type="float" office:value="55.9375" calcext:value-type="float">
            <text:p>55.9375</text:p>
          </table:table-cell>
          <table:table-cell table:number-columns-repeated="3"/>
          <table:table-cell office:value-type="float" office:value="55.9375" calcext:value-type="float">
            <text:p>55.937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office:value-type="float" office:value="55.9375" calcext:value-type="float">
            <text:p>55.9375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55.9375" calcext:value-type="float">
            <text:p>55.9375</text:p>
          </table:table-cell>
          <table:table-cell office:value-type="float" office:value="52.6470588235294" calcext:value-type="float">
            <text:p>52.6470588235</text:p>
          </table:table-cell>
          <table:table-cell table:number-columns-repeated="16"/>
          <table:table-cell table:style-name="ce17"/>
          <table:table-cell/>
          <table:table-cell table:number-columns-repeated="2" office:value-type="float" office:value="55.9375" calcext:value-type="float">
            <text:p>55.9375</text:p>
          </table:table-cell>
          <table:table-cell office:value-type="float" office:value="59.3333333333333" calcext:value-type="float">
            <text:p>59.3333333333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55.9166666666667" calcext:value-type="float">
            <text:p>55.9166666667</text:p>
          </table:table-cell>
        </table:table-row>
        <table:table-row table:style-name="ro2">
          <table:table-cell office:value-type="string" calcext:value-type="string">
            <text:p>GGA-SAD-006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7.4285714285714" calcext:value-type="float">
            <text:p>17.4285714286</text:p>
          </table:table-cell>
          <table:table-cell table:number-columns-repeated="2"/>
          <table:table-cell office:value-type="float" office:value="5.32529411764706" calcext:value-type="float">
            <text:p>5.3252941176</text:p>
          </table:table-cell>
          <table:table-cell office:value-type="float" office:value="9.58125" calcext:value-type="float">
            <text:p>9.58125</text:p>
          </table:table-cell>
          <table:table-cell table:style-name="ce18" office:value-type="float" office:value="9.58125" calcext:value-type="float">
            <text:p>9.58125</text:p>
          </table:table-cell>
          <table:table-cell table:number-columns-repeated="2"/>
          <table:table-cell office:value-type="float" office:value="5.32529411764706" calcext:value-type="float">
            <text:p>5.3252941176</text:p>
          </table:table-cell>
          <table:table-cell table:number-columns-repeated="3"/>
          <table:table-cell office:value-type="float" office:value="5.32529411764706" calcext:value-type="float">
            <text:p>5.3252941176</text:p>
          </table:table-cell>
          <table:table-cell table:number-columns-repeated="3"/>
          <table:table-cell office:value-type="float" office:value="5.32529411764706" calcext:value-type="float">
            <text:p>5.3252941176</text:p>
          </table:table-cell>
          <table:table-cell table:style-name="ce18" office:value-type="float" office:value="9.0125" calcext:value-type="float">
            <text:p>9.0125</text:p>
          </table:table-cell>
          <table:table-cell office:value-type="float" office:value="5.32529411764706" calcext:value-type="float">
            <text:p>5.3252941176</text:p>
          </table:table-cell>
          <table:table-cell table:number-columns-repeated="2"/>
          <table:table-cell office:value-type="float" office:value="5.32529411764706" calcext:value-type="float">
            <text:p>5.3252941176</text:p>
          </table:table-cell>
          <table:table-cell office:value-type="float" office:value="9.58125" calcext:value-type="float">
            <text:p>9.58125</text:p>
          </table:table-cell>
          <table:table-cell table:number-columns-repeated="3"/>
          <table:table-cell table:style-name="ce18" office:value-type="float" office:value="8.07142857142857" calcext:value-type="float">
            <text:p>8.0714285714</text:p>
          </table:table-cell>
          <table:table-cell office:value-type="float" office:value="5.32529411764706" calcext:value-type="float">
            <text:p>5.3252941176</text:p>
          </table:table-cell>
          <table:table-cell table:number-columns-repeated="5"/>
          <table:table-cell table:style-name="ce18" office:value-type="float" office:value="2.75" calcext:value-type="float">
            <text:p>2.75</text:p>
          </table:table-cell>
          <table:table-cell table:style-name="ce18" office:value-type="float" office:value="9.58125" calcext:value-type="float">
            <text:p>9.58125</text:p>
          </table:table-cell>
          <table:table-cell office:value-type="float" office:value="3.93639344262295" calcext:value-type="float">
            <text:p>3.9363934426</text:p>
          </table:table-cell>
          <table:table-cell table:number-columns-repeated="10"/>
          <table:table-cell table:style-name="ce18" office:value-type="float" office:value="7.525" calcext:value-type="float">
            <text:p>7.525</text:p>
          </table:table-cell>
          <table:table-cell table:number-columns-repeated="5"/>
          <table:table-cell office:value-type="float" office:value="5.32529411764706" calcext:value-type="float">
            <text:p>5.3252941176</text:p>
          </table:table-cell>
          <table:table-cell/>
          <table:table-cell office:value-type="float" office:value="5.32529411764706" calcext:value-type="float">
            <text:p>5.3252941176</text:p>
          </table:table-cell>
          <table:table-cell office:value-type="float" office:value="9.58125" calcext:value-type="float">
            <text:p>9.58125</text:p>
          </table:table-cell>
          <table:table-cell office:value-type="float" office:value="5.32057971014493" calcext:value-type="float">
            <text:p>5.3205797101</text:p>
          </table:table-cell>
          <table:table-cell table:number-columns-repeated="7"/>
          <table:table-cell office:value-type="float" office:value="9.58125" calcext:value-type="float">
            <text:p>9.58125</text:p>
          </table:table-cell>
          <table:table-cell table:number-columns-repeated="4"/>
          <table:table-cell table:style-name="ce18" office:value-type="float" office:value="1.54222222222222" calcext:value-type="float">
            <text:p>1.5422222222</text:p>
          </table:table-cell>
          <table:table-cell office:value-type="float" office:value="4.19076923076923" calcext:value-type="float">
            <text:p>4.1907692308</text:p>
          </table:table-cell>
          <table:table-cell/>
          <table:table-cell office:value-type="float" office:value="5.9899060150376" calcext:value-type="float">
            <text:p>5.989906015</text:p>
          </table:table-cell>
        </table:table-row>
        <table:table-row table:style-name="ro2">
          <table:table-cell office:value-type="string" calcext:value-type="string">
            <text:p>GGA-SAD-006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29.767441860465" calcext:value-type="float">
            <text:p>129.7674418605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7.5" calcext:value-type="float">
            <text:p>87.5</text:p>
          </table:table-cell>
          <table:table-cell table:style-name="ce18" office:value-type="float" office:value="99.7368421052632" calcext:value-type="float">
            <text:p>99.7368421053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table:number-columns-repeated="2" table:style-name="ce18" office:value-type="float" office:value="80" calcext:value-type="float">
            <text:p>80</text:p>
          </table:table-cell>
          <table:table-cell/>
          <table:table-cell office:value-type="float" office:value="99.4871794871795" calcext:value-type="float">
            <text:p>99.4871794872</text:p>
          </table:table-cell>
          <table:table-cell table:style-name="ce18" office:value-type="float" office:value="103.75" calcext:value-type="float">
            <text:p>103.75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/>
          <table:table-cell office:value-type="float" office:value="98.7179487179487" calcext:value-type="float">
            <text:p>98.7179487179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5.4285714285714" calcext:value-type="float">
            <text:p>85.4285714286</text:p>
          </table:table-cell>
          <table:table-cell table:number-columns-repeated="3"/>
          <table:table-cell table:style-name="ce18" office:value-type="float" office:value="3.7" calcext:value-type="float">
            <text:p>3.7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table:style-name="ce18" office:value-type="float" office:value="150" calcext:value-type="float">
            <text:p>150</text:p>
          </table:table-cell>
          <table:table-cell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93.3333333333333" calcext:value-type="float">
            <text:p>93.3333333333</text:p>
          </table:table-cell>
          <table:table-cell/>
          <table:table-cell office:value-type="float" office:value="98.5" calcext:value-type="float">
            <text:p>98.5</text:p>
          </table:table-cell>
          <table:table-cell table:number-columns-repeated="4"/>
          <table:table-cell table:style-name="ce18" office:value-type="float" office:value="123.076923076923" calcext:value-type="float">
            <text:p>123.0769230769</text:p>
          </table:table-cell>
          <table:table-cell table:number-columns-repeated="2" table:style-name="ce18" office:value-type="float" office:value="135.714285714286" calcext:value-type="float">
            <text:p>135.7142857143</text:p>
          </table:table-cell>
          <table:table-cell table:number-columns-repeated="2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35.714285714286" calcext:value-type="float">
            <text:p>135.7142857143</text:p>
          </table:table-cell>
          <table:table-cell/>
          <table:table-cell table:style-name="ce18" office:value-type="float" office:value="150" calcext:value-type="float">
            <text:p>150</text:p>
          </table:table-cell>
          <table:table-cell table:number-columns-repeated="2"/>
          <table:table-cell table:style-name="ce18" office:value-type="float" office:value="32.5" calcext:value-type="float">
            <text:p>32.5</text:p>
          </table:table-cell>
          <table:table-cell office:value-type="float" office:value="98.5" calcext:value-type="float">
            <text:p>98.5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3" office:value-type="float" office:value="98.5" calcext:value-type="float">
            <text:p>98.5</text:p>
          </table:table-cell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35.714285714286" calcext:value-type="float">
            <text:p>135.7142857143</text:p>
          </table:table-cell>
          <table:table-cell table:style-name="ce18" office:value-type="float" office:value="142.857142857143" calcext:value-type="float">
            <text:p>142.8571428571</text:p>
          </table:table-cell>
          <table:table-cell office:value-type="float" office:value="98.5" calcext:value-type="float">
            <text:p>98.5</text:p>
          </table:table-cell>
          <table:table-cell table:number-columns-repeated="5"/>
          <table:table-cell office:value-type="float" office:value="98.5" calcext:value-type="float">
            <text:p>98.5</text:p>
          </table:table-cell>
          <table:table-cell/>
          <table:table-cell office:value-type="float" office:value="103.990644868302" calcext:value-type="float">
            <text:p>103.9906448683</text:p>
          </table:table-cell>
        </table:table-row>
        <table:table-row table:style-name="ro2">
          <table:table-cell office:value-type="string" calcext:value-type="string">
            <text:p>GGA-SAD-0065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.984" calcext:value-type="float">
            <text:p>2.984</text:p>
          </table:table-cell>
          <table:table-cell table:number-columns-repeated="2"/>
          <table:table-cell table:number-columns-repeated="2" office:value-type="float" office:value="2.885" calcext:value-type="float">
            <text:p>2.885</text:p>
          </table:table-cell>
          <table:table-cell table:style-name="ce18" office:value-type="float" office:value="2.885" calcext:value-type="float">
            <text:p>2.885</text:p>
          </table:table-cell>
          <table:table-cell table:number-columns-repeated="2"/>
          <table:table-cell office:value-type="float" office:value="2.885" calcext:value-type="float">
            <text:p>2.885</text:p>
          </table:table-cell>
          <table:table-cell table:number-columns-repeated="3"/>
          <table:table-cell office:value-type="float" office:value="2.885" calcext:value-type="float">
            <text:p>2.885</text:p>
          </table:table-cell>
          <table:table-cell table:number-columns-repeated="3"/>
          <table:table-cell table:style-name="ce17"/>
          <table:table-cell/>
          <table:table-cell office:value-type="float" office:value="2.885" calcext:value-type="float">
            <text:p>2.885</text:p>
          </table:table-cell>
          <table:table-cell table:number-columns-repeated="2"/>
          <table:table-cell office:value-type="float" office:value="2.885" calcext:value-type="float">
            <text:p>2.885</text:p>
          </table:table-cell>
          <table:table-cell table:style-name="ce17"/>
          <table:table-cell table:number-columns-repeated="3"/>
          <table:table-cell table:style-name="ce18" office:value-type="float" office:value="2.885" calcext:value-type="float">
            <text:p>2.885</text:p>
          </table:table-cell>
          <table:table-cell office:value-type="float" office:value="2.885" calcext:value-type="float">
            <text:p>2.885</text:p>
          </table:table-cell>
          <table:table-cell table:number-columns-repeated="6"/>
          <table:table-cell table:style-name="ce18" office:value-type="float" office:value="2.885" calcext:value-type="float">
            <text:p>2.885</text:p>
          </table:table-cell>
          <table:table-cell office:value-type="float" office:value="2.885" calcext:value-type="float">
            <text:p>2.885</text:p>
          </table:table-cell>
          <table:table-cell table:number-columns-repeated="4"/>
          <table:table-cell table:style-name="ce18" office:value-type="float" office:value="300" calcext:value-type="float">
            <text:p>300</text:p>
          </table:table-cell>
          <table:table-cell table:number-columns-repeated="5"/>
          <table:table-cell table:style-name="ce18" office:value-type="float" office:value="2.885" calcext:value-type="float">
            <text:p>2.885</text:p>
          </table:table-cell>
          <table:table-cell table:number-columns-repeated="5"/>
          <table:table-cell office:value-type="float" office:value="2.885" calcext:value-type="float">
            <text:p>2.885</text:p>
          </table:table-cell>
          <table:table-cell/>
          <table:table-cell table:number-columns-repeated="3" office:value-type="float" office:value="2.885" calcext:value-type="float">
            <text:p>2.885</text:p>
          </table:table-cell>
          <table:table-cell table:number-columns-repeated="7"/>
          <table:table-cell office:value-type="float" office:value="2.885" calcext:value-type="float">
            <text:p>2.885</text:p>
          </table:table-cell>
          <table:table-cell table:number-columns-repeated="5"/>
          <table:table-cell office:value-type="float" office:value="2.885" calcext:value-type="float">
            <text:p>2.885</text:p>
          </table:table-cell>
          <table:table-cell/>
          <table:table-cell office:value-type="float" office:value="4.75124999999999" calcext:value-type="float">
            <text:p>4.75125</text:p>
          </table:table-cell>
        </table:table-row>
        <table:table-row table:style-name="ro2">
          <table:table-cell office:value-type="string" calcext:value-type="string">
            <text:p>GGA-SAD-006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62.076288659794" calcext:value-type="float">
            <text:p>162.0762886598</text:p>
          </table:table-cell>
          <table:table-cell table:number-columns-repeated="2"/>
          <table:table-cell office:value-type="float" office:value="163.75" calcext:value-type="float">
            <text:p>163.75</text:p>
          </table:table-cell>
          <table:table-cell office:value-type="float" office:value="130.833333333333" calcext:value-type="float">
            <text:p>130.8333333333</text:p>
          </table:table-cell>
          <table:table-cell table:style-name="ce18" office:value-type="float" office:value="163.75" calcext:value-type="float">
            <text:p>163.7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 table:style-name="ce18" office:value-type="float" office:value="262.5" calcext:value-type="float">
            <text:p>262.5</text:p>
          </table:table-cell>
          <table:table-cell/>
          <table:table-cell office:value-type="float" office:value="163.75" calcext:value-type="float">
            <text:p>163.75</text:p>
          </table:table-cell>
          <table:table-cell table:style-name="ce18" office:value-type="float" office:value="262.5" calcext:value-type="float">
            <text:p>262.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136.521739130435" calcext:value-type="float">
            <text:p>136.521739130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.833333333333" calcext:value-type="float">
            <text:p>130.8333333333</text:p>
          </table:table-cell>
          <table:table-cell table:style-name="ce18" office:value-type="float" office:value="65" calcext:value-type="float">
            <text:p>65</text:p>
          </table:table-cell>
          <table:table-cell table:number-columns-repeated="3"/>
          <table:table-cell office:value-type="float" office:value="130.833333333333" calcext:value-type="float">
            <text:p>130.8333333333</text:p>
          </table:table-cell>
          <table:table-cell table:number-columns-repeated="4"/>
          <table:table-cell table:style-name="ce18" office:value-type="float" office:value="262.5" calcext:value-type="float">
            <text:p>262.5</text:p>
          </table:table-cell>
          <table:table-cell table:number-columns-repeated="2"/>
          <table:table-cell office:value-type="float" office:value="130.833333333333" calcext:value-type="float">
            <text:p>130.8333333333</text:p>
          </table:table-cell>
          <table:table-cell table:number-columns-repeated="16"/>
          <table:table-cell office:value-type="float" office:value="130.833333333333" calcext:value-type="float">
            <text:p>130.8333333333</text:p>
          </table:table-cell>
          <table:table-cell/>
          <table:table-cell table:number-columns-repeated="3" office:value-type="float" office:value="130.833333333333" calcext:value-type="float">
            <text:p>130.8333333333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table:number-columns-repeated="4"/>
          <table:table-cell table:style-name="ce18" office:value-type="float" office:value="262.5" calcext:value-type="float">
            <text:p>262.5</text:p>
          </table:table-cell>
          <table:table-cell office:value-type="float" office:value="262.5" calcext:value-type="float">
            <text:p>262.5</text:p>
          </table:table-cell>
          <table:table-cell/>
          <table:table-cell office:value-type="float" office:value="141.454435483871" calcext:value-type="float">
            <text:p>141.4544354839</text:p>
          </table:table-cell>
        </table:table-row>
        <table:table-row table:style-name="ro2">
          <table:table-cell office:value-type="string" calcext:value-type="string">
            <text:p>GGA-SAD-0067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6.25" calcext:value-type="float">
            <text:p>26.25</text:p>
          </table:table-cell>
          <table:table-cell table:number-columns-repeated="2"/>
          <table:table-cell office:value-type="float" office:value="12.3930769230769" calcext:value-type="float">
            <text:p>12.3930769231</text:p>
          </table:table-cell>
          <table:table-cell office:value-type="float" office:value="13.0091666666667" calcext:value-type="float">
            <text:p>13.0091666667</text:p>
          </table:table-cell>
          <table:table-cell table:number-columns-repeated="3"/>
          <table:table-cell office:value-type="float" office:value="6.23444444444445" calcext:value-type="float">
            <text:p>6.2344444444</text:p>
          </table:table-cell>
          <table:table-cell table:number-columns-repeated="3"/>
          <table:table-cell office:value-type="float" office:value="12.3930769230769" calcext:value-type="float">
            <text:p>12.3930769231</text:p>
          </table:table-cell>
          <table:table-cell table:number-columns-repeated="3"/>
          <table:table-cell office:value-type="float" office:value="13.0091666666667" calcext:value-type="float">
            <text:p>13.0091666667</text:p>
          </table:table-cell>
          <table:table-cell table:style-name="ce18" office:value-type="float" office:value="12.3930769230769" calcext:value-type="float">
            <text:p>12.3930769231</text:p>
          </table:table-cell>
          <table:table-cell office:value-type="float" office:value="5.90631578947368" calcext:value-type="float">
            <text:p>5.9063157895</text:p>
          </table:table-cell>
          <table:table-cell table:number-columns-repeated="2"/>
          <table:table-cell office:value-type="float" office:value="13.0091666666667" calcext:value-type="float">
            <text:p>13.0091666667</text:p>
          </table:table-cell>
          <table:table-cell office:value-type="float" office:value="13.7873913043478" calcext:value-type="float">
            <text:p>13.7873913043</text:p>
          </table:table-cell>
          <table:table-cell table:number-columns-repeated="3"/>
          <table:table-cell table:style-name="ce18" office:value-type="float" office:value="26.25" calcext:value-type="float">
            <text:p>26.25</text:p>
          </table:table-cell>
          <table:table-cell office:value-type="float" office:value="12.3930769230769" calcext:value-type="float">
            <text:p>12.3930769231</text:p>
          </table:table-cell>
          <table:table-cell table:number-columns-repeated="7"/>
          <table:table-cell office:value-type="float" office:value="12.3930769230769" calcext:value-type="float">
            <text:p>12.3930769231</text:p>
          </table:table-cell>
          <table:table-cell table:number-columns-repeated="10"/>
          <table:table-cell table:style-name="ce18" office:value-type="float" office:value="26.25" calcext:value-type="float">
            <text:p>26.25</text:p>
          </table:table-cell>
          <table:table-cell table:number-columns-repeated="5"/>
          <table:table-cell office:value-type="float" office:value="12.3930769230769" calcext:value-type="float">
            <text:p>12.3930769231</text:p>
          </table:table-cell>
          <table:table-cell/>
          <table:table-cell office:value-type="float" office:value="12.3930769230769" calcext:value-type="float">
            <text:p>12.3930769231</text:p>
          </table:table-cell>
          <table:table-cell office:value-type="float" office:value="12.6888" calcext:value-type="float">
            <text:p>12.6888</text:p>
          </table:table-cell>
          <table:table-cell office:value-type="float" office:value="12.3930769230769" calcext:value-type="float">
            <text:p>12.3930769231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3.1314609571788" calcext:value-type="float">
            <text:p>13.1314609572</text:p>
          </table:table-cell>
        </table:table-row>
        <table:table-row table:style-name="ro2">
          <table:table-cell office:value-type="string" calcext:value-type="string">
            <text:p>GGA-SAD-006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.2" calcext:value-type="float">
            <text:p>5.2</text:p>
          </table:table-cell>
          <table:table-cell table:style-name="ce18" office:value-type="float" office:value="5.2" calcext:value-type="float">
            <text:p>5.2</text:p>
          </table:table-cell>
          <table:table-cell table:number-columns-repeated="2"/>
          <table:table-cell office:value-type="float" office:value="5.22222222222222" calcext:value-type="float">
            <text:p>5.2222222222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style-name="ce18" office:value-type="float" office:value="5.2" calcext:value-type="float">
            <text:p>5.2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5.18181818181818" calcext:value-type="float">
            <text:p>5.1818181818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table:number-columns-repeated="6"/>
          <table:table-cell table:style-name="ce18" office:value-type="float" office:value="5.2" calcext:value-type="float">
            <text:p>5.2</text:p>
          </table:table-cell>
          <table:table-cell office:value-type="float" office:value="5.2" calcext:value-type="float">
            <text:p>5.2</text:p>
          </table:table-cell>
          <table:table-cell table:number-columns-repeated="16"/>
          <table:table-cell office:value-type="float" office:value="5.2" calcext:value-type="float">
            <text:p>5.2</text:p>
          </table:table-cell>
          <table:table-cell/>
          <table:table-cell table:number-columns-repeated="3" office:value-type="float" office:value="5.2" calcext:value-type="float">
            <text:p>5.2</text:p>
          </table:table-cell>
          <table:table-cell table:number-columns-repeated="7"/>
          <table:table-cell office:value-type="float" office:value="5.2" calcext:value-type="float">
            <text:p>5.2</text:p>
          </table:table-cell>
          <table:table-cell table:number-columns-repeated="5"/>
          <table:table-cell table:style-name="ce17"/>
          <table:table-cell/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GGA-SAD-006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  <table:table-cell office:value-type="float" office:value="11.4615384615385" calcext:value-type="float">
            <text:p>11.46153846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12" calcext:value-type="float">
            <text:p>12</text:p>
          </table:table-cell>
          <table:table-cell table:style-name="ce17"/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10"/>
          <table:table-cell table:style-name="ce18" office:value-type="float" office:value="12" calcext:value-type="float">
            <text:p>12</text:p>
          </table:table-cell>
          <table:table-cell table:number-columns-repeated="5"/>
          <table:table-cell office:value-type="float" office:value="7.63636363636364" calcext:value-type="float">
            <text:p>7.6363636364</text:p>
          </table:table-cell>
          <table:table-cell/>
          <table:table-cell table:number-columns-repeated="3"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11.7303921568627" calcext:value-type="float">
            <text:p>11.7303921569</text:p>
          </table:table-cell>
        </table:table-row>
        <table:table-row table:style-name="ro2">
          <table:table-cell office:value-type="string" calcext:value-type="string">
            <text:p>GGA-SAD-0070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/>
          <table:table-cell office:value-type="float" office:value="37.5903225806451" calcext:value-type="float">
            <text:p>37.5903225806</text:p>
          </table:table-cell>
          <table:table-cell office:value-type="float" office:value="240" calcext:value-type="float">
            <text:p>240</text:p>
          </table:table-cell>
          <table:table-cell table:style-name="ce18" office:value-type="float" office:value="240" calcext:value-type="float">
            <text:p>240</text:p>
          </table:table-cell>
          <table:table-cell table:number-columns-repeated="2"/>
          <table:table-cell office:value-type="float" office:value="86.9585365853659" calcext:value-type="float">
            <text:p>86.9585365854</text:p>
          </table:table-cell>
          <table:table-cell table:number-columns-repeated="3"/>
          <table:table-cell office:value-type="float" office:value="37.5903225806451" calcext:value-type="float">
            <text:p>37.5903225806</text:p>
          </table:table-cell>
          <table:table-cell table:number-columns-repeated="3"/>
          <table:table-cell office:value-type="float" office:value="86.9585365853659" calcext:value-type="float">
            <text:p>86.9585365854</text:p>
          </table:table-cell>
          <table:table-cell table:style-name="ce18" office:value-type="float" office:value="240" calcext:value-type="float">
            <text:p>240</text:p>
          </table:table-cell>
          <table:table-cell office:value-type="float" office:value="37.5903225806451" calcext:value-type="float">
            <text:p>37.5903225806</text:p>
          </table:table-cell>
          <table:table-cell table:number-columns-repeated="2"/>
          <table:table-cell office:value-type="float" office:value="86.9585365853659" calcext:value-type="float">
            <text:p>86.9585365854</text:p>
          </table:table-cell>
          <table:table-cell office:value-type="float" office:value="240" calcext:value-type="float">
            <text:p>240</text:p>
          </table:table-cell>
          <table:table-cell table:style-name="ce18" office:value-type="float" office:value="240" calcext:value-type="float">
            <text:p>240</text:p>
          </table:table-cell>
          <table:table-cell table:number-columns-repeated="3"/>
          <table:table-cell office:value-type="float" office:value="86.9585365853659" calcext:value-type="float">
            <text:p>86.9585365854</text:p>
          </table:table-cell>
          <table:table-cell table:number-columns-repeated="7"/>
          <table:table-cell office:value-type="float" office:value="86.9585365853659" calcext:value-type="float">
            <text:p>86.9585365854</text:p>
          </table:table-cell>
          <table:table-cell table:number-columns-repeated="16"/>
          <table:table-cell office:value-type="float" office:value="86.3166666666667" calcext:value-type="float">
            <text:p>86.3166666667</text:p>
          </table:table-cell>
          <table:table-cell/>
          <table:table-cell office:value-type="float" office:value="86.9585365853659" calcext:value-type="float">
            <text:p>86.9585365854</text:p>
          </table:table-cell>
          <table:table-cell office:value-type="float" office:value="240" calcext:value-type="float">
            <text:p>240</text:p>
          </table:table-cell>
          <table:table-cell office:value-type="float" office:value="86.9585365853659" calcext:value-type="float">
            <text:p>86.9585365854</text:p>
          </table:table-cell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4"/>
          <table:table-cell table:style-name="ce18" office:value-type="float" office:value="89.1075" calcext:value-type="float">
            <text:p>89.1075</text:p>
          </table:table-cell>
          <table:table-cell office:value-type="float" office:value="37.5903225806451" calcext:value-type="float">
            <text:p>37.5903225806</text:p>
          </table:table-cell>
          <table:table-cell/>
          <table:table-cell office:value-type="float" office:value="104.822388059701" calcext:value-type="float">
            <text:p>104.8223880597</text:p>
          </table:table-cell>
        </table:table-row>
        <table:table-row table:style-name="ro2">
          <table:table-cell office:value-type="string" calcext:value-type="string">
            <text:p>GGA-SAD-007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28.454545454545" calcext:value-type="float">
            <text:p>128.4545454545</text:p>
          </table:table-cell>
          <table:table-cell table:style-name="ce17"/>
          <table:table-cell table:number-columns-repeated="3"/>
          <table:table-cell office:value-type="float" office:value="128.454545454545" calcext:value-type="float">
            <text:p>128.4545454545</text:p>
          </table:table-cell>
          <table:table-cell table:number-columns-repeated="3"/>
          <table:table-cell office:value-type="float" office:value="128.454545454545" calcext:value-type="float">
            <text:p>128.4545454545</text:p>
          </table:table-cell>
          <table:table-cell table:number-columns-repeated="3"/>
          <table:table-cell office:value-type="float" office:value="128.454545454545" calcext:value-type="float">
            <text:p>128.4545454545</text:p>
          </table:table-cell>
          <table:table-cell/>
          <table:table-cell office:value-type="float" office:value="128.454545454545" calcext:value-type="float">
            <text:p>128.4545454545</text:p>
          </table:table-cell>
          <table:table-cell table:number-columns-repeated="2"/>
          <table:table-cell office:value-type="float" office:value="128.454545454545" calcext:value-type="float">
            <text:p>128.4545454545</text:p>
          </table:table-cell>
          <table:table-cell table:style-name="ce17"/>
          <table:table-cell table:number-columns-repeated="4"/>
          <table:table-cell office:value-type="float" office:value="128.454545454545" calcext:value-type="float">
            <text:p>128.4545454545</text:p>
          </table:table-cell>
          <table:table-cell table:number-columns-repeated="7"/>
          <table:table-cell office:value-type="float" office:value="128.454545454545" calcext:value-type="float">
            <text:p>128.4545454545</text:p>
          </table:table-cell>
          <table:table-cell table:number-columns-repeated="16"/>
          <table:table-cell office:value-type="float" office:value="128.454545454545" calcext:value-type="float">
            <text:p>128.4545454545</text:p>
          </table:table-cell>
          <table:table-cell/>
          <table:table-cell office:value-type="float" office:value="128.454545454545" calcext:value-type="float">
            <text:p>128.4545454545</text:p>
          </table:table-cell>
          <table:table-cell table:style-name="ce17"/>
          <table:table-cell office:value-type="float" office:value="131.441860465116" calcext:value-type="float">
            <text:p>131.4418604651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25.622222222222" calcext:value-type="float">
            <text:p>125.6222222222</text:p>
          </table:table-cell>
          <table:table-cell office:value-type="float" office:value="128.454545454545" calcext:value-type="float">
            <text:p>128.4545454545</text:p>
          </table:table-cell>
          <table:table-cell/>
          <table:table-cell office:value-type="float" office:value="128.456293706294" calcext:value-type="float">
            <text:p>128.4562937063</text:p>
          </table:table-cell>
        </table:table-row>
        <table:table-row table:style-name="ro2">
          <table:table-cell office:value-type="string" calcext:value-type="string">
            <text:p>GGA-SAD-007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float" office:value="7.5" calcext:value-type="float">
            <text:p>7.5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style-name="ce18" office:value-type="float" office:value="7.5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float" office:value="7.5" calcext:value-type="float">
            <text:p>7.5</text:p>
          </table:table-cell>
          <table:table-cell table:number-columns-repeated="4"/>
          <table:table-cell office:value-type="float" office:value="7.5" calcext:value-type="float">
            <text:p>7.5</text:p>
          </table:table-cell>
          <table:table-cell table:number-columns-repeated="6"/>
          <table:table-cell table:style-name="ce18" office:value-type="float" office:value="7.5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table:number-columns-repeated="16"/>
          <table:table-cell office:value-type="float" office:value="7.5" calcext:value-type="float">
            <text:p>7.5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6.66666666666667" calcext:value-type="float">
            <text:p>6.6666666667</text:p>
          </table:table-cell>
          <table:table-cell table:number-columns-repeated="7"/>
          <table:table-cell office:value-type="float" office:value="8.57142857142857" calcext:value-type="float">
            <text:p>8.5714285714</text:p>
          </table:table-cell>
          <table:table-cell table:number-columns-repeated="5"/>
          <table:table-cell table:style-name="ce17"/>
          <table:table-cell/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GGA-SAD-007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9.464" calcext:value-type="float">
            <text:p>59.464</text:p>
          </table:table-cell>
          <table:table-cell office:value-type="float" office:value="66.7923076923077" calcext:value-type="float">
            <text:p>66.7923076923</text:p>
          </table:table-cell>
          <table:table-cell table:style-name="ce18" office:value-type="float" office:value="92.7777777777778" calcext:value-type="float">
            <text:p>92.7777777778</text:p>
          </table:table-cell>
          <table:table-cell table:number-columns-repeated="2"/>
          <table:table-cell office:value-type="float" office:value="66.7923076923077" calcext:value-type="float">
            <text:p>66.7923076923</text:p>
          </table:table-cell>
          <table:table-cell table:number-columns-repeated="3"/>
          <table:table-cell office:value-type="float" office:value="66.7923076923077" calcext:value-type="float">
            <text:p>66.7923076923</text:p>
          </table:table-cell>
          <table:table-cell table:number-columns-repeated="3"/>
          <table:table-cell office:value-type="float" office:value="92.7777777777778" calcext:value-type="float">
            <text:p>92.7777777778</text:p>
          </table:table-cell>
          <table:table-cell/>
          <table:table-cell office:value-type="float" office:value="8.325" calcext:value-type="float">
            <text:p>8.325</text:p>
          </table:table-cell>
          <table:table-cell table:number-columns-repeated="2"/>
          <table:table-cell office:value-type="float" office:value="8.325" calcext:value-type="float">
            <text:p>8.325</text:p>
          </table:table-cell>
          <table:table-cell office:value-type="float" office:value="66.7923076923077" calcext:value-type="float">
            <text:p>66.7923076923</text:p>
          </table:table-cell>
          <table:table-cell table:number-columns-repeated="4"/>
          <table:table-cell office:value-type="float" office:value="66.7923076923077" calcext:value-type="float">
            <text:p>66.7923076923</text:p>
          </table:table-cell>
          <table:table-cell table:number-columns-repeated="6"/>
          <table:table-cell table:style-name="ce18" office:value-type="float" office:value="36.6625" calcext:value-type="float">
            <text:p>36.6625</text:p>
          </table:table-cell>
          <table:table-cell office:value-type="float" office:value="66.7923076923077" calcext:value-type="float">
            <text:p>66.7923076923</text:p>
          </table:table-cell>
          <table:table-cell table:number-columns-repeated="16"/>
          <table:table-cell office:value-type="float" office:value="8.325" calcext:value-type="float">
            <text:p>8.325</text:p>
          </table:table-cell>
          <table:table-cell/>
          <table:table-cell table:number-columns-repeated="3" office:value-type="float" office:value="66.7923076923077" calcext:value-type="float">
            <text:p>66.7923076923</text:p>
          </table:table-cell>
          <table:table-cell table:number-columns-repeated="7"/>
          <table:table-cell office:value-type="float" office:value="87.8947368421053" calcext:value-type="float">
            <text:p>87.8947368421</text:p>
          </table:table-cell>
          <table:table-cell table:number-columns-repeated="5"/>
          <table:table-cell office:value-type="float" office:value="66.7923076923077" calcext:value-type="float">
            <text:p>66.7923076923</text:p>
          </table:table-cell>
          <table:table-cell/>
          <table:table-cell office:value-type="float" office:value="64.8657894736842" calcext:value-type="float">
            <text:p>64.8657894737</text:p>
          </table:table-cell>
        </table:table-row>
        <table:table-row table:style-name="ro2">
          <table:table-cell office:value-type="string" calcext:value-type="string">
            <text:p>GGA-SAD-007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42.0588235294118" calcext:value-type="float">
            <text:p>42.0588235294</text:p>
          </table:table-cell>
          <table:table-cell office:value-type="float" office:value="29.0625" calcext:value-type="float">
            <text:p>29.0625</text:p>
          </table:table-cell>
          <table:table-cell table:number-columns-repeated="3"/>
          <table:table-cell office:value-type="float" office:value="29.0625" calcext:value-type="float">
            <text:p>29.0625</text:p>
          </table:table-cell>
          <table:table-cell table:number-columns-repeated="3"/>
          <table:table-cell office:value-type="float" office:value="29.0625" calcext:value-type="float">
            <text:p>29.0625</text:p>
          </table:table-cell>
          <table:table-cell table:number-columns-repeated="3"/>
          <table:table-cell office:value-type="float" office:value="29.0625" calcext:value-type="float">
            <text:p>29.0625</text:p>
          </table:table-cell>
          <table:table-cell table:style-name="ce18" office:value-type="float" office:value="56.25" calcext:value-type="float">
            <text:p>56.25</text:p>
          </table:table-cell>
          <table:table-cell office:value-type="float" office:value="29.0625" calcext:value-type="float">
            <text:p>29.0625</text:p>
          </table:table-cell>
          <table:table-cell table:number-columns-repeated="2"/>
          <table:table-cell table:number-columns-repeated="2" office:value-type="float" office:value="29.0625" calcext:value-type="float">
            <text:p>29.0625</text:p>
          </table:table-cell>
          <table:table-cell table:number-columns-repeated="3"/>
          <table:table-cell table:style-name="ce18" office:value-type="float" office:value="29.0625" calcext:value-type="float">
            <text:p>29.0625</text:p>
          </table:table-cell>
          <table:table-cell office:value-type="float" office:value="29.0625" calcext:value-type="float">
            <text:p>29.0625</text:p>
          </table:table-cell>
          <table:table-cell table:number-columns-repeated="5"/>
          <table:table-cell table:number-columns-repeated="2" table:style-name="ce18" office:value-type="float" office:value="29.0625" calcext:value-type="float">
            <text:p>29.0625</text:p>
          </table:table-cell>
          <table:table-cell office:value-type="float" office:value="29.0625" calcext:value-type="float">
            <text:p>29.0625</text:p>
          </table:table-cell>
          <table:table-cell table:number-columns-repeated="14"/>
          <table:table-cell table:style-name="ce18" office:value-type="float" office:value="30.6666666666667" calcext:value-type="float">
            <text:p>30.6666666667</text:p>
          </table:table-cell>
          <table:table-cell/>
          <table:table-cell office:value-type="float" office:value="29.0625" calcext:value-type="float">
            <text:p>29.0625</text:p>
          </table:table-cell>
          <table:table-cell/>
          <table:table-cell table:number-columns-repeated="3" office:value-type="float" office:value="29.0625" calcext:value-type="float">
            <text:p>29.0625</text:p>
          </table:table-cell>
          <table:table-cell table:number-columns-repeated="7"/>
          <table:table-cell office:value-type="float" office:value="29.0625" calcext:value-type="float">
            <text:p>29.0625</text:p>
          </table:table-cell>
          <table:table-cell table:number-columns-repeated="5"/>
          <table:table-cell office:value-type="float" office:value="1.875" calcext:value-type="float">
            <text:p>1.875</text:p>
          </table:table-cell>
          <table:table-cell/>
          <table:table-cell office:value-type="float" office:value="29.828125" calcext:value-type="float">
            <text:p>29.828125</text:p>
          </table:table-cell>
        </table:table-row>
        <table:table-row table:style-name="ro2">
          <table:table-cell office:value-type="string" calcext:value-type="string">
            <text:p>GGA-SAD-008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2.8571428571429" calcext:value-type="float">
            <text:p>72.8571428571</text:p>
          </table:table-cell>
          <table:table-cell table:number-columns-repeated="3"/>
          <table:table-cell office:value-type="float" office:value="72.8571428571429" calcext:value-type="float">
            <text:p>72.8571428571</text:p>
          </table:table-cell>
          <table:table-cell table:number-columns-repeated="3"/>
          <table:table-cell office:value-type="float" office:value="72.8571428571429" calcext:value-type="float">
            <text:p>72.8571428571</text:p>
          </table:table-cell>
          <table:table-cell table:number-columns-repeated="3"/>
          <table:table-cell office:value-type="float" office:value="72.8571428571429" calcext:value-type="float">
            <text:p>72.8571428571</text:p>
          </table:table-cell>
          <table:table-cell/>
          <table:table-cell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2" office:value-type="float" office:value="72.8571428571429" calcext:value-type="float">
            <text:p>72.8571428571</text:p>
          </table:table-cell>
          <table:table-cell table:number-columns-repeated="4"/>
          <table:table-cell office:value-type="float" office:value="74.6153846153846" calcext:value-type="float">
            <text:p>74.6153846154</text:p>
          </table:table-cell>
          <table:table-cell table:number-columns-repeated="5"/>
          <table:table-cell table:number-columns-repeated="2" table:style-name="ce18" office:value-type="float" office:value="72.8571428571429" calcext:value-type="float">
            <text:p>72.8571428571</text:p>
          </table:table-cell>
          <table:table-cell office:value-type="float" office:value="72.8571428571429" calcext:value-type="float">
            <text:p>72.8571428571</text:p>
          </table:table-cell>
          <table:table-cell table:number-columns-repeated="14"/>
          <table:table-cell table:style-name="ce18" office:value-type="float" office:value="5" calcext:value-type="float">
            <text:p>5</text:p>
          </table:table-cell>
          <table:table-cell/>
          <table:table-cell office:value-type="float" office:value="72.8571428571429" calcext:value-type="float">
            <text:p>72.8571428571</text:p>
          </table:table-cell>
          <table:table-cell/>
          <table:table-cell table:number-columns-repeated="3" office:value-type="float" office:value="72.8571428571429" calcext:value-type="float">
            <text:p>72.8571428571</text:p>
          </table:table-cell>
          <table:table-cell table:number-columns-repeated="7"/>
          <table:table-cell office:value-type="float" office:value="72.8571428571429" calcext:value-type="float">
            <text:p>72.8571428571</text:p>
          </table:table-cell>
          <table:table-cell table:number-columns-repeated="5"/>
          <table:table-cell office:value-type="float" office:value="72.8571428571429" calcext:value-type="float">
            <text:p>72.8571428571</text:p>
          </table:table-cell>
          <table:table-cell/>
          <table:table-cell office:value-type="float" office:value="73.18" calcext:value-type="float">
            <text:p>73.18</text:p>
          </table:table-cell>
        </table:table-row>
        <table:table-row table:style-name="ro2">
          <table:table-cell office:value-type="string" calcext:value-type="string">
            <text:p>GGA-SAD-008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4.5015873015873" calcext:value-type="float">
            <text:p>14.5015873016</text:p>
          </table:table-cell>
          <table:table-cell table:number-columns-repeated="2"/>
          <table:table-cell table:number-columns-repeated="2" office:value-type="float" office:value="8.6625" calcext:value-type="float">
            <text:p>8.6625</text:p>
          </table:table-cell>
          <table:table-cell table:style-name="ce18" office:value-type="float" office:value="8.6625" calcext:value-type="float">
            <text:p>8.6625</text:p>
          </table:table-cell>
          <table:table-cell table:number-columns-repeated="2"/>
          <table:table-cell office:value-type="float" office:value="1.075" calcext:value-type="float">
            <text:p>1.075</text:p>
          </table:table-cell>
          <table:table-cell table:number-columns-repeated="3"/>
          <table:table-cell office:value-type="float" office:value="6.13333333333333" calcext:value-type="float">
            <text:p>6.1333333333</text:p>
          </table:table-cell>
          <table:table-cell table:number-columns-repeated="3"/>
          <table:table-cell table:style-name="ce17"/>
          <table:table-cell/>
          <table:table-cell office:value-type="float" office:value="8.6625" calcext:value-type="float">
            <text:p>8.6625</text:p>
          </table:table-cell>
          <table:table-cell table:number-columns-repeated="2"/>
          <table:table-cell office:value-type="float" office:value="8.6625" calcext:value-type="float">
            <text:p>8.6625</text:p>
          </table:table-cell>
          <table:table-cell office:value-type="float" office:value="10.18" calcext:value-type="float">
            <text:p>10.18</text:p>
          </table:table-cell>
          <table:table-cell table:number-columns-repeated="4"/>
          <table:table-cell office:value-type="float" office:value="9.91515151515151" calcext:value-type="float">
            <text:p>9.9151515152</text:p>
          </table:table-cell>
          <table:table-cell table:number-columns-repeated="6"/>
          <table:table-cell table:style-name="ce18" office:value-type="float" office:value="8.6625" calcext:value-type="float">
            <text:p>8.6625</text:p>
          </table:table-cell>
          <table:table-cell office:value-type="float" office:value="8.6625" calcext:value-type="float">
            <text:p>8.6625</text:p>
          </table:table-cell>
          <table:table-cell table:number-columns-repeated="5"/>
          <table:table-cell table:number-columns-repeated="2" table:style-name="ce18" office:value-type="float" office:value="16.25" calcext:value-type="float">
            <text:p>16.25</text:p>
          </table:table-cell>
          <table:table-cell table:number-columns-repeated="9"/>
          <table:table-cell office:value-type="float" office:value="1.075" calcext:value-type="float">
            <text:p>1.075</text:p>
          </table:table-cell>
          <table:table-cell/>
          <table:table-cell table:number-columns-repeated="3" office:value-type="float" office:value="8.6625" calcext:value-type="float">
            <text:p>8.6625</text:p>
          </table:table-cell>
          <table:table-cell table:number-columns-repeated="2"/>
          <table:table-cell table:number-columns-repeated="2" table:style-name="ce18" office:value-type="float" office:value="8.6625" calcext:value-type="float">
            <text:p>8.6625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style-name="ce18" office:value-type="float" office:value="8.6625" calcext:value-type="float">
            <text:p>8.6625</text:p>
          </table:table-cell>
          <table:table-cell table:number-columns-repeated="2"/>
          <table:table-cell table:style-name="ce18" office:value-type="float" office:value="16.25" calcext:value-type="float">
            <text:p>16.25</text:p>
          </table:table-cell>
          <table:table-cell/>
          <table:table-cell office:value-type="float" office:value="8.6625" calcext:value-type="float">
            <text:p>8.6625</text:p>
          </table:table-cell>
          <table:table-cell/>
          <table:table-cell office:value-type="float" office:value="9.28628048780488" calcext:value-type="float">
            <text:p>9.2862804878</text:p>
          </table:table-cell>
        </table:table-row>
        <table:table-row table:style-name="ro2">
          <table:table-cell office:value-type="string" calcext:value-type="string">
            <text:p>GGA-SAD-008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office:value-type="float" office:value="57.7777777777778" calcext:value-type="float">
            <text:p>57.7777777778</text:p>
          </table:table-cell>
          <table:table-cell office:value-type="float" office:value="44.5" calcext:value-type="float">
            <text:p>44.5</text:p>
          </table:table-cell>
          <table:table-cell table:style-name="ce18" office:value-type="float" office:value="65" calcext:value-type="float">
            <text:p>65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table:number-columns-repeated="3"/>
          <table:table-cell office:value-type="float" office:value="57.7777777777778" calcext:value-type="float">
            <text:p>57.77777777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4.5" calcext:value-type="float">
            <text:p>44.5</text:p>
          </table:table-cell>
          <table:table-cell table:number-columns-repeated="2"/>
          <table:table-cell office:value-type="float" office:value="50.1904761904762" calcext:value-type="float">
            <text:p>50.1904761905</text:p>
          </table:table-cell>
          <table:table-cell office:value-type="float" office:value="52.2" calcext:value-type="float">
            <text:p>52.2</text:p>
          </table:table-cell>
          <table:table-cell table:number-columns-repeated="4"/>
          <table:table-cell office:value-type="float" office:value="44.5" calcext:value-type="float">
            <text:p>44.5</text:p>
          </table:table-cell>
          <table:table-cell table:number-columns-repeated="5"/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44.5" calcext:value-type="float">
            <text:p>44.5</text:p>
          </table:table-cell>
          <table:table-cell office:value-type="float" office:value="48.3636363636364" calcext:value-type="float">
            <text:p>48.3636363636</text:p>
          </table:table-cell>
          <table:table-cell table:number-columns-repeated="10"/>
          <table:table-cell table:style-name="ce18" office:value-type="float" office:value="3.5" calcext:value-type="float">
            <text:p>3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/>
          <table:table-cell office:value-type="float" office:value="52.2" calcext:value-type="float">
            <text:p>52.2</text:p>
          </table:table-cell>
          <table:table-cell table:number-columns-repeated="2" office:value-type="float" office:value="44.5" calcext:value-type="float">
            <text:p>44.5</text:p>
          </table:table-cell>
          <table:table-cell table:number-columns-repeated="7"/>
          <table:table-cell office:value-type="float" office:value="57.7777777777778" calcext:value-type="float">
            <text:p>57.7777777778</text:p>
          </table:table-cell>
          <table:table-cell table:number-columns-repeated="5"/>
          <table:table-cell office:value-type="float" office:value="44.5" calcext:value-type="float">
            <text:p>44.5</text:p>
          </table:table-cell>
          <table:table-cell/>
          <table:table-cell office:value-type="float" office:value="46.9661458333333" calcext:value-type="float">
            <text:p>46.9661458333</text:p>
          </table:table-cell>
        </table:table-row>
        <table:table-row table:style-name="ro2">
          <table:table-cell office:value-type="string" calcext:value-type="string">
            <text:p>GGA-SAD-008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43.75" calcext:value-type="float">
            <text:p>43.7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43.75" calcext:value-type="float">
            <text:p>43.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43.75" calcext:value-type="float">
            <text:p>43.75</text:p>
          </table:table-cell>
          <table:table-cell table:number-columns-repeated="6"/>
          <table:table-cell table:style-name="ce18" office:value-type="float" office:value="43.75" calcext:value-type="float">
            <text:p>43.75</text:p>
          </table:table-cell>
          <table:table-cell office:value-type="float" office:value="43.75" calcext:value-type="float">
            <text:p>43.75</text:p>
          </table:table-cell>
          <table:table-cell table:number-columns-repeated="10"/>
          <table:table-cell table:style-name="ce18" office:value-type="float" office:value="85" calcext:value-type="float">
            <text:p>85</text:p>
          </table:table-cell>
          <table:table-cell table:number-columns-repeated="5"/>
          <table:table-cell office:value-type="float" office:value="43.75" calcext:value-type="float">
            <text:p>43.75</text:p>
          </table:table-cell>
          <table:table-cell/>
          <table:table-cell office:value-type="float" office:value="46.4285714285714" calcext:value-type="float">
            <text:p>46.4285714286</text:p>
          </table:table-cell>
          <table:table-cell table:number-columns-repeated="2" office:value-type="float" office:value="43.75" calcext:value-type="float">
            <text:p>43.75</text:p>
          </table:table-cell>
          <table:table-cell table:number-columns-repeated="7"/>
          <table:table-cell office:value-type="float" office:value="43.75" calcext:value-type="float">
            <text:p>43.75</text:p>
          </table:table-cell>
          <table:table-cell table:number-columns-repeated="5"/>
          <table:table-cell office:value-type="float" office:value="43.75" calcext:value-type="float">
            <text:p>43.75</text:p>
          </table:table-cell>
          <table:table-cell/>
          <table:table-cell office:value-type="float" office:value="59.5192307692308" calcext:value-type="float">
            <text:p>59.5192307692</text:p>
          </table:table-cell>
        </table:table-row>
        <table:table-row table:style-name="ro2">
          <table:table-cell office:value-type="string" calcext:value-type="string">
            <text:p>GGA-SAD-008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7.5" calcext:value-type="float">
            <text:p>107.5</text:p>
          </table:table-cell>
          <table:table-cell table:number-columns-repeated="2"/>
          <table:table-cell table:number-columns-repeated="2" office:value-type="float" office:value="87" calcext:value-type="float">
            <text:p>87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float" office:value="87" calcext:value-type="float">
            <text:p>87</text:p>
          </table:table-cell>
          <table:table-cell table:number-columns-repeated="4"/>
          <table:table-cell office:value-type="float" office:value="77.0588235294118" calcext:value-type="float">
            <text:p>77.0588235294</text:p>
          </table:table-cell>
          <table:table-cell table:number-columns-repeated="6"/>
          <table:table-cell table:style-name="ce18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8" office:value-type="float" office:value="107.5" calcext:value-type="float">
            <text:p>107.5</text:p>
          </table:table-cell>
          <table:table-cell table:number-columns-repeated="9"/>
          <table:table-cell office:value-type="float" office:value="91.0526315789474" calcext:value-type="float">
            <text:p>91.0526315789</text:p>
          </table:table-cell>
          <table:table-cell table:style-name="ce18" office:value-type="float" office:value="107.5" calcext:value-type="float">
            <text:p>107.5</text:p>
          </table:table-cell>
          <table:table-cell office:value-type="float" office:value="84.0476190476191" calcext:value-type="float">
            <text:p>84.047619047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9.4444444444444" calcext:value-type="float">
            <text:p>89.4444444444</text:p>
          </table:table-cell>
          <table:table-cell/>
          <table:table-cell office:value-type="float" office:value="90.0114416475973" calcext:value-type="float">
            <text:p>90.0114416476</text:p>
          </table:table-cell>
        </table:table-row>
        <table:table-row table:style-name="ro2">
          <table:table-cell office:value-type="string" calcext:value-type="string">
            <text:p>GGA-SAD-008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94.7142857142857" calcext:value-type="float">
            <text:p>94.7142857143</text:p>
          </table:table-cell>
          <table:table-cell office:value-type="float" office:value="83.25" calcext:value-type="float">
            <text:p>83.25</text:p>
          </table:table-cell>
          <table:table-cell table:style-name="ce18" office:value-type="float" office:value="83.25" calcext:value-type="float">
            <text:p>83.25</text:p>
          </table:table-cell>
          <table:table-cell table:number-columns-repeated="2"/>
          <table:table-cell office:value-type="float" office:value="83.25" calcext:value-type="float">
            <text:p>83.25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 table:number-columns-repeated="3"/>
          <table:table-cell table:style-name="ce17"/>
          <table:table-cell/>
          <table:table-cell office:value-type="float" office:value="83.25" calcext:value-type="float">
            <text:p>83.25</text:p>
          </table:table-cell>
          <table:table-cell table:number-columns-repeated="2"/>
          <table:table-cell table:number-columns-repeated="2" office:value-type="float" office:value="83.25" calcext:value-type="float">
            <text:p>83.25</text:p>
          </table:table-cell>
          <table:table-cell table:number-columns-repeated="4"/>
          <table:table-cell office:value-type="float" office:value="83.25" calcext:value-type="float">
            <text:p>83.25</text:p>
          </table:table-cell>
          <table:table-cell table:number-columns-repeated="6"/>
          <table:table-cell table:style-name="ce18" office:value-type="float" office:value="83.25" calcext:value-type="float">
            <text:p>83.25</text:p>
          </table:table-cell>
          <table:table-cell office:value-type="float" office:value="83.25" calcext:value-type="float">
            <text:p>83.25</text:p>
          </table:table-cell>
          <table:table-cell table:number-columns-repeated="16"/>
          <table:table-cell office:value-type="float" office:value="75.1111111111111" calcext:value-type="float">
            <text:p>75.1111111111</text:p>
          </table:table-cell>
          <table:table-cell/>
          <table:table-cell table:number-columns-repeated="3" office:value-type="float" office:value="83.25" calcext:value-type="float">
            <text:p>83.25</text:p>
          </table:table-cell>
          <table:table-cell table:number-columns-repeated="7"/>
          <table:table-cell office:value-type="float" office:value="83.25" calcext:value-type="float">
            <text:p>83.25</text:p>
          </table:table-cell>
          <table:table-cell table:number-columns-repeated="5"/>
          <table:table-cell office:value-type="float" office:value="83.25" calcext:value-type="float">
            <text:p>83.25</text:p>
          </table:table-cell>
          <table:table-cell/>
          <table:table-cell office:value-type="float" office:value="83.3014705882353" calcext:value-type="float">
            <text:p>83.3014705882</text:p>
          </table:table-cell>
        </table:table-row>
        <table:table-row table:style-name="ro2">
          <table:table-cell office:value-type="string" calcext:value-type="string">
            <text:p>GGA-SAD-008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2.3636363636364" calcext:value-type="float">
            <text:p>32.3636363636</text:p>
          </table:table-cell>
          <table:table-cell table:number-columns-repeated="2"/>
          <table:table-cell office:value-type="float" office:value="32.0526315789474" calcext:value-type="float">
            <text:p>32.0526315789</text:p>
          </table:table-cell>
          <table:table-cell office:value-type="float" office:value="33.6666666666667" calcext:value-type="float">
            <text:p>33.6666666667</text:p>
          </table:table-cell>
          <table:table-cell table:style-name="ce18" office:value-type="float" office:value="33.6666666666667" calcext:value-type="float">
            <text:p>33.6666666667</text:p>
          </table:table-cell>
          <table:table-cell table:number-columns-repeated="2"/>
          <table:table-cell office:value-type="float" office:value="33.6666666666667" calcext:value-type="float">
            <text:p>33.6666666667</text:p>
          </table:table-cell>
          <table:table-cell table:number-columns-repeated="3"/>
          <table:table-cell office:value-type="float" office:value="33.6666666666667" calcext:value-type="float">
            <text:p>33.6666666667</text:p>
          </table:table-cell>
          <table:table-cell table:number-columns-repeated="3"/>
          <table:table-cell office:value-type="float" office:value="35.1764705882353" calcext:value-type="float">
            <text:p>35.1764705882</text:p>
          </table:table-cell>
          <table:table-cell/>
          <table:table-cell office:value-type="float" office:value="33.6666666666667" calcext:value-type="float">
            <text:p>33.6666666667</text:p>
          </table:table-cell>
          <table:table-cell table:number-columns-repeated="2"/>
          <table:table-cell table:number-columns-repeated="2" office:value-type="float" office:value="33.6666666666667" calcext:value-type="float">
            <text:p>33.6666666667</text:p>
          </table:table-cell>
          <table:table-cell table:number-columns-repeated="4"/>
          <table:table-cell office:value-type="float" office:value="41.6666666666667" calcext:value-type="float">
            <text:p>41.6666666667</text:p>
          </table:table-cell>
          <table:table-cell table:number-columns-repeated="6"/>
          <table:table-cell table:style-name="ce18" office:value-type="float" office:value="50" calcext:value-type="float">
            <text:p>50</text:p>
          </table:table-cell>
          <table:table-cell office:value-type="float" office:value="33.6666666666667" calcext:value-type="float">
            <text:p>33.6666666667</text:p>
          </table:table-cell>
          <table:table-cell table:number-columns-repeated="16"/>
          <table:table-cell office:value-type="float" office:value="33.6666666666667" calcext:value-type="float">
            <text:p>33.6666666667</text:p>
          </table:table-cell>
          <table:table-cell/>
          <table:table-cell office:value-type="float" office:value="33.6666666666667" calcext:value-type="float">
            <text:p>33.6666666667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33.6666666666667" calcext:value-type="float">
            <text:p>33.6666666667</text:p>
          </table:table-cell>
          <table:table-cell table:number-columns-repeated="7"/>
          <table:table-cell office:value-type="float" office:value="33.6666666666667" calcext:value-type="float">
            <text:p>33.6666666667</text:p>
          </table:table-cell>
          <table:table-cell table:number-columns-repeated="5"/>
          <table:table-cell office:value-type="float" office:value="33.6666666666667" calcext:value-type="float">
            <text:p>33.6666666667</text:p>
          </table:table-cell>
          <table:table-cell/>
          <table:table-cell office:value-type="float" office:value="34.6533742331288" calcext:value-type="float">
            <text:p>34.6533742331</text:p>
          </table:table-cell>
        </table:table-row>
        <table:table-row table:style-name="ro2">
          <table:table-cell office:value-type="string" calcext:value-type="string">
            <text:p>GGA-SAD-008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69.333333333333" calcext:value-type="float">
            <text:p>269.3333333333</text:p>
          </table:table-cell>
          <table:table-cell table:number-columns-repeated="2"/>
          <table:table-cell table:number-columns-repeated="2" office:value-type="float" office:value="129.454545454545" calcext:value-type="float">
            <text:p>129.4545454545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2"/>
          <table:table-cell office:value-type="float" office:value="129.454545454545" calcext:value-type="float">
            <text:p>129.4545454545</text:p>
          </table:table-cell>
          <table:table-cell table:number-columns-repeated="3"/>
          <table:table-cell office:value-type="float" office:value="129.454545454545" calcext:value-type="float">
            <text:p>129.4545454545</text:p>
          </table:table-cell>
          <table:table-cell table:number-columns-repeated="3"/>
          <table:table-cell office:value-type="float" office:value="124.173913043478" calcext:value-type="float">
            <text:p>124.1739130435</text:p>
          </table:table-cell>
          <table:table-cell table:style-name="ce18" office:value-type="float" office:value="129.454545454545" calcext:value-type="float">
            <text:p>129.4545454545</text:p>
          </table:table-cell>
          <table:table-cell office:value-type="float" office:value="129.454545454545" calcext:value-type="float">
            <text:p>129.4545454545</text:p>
          </table:table-cell>
          <table:table-cell table:number-columns-repeated="2"/>
          <table:table-cell office:value-type="float" office:value="129.454545454545" calcext:value-type="float">
            <text:p>129.4545454545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32.6153846153846" calcext:value-type="float">
            <text:p>32.6153846154</text:p>
          </table:table-cell>
          <table:table-cell table:number-columns-repeated="5"/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29.454545454545" calcext:value-type="float">
            <text:p>129.4545454545</text:p>
          </table:table-cell>
          <table:table-cell office:value-type="float" office:value="129.454545454545" calcext:value-type="float">
            <text:p>129.4545454545</text:p>
          </table:table-cell>
          <table:table-cell table:number-columns-repeated="16"/>
          <table:table-cell office:value-type="float" office:value="129.454545454545" calcext:value-type="float">
            <text:p>129.4545454545</text:p>
          </table:table-cell>
          <table:table-cell/>
          <table:table-cell table:number-columns-repeated="3" office:value-type="float" office:value="129.454545454545" calcext:value-type="float">
            <text:p>129.4545454545</text:p>
          </table:table-cell>
          <table:table-cell table:number-columns-repeated="7"/>
          <table:table-cell office:value-type="float" office:value="42.4" calcext:value-type="float">
            <text:p>42.4</text:p>
          </table:table-cell>
          <table:table-cell table:number-columns-repeated="5"/>
          <table:table-cell table:style-name="ce17"/>
          <table:table-cell/>
          <table:table-cell office:value-type="float" office:value="124.739240506329" calcext:value-type="float">
            <text:p>124.7392405063</text:p>
          </table:table-cell>
        </table:table-row>
        <table:table-row table:style-name="ro2">
          <table:table-cell office:value-type="string" calcext:value-type="string">
            <text:p>GGA-SAD-008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table:style-name="ce17"/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GGA-SAD-0090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12.631578947368" calcext:value-type="float">
            <text:p>812.6315789474</text:p>
          </table:table-cell>
          <table:table-cell table:number-columns-repeated="2"/>
          <table:table-cell office:value-type="float" office:value="831.034482758621" calcext:value-type="float">
            <text:p>831.0344827586</text:p>
          </table:table-cell>
          <table:table-cell office:value-type="float" office:value="796.551724137931" calcext:value-type="float">
            <text:p>796.551724137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office:value-type="float" office:value="836.666666666667" calcext:value-type="float">
            <text:p>836.6666666667</text:p>
          </table:table-cell>
          <table:table-cell table:number-columns-repeated="3"/>
          <table:table-cell office:value-type="float" office:value="841.935483870968" calcext:value-type="float">
            <text:p>841.935483871</text:p>
          </table:table-cell>
          <table:table-cell table:number-columns-repeated="3"/>
          <table:table-cell table:style-name="ce17"/>
          <table:table-cell/>
          <table:table-cell office:value-type="float" office:value="831.034482758621" calcext:value-type="float">
            <text:p>831.0344827586</text:p>
          </table:table-cell>
          <table:table-cell table:number-columns-repeated="2"/>
          <table:table-cell office:value-type="float" office:value="796.551724137931" calcext:value-type="float">
            <text:p>796.5517241379</text:p>
          </table:table-cell>
          <table:table-cell office:value-type="float" office:value="737.931034482759" calcext:value-type="float">
            <text:p>737.9310344828</text:p>
          </table:table-cell>
          <table:table-cell table:number-columns-repeated="3"/>
          <table:table-cell table:style-name="ce18" office:value-type="float" office:value="787.096774193548" calcext:value-type="float">
            <text:p>787.0967741935</text:p>
          </table:table-cell>
          <table:table-cell table:style-name="ce17"/>
          <table:table-cell table:number-columns-repeated="5"/>
          <table:table-cell table:style-name="ce18" office:value-type="float" office:value="825" calcext:value-type="float">
            <text:p>825</text:p>
          </table:table-cell>
          <table:table-cell table:style-name="ce18" office:value-type="float" office:value="836.666666666667" calcext:value-type="float">
            <text:p>836.6666666667</text:p>
          </table:table-cell>
          <table:table-cell table:style-name="ce17"/>
          <table:table-cell table:number-columns-repeated="16"/>
          <table:table-cell office:value-type="float" office:value="819.354838709677" calcext:value-type="float">
            <text:p>819.3548387097</text:p>
          </table:table-cell>
          <table:table-cell/>
          <table:table-cell office:value-type="float" office:value="819.354838709677" calcext:value-type="float">
            <text:p>819.3548387097</text:p>
          </table:table-cell>
          <table:table-cell office:value-type="float" office:value="875" calcext:value-type="float">
            <text:p>875</text:p>
          </table:table-cell>
          <table:table-cell office:value-type="float" office:value="825" calcext:value-type="float">
            <text:p>825</text:p>
          </table:table-cell>
          <table:table-cell table:number-columns-repeated="7"/>
          <table:table-cell office:value-type="float" office:value="833.333333333333" calcext:value-type="float">
            <text:p>833.3333333333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/>
          <table:table-cell office:value-type="float" office:value="817.204861111111" calcext:value-type="float">
            <text:p>817.2048611111</text:p>
          </table:table-cell>
        </table:table-row>
        <table:table-row table:style-name="ro2">
          <table:table-cell office:value-type="string" calcext:value-type="string">
            <text:p>GGA-SAD-009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76.3952380952381" calcext:value-type="float">
            <text:p>76.3952380952</text:p>
          </table:table-cell>
          <table:table-cell table:number-columns-repeated="2"/>
          <table:table-cell table:number-columns-repeated="2" office:value-type="float" office:value="60.3071428571429" calcext:value-type="float">
            <text:p>60.3071428571</text:p>
          </table:table-cell>
          <table:table-cell table:style-name="ce18" office:value-type="float" office:value="60.3071428571429" calcext:value-type="float">
            <text:p>60.307142857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0.3071428571429" calcext:value-type="float">
            <text:p>60.3071428571</text:p>
          </table:table-cell>
          <table:table-cell table:number-columns-repeated="3"/>
          <table:table-cell office:value-type="float" office:value="12.5578947368421" calcext:value-type="float">
            <text:p>12.5578947368</text:p>
          </table:table-cell>
          <table:table-cell table:style-name="ce18" office:value-type="float" office:value="60.3071428571429" calcext:value-type="float">
            <text:p>60.3071428571</text:p>
          </table:table-cell>
          <table:table-cell office:value-type="float" office:value="60.3071428571429" calcext:value-type="float">
            <text:p>60.3071428571</text:p>
          </table:table-cell>
          <table:table-cell table:number-columns-repeated="2"/>
          <table:table-cell table:number-columns-repeated="2" office:value-type="float" office:value="60.3071428571429" calcext:value-type="float">
            <text:p>60.3071428571</text:p>
          </table:table-cell>
          <table:table-cell table:number-columns-repeated="4"/>
          <table:table-cell office:value-type="float" office:value="71.3" calcext:value-type="float">
            <text:p>71.3</text:p>
          </table:table-cell>
          <table:table-cell table:number-columns-repeated="6"/>
          <table:table-cell table:style-name="ce18" office:value-type="float" office:value="60.3071428571429" calcext:value-type="float">
            <text:p>60.3071428571</text:p>
          </table:table-cell>
          <table:table-cell office:value-type="float" office:value="71.3" calcext:value-type="float">
            <text:p>71.3</text:p>
          </table:table-cell>
          <table:table-cell table:number-columns-repeated="16"/>
          <table:table-cell office:value-type="float" office:value="60.3071428571429" calcext:value-type="float">
            <text:p>60.3071428571</text:p>
          </table:table-cell>
          <table:table-cell/>
          <table:table-cell office:value-type="float" office:value="60.3071428571429" calcext:value-type="float">
            <text:p>60.3071428571</text:p>
          </table:table-cell>
          <table:table-cell office:value-type="float" office:value="68.5724137931035" calcext:value-type="float">
            <text:p>68.5724137931</text:p>
          </table:table-cell>
          <table:table-cell office:value-type="float" office:value="60.3071428571429" calcext:value-type="float">
            <text:p>60.3071428571</text:p>
          </table:table-cell>
          <table:table-cell table:number-columns-repeated="7"/>
          <table:table-cell office:value-type="float" office:value="60.3071428571429" calcext:value-type="float">
            <text:p>60.3071428571</text:p>
          </table:table-cell>
          <table:table-cell table:number-columns-repeated="5"/>
          <table:table-cell table:style-name="ce17"/>
          <table:table-cell/>
          <table:table-cell office:value-type="float" office:value="60.8031746031746" calcext:value-type="float">
            <text:p>60.8031746032</text:p>
          </table:table-cell>
        </table:table-row>
        <table:table-row table:style-name="ro2">
          <table:table-cell office:value-type="string" calcext:value-type="string">
            <text:p>GGA-SAD-009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21.428571428571" calcext:value-type="float">
            <text:p>121.4285714286</text:p>
          </table:table-cell>
          <table:table-cell table:number-columns-repeated="2"/>
          <table:table-cell office:value-type="float" office:value="106.060606060606" calcext:value-type="float">
            <text:p>106.0606060606</text:p>
          </table:table-cell>
          <table:table-cell office:value-type="float" office:value="108.823529411765" calcext:value-type="float">
            <text:p>108.8235294118</text:p>
          </table:table-cell>
          <table:table-cell table:style-name="ce18" office:value-type="float" office:value="112.121212121212" calcext:value-type="float">
            <text:p>112.12121212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8.823529411765" calcext:value-type="float">
            <text:p>108.8235294118</text:p>
          </table:table-cell>
          <table:table-cell table:number-columns-repeated="3"/>
          <table:table-cell office:value-type="float" office:value="107.142857142857" calcext:value-type="float">
            <text:p>107.1428571429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8.823529411765" calcext:value-type="float">
            <text:p>108.8235294118</text:p>
          </table:table-cell>
          <table:table-cell table:number-columns-repeated="2"/>
          <table:table-cell office:value-type="float" office:value="108.823529411765" calcext:value-type="float">
            <text:p>108.8235294118</text:p>
          </table:table-cell>
          <table:table-cell office:value-type="float" office:value="108.928571428571" calcext:value-type="float">
            <text:p>108.9285714286</text:p>
          </table:table-cell>
          <table:table-cell table:number-columns-repeated="4"/>
          <table:table-cell office:value-type="float" office:value="108.823529411765" calcext:value-type="float">
            <text:p>108.8235294118</text:p>
          </table:table-cell>
          <table:table-cell table:number-columns-repeated="5"/>
          <table:table-cell table:style-name="ce18" office:value-type="float" office:value="128.571428571429" calcext:value-type="float">
            <text:p>128.5714285714</text:p>
          </table:table-cell>
          <table:table-cell table:style-name="ce18" office:value-type="float" office:value="108.823529411765" calcext:value-type="float">
            <text:p>108.8235294118</text:p>
          </table:table-cell>
          <table:table-cell office:value-type="float" office:value="108.823529411765" calcext:value-type="float">
            <text:p>108.8235294118</text:p>
          </table:table-cell>
          <table:table-cell table:number-columns-repeated="16"/>
          <table:table-cell office:value-type="float" office:value="108.823529411765" calcext:value-type="float">
            <text:p>108.8235294118</text:p>
          </table:table-cell>
          <table:table-cell/>
          <table:table-cell table:number-columns-repeated="3" office:value-type="float" office:value="108.823529411765" calcext:value-type="float">
            <text:p>108.8235294118</text:p>
          </table:table-cell>
          <table:table-cell table:number-columns-repeated="7"/>
          <table:table-cell office:value-type="float" office:value="108.823529411765" calcext:value-type="float">
            <text:p>108.8235294118</text:p>
          </table:table-cell>
          <table:table-cell table:number-columns-repeated="5"/>
          <table:table-cell office:value-type="float" office:value="121.428571428571" calcext:value-type="float">
            <text:p>121.4285714286</text:p>
          </table:table-cell>
          <table:table-cell/>
          <table:table-cell office:value-type="float" office:value="108.986928104575" calcext:value-type="float">
            <text:p>108.9869281046</text:p>
          </table:table-cell>
        </table:table-row>
        <table:table-row table:style-name="ro2">
          <table:table-cell office:value-type="string" calcext:value-type="string">
            <text:p>GGA-SAD-009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.5825" calcext:value-type="float">
            <text:p>2.5825</text:p>
          </table:table-cell>
          <table:table-cell table:style-name="ce18" office:value-type="float" office:value="2.43058823529412" calcext:value-type="float">
            <text:p>2.4305882353</text:p>
          </table:table-cell>
          <table:table-cell table:number-columns-repeated="2"/>
          <table:table-cell office:value-type="float" office:value="2.5825" calcext:value-type="float">
            <text:p>2.5825</text:p>
          </table:table-cell>
          <table:table-cell table:number-columns-repeated="3"/>
          <table:table-cell office:value-type="float" office:value="2.75266666666667" calcext:value-type="float">
            <text:p>2.7526666667</text:p>
          </table:table-cell>
          <table:table-cell table:number-columns-repeated="3"/>
          <table:table-cell office:value-type="float" office:value="2.5825" calcext:value-type="float">
            <text:p>2.5825</text:p>
          </table:table-cell>
          <table:table-cell table:style-name="ce18" office:value-type="float" office:value="2.5825" calcext:value-type="float">
            <text:p>2.5825</text:p>
          </table:table-cell>
          <table:table-cell office:value-type="float" office:value="2.5825" calcext:value-type="float">
            <text:p>2.5825</text:p>
          </table:table-cell>
          <table:table-cell table:number-columns-repeated="2"/>
          <table:table-cell table:number-columns-repeated="2" office:value-type="float" office:value="2.5825" calcext:value-type="float">
            <text:p>2.5825</text:p>
          </table:table-cell>
          <table:table-cell table:number-columns-repeated="3"/>
          <table:table-cell table:style-name="ce18" office:value-type="float" office:value="2.5825" calcext:value-type="float">
            <text:p>2.5825</text:p>
          </table:table-cell>
          <table:table-cell office:value-type="float" office:value="2.5825" calcext:value-type="float">
            <text:p>2.5825</text:p>
          </table:table-cell>
          <table:table-cell table:number-columns-repeated="2"/>
          <table:table-cell table:style-name="ce18" office:value-type="float" office:value="2.5825" calcext:value-type="float">
            <text:p>2.5825</text:p>
          </table:table-cell>
          <table:table-cell table:number-columns-repeated="3"/>
          <table:table-cell table:style-name="ce18" office:value-type="float" office:value="2.5825" calcext:value-type="float">
            <text:p>2.5825</text:p>
          </table:table-cell>
          <table:table-cell office:value-type="float" office:value="2.5825" calcext:value-type="float">
            <text:p>2.5825</text:p>
          </table:table-cell>
          <table:table-cell table:number-columns-repeated="3"/>
          <table:table-cell table:style-name="ce18" office:value-type="float" office:value="2.5825" calcext:value-type="float">
            <text:p>2.5825</text:p>
          </table:table-cell>
          <table:table-cell table:number-columns-repeated="7"/>
          <table:table-cell table:style-name="ce18" office:value-type="float" office:value="2.5825" calcext:value-type="float">
            <text:p>2.5825</text:p>
          </table:table-cell>
          <table:table-cell table:number-columns-repeated="4"/>
          <table:table-cell office:value-type="float" office:value="2.5825" calcext:value-type="float">
            <text:p>2.5825</text:p>
          </table:table-cell>
          <table:table-cell/>
          <table:table-cell table:number-columns-repeated="3" office:value-type="float" office:value="2.5825" calcext:value-type="float">
            <text:p>2.5825</text:p>
          </table:table-cell>
          <table:table-cell table:number-columns-repeated="7"/>
          <table:table-cell office:value-type="float" office:value="2.5825" calcext:value-type="float">
            <text:p>2.5825</text:p>
          </table:table-cell>
          <table:table-cell table:number-columns-repeated="5"/>
          <table:table-cell table:style-name="ce17"/>
          <table:table-cell/>
          <table:table-cell office:value-type="float" office:value="2.58241477272725" calcext:value-type="float">
            <text:p>2.5824147727</text:p>
          </table:table-cell>
        </table:table-row>
        <table:table-row table:style-name="ro2">
          <table:table-cell office:value-type="string" calcext:value-type="string">
            <text:p>GGA-SAD-009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 table:style-name="ce18" office:value-type="float" office:value="174.285714285714" calcext:value-type="float">
            <text:p>174.285714285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37.781111111111" calcext:value-type="float">
            <text:p>137.7811111111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style-name="ce1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155" calcext:value-type="float">
            <text:p>155</text:p>
          </table:table-cell>
          <table:table-cell table:style-name="ce17"/>
          <table:table-cell table:number-columns-repeated="16"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155" calcext:value-type="float">
            <text:p>155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5"/>
          <table:table-cell table:style-name="ce17"/>
          <table:table-cell/>
          <table:table-cell office:value-type="float" office:value="154.861319444444" calcext:value-type="float">
            <text:p>154.8613194444</text:p>
          </table:table-cell>
        </table:table-row>
        <table:table-row table:style-name="ro2">
          <table:table-cell office:value-type="string" calcext:value-type="string">
            <text:p>GGA-SAD-009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office:value-type="float" office:value="712.5" calcext:value-type="float">
            <text:p>712.5</text:p>
          </table:table-cell>
          <table:table-cell table:style-name="ce18" office:value-type="float" office:value="734" calcext:value-type="float">
            <text:p>734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table:style-name="ce18" office:value-type="float" office:value="833" calcext:value-type="float">
            <text:p>833</text:p>
          </table:table-cell>
          <table:table-cell office:value-type="float" office:value="779.444444444444" calcext:value-type="float">
            <text:p>779.4444444444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657.142857142857" calcext:value-type="float">
            <text:p>657.1428571429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table:number-columns-repeated="6"/>
          <table:table-cell table:style-name="ce18" office:value-type="float" office:value="771.578947368421" calcext:value-type="float">
            <text:p>771.5789473684</text:p>
          </table:table-cell>
          <table:table-cell office:value-type="float" office:value="833" calcext:value-type="float">
            <text:p>833</text:p>
          </table:table-cell>
          <table:table-cell table:number-columns-repeated="16"/>
          <table:table-cell office:value-type="float" office:value="833" calcext:value-type="float">
            <text:p>833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712.5" calcext:value-type="float">
            <text:p>712.5</text:p>
          </table:table-cell>
          <table:table-cell office:value-type="float" office:value="833" calcext:value-type="float">
            <text:p>833</text:p>
          </table:table-cell>
          <table:table-cell table:number-columns-repeated="7"/>
          <table:table-cell office:value-type="float" office:value="771.578947368421" calcext:value-type="float">
            <text:p>771.5789473684</text:p>
          </table:table-cell>
          <table:table-cell table:number-columns-repeated="5"/>
          <table:table-cell table:style-name="ce17"/>
          <table:table-cell/>
          <table:table-cell office:value-type="float" office:value="799.093567251462" calcext:value-type="float">
            <text:p>799.0935672515</text:p>
          </table:table-cell>
        </table:table-row>
        <table:table-row table:style-name="ro2">
          <table:table-cell office:value-type="string" calcext:value-type="string">
            <text:p>GGA-SAD-009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78.333333333333" calcext:value-type="float">
            <text:p>178.3333333333</text:p>
          </table:table-cell>
          <table:table-cell table:style-name="ce18" office:value-type="float" office:value="178.333333333333" calcext:value-type="float">
            <text:p>178.3333333333</text:p>
          </table:table-cell>
          <table:table-cell table:number-columns-repeated="2"/>
          <table:table-cell office:value-type="float" office:value="178.333333333333" calcext:value-type="float">
            <text:p>178.3333333333</text:p>
          </table:table-cell>
          <table:table-cell table:number-columns-repeated="3"/>
          <table:table-cell office:value-type="float" office:value="178.333333333333" calcext:value-type="float">
            <text:p>178.3333333333</text:p>
          </table:table-cell>
          <table:table-cell table:number-columns-repeated="3"/>
          <table:table-cell office:value-type="float" office:value="178.333333333333" calcext:value-type="float">
            <text:p>178.3333333333</text:p>
          </table:table-cell>
          <table:table-cell table:style-name="ce18" office:value-type="float" office:value="178.333333333333" calcext:value-type="float">
            <text:p>178.3333333333</text:p>
          </table:table-cell>
          <table:table-cell office:value-type="float" office:value="178.333333333333" calcext:value-type="float">
            <text:p>178.3333333333</text:p>
          </table:table-cell>
          <table:table-cell table:number-columns-repeated="2"/>
          <table:table-cell table:number-columns-repeated="2" office:value-type="float" office:value="178.333333333333" calcext:value-type="float">
            <text:p>178.3333333333</text:p>
          </table:table-cell>
          <table:table-cell table:number-columns-repeated="4"/>
          <table:table-cell office:value-type="float" office:value="178.333333333333" calcext:value-type="float">
            <text:p>178.3333333333</text:p>
          </table:table-cell>
          <table:table-cell table:number-columns-repeated="6"/>
          <table:table-cell table:style-name="ce18" office:value-type="float" office:value="318.461538461538" calcext:value-type="float">
            <text:p>318.4615384615</text:p>
          </table:table-cell>
          <table:table-cell office:value-type="float" office:value="178.333333333333" calcext:value-type="float">
            <text:p>178.3333333333</text:p>
          </table:table-cell>
          <table:table-cell table:number-columns-repeated="16"/>
          <table:table-cell office:value-type="float" office:value="178.333333333333" calcext:value-type="float">
            <text:p>178.3333333333</text:p>
          </table:table-cell>
          <table:table-cell/>
          <table:table-cell office:value-type="float" office:value="178.333333333333" calcext:value-type="float">
            <text:p>178.3333333333</text:p>
          </table:table-cell>
          <table:table-cell office:value-type="float" office:value="194.545454545455" calcext:value-type="float">
            <text:p>194.5454545455</text:p>
          </table:table-cell>
          <table:table-cell office:value-type="float" office:value="178.333333333333" calcext:value-type="float">
            <text:p>178.3333333333</text:p>
          </table:table-cell>
          <table:table-cell table:number-columns-repeated="7"/>
          <table:table-cell office:value-type="float" office:value="178.333333333333" calcext:value-type="float">
            <text:p>178.3333333333</text:p>
          </table:table-cell>
          <table:table-cell table:number-columns-repeated="5"/>
          <table:table-cell table:style-name="ce17"/>
          <table:table-cell/>
          <table:table-cell office:value-type="float" office:value="187.592592592593" calcext:value-type="float">
            <text:p>187.5925925926</text:p>
          </table:table-cell>
        </table:table-row>
        <table:table-row table:style-name="ro2">
          <table:table-cell office:value-type="string" calcext:value-type="string">
            <text:p>GGA-SAD-009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79.166666666667" calcext:value-type="float">
            <text:p>379.1666666667</text:p>
          </table:table-cell>
          <table:table-cell table:style-name="ce18" office:value-type="float" office:value="322.727272727273" calcext:value-type="float">
            <text:p>322.7272727273</text:p>
          </table:table-cell>
          <table:table-cell table:number-columns-repeated="2"/>
          <table:table-cell office:value-type="float" office:value="379.166666666667" calcext:value-type="float">
            <text:p>379.1666666667</text:p>
          </table:table-cell>
          <table:table-cell table:number-columns-repeated="3"/>
          <table:table-cell office:value-type="float" office:value="379.166666666667" calcext:value-type="float">
            <text:p>379.1666666667</text:p>
          </table:table-cell>
          <table:table-cell table:number-columns-repeated="3"/>
          <table:table-cell office:value-type="float" office:value="379.166666666667" calcext:value-type="float">
            <text:p>379.1666666667</text:p>
          </table:table-cell>
          <table:table-cell/>
          <table:table-cell office:value-type="float" office:value="379.166666666667" calcext:value-type="float">
            <text:p>379.1666666667</text:p>
          </table:table-cell>
          <table:table-cell table:number-columns-repeated="2"/>
          <table:table-cell office:value-type="float" office:value="379.166666666667" calcext:value-type="float">
            <text:p>379.1666666667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379.166666666667" calcext:value-type="float">
            <text:p>379.1666666667</text:p>
          </table:table-cell>
          <table:table-cell table:number-columns-repeated="6"/>
          <table:table-cell table:style-name="ce18" office:value-type="float" office:value="379.166666666667" calcext:value-type="float">
            <text:p>379.1666666667</text:p>
          </table:table-cell>
          <table:table-cell office:value-type="float" office:value="379.166666666667" calcext:value-type="float">
            <text:p>379.1666666667</text:p>
          </table:table-cell>
          <table:table-cell table:number-columns-repeated="16"/>
          <table:table-cell office:value-type="float" office:value="379.166666666667" calcext:value-type="float">
            <text:p>379.1666666667</text:p>
          </table:table-cell>
          <table:table-cell/>
          <table:table-cell office:value-type="float" office:value="379.166666666667" calcext:value-type="float">
            <text:p>379.1666666667</text:p>
          </table:table-cell>
          <table:table-cell office:value-type="float" office:value="350" calcext:value-type="float">
            <text:p>350</text:p>
          </table:table-cell>
          <table:table-cell office:value-type="float" office:value="379.166666666667" calcext:value-type="float">
            <text:p>379.1666666667</text:p>
          </table:table-cell>
          <table:table-cell table:number-columns-repeated="7"/>
          <table:table-cell office:value-type="float" office:value="322.727272727273" calcext:value-type="float">
            <text:p>322.7272727273</text:p>
          </table:table-cell>
          <table:table-cell table:number-columns-repeated="5"/>
          <table:table-cell office:value-type="float" office:value="379.166666666667" calcext:value-type="float">
            <text:p>379.1666666667</text:p>
          </table:table-cell>
          <table:table-cell/>
          <table:table-cell office:value-type="float" office:value="365.727699530516" calcext:value-type="float">
            <text:p>365.7276995305</text:p>
          </table:table-cell>
        </table:table-row>
        <table:table-row table:style-name="ro2">
          <table:table-cell office:value-type="string" calcext:value-type="string">
            <text:p>GGA-SAD-009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58.333333333333" calcext:value-type="float">
            <text:p>758.3333333333</text:p>
          </table:table-cell>
          <table:table-cell table:style-name="ce18" office:value-type="float" office:value="776.923076923077" calcext:value-type="float">
            <text:p>776.9230769231</text:p>
          </table:table-cell>
          <table:table-cell table:number-columns-repeated="2"/>
          <table:table-cell office:value-type="float" office:value="645.454545454546" calcext:value-type="float">
            <text:p>645.4545454545</text:p>
          </table:table-cell>
          <table:table-cell table:number-columns-repeated="3"/>
          <table:table-cell office:value-type="float" office:value="758.333333333333" calcext:value-type="float">
            <text:p>758.3333333333</text:p>
          </table:table-cell>
          <table:table-cell table:number-columns-repeated="3"/>
          <table:table-cell office:value-type="float" office:value="758.333333333333" calcext:value-type="float">
            <text:p>758.3333333333</text:p>
          </table:table-cell>
          <table:table-cell table:style-name="ce18" office:value-type="float" office:value="758.333333333333" calcext:value-type="float">
            <text:p>758.3333333333</text:p>
          </table:table-cell>
          <table:table-cell office:value-type="float" office:value="758.333333333333" calcext:value-type="float">
            <text:p>758.3333333333</text:p>
          </table:table-cell>
          <table:table-cell table:number-columns-repeated="2"/>
          <table:table-cell office:value-type="float" office:value="758.333333333333" calcext:value-type="float">
            <text:p>758.3333333333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office:value-type="float" office:value="666.666666666667" calcext:value-type="float">
            <text:p>666.6666666667</text:p>
          </table:table-cell>
          <table:table-cell table:number-columns-repeated="6"/>
          <table:table-cell table:style-name="ce18" office:value-type="float" office:value="758.333333333333" calcext:value-type="float">
            <text:p>758.3333333333</text:p>
          </table:table-cell>
          <table:table-cell office:value-type="float" office:value="758.333333333333" calcext:value-type="float">
            <text:p>758.3333333333</text:p>
          </table:table-cell>
          <table:table-cell table:number-columns-repeated="16"/>
          <table:table-cell office:value-type="float" office:value="758.333333333333" calcext:value-type="float">
            <text:p>758.3333333333</text:p>
          </table:table-cell>
          <table:table-cell/>
          <table:table-cell table:number-columns-repeated="3" office:value-type="float" office:value="758.333333333333" calcext:value-type="float">
            <text:p>758.3333333333</text:p>
          </table:table-cell>
          <table:table-cell table:number-columns-repeated="7"/>
          <table:table-cell office:value-type="float" office:value="568.75" calcext:value-type="float">
            <text:p>568.75</text:p>
          </table:table-cell>
          <table:table-cell table:number-columns-repeated="5"/>
          <table:table-cell table:style-name="ce17"/>
          <table:table-cell/>
          <table:table-cell office:value-type="float" office:value="733.91959798995" calcext:value-type="float">
            <text:p>733.91959799</text:p>
          </table:table-cell>
        </table:table-row>
        <table:table-row table:style-name="ro2">
          <table:table-cell office:value-type="string" calcext:value-type="string">
            <text:p>GGA-SAD-009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2.5" calcext:value-type="float">
            <text:p>82.5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82.5" calcext:value-type="float">
            <text:p>82.5</text:p>
          </table:table-cell>
          <table:table-cell table:number-columns-repeated="2"/>
          <table:table-cell office:value-type="float" office:value="295.555555555556" calcext:value-type="float">
            <text:p>295.5555555556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ce18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table:number-columns-repeated="2"/>
          <table:table-cell table:number-columns-repeated="2" office:value-type="float" office:value="82.5" calcext:value-type="float">
            <text:p>82.5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82.5" calcext:value-type="float">
            <text:p>82.5</text:p>
          </table:table-cell>
          <table:table-cell table:style-name="ce17"/>
          <table:table-cell table:number-columns-repeated="16"/>
          <table:table-cell office:value-type="float" office:value="82.5" calcext:value-type="float">
            <text:p>82.5</text:p>
          </table:table-cell>
          <table:table-cell/>
          <table:table-cell table:number-columns-repeated="3" office:value-type="float" office:value="82.5" calcext:value-type="float">
            <text:p>82.5</text:p>
          </table:table-cell>
          <table:table-cell table:number-columns-repeated="7"/>
          <table:table-cell office:value-type="float" office:value="82.5" calcext:value-type="float">
            <text:p>82.5</text:p>
          </table:table-cell>
          <table:table-cell table:number-columns-repeated="5"/>
          <table:table-cell office:value-type="float" office:value="82.5" calcext:value-type="float">
            <text:p>82.5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GGA-SAD-010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8.8235294117647" calcext:value-type="float">
            <text:p>78.8235294118</text:p>
          </table:table-cell>
          <table:table-cell table:style-name="ce18" office:value-type="float" office:value="77.5" calcext:value-type="float">
            <text:p>77.5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table:style-name="ce18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table:number-columns-repeated="6"/>
          <table:table-cell table:style-name="ce18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table:number-columns-repeated="16"/>
          <table:table-cell office:value-type="float" office:value="77.5" calcext:value-type="float">
            <text:p>77.5</text:p>
          </table:table-cell>
          <table:table-cell/>
          <table:table-cell table:number-columns-repeated="3" office:value-type="float" office:value="77.5" calcext:value-type="float">
            <text:p>77.5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table:number-columns-repeated="5"/>
          <table:table-cell table:style-name="ce17"/>
          <table:table-cell/>
          <table:table-cell office:value-type="float" office:value="76.9791666666667" calcext:value-type="float">
            <text:p>76.9791666667</text:p>
          </table:table-cell>
        </table:table-row>
        <table:table-row table:style-name="ro2">
          <table:table-cell office:value-type="string" calcext:value-type="string">
            <text:p>GGA-SAD-010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0.858947368421053" calcext:value-type="float">
            <text:p>0.8589473684</text:p>
          </table:table-cell>
          <table:table-cell table:number-columns-repeated="2"/>
          <table:table-cell table:number-columns-repeated="2" office:value-type="float" office:value="0.966" calcext:value-type="float">
            <text:p>0.966</text:p>
          </table:table-cell>
          <table:table-cell table:style-name="ce18" office:value-type="float" office:value="0.966" calcext:value-type="float">
            <text:p>0.966</text:p>
          </table:table-cell>
          <table:table-cell table:number-columns-repeated="2"/>
          <table:table-cell office:value-type="float" office:value="0.966" calcext:value-type="float">
            <text:p>0.966</text:p>
          </table:table-cell>
          <table:table-cell table:number-columns-repeated="3"/>
          <table:table-cell office:value-type="float" office:value="0.966" calcext:value-type="float">
            <text:p>0.966</text:p>
          </table:table-cell>
          <table:table-cell table:number-columns-repeated="3"/>
          <table:table-cell office:value-type="float" office:value="0.858947368421053" calcext:value-type="float">
            <text:p>0.8589473684</text:p>
          </table:table-cell>
          <table:table-cell table:style-name="ce18" office:value-type="float" office:value="0.904285714285714" calcext:value-type="float">
            <text:p>0.9042857143</text:p>
          </table:table-cell>
          <table:table-cell office:value-type="float" office:value="0.966" calcext:value-type="float">
            <text:p>0.966</text:p>
          </table:table-cell>
          <table:table-cell table:number-columns-repeated="2"/>
          <table:table-cell office:value-type="float" office:value="0.966" calcext:value-type="float">
            <text:p>0.966</text:p>
          </table:table-cell>
          <table:table-cell office:value-type="float" office:value="12.8247619047619" calcext:value-type="float">
            <text:p>12.8247619048</text:p>
          </table:table-cell>
          <table:table-cell table:number-columns-repeated="3"/>
          <table:table-cell table:style-name="ce18" office:value-type="float" office:value="1.055" calcext:value-type="float">
            <text:p>1.055</text:p>
          </table:table-cell>
          <table:table-cell office:value-type="float" office:value="0.904285714285714" calcext:value-type="float">
            <text:p>0.9042857143</text:p>
          </table:table-cell>
          <table:table-cell table:number-columns-repeated="6"/>
          <table:table-cell table:style-name="ce18" office:value-type="float" office:value="0.966" calcext:value-type="float">
            <text:p>0.966</text:p>
          </table:table-cell>
          <table:table-cell office:value-type="float" office:value="0.966" calcext:value-type="float">
            <text:p>0.966</text:p>
          </table:table-cell>
          <table:table-cell table:number-columns-repeated="16"/>
          <table:table-cell office:value-type="float" office:value="0.858947368421053" calcext:value-type="float">
            <text:p>0.8589473684</text:p>
          </table:table-cell>
          <table:table-cell/>
          <table:table-cell office:value-type="float" office:value="0.858947368421053" calcext:value-type="float">
            <text:p>0.8589473684</text:p>
          </table:table-cell>
          <table:table-cell table:number-columns-repeated="2" office:value-type="float" office:value="0.966" calcext:value-type="float">
            <text:p>0.966</text:p>
          </table:table-cell>
          <table:table-cell table:number-columns-repeated="7"/>
          <table:table-cell office:value-type="float" office:value="0.966" calcext:value-type="float">
            <text:p>0.966</text:p>
          </table:table-cell>
          <table:table-cell table:number-columns-repeated="5"/>
          <table:table-cell table:style-name="ce17"/>
          <table:table-cell/>
          <table:table-cell office:value-type="float" office:value="1.60323607427056" calcext:value-type="float">
            <text:p>1.6032360743</text:p>
          </table:table-cell>
        </table:table-row>
        <table:table-row table:style-name="ro2">
          <table:table-cell office:value-type="string" calcext:value-type="string">
            <text:p>GGA-SAD-010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67.5" calcext:value-type="float">
            <text:p>367.5</text:p>
          </table:table-cell>
          <table:table-cell table:style-name="ce18" office:value-type="float" office:value="367.5" calcext:value-type="float">
            <text:p>367.5</text:p>
          </table:table-cell>
          <table:table-cell table:number-columns-repeated="2"/>
          <table:table-cell office:value-type="float" office:value="367.5" calcext:value-type="float">
            <text:p>367.5</text:p>
          </table:table-cell>
          <table:table-cell table:number-columns-repeated="3"/>
          <table:table-cell office:value-type="float" office:value="367.5" calcext:value-type="float">
            <text:p>367.5</text:p>
          </table:table-cell>
          <table:table-cell table:number-columns-repeated="3"/>
          <table:table-cell office:value-type="float" office:value="367.5" calcext:value-type="float">
            <text:p>367.5</text:p>
          </table:table-cell>
          <table:table-cell/>
          <table:table-cell office:value-type="float" office:value="367.5" calcext:value-type="float">
            <text:p>367.5</text:p>
          </table:table-cell>
          <table:table-cell table:number-columns-repeated="2"/>
          <table:table-cell table:number-columns-repeated="2" office:value-type="float" office:value="367.5" calcext:value-type="float">
            <text:p>367.5</text:p>
          </table:table-cell>
          <table:table-cell table:number-columns-repeated="3"/>
          <table:table-cell table:style-name="ce18" office:value-type="float" office:value="367.5" calcext:value-type="float">
            <text:p>367.5</text:p>
          </table:table-cell>
          <table:table-cell office:value-type="float" office:value="367.5" calcext:value-type="float">
            <text:p>367.5</text:p>
          </table:table-cell>
          <table:table-cell table:number-columns-repeated="6"/>
          <table:table-cell table:style-name="ce18" office:value-type="float" office:value="367.5" calcext:value-type="float">
            <text:p>367.5</text:p>
          </table:table-cell>
          <table:table-cell office:value-type="float" office:value="310" calcext:value-type="float">
            <text:p>310</text:p>
          </table:table-cell>
          <table:table-cell table:number-columns-repeated="10"/>
          <table:table-cell table:style-name="ce18" office:value-type="float" office:value="367.5" calcext:value-type="float">
            <text:p>367.5</text:p>
          </table:table-cell>
          <table:table-cell table:number-columns-repeated="5"/>
          <table:table-cell office:value-type="float" office:value="339.461538461538" calcext:value-type="float">
            <text:p>339.4615384615</text:p>
          </table:table-cell>
          <table:table-cell/>
          <table:table-cell table:number-columns-repeated="3" office:value-type="float" office:value="367.5" calcext:value-type="float">
            <text:p>367.5</text:p>
          </table:table-cell>
          <table:table-cell table:number-columns-repeated="7"/>
          <table:table-cell office:value-type="float" office:value="367.5" calcext:value-type="float">
            <text:p>367.5</text:p>
          </table:table-cell>
          <table:table-cell table:number-columns-repeated="5"/>
          <table:table-cell office:value-type="float" office:value="367.5" calcext:value-type="float">
            <text:p>367.5</text:p>
          </table:table-cell>
          <table:table-cell/>
          <table:table-cell office:value-type="float" office:value="363.345833333333" calcext:value-type="float">
            <text:p>363.3458333333</text:p>
          </table:table-cell>
        </table:table-row>
        <table:table-row table:style-name="ro2">
          <table:table-cell office:value-type="string" calcext:value-type="string">
            <text:p>GGA-SAD-010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69.3333333333333" calcext:value-type="float">
            <text:p>69.3333333333</text:p>
          </table:table-cell>
          <table:table-cell table:number-columns-repeated="2"/>
          <table:table-cell table:number-columns-repeated="2" office:value-type="float" office:value="65" calcext:value-type="float">
            <text:p>65</text:p>
          </table:table-cell>
          <table:table-cell table:style-name="ce18"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65" calcext:value-type="float">
            <text:p>65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/>
          <table:table-cell office:value-type="float" office:value="72.3529411764706" calcext:value-type="float">
            <text:p>72.3529411765</text:p>
          </table:table-cell>
        </table:table-row>
        <table:table-row table:style-name="ro2">
          <table:table-cell office:value-type="string" calcext:value-type="string">
            <text:p>GGA-SAD-010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23.529411764706" calcext:value-type="float">
            <text:p>823.5294117647</text:p>
          </table:table-cell>
          <table:table-cell table:number-columns-repeated="2"/>
          <table:table-cell table:number-columns-repeated="2" office:value-type="float" office:value="875" calcext:value-type="float">
            <text:p>875</text:p>
          </table:table-cell>
          <table:table-cell table:style-name="ce18" office:value-type="float" office:value="875" calcext:value-type="float">
            <text:p>87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style-name="ce18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float" office:value="875" calcext:value-type="float">
            <text:p>875</text:p>
          </table:table-cell>
          <table:table-cell table:number-columns-repeated="6"/>
          <table:table-cell table:style-name="ce18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table:number-columns-repeated="16"/>
          <table:table-cell office:value-type="float" office:value="875" calcext:value-type="float">
            <text:p>875</text:p>
          </table:table-cell>
          <table:table-cell/>
          <table:table-cell table:number-columns-repeated="3" office:value-type="float" office:value="875" calcext:value-type="float">
            <text:p>875</text:p>
          </table:table-cell>
          <table:table-cell table:number-columns-repeated="7"/>
          <table:table-cell office:value-type="float" office:value="875" calcext:value-type="float">
            <text:p>875</text:p>
          </table:table-cell>
          <table:table-cell table:number-columns-repeated="5"/>
          <table:table-cell table:style-name="ce17"/>
          <table:table-cell/>
          <table:table-cell office:value-type="float" office:value="868.055555555556" calcext:value-type="float">
            <text:p>868.0555555556</text:p>
          </table:table-cell>
        </table:table-row>
        <table:table-row table:style-name="ro2">
          <table:table-cell office:value-type="string" calcext:value-type="string">
            <text:p>GGA-SAD-010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9.25" calcext:value-type="float">
            <text:p>29.25</text:p>
          </table:table-cell>
          <table:table-cell table:style-name="ce18" office:value-type="float" office:value="29.25" calcext:value-type="float">
            <text:p>29.25</text:p>
          </table:table-cell>
          <table:table-cell table:number-columns-repeated="2"/>
          <table:table-cell office:value-type="float" office:value="29.25" calcext:value-type="float">
            <text:p>29.25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table:style-name="ce18" office:value-type="float" office:value="29.25" calcext:value-type="float">
            <text:p>29.25</text:p>
          </table:table-cell>
          <table:table-cell office:value-type="float" office:value="29.25" calcext:value-type="float">
            <text:p>29.25</text:p>
          </table:table-cell>
          <table:table-cell table:number-columns-repeated="2"/>
          <table:table-cell office:value-type="float" office:value="29.25" calcext:value-type="float">
            <text:p>29.25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29.25" calcext:value-type="float">
            <text:p>29.25</text:p>
          </table:table-cell>
          <table:table-cell table:number-columns-repeated="6"/>
          <table:table-cell table:style-name="ce18" office:value-type="float" office:value="29.25" calcext:value-type="float">
            <text:p>29.25</text:p>
          </table:table-cell>
          <table:table-cell office:value-type="float" office:value="29.25" calcext:value-type="float">
            <text:p>29.25</text:p>
          </table:table-cell>
          <table:table-cell table:number-columns-repeated="16"/>
          <table:table-cell office:value-type="float" office:value="29.25" calcext:value-type="float">
            <text:p>29.25</text:p>
          </table:table-cell>
          <table:table-cell/>
          <table:table-cell table:number-columns-repeated="3" office:value-type="float" office:value="29.25" calcext:value-type="float">
            <text:p>29.25</text:p>
          </table:table-cell>
          <table:table-cell table:number-columns-repeated="7"/>
          <table:table-cell office:value-type="float" office:value="29.25" calcext:value-type="float">
            <text:p>29.25</text:p>
          </table:table-cell>
          <table:table-cell table:number-columns-repeated="5"/>
          <table:table-cell table:style-name="ce17"/>
          <table:table-cell/>
          <table:table-cell office:value-type="float" office:value="35.8472222222222" calcext:value-type="float">
            <text:p>35.8472222222</text:p>
          </table:table-cell>
        </table:table-row>
        <table:table-row table:style-name="ro2">
          <table:table-cell office:value-type="string" calcext:value-type="string">
            <text:p>GGA-SAD-010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5.5" calcext:value-type="float">
            <text:p>15.5</text:p>
          </table:table-cell>
          <table:table-cell table:style-name="ce18" office:value-type="float" office:value="15.5" calcext:value-type="float">
            <text:p>15.5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20.4705882352941" calcext:value-type="float">
            <text:p>20.4705882353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table:number-columns-repeated="6"/>
          <table:table-cell table:style-name="ce18" office:value-type="float" office:value="15.5" calcext:value-type="float">
            <text:p>15.5</text:p>
          </table:table-cell>
          <table:table-cell office:value-type="float" office:value="15.5" calcext:value-type="float">
            <text:p>15.5</text:p>
          </table:table-cell>
          <table:table-cell table:number-columns-repeated="16"/>
          <table:table-cell office:value-type="float" office:value="15.5" calcext:value-type="float">
            <text:p>15.5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7"/>
          <table:table-cell office:value-type="float" office:value="15.5" calcext:value-type="float">
            <text:p>15.5</text:p>
          </table:table-cell>
          <table:table-cell table:number-columns-repeated="5"/>
          <table:table-cell table:style-name="ce17"/>
          <table:table-cell/>
          <table:table-cell office:value-type="float" office:value="15.8402777777778" calcext:value-type="float">
            <text:p>15.8402777778</text:p>
          </table:table-cell>
        </table:table-row>
        <table:table-row table:style-name="ro2">
          <table:table-cell office:value-type="string" calcext:value-type="string">
            <text:p>GGA-SAD-010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.275" calcext:value-type="float">
            <text:p>7.275</text:p>
          </table:table-cell>
          <table:table-cell table:style-name="ce18" office:value-type="float" office:value="7.275" calcext:value-type="float">
            <text:p>7.275</text:p>
          </table:table-cell>
          <table:table-cell table:number-columns-repeated="2"/>
          <table:table-cell office:value-type="float" office:value="7.275" calcext:value-type="float">
            <text:p>7.275</text:p>
          </table:table-cell>
          <table:table-cell table:number-columns-repeated="3"/>
          <table:table-cell office:value-type="float" office:value="7.275" calcext:value-type="float">
            <text:p>7.275</text:p>
          </table:table-cell>
          <table:table-cell table:number-columns-repeated="3"/>
          <table:table-cell office:value-type="float" office:value="7.47741935483871" calcext:value-type="float">
            <text:p>7.4774193548</text:p>
          </table:table-cell>
          <table:table-cell table:style-name="ce18" office:value-type="float" office:value="12.75" calcext:value-type="float">
            <text:p>12.75</text:p>
          </table:table-cell>
          <table:table-cell office:value-type="float" office:value="7.275" calcext:value-type="float">
            <text:p>7.275</text:p>
          </table:table-cell>
          <table:table-cell table:number-columns-repeated="2"/>
          <table:table-cell table:number-columns-repeated="2" office:value-type="float" office:value="7.275" calcext:value-type="float">
            <text:p>7.275</text:p>
          </table:table-cell>
          <table:table-cell table:number-columns-repeated="3"/>
          <table:table-cell table:style-name="ce18" office:value-type="float" office:value="7.275" calcext:value-type="float">
            <text:p>7.275</text:p>
          </table:table-cell>
          <table:table-cell office:value-type="float" office:value="7.275" calcext:value-type="float">
            <text:p>7.275</text:p>
          </table:table-cell>
          <table:table-cell table:number-columns-repeated="2"/>
          <table:table-cell table:style-name="ce18" office:value-type="float" office:value="1.8" calcext:value-type="float">
            <text:p>1.8</text:p>
          </table:table-cell>
          <table:table-cell table:number-columns-repeated="3"/>
          <table:table-cell table:style-name="ce18" office:value-type="float" office:value="7.275" calcext:value-type="float">
            <text:p>7.275</text:p>
          </table:table-cell>
          <table:table-cell office:value-type="float" office:value="7.275" calcext:value-type="float">
            <text:p>7.275</text:p>
          </table:table-cell>
          <table:table-cell table:number-columns-repeated="3"/>
          <table:table-cell table:style-name="ce18" office:value-type="float" office:value="1.8" calcext:value-type="float">
            <text:p>1.8</text:p>
          </table:table-cell>
          <table:table-cell table:number-columns-repeated="7"/>
          <table:table-cell table:style-name="ce18" office:value-type="float" office:value="1.8" calcext:value-type="float">
            <text:p>1.8</text:p>
          </table:table-cell>
          <table:table-cell table:number-columns-repeated="4"/>
          <table:table-cell office:value-type="float" office:value="7.275" calcext:value-type="float">
            <text:p>7.275</text:p>
          </table:table-cell>
          <table:table-cell/>
          <table:table-cell office:value-type="float" office:value="7.11515151515152" calcext:value-type="float">
            <text:p>7.1151515152</text:p>
          </table:table-cell>
          <table:table-cell table:number-columns-repeated="2" office:value-type="float" office:value="7.275" calcext:value-type="float">
            <text:p>7.275</text:p>
          </table:table-cell>
          <table:table-cell table:number-columns-repeated="7"/>
          <table:table-cell office:value-type="float" office:value="7.275" calcext:value-type="float">
            <text:p>7.275</text:p>
          </table:table-cell>
          <table:table-cell table:number-columns-repeated="5"/>
          <table:table-cell office:value-type="float" office:value="1.8" calcext:value-type="float">
            <text:p>1.8</text:p>
          </table:table-cell>
          <table:table-cell/>
          <table:table-cell office:value-type="float" office:value="6.87591463414634" calcext:value-type="float">
            <text:p>6.8759146341</text:p>
          </table:table-cell>
        </table:table-row>
        <table:table-row table:style-name="ro2">
          <table:table-cell office:value-type="string" calcext:value-type="string">
            <text:p>GGA-SAD-011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18.5" calcext:value-type="float">
            <text:p>18.5</text:p>
          </table:table-cell>
          <table:table-cell table:style-name="ce18" office:value-type="float" office:value="18.5" calcext:value-type="float">
            <text:p>18.5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table:number-columns-repeated="3"/>
          <table:table-cell office:value-type="float" office:value="20.2941176470588" calcext:value-type="float">
            <text:p>20.2941176471</text:p>
          </table:table-cell>
          <table:table-cell/>
          <table:table-cell office:value-type="float" office:value="14.8333333333333" calcext:value-type="float">
            <text:p>14.8333333333</text:p>
          </table:table-cell>
          <table:table-cell table:number-columns-repeated="2"/>
          <table:table-cell table:number-columns-repeated="2" office:value-type="float" office:value="21.5" calcext:value-type="float">
            <text:p>21.5</text:p>
          </table:table-cell>
          <table:table-cell table:number-columns-repeated="4"/>
          <table:table-cell office:value-type="float" office:value="17.6" calcext:value-type="float">
            <text:p>17.6</text:p>
          </table:table-cell>
          <table:table-cell table:number-columns-repeated="6"/>
          <table:table-cell table:style-name="ce18"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table:number-columns-repeated="16"/>
          <table:table-cell office:value-type="float" office:value="17.6" calcext:value-type="float">
            <text:p>17.6</text:p>
          </table:table-cell>
          <table:table-cell/>
          <table:table-cell office:value-type="float" office:value="13.1428571428571" calcext:value-type="float">
            <text:p>13.1428571429</text:p>
          </table:table-cell>
          <table:table-cell office:value-type="float" office:value="22.8666666666667" calcext:value-type="float">
            <text:p>22.8666666667</text:p>
          </table:table-cell>
          <table:table-cell office:value-type="float" office:value="21.5" calcext:value-type="float">
            <text:p>21.5</text:p>
          </table:table-cell>
          <table:table-cell table:number-columns-repeated="7"/>
          <table:table-cell office:value-type="float" office:value="21.5" calcext:value-type="float">
            <text:p>21.5</text:p>
          </table:table-cell>
          <table:table-cell table:number-columns-repeated="5"/>
          <table:table-cell office:value-type="float" office:value="21.5" calcext:value-type="float">
            <text:p>21.5</text:p>
          </table:table-cell>
          <table:table-cell/>
          <table:table-cell office:value-type="float" office:value="19.84" calcext:value-type="float">
            <text:p>19.84</text:p>
          </table:table-cell>
        </table:table-row>
        <table:table-row table:style-name="ro2">
          <table:table-cell office:value-type="string" calcext:value-type="string">
            <text:p>GGA-SAD-011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63.75" calcext:value-type="float">
            <text:p>163.75</text:p>
          </table:table-cell>
          <table:table-cell table:style-name="ce18" office:value-type="float" office:value="163.75" calcext:value-type="float">
            <text:p>163.75</text:p>
          </table:table-cell>
          <table:table-cell table:number-columns-repeated="2"/>
          <table:table-cell office:value-type="float" office:value="163.75" calcext:value-type="float">
            <text:p>163.75</text:p>
          </table:table-cell>
          <table:table-cell table:number-columns-repeated="3"/>
          <table:table-cell office:value-type="float" office:value="163.75" calcext:value-type="float">
            <text:p>163.75</text:p>
          </table:table-cell>
          <table:table-cell table:number-columns-repeated="3"/>
          <table:table-cell office:value-type="float" office:value="163.75" calcext:value-type="float">
            <text:p>163.75</text:p>
          </table:table-cell>
          <table:table-cell/>
          <table:table-cell office:value-type="float" office:value="163.75" calcext:value-type="float">
            <text:p>163.75</text:p>
          </table:table-cell>
          <table:table-cell table:number-columns-repeated="2"/>
          <table:table-cell table:number-columns-repeated="2" office:value-type="float" office:value="163.75" calcext:value-type="float">
            <text:p>163.75</text:p>
          </table:table-cell>
          <table:table-cell table:number-columns-repeated="4"/>
          <table:table-cell office:value-type="float" office:value="163.75" calcext:value-type="float">
            <text:p>163.75</text:p>
          </table:table-cell>
          <table:table-cell table:number-columns-repeated="6"/>
          <table:table-cell table:style-name="ce18" office:value-type="float" office:value="163.75" calcext:value-type="float">
            <text:p>163.75</text:p>
          </table:table-cell>
          <table:table-cell office:value-type="float" office:value="163.75" calcext:value-type="float">
            <text:p>163.75</text:p>
          </table:table-cell>
          <table:table-cell table:number-columns-repeated="16"/>
          <table:table-cell office:value-type="float" office:value="163.75" calcext:value-type="float">
            <text:p>163.75</text:p>
          </table:table-cell>
          <table:table-cell/>
          <table:table-cell office:value-type="float" office:value="163.75" calcext:value-type="float">
            <text:p>163.75</text:p>
          </table:table-cell>
          <table:table-cell office:value-type="float" office:value="156" calcext:value-type="float">
            <text:p>156</text:p>
          </table:table-cell>
          <table:table-cell office:value-type="float" office:value="163.75" calcext:value-type="float">
            <text:p>163.75</text:p>
          </table:table-cell>
          <table:table-cell table:number-columns-repeated="7"/>
          <table:table-cell office:value-type="float" office:value="163.75" calcext:value-type="float">
            <text:p>163.75</text:p>
          </table:table-cell>
          <table:table-cell table:number-columns-repeated="5"/>
          <table:table-cell office:value-type="float" office:value="163.75" calcext:value-type="float">
            <text:p>163.75</text:p>
          </table:table-cell>
          <table:table-cell/>
          <table:table-cell office:value-type="float" office:value="163.319444444444" calcext:value-type="float">
            <text:p>163.3194444444</text:p>
          </table:table-cell>
        </table:table-row>
        <table:table-row table:style-name="ro2">
          <table:table-cell office:value-type="string" calcext:value-type="string">
            <text:p>GGA-SAD-011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7.9166666666667" calcext:value-type="float">
            <text:p>37.9166666667</text:p>
          </table:table-cell>
          <table:table-cell table:number-columns-repeated="2"/>
          <table:table-cell table:number-columns-repeated="2" office:value-type="float" office:value="37.9166666666667" calcext:value-type="float">
            <text:p>37.9166666667</text:p>
          </table:table-cell>
          <table:table-cell table:style-name="ce18" office:value-type="float" office:value="36.8181818181818" calcext:value-type="float">
            <text:p>36.8181818182</text:p>
          </table:table-cell>
          <table:table-cell table:number-columns-repeated="2"/>
          <table:table-cell office:value-type="float" office:value="37.9166666666667" calcext:value-type="float">
            <text:p>37.9166666667</text:p>
          </table:table-cell>
          <table:table-cell table:number-columns-repeated="3"/>
          <table:table-cell office:value-type="float" office:value="37.9166666666667" calcext:value-type="float">
            <text:p>37.9166666667</text:p>
          </table:table-cell>
          <table:table-cell table:number-columns-repeated="3"/>
          <table:table-cell office:value-type="float" office:value="37.9166666666667" calcext:value-type="float">
            <text:p>37.9166666667</text:p>
          </table:table-cell>
          <table:table-cell table:style-name="ce18" office:value-type="float" office:value="37.9166666666667" calcext:value-type="float">
            <text:p>37.9166666667</text:p>
          </table:table-cell>
          <table:table-cell office:value-type="float" office:value="37.9166666666667" calcext:value-type="float">
            <text:p>37.9166666667</text:p>
          </table:table-cell>
          <table:table-cell table:number-columns-repeated="2"/>
          <table:table-cell table:number-columns-repeated="2" office:value-type="float" office:value="37.9166666666667" calcext:value-type="float">
            <text:p>37.9166666667</text:p>
          </table:table-cell>
          <table:table-cell table:number-columns-repeated="4"/>
          <table:table-cell table:style-name="ce17"/>
          <table:table-cell table:number-columns-repeated="6"/>
          <table:table-cell table:style-name="ce18" office:value-type="float" office:value="37.9166666666667" calcext:value-type="float">
            <text:p>37.9166666667</text:p>
          </table:table-cell>
          <table:table-cell table:style-name="ce17"/>
          <table:table-cell table:number-columns-repeated="16"/>
          <table:table-cell office:value-type="float" office:value="37.9166666666667" calcext:value-type="float">
            <text:p>37.9166666667</text:p>
          </table:table-cell>
          <table:table-cell/>
          <table:table-cell office:value-type="float" office:value="37.9166666666667" calcext:value-type="float">
            <text:p>37.9166666667</text:p>
          </table:table-cell>
          <table:table-cell office:value-type="float" office:value="44.6153846153846" calcext:value-type="float">
            <text:p>44.6153846154</text:p>
          </table:table-cell>
          <table:table-cell office:value-type="float" office:value="37.9166666666667" calcext:value-type="float">
            <text:p>37.9166666667</text:p>
          </table:table-cell>
          <table:table-cell table:number-columns-repeated="7"/>
          <table:table-cell office:value-type="float" office:value="37.9166666666667" calcext:value-type="float">
            <text:p>37.9166666667</text:p>
          </table:table-cell>
          <table:table-cell table:number-columns-repeated="5"/>
          <table:table-cell table:style-name="ce17"/>
          <table:table-cell/>
          <table:table-cell office:value-type="float" office:value="38.2638888888889" calcext:value-type="float">
            <text:p>38.2638888889</text:p>
          </table:table-cell>
        </table:table-row>
        <table:table-row table:style-name="ro2">
          <table:table-cell office:value-type="string" calcext:value-type="string">
            <text:p>GGA-SAD-011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9.9050267379679" calcext:value-type="float">
            <text:p>19.905026738</text:p>
          </table:table-cell>
          <table:table-cell table:number-columns-repeated="2"/>
          <table:table-cell table:number-columns-repeated="2" office:value-type="float" office:value="17.8981132075472" calcext:value-type="float">
            <text:p>17.8981132075</text:p>
          </table:table-cell>
          <table:table-cell table:style-name="ce18" office:value-type="float" office:value="25.2169230769231" calcext:value-type="float">
            <text:p>25.2169230769</text:p>
          </table:table-cell>
          <table:table-cell table:number-columns-repeated="2"/>
          <table:table-cell office:value-type="float" office:value="12.4964516129032" calcext:value-type="float">
            <text:p>12.4964516129</text:p>
          </table:table-cell>
          <table:table-cell table:number-columns-repeated="3"/>
          <table:table-cell office:value-type="float" office:value="17.8981132075472" calcext:value-type="float">
            <text:p>17.8981132075</text:p>
          </table:table-cell>
          <table:table-cell table:number-columns-repeated="3"/>
          <table:table-cell office:value-type="float" office:value="22.2536842105263" calcext:value-type="float">
            <text:p>22.2536842105</text:p>
          </table:table-cell>
          <table:table-cell table:style-name="ce18" office:value-type="float" office:value="18.6693333333333" calcext:value-type="float">
            <text:p>18.6693333333</text:p>
          </table:table-cell>
          <table:table-cell office:value-type="float" office:value="17.8981132075472" calcext:value-type="float">
            <text:p>17.8981132075</text:p>
          </table:table-cell>
          <table:table-cell table:number-columns-repeated="2"/>
          <table:table-cell table:number-columns-repeated="2" office:value-type="float" office:value="17.8981132075472" calcext:value-type="float">
            <text:p>17.8981132075</text:p>
          </table:table-cell>
          <table:table-cell table:number-columns-repeated="3"/>
          <table:table-cell table:style-name="ce18" office:value-type="float" office:value="3.195" calcext:value-type="float">
            <text:p>3.195</text:p>
          </table:table-cell>
          <table:table-cell office:value-type="float" office:value="12.4964516129032" calcext:value-type="float">
            <text:p>12.4964516129</text:p>
          </table:table-cell>
          <table:table-cell table:number-columns-repeated="6"/>
          <table:table-cell table:style-name="ce18" office:value-type="float" office:value="17.8981132075472" calcext:value-type="float">
            <text:p>17.8981132075</text:p>
          </table:table-cell>
          <table:table-cell office:value-type="float" office:value="17.8981132075472" calcext:value-type="float">
            <text:p>17.8981132075</text:p>
          </table:table-cell>
          <table:table-cell table:number-columns-repeated="10"/>
          <table:table-cell table:style-name="ce18" office:value-type="float" office:value="17.5936842105263" calcext:value-type="float">
            <text:p>17.5936842105</text:p>
          </table:table-cell>
          <table:table-cell table:number-columns-repeated="5"/>
          <table:table-cell office:value-type="float" office:value="17.8981132075472" calcext:value-type="float">
            <text:p>17.8981132075</text:p>
          </table:table-cell>
          <table:table-cell/>
          <table:table-cell office:value-type="float" office:value="17.8981132075472" calcext:value-type="float">
            <text:p>17.8981132075</text:p>
          </table:table-cell>
          <table:table-cell office:value-type="float" office:value="12.4964516129032" calcext:value-type="float">
            <text:p>12.4964516129</text:p>
          </table:table-cell>
          <table:table-cell office:value-type="float" office:value="17.8981132075472" calcext:value-type="float">
            <text:p>17.8981132075</text:p>
          </table:table-cell>
          <table:table-cell table:number-columns-repeated="7"/>
          <table:table-cell office:value-type="float" office:value="17.8981132075472" calcext:value-type="float">
            <text:p>17.8981132075</text:p>
          </table:table-cell>
          <table:table-cell table:number-columns-repeated="5"/>
          <table:table-cell office:value-type="float" office:value="17.5936842105263" calcext:value-type="float">
            <text:p>17.5936842105</text:p>
          </table:table-cell>
          <table:table-cell/>
          <table:table-cell office:value-type="float" office:value="17.9854905660377" calcext:value-type="float">
            <text:p>17.985490566</text:p>
          </table:table-cell>
        </table:table-row>
        <table:table-row table:style-name="ro2">
          <table:table-cell office:value-type="string" calcext:value-type="string">
            <text:p>GGA-SAD-011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4.48" calcext:value-type="float">
            <text:p>24.48</text:p>
          </table:table-cell>
          <table:table-cell table:number-columns-repeated="2"/>
          <table:table-cell office:value-type="float" office:value="54.9333333333334" calcext:value-type="float">
            <text:p>54.9333333333</text:p>
          </table:table-cell>
          <table:table-cell office:value-type="float" office:value="58.9" calcext:value-type="float">
            <text:p>58.9</text:p>
          </table:table-cell>
          <table:table-cell table:number-columns-repeated="3"/>
          <table:table-cell office:value-type="float" office:value="53.378125" calcext:value-type="float">
            <text:p>53.378125</text:p>
          </table:table-cell>
          <table:table-cell table:number-columns-repeated="3"/>
          <table:table-cell office:value-type="float" office:value="54.9333333333334" calcext:value-type="float">
            <text:p>54.9333333333</text:p>
          </table:table-cell>
          <table:table-cell table:number-columns-repeated="3"/>
          <table:table-cell office:value-type="float" office:value="53.378125" calcext:value-type="float">
            <text:p>53.378125</text:p>
          </table:table-cell>
          <table:table-cell table:style-name="ce18" office:value-type="float" office:value="43.6333333333333" calcext:value-type="float">
            <text:p>43.6333333333</text:p>
          </table:table-cell>
          <table:table-cell office:value-type="float" office:value="54.9333333333334" calcext:value-type="float">
            <text:p>54.9333333333</text:p>
          </table:table-cell>
          <table:table-cell table:number-columns-repeated="2"/>
          <table:table-cell office:value-type="float" office:value="53.378125" calcext:value-type="float">
            <text:p>53.378125</text:p>
          </table:table-cell>
          <table:table-cell office:value-type="float" office:value="60.9772727272727" calcext:value-type="float">
            <text:p>60.9772727273</text:p>
          </table:table-cell>
          <table:table-cell table:number-columns-repeated="4"/>
          <table:table-cell office:value-type="float" office:value="53.378125" calcext:value-type="float">
            <text:p>53.378125</text:p>
          </table:table-cell>
          <table:table-cell table:number-columns-repeated="7"/>
          <table:table-cell office:value-type="float" office:value="51.7" calcext:value-type="float">
            <text:p>51.7</text:p>
          </table:table-cell>
          <table:table-cell table:number-columns-repeated="16"/>
          <table:table-cell office:value-type="float" office:value="53.378125" calcext:value-type="float">
            <text:p>53.378125</text:p>
          </table:table-cell>
          <table:table-cell/>
          <table:table-cell office:value-type="float" office:value="53.378125" calcext:value-type="float">
            <text:p>53.378125</text:p>
          </table:table-cell>
          <table:table-cell office:value-type="float" office:value="65" calcext:value-type="float">
            <text:p>65</text:p>
          </table:table-cell>
          <table:table-cell office:value-type="float" office:value="54.9333333333334" calcext:value-type="float">
            <text:p>54.9333333333</text:p>
          </table:table-cell>
          <table:table-cell table:number-columns-repeated="7"/>
          <table:table-cell office:value-type="float" office:value="62.8782608695652" calcext:value-type="float">
            <text:p>62.8782608696</text:p>
          </table:table-cell>
          <table:table-cell table:number-columns-repeated="4"/>
          <table:table-cell table:style-name="ce18" office:value-type="float" office:value="54.9333333333334" calcext:value-type="float">
            <text:p>54.9333333333</text:p>
          </table:table-cell>
          <table:table-cell office:value-type="float" office:value="53.664" calcext:value-type="float">
            <text:p>53.664</text:p>
          </table:table-cell>
          <table:table-cell/>
          <table:table-cell office:value-type="float" office:value="54.8775770020537" calcext:value-type="float">
            <text:p>54.8775770021</text:p>
          </table:table-cell>
        </table:table-row>
        <table:table-row table:style-name="ro2">
          <table:table-cell office:value-type="string" calcext:value-type="string">
            <text:p>GGA-SAD-011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style-name="ce17"/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style-name="ce18" office:value-type="float" office:value="296" calcext:value-type="float">
            <text:p>296</text:p>
          </table:table-cell>
          <table:table-cell office:value-type="float" office:value="297.142857142857" calcext:value-type="float">
            <text:p>297.142857142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313.846153846154" calcext:value-type="float">
            <text:p>313.8461538462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table:number-columns-repeated="16"/>
          <table:table-cell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table:number-columns-repeated="4"/>
          <table:table-cell table:style-name="ce18" office:value-type="float" office:value="340" calcext:value-type="float">
            <text:p>340</text:p>
          </table:table-cell>
          <table:table-cell table:style-name="ce17"/>
          <table:table-cell/>
          <table:table-cell office:value-type="float" office:value="328.225806451613" calcext:value-type="float">
            <text:p>328.2258064516</text:p>
          </table:table-cell>
        </table:table-row>
        <table:table-row table:style-name="ro2">
          <table:table-cell office:value-type="string" calcext:value-type="string">
            <text:p>GGA-SAD-011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table:style-name="ce17"/>
          <table:table-cell table:number-columns-repeated="3"/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/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4.84615384615385" calcext:value-type="float">
            <text:p>4.8461538462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5.25" calcext:value-type="float">
            <text:p>5.25</text:p>
          </table:table-cell>
          <table:table-cell table:number-columns-repeated="7"/>
          <table:table-cell office:value-type="float" office:value="5.25" calcext:value-type="float">
            <text:p>5.25</text:p>
          </table:table-cell>
          <table:table-cell table:number-columns-repeated="16"/>
          <table:table-cell office:value-type="float" office:value="5.25" calcext:value-type="float">
            <text:p>5.25</text:p>
          </table:table-cell>
          <table:table-cell/>
          <table:table-cell office:value-type="float" office:value="5.25" calcext:value-type="float">
            <text:p>5.25</text:p>
          </table:table-cell>
          <table:table-cell table:style-name="ce17"/>
          <table:table-cell office:value-type="float" office:value="5.25" calcext:value-type="float">
            <text:p>5.2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5.25" calcext:value-type="float">
            <text:p>5.25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10.0439024390244" calcext:value-type="float">
            <text:p>10.043902439</text:p>
          </table:table-cell>
        </table:table-row>
        <table:table-row table:style-name="ro2">
          <table:table-cell office:value-type="string" calcext:value-type="string">
            <text:p>GGA-SAD-012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37.734482758621" calcext:value-type="float">
            <text:p>137.7344827586</text:p>
          </table:table-cell>
          <table:table-cell table:style-name="ce17"/>
          <table:table-cell table:number-columns-repeated="3"/>
          <table:table-cell office:value-type="float" office:value="161.175757575758" calcext:value-type="float">
            <text:p>161.1757575758</text:p>
          </table:table-cell>
          <table:table-cell table:number-columns-repeated="3"/>
          <table:table-cell office:value-type="float" office:value="138.929032258065" calcext:value-type="float">
            <text:p>138.9290322581</text:p>
          </table:table-cell>
          <table:table-cell table:number-columns-repeated="3"/>
          <table:table-cell office:value-type="float" office:value="163.122580645161" calcext:value-type="float">
            <text:p>163.1225806452</text:p>
          </table:table-cell>
          <table:table-cell/>
          <table:table-cell office:value-type="float" office:value="165.8375" calcext:value-type="float">
            <text:p>165.8375</text:p>
          </table:table-cell>
          <table:table-cell table:number-columns-repeated="2"/>
          <table:table-cell table:number-columns-repeated="2" office:value-type="float" office:value="165.8375" calcext:value-type="float">
            <text:p>165.8375</text:p>
          </table:table-cell>
          <table:table-cell table:number-columns-repeated="4"/>
          <table:table-cell office:value-type="float" office:value="165.8375" calcext:value-type="float">
            <text:p>165.8375</text:p>
          </table:table-cell>
          <table:table-cell table:number-columns-repeated="7"/>
          <table:table-cell office:value-type="float" office:value="165.8375" calcext:value-type="float">
            <text:p>165.8375</text:p>
          </table:table-cell>
          <table:table-cell table:number-columns-repeated="16"/>
          <table:table-cell office:value-type="float" office:value="165.8375" calcext:value-type="float">
            <text:p>165.8375</text:p>
          </table:table-cell>
          <table:table-cell/>
          <table:table-cell office:value-type="float" office:value="165.8375" calcext:value-type="float">
            <text:p>165.8375</text:p>
          </table:table-cell>
          <table:table-cell office:value-type="float" office:value="135.226666666667" calcext:value-type="float">
            <text:p>135.2266666667</text:p>
          </table:table-cell>
          <table:table-cell office:value-type="float" office:value="165.8375" calcext:value-type="float">
            <text:p>165.8375</text:p>
          </table:table-cell>
          <table:table-cell table:number-columns-repeated="7"/>
          <table:table-cell office:value-type="float" office:value="165.8375" calcext:value-type="float">
            <text:p>165.8375</text:p>
          </table:table-cell>
          <table:table-cell table:number-columns-repeated="4"/>
          <table:table-cell table:style-name="ce18" office:value-type="float" office:value="165.8375" calcext:value-type="float">
            <text:p>165.8375</text:p>
          </table:table-cell>
          <table:table-cell office:value-type="float" office:value="165.8375" calcext:value-type="float">
            <text:p>165.8375</text:p>
          </table:table-cell>
          <table:table-cell/>
          <table:table-cell office:value-type="float" office:value="160.293083003953" calcext:value-type="float">
            <text:p>160.293083004</text:p>
          </table:table-cell>
        </table:table-row>
        <table:table-row table:style-name="ro2">
          <table:table-cell office:value-type="string" calcext:value-type="string">
            <text:p>GGA-SAD-012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493.181818181818" calcext:value-type="float">
            <text:p>493.1818181818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2"/>
          <table:table-cell office:value-type="float" office:value="514.0625" calcext:value-type="float">
            <text:p>514.0625</text:p>
          </table:table-cell>
          <table:table-cell table:number-columns-repeated="3"/>
          <table:table-cell office:value-type="float" office:value="493.181818181818" calcext:value-type="float">
            <text:p>493.1818181818</text:p>
          </table:table-cell>
          <table:table-cell table:number-columns-repeated="3"/>
          <table:table-cell office:value-type="float" office:value="482.608695652174" calcext:value-type="float">
            <text:p>482.6086956522</text:p>
          </table:table-cell>
          <table:table-cell table:style-name="ce18" office:value-type="float" office:value="334.210526315789" calcext:value-type="float">
            <text:p>334.2105263158</text:p>
          </table:table-cell>
          <table:table-cell office:value-type="float" office:value="402.5" calcext:value-type="float">
            <text:p>402.5</text:p>
          </table:table-cell>
          <table:table-cell table:number-columns-repeated="2"/>
          <table:table-cell table:number-columns-repeated="2" office:value-type="float" office:value="493.181818181818" calcext:value-type="float">
            <text:p>493.1818181818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6"/>
          <table:table-cell table:style-name="ce18" office:value-type="float" office:value="493.181818181818" calcext:value-type="float">
            <text:p>493.1818181818</text:p>
          </table:table-cell>
          <table:table-cell office:value-type="float" office:value="469.047619047619" calcext:value-type="float">
            <text:p>469.0476190476</text:p>
          </table:table-cell>
          <table:table-cell table:number-columns-repeated="16"/>
          <table:table-cell office:value-type="float" office:value="493.181818181818" calcext:value-type="float">
            <text:p>493.1818181818</text:p>
          </table:table-cell>
          <table:table-cell/>
          <table:table-cell table:number-columns-repeated="2" office:value-type="float" office:value="493.181818181818" calcext:value-type="float">
            <text:p>493.1818181818</text:p>
          </table:table-cell>
          <table:table-cell office:value-type="float" office:value="469.047619047619" calcext:value-type="float">
            <text:p>469.0476190476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5"/>
          <table:table-cell table:style-name="ce17"/>
          <table:table-cell/>
          <table:table-cell office:value-type="float" office:value="475.859788359788" calcext:value-type="float">
            <text:p>475.8597883598</text:p>
          </table:table-cell>
        </table:table-row>
        <table:table-row table:style-name="ro2">
          <table:table-cell office:value-type="string" calcext:value-type="string">
            <text:p>GGA-SAD-012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7.91666666666667" calcext:value-type="float">
            <text:p>7.9166666667</text:p>
          </table:table-cell>
          <table:table-cell table:number-columns-repeated="2"/>
          <table:table-cell office:value-type="float" office:value="7.91666666666667" calcext:value-type="float">
            <text:p>7.9166666667</text:p>
          </table:table-cell>
          <table:table-cell office:value-type="float" office:value="7.27272727272727" calcext:value-type="float">
            <text:p>7.2727272727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.91666666666667" calcext:value-type="float">
            <text:p>7.9166666667</text:p>
          </table:table-cell>
          <table:table-cell table:number-columns-repeated="3"/>
          <table:table-cell office:value-type="float" office:value="5.9375" calcext:value-type="float">
            <text:p>5.9375</text:p>
          </table:table-cell>
          <table:table-cell table:style-name="ce18" office:value-type="float" office:value="199.615384615385" calcext:value-type="float">
            <text:p>199.6153846154</text:p>
          </table:table-cell>
          <table:table-cell office:value-type="float" office:value="7.91666666666667" calcext:value-type="float">
            <text:p>7.9166666667</text:p>
          </table:table-cell>
          <table:table-cell table:number-columns-repeated="2"/>
          <table:table-cell table:number-columns-repeated="2" office:value-type="float" office:value="7.91666666666667" calcext:value-type="float">
            <text:p>7.9166666667</text:p>
          </table:table-cell>
          <table:table-cell table:number-columns-repeated="4"/>
          <table:table-cell office:value-type="float" office:value="7.91666666666667" calcext:value-type="float">
            <text:p>7.9166666667</text:p>
          </table:table-cell>
          <table:table-cell table:number-columns-repeated="5"/>
          <table:table-cell table:number-columns-repeated="2" table:style-name="ce18" office:value-type="float" office:value="7.91666666666667" calcext:value-type="float">
            <text:p>7.9166666667</text:p>
          </table:table-cell>
          <table:table-cell office:value-type="float" office:value="7.27272727272727" calcext:value-type="float">
            <text:p>7.2727272727</text:p>
          </table:table-cell>
          <table:table-cell table:number-columns-repeated="16"/>
          <table:table-cell office:value-type="float" office:value="7.91666666666667" calcext:value-type="float">
            <text:p>7.9166666667</text:p>
          </table:table-cell>
          <table:table-cell/>
          <table:table-cell table:number-columns-repeated="3" office:value-type="float" office:value="7.91666666666667" calcext:value-type="float">
            <text:p>7.9166666667</text:p>
          </table:table-cell>
          <table:table-cell table:number-columns-repeated="3"/>
          <table:table-cell table:style-name="ce18" office:value-type="float" office:value="7.91666666666667" calcext:value-type="float">
            <text:p>7.9166666667</text:p>
          </table:table-cell>
          <table:table-cell table:number-columns-repeated="3"/>
          <table:table-cell office:value-type="float" office:value="7.95454545454545" calcext:value-type="float">
            <text:p>7.9545454545</text:p>
          </table:table-cell>
          <table:table-cell table:style-name="ce18" office:value-type="float" office:value="7.91666666666667" calcext:value-type="float">
            <text:p>7.9166666667</text:p>
          </table:table-cell>
          <table:table-cell table:number-columns-repeated="4"/>
          <table:table-cell table:style-name="ce17"/>
          <table:table-cell/>
          <table:table-cell office:value-type="float" office:value="17.5393700787402" calcext:value-type="float">
            <text:p>17.5393700787</text:p>
          </table:table-cell>
        </table:table-row>
        <table:table-row table:style-name="ro2">
          <table:table-cell office:value-type="string" calcext:value-type="string">
            <text:p>GGA-SAD-0130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75" calcext:value-type="float">
            <text:p>875</text:p>
          </table:table-cell>
          <table:table-cell table:number-columns-repeated="2"/>
          <table:table-cell table:number-columns-repeated="2" office:value-type="float" office:value="875" calcext:value-type="float">
            <text:p>875</text:p>
          </table:table-cell>
          <table:table-cell table:style-name="ce18" office:value-type="float" office:value="875" calcext:value-type="float">
            <text:p>87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714.285714285714" calcext:value-type="float">
            <text:p>714.2857142857</text:p>
          </table:table-cell>
          <table:table-cell table:number-columns-repeated="4"/>
          <table:table-cell office:value-type="float" office:value="875" calcext:value-type="float">
            <text:p>875</text:p>
          </table:table-cell>
          <table:table-cell table:number-columns-repeated="5"/>
          <table:table-cell table:style-name="ce18" office:value-type="float" office:value="875" calcext:value-type="float">
            <text:p>875</text:p>
          </table:table-cell>
          <table:table-cell table:style-name="ce18"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table:number-columns-repeated="16"/>
          <table:table-cell office:value-type="float" office:value="875" calcext:value-type="float">
            <text:p>875</text:p>
          </table:table-cell>
          <table:table-cell/>
          <table:table-cell table:number-columns-repeated="3" office:value-type="float" office:value="875" calcext:value-type="float">
            <text:p>875</text:p>
          </table:table-cell>
          <table:table-cell table:number-columns-repeated="7"/>
          <table:table-cell office:value-type="float" office:value="778.611111111111" calcext:value-type="float">
            <text:p>778.6111111111</text:p>
          </table:table-cell>
          <table:table-cell table:number-columns-repeated="5"/>
          <table:table-cell table:style-name="ce17"/>
          <table:table-cell/>
          <table:table-cell office:value-type="float" office:value="855.755033557047" calcext:value-type="float">
            <text:p>855.755033557</text:p>
          </table:table-cell>
        </table:table-row>
        <table:table-row table:style-name="ro2">
          <table:table-cell office:value-type="string" calcext:value-type="string">
            <text:p>GGA-SAD-013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8.3333333333333" calcext:value-type="float">
            <text:p>18.3333333333</text:p>
          </table:table-cell>
          <table:table-cell table:style-name="ce18" office:value-type="float" office:value="18.3333333333333" calcext:value-type="float">
            <text:p>18.3333333333</text:p>
          </table:table-cell>
          <table:table-cell table:number-columns-repeated="2"/>
          <table:table-cell office:value-type="float" office:value="18.3333333333333" calcext:value-type="float">
            <text:p>18.3333333333</text:p>
          </table:table-cell>
          <table:table-cell table:number-columns-repeated="3"/>
          <table:table-cell office:value-type="float" office:value="18.3333333333333" calcext:value-type="float">
            <text:p>18.3333333333</text:p>
          </table:table-cell>
          <table:table-cell table:number-columns-repeated="3"/>
          <table:table-cell office:value-type="float" office:value="18.3333333333333" calcext:value-type="float">
            <text:p>18.3333333333</text:p>
          </table:table-cell>
          <table:table-cell/>
          <table:table-cell office:value-type="float" office:value="18.3333333333333" calcext:value-type="float">
            <text:p>18.3333333333</text:p>
          </table:table-cell>
          <table:table-cell table:number-columns-repeated="2"/>
          <table:table-cell office:value-type="float" office:value="18.3333333333333" calcext:value-type="float">
            <text:p>18.3333333333</text:p>
          </table:table-cell>
          <table:table-cell office:value-type="float" office:value="170.769230769231" calcext:value-type="float">
            <text:p>170.7692307692</text:p>
          </table:table-cell>
          <table:table-cell table:number-columns-repeated="3"/>
          <table:table-cell table:style-name="ce18" office:value-type="float" office:value="18.3333333333333" calcext:value-type="float">
            <text:p>18.3333333333</text:p>
          </table:table-cell>
          <table:table-cell office:value-type="float" office:value="18.3333333333333" calcext:value-type="float">
            <text:p>18.3333333333</text:p>
          </table:table-cell>
          <table:table-cell table:number-columns-repeated="6"/>
          <table:table-cell table:style-name="ce18" office:value-type="float" office:value="18.3333333333333" calcext:value-type="float">
            <text:p>18.3333333333</text:p>
          </table:table-cell>
          <table:table-cell office:value-type="float" office:value="18.3333333333333" calcext:value-type="float">
            <text:p>18.3333333333</text:p>
          </table:table-cell>
          <table:table-cell table:style-name="ce18" office:value-type="float" office:value="18.3333333333333" calcext:value-type="float">
            <text:p>18.3333333333</text:p>
          </table:table-cell>
          <table:table-cell table:number-columns-repeated="15"/>
          <table:table-cell office:value-type="float" office:value="18.3333333333333" calcext:value-type="float">
            <text:p>18.3333333333</text:p>
          </table:table-cell>
          <table:table-cell/>
          <table:table-cell office:value-type="float" office:value="18.3333333333333" calcext:value-type="float">
            <text:p>18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8.3333333333333" calcext:value-type="float">
            <text:p>18.3333333333</text:p>
          </table:table-cell>
          <table:table-cell table:number-columns-repeated="7"/>
          <table:table-cell office:value-type="float" office:value="18.3333333333333" calcext:value-type="float">
            <text:p>18.3333333333</text:p>
          </table:table-cell>
          <table:table-cell table:number-columns-repeated="5"/>
          <table:table-cell office:value-type="float" office:value="18.3333333333333" calcext:value-type="float">
            <text:p>18.3333333333</text:p>
          </table:table-cell>
          <table:table-cell/>
          <table:table-cell office:value-type="float" office:value="26.6666666666667" calcext:value-type="float">
            <text:p>26.6666666667</text:p>
          </table:table-cell>
        </table:table-row>
        <table:table-row table:style-name="ro2">
          <table:table-cell office:value-type="string" calcext:value-type="string">
            <text:p>GGA-SAD-013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92.307692307692" calcext:value-type="float">
            <text:p>192.3076923077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6"/>
          <table:table-cell table:style-name="ce1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6"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5"/>
          <table:table-cell table:style-name="ce17"/>
          <table:table-cell/>
          <table:table-cell office:value-type="float" office:value="197.744360902256" calcext:value-type="float">
            <text:p>197.7443609023</text:p>
          </table:table-cell>
        </table:table-row>
        <table:table-row table:style-name="ro2">
          <table:table-cell office:value-type="string" calcext:value-type="string">
            <text:p>GGA-SAD-013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7.75" calcext:value-type="float">
            <text:p>27.75</text:p>
          </table:table-cell>
          <table:table-cell table:number-columns-repeated="2"/>
          <table:table-cell office:value-type="float" office:value="17.4666666666667" calcext:value-type="float">
            <text:p>17.4666666667</text:p>
          </table:table-cell>
          <table:table-cell office:value-type="float" office:value="20.125" calcext:value-type="float">
            <text:p>20.125</text:p>
          </table:table-cell>
          <table:table-cell table:style-name="ce18" office:value-type="float" office:value="2.07142857142857" calcext:value-type="float">
            <text:p>2.0714285714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table:number-columns-repeated="3"/>
          <table:table-cell office:value-type="float" office:value="20.125" calcext:value-type="float">
            <text:p>20.125</text:p>
          </table:table-cell>
          <table:table-cell table:number-columns-repeated="3"/>
          <table:table-cell office:value-type="float" office:value="20.125" calcext:value-type="float">
            <text:p>20.125</text:p>
          </table:table-cell>
          <table:table-cell table:style-name="ce18" office:value-type="float" office:value="2.75" calcext:value-type="float">
            <text:p>2.75</text:p>
          </table:table-cell>
          <table:table-cell office:value-type="float" office:value="17.4666666666667" calcext:value-type="float">
            <text:p>17.4666666667</text:p>
          </table:table-cell>
          <table:table-cell table:number-columns-repeated="2"/>
          <table:table-cell table:number-columns-repeated="2" office:value-type="float" office:value="20.125" calcext:value-type="float">
            <text:p>20.125</text:p>
          </table:table-cell>
          <table:table-cell table:number-columns-repeated="3"/>
          <table:table-cell table:style-name="ce18" office:value-type="float" office:value="34.2857142857143" calcext:value-type="float">
            <text:p>34.2857142857</text:p>
          </table:table-cell>
          <table:table-cell office:value-type="float" office:value="17.5" calcext:value-type="float">
            <text:p>17.5</text:p>
          </table:table-cell>
          <table:table-cell table:number-columns-repeated="5"/>
          <table:table-cell table:style-name="ce18" office:value-type="float" office:value="37.5" calcext:value-type="float">
            <text:p>37.5</text:p>
          </table:table-cell>
          <table:table-cell table:style-name="ce18" office:value-type="float" office:value="25.9166666666667" calcext:value-type="float">
            <text:p>25.9166666667</text:p>
          </table:table-cell>
          <table:table-cell office:value-type="float" office:value="25.9166666666667" calcext:value-type="float">
            <text:p>25.9166666667</text:p>
          </table:table-cell>
          <table:table-cell table:number-columns-repeated="16"/>
          <table:table-cell office:value-type="float" office:value="20.125" calcext:value-type="float">
            <text:p>20.125</text:p>
          </table:table-cell>
          <table:table-cell/>
          <table:table-cell office:value-type="float" office:value="17.4666666666667" calcext:value-type="float">
            <text:p>17.4666666667</text:p>
          </table:table-cell>
          <table:table-cell table:number-columns-repeated="2" office:value-type="float" office:value="20.125" calcext:value-type="float">
            <text:p>20.125</text:p>
          </table:table-cell>
          <table:table-cell table:number-columns-repeated="7"/>
          <table:table-cell office:value-type="float" office:value="20.125" calcext:value-type="float">
            <text:p>20.125</text:p>
          </table:table-cell>
          <table:table-cell table:number-columns-repeated="5"/>
          <table:table-cell office:value-type="float" office:value="22.8181818181818" calcext:value-type="float">
            <text:p>22.8181818182</text:p>
          </table:table-cell>
          <table:table-cell/>
          <table:table-cell office:value-type="float" office:value="20.2017543859649" calcext:value-type="float">
            <text:p>20.201754386</text:p>
          </table:table-cell>
        </table:table-row>
        <table:table-row table:style-name="ro2">
          <table:table-cell office:value-type="string" calcext:value-type="string">
            <text:p>GGA-SAD-013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659.090909090909" calcext:value-type="float">
            <text:p>659.0909090909</text:p>
          </table:table-cell>
          <table:table-cell office:value-type="float" office:value="770.833333333333" calcext:value-type="float">
            <text:p>770.8333333333</text:p>
          </table:table-cell>
          <table:table-cell table:style-name="ce18" office:value-type="float" office:value="712.115384615385" calcext:value-type="float">
            <text:p>712.1153846154</text:p>
          </table:table-cell>
          <table:table-cell table:number-columns-repeated="2"/>
          <table:table-cell office:value-type="float" office:value="770.833333333333" calcext:value-type="float">
            <text:p>770.8333333333</text:p>
          </table:table-cell>
          <table:table-cell table:number-columns-repeated="3"/>
          <table:table-cell office:value-type="float" office:value="770.833333333333" calcext:value-type="float">
            <text:p>770.8333333333</text:p>
          </table:table-cell>
          <table:table-cell table:number-columns-repeated="3"/>
          <table:table-cell office:value-type="float" office:value="770.833333333333" calcext:value-type="float">
            <text:p>770.8333333333</text:p>
          </table:table-cell>
          <table:table-cell table:style-name="ce18" office:value-type="float" office:value="770.833333333333" calcext:value-type="float">
            <text:p>770.8333333333</text:p>
          </table:table-cell>
          <table:table-cell office:value-type="float" office:value="770.833333333333" calcext:value-type="float">
            <text:p>770.8333333333</text:p>
          </table:table-cell>
          <table:table-cell table:number-columns-repeated="2"/>
          <table:table-cell table:number-columns-repeated="2" office:value-type="float" office:value="770.833333333333" calcext:value-type="float">
            <text:p>770.8333333333</text:p>
          </table:table-cell>
          <table:table-cell table:number-columns-repeated="4"/>
          <table:table-cell office:value-type="float" office:value="770.833333333333" calcext:value-type="float">
            <text:p>770.8333333333</text:p>
          </table:table-cell>
          <table:table-cell table:number-columns-repeated="6"/>
          <table:table-cell table:style-name="ce18" office:value-type="float" office:value="770.833333333333" calcext:value-type="float">
            <text:p>770.8333333333</text:p>
          </table:table-cell>
          <table:table-cell office:value-type="float" office:value="770.833333333333" calcext:value-type="float">
            <text:p>770.8333333333</text:p>
          </table:table-cell>
          <table:table-cell table:number-columns-repeated="16"/>
          <table:table-cell office:value-type="float" office:value="770.833333333333" calcext:value-type="float">
            <text:p>770.8333333333</text:p>
          </table:table-cell>
          <table:table-cell/>
          <table:table-cell table:number-columns-repeated="3" office:value-type="float" office:value="770.833333333333" calcext:value-type="float">
            <text:p>770.8333333333</text:p>
          </table:table-cell>
          <table:table-cell table:number-columns-repeated="7"/>
          <table:table-cell office:value-type="float" office:value="770.833333333333" calcext:value-type="float">
            <text:p>770.8333333333</text:p>
          </table:table-cell>
          <table:table-cell table:number-columns-repeated="5"/>
          <table:table-cell table:style-name="ce17"/>
          <table:table-cell/>
          <table:table-cell office:value-type="float" office:value="761.608796296296" calcext:value-type="float">
            <text:p>761.6087962963</text:p>
          </table:table-cell>
        </table:table-row>
        <table:table-row table:style-name="ro2">
          <table:table-cell office:value-type="string" calcext:value-type="string">
            <text:p>GGA-SAD-013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18.432432432432" calcext:value-type="float">
            <text:p>118.4324324324</text:p>
          </table:table-cell>
          <table:table-cell office:value-type="float" office:value="66.1666666666667" calcext:value-type="float">
            <text:p>66.1666666667</text:p>
          </table:table-cell>
          <table:table-cell table:style-name="ce18" office:value-type="float" office:value="62.3428571428571" calcext:value-type="float">
            <text:p>62.3428571429</text:p>
          </table:table-cell>
          <table:table-cell table:number-columns-repeated="2"/>
          <table:table-cell office:value-type="float" office:value="66.1666666666667" calcext:value-type="float">
            <text:p>66.1666666667</text:p>
          </table:table-cell>
          <table:table-cell table:number-columns-repeated="3"/>
          <table:table-cell office:value-type="float" office:value="66.1666666666667" calcext:value-type="float">
            <text:p>66.1666666667</text:p>
          </table:table-cell>
          <table:table-cell table:number-columns-repeated="3"/>
          <table:table-cell office:value-type="float" office:value="66.1666666666667" calcext:value-type="float">
            <text:p>66.1666666667</text:p>
          </table:table-cell>
          <table:table-cell table:style-name="ce18" office:value-type="float" office:value="66.1666666666667" calcext:value-type="float">
            <text:p>66.1666666667</text:p>
          </table:table-cell>
          <table:table-cell office:value-type="float" office:value="66.1666666666667" calcext:value-type="float">
            <text:p>66.1666666667</text:p>
          </table:table-cell>
          <table:table-cell table:number-columns-repeated="2"/>
          <table:table-cell office:value-type="float" office:value="66.1666666666667" calcext:value-type="float">
            <text:p>66.1666666667</text:p>
          </table:table-cell>
          <table:table-cell office:value-type="float" office:value="62.3428571428571" calcext:value-type="float">
            <text:p>62.3428571429</text:p>
          </table:table-cell>
          <table:table-cell table:number-columns-repeated="4"/>
          <table:table-cell office:value-type="float" office:value="66.1666666666667" calcext:value-type="float">
            <text:p>66.1666666667</text:p>
          </table:table-cell>
          <table:table-cell table:number-columns-repeated="5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66.1666666666667" calcext:value-type="float">
            <text:p>66.1666666667</text:p>
          </table:table-cell>
          <table:table-cell office:value-type="float" office:value="66.1666666666667" calcext:value-type="float">
            <text:p>66.1666666667</text:p>
          </table:table-cell>
          <table:table-cell table:number-columns-repeated="16"/>
          <table:table-cell office:value-type="float" office:value="66.1666666666667" calcext:value-type="float">
            <text:p>66.1666666667</text:p>
          </table:table-cell>
          <table:table-cell/>
          <table:table-cell table:number-columns-repeated="3" office:value-type="float" office:value="66.1666666666667" calcext:value-type="float">
            <text:p>66.1666666667</text:p>
          </table:table-cell>
          <table:table-cell table:number-columns-repeated="7"/>
          <table:table-cell office:value-type="float" office:value="62.3428571428571" calcext:value-type="float">
            <text:p>62.3428571429</text:p>
          </table:table-cell>
          <table:table-cell table:number-columns-repeated="4"/>
          <table:table-cell table:style-name="ce18" office:value-type="float" office:value="65" calcext:value-type="float">
            <text:p>65</text:p>
          </table:table-cell>
          <table:table-cell table:style-name="ce17"/>
          <table:table-cell/>
          <table:table-cell office:value-type="float" office:value="68.8035714285714" calcext:value-type="float">
            <text:p>68.8035714286</text:p>
          </table:table-cell>
        </table:table-row>
        <table:table-row table:style-name="ro2">
          <table:table-cell office:value-type="string" calcext:value-type="string">
            <text:p>GGA-SAD-013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66.25" calcext:value-type="float">
            <text:p>66.25</text:p>
          </table:table-cell>
          <table:table-cell office:value-type="float" office:value="77.5" calcext:value-type="float">
            <text:p>77.5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office:value-type="float" office:value="47.1428571428571" calcext:value-type="float">
            <text:p>47.1428571429</text:p>
          </table:table-cell>
          <table:table-cell table:number-columns-repeated="3"/>
          <table:table-cell office:value-type="float" office:value="66.25" calcext:value-type="float">
            <text:p>66.25</text:p>
          </table:table-cell>
          <table:table-cell table:number-columns-repeated="3"/>
          <table:table-cell office:value-type="float" office:value="66.25" calcext:value-type="float">
            <text:p>66.25</text:p>
          </table:table-cell>
          <table:table-cell/>
          <table:table-cell office:value-type="float" office:value="47.1428571428571" calcext:value-type="float">
            <text:p>47.1428571429</text:p>
          </table:table-cell>
          <table:table-cell table:number-columns-repeated="2"/>
          <table:table-cell office:value-type="float" office:value="66.25" calcext:value-type="float">
            <text:p>66.2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8" office:value-type="float" office:value="66.25" calcext:value-type="float">
            <text:p>66.25</text:p>
          </table:table-cell>
          <table:table-cell office:value-type="float" office:value="66.25" calcext:value-type="float">
            <text:p>66.25</text:p>
          </table:table-cell>
          <table:table-cell table:number-columns-repeated="5"/>
          <table:table-cell table:number-columns-repeated="2" table:style-name="ce18" office:value-type="float" office:value="66.25" calcext:value-type="float">
            <text:p>66.25</text:p>
          </table:table-cell>
          <table:table-cell office:value-type="float" office:value="53.75" calcext:value-type="float">
            <text:p>53.75</text:p>
          </table:table-cell>
          <table:table-cell table:number-columns-repeated="16"/>
          <table:table-cell office:value-type="float" office:value="66.25" calcext:value-type="float">
            <text:p>66.25</text:p>
          </table:table-cell>
          <table:table-cell/>
          <table:table-cell table:number-columns-repeated="2" office:value-type="float" office:value="66.25" calcext:value-type="float">
            <text:p>66.25</text:p>
          </table:table-cell>
          <table:table-cell office:value-type="float" office:value="73.5714285714286" calcext:value-type="float">
            <text:p>73.5714285714</text:p>
          </table:table-cell>
          <table:table-cell table:number-columns-repeated="7"/>
          <table:table-cell office:value-type="float" office:value="47.1428571428571" calcext:value-type="float">
            <text:p>47.1428571429</text:p>
          </table:table-cell>
          <table:table-cell table:number-columns-repeated="5"/>
          <table:table-cell office:value-type="float" office:value="47.1428571428571" calcext:value-type="float">
            <text:p>47.1428571429</text:p>
          </table:table-cell>
          <table:table-cell/>
          <table:table-cell office:value-type="float" office:value="64.7122302158273" calcext:value-type="float">
            <text:p>64.7122302158</text:p>
          </table:table-cell>
        </table:table-row>
        <table:table-row table:style-name="ro2">
          <table:table-cell office:value-type="string" calcext:value-type="string">
            <text:p>GGA-SAD-013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2.1428571428571" calcext:value-type="float">
            <text:p>82.1428571429</text:p>
          </table:table-cell>
          <table:table-cell office:value-type="float" office:value="81.25" calcext:value-type="float">
            <text:p>81.25</text:p>
          </table:table-cell>
          <table:table-cell table:style-name="ce18" office:value-type="float" office:value="81.25" calcext:value-type="float">
            <text:p>81.25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/>
          <table:table-cell office:value-type="float" office:value="81.25" calcext:value-type="float">
            <text:p>81.25</text:p>
          </table:table-cell>
          <table:table-cell table:number-columns-repeated="2"/>
          <table:table-cell table:number-columns-repeated="2" office:value-type="float" office:value="81.25" calcext:value-type="float">
            <text:p>81.25</text:p>
          </table:table-cell>
          <table:table-cell table:number-columns-repeated="4"/>
          <table:table-cell office:value-type="float" office:value="81.25" calcext:value-type="float">
            <text:p>81.25</text:p>
          </table:table-cell>
          <table:table-cell table:number-columns-repeated="6"/>
          <table:table-cell table:style-name="ce18" office:value-type="float" office:value="81.25" calcext:value-type="float">
            <text:p>81.25</text:p>
          </table:table-cell>
          <table:table-cell office:value-type="float" office:value="81.25" calcext:value-type="float">
            <text:p>81.25</text:p>
          </table:table-cell>
          <table:table-cell table:number-columns-repeated="16"/>
          <table:table-cell office:value-type="float" office:value="81.25" calcext:value-type="float">
            <text:p>81.25</text:p>
          </table:table-cell>
          <table:table-cell/>
          <table:table-cell table:number-columns-repeated="3" office:value-type="float" office:value="81.25" calcext:value-type="float">
            <text:p>81.25</text:p>
          </table:table-cell>
          <table:table-cell table:number-columns-repeated="7"/>
          <table:table-cell office:value-type="float" office:value="81.25" calcext:value-type="float">
            <text:p>81.25</text:p>
          </table:table-cell>
          <table:table-cell table:number-columns-repeated="5"/>
          <table:table-cell office:value-type="float" office:value="81.25" calcext:value-type="float">
            <text:p>81.25</text:p>
          </table:table-cell>
          <table:table-cell/>
          <table:table-cell office:value-type="float" office:value="81.2937062937063" calcext:value-type="float">
            <text:p>81.2937062937</text:p>
          </table:table-cell>
        </table:table-row>
        <table:table-row table:style-name="ro2">
          <table:table-cell office:value-type="string" calcext:value-type="string">
            <text:p>GGA-SAD-013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44.090909090909" calcext:value-type="float">
            <text:p>144.0909090909</text:p>
          </table:table-cell>
          <table:table-cell office:value-type="float" office:value="151" calcext:value-type="float">
            <text:p>151</text:p>
          </table:table-cell>
          <table:table-cell table:style-name="ce18" office:value-type="float" office:value="151" calcext:value-type="float">
            <text:p>15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number-columns-repeated="6"/>
          <table:table-cell table:style-name="ce18" office:value-type="float" office:value="145.555555555556" calcext:value-type="float">
            <text:p>145.5555555556</text:p>
          </table:table-cell>
          <table:table-cell office:value-type="float" office:value="151" calcext:value-type="float">
            <text:p>151</text:p>
          </table:table-cell>
          <table:table-cell table:number-columns-repeated="16"/>
          <table:table-cell office:value-type="float" office:value="151" calcext:value-type="float">
            <text:p>151</text:p>
          </table:table-cell>
          <table:table-cell/>
          <table:table-cell table:number-columns-repeated="3" office:value-type="float" office:value="151" calcext:value-type="float">
            <text:p>151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/>
          <table:table-cell office:value-type="float" office:value="150.305555555556" calcext:value-type="float">
            <text:p>150.3055555556</text:p>
          </table:table-cell>
        </table:table-row>
        <table:table-row table:style-name="ro2">
          <table:table-cell office:value-type="string" calcext:value-type="string">
            <text:p>GGA-SAD-013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7.75" calcext:value-type="float">
            <text:p>7.75</text:p>
          </table:table-cell>
          <table:table-cell table:number-columns-repeated="2"/>
          <table:table-cell office:value-type="float" office:value="7.75" calcext:value-type="float">
            <text:p>7.75</text:p>
          </table:table-cell>
          <table:table-cell office:value-type="float" office:value="9.33333333333333" calcext:value-type="float">
            <text:p>9.3333333333</text:p>
          </table:table-cell>
          <table:table-cell table:number-columns-repeated="3"/>
          <table:table-cell office:value-type="float" office:value="5.28571428571429" calcext:value-type="float">
            <text:p>5.2857142857</text:p>
          </table:table-cell>
          <table:table-cell table:number-columns-repeated="3"/>
          <table:table-cell office:value-type="float" office:value="8.14285714285714" calcext:value-type="float">
            <text:p>8.1428571429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/>
          <table:table-cell office:value-type="float" office:value="7.75" calcext:value-type="float">
            <text:p>7.75</text:p>
          </table:table-cell>
          <table:table-cell table:number-columns-repeated="2"/>
          <table:table-cell table:number-columns-repeated="2" office:value-type="float" office:value="7.75" calcext:value-type="float">
            <text:p>7.75</text:p>
          </table:table-cell>
          <table:table-cell table:number-columns-repeated="3"/>
          <table:table-cell table:style-name="ce18" office:value-type="float" office:value="8.14285714285714" calcext:value-type="float">
            <text:p>8.1428571429</text:p>
          </table:table-cell>
          <table:table-cell office:value-type="float" office:value="8.71428571428571" calcext:value-type="float">
            <text:p>8.7142857143</text:p>
          </table:table-cell>
          <table:table-cell table:number-columns-repeated="5"/>
          <table:table-cell table:style-name="ce18" office:value-type="float" office:value="7.75" calcext:value-type="float">
            <text:p>7.75</text:p>
          </table:table-cell>
          <table:table-cell table:style-name="ce18" office:value-type="float" office:value="29.625" calcext:value-type="float">
            <text:p>29.625</text:p>
          </table:table-cell>
          <table:table-cell office:value-type="float" office:value="7.75" calcext:value-type="float">
            <text:p>7.75</text:p>
          </table:table-cell>
          <table:table-cell table:number-columns-repeated="16"/>
          <table:table-cell office:value-type="float" office:value="8.71428571428571" calcext:value-type="float">
            <text:p>8.7142857143</text:p>
          </table:table-cell>
          <table:table-cell/>
          <table:table-cell table:number-columns-repeated="2" office:value-type="float" office:value="7.75" calcext:value-type="float">
            <text:p>7.75</text:p>
          </table:table-cell>
          <table:table-cell office:value-type="float" office:value="5.33333333333333" calcext:value-type="float">
            <text:p>5.3333333333</text:p>
          </table:table-cell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float" office:value="8.71428571428571" calcext:value-type="float">
            <text:p>8.7142857143</text:p>
          </table:table-cell>
          <table:table-cell/>
          <table:table-cell office:value-type="float" office:value="8.95424836601307" calcext:value-type="float">
            <text:p>8.954248366</text:p>
          </table:table-cell>
        </table:table-row>
        <table:table-row table:style-name="ro2">
          <table:table-cell office:value-type="string" calcext:value-type="string">
            <text:p>GGA-SAD-014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81.7875" calcext:value-type="float">
            <text:p>81.7875</text:p>
          </table:table-cell>
          <table:table-cell table:style-name="ce18" office:value-type="float" office:value="81.7875" calcext:value-type="float">
            <text:p>81.7875</text:p>
          </table:table-cell>
          <table:table-cell table:number-columns-repeated="2"/>
          <table:table-cell office:value-type="float" office:value="81.7875" calcext:value-type="float">
            <text:p>81.7875</text:p>
          </table:table-cell>
          <table:table-cell table:number-columns-repeated="3"/>
          <table:table-cell office:value-type="float" office:value="81.7875" calcext:value-type="float">
            <text:p>81.7875</text:p>
          </table:table-cell>
          <table:table-cell table:number-columns-repeated="3"/>
          <table:table-cell office:value-type="float" office:value="1.075" calcext:value-type="float">
            <text:p>1.075</text:p>
          </table:table-cell>
          <table:table-cell/>
          <table:table-cell office:value-type="float" office:value="81.7875" calcext:value-type="float">
            <text:p>81.7875</text:p>
          </table:table-cell>
          <table:table-cell table:number-columns-repeated="2"/>
          <table:table-cell office:value-type="float" office:value="87.1066666666667" calcext:value-type="float">
            <text:p>87.1066666667</text:p>
          </table:table-cell>
          <table:table-cell office:value-type="float" office:value="81.7875" calcext:value-type="float">
            <text:p>81.7875</text:p>
          </table:table-cell>
          <table:table-cell table:number-columns-repeated="4"/>
          <table:table-cell office:value-type="float" office:value="81.7875" calcext:value-type="float">
            <text:p>81.7875</text:p>
          </table:table-cell>
          <table:table-cell table:number-columns-repeated="6"/>
          <table:table-cell table:style-name="ce18" office:value-type="float" office:value="80.0666666666667" calcext:value-type="float">
            <text:p>80.0666666667</text:p>
          </table:table-cell>
          <table:table-cell office:value-type="float" office:value="81.7875" calcext:value-type="float">
            <text:p>81.7875</text:p>
          </table:table-cell>
          <table:table-cell table:number-columns-repeated="16"/>
          <table:table-cell office:value-type="float" office:value="84.3290322580645" calcext:value-type="float">
            <text:p>84.3290322581</text:p>
          </table:table-cell>
          <table:table-cell table:style-name="ce18" office:value-type="float" office:value="1.075" calcext:value-type="float">
            <text:p>1.075</text:p>
          </table:table-cell>
          <table:table-cell office:value-type="float" office:value="93.3785714285714" calcext:value-type="float">
            <text:p>93.3785714286</text:p>
          </table:table-cell>
          <table:table-cell table:number-columns-repeated="2" office:value-type="float" office:value="81.7875" calcext:value-type="float">
            <text:p>81.7875</text:p>
          </table:table-cell>
          <table:table-cell table:number-columns-repeated="7"/>
          <table:table-cell office:value-type="float" office:value="81.7875" calcext:value-type="float">
            <text:p>81.7875</text:p>
          </table:table-cell>
          <table:table-cell table:number-columns-repeated="5"/>
          <table:table-cell office:value-type="float" office:value="81.7875" calcext:value-type="float">
            <text:p>81.7875</text:p>
          </table:table-cell>
          <table:table-cell/>
          <table:table-cell office:value-type="float" office:value="78.1442105263162" calcext:value-type="float">
            <text:p>78.1442105263</text:p>
          </table:table-cell>
        </table:table-row>
        <table:table-row table:style-name="ro2">
          <table:table-cell office:value-type="string" calcext:value-type="string">
            <text:p>GGA-SAD-014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26.25" calcext:value-type="float">
            <text:p>26.25</text:p>
          </table:table-cell>
          <table:table-cell table:style-name="ce18" office:value-type="float" office:value="26.25" calcext:value-type="float">
            <text:p>26.25</text:p>
          </table:table-cell>
          <table:table-cell table:number-columns-repeated="2"/>
          <table:table-cell office:value-type="float" office:value="26.25" calcext:value-type="float">
            <text:p>26.25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number-columns-repeated="2" office:value-type="float" office:value="26.25" calcext:value-type="float">
            <text:p>26.25</text:p>
          </table:table-cell>
          <table:table-cell table:number-columns-repeated="4"/>
          <table:table-cell office:value-type="float" office:value="27.6923076923077" calcext:value-type="float">
            <text:p>27.6923076923</text:p>
          </table:table-cell>
          <table:table-cell table:number-columns-repeated="6"/>
          <table:table-cell table:style-name="ce18" office:value-type="float" office:value="26.25" calcext:value-type="float">
            <text:p>26.25</text:p>
          </table:table-cell>
          <table:table-cell office:value-type="float" office:value="26.25" calcext:value-type="float">
            <text:p>26.25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26.25" calcext:value-type="float">
            <text:p>26.25</text:p>
          </table:table-cell>
          <table:table-cell table:number-columns-repeated="7"/>
          <table:table-cell office:value-type="float" office:value="26.25" calcext:value-type="float">
            <text:p>26.25</text:p>
          </table:table-cell>
          <table:table-cell table:number-columns-repeated="5"/>
          <table:table-cell office:value-type="float" office:value="32.8571428571429" calcext:value-type="float">
            <text:p>32.8571428571</text:p>
          </table:table-cell>
          <table:table-cell/>
          <table:table-cell office:value-type="float" office:value="26.9166666666667" calcext:value-type="float">
            <text:p>26.9166666667</text:p>
          </table:table-cell>
        </table:table-row>
        <table:table-row table:style-name="ro2">
          <table:table-cell office:value-type="string" calcext:value-type="string">
            <text:p>GGA-SAD-014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7.1428571428571" calcext:value-type="float">
            <text:p>57.1428571429</text:p>
          </table:table-cell>
          <table:table-cell table:style-name="ce18" office:value-type="float" office:value="57.1428571428571" calcext:value-type="float">
            <text:p>57.1428571429</text:p>
          </table:table-cell>
          <table:table-cell table:number-columns-repeated="2"/>
          <table:table-cell office:value-type="float" office:value="57.1428571428571" calcext:value-type="float">
            <text:p>57.1428571429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office:value-type="float" office:value="57.1428571428571" calcext:value-type="float">
            <text:p>57.1428571429</text:p>
          </table:table-cell>
          <table:table-cell table:number-columns-repeated="2"/>
          <table:table-cell table:number-columns-repeated="2" office:value-type="float" office:value="57.1428571428571" calcext:value-type="float">
            <text:p>57.1428571429</text:p>
          </table:table-cell>
          <table:table-cell table:number-columns-repeated="4"/>
          <table:table-cell office:value-type="float" office:value="64.2857142857143" calcext:value-type="float">
            <text:p>64.2857142857</text:p>
          </table:table-cell>
          <table:table-cell table:number-columns-repeated="6"/>
          <table:table-cell table:style-name="ce18" office:value-type="float" office:value="57.1428571428571" calcext:value-type="float">
            <text:p>57.1428571429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5"/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9"/>
          <table:table-cell table:style-name="ce17"/>
          <table:table-cell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7"/>
          <table:table-cell office:value-type="float" office:value="57.1428571428571" calcext:value-type="float">
            <text:p>57.1428571429</text:p>
          </table:table-cell>
          <table:table-cell table:number-columns-repeated="5"/>
          <table:table-cell office:value-type="float" office:value="57.1428571428571" calcext:value-type="float">
            <text:p>57.1428571429</text:p>
          </table:table-cell>
          <table:table-cell/>
          <table:table-cell office:value-type="float" office:value="56.6666666666667" calcext:value-type="float">
            <text:p>56.6666666667</text:p>
          </table:table-cell>
        </table:table-row>
        <table:table-row table:style-name="ro2">
          <table:table-cell office:value-type="string" calcext:value-type="string">
            <text:p>GGA-SAD-014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75" calcext:value-type="float">
            <text:p>175</text:p>
          </table:table-cell>
          <table:table-cell table:style-name="ce18" office:value-type="float" office:value="175" calcext:value-type="float">
            <text:p>17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155.555555555556" calcext:value-type="float">
            <text:p>155.5555555556</text:p>
          </table:table-cell>
          <table:table-cell table:number-columns-repeated="6"/>
          <table:table-cell table:style-name="ce18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number-columns-repeated="16"/>
          <table:table-cell table:style-name="ce17"/>
          <table:table-cell/>
          <table:table-cell table:number-columns-repeated="3" office:value-type="float" office:value="175" calcext:value-type="float">
            <text:p>175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GGA-SAD-014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18.571428571429" calcext:value-type="float">
            <text:p>118.5714285714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/>
          <table:table-cell office:value-type="float" office:value="107.5" calcext:value-type="float">
            <text:p>107.5</text:p>
          </table:table-cell>
          <table:table-cell table:number-columns-repeated="2"/>
          <table:table-cell office:value-type="float" office:value="95.5555555555556" calcext:value-type="float">
            <text:p>95.5555555556</text:p>
          </table:table-cell>
          <table:table-cell office:value-type="float" office:value="107.5" calcext:value-type="float">
            <text:p>107.5</text:p>
          </table:table-cell>
          <table:table-cell table:number-columns-repeated="3"/>
          <table:table-cell table:style-name="ce18" office:value-type="float" office:value="107.5" calcext:value-type="float">
            <text:p>107.5</text:p>
          </table:table-cell>
          <table:table-cell office:value-type="float" office:value="107.5" calcext:value-type="float">
            <text:p>107.5</text:p>
          </table:table-cell>
          <table:table-cell table:number-columns-repeated="5"/>
          <table:table-cell table:number-columns-repeated="2" table:style-name="ce18" office:value-type="float" office:value="107.5" calcext:value-type="float">
            <text:p>107.5</text:p>
          </table:table-cell>
          <table:table-cell office:value-type="float" office:value="107.5" calcext:value-type="float">
            <text:p>107.5</text:p>
          </table:table-cell>
          <table:table-cell table:number-columns-repeated="16"/>
          <table:table-cell office:value-type="float" office:value="107.5" calcext:value-type="float">
            <text:p>107.5</text:p>
          </table:table-cell>
          <table:table-cell/>
          <table:table-cell table:number-columns-repeated="3" office:value-type="float" office:value="107.5" calcext:value-type="float">
            <text:p>107.5</text:p>
          </table:table-cell>
          <table:table-cell table:number-columns-repeated="7"/>
          <table:table-cell office:value-type="float" office:value="107.5" calcext:value-type="float">
            <text:p>107.5</text:p>
          </table:table-cell>
          <table:table-cell table:number-columns-repeated="5"/>
          <table:table-cell office:value-type="float" office:value="107.5" calcext:value-type="float">
            <text:p>107.5</text:p>
          </table:table-cell>
          <table:table-cell/>
          <table:table-cell office:value-type="float" office:value="107.302631578947" calcext:value-type="float">
            <text:p>107.3026315789</text:p>
          </table:table-cell>
        </table:table-row>
        <table:table-row table:style-name="ro2">
          <table:table-cell office:value-type="string" calcext:value-type="string">
            <text:p>GGA-SAD-014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8.8888888888889" calcext:value-type="float">
            <text:p>38.888888888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5"/>
          <table:table-cell table:number-columns-repeated="2" table:style-name="ce18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table:number-columns-repeated="7"/>
          <table:table-cell office:value-type="float" office:value="42.8571428571429" calcext:value-type="float">
            <text:p>42.8571428571</text:p>
          </table:table-cell>
          <table:table-cell table:number-columns-repeated="5"/>
          <table:table-cell table:style-name="ce17"/>
          <table:table-cell/>
          <table:table-cell office:value-type="float" office:value="40.0694444444444" calcext:value-type="float">
            <text:p>40.0694444444</text:p>
          </table:table-cell>
        </table:table-row>
        <table:table-row table:style-name="ro2">
          <table:table-cell office:value-type="string" calcext:value-type="string">
            <text:p>GGA-SAD-014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9.1666666666667" calcext:value-type="float">
            <text:p>59.1666666667</text:p>
          </table:table-cell>
          <table:table-cell table:style-name="ce18" office:value-type="float" office:value="32.5" calcext:value-type="float">
            <text:p>32.5</text:p>
          </table:table-cell>
          <table:table-cell table:number-columns-repeated="2"/>
          <table:table-cell office:value-type="float" office:value="59.1666666666667" calcext:value-type="float">
            <text:p>59.1666666667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table:number-columns-repeated="3"/>
          <table:table-cell office:value-type="float" office:value="102.857142857143" calcext:value-type="float">
            <text:p>102.8571428571</text:p>
          </table:table-cell>
          <table:table-cell/>
          <table:table-cell office:value-type="float" office:value="35.5555555555556" calcext:value-type="float">
            <text:p>35.5555555556</text:p>
          </table:table-cell>
          <table:table-cell table:number-columns-repeated="2"/>
          <table:table-cell office:value-type="float" office:value="60.4347826086956" calcext:value-type="float">
            <text:p>60.4347826087</text:p>
          </table:table-cell>
          <table:table-cell office:value-type="float" office:value="28.8888888888889" calcext:value-type="float">
            <text:p>28.8888888889</text:p>
          </table:table-cell>
          <table:table-cell table:number-columns-repeated="4"/>
          <table:table-cell office:value-type="float" office:value="59.1666666666667" calcext:value-type="float">
            <text:p>59.1666666667</text:p>
          </table:table-cell>
          <table:table-cell table:number-columns-repeated="6"/>
          <table:table-cell table:style-name="ce18" office:value-type="float" office:value="59.1666666666667" calcext:value-type="float">
            <text:p>59.1666666667</text:p>
          </table:table-cell>
          <table:table-cell office:value-type="float" office:value="59.1666666666667" calcext:value-type="float">
            <text:p>59.1666666667</text:p>
          </table:table-cell>
          <table:table-cell table:number-columns-repeated="10"/>
          <table:table-cell table:style-name="ce18" office:value-type="float" office:value="112.5" calcext:value-type="float">
            <text:p>112.5</text:p>
          </table:table-cell>
          <table:table-cell table:number-columns-repeated="5"/>
          <table:table-cell office:value-type="float" office:value="102.857142857143" calcext:value-type="float">
            <text:p>102.8571428571</text:p>
          </table:table-cell>
          <table:table-cell/>
          <table:table-cell table:number-columns-repeated="2" office:value-type="float" office:value="59.1666666666667" calcext:value-type="float">
            <text:p>59.1666666667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61.8181818181818" calcext:value-type="float">
            <text:p>61.8181818182</text:p>
          </table:table-cell>
          <table:table-cell/>
          <table:table-cell office:value-type="float" office:value="59.6398891966759" calcext:value-type="float">
            <text:p>59.6398891967</text:p>
          </table:table-cell>
        </table:table-row>
        <table:table-row table:style-name="ro2">
          <table:table-cell office:value-type="string" calcext:value-type="string">
            <text:p>GGA-SAD-0147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.4121212121212" calcext:value-type="float">
            <text:p>10.4121212121</text:p>
          </table:table-cell>
          <table:table-cell table:number-columns-repeated="2"/>
          <table:table-cell table:number-columns-repeated="2" office:value-type="float" office:value="9.544" calcext:value-type="float">
            <text:p>9.544</text:p>
          </table:table-cell>
          <table:table-cell table:style-name="ce18" office:value-type="float" office:value="9.544" calcext:value-type="float">
            <text:p>9.544</text:p>
          </table:table-cell>
          <table:table-cell table:number-columns-repeated="2"/>
          <table:table-cell office:value-type="float" office:value="9.544" calcext:value-type="float">
            <text:p>9.544</text:p>
          </table:table-cell>
          <table:table-cell table:number-columns-repeated="2" table:style-name="ce18" office:value-type="float" office:value="9.544" calcext:value-type="float">
            <text:p>9.544</text:p>
          </table:table-cell>
          <table:table-cell/>
          <table:table-cell office:value-type="float" office:value="9.544" calcext:value-type="float">
            <text:p>9.544</text:p>
          </table:table-cell>
          <table:table-cell table:style-name="ce18" office:value-type="float" office:value="9.544" calcext:value-type="float">
            <text:p>9.544</text:p>
          </table:table-cell>
          <table:table-cell table:number-columns-repeated="2"/>
          <table:table-cell office:value-type="float" office:value="9.544" calcext:value-type="float">
            <text:p>9.544</text:p>
          </table:table-cell>
          <table:table-cell table:style-name="ce18" office:value-type="float" office:value="9.544" calcext:value-type="float">
            <text:p>9.544</text:p>
          </table:table-cell>
          <table:table-cell office:value-type="float" office:value="9.544" calcext:value-type="float">
            <text:p>9.544</text:p>
          </table:table-cell>
          <table:table-cell table:number-columns-repeated="2"/>
          <table:table-cell table:number-columns-repeated="2" office:value-type="float" office:value="9.544" calcext:value-type="float">
            <text:p>9.544</text:p>
          </table:table-cell>
          <table:table-cell table:style-name="ce18" office:value-type="float" office:value="9.544" calcext:value-type="float">
            <text:p>9.544</text:p>
          </table:table-cell>
          <table:table-cell table:number-columns-repeated="2"/>
          <table:table-cell table:style-name="ce18" office:value-type="float" office:value="13.125" calcext:value-type="float">
            <text:p>13.125</text:p>
          </table:table-cell>
          <table:table-cell office:value-type="float" office:value="9.544" calcext:value-type="float">
            <text:p>9.544</text:p>
          </table:table-cell>
          <table:table-cell table:number-columns-repeated="4"/>
          <table:table-cell table:style-name="ce18" office:value-type="float" office:value="8.275" calcext:value-type="float">
            <text:p>8.275</text:p>
          </table:table-cell>
          <table:table-cell table:number-columns-repeated="2"/>
          <table:table-cell office:value-type="float" office:value="9.544" calcext:value-type="float">
            <text:p>9.544</text:p>
          </table:table-cell>
          <table:table-cell table:style-name="ce18" office:value-type="float" office:value="13.125" calcext:value-type="float">
            <text:p>13.125</text:p>
          </table:table-cell>
          <table:table-cell table:number-columns-repeated="8"/>
          <table:table-cell table:style-name="ce18" office:value-type="float" office:value="7.85882352941176" calcext:value-type="float">
            <text:p>7.8588235294</text:p>
          </table:table-cell>
          <table:table-cell table:style-name="ce18" office:value-type="float" office:value="9.544" calcext:value-type="float">
            <text:p>9.544</text:p>
          </table:table-cell>
          <table:table-cell table:number-columns-repeated="5"/>
          <table:table-cell office:value-type="float" office:value="16.1" calcext:value-type="float">
            <text:p>16.1</text:p>
          </table:table-cell>
          <table:table-cell/>
          <table:table-cell table:number-columns-repeated="3" office:value-type="float" office:value="9.544" calcext:value-type="float">
            <text:p>9.544</text:p>
          </table:table-cell>
          <table:table-cell table:number-columns-repeated="7"/>
          <table:table-cell office:value-type="float" office:value="13.125" calcext:value-type="float">
            <text:p>13.125</text:p>
          </table:table-cell>
          <table:table-cell table:number-columns-repeated="4"/>
          <table:table-cell table:style-name="ce18" office:value-type="float" office:value="9.544" calcext:value-type="float">
            <text:p>9.544</text:p>
          </table:table-cell>
          <table:table-cell table:style-name="ce17"/>
          <table:table-cell/>
          <table:table-cell office:value-type="float" office:value="9.89214175654853" calcext:value-type="float">
            <text:p>9.8921417565</text:p>
          </table:table-cell>
        </table:table-row>
        <table:table-row table:style-name="ro2">
          <table:table-cell office:value-type="string" calcext:value-type="string">
            <text:p>GGA-SAD-014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6.72727272727273" calcext:value-type="float">
            <text:p>6.7272727273</text:p>
          </table:table-cell>
          <table:table-cell office:value-type="float" office:value="8.09090909090909" calcext:value-type="float">
            <text:p>8.0909090909</text:p>
          </table:table-cell>
          <table:table-cell table:number-columns-repeated="3"/>
          <table:table-cell office:value-type="float" office:value="6.9" calcext:value-type="float">
            <text:p>6.9</text:p>
          </table:table-cell>
          <table:table-cell table:number-columns-repeated="3"/>
          <table:table-cell office:value-type="float" office:value="6.72727272727273" calcext:value-type="float">
            <text:p>6.7272727273</text:p>
          </table:table-cell>
          <table:table-cell table:number-columns-repeated="3"/>
          <table:table-cell office:value-type="float" office:value="7.83333333333333" calcext:value-type="float">
            <text:p>7.8333333333</text:p>
          </table:table-cell>
          <table:table-cell/>
          <table:table-cell office:value-type="float" office:value="7.83333333333333" calcext:value-type="float">
            <text:p>7.8333333333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7.83333333333333" calcext:value-type="float">
            <text:p>7.8333333333</text:p>
          </table:table-cell>
          <table:table-cell table:number-columns-repeated="4"/>
          <table:table-cell office:value-type="float" office:value="6.72727272727273" calcext:value-type="float">
            <text:p>6.7272727273</text:p>
          </table:table-cell>
          <table:table-cell table:number-columns-repeated="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7.83333333333333" calcext:value-type="float">
            <text:p>7.8333333333</text:p>
          </table:table-cell>
          <table:table-cell table:style-name="ce18" office:value-type="float" office:value="8.36363636363636" calcext:value-type="float">
            <text:p>8.3636363636</text:p>
          </table:table-cell>
          <table:table-cell office:value-type="float" office:value="7.83333333333333" calcext:value-type="float">
            <text:p>7.8333333333</text:p>
          </table:table-cell>
          <table:table-cell table:number-columns-repeated="16"/>
          <table:table-cell office:value-type="float" office:value="6.72727272727273" calcext:value-type="float">
            <text:p>6.7272727273</text:p>
          </table:table-cell>
          <table:table-cell/>
          <table:table-cell office:value-type="float" office:value="8.09090909090909" calcext:value-type="float">
            <text:p>8.0909090909</text:p>
          </table:table-cell>
          <table:table-cell office:value-type="float" office:value="7.83333333333333" calcext:value-type="float">
            <text:p>7.8333333333</text:p>
          </table:table-cell>
          <table:table-cell office:value-type="float" office:value="5.4" calcext:value-type="float">
            <text:p>5.4</text:p>
          </table:table-cell>
          <table:table-cell table:number-columns-repeated="7"/>
          <table:table-cell office:value-type="float" office:value="7.83333333333333" calcext:value-type="float">
            <text:p>7.8333333333</text:p>
          </table:table-cell>
          <table:table-cell table:number-columns-repeated="5"/>
          <table:table-cell office:value-type="float" office:value="7.83333333333333" calcext:value-type="float">
            <text:p>7.8333333333</text:p>
          </table:table-cell>
          <table:table-cell/>
          <table:table-cell office:value-type="float" office:value="7.59803921568627" calcext:value-type="float">
            <text:p>7.5980392157</text:p>
          </table:table-cell>
        </table:table-row>
        <table:table-row table:style-name="ro2">
          <table:table-cell office:value-type="string" calcext:value-type="string">
            <text:p>GGA-SAD-014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600" calcext:value-type="float">
            <text:p>600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487.5" calcext:value-type="float">
            <text:p>487.5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487.5" calcext:value-type="float">
            <text:p>487.5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5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568.526315789474" calcext:value-type="float">
            <text:p>568.5263157895</text:p>
          </table:table-cell>
          <table:table-cell office:value-type="float" office:value="600" calcext:value-type="float">
            <text:p>600</text:p>
          </table:table-cell>
          <table:table-cell table:number-columns-repeated="16"/>
          <table:table-cell office:value-type="float" office:value="517.647058823529" calcext:value-type="float">
            <text:p>517.6470588235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 table:number-columns-repeated="7"/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/>
          <table:table-cell office:value-type="float" office:value="575.909638554217" calcext:value-type="float">
            <text:p>575.9096385542</text:p>
          </table:table-cell>
        </table:table-row>
        <table:table-row table:style-name="ro2">
          <table:table-cell office:value-type="string" calcext:value-type="string">
            <text:p>GGA-SAD-0150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4.2272727272727" calcext:value-type="float">
            <text:p>14.2272727273</text:p>
          </table:table-cell>
          <table:table-cell table:number-columns-repeated="2"/>
          <table:table-cell office:value-type="float" office:value="10.925" calcext:value-type="float">
            <text:p>10.925</text:p>
          </table:table-cell>
          <table:table-cell office:value-type="float" office:value="8.80555555555556" calcext:value-type="float">
            <text:p>8.8055555556</text:p>
          </table:table-cell>
          <table:table-cell table:style-name="ce18" office:value-type="float" office:value="0.25" calcext:value-type="float">
            <text:p>0.25</text:p>
          </table:table-cell>
          <table:table-cell table:number-columns-repeated="2"/>
          <table:table-cell office:value-type="float" office:value="10.925" calcext:value-type="float">
            <text:p>10.925</text:p>
          </table:table-cell>
          <table:table-cell table:number-columns-repeated="3"/>
          <table:table-cell office:value-type="float" office:value="10.925" calcext:value-type="float">
            <text:p>10.925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/>
          <table:table-cell office:value-type="float" office:value="8.80555555555556" calcext:value-type="float">
            <text:p>8.8055555556</text:p>
          </table:table-cell>
          <table:table-cell table:style-name="ce18" office:value-type="float" office:value="0.25" calcext:value-type="float">
            <text:p>0.25</text:p>
          </table:table-cell>
          <table:table-cell office:value-type="float" office:value="10.925" calcext:value-type="float">
            <text:p>10.925</text:p>
          </table:table-cell>
          <table:table-cell table:number-columns-repeated="2"/>
          <table:table-cell table:number-columns-repeated="2" office:value-type="float" office:value="8.80555555555556" calcext:value-type="float">
            <text:p>8.8055555556</text:p>
          </table:table-cell>
          <table:table-cell table:number-columns-repeated="4"/>
          <table:table-cell office:value-type="float" office:value="19.5" calcext:value-type="float">
            <text:p>19.5</text:p>
          </table:table-cell>
          <table:table-cell table:number-columns-repeated="4"/>
          <table:table-cell table:style-name="ce18" office:value-type="float" office:value="19.5" calcext:value-type="float">
            <text:p>19.5</text:p>
          </table:table-cell>
          <table:table-cell/>
          <table:table-cell table:style-name="ce18" office:value-type="float" office:value="8.80555555555556" calcext:value-type="float">
            <text:p>8.8055555556</text:p>
          </table:table-cell>
          <table:table-cell office:value-type="float" office:value="8.80555555555556" calcext:value-type="float">
            <text:p>8.8055555556</text:p>
          </table:table-cell>
          <table:table-cell table:number-columns-repeated="16"/>
          <table:table-cell office:value-type="float" office:value="113.605263157895" calcext:value-type="float">
            <text:p>113.6052631579</text:p>
          </table:table-cell>
          <table:table-cell/>
          <table:table-cell table:number-columns-repeated="3" office:value-type="float" office:value="8.80555555555556" calcext:value-type="float">
            <text:p>8.8055555556</text:p>
          </table:table-cell>
          <table:table-cell table:number-columns-repeated="7"/>
          <table:table-cell office:value-type="float" office:value="8.80555555555556" calcext:value-type="float">
            <text:p>8.8055555556</text:p>
          </table:table-cell>
          <table:table-cell table:number-columns-repeated="5"/>
          <table:table-cell office:value-type="float" office:value="19.5" calcext:value-type="float">
            <text:p>19.5</text:p>
          </table:table-cell>
          <table:table-cell/>
          <table:table-cell office:value-type="float" office:value="15.7032967032967" calcext:value-type="float">
            <text:p>15.7032967033</text:p>
          </table:table-cell>
        </table:table-row>
        <table:table-row table:style-name="ro2">
          <table:table-cell office:value-type="string" calcext:value-type="string">
            <text:p>GGA-SAD-015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.67058823529412" calcext:value-type="float">
            <text:p>2.6705882353</text:p>
          </table:table-cell>
          <table:table-cell table:number-columns-repeated="2"/>
          <table:table-cell office:value-type="float" office:value="34.7166666666667" calcext:value-type="float">
            <text:p>34.7166666667</text:p>
          </table:table-cell>
          <table:table-cell office:value-type="float" office:value="32.4692307692308" calcext:value-type="float">
            <text:p>32.4692307692</text:p>
          </table:table-cell>
          <table:table-cell table:style-name="ce18" office:value-type="float" office:value="33.368" calcext:value-type="float">
            <text:p>33.368</text:p>
          </table:table-cell>
          <table:table-cell table:number-columns-repeated="2"/>
          <table:table-cell office:value-type="float" office:value="32.4692307692308" calcext:value-type="float">
            <text:p>32.4692307692</text:p>
          </table:table-cell>
          <table:table-cell table:number-columns-repeated="3"/>
          <table:table-cell office:value-type="float" office:value="34.7166666666667" calcext:value-type="float">
            <text:p>34.7166666667</text:p>
          </table:table-cell>
          <table:table-cell table:number-columns-repeated="3"/>
          <table:table-cell office:value-type="float" office:value="32.4692307692308" calcext:value-type="float">
            <text:p>32.4692307692</text:p>
          </table:table-cell>
          <table:table-cell table:style-name="ce18" office:value-type="float" office:value="32.4692307692308" calcext:value-type="float">
            <text:p>32.4692307692</text:p>
          </table:table-cell>
          <table:table-cell office:value-type="float" office:value="32.4692307692308" calcext:value-type="float">
            <text:p>32.4692307692</text:p>
          </table:table-cell>
          <table:table-cell table:number-columns-repeated="2"/>
          <table:table-cell table:number-columns-repeated="2" office:value-type="float" office:value="32.4692307692308" calcext:value-type="float">
            <text:p>32.4692307692</text:p>
          </table:table-cell>
          <table:table-cell table:number-columns-repeated="4"/>
          <table:table-cell office:value-type="float" office:value="45.6666666666667" calcext:value-type="float">
            <text:p>45.6666666667</text:p>
          </table:table-cell>
          <table:table-cell table:number-columns-repeated="6"/>
          <table:table-cell table:style-name="ce18" office:value-type="float" office:value="32.4692307692308" calcext:value-type="float">
            <text:p>32.4692307692</text:p>
          </table:table-cell>
          <table:table-cell office:value-type="float" office:value="45.6666666666667" calcext:value-type="float">
            <text:p>45.6666666667</text:p>
          </table:table-cell>
          <table:table-cell table:number-columns-repeated="16"/>
          <table:table-cell office:value-type="float" office:value="32.4692307692308" calcext:value-type="float">
            <text:p>32.4692307692</text:p>
          </table:table-cell>
          <table:table-cell/>
          <table:table-cell table:number-columns-repeated="3" office:value-type="float" office:value="32.4692307692308" calcext:value-type="float">
            <text:p>32.4692307692</text:p>
          </table:table-cell>
          <table:table-cell table:number-columns-repeated="7"/>
          <table:table-cell office:value-type="float" office:value="32.4692307692308" calcext:value-type="float">
            <text:p>32.4692307692</text:p>
          </table:table-cell>
          <table:table-cell table:number-columns-repeated="5"/>
          <table:table-cell table:style-name="ce17"/>
          <table:table-cell/>
          <table:table-cell office:value-type="float" office:value="32.6823275862069" calcext:value-type="float">
            <text:p>32.6823275862</text:p>
          </table:table-cell>
        </table:table-row>
        <table:table-row table:style-name="ro2">
          <table:table-cell office:value-type="string" calcext:value-type="string">
            <text:p>GGA-SAD-015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71.875" calcext:value-type="float">
            <text:p>271.875</text:p>
          </table:table-cell>
          <table:table-cell table:number-columns-repeated="2"/>
          <table:table-cell table:style-name="ce17"/>
          <table:table-cell office:value-type="float" office:value="271.875" calcext:value-type="float">
            <text:p>271.875</text:p>
          </table:table-cell>
          <table:table-cell table:style-name="ce18" office:value-type="float" office:value="210" calcext:value-type="float">
            <text:p>210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271.875" calcext:value-type="float">
            <text:p>271.875</text:p>
          </table:table-cell>
          <table:table-cell table:number-columns-repeated="3"/>
          <table:table-cell office:value-type="float" office:value="271.875" calcext:value-type="float">
            <text:p>271.875</text:p>
          </table:table-cell>
          <table:table-cell/>
          <table:table-cell office:value-type="float" office:value="271.875" calcext:value-type="float">
            <text:p>271.875</text:p>
          </table:table-cell>
          <table:table-cell table:number-columns-repeated="2"/>
          <table:table-cell table:number-columns-repeated="2" office:value-type="float" office:value="271.875" calcext:value-type="float">
            <text:p>271.875</text:p>
          </table:table-cell>
          <table:table-cell table:number-columns-repeated="4"/>
          <table:table-cell office:value-type="float" office:value="271.875" calcext:value-type="float">
            <text:p>271.875</text:p>
          </table:table-cell>
          <table:table-cell table:number-columns-repeated="7"/>
          <table:table-cell office:value-type="float" office:value="271.875" calcext:value-type="float">
            <text:p>271.875</text:p>
          </table:table-cell>
          <table:table-cell table:number-columns-repeated="16"/>
          <table:table-cell office:value-type="float" office:value="271.875" calcext:value-type="float">
            <text:p>271.875</text:p>
          </table:table-cell>
          <table:table-cell/>
          <table:table-cell table:number-columns-repeated="3" office:value-type="float" office:value="271.875" calcext:value-type="float">
            <text:p>271.875</text:p>
          </table:table-cell>
          <table:table-cell table:number-columns-repeated="7"/>
          <table:table-cell office:value-type="float" office:value="228.571428571429" calcext:value-type="float">
            <text:p>228.5714285714</text:p>
          </table:table-cell>
          <table:table-cell table:number-columns-repeated="5"/>
          <table:table-cell office:value-type="float" office:value="271.875" calcext:value-type="float">
            <text:p>271.875</text:p>
          </table:table-cell>
          <table:table-cell/>
          <table:table-cell office:value-type="float" office:value="265.962962962963" calcext:value-type="float">
            <text:p>265.962962963</text:p>
          </table:table-cell>
        </table:table-row>
        <table:table-row table:style-name="ro2">
          <table:table-cell office:value-type="string" calcext:value-type="string">
            <text:p>GGA-SAD-015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695" calcext:value-type="float">
            <text:p>695</text:p>
          </table:table-cell>
          <table:table-cell table:number-columns-repeated="2"/>
          <table:table-cell table:style-name="ce17"/>
          <table:table-cell office:value-type="float" office:value="695" calcext:value-type="float">
            <text:p>695</text:p>
          </table:table-cell>
          <table:table-cell table:style-name="ce18" office:value-type="float" office:value="722.727272727273" calcext:value-type="float">
            <text:p>722.7272727273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614.625" calcext:value-type="float">
            <text:p>614.625</text:p>
          </table:table-cell>
          <table:table-cell table:style-name="ce18" office:value-type="float" office:value="695" calcext:value-type="float">
            <text:p>695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number-columns-repeated="2" office:value-type="float" office:value="695" calcext:value-type="float">
            <text:p>695</text:p>
          </table:table-cell>
          <table:table-cell table:number-columns-repeated="4"/>
          <table:table-cell office:value-type="float" office:value="695" calcext:value-type="float">
            <text:p>695</text:p>
          </table:table-cell>
          <table:table-cell table:number-columns-repeated="5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695" calcext:value-type="float">
            <text:p>695</text:p>
          </table:table-cell>
          <table:table-cell office:value-type="float" office:value="695" calcext:value-type="float">
            <text:p>695</text:p>
          </table:table-cell>
          <table:table-cell table:number-columns-repeated="16"/>
          <table:table-cell office:value-type="float" office:value="695" calcext:value-type="float">
            <text:p>695</text:p>
          </table:table-cell>
          <table:table-cell/>
          <table:table-cell table:number-columns-repeated="2" office:value-type="float" office:value="695" calcext:value-type="float">
            <text:p>695</text:p>
          </table:table-cell>
          <table:table-cell office:value-type="float" office:value="692.111111111111" calcext:value-type="float">
            <text:p>692.1111111111</text:p>
          </table:table-cell>
          <table:table-cell table:number-columns-repeated="7"/>
          <table:table-cell office:value-type="float" office:value="695" calcext:value-type="float">
            <text:p>695</text:p>
          </table:table-cell>
          <table:table-cell table:number-columns-repeated="5"/>
          <table:table-cell table:style-name="ce17"/>
          <table:table-cell/>
          <table:table-cell office:value-type="float" office:value="689.083798882682" calcext:value-type="float">
            <text:p>689.0837988827</text:p>
          </table:table-cell>
        </table:table-row>
        <table:table-row table:style-name="ro2">
          <table:table-cell office:value-type="string" calcext:value-type="string">
            <text:p>GGA-SAD-015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70" calcext:value-type="float">
            <text:p>70</text:p>
          </table:table-cell>
          <table:table-cell table:style-name="ce18" office:value-type="float" office:value="46.6666666666667" calcext:value-type="float">
            <text:p>46.666666666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6"/>
          <table:table-cell table:style-name="ce18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200.2" calcext:value-type="float">
            <text:p>200.2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/>
          <table:table-cell office:value-type="float" office:value="78.0694444444444" calcext:value-type="float">
            <text:p>78.0694444444</text:p>
          </table:table-cell>
        </table:table-row>
        <table:table-row table:style-name="ro2">
          <table:table-cell office:value-type="string" calcext:value-type="string">
            <text:p>GGA-SAD-015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8.025" calcext:value-type="float">
            <text:p>28.025</text:p>
          </table:table-cell>
          <table:table-cell table:style-name="ce17"/>
          <table:table-cell table:style-name="ce18" office:value-type="float" office:value="140" calcext:value-type="float">
            <text:p>140</text:p>
          </table:table-cell>
          <table:table-cell table:number-columns-repeated="2"/>
          <table:table-cell office:value-type="float" office:value="49.3555555555556" calcext:value-type="float">
            <text:p>49.3555555556</text:p>
          </table:table-cell>
          <table:table-cell table:number-columns-repeated="3"/>
          <table:table-cell office:value-type="float" office:value="44.42" calcext:value-type="float">
            <text:p>44.42</text:p>
          </table:table-cell>
          <table:table-cell table:number-columns-repeated="3"/>
          <table:table-cell office:value-type="float" office:value="44.42" calcext:value-type="float">
            <text:p>44.42</text:p>
          </table:table-cell>
          <table:table-cell/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44.42" calcext:value-type="float">
            <text:p>44.42</text:p>
          </table:table-cell>
          <table:table-cell table:style-name="ce17"/>
          <table:table-cell table:number-columns-repeated="4"/>
          <table:table-cell office:value-type="float" office:value="27.1333333333333" calcext:value-type="float">
            <text:p>27.1333333333</text:p>
          </table:table-cell>
          <table:table-cell table:number-columns-repeated="7"/>
          <table:table-cell office:value-type="float" office:value="27.1333333333333" calcext:value-type="float">
            <text:p>27.1333333333</text:p>
          </table:table-cell>
          <table:table-cell table:number-columns-repeated="16"/>
          <table:table-cell office:value-type="float" office:value="27.1333333333333" calcext:value-type="float">
            <text:p>27.1333333333</text:p>
          </table:table-cell>
          <table:table-cell/>
          <table:table-cell office:value-type="float" office:value="44.42" calcext:value-type="float">
            <text:p>44.42</text:p>
          </table:table-cell>
          <table:table-cell table:style-name="ce17"/>
          <table:table-cell office:value-type="float" office:value="44.42" calcext:value-type="float">
            <text:p>44.42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7.1333333333333" calcext:value-type="float">
            <text:p>27.1333333333</text:p>
          </table:table-cell>
          <table:table-cell office:value-type="float" office:value="44.42" calcext:value-type="float">
            <text:p>44.42</text:p>
          </table:table-cell>
          <table:table-cell/>
          <table:table-cell office:value-type="float" office:value="39.4725806451613" calcext:value-type="float">
            <text:p>39.4725806452</text:p>
          </table:table-cell>
        </table:table-row>
        <table:table-row table:style-name="ro2">
          <table:table-cell office:value-type="string" calcext:value-type="string">
            <text:p>GGA-SAD-015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0.5714285714286" calcext:value-type="float">
            <text:p>10.5714285714</text:p>
          </table:table-cell>
          <table:table-cell office:value-type="float" office:value="15.5" calcext:value-type="float">
            <text:p>15.5</text:p>
          </table:table-cell>
          <table:table-cell table:style-name="ce18" office:value-type="float" office:value="15.5" calcext:value-type="float">
            <text:p>15.5</text:p>
          </table:table-cell>
          <table:table-cell table:number-columns-repeated="2"/>
          <table:table-cell office:value-type="float" office:value="13.7777777777778" calcext:value-type="float">
            <text:p>13.7777777778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style-name="ce18" office:value-type="float" office:value="10.5714285714286" calcext:value-type="float">
            <text:p>10.5714285714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table:number-columns-repeated="2" office:value-type="float" office:value="10.5714285714286" calcext:value-type="float">
            <text:p>10.5714285714</text:p>
          </table:table-cell>
          <table:table-cell table:number-columns-repeated="4"/>
          <table:table-cell office:value-type="float" office:value="10.5714285714286" calcext:value-type="float">
            <text:p>10.5714285714</text:p>
          </table:table-cell>
          <table:table-cell table:number-columns-repeated="6"/>
          <table:table-cell table:style-name="ce18" office:value-type="float" office:value="15.5" calcext:value-type="float">
            <text:p>15.5</text:p>
          </table:table-cell>
          <table:table-cell office:value-type="float" office:value="10.5714285714286" calcext:value-type="float">
            <text:p>10.5714285714</text:p>
          </table:table-cell>
          <table:table-cell table:number-columns-repeated="16"/>
          <table:table-cell office:value-type="float" office:value="15.5" calcext:value-type="float">
            <text:p>15.5</text:p>
          </table:table-cell>
          <table:table-cell/>
          <table:table-cell table:number-columns-repeated="3" office:value-type="float" office:value="15.5" calcext:value-type="float">
            <text:p>15.5</text:p>
          </table:table-cell>
          <table:table-cell table:number-columns-repeated="7"/>
          <table:table-cell office:value-type="float" office:value="15.5" calcext:value-type="float">
            <text:p>15.5</text:p>
          </table:table-cell>
          <table:table-cell table:number-columns-repeated="5"/>
          <table:table-cell table:style-name="ce17"/>
          <table:table-cell/>
          <table:table-cell office:value-type="float" office:value="13.8992805755396" calcext:value-type="float">
            <text:p>13.8992805755</text:p>
          </table:table-cell>
        </table:table-row>
        <table:table-row table:style-name="ro2">
          <table:table-cell office:value-type="string" calcext:value-type="string">
            <text:p>GGA-SAD-015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"/>
          <table:table-cell table:number-columns-repeated="2" office:value-type="float" office:value="433.333333333333" calcext:value-type="float">
            <text:p>433.3333333333</text:p>
          </table:table-cell>
          <table:table-cell table:style-name="ce18" office:value-type="float" office:value="433.333333333333" calcext:value-type="float">
            <text:p>433.3333333333</text:p>
          </table:table-cell>
          <table:table-cell table:number-columns-repeated="2"/>
          <table:table-cell office:value-type="float" office:value="433.333333333333" calcext:value-type="float">
            <text:p>433.3333333333</text:p>
          </table:table-cell>
          <table:table-cell table:number-columns-repeated="3"/>
          <table:table-cell office:value-type="float" office:value="433.333333333333" calcext:value-type="float">
            <text:p>433.3333333333</text:p>
          </table:table-cell>
          <table:table-cell table:number-columns-repeated="3"/>
          <table:table-cell table:style-name="ce17"/>
          <table:table-cell/>
          <table:table-cell office:value-type="float" office:value="393.75" calcext:value-type="float">
            <text:p>393.7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76.470588235294" calcext:value-type="float">
            <text:p>376.4705882353</text:p>
          </table:table-cell>
          <table:table-cell table:number-columns-repeated="4"/>
          <table:table-cell office:value-type="float" office:value="433.333333333333" calcext:value-type="float">
            <text:p>433.3333333333</text:p>
          </table:table-cell>
          <table:table-cell table:number-columns-repeated="5"/>
          <table:table-cell table:style-name="ce18" office:value-type="float" office:value="413.333333333333" calcext:value-type="float">
            <text:p>413.3333333333</text:p>
          </table:table-cell>
          <table:table-cell table:style-name="ce18" office:value-type="float" office:value="433.333333333333" calcext:value-type="float">
            <text:p>433.3333333333</text:p>
          </table:table-cell>
          <table:table-cell office:value-type="float" office:value="433.333333333333" calcext:value-type="float">
            <text:p>433.3333333333</text:p>
          </table:table-cell>
          <table:table-cell table:number-columns-repeated="16"/>
          <table:table-cell office:value-type="float" office:value="375" calcext:value-type="float">
            <text:p>37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33.333333333333" calcext:value-type="float">
            <text:p>433.3333333333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362.5" calcext:value-type="float">
            <text:p>362.5</text:p>
          </table:table-cell>
          <table:table-cell table:number-columns-repeated="5"/>
          <table:table-cell office:value-type="float" office:value="433.333333333333" calcext:value-type="float">
            <text:p>433.3333333333</text:p>
          </table:table-cell>
          <table:table-cell/>
          <table:table-cell office:value-type="float" office:value="415.25974025974" calcext:value-type="float">
            <text:p>415.2597402597</text:p>
          </table:table-cell>
        </table:table-row>
        <table:table-row table:style-name="ro2">
          <table:table-cell office:value-type="string" calcext:value-type="string">
            <text:p>GGA-SAD-0159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office:value-type="float" office:value="26.6625" calcext:value-type="float">
            <text:p>26.6625</text:p>
          </table:table-cell>
          <table:table-cell table:style-name="ce17"/>
          <table:table-cell table:number-columns-repeated="3"/>
          <table:table-cell office:value-type="float" office:value="26.6625" calcext:value-type="float">
            <text:p>26.6625</text:p>
          </table:table-cell>
          <table:table-cell table:number-columns-repeated="3"/>
          <table:table-cell office:value-type="float" office:value="26.6625" calcext:value-type="float">
            <text:p>26.6625</text:p>
          </table:table-cell>
          <table:table-cell table:number-columns-repeated="3"/>
          <table:table-cell office:value-type="float" office:value="26.6625" calcext:value-type="float">
            <text:p>26.6625</text:p>
          </table:table-cell>
          <table:table-cell table:style-name="ce18" office:value-type="float" office:value="46.25" calcext:value-type="float">
            <text:p>46.25</text:p>
          </table:table-cell>
          <table:table-cell office:value-type="float" office:value="26.6625" calcext:value-type="float">
            <text:p>26.6625</text:p>
          </table:table-cell>
          <table:table-cell table:number-columns-repeated="2"/>
          <table:table-cell office:value-type="float" office:value="26.6625" calcext:value-type="float">
            <text:p>26.6625</text:p>
          </table:table-cell>
          <table:table-cell office:value-type="float" office:value="26.8774193548387" calcext:value-type="float">
            <text:p>26.8774193548</text:p>
          </table:table-cell>
          <table:table-cell table:number-columns-repeated="4"/>
          <table:table-cell office:value-type="float" office:value="26.6625" calcext:value-type="float">
            <text:p>26.6625</text:p>
          </table:table-cell>
          <table:table-cell table:number-columns-repeated="7"/>
          <table:table-cell office:value-type="float" office:value="27.2" calcext:value-type="float">
            <text:p>27.2</text:p>
          </table:table-cell>
          <table:table-cell table:number-columns-repeated="16"/>
          <table:table-cell office:value-type="float" office:value="26.9269841269841" calcext:value-type="float">
            <text:p>26.926984127</text:p>
          </table:table-cell>
          <table:table-cell/>
          <table:table-cell office:value-type="float" office:value="26.6625" calcext:value-type="float">
            <text:p>26.6625</text:p>
          </table:table-cell>
          <table:table-cell office:value-type="float" office:value="26.8774193548387" calcext:value-type="float">
            <text:p>26.8774193548</text:p>
          </table:table-cell>
          <table:table-cell office:value-type="float" office:value="26.6625" calcext:value-type="float">
            <text:p>26.6625</text:p>
          </table:table-cell>
          <table:table-cell table:number-columns-repeated="7"/>
          <table:table-cell office:value-type="float" office:value="26.6625" calcext:value-type="float">
            <text:p>26.6625</text:p>
          </table:table-cell>
          <table:table-cell table:number-columns-repeated="4"/>
          <table:table-cell table:style-name="ce18" office:value-type="float" office:value="26.6625" calcext:value-type="float">
            <text:p>26.6625</text:p>
          </table:table-cell>
          <table:table-cell office:value-type="float" office:value="7.075" calcext:value-type="float">
            <text:p>7.075</text:p>
          </table:table-cell>
          <table:table-cell/>
          <table:table-cell office:value-type="float" office:value="27.693909626719" calcext:value-type="float">
            <text:p>27.6939096267</text:p>
          </table:table-cell>
        </table:table-row>
        <table:table-row table:style-name="ro2">
          <table:table-cell office:value-type="string" calcext:value-type="string">
            <text:p>GGA-SAD-016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4301.94666666667" calcext:value-type="float">
            <text:p>4301.9466666667</text:p>
          </table:table-cell>
          <table:table-cell office:value-type="float" office:value="4450.11724137931" calcext:value-type="float">
            <text:p>4450.1172413793</text:p>
          </table:table-cell>
          <table:table-cell table:style-name="ce18" office:value-type="float" office:value="4301.94666666667" calcext:value-type="float">
            <text:p>4301.9466666667</text:p>
          </table:table-cell>
          <table:table-cell table:number-columns-repeated="2"/>
          <table:table-cell office:value-type="float" office:value="4301.94666666667" calcext:value-type="float">
            <text:p>4301.9466666667</text:p>
          </table:table-cell>
          <table:table-cell table:number-columns-repeated="3"/>
          <table:table-cell office:value-type="float" office:value="4301.94666666667" calcext:value-type="float">
            <text:p>4301.9466666667</text:p>
          </table:table-cell>
          <table:table-cell table:number-columns-repeated="3"/>
          <table:table-cell office:value-type="float" office:value="4301.94666666667" calcext:value-type="float">
            <text:p>4301.9466666667</text:p>
          </table:table-cell>
          <table:table-cell table:style-name="ce18" office:value-type="float" office:value="4301.94666666667" calcext:value-type="float">
            <text:p>4301.9466666667</text:p>
          </table:table-cell>
          <table:table-cell office:value-type="float" office:value="4301.94666666667" calcext:value-type="float">
            <text:p>4301.9466666667</text:p>
          </table:table-cell>
          <table:table-cell table:number-columns-repeated="2"/>
          <table:table-cell table:number-columns-repeated="2" office:value-type="float" office:value="4301.94666666667" calcext:value-type="float">
            <text:p>4301.9466666667</text:p>
          </table:table-cell>
          <table:table-cell table:number-columns-repeated="4"/>
          <table:table-cell office:value-type="float" office:value="4301.94666666667" calcext:value-type="float">
            <text:p>4301.9466666667</text:p>
          </table:table-cell>
          <table:table-cell table:number-columns-repeated="5"/>
          <table:table-cell table:style-name="ce18" office:value-type="float" office:value="377.433333333333" calcext:value-type="float">
            <text:p>377.4333333333</text:p>
          </table:table-cell>
          <table:table-cell table:style-name="ce18" office:value-type="float" office:value="4301.94666666667" calcext:value-type="float">
            <text:p>4301.9466666667</text:p>
          </table:table-cell>
          <table:table-cell office:value-type="float" office:value="4301.94666666667" calcext:value-type="float">
            <text:p>4301.9466666667</text:p>
          </table:table-cell>
          <table:table-cell table:number-columns-repeated="16"/>
          <table:table-cell office:value-type="float" office:value="4163.49677419355" calcext:value-type="float">
            <text:p>4163.4967741936</text:p>
          </table:table-cell>
          <table:table-cell/>
          <table:table-cell table:number-columns-repeated="3" office:value-type="float" office:value="4301.94666666667" calcext:value-type="float">
            <text:p>4301.9466666667</text:p>
          </table:table-cell>
          <table:table-cell table:number-columns-repeated="7"/>
          <table:table-cell office:value-type="float" office:value="4301.94666666667" calcext:value-type="float">
            <text:p>4301.9466666667</text:p>
          </table:table-cell>
          <table:table-cell table:number-columns-repeated="5"/>
          <table:table-cell table:style-name="ce17"/>
          <table:table-cell/>
          <table:table-cell office:value-type="float" office:value="4134.95496453902" calcext:value-type="float">
            <text:p>4134.954964539</text:p>
          </table:table-cell>
        </table:table-row>
        <table:table-row table:style-name="ro2">
          <table:table-cell office:value-type="string" calcext:value-type="string">
            <text:p>GGA-SAD-016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/>
          <table:table-cell office:value-type="float" office:value="32.2727272727273" calcext:value-type="float">
            <text:p>32.2727272727</text:p>
          </table:table-cell>
          <table:table-cell office:value-type="float" office:value="34.6428571428571" calcext:value-type="float">
            <text:p>34.6428571429</text:p>
          </table:table-cell>
          <table:table-cell table:style-name="ce18" office:value-type="float" office:value="36.9230769230769" calcext:value-type="float">
            <text:p>36.9230769231</text:p>
          </table:table-cell>
          <table:table-cell table:number-columns-repeated="2"/>
          <table:table-cell office:value-type="float" office:value="36.9230769230769" calcext:value-type="float">
            <text:p>36.9230769231</text:p>
          </table:table-cell>
          <table:table-cell table:number-columns-repeated="3"/>
          <table:table-cell office:value-type="float" office:value="31.6666666666667" calcext:value-type="float">
            <text:p>31.6666666667</text:p>
          </table:table-cell>
          <table:table-cell table:number-columns-repeated="3"/>
          <table:table-cell table:style-name="ce17"/>
          <table:table-cell/>
          <table:table-cell office:value-type="float" office:value="36.9230769230769" calcext:value-type="float">
            <text:p>36.9230769231</text:p>
          </table:table-cell>
          <table:table-cell table:number-columns-repeated="2"/>
          <table:table-cell office:value-type="float" office:value="31.6666666666667" calcext:value-type="float">
            <text:p>31.6666666667</text:p>
          </table:table-cell>
          <table:table-cell office:value-type="float" office:value="36.9230769230769" calcext:value-type="float">
            <text:p>36.9230769231</text:p>
          </table:table-cell>
          <table:table-cell table:number-columns-repeated="4"/>
          <table:table-cell office:value-type="float" office:value="25.4545454545455" calcext:value-type="float">
            <text:p>25.4545454545</text:p>
          </table:table-cell>
          <table:table-cell table:number-columns-repeated="5"/>
          <table:table-cell table:number-columns-repeated="2" table:style-name="ce18" office:value-type="float" office:value="36.9230769230769" calcext:value-type="float">
            <text:p>36.9230769231</text:p>
          </table:table-cell>
          <table:table-cell office:value-type="float" office:value="36.9230769230769" calcext:value-type="float">
            <text:p>36.9230769231</text:p>
          </table:table-cell>
          <table:table-cell table:number-columns-repeated="5"/>
          <table:table-cell table:number-columns-repeated="2" table:style-name="ce18" office:value-type="float" office:value="35" calcext:value-type="float">
            <text:p>35</text:p>
          </table:table-cell>
          <table:table-cell table:number-columns-repeated="9"/>
          <table:table-cell office:value-type="float" office:value="31.6666666666667" calcext:value-type="float">
            <text:p>31.6666666667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25.4545454545455" calcext:value-type="float">
            <text:p>25.4545454545</text:p>
          </table:table-cell>
          <table:table-cell table:number-columns-repeated="2" office:value-type="float" office:value="36.9230769230769" calcext:value-type="float">
            <text:p>36.9230769231</text:p>
          </table:table-cell>
          <table:table-cell table:number-columns-repeated="2"/>
          <table:table-cell table:number-columns-repeated="2" table:style-name="ce18" office:value-type="float" office:value="35" calcext:value-type="float">
            <text:p>35</text:p>
          </table:table-cell>
          <table:table-cell table:number-columns-repeated="3"/>
          <table:table-cell office:value-type="float" office:value="36.9230769230769" calcext:value-type="float">
            <text:p>36.923076923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4"/>
          <table:table-cell office:value-type="float" office:value="25.5" calcext:value-type="float">
            <text:p>25.5</text:p>
          </table:table-cell>
          <table:table-cell/>
          <table:table-cell office:value-type="float" office:value="34.3297101449275" calcext:value-type="float">
            <text:p>34.3297101449</text:p>
          </table:table-cell>
        </table:table-row>
        <table:table-row table:style-name="ro2">
          <table:table-cell office:value-type="string" calcext:value-type="string">
            <text:p>GGA-SAD-016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6.25" calcext:value-type="float">
            <text:p>16.25</text:p>
          </table:table-cell>
          <table:table-cell table:number-columns-repeated="2"/>
          <table:table-cell office:value-type="float" office:value="6.80487804878049" calcext:value-type="float">
            <text:p>6.8048780488</text:p>
          </table:table-cell>
          <table:table-cell office:value-type="float" office:value="6.35" calcext:value-type="float">
            <text:p>6.35</text:p>
          </table:table-cell>
          <table:table-cell table:style-name="ce18" office:value-type="float" office:value="6.35" calcext:value-type="float">
            <text:p>6.35</text:p>
          </table:table-cell>
          <table:table-cell table:number-columns-repeated="2"/>
          <table:table-cell office:value-type="float" office:value="3.875" calcext:value-type="float">
            <text:p>3.875</text:p>
          </table:table-cell>
          <table:table-cell table:number-columns-repeated="3"/>
          <table:table-cell office:value-type="float" office:value="6.35" calcext:value-type="float">
            <text:p>6.35</text:p>
          </table:table-cell>
          <table:table-cell table:number-columns-repeated="3"/>
          <table:table-cell table:style-name="ce17"/>
          <table:table-cell/>
          <table:table-cell office:value-type="float" office:value="6.35" calcext:value-type="float">
            <text:p>6.35</text:p>
          </table:table-cell>
          <table:table-cell table:number-columns-repeated="2"/>
          <table:table-cell table:number-columns-repeated="2" office:value-type="float" office:value="6.35" calcext:value-type="float">
            <text:p>6.35</text:p>
          </table:table-cell>
          <table:table-cell table:number-columns-repeated="4"/>
          <table:table-cell office:value-type="float" office:value="6.44871794871795" calcext:value-type="float">
            <text:p>6.4487179487</text:p>
          </table:table-cell>
          <table:table-cell table:number-columns-repeated="5"/>
          <table:table-cell table:number-columns-repeated="2" table:style-name="ce18" office:value-type="float" office:value="6.35" calcext:value-type="float">
            <text:p>6.35</text:p>
          </table:table-cell>
          <table:table-cell office:value-type="float" office:value="6.35" calcext:value-type="float">
            <text:p>6.35</text:p>
          </table:table-cell>
          <table:table-cell table:number-columns-repeated="16"/>
          <table:table-cell office:value-type="float" office:value="6.35" calcext:value-type="float">
            <text:p>6.35</text:p>
          </table:table-cell>
          <table:table-cell/>
          <table:table-cell table:number-columns-repeated="3" office:value-type="float" office:value="6.35" calcext:value-type="float">
            <text:p>6.35</text:p>
          </table:table-cell>
          <table:table-cell table:number-columns-repeated="7"/>
          <table:table-cell office:value-type="float" office:value="6.35" calcext:value-type="float">
            <text:p>6.35</text:p>
          </table:table-cell>
          <table:table-cell table:number-columns-repeated="5"/>
          <table:table-cell office:value-type="float" office:value="6.35" calcext:value-type="float">
            <text:p>6.35</text:p>
          </table:table-cell>
          <table:table-cell/>
          <table:table-cell office:value-type="float" office:value="6.38125" calcext:value-type="float">
            <text:p>6.38125</text:p>
          </table:table-cell>
        </table:table-row>
        <table:table-row table:style-name="ro2">
          <table:table-cell office:value-type="string" calcext:value-type="string">
            <text:p>GGA-SAD-016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0.549038461538461" calcext:value-type="float">
            <text:p>0.5490384615</text:p>
          </table:table-cell>
          <table:table-cell table:number-columns-repeated="2"/>
          <table:table-cell office:value-type="float" office:value="0.585833333333333" calcext:value-type="float">
            <text:p>0.5858333333</text:p>
          </table:table-cell>
          <table:table-cell office:value-type="float" office:value="0.698974358974359" calcext:value-type="float">
            <text:p>0.698974359</text:p>
          </table:table-cell>
          <table:table-cell table:style-name="ce18" office:value-type="float" office:value="0.585833333333333" calcext:value-type="float">
            <text:p>0.5858333333</text:p>
          </table:table-cell>
          <table:table-cell table:number-columns-repeated="2"/>
          <table:table-cell office:value-type="float" office:value="0.585833333333333" calcext:value-type="float">
            <text:p>0.5858333333</text:p>
          </table:table-cell>
          <table:table-cell table:number-columns-repeated="3"/>
          <table:table-cell office:value-type="float" office:value="0.585833333333333" calcext:value-type="float">
            <text:p>0.5858333333</text:p>
          </table:table-cell>
          <table:table-cell table:number-columns-repeated="3"/>
          <table:table-cell office:value-type="float" office:value="0.585833333333333" calcext:value-type="float">
            <text:p>0.5858333333</text:p>
          </table:table-cell>
          <table:table-cell/>
          <table:table-cell office:value-type="float" office:value="0.585833333333333" calcext:value-type="float">
            <text:p>0.5858333333</text:p>
          </table:table-cell>
          <table:table-cell table:number-columns-repeated="2"/>
          <table:table-cell table:number-columns-repeated="2" office:value-type="float" office:value="0.585833333333333" calcext:value-type="float">
            <text:p>0.5858333333</text:p>
          </table:table-cell>
          <table:table-cell table:number-columns-repeated="4"/>
          <table:table-cell office:value-type="float" office:value="0.6624" calcext:value-type="float">
            <text:p>0.6624</text:p>
          </table:table-cell>
          <table:table-cell table:number-columns-repeated="7"/>
          <table:table-cell office:value-type="float" office:value="0.585833333333333" calcext:value-type="float">
            <text:p>0.5858333333</text:p>
          </table:table-cell>
          <table:table-cell table:number-columns-repeated="16"/>
          <table:table-cell office:value-type="float" office:value="0.585833333333333" calcext:value-type="float">
            <text:p>0.5858333333</text:p>
          </table:table-cell>
          <table:table-cell/>
          <table:table-cell table:number-columns-repeated="3" office:value-type="float" office:value="0.585833333333333" calcext:value-type="float">
            <text:p>0.5858333333</text:p>
          </table:table-cell>
          <table:table-cell table:number-columns-repeated="7"/>
          <table:table-cell office:value-type="float" office:value="0.585833333333333" calcext:value-type="float">
            <text:p>0.5858333333</text:p>
          </table:table-cell>
          <table:table-cell table:number-columns-repeated="5"/>
          <table:table-cell office:value-type="float" office:value="0.585833333333333" calcext:value-type="float">
            <text:p>0.5858333333</text:p>
          </table:table-cell>
          <table:table-cell/>
          <table:table-cell office:value-type="float" office:value="0.590568181818184" calcext:value-type="float">
            <text:p>0.5905681818</text:p>
          </table:table-cell>
        </table:table-row>
        <table:table-row table:style-name="ro2">
          <table:table-cell office:value-type="string" calcext:value-type="string">
            <text:p>GGA-SAD-016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61.607142857143" calcext:value-type="float">
            <text:p>261.6071428571</text:p>
          </table:table-cell>
          <table:table-cell office:value-type="float" office:value="285.833333333333" calcext:value-type="float">
            <text:p>285.8333333333</text:p>
          </table:table-cell>
          <table:table-cell table:style-name="ce18" office:value-type="float" office:value="205.789473684211" calcext:value-type="float">
            <text:p>205.7894736842</text:p>
          </table:table-cell>
          <table:table-cell table:number-columns-repeated="2"/>
          <table:table-cell office:value-type="float" office:value="295.689655172414" calcext:value-type="float">
            <text:p>295.6896551724</text:p>
          </table:table-cell>
          <table:table-cell table:number-columns-repeated="3"/>
          <table:table-cell office:value-type="float" office:value="295.689655172414" calcext:value-type="float">
            <text:p>295.6896551724</text:p>
          </table:table-cell>
          <table:table-cell table:number-columns-repeated="3"/>
          <table:table-cell office:value-type="float" office:value="512.777777777778" calcext:value-type="float">
            <text:p>512.7777777778</text:p>
          </table:table-cell>
          <table:table-cell/>
          <table:table-cell office:value-type="float" office:value="275.434782608696" calcext:value-type="float">
            <text:p>275.4347826087</text:p>
          </table:table-cell>
          <table:table-cell table:number-columns-repeated="2"/>
          <table:table-cell office:value-type="float" office:value="293.653846153846" calcext:value-type="float">
            <text:p>293.6538461538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style-name="ce18" office:value-type="float" office:value="512.777777777778" calcext:value-type="float">
            <text:p>512.7777777778</text:p>
          </table:table-cell>
          <table:table-cell office:value-type="float" office:value="261.607142857143" calcext:value-type="float">
            <text:p>261.6071428571</text:p>
          </table:table-cell>
          <table:table-cell table:number-columns-repeated="5"/>
          <table:table-cell table:style-name="ce18" office:value-type="float" office:value="512.777777777778" calcext:value-type="float">
            <text:p>512.7777777778</text:p>
          </table:table-cell>
          <table:table-cell table:style-name="ce18" office:value-type="float" office:value="245.576923076923" calcext:value-type="float">
            <text:p>245.5769230769</text:p>
          </table:table-cell>
          <table:table-cell office:value-type="float" office:value="269.444444444444" calcext:value-type="float">
            <text:p>269.4444444444</text:p>
          </table:table-cell>
          <table:table-cell table:number-columns-repeated="16"/>
          <table:table-cell office:value-type="float" office:value="295.689655172414" calcext:value-type="float">
            <text:p>295.6896551724</text:p>
          </table:table-cell>
          <table:table-cell/>
          <table:table-cell office:value-type="float" office:value="295.689655172414" calcext:value-type="float">
            <text:p>295.6896551724</text:p>
          </table:table-cell>
          <table:table-cell office:value-type="float" office:value="245.576923076923" calcext:value-type="float">
            <text:p>245.5769230769</text:p>
          </table:table-cell>
          <table:table-cell office:value-type="float" office:value="289.814814814815" calcext:value-type="float">
            <text:p>289.8148148148</text:p>
          </table:table-cell>
          <table:table-cell table:number-columns-repeated="7"/>
          <table:table-cell office:value-type="float" office:value="295.689655172414" calcext:value-type="float">
            <text:p>295.6896551724</text:p>
          </table:table-cell>
          <table:table-cell table:number-columns-repeated="5"/>
          <table:table-cell office:value-type="float" office:value="289.814814814815" calcext:value-type="float">
            <text:p>289.8148148148</text:p>
          </table:table-cell>
          <table:table-cell/>
          <table:table-cell office:value-type="float" office:value="287.232510288066" calcext:value-type="float">
            <text:p>287.2325102881</text:p>
          </table:table-cell>
        </table:table-row>
        <table:table-row table:style-name="ro2">
          <table:table-cell office:value-type="string" calcext:value-type="string">
            <text:p>GGA-SAD-017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 table:style-name="ce17"/>
          <table:table-cell table:number-columns-repeated="3"/>
          <table:table-cell office:value-type="float" office:value="277.5" calcext:value-type="float">
            <text:p>277.5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/>
          <table:table-cell office:value-type="float" office:value="289.333333333333" calcext:value-type="float">
            <text:p>289.3333333333</text:p>
          </table:table-cell>
          <table:table-cell table:number-columns-repeated="2"/>
          <table:table-cell office:value-type="float" office:value="277.5" calcext:value-type="float">
            <text:p>277.5</text:p>
          </table:table-cell>
          <table:table-cell table:style-name="ce17"/>
          <table:table-cell table:number-columns-repeated="4"/>
          <table:table-cell office:value-type="float" office:value="277.5" calcext:value-type="float">
            <text:p>277.5</text:p>
          </table:table-cell>
          <table:table-cell table:number-columns-repeated="7"/>
          <table:table-cell office:value-type="float" office:value="277.5" calcext:value-type="float">
            <text:p>277.5</text:p>
          </table:table-cell>
          <table:table-cell table:number-columns-repeated="16"/>
          <table:table-cell office:value-type="float" office:value="277.5" calcext:value-type="float">
            <text:p>277.5</text:p>
          </table:table-cell>
          <table:table-cell/>
          <table:table-cell office:value-type="float" office:value="277.5" calcext:value-type="float">
            <text:p>277.5</text:p>
          </table:table-cell>
          <table:table-cell table:style-name="ce17"/>
          <table:table-cell office:value-type="float" office:value="277.5" calcext:value-type="float">
            <text:p>277.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77.5" calcext:value-type="float">
            <text:p>277.5</text:p>
          </table:table-cell>
          <table:table-cell office:value-type="float" office:value="261.176470588235" calcext:value-type="float">
            <text:p>261.1764705882</text:p>
          </table:table-cell>
          <table:table-cell/>
          <table:table-cell office:value-type="float" office:value="277.019230769231" calcext:value-type="float">
            <text:p>277.0192307692</text:p>
          </table:table-cell>
        </table:table-row>
        <table:table-row table:style-name="ro2">
          <table:table-cell office:value-type="string" calcext:value-type="string">
            <text:p>GGA-SAD-017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table:style-name="ce17"/>
          <table:table-cell table:number-columns-repeated="3"/>
          <table:table-cell office:value-type="float" office:value="54.2857142857143" calcext:value-type="float">
            <text:p>54.2857142857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/>
          <table:table-cell office:value-type="float" office:value="57.7777777777778" calcext:value-type="float">
            <text:p>57.7777777778</text:p>
          </table:table-cell>
          <table:table-cell table:number-columns-repeated="2"/>
          <table:table-cell office:value-type="float" office:value="37.1428571428571" calcext:value-type="float">
            <text:p>37.1428571429</text:p>
          </table:table-cell>
          <table:table-cell table:style-name="ce17"/>
          <table:table-cell table:number-columns-repeated="4"/>
          <table:table-cell office:value-type="float" office:value="52.5" calcext:value-type="float">
            <text:p>52.5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52.5" calcext:value-type="float">
            <text:p>52.5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17"/>
          <table:table-cell office:value-type="float" office:value="52.5" calcext:value-type="float">
            <text:p>52.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54.2857142857143" calcext:value-type="float">
            <text:p>54.2857142857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52.6732673267327" calcext:value-type="float">
            <text:p>52.6732673267</text:p>
          </table:table-cell>
        </table:table-row>
        <table:table-row table:style-name="ro2">
          <table:table-cell office:value-type="string" calcext:value-type="string">
            <text:p>GGA-SAD-017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.1" calcext:value-type="float">
            <text:p>3.1</text:p>
          </table:table-cell>
          <table:table-cell table:style-name="ce18" office:value-type="float" office:value="3.1" calcext:value-type="float">
            <text:p>3.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style-name="ce18" office:value-type="float" office:value="2.64" calcext:value-type="float">
            <text:p>2.64</text:p>
          </table:table-cell>
          <table:table-cell office:value-type="float" office:value="3.17333333333333" calcext:value-type="float">
            <text:p>3.1733333333</text:p>
          </table:table-cell>
          <table:table-cell table:number-columns-repeated="2"/>
          <table:table-cell office:value-type="float" office:value="2.86153846153846" calcext:value-type="float">
            <text:p>2.8615384615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table:number-columns-repeated="6"/>
          <table:table-cell table:style-name="ce18" office:value-type="float" office:value="2.11428571428571" calcext:value-type="float">
            <text:p>2.1142857143</text:p>
          </table:table-cell>
          <table:table-cell office:value-type="float" office:value="2.91764705882353" calcext:value-type="float">
            <text:p>2.9176470588</text:p>
          </table:table-cell>
          <table:table-cell table:number-columns-repeated="16"/>
          <table:table-cell office:value-type="float" office:value="3.1" calcext:value-type="float">
            <text:p>3.1</text:p>
          </table:table-cell>
          <table:table-cell/>
          <table:table-cell table:number-columns-repeated="2" office:value-type="float" office:value="3.1" calcext:value-type="float">
            <text:p>3.1</text:p>
          </table:table-cell>
          <table:table-cell office:value-type="float" office:value="2.68571428571429" calcext:value-type="float">
            <text:p>2.6857142857</text:p>
          </table:table-cell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5"/>
          <table:table-cell table:style-name="ce17"/>
          <table:table-cell/>
          <table:table-cell office:value-type="float" office:value="2.98714285714285" calcext:value-type="float">
            <text:p>2.9871428571</text:p>
          </table:table-cell>
        </table:table-row>
        <table:table-row table:style-name="ro2">
          <table:table-cell office:value-type="string" calcext:value-type="string">
            <text:p>GGA-SAD-017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10" calcext:value-type="float">
            <text:p>310</text:p>
          </table:table-cell>
          <table:table-cell table:number-columns-repeated="3"/>
          <table:table-cell office:value-type="float" office:value="211.428571428571" calcext:value-type="float">
            <text:p>211.4285714286</text:p>
          </table:table-cell>
          <table:table-cell table:number-columns-repeated="3"/>
          <table:table-cell office:value-type="float" office:value="325.714285714286" calcext:value-type="float">
            <text:p>325.7142857143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/>
          <table:table-cell office:value-type="float" office:value="185.25" calcext:value-type="float">
            <text:p>185.25</text:p>
          </table:table-cell>
          <table:table-cell table:number-columns-repeated="2"/>
          <table:table-cell office:value-type="float" office:value="211.428571428571" calcext:value-type="float">
            <text:p>211.4285714286</text:p>
          </table:table-cell>
          <table:table-cell table:style-name="ce17"/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5"/>
          <table:table-cell table:style-name="ce18" office:value-type="float" office:value="310" calcext:value-type="float">
            <text:p>31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16"/>
          <table:table-cell office:value-type="float" office:value="211.428571428571" calcext:value-type="float">
            <text:p>211.4285714286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211.428571428571" calcext:value-type="float">
            <text:p>211.4285714286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274.44262295082" calcext:value-type="float">
            <text:p>274.4426229508</text:p>
          </table:table-cell>
        </table:table-row>
        <table:table-row table:style-name="ro2">
          <table:table-cell office:value-type="string" calcext:value-type="string">
            <text:p>GGA-SAD-017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style-name="ce17"/>
          <table:table-cell table:number-columns-repeated="3"/>
          <table:table-cell office:value-type="float" office:value="60.3529411764706" calcext:value-type="float">
            <text:p>60.3529411765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style-name="ce18" office:value-type="float" office:value="1.625" calcext:value-type="float">
            <text:p>1.625</text:p>
          </table:table-cell>
          <table:table-cell office:value-type="float" office:value="1.625" calcext:value-type="float">
            <text:p>1.625</text:p>
          </table:table-cell>
          <table:table-cell table:number-columns-repeated="2"/>
          <table:table-cell table:number-columns-repeated="2" office:value-type="float" office:value="1.625" calcext:value-type="float">
            <text:p>1.625</text:p>
          </table:table-cell>
          <table:table-cell table:number-columns-repeated="4"/>
          <table:table-cell office:value-type="float" office:value="1.625" calcext:value-type="float">
            <text:p>1.625</text:p>
          </table:table-cell>
          <table:table-cell table:number-columns-repeated="7"/>
          <table:table-cell office:value-type="float" office:value="1.63333333333333" calcext:value-type="float">
            <text:p>1.6333333333</text:p>
          </table:table-cell>
          <table:table-cell table:number-columns-repeated="16"/>
          <table:table-cell office:value-type="float" office:value="1.625" calcext:value-type="float">
            <text:p>1.625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float" office:value="1.43333333333333" calcext:value-type="float">
            <text:p>1.4333333333</text:p>
          </table:table-cell>
          <table:table-cell office:value-type="float" office:value="1.625" calcext:value-type="float">
            <text:p>1.625</text:p>
          </table:table-cell>
          <table:table-cell table:number-columns-repeated="7"/>
          <table:table-cell office:value-type="float" office:value="1.625" calcext:value-type="float">
            <text:p>1.625</text:p>
          </table:table-cell>
          <table:table-cell table:number-columns-repeated="5"/>
          <table:table-cell table:style-name="ce17"/>
          <table:table-cell/>
          <table:table-cell office:value-type="float" office:value="5.88412017167382" calcext:value-type="float">
            <text:p>5.8841201717</text:p>
          </table:table-cell>
        </table:table-row>
        <table:table-row table:style-name="ro2">
          <table:table-cell office:value-type="string" calcext:value-type="string">
            <text:p>GGA-SAD-017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3.125" calcext:value-type="float">
            <text:p>13.125</text:p>
          </table:table-cell>
          <table:table-cell table:style-name="ce18" office:value-type="float" office:value="13.125" calcext:value-type="float">
            <text:p>13.125</text:p>
          </table:table-cell>
          <table:table-cell table:number-columns-repeated="2"/>
          <table:table-cell office:value-type="float" office:value="13.125" calcext:value-type="float">
            <text:p>13.125</text:p>
          </table:table-cell>
          <table:table-cell table:number-columns-repeated="3"/>
          <table:table-cell office:value-type="float" office:value="13.125" calcext:value-type="float">
            <text:p>13.125</text:p>
          </table:table-cell>
          <table:table-cell table:number-columns-repeated="3"/>
          <table:table-cell office:value-type="float" office:value="11.4285714285714" calcext:value-type="float">
            <text:p>11.4285714286</text:p>
          </table:table-cell>
          <table:table-cell table:style-name="ce18" office:value-type="float" office:value="14" calcext:value-type="float">
            <text:p>14</text:p>
          </table:table-cell>
          <table:table-cell office:value-type="float" office:value="13.125" calcext:value-type="float">
            <text:p>13.125</text:p>
          </table:table-cell>
          <table:table-cell table:number-columns-repeated="2"/>
          <table:table-cell office:value-type="float" office:value="11.3333333333333" calcext:value-type="float">
            <text:p>11.3333333333</text:p>
          </table:table-cell>
          <table:table-cell office:value-type="float" office:value="13.125" calcext:value-type="float">
            <text:p>13.125</text:p>
          </table:table-cell>
          <table:table-cell table:number-columns-repeated="4"/>
          <table:table-cell office:value-type="float" office:value="13.125" calcext:value-type="float">
            <text:p>13.125</text:p>
          </table:table-cell>
          <table:table-cell table:number-columns-repeated="6"/>
          <table:table-cell table:style-name="ce18" office:value-type="float" office:value="12.1153846153846" calcext:value-type="float">
            <text:p>12.1153846154</text:p>
          </table:table-cell>
          <table:table-cell office:value-type="float" office:value="12.4411764705882" calcext:value-type="float">
            <text:p>12.4411764706</text:p>
          </table:table-cell>
          <table:table-cell table:number-columns-repeated="16"/>
          <table:table-cell office:value-type="float" office:value="13.125" calcext:value-type="float">
            <text:p>13.125</text:p>
          </table:table-cell>
          <table:table-cell/>
          <table:table-cell office:value-type="float" office:value="11.3333333333333" calcext:value-type="float">
            <text:p>11.3333333333</text:p>
          </table:table-cell>
          <table:table-cell office:value-type="float" office:value="13.125" calcext:value-type="float">
            <text:p>13.125</text:p>
          </table:table-cell>
          <table:table-cell office:value-type="float" office:value="11.4285714285714" calcext:value-type="float">
            <text:p>11.4285714286</text:p>
          </table:table-cell>
          <table:table-cell table:number-columns-repeated="7"/>
          <table:table-cell office:value-type="float" office:value="13.125" calcext:value-type="float">
            <text:p>13.125</text:p>
          </table:table-cell>
          <table:table-cell table:number-columns-repeated="5"/>
          <table:table-cell table:style-name="ce17"/>
          <table:table-cell/>
          <table:table-cell office:value-type="float" office:value="12.7204301075269" calcext:value-type="float">
            <text:p>12.7204301075</text:p>
          </table:table-cell>
        </table:table-row>
        <table:table-row table:style-name="ro2">
          <table:table-cell office:value-type="string" calcext:value-type="string">
            <text:p>GGA-SAD-017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.1" calcext:value-type="float">
            <text:p>3.1</text:p>
          </table:table-cell>
          <table:table-cell table:style-name="ce18" office:value-type="float" office:value="3.1" calcext:value-type="float">
            <text:p>3.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3.17333333333333" calcext:value-type="float">
            <text:p>3.1733333333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number-columns-repeated="2" office:value-type="float" office:value="3.1" calcext:value-type="float">
            <text:p>3.1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table:number-columns-repeated="6"/>
          <table:table-cell table:style-name="ce18" office:value-type="float" office:value="3.1" calcext:value-type="float">
            <text:p>3.1</text:p>
          </table:table-cell>
          <table:table-cell office:value-type="float" office:value="3.1" calcext:value-type="float">
            <text:p>3.1</text:p>
          </table:table-cell>
          <table:table-cell table:number-columns-repeated="16"/>
          <table:table-cell office:value-type="float" office:value="3.1" calcext:value-type="float">
            <text:p>3.1</text:p>
          </table:table-cell>
          <table:table-cell/>
          <table:table-cell table:number-columns-repeated="3" office:value-type="float" office:value="3.1" calcext:value-type="float">
            <text:p>3.1</text:p>
          </table:table-cell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/>
          <table:table-cell office:value-type="float" office:value="3.09305555555555" calcext:value-type="float">
            <text:p>3.0930555556</text:p>
          </table:table-cell>
        </table:table-row>
        <table:table-row table:style-name="ro2">
          <table:table-cell office:value-type="string" calcext:value-type="string">
            <text:p>GGA-SAD-017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style-name="ce17"/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02.444444444444" calcext:value-type="float">
            <text:p>302.444444444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style-name="ce17"/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table:number-columns-repeated="9"/>
          <table:table-cell table:style-name="ce18" office:value-type="float" office:value="348.571428571429" calcext:value-type="float">
            <text:p>348.5714285714</text:p>
          </table:table-cell>
          <table:table-cell table:number-columns-repeated="2"/>
          <table:table-cell table:style-name="ce18"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ce17"/>
          <table:table-cell office:value-type="float" office:value="340" calcext:value-type="float">
            <text:p>340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37.683333333333" calcext:value-type="float">
            <text:p>337.6833333333</text:p>
          </table:table-cell>
        </table:table-row>
        <table:table-row table:style-name="ro2">
          <table:table-cell office:value-type="string" calcext:value-type="string">
            <text:p>GGA-SAD-018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number-columns-repeated="3"/>
          <table:table-cell office:value-type="float" office:value="0.528571428571429" calcext:value-type="float">
            <text:p>0.5285714286</text:p>
          </table:table-cell>
          <table:table-cell table:number-columns-repeated="3"/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0.775" calcext:value-type="float">
            <text:p>0.775</text:p>
          </table:table-cell>
          <table:table-cell/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float" office:value="0.775" calcext:value-type="float">
            <text:p>0.775</text:p>
          </table:table-cell>
          <table:table-cell table:style-name="ce17"/>
          <table:table-cell table:number-columns-repeated="4"/>
          <table:table-cell office:value-type="float" office:value="0.775" calcext:value-type="float">
            <text:p>0.775</text:p>
          </table:table-cell>
          <table:table-cell table:number-columns-repeated="7"/>
          <table:table-cell office:value-type="float" office:value="0.775" calcext:value-type="float">
            <text:p>0.775</text:p>
          </table:table-cell>
          <table:table-cell table:number-columns-repeated="9"/>
          <table:table-cell table:style-name="ce18" office:value-type="float" office:value="280" calcext:value-type="float">
            <text:p>280</text:p>
          </table:table-cell>
          <table:table-cell table:number-columns-repeated="6"/>
          <table:table-cell office:value-type="float" office:value="0.775" calcext:value-type="float">
            <text:p>0.775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17"/>
          <table:table-cell office:value-type="float" office:value="0.775" calcext:value-type="float">
            <text:p>0.77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0.775" calcext:value-type="float">
            <text:p>0.77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3.50882352941177" calcext:value-type="float">
            <text:p>3.5088235294</text:p>
          </table:table-cell>
        </table:table-row>
        <table:table-row table:style-name="ro2">
          <table:table-cell office:value-type="string" calcext:value-type="string">
            <text:p>GGA-SAD-018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 table:style-name="ce17"/>
          <table:table-cell table:number-columns-repeated="3"/>
          <table:table-cell office:value-type="float" office:value="1.8375" calcext:value-type="float">
            <text:p>1.8375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/>
          <table:table-cell office:value-type="float" office:value="2.775" calcext:value-type="float">
            <text:p>2.775</text:p>
          </table:table-cell>
          <table:table-cell table:number-columns-repeated="2"/>
          <table:table-cell office:value-type="float" office:value="3.02857142857143" calcext:value-type="float">
            <text:p>3.0285714286</text:p>
          </table:table-cell>
          <table:table-cell table:style-name="ce17"/>
          <table:table-cell table:number-columns-repeated="4"/>
          <table:table-cell office:value-type="float" office:value="2.775" calcext:value-type="float">
            <text:p>2.775</text:p>
          </table:table-cell>
          <table:table-cell table:number-columns-repeated="7"/>
          <table:table-cell office:value-type="float" office:value="2.775" calcext:value-type="float">
            <text:p>2.775</text:p>
          </table:table-cell>
          <table:table-cell table:number-columns-repeated="16"/>
          <table:table-cell office:value-type="float" office:value="2.775" calcext:value-type="float">
            <text:p>2.775</text:p>
          </table:table-cell>
          <table:table-cell/>
          <table:table-cell office:value-type="float" office:value="2.775" calcext:value-type="float">
            <text:p>2.775</text:p>
          </table:table-cell>
          <table:table-cell table:style-name="ce17"/>
          <table:table-cell office:value-type="float" office:value="2.775" calcext:value-type="float">
            <text:p>2.77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.775" calcext:value-type="float">
            <text:p>2.775</text:p>
          </table:table-cell>
          <table:table-cell office:value-type="float" office:value="2.775" calcext:value-type="float">
            <text:p>2.775</text:p>
          </table:table-cell>
          <table:table-cell/>
          <table:table-cell office:value-type="float" office:value="2.71941747572816" calcext:value-type="float">
            <text:p>2.7194174757</text:p>
          </table:table-cell>
        </table:table-row>
        <table:table-row table:style-name="ro2">
          <table:table-cell office:value-type="string" calcext:value-type="string">
            <text:p>GGA-SAD-018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 table:style-name="ce17"/>
          <table:table-cell table:number-columns-repeated="3"/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 table:number-columns-repeated="3"/>
          <table:table-cell office:value-type="float" office:value="2.775" calcext:value-type="float">
            <text:p>2.775</text:p>
          </table:table-cell>
          <table:table-cell/>
          <table:table-cell office:value-type="float" office:value="2.775" calcext:value-type="float">
            <text:p>2.775</text:p>
          </table:table-cell>
          <table:table-cell table:number-columns-repeated="2"/>
          <table:table-cell office:value-type="float" office:value="2.775" calcext:value-type="float">
            <text:p>2.775</text:p>
          </table:table-cell>
          <table:table-cell table:style-name="ce17"/>
          <table:table-cell table:number-columns-repeated="4"/>
          <table:table-cell office:value-type="float" office:value="2.775" calcext:value-type="float">
            <text:p>2.775</text:p>
          </table:table-cell>
          <table:table-cell table:number-columns-repeated="7"/>
          <table:table-cell office:value-type="float" office:value="2.775" calcext:value-type="float">
            <text:p>2.775</text:p>
          </table:table-cell>
          <table:table-cell table:number-columns-repeated="16"/>
          <table:table-cell office:value-type="float" office:value="2.775" calcext:value-type="float">
            <text:p>2.775</text:p>
          </table:table-cell>
          <table:table-cell/>
          <table:table-cell office:value-type="float" office:value="2.775" calcext:value-type="float">
            <text:p>2.775</text:p>
          </table:table-cell>
          <table:table-cell table:style-name="ce17"/>
          <table:table-cell office:value-type="float" office:value="2.775" calcext:value-type="float">
            <text:p>2.77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2.775" calcext:value-type="float">
            <text:p>2.775</text:p>
          </table:table-cell>
          <table:table-cell office:value-type="float" office:value="2.775" calcext:value-type="float">
            <text:p>2.775</text:p>
          </table:table-cell>
          <table:table-cell/>
          <table:table-cell office:value-type="float" office:value="2.86153846153847" calcext:value-type="float">
            <text:p>2.8615384615</text:p>
          </table:table-cell>
        </table:table-row>
        <table:table-row table:style-name="ro2">
          <table:table-cell office:value-type="string" calcext:value-type="string">
            <text:p>GGA-SAD-0183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style-name="ce18" office:value-type="float" office:value="3.1" calcext:value-type="float">
            <text:p>3.1</text:p>
          </table:table-cell>
          <table:table-cell table:number-columns-repeated="2"/>
          <table:table-cell office:value-type="float" office:value="2.5375" calcext:value-type="float">
            <text:p>2.5375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style-name="ce18" office:value-type="float" office:value="3.1" calcext:value-type="float">
            <text:p>3.1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number-columns-repeated="2" office:value-type="float" office:value="3.1" calcext:value-type="float">
            <text:p>3.1</text:p>
          </table:table-cell>
          <table:table-cell table:number-columns-repeated="4"/>
          <table:table-cell office:value-type="float" office:value="2.64" calcext:value-type="float">
            <text:p>2.64</text:p>
          </table:table-cell>
          <table:table-cell table:number-columns-repeated="6"/>
          <table:table-cell table:style-name="ce18" office:value-type="float" office:value="2.11428571428571" calcext:value-type="float">
            <text:p>2.1142857143</text:p>
          </table:table-cell>
          <table:table-cell office:value-type="float" office:value="3.1" calcext:value-type="float">
            <text:p>3.1</text:p>
          </table:table-cell>
          <table:table-cell table:number-columns-repeated="16"/>
          <table:table-cell office:value-type="float" office:value="3.1" calcext:value-type="float">
            <text:p>3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.64" calcext:value-type="float">
            <text:p>2.64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5"/>
          <table:table-cell table:style-name="ce17"/>
          <table:table-cell/>
          <table:table-cell office:value-type="float" office:value="2.98021201413427" calcext:value-type="float">
            <text:p>2.9802120141</text:p>
          </table:table-cell>
        </table:table-row>
        <table:table-row table:style-name="ro2">
          <table:table-cell office:value-type="string" calcext:value-type="string">
            <text:p>GGA-SAD-018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1.43333333333333" calcext:value-type="float">
            <text:p>1.4333333333</text:p>
          </table:table-cell>
          <table:table-cell table:number-columns-repeated="3"/>
          <table:table-cell office:value-type="float" office:value="1.42857142857143" calcext:value-type="float">
            <text:p>1.4285714286</text:p>
          </table:table-cell>
          <table:table-cell table:number-columns-repeated="3"/>
          <table:table-cell office:value-type="float" office:value="1.43333333333333" calcext:value-type="float">
            <text:p>1.4333333333</text:p>
          </table:table-cell>
          <table:table-cell table:style-name="ce18" office:value-type="float" office:value="1.625" calcext:value-type="float">
            <text:p>1.625</text:p>
          </table:table-cell>
          <table:table-cell office:value-type="float" office:value="1.42857142857143" calcext:value-type="float">
            <text:p>1.4285714286</text:p>
          </table:table-cell>
          <table:table-cell table:number-columns-repeated="2"/>
          <table:table-cell table:number-columns-repeated="2" office:value-type="float" office:value="1.43333333333333" calcext:value-type="float">
            <text:p>1.4333333333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number-columns-repeated="7"/>
          <table:table-cell office:value-type="float" office:value="0.944444444444444" calcext:value-type="float">
            <text:p>0.9444444444</text:p>
          </table:table-cell>
          <table:table-cell table:number-columns-repeated="16"/>
          <table:table-cell office:value-type="float" office:value="1.625" calcext:value-type="float">
            <text:p>1.625</text:p>
          </table:table-cell>
          <table:table-cell/>
          <table:table-cell office:value-type="float" office:value="1.42857142857143" calcext:value-type="float">
            <text:p>1.4285714286</text:p>
          </table:table-cell>
          <table:table-cell table:number-columns-repeated="2" office:value-type="float" office:value="1.625" calcext:value-type="float">
            <text:p>1.625</text:p>
          </table:table-cell>
          <table:table-cell table:number-columns-repeated="7"/>
          <table:table-cell office:value-type="float" office:value="1.625" calcext:value-type="float">
            <text:p>1.625</text:p>
          </table:table-cell>
          <table:table-cell table:number-columns-repeated="4"/>
          <table:table-cell table:style-name="ce18" office:value-type="float" office:value="1.625" calcext:value-type="float">
            <text:p>1.625</text:p>
          </table:table-cell>
          <table:table-cell office:value-type="float" office:value="1.21428571428571" calcext:value-type="float">
            <text:p>1.2142857143</text:p>
          </table:table-cell>
          <table:table-cell/>
          <table:table-cell office:value-type="float" office:value="1.47312775330396" calcext:value-type="float">
            <text:p>1.4731277533</text:p>
          </table:table-cell>
        </table:table-row>
        <table:table-row table:style-name="ro2">
          <table:table-cell office:value-type="string" calcext:value-type="string">
            <text:p>GGA-SAD-018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table:style-name="ce17"/>
          <table:table-cell table:number-columns-repeated="3"/>
          <table:table-cell office:value-type="float" office:value="1.79411764705882" calcext:value-type="float">
            <text:p>1.7941176471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table:style-name="ce18" office:value-type="float" office:value="1.63333333333333" calcext:value-type="float">
            <text:p>1.6333333333</text:p>
          </table:table-cell>
          <table:table-cell office:value-type="float" office:value="1.625" calcext:value-type="float">
            <text:p>1.625</text:p>
          </table:table-cell>
          <table:table-cell table:number-columns-repeated="2"/>
          <table:table-cell table:number-columns-repeated="2" office:value-type="float" office:value="1.625" calcext:value-type="float">
            <text:p>1.625</text:p>
          </table:table-cell>
          <table:table-cell table:number-columns-repeated="4"/>
          <table:table-cell office:value-type="float" office:value="1.625" calcext:value-type="float">
            <text:p>1.625</text:p>
          </table:table-cell>
          <table:table-cell table:number-columns-repeated="7"/>
          <table:table-cell office:value-type="float" office:value="1.625" calcext:value-type="float">
            <text:p>1.625</text:p>
          </table:table-cell>
          <table:table-cell table:number-columns-repeated="16"/>
          <table:table-cell office:value-type="float" office:value="1.625" calcext:value-type="float">
            <text:p>1.625</text:p>
          </table:table-cell>
          <table:table-cell/>
          <table:table-cell table:number-columns-repeated="3" office:value-type="float" office:value="1.625" calcext:value-type="float">
            <text:p>1.625</text:p>
          </table:table-cell>
          <table:table-cell table:number-columns-repeated="7"/>
          <table:table-cell office:value-type="float" office:value="1.625" calcext:value-type="float">
            <text:p>1.625</text:p>
          </table:table-cell>
          <table:table-cell table:number-columns-repeated="4"/>
          <table:table-cell table:style-name="ce18" office:value-type="float" office:value="1.625" calcext:value-type="float">
            <text:p>1.625</text:p>
          </table:table-cell>
          <table:table-cell table:style-name="ce17"/>
          <table:table-cell/>
          <table:table-cell office:value-type="float" office:value="1.63709677419355" calcext:value-type="float">
            <text:p>1.6370967742</text:p>
          </table:table-cell>
        </table:table-row>
        <table:table-row table:style-name="ro2">
          <table:table-cell office:value-type="string" calcext:value-type="string">
            <text:p>GGA-SAD-018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80" calcext:value-type="float">
            <text:p>8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8" office:value-type="float" office:value="68.7857142857143" calcext:value-type="float">
            <text:p>68.78571428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style-name="ce18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8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6"/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5"/>
          <table:table-cell table:style-name="ce17"/>
          <table:table-cell/>
          <table:table-cell office:value-type="float" office:value="76.9227272727273" calcext:value-type="float">
            <text:p>76.9227272727</text:p>
          </table:table-cell>
        </table:table-row>
        <table:table-row table:style-name="ro2">
          <table:table-cell office:value-type="string" calcext:value-type="string">
            <text:p>GGA-SAD-018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 table:style-name="ce18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18" office:value-type="float" office:value="88" calcext:value-type="float">
            <text:p>88</text:p>
          </table:table-cell>
          <table:table-cell/>
          <table:table-cell table:style-name="ce18"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2" table:style-name="ce18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  <table:table-cell table:style-name="ce18" office:value-type="float" office:value="85" calcext:value-type="float">
            <text:p>85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/>
          <table:table-cell table:number-columns-repeated="3" office:value-type="float" office:value="88" calcext:value-type="float">
            <text:p>88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number-columns-repeated="4"/>
          <table:table-cell table:style-name="ce18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9.5384615384615" calcext:value-type="float">
            <text:p>89.5384615385</text:p>
          </table:table-cell>
        </table:table-row>
        <table:table-row table:style-name="ro2">
          <table:table-cell office:value-type="string" calcext:value-type="string">
            <text:p>GGA-SAD-018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8.75" calcext:value-type="float">
            <text:p>18.75</text:p>
          </table:table-cell>
          <table:table-cell table:style-name="ce18" office:value-type="float" office:value="18.75" calcext:value-type="float">
            <text:p>18.75</text:p>
          </table:table-cell>
          <table:table-cell table:number-columns-repeated="2"/>
          <table:table-cell office:value-type="float" office:value="18.75" calcext:value-type="float">
            <text:p>18.75</text:p>
          </table:table-cell>
          <table:table-cell table:number-columns-repeated="2" table:style-name="ce18" office:value-type="float" office:value="18.75" calcext:value-type="float">
            <text:p>18.75</text:p>
          </table:table-cell>
          <table:table-cell/>
          <table:table-cell office:value-type="float" office:value="18.75" calcext:value-type="float">
            <text:p>18.75</text:p>
          </table:table-cell>
          <table:table-cell table:style-name="ce18" office:value-type="float" office:value="20.7142857142857" calcext:value-type="float">
            <text:p>20.7142857143</text:p>
          </table:table-cell>
          <table:table-cell table:number-columns-repeated="2"/>
          <table:table-cell office:value-type="float" office:value="18.75" calcext:value-type="float">
            <text:p>18.75</text:p>
          </table:table-cell>
          <table:table-cell/>
          <table:table-cell office:value-type="float" office:value="18.75" calcext:value-type="float">
            <text:p>18.75</text:p>
          </table:table-cell>
          <table:table-cell table:number-columns-repeated="2"/>
          <table:table-cell table:number-columns-repeated="2" office:value-type="float" office:value="18.75" calcext:value-type="float">
            <text:p>18.75</text:p>
          </table:table-cell>
          <table:table-cell table:number-columns-repeated="4"/>
          <table:table-cell office:value-type="float" office:value="18.75" calcext:value-type="float">
            <text:p>18.75</text:p>
          </table:table-cell>
          <table:table-cell table:number-columns-repeated="4"/>
          <table:table-cell table:style-name="ce18" office:value-type="float" office:value="18.75" calcext:value-type="float">
            <text:p>18.75</text:p>
          </table:table-cell>
          <table:table-cell table:number-columns-repeated="2"/>
          <table:table-cell office:value-type="float" office:value="18.75" calcext:value-type="float">
            <text:p>18.75</text:p>
          </table:table-cell>
          <table:table-cell table:number-columns-repeated="10"/>
          <table:table-cell table:style-name="ce18" office:value-type="float" office:value="100" calcext:value-type="float">
            <text:p>100</text:p>
          </table:table-cell>
          <table:table-cell table:number-columns-repeated="5"/>
          <table:table-cell office:value-type="float" office:value="18.75" calcext:value-type="float">
            <text:p>18.75</text:p>
          </table:table-cell>
          <table:table-cell/>
          <table:table-cell table:number-columns-repeated="3" office:value-type="float" office:value="18.75" calcext:value-type="float">
            <text:p>18.75</text:p>
          </table:table-cell>
          <table:table-cell table:number-columns-repeated="7"/>
          <table:table-cell office:value-type="float" office:value="18.75" calcext:value-type="float">
            <text:p>18.75</text:p>
          </table:table-cell>
          <table:table-cell table:number-columns-repeated="5"/>
          <table:table-cell office:value-type="float" office:value="18.75" calcext:value-type="float">
            <text:p>18.75</text:p>
          </table:table-cell>
          <table:table-cell/>
          <table:table-cell office:value-type="float" office:value="19.2897727272727" calcext:value-type="float">
            <text:p>19.2897727273</text:p>
          </table:table-cell>
        </table:table-row>
        <table:table-row table:style-name="ro2">
          <table:table-cell office:value-type="string" calcext:value-type="string">
            <text:p>GGA-SAD-019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8.4875" calcext:value-type="float">
            <text:p>18.4875</text:p>
          </table:table-cell>
          <table:table-cell office:value-type="float" office:value="18.0533333333333" calcext:value-type="float">
            <text:p>18.0533333333</text:p>
          </table:table-cell>
          <table:table-cell table:style-name="ce18" office:value-type="float" office:value="18.4875" calcext:value-type="float">
            <text:p>18.4875</text:p>
          </table:table-cell>
          <table:table-cell table:number-columns-repeated="2"/>
          <table:table-cell office:value-type="float" office:value="18.4875" calcext:value-type="float">
            <text:p>18.4875</text:p>
          </table:table-cell>
          <table:table-cell table:number-columns-repeated="2" table:style-name="ce18" office:value-type="float" office:value="21.975" calcext:value-type="float">
            <text:p>21.975</text:p>
          </table:table-cell>
          <table:table-cell/>
          <table:table-cell office:value-type="float" office:value="18.4875" calcext:value-type="float">
            <text:p>18.4875</text:p>
          </table:table-cell>
          <table:table-cell table:style-name="ce18" office:value-type="float" office:value="20.0888888888889" calcext:value-type="float">
            <text:p>20.0888888889</text:p>
          </table:table-cell>
          <table:table-cell table:number-columns-repeated="2"/>
          <table:table-cell office:value-type="float" office:value="18.4875" calcext:value-type="float">
            <text:p>18.4875</text:p>
          </table:table-cell>
          <table:table-cell/>
          <table:table-cell office:value-type="float" office:value="18.4875" calcext:value-type="float">
            <text:p>18.4875</text:p>
          </table:table-cell>
          <table:table-cell table:number-columns-repeated="2"/>
          <table:table-cell table:number-columns-repeated="2" office:value-type="float" office:value="18.4875" calcext:value-type="float">
            <text:p>18.4875</text:p>
          </table:table-cell>
          <table:table-cell table:number-columns-repeated="4"/>
          <table:table-cell office:value-type="float" office:value="18.4875" calcext:value-type="float">
            <text:p>18.4875</text:p>
          </table:table-cell>
          <table:table-cell table:number-columns-repeated="4"/>
          <table:table-cell table:style-name="ce18" office:value-type="float" office:value="21.975" calcext:value-type="float">
            <text:p>21.975</text:p>
          </table:table-cell>
          <table:table-cell table:number-columns-repeated="2"/>
          <table:table-cell office:value-type="float" office:value="18.4875" calcext:value-type="float">
            <text:p>18.4875</text:p>
          </table:table-cell>
          <table:table-cell table:number-columns-repeated="16"/>
          <table:table-cell office:value-type="float" office:value="18.4875" calcext:value-type="float">
            <text:p>18.4875</text:p>
          </table:table-cell>
          <table:table-cell/>
          <table:table-cell table:number-columns-repeated="3" office:value-type="float" office:value="18.4875" calcext:value-type="float">
            <text:p>18.4875</text:p>
          </table:table-cell>
          <table:table-cell table:number-columns-repeated="7"/>
          <table:table-cell office:value-type="float" office:value="18.4875" calcext:value-type="float">
            <text:p>18.4875</text:p>
          </table:table-cell>
          <table:table-cell table:number-columns-repeated="5"/>
          <table:table-cell office:value-type="float" office:value="18.4875" calcext:value-type="float">
            <text:p>18.4875</text:p>
          </table:table-cell>
          <table:table-cell/>
          <table:table-cell office:value-type="float" office:value="18.7888157894737" calcext:value-type="float">
            <text:p>18.7888157895</text:p>
          </table:table-cell>
        </table:table-row>
        <table:table-row table:style-name="ro2">
          <table:table-cell office:value-type="string" calcext:value-type="string">
            <text:p>GGA-SAD-019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38.636363636364" calcext:value-type="float">
            <text:p>338.6363636364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table:number-columns-repeated="2" office:value-type="float" office:value="370" calcext:value-type="float">
            <text:p>370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table:number-columns-repeated="6"/>
          <table:table-cell table:style-name="ce18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table:number-columns-repeated="16"/>
          <table:table-cell office:value-type="float" office:value="370" calcext:value-type="float">
            <text:p>370</text:p>
          </table:table-cell>
          <table:table-cell/>
          <table:table-cell table:number-columns-repeated="3" office:value-type="float" office:value="370" calcext:value-type="float">
            <text:p>370</text:p>
          </table:table-cell>
          <table:table-cell table:number-columns-repeated="7"/>
          <table:table-cell office:value-type="float" office:value="370" calcext:value-type="float">
            <text:p>37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/>
          <table:table-cell office:value-type="float" office:value="364.583333333333" calcext:value-type="float">
            <text:p>364.5833333333</text:p>
          </table:table-cell>
        </table:table-row>
        <table:table-row table:style-name="ro2">
          <table:table-cell office:value-type="string" calcext:value-type="string">
            <text:p>GGA-SAD-019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.5" calcext:value-type="float">
            <text:p>3.5</text:p>
          </table:table-cell>
          <table:table-cell table:style-name="ce18" office:value-type="float" office:value="114.222222222222" calcext:value-type="float">
            <text:p>114.222222222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style-name="ce18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6"/>
          <table:table-cell table:style-name="ce18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  <table:table-cell table:number-columns-repeated="16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85714285714286" calcext:value-type="float">
            <text:p>3.8571428571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table:number-columns-repeated="5"/>
          <table:table-cell table:style-name="ce17"/>
          <table:table-cell/>
          <table:table-cell office:value-type="float" office:value="10.4375" calcext:value-type="float">
            <text:p>10.4375</text:p>
          </table:table-cell>
        </table:table-row>
        <table:table-row table:style-name="ro2">
          <table:table-cell office:value-type="string" calcext:value-type="string">
            <text:p>GGA-SAD-019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8.25" calcext:value-type="float">
            <text:p>28.25</text:p>
          </table:table-cell>
          <table:table-cell table:number-columns-repeated="2"/>
          <table:table-cell table:number-columns-repeated="2" office:value-type="float" office:value="38.6923076923077" calcext:value-type="float">
            <text:p>38.6923076923</text:p>
          </table:table-cell>
          <table:table-cell table:style-name="ce18" office:value-type="float" office:value="38.6923076923077" calcext:value-type="float">
            <text:p>38.6923076923</text:p>
          </table:table-cell>
          <table:table-cell table:number-columns-repeated="2"/>
          <table:table-cell office:value-type="float" office:value="38.6923076923077" calcext:value-type="float">
            <text:p>38.6923076923</text:p>
          </table:table-cell>
          <table:table-cell table:number-columns-repeated="3"/>
          <table:table-cell office:value-type="float" office:value="38.6923076923077" calcext:value-type="float">
            <text:p>38.6923076923</text:p>
          </table:table-cell>
          <table:table-cell table:number-columns-repeated="3"/>
          <table:table-cell office:value-type="float" office:value="43.3333333333333" calcext:value-type="float">
            <text:p>43.3333333333</text:p>
          </table:table-cell>
          <table:table-cell table:style-name="ce18" office:value-type="float" office:value="28.25" calcext:value-type="float">
            <text:p>28.25</text:p>
          </table:table-cell>
          <table:table-cell office:value-type="float" office:value="38.6923076923077" calcext:value-type="float">
            <text:p>38.6923076923</text:p>
          </table:table-cell>
          <table:table-cell table:number-columns-repeated="2"/>
          <table:table-cell office:value-type="float" office:value="43.3333333333333" calcext:value-type="float">
            <text:p>43.3333333333</text:p>
          </table:table-cell>
          <table:table-cell office:value-type="float" office:value="38.6923076923077" calcext:value-type="float">
            <text:p>38.6923076923</text:p>
          </table:table-cell>
          <table:table-cell table:number-columns-repeated="3"/>
          <table:table-cell table:style-name="ce18" office:value-type="float" office:value="38.6923076923077" calcext:value-type="float">
            <text:p>38.6923076923</text:p>
          </table:table-cell>
          <table:table-cell office:value-type="float" office:value="38.6923076923077" calcext:value-type="float">
            <text:p>38.6923076923</text:p>
          </table:table-cell>
          <table:table-cell table:number-columns-repeated="6"/>
          <table:table-cell table:style-name="ce18" office:value-type="float" office:value="33.5833333333333" calcext:value-type="float">
            <text:p>33.5833333333</text:p>
          </table:table-cell>
          <table:table-cell office:value-type="float" office:value="38.6923076923077" calcext:value-type="float">
            <text:p>38.6923076923</text:p>
          </table:table-cell>
          <table:table-cell table:style-name="ce18" office:value-type="float" office:value="43.3333333333333" calcext:value-type="float">
            <text:p>43.3333333333</text:p>
          </table:table-cell>
          <table:table-cell table:number-columns-repeated="15"/>
          <table:table-cell office:value-type="float" office:value="38.6923076923077" calcext:value-type="float">
            <text:p>38.6923076923</text:p>
          </table:table-cell>
          <table:table-cell/>
          <table:table-cell office:value-type="float" office:value="38.6923076923077" calcext:value-type="float">
            <text:p>38.6923076923</text:p>
          </table:table-cell>
          <table:table-cell office:value-type="float" office:value="36" calcext:value-type="float">
            <text:p>36</text:p>
          </table:table-cell>
          <table:table-cell office:value-type="float" office:value="38.6923076923077" calcext:value-type="float">
            <text:p>38.6923076923</text:p>
          </table:table-cell>
          <table:table-cell table:number-columns-repeated="7"/>
          <table:table-cell office:value-type="float" office:value="38.6923076923077" calcext:value-type="float">
            <text:p>38.6923076923</text:p>
          </table:table-cell>
          <table:table-cell table:number-columns-repeated="5"/>
          <table:table-cell office:value-type="float" office:value="43.3333333333333" calcext:value-type="float">
            <text:p>43.3333333333</text:p>
          </table:table-cell>
          <table:table-cell/>
          <table:table-cell office:value-type="float" office:value="38.46875" calcext:value-type="float">
            <text:p>38.46875</text:p>
          </table:table-cell>
        </table:table-row>
        <table:table-row table:style-name="ro2">
          <table:table-cell office:value-type="string" calcext:value-type="string">
            <text:p>GGA-SAD-0195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.25" calcext:value-type="float">
            <text:p>1.25</text:p>
          </table:table-cell>
          <table:table-cell table:number-columns-repeated="2"/>
          <table:table-cell table:number-columns-repeated="2" office:value-type="float" office:value="0.9875" calcext:value-type="float">
            <text:p>0.9875</text:p>
          </table:table-cell>
          <table:table-cell table:style-name="ce18" office:value-type="float" office:value="0.9875" calcext:value-type="float">
            <text:p>0.9875</text:p>
          </table:table-cell>
          <table:table-cell table:number-columns-repeated="2"/>
          <table:table-cell office:value-type="float" office:value="0.9875" calcext:value-type="float">
            <text:p>0.9875</text:p>
          </table:table-cell>
          <table:table-cell table:number-columns-repeated="3"/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0.9875" calcext:value-type="float">
            <text:p>0.9875</text:p>
          </table:table-cell>
          <table:table-cell table:style-name="ce18" office:value-type="float" office:value="1.25" calcext:value-type="float">
            <text:p>1.25</text:p>
          </table:table-cell>
          <table:table-cell office:value-type="float" office:value="0.9875" calcext:value-type="float">
            <text:p>0.9875</text:p>
          </table:table-cell>
          <table:table-cell table:number-columns-repeated="2"/>
          <table:table-cell table:number-columns-repeated="2" office:value-type="float" office:value="0.9875" calcext:value-type="float">
            <text:p>0.9875</text:p>
          </table:table-cell>
          <table:table-cell table:number-columns-repeated="4"/>
          <table:table-cell office:value-type="float" office:value="0.725" calcext:value-type="float">
            <text:p>0.725</text:p>
          </table:table-cell>
          <table:table-cell table:number-columns-repeated="5"/>
          <table:table-cell table:style-name="ce18" office:value-type="float" office:value="0.4" calcext:value-type="float">
            <text:p>0.4</text:p>
          </table:table-cell>
          <table:table-cell table:style-name="ce18" office:value-type="float" office:value="6.81176470588235" calcext:value-type="float">
            <text:p>6.8117647059</text:p>
          </table:table-cell>
          <table:table-cell office:value-type="float" office:value="0.9875" calcext:value-type="float">
            <text:p>0.9875</text:p>
          </table:table-cell>
          <table:table-cell table:style-name="ce18" office:value-type="float" office:value="0.725" calcext:value-type="float">
            <text:p>0.725</text:p>
          </table:table-cell>
          <table:table-cell table:number-columns-repeated="15"/>
          <table:table-cell office:value-type="float" office:value="0.9875" calcext:value-type="float">
            <text:p>0.9875</text:p>
          </table:table-cell>
          <table:table-cell/>
          <table:table-cell table:number-columns-repeated="3" office:value-type="float" office:value="0.9875" calcext:value-type="float">
            <text:p>0.9875</text:p>
          </table:table-cell>
          <table:table-cell table:number-columns-repeated="7"/>
          <table:table-cell office:value-type="float" office:value="0.9875" calcext:value-type="float">
            <text:p>0.9875</text:p>
          </table:table-cell>
          <table:table-cell table:number-columns-repeated="5"/>
          <table:table-cell office:value-type="float" office:value="0.725" calcext:value-type="float">
            <text:p>0.725</text:p>
          </table:table-cell>
          <table:table-cell/>
          <table:table-cell office:value-type="float" office:value="1.30942760942761" calcext:value-type="float">
            <text:p>1.3094276094</text:p>
          </table:table-cell>
        </table:table-row>
        <table:table-row table:style-name="ro2">
          <table:table-cell office:value-type="string" calcext:value-type="string">
            <text:p>GGA-SAD-019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3.4705882352941" calcext:value-type="float">
            <text:p>33.4705882353</text:p>
          </table:table-cell>
          <table:table-cell table:number-columns-repeated="2"/>
          <table:table-cell office:value-type="float" office:value="33.4705882352941" calcext:value-type="float">
            <text:p>33.4705882353</text:p>
          </table:table-cell>
          <table:table-cell office:value-type="float" office:value="29.3125" calcext:value-type="float">
            <text:p>29.3125</text:p>
          </table:table-cell>
          <table:table-cell table:style-name="ce18" office:value-type="float" office:value="24.6" calcext:value-type="float">
            <text:p>24.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2.9823529411765" calcext:value-type="float">
            <text:p>32.9823529412</text:p>
          </table:table-cell>
          <table:table-cell table:number-columns-repeated="3"/>
          <table:table-cell office:value-type="float" office:value="19.9230769230769" calcext:value-type="float">
            <text:p>19.9230769231</text:p>
          </table:table-cell>
          <table:table-cell table:style-name="ce18" office:value-type="float" office:value="32.5714285714286" calcext:value-type="float">
            <text:p>32.5714285714</text:p>
          </table:table-cell>
          <table:table-cell office:value-type="float" office:value="28.8333333333333" calcext:value-type="float">
            <text:p>28.8333333333</text:p>
          </table:table-cell>
          <table:table-cell table:number-columns-repeated="2"/>
          <table:table-cell table:number-columns-repeated="2" office:value-type="float" office:value="29.3125" calcext:value-type="float">
            <text:p>29.3125</text:p>
          </table:table-cell>
          <table:table-cell table:number-columns-repeated="4"/>
          <table:table-cell office:value-type="float" office:value="14.6" calcext:value-type="float">
            <text:p>14.6</text:p>
          </table:table-cell>
          <table:table-cell table:number-columns-repeated="6"/>
          <table:table-cell table:style-name="ce18" office:value-type="float" office:value="25.6428571428571" calcext:value-type="float">
            <text:p>25.6428571429</text:p>
          </table:table-cell>
          <table:table-cell office:value-type="float" office:value="33.4705882352941" calcext:value-type="float">
            <text:p>33.4705882353</text:p>
          </table:table-cell>
          <table:table-cell table:number-columns-repeated="16"/>
          <table:table-cell office:value-type="float" office:value="33.4705882352941" calcext:value-type="float">
            <text:p>33.4705882353</text:p>
          </table:table-cell>
          <table:table-cell/>
          <table:table-cell office:value-type="float" office:value="25.6428571428571" calcext:value-type="float">
            <text:p>25.6428571429</text:p>
          </table:table-cell>
          <table:table-cell office:value-type="float" office:value="29.3125" calcext:value-type="float">
            <text:p>29.3125</text:p>
          </table:table-cell>
          <table:table-cell office:value-type="float" office:value="30.6" calcext:value-type="float">
            <text:p>30.6</text:p>
          </table:table-cell>
          <table:table-cell table:number-columns-repeated="7"/>
          <table:table-cell office:value-type="float" office:value="25.6428571428571" calcext:value-type="float">
            <text:p>25.6428571429</text:p>
          </table:table-cell>
          <table:table-cell table:number-columns-repeated="5"/>
          <table:table-cell table:style-name="ce17"/>
          <table:table-cell/>
          <table:table-cell office:value-type="float" office:value="28.2462897526502" calcext:value-type="float">
            <text:p>28.2462897527</text:p>
          </table:table-cell>
        </table:table-row>
        <table:table-row table:style-name="ro2">
          <table:table-cell office:value-type="string" calcext:value-type="string">
            <text:p>GGA-SAD-019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608.333333333333" calcext:value-type="float">
            <text:p>608.3333333333</text:p>
          </table:table-cell>
          <table:table-cell table:style-name="ce18" office:value-type="float" office:value="650" calcext:value-type="float">
            <text:p>650</text:p>
          </table:table-cell>
          <table:table-cell table:number-columns-repeated="2"/>
          <table:table-cell office:value-type="float" office:value="608.333333333333" calcext:value-type="float">
            <text:p>608.3333333333</text:p>
          </table:table-cell>
          <table:table-cell table:number-columns-repeated="3"/>
          <table:table-cell office:value-type="float" office:value="608.333333333333" calcext:value-type="float">
            <text:p>608.3333333333</text:p>
          </table:table-cell>
          <table:table-cell table:number-columns-repeated="3"/>
          <table:table-cell office:value-type="float" office:value="608.333333333333" calcext:value-type="float">
            <text:p>608.3333333333</text:p>
          </table:table-cell>
          <table:table-cell table:style-name="ce18" office:value-type="float" office:value="608.333333333333" calcext:value-type="float">
            <text:p>608.3333333333</text:p>
          </table:table-cell>
          <table:table-cell office:value-type="float" office:value="608.333333333333" calcext:value-type="float">
            <text:p>608.3333333333</text:p>
          </table:table-cell>
          <table:table-cell table:number-columns-repeated="2"/>
          <table:table-cell office:value-type="float" office:value="569.230769230769" calcext:value-type="float">
            <text:p>569.2307692308</text:p>
          </table:table-cell>
          <table:table-cell office:value-type="float" office:value="608.333333333333" calcext:value-type="float">
            <text:p>608.3333333333</text:p>
          </table:table-cell>
          <table:table-cell table:number-columns-repeated="4"/>
          <table:table-cell office:value-type="float" office:value="608.333333333333" calcext:value-type="float">
            <text:p>608.3333333333</text:p>
          </table:table-cell>
          <table:table-cell table:number-columns-repeated="6"/>
          <table:table-cell table:style-name="ce18" office:value-type="float" office:value="608.333333333333" calcext:value-type="float">
            <text:p>608.3333333333</text:p>
          </table:table-cell>
          <table:table-cell office:value-type="float" office:value="608.333333333333" calcext:value-type="float">
            <text:p>608.3333333333</text:p>
          </table:table-cell>
          <table:table-cell table:number-columns-repeated="16"/>
          <table:table-cell office:value-type="float" office:value="608.333333333333" calcext:value-type="float">
            <text:p>608.3333333333</text:p>
          </table:table-cell>
          <table:table-cell/>
          <table:table-cell table:number-columns-repeated="3" office:value-type="float" office:value="608.333333333333" calcext:value-type="float">
            <text:p>608.3333333333</text:p>
          </table:table-cell>
          <table:table-cell table:number-columns-repeated="7"/>
          <table:table-cell office:value-type="float" office:value="608.333333333333" calcext:value-type="float">
            <text:p>608.3333333333</text:p>
          </table:table-cell>
          <table:table-cell table:number-columns-repeated="5"/>
          <table:table-cell table:style-name="ce17"/>
          <table:table-cell/>
          <table:table-cell office:value-type="float" office:value="608.101851851852" calcext:value-type="float">
            <text:p>608.1018518519</text:p>
          </table:table-cell>
        </table:table-row>
        <table:table-row table:style-name="ro2">
          <table:table-cell office:value-type="string" calcext:value-type="string">
            <text:p>GGA-SAD-019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table:style-name="ce18" office:value-type="float" office:value="220.47619047619" calcext:value-type="float">
            <text:p>220.476190476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style-name="ce18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number-columns-repeated="5"/>
          <table:table-cell table:style-name="ce18" office:value-type="float" office:value="533.333333333333" calcext:value-type="float">
            <text:p>533.3333333333</text:p>
          </table:table-cell>
          <table:table-cell table:style-name="ce18" office:value-type="float" office:value="235.78947368421" calcext:value-type="float">
            <text:p>235.7894736842</text:p>
          </table:table-cell>
          <table:table-cell office:value-type="float" office:value="224" calcext:value-type="float">
            <text:p>224</text:p>
          </table:table-cell>
          <table:table-cell table:number-columns-repeated="16"/>
          <table:table-cell office:value-type="float" office:value="270" calcext:value-type="float">
            <text:p>270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 table:number-columns-repeated="7"/>
          <table:table-cell office:value-type="float" office:value="196.315789473684" calcext:value-type="float">
            <text:p>196.3157894737</text:p>
          </table:table-cell>
          <table:table-cell table:number-columns-repeated="5"/>
          <table:table-cell table:style-name="ce17"/>
          <table:table-cell/>
          <table:table-cell office:value-type="float" office:value="225.524861878453" calcext:value-type="float">
            <text:p>225.5248618785</text:p>
          </table:table-cell>
        </table:table-row>
        <table:table-row table:style-name="ro2">
          <table:table-cell office:value-type="string" calcext:value-type="string">
            <text:p>GGA-SAD-0201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546.666666666667" calcext:value-type="float">
            <text:p>546.6666666667</text:p>
          </table:table-cell>
          <table:table-cell table:number-columns-repeated="2"/>
          <table:table-cell office:value-type="float" office:value="371.428571428571" calcext:value-type="float">
            <text:p>371.4285714286</text:p>
          </table:table-cell>
          <table:table-cell office:value-type="float" office:value="481.25" calcext:value-type="float">
            <text:p>481.25</text:p>
          </table:table-cell>
          <table:table-cell table:style-name="ce18" office:value-type="float" office:value="481.25" calcext:value-type="float">
            <text:p>481.2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96.153846153846" calcext:value-type="float">
            <text:p>396.1538461538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481.25" calcext:value-type="float">
            <text:p>481.25</text:p>
          </table:table-cell>
          <table:table-cell table:number-columns-repeated="2"/>
          <table:table-cell table:number-columns-repeated="2" office:value-type="float" office:value="481.25" calcext:value-type="float">
            <text:p>481.25</text:p>
          </table:table-cell>
          <table:table-cell table:number-columns-repeated="4"/>
          <table:table-cell office:value-type="float" office:value="481.25" calcext:value-type="float">
            <text:p>481.25</text:p>
          </table:table-cell>
          <table:table-cell table:number-columns-repeated="5"/>
          <table:table-cell table:style-name="ce18" office:value-type="float" office:value="581.818181818182" calcext:value-type="float">
            <text:p>581.8181818182</text:p>
          </table:table-cell>
          <table:table-cell table:style-name="ce18" office:value-type="float" office:value="452.941176470588" calcext:value-type="float">
            <text:p>452.9411764706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table:number-columns-repeated="2" table:style-name="ce18" office:value-type="float" office:value="637.5" calcext:value-type="float">
            <text:p>637.5</text:p>
          </table:table-cell>
          <table:table-cell table:number-columns-repeated="9"/>
          <table:table-cell office:value-type="float" office:value="481.25" calcext:value-type="float">
            <text:p>481.25</text:p>
          </table:table-cell>
          <table:table-cell/>
          <table:table-cell table:number-columns-repeated="3" office:value-type="float" office:value="481.25" calcext:value-type="float">
            <text:p>481.25</text:p>
          </table:table-cell>
          <table:table-cell table:number-columns-repeated="3"/>
          <table:table-cell table:style-name="ce18" office:value-type="float" office:value="637.5" calcext:value-type="float">
            <text:p>637.5</text:p>
          </table:table-cell>
          <table:table-cell table:number-columns-repeated="3"/>
          <table:table-cell office:value-type="float" office:value="481.25" calcext:value-type="float">
            <text:p>481.25</text:p>
          </table:table-cell>
          <table:table-cell table:style-name="ce18" office:value-type="float" office:value="637.5" calcext:value-type="float">
            <text:p>637.5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/>
          <table:table-cell office:value-type="float" office:value="481.570996978852" calcext:value-type="float">
            <text:p>481.5709969789</text:p>
          </table:table-cell>
        </table:table-row>
        <table:table-row table:style-name="ro2">
          <table:table-cell office:value-type="string" calcext:value-type="string">
            <text:p>GGA-SAD-0202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2"/>
          <table:table-cell table:number-columns-repeated="2" office:value-type="float" office:value="644" calcext:value-type="float">
            <text:p>644</text:p>
          </table:table-cell>
          <table:table-cell table:style-name="ce18" office:value-type="float" office:value="644" calcext:value-type="float">
            <text:p>644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table:style-name="ce18" office:value-type="float" office:value="644" calcext:value-type="float">
            <text:p>644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number-columns-repeated="2" office:value-type="float" office:value="644" calcext:value-type="float">
            <text:p>644</text:p>
          </table:table-cell>
          <table:table-cell table:number-columns-repeated="4"/>
          <table:table-cell office:value-type="float" office:value="676.842105263158" calcext:value-type="float">
            <text:p>676.8421052632</text:p>
          </table:table-cell>
          <table:table-cell table:number-columns-repeated="5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644" calcext:value-type="float">
            <text:p>644</text:p>
          </table:table-cell>
          <table:table-cell office:value-type="float" office:value="644" calcext:value-type="float">
            <text:p>644</text:p>
          </table:table-cell>
          <table:table-cell table:number-columns-repeated="16"/>
          <table:table-cell office:value-type="float" office:value="644" calcext:value-type="float">
            <text:p>644</text:p>
          </table:table-cell>
          <table:table-cell/>
          <table:table-cell table:number-columns-repeated="3" office:value-type="float" office:value="644" calcext:value-type="float">
            <text:p>644</text:p>
          </table:table-cell>
          <table:table-cell table:number-columns-repeated="7"/>
          <table:table-cell office:value-type="float" office:value="644" calcext:value-type="float">
            <text:p>644</text:p>
          </table:table-cell>
          <table:table-cell table:number-columns-repeated="5"/>
          <table:table-cell table:style-name="ce17"/>
          <table:table-cell/>
          <table:table-cell office:value-type="float" office:value="648.254847645429" calcext:value-type="float">
            <text:p>648.2548476454</text:p>
          </table:table-cell>
        </table:table-row>
        <table:table-row table:style-name="ro2">
          <table:table-cell office:value-type="string" calcext:value-type="string">
            <text:p>GGA-SAD-020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266.666666666667" calcext:value-type="float">
            <text:p>266.6666666667</text:p>
          </table:table-cell>
          <table:table-cell table:number-columns-repeated="2"/>
          <table:table-cell table:number-columns-repeated="2" office:value-type="float" office:value="266.666666666667" calcext:value-type="float">
            <text:p>266.6666666667</text:p>
          </table:table-cell>
          <table:table-cell table:style-name="ce18" office:value-type="float" office:value="266.666666666667" calcext:value-type="float">
            <text:p>266.6666666667</text:p>
          </table:table-cell>
          <table:table-cell table:number-columns-repeated="2"/>
          <table:table-cell office:value-type="float" office:value="266.666666666667" calcext:value-type="float">
            <text:p>266.6666666667</text:p>
          </table:table-cell>
          <table:table-cell table:number-columns-repeated="3"/>
          <table:table-cell office:value-type="float" office:value="263.636363636364" calcext:value-type="float">
            <text:p>263.6363636364</text:p>
          </table:table-cell>
          <table:table-cell table:number-columns-repeated="3"/>
          <table:table-cell office:value-type="float" office:value="266.666666666667" calcext:value-type="float">
            <text:p>266.6666666667</text:p>
          </table:table-cell>
          <table:table-cell table:style-name="ce18" office:value-type="float" office:value="266.666666666667" calcext:value-type="float">
            <text:p>266.6666666667</text:p>
          </table:table-cell>
          <table:table-cell office:value-type="float" office:value="266.666666666667" calcext:value-type="float">
            <text:p>266.6666666667</text:p>
          </table:table-cell>
          <table:table-cell table:number-columns-repeated="2"/>
          <table:table-cell office:value-type="float" office:value="290.909090909091" calcext:value-type="float">
            <text:p>290.9090909091</text:p>
          </table:table-cell>
          <table:table-cell office:value-type="float" office:value="266.666666666667" calcext:value-type="float">
            <text:p>266.6666666667</text:p>
          </table:table-cell>
          <table:table-cell table:number-columns-repeated="4"/>
          <table:table-cell office:value-type="float" office:value="247.692307692308" calcext:value-type="float">
            <text:p>247.6923076923</text:p>
          </table:table-cell>
          <table:table-cell table:number-columns-repeated="5"/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266.666666666667" calcext:value-type="float">
            <text:p>266.6666666667</text:p>
          </table:table-cell>
          <table:table-cell office:value-type="float" office:value="266.666666666667" calcext:value-type="float">
            <text:p>266.6666666667</text:p>
          </table:table-cell>
          <table:table-cell table:number-columns-repeated="16"/>
          <table:table-cell office:value-type="float" office:value="266.666666666667" calcext:value-type="float">
            <text:p>266.6666666667</text:p>
          </table:table-cell>
          <table:table-cell/>
          <table:table-cell table:number-columns-repeated="3" office:value-type="float" office:value="266.666666666667" calcext:value-type="float">
            <text:p>266.6666666667</text:p>
          </table:table-cell>
          <table:table-cell table:number-columns-repeated="7"/>
          <table:table-cell office:value-type="float" office:value="266.666666666667" calcext:value-type="float">
            <text:p>266.6666666667</text:p>
          </table:table-cell>
          <table:table-cell table:number-columns-repeated="5"/>
          <table:table-cell table:style-name="ce17"/>
          <table:table-cell/>
          <table:table-cell office:value-type="float" office:value="267.336244541485" calcext:value-type="float">
            <text:p>267.3362445415</text:p>
          </table:table-cell>
        </table:table-row>
        <table:table-row table:style-name="ro2">
          <table:table-cell office:value-type="string" calcext:value-type="string">
            <text:p>GGA-SAD-020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8.725" calcext:value-type="float">
            <text:p>8.725</text:p>
          </table:table-cell>
          <table:table-cell office:value-type="float" office:value="9.02857142857143" calcext:value-type="float">
            <text:p>9.0285714286</text:p>
          </table:table-cell>
          <table:table-cell table:style-name="ce18" office:value-type="float" office:value="8.725" calcext:value-type="float">
            <text:p>8.725</text:p>
          </table:table-cell>
          <table:table-cell table:number-columns-repeated="2"/>
          <table:table-cell office:value-type="float" office:value="8.725" calcext:value-type="float">
            <text:p>8.725</text:p>
          </table:table-cell>
          <table:table-cell table:number-columns-repeated="3"/>
          <table:table-cell office:value-type="float" office:value="8.725" calcext:value-type="float">
            <text:p>8.725</text:p>
          </table:table-cell>
          <table:table-cell table:number-columns-repeated="3"/>
          <table:table-cell office:value-type="float" office:value="8.725" calcext:value-type="float">
            <text:p>8.725</text:p>
          </table:table-cell>
          <table:table-cell/>
          <table:table-cell office:value-type="float" office:value="8.725" calcext:value-type="float">
            <text:p>8.725</text:p>
          </table:table-cell>
          <table:table-cell table:number-columns-repeated="2"/>
          <table:table-cell office:value-type="float" office:value="7.75555555555556" calcext:value-type="float">
            <text:p>7.7555555556</text:p>
          </table:table-cell>
          <table:table-cell office:value-type="float" office:value="8.725" calcext:value-type="float">
            <text:p>8.725</text:p>
          </table:table-cell>
          <table:table-cell table:number-columns-repeated="4"/>
          <table:table-cell office:value-type="float" office:value="8.725" calcext:value-type="float">
            <text:p>8.725</text:p>
          </table:table-cell>
          <table:table-cell table:number-columns-repeated="6"/>
          <table:table-cell table:style-name="ce18" office:value-type="float" office:value="8.725" calcext:value-type="float">
            <text:p>8.725</text:p>
          </table:table-cell>
          <table:table-cell office:value-type="float" office:value="8.725" calcext:value-type="float">
            <text:p>8.725</text:p>
          </table:table-cell>
          <table:table-cell table:number-columns-repeated="16"/>
          <table:table-cell office:value-type="float" office:value="8.725" calcext:value-type="float">
            <text:p>8.725</text:p>
          </table:table-cell>
          <table:table-cell/>
          <table:table-cell table:number-columns-repeated="3" office:value-type="float" office:value="8.725" calcext:value-type="float">
            <text:p>8.725</text:p>
          </table:table-cell>
          <table:table-cell table:number-columns-repeated="7"/>
          <table:table-cell office:value-type="float" office:value="8.725" calcext:value-type="float">
            <text:p>8.725</text:p>
          </table:table-cell>
          <table:table-cell table:number-columns-repeated="5"/>
          <table:table-cell office:value-type="float" office:value="8.725" calcext:value-type="float">
            <text:p>8.725</text:p>
          </table:table-cell>
          <table:table-cell/>
          <table:table-cell office:value-type="float" office:value="8.67916666666667" calcext:value-type="float">
            <text:p>8.6791666667</text:p>
          </table:table-cell>
        </table:table-row>
        <table:table-row table:style-name="ro2">
          <table:table-cell office:value-type="string" calcext:value-type="string">
            <text:p>GGA-SAD-020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0.217" calcext:value-type="float">
            <text:p>0.217</text:p>
          </table:table-cell>
          <table:table-cell office:value-type="float" office:value="0.520952380952381" calcext:value-type="float">
            <text:p>0.520952381</text:p>
          </table:table-cell>
          <table:table-cell table:style-name="ce18" office:value-type="float" office:value="0.217" calcext:value-type="float">
            <text:p>0.217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3"/>
          <table:table-cell office:value-type="float" office:value="0.217" calcext:value-type="float">
            <text:p>0.217</text:p>
          </table:table-cell>
          <table:table-cell table:number-columns-repeated="3"/>
          <table:table-cell office:value-type="float" office:value="0.202105263157895" calcext:value-type="float">
            <text:p>0.2021052632</text:p>
          </table:table-cell>
          <table:table-cell table:style-name="ce18" office:value-type="float" office:value="0.176666666666667" calcext:value-type="float">
            <text:p>0.1766666667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  <table:table-cell table:number-columns-repeated="2" office:value-type="float" office:value="0.217" calcext:value-type="float">
            <text:p>0.217</text:p>
          </table:table-cell>
          <table:table-cell table:number-columns-repeated="3"/>
          <table:table-cell table:style-name="ce18" office:value-type="float" office:value="0.176666666666667" calcext:value-type="float">
            <text:p>0.176666666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18" office:value-type="float" office:value="0.176666666666667" calcext:value-type="float">
            <text:p>0.1766666667</text:p>
          </table:table-cell>
          <table:table-cell table:number-columns-repeated="3"/>
          <table:table-cell table:style-name="ce18" office:value-type="float" office:value="0.217" calcext:value-type="float">
            <text:p>0.217</text:p>
          </table:table-cell>
          <table:table-cell office:value-type="float" office:value="0.217" calcext:value-type="float">
            <text:p>0.217</text:p>
          </table:table-cell>
          <table:table-cell table:number-columns-repeated="16"/>
          <table:table-cell office:value-type="float" office:value="0.217" calcext:value-type="float">
            <text:p>0.217</text:p>
          </table:table-cell>
          <table:table-cell/>
          <table:table-cell office:value-type="float" office:value="0.202105263157895" calcext:value-type="float">
            <text:p>0.2021052632</text:p>
          </table:table-cell>
          <table:table-cell table:number-columns-repeated="2" office:value-type="float" office:value="0.217" calcext:value-type="float">
            <text:p>0.217</text:p>
          </table:table-cell>
          <table:table-cell table:number-columns-repeated="7"/>
          <table:table-cell office:value-type="float" office:value="0.217" calcext:value-type="float">
            <text:p>0.217</text:p>
          </table:table-cell>
          <table:table-cell table:number-columns-repeated="5"/>
          <table:table-cell office:value-type="float" office:value="0.2775" calcext:value-type="float">
            <text:p>0.2775</text:p>
          </table:table-cell>
          <table:table-cell/>
          <table:table-cell office:value-type="float" office:value="0.230344827586207" calcext:value-type="float">
            <text:p>0.2303448276</text:p>
          </table:table-cell>
        </table:table-row>
        <table:table-row table:style-name="ro2">
          <table:table-cell office:value-type="string" calcext:value-type="string">
            <text:p>GGA-SAD-0206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364.285714285714" calcext:value-type="float">
            <text:p>364.2857142857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20.588235294118" calcext:value-type="float">
            <text:p>320.5882352941</text:p>
          </table:table-cell>
          <table:table-cell table:number-columns-repeated="3"/>
          <table:table-cell table:style-name="ce17"/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4"/>
          <table:table-cell office:value-type="float" office:value="313.157894736842" calcext:value-type="float">
            <text:p>313.1578947368</text:p>
          </table:table-cell>
          <table:table-cell table:number-columns-repeated="7"/>
          <table:table-cell office:value-type="float" office:value="294.444444444444" calcext:value-type="float">
            <text:p>294.4444444444</text:p>
          </table:table-cell>
          <table:table-cell table:number-columns-repeated="16"/>
          <table:table-cell office:value-type="float" office:value="300" calcext:value-type="float">
            <text:p>300</text:p>
          </table:table-cell>
          <table:table-cell/>
          <table:table-cell office:value-type="float" office:value="285.738095238095" calcext:value-type="float">
            <text:p>285.738095238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297.368421052632" calcext:value-type="float">
            <text:p>297.3684210526</text:p>
          </table:table-cell>
          <table:table-cell/>
          <table:table-cell office:value-type="float" office:value="300.450598802395" calcext:value-type="float">
            <text:p>300.4505988024</text:p>
          </table:table-cell>
        </table:table-row>
        <table:table-row table:style-name="ro2">
          <table:table-cell office:value-type="string" calcext:value-type="string">
            <text:p>GGA-SAD-0209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3.62" calcext:value-type="float">
            <text:p>53.62</text:p>
          </table:table-cell>
          <table:table-cell table:style-name="ce17"/>
          <table:table-cell table:number-columns-repeated="3"/>
          <table:table-cell office:value-type="float" office:value="47.9612903225807" calcext:value-type="float">
            <text:p>47.9612903226</text:p>
          </table:table-cell>
          <table:table-cell table:number-columns-repeated="3"/>
          <table:table-cell office:value-type="float" office:value="54.275" calcext:value-type="float">
            <text:p>54.275</text:p>
          </table:table-cell>
          <table:table-cell table:number-columns-repeated="3"/>
          <table:table-cell office:value-type="float" office:value="55.8967741935484" calcext:value-type="float">
            <text:p>55.8967741935</text:p>
          </table:table-cell>
          <table:table-cell/>
          <table:table-cell office:value-type="float" office:value="54.275" calcext:value-type="float">
            <text:p>54.275</text:p>
          </table:table-cell>
          <table:table-cell table:number-columns-repeated="2"/>
          <table:table-cell office:value-type="float" office:value="54.9935483870968" calcext:value-type="float">
            <text:p>54.9935483871</text:p>
          </table:table-cell>
          <table:table-cell table:style-name="ce17"/>
          <table:table-cell table:number-columns-repeated="4"/>
          <table:table-cell office:value-type="float" office:value="54.1454545454546" calcext:value-type="float">
            <text:p>54.1454545455</text:p>
          </table:table-cell>
          <table:table-cell table:number-columns-repeated="7"/>
          <table:table-cell office:value-type="float" office:value="54.275" calcext:value-type="float">
            <text:p>54.275</text:p>
          </table:table-cell>
          <table:table-cell table:number-columns-repeated="16"/>
          <table:table-cell office:value-type="float" office:value="54.275" calcext:value-type="float">
            <text:p>54.275</text:p>
          </table:table-cell>
          <table:table-cell/>
          <table:table-cell office:value-type="float" office:value="49.4266666666667" calcext:value-type="float">
            <text:p>49.4266666667</text:p>
          </table:table-cell>
          <table:table-cell table:style-name="ce17"/>
          <table:table-cell office:value-type="float" office:value="51.9935483870968" calcext:value-type="float">
            <text:p>51.9935483871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54.275" calcext:value-type="float">
            <text:p>54.275</text:p>
          </table:table-cell>
          <table:table-cell office:value-type="float" office:value="51.9935483870968" calcext:value-type="float">
            <text:p>51.9935483871</text:p>
          </table:table-cell>
          <table:table-cell/>
          <table:table-cell office:value-type="float" office:value="53.2112745098039" calcext:value-type="float">
            <text:p>53.2112745098</text:p>
          </table:table-cell>
        </table:table-row>
        <table:table-row table:style-name="ro2">
          <table:table-cell office:value-type="string" calcext:value-type="string">
            <text:p>GGA-SAD-0210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66.75" calcext:value-type="float">
            <text:p>66.75</text:p>
          </table:table-cell>
          <table:table-cell table:style-name="ce17"/>
          <table:table-cell table:number-columns-repeated="3"/>
          <table:table-cell office:value-type="float" office:value="66.75" calcext:value-type="float">
            <text:p>66.75</text:p>
          </table:table-cell>
          <table:table-cell table:number-columns-repeated="3"/>
          <table:table-cell office:value-type="float" office:value="66.75" calcext:value-type="float">
            <text:p>66.75</text:p>
          </table:table-cell>
          <table:table-cell table:number-columns-repeated="3"/>
          <table:table-cell office:value-type="float" office:value="66.75" calcext:value-type="float">
            <text:p>66.75</text:p>
          </table:table-cell>
          <table:table-cell/>
          <table:table-cell office:value-type="float" office:value="66.75" calcext:value-type="float">
            <text:p>66.75</text:p>
          </table:table-cell>
          <table:table-cell table:number-columns-repeated="2"/>
          <table:table-cell office:value-type="float" office:value="66.75" calcext:value-type="float">
            <text:p>66.75</text:p>
          </table:table-cell>
          <table:table-cell table:style-name="ce17"/>
          <table:table-cell table:number-columns-repeated="4"/>
          <table:table-cell office:value-type="float" office:value="66.75" calcext:value-type="float">
            <text:p>66.75</text:p>
          </table:table-cell>
          <table:table-cell table:number-columns-repeated="7"/>
          <table:table-cell office:value-type="float" office:value="66.75" calcext:value-type="float">
            <text:p>66.75</text:p>
          </table:table-cell>
          <table:table-cell table:number-columns-repeated="16"/>
          <table:table-cell office:value-type="float" office:value="66.75" calcext:value-type="float">
            <text:p>66.75</text:p>
          </table:table-cell>
          <table:table-cell/>
          <table:table-cell office:value-type="float" office:value="66.75" calcext:value-type="float">
            <text:p>66.75</text:p>
          </table:table-cell>
          <table:table-cell table:style-name="ce17"/>
          <table:table-cell office:value-type="float" office:value="66.75" calcext:value-type="float">
            <text:p>66.7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66.75" calcext:value-type="float">
            <text:p>66.75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string" calcext:value-type="string">
            <text:p>GGA-SAD-0211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04.0625" calcext:value-type="float">
            <text:p>104.0625</text:p>
          </table:table-cell>
          <table:table-cell table:style-name="ce17"/>
          <table:table-cell table:number-columns-repeated="3"/>
          <table:table-cell office:value-type="float" office:value="88.4375" calcext:value-type="float">
            <text:p>88.4375</text:p>
          </table:table-cell>
          <table:table-cell table:number-columns-repeated="3"/>
          <table:table-cell office:value-type="float" office:value="104.0625" calcext:value-type="float">
            <text:p>104.0625</text:p>
          </table:table-cell>
          <table:table-cell table:number-columns-repeated="3"/>
          <table:table-cell office:value-type="float" office:value="82.8571428571429" calcext:value-type="float">
            <text:p>82.8571428571</text:p>
          </table:table-cell>
          <table:table-cell/>
          <table:table-cell office:value-type="float" office:value="104.0625" calcext:value-type="float">
            <text:p>104.0625</text:p>
          </table:table-cell>
          <table:table-cell table:number-columns-repeated="2"/>
          <table:table-cell office:value-type="float" office:value="104.0625" calcext:value-type="float">
            <text:p>104.0625</text:p>
          </table:table-cell>
          <table:table-cell table:style-name="ce17"/>
          <table:table-cell table:number-columns-repeated="4"/>
          <table:table-cell office:value-type="float" office:value="104.0625" calcext:value-type="float">
            <text:p>104.0625</text:p>
          </table:table-cell>
          <table:table-cell table:number-columns-repeated="7"/>
          <table:table-cell office:value-type="float" office:value="104.0625" calcext:value-type="float">
            <text:p>104.0625</text:p>
          </table:table-cell>
          <table:table-cell table:number-columns-repeated="16"/>
          <table:table-cell office:value-type="float" office:value="104.0625" calcext:value-type="float">
            <text:p>104.0625</text:p>
          </table:table-cell>
          <table:table-cell/>
          <table:table-cell office:value-type="float" office:value="104.0625" calcext:value-type="float">
            <text:p>104.0625</text:p>
          </table:table-cell>
          <table:table-cell table:style-name="ce17"/>
          <table:table-cell office:value-type="float" office:value="104.0625" calcext:value-type="float">
            <text:p>104.062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04.0625" calcext:value-type="float">
            <text:p>104.0625</text:p>
          </table:table-cell>
          <table:table-cell office:value-type="float" office:value="104.0625" calcext:value-type="float">
            <text:p>104.0625</text:p>
          </table:table-cell>
          <table:table-cell/>
          <table:table-cell office:value-type="float" office:value="101.407766990291" calcext:value-type="float">
            <text:p>101.4077669903</text:p>
          </table:table-cell>
        </table:table-row>
        <table:table-row table:style-name="ro2">
          <table:table-cell office:value-type="string" calcext:value-type="string">
            <text:p>GGA-SAD-0212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27.1333333333333" calcext:value-type="float">
            <text:p>27.1333333333</text:p>
          </table:table-cell>
          <table:table-cell office:value-type="float" office:value="50.4" calcext:value-type="float">
            <text:p>50.4</text:p>
          </table:table-cell>
          <table:table-cell table:style-name="ce18" office:value-type="float" office:value="50.4" calcext:value-type="float">
            <text:p>50.4</text:p>
          </table:table-cell>
          <table:table-cell table:number-columns-repeated="2"/>
          <table:table-cell office:value-type="float" office:value="46.048" calcext:value-type="float">
            <text:p>46.048</text:p>
          </table:table-cell>
          <table:table-cell table:number-columns-repeated="3"/>
          <table:table-cell office:value-type="float" office:value="27.1333333333333" calcext:value-type="float">
            <text:p>27.1333333333</text:p>
          </table:table-cell>
          <table:table-cell table:number-columns-repeated="3"/>
          <table:table-cell office:value-type="float" office:value="27.1333333333333" calcext:value-type="float">
            <text:p>27.1333333333</text:p>
          </table:table-cell>
          <table:table-cell/>
          <table:table-cell office:value-type="float" office:value="29.0545454545455" calcext:value-type="float">
            <text:p>29.0545454545</text:p>
          </table:table-cell>
          <table:table-cell table:number-columns-repeated="2"/>
          <table:table-cell office:value-type="float" office:value="28.0571428571429" calcext:value-type="float">
            <text:p>28.0571428571</text:p>
          </table:table-cell>
          <table:table-cell office:value-type="float" office:value="50.4" calcext:value-type="float">
            <text:p>50.4</text:p>
          </table:table-cell>
          <table:table-cell table:number-columns-repeated="4"/>
          <table:table-cell office:value-type="float" office:value="27.1333333333333" calcext:value-type="float">
            <text:p>27.1333333333</text:p>
          </table:table-cell>
          <table:table-cell table:number-columns-repeated="7"/>
          <table:table-cell office:value-type="float" office:value="27.1333333333333" calcext:value-type="float">
            <text:p>27.1333333333</text:p>
          </table:table-cell>
          <table:table-cell table:number-columns-repeated="16"/>
          <table:table-cell office:value-type="float" office:value="27.1333333333333" calcext:value-type="float">
            <text:p>27.1333333333</text:p>
          </table:table-cell>
          <table:table-cell/>
          <table:table-cell office:value-type="float" office:value="27.1333333333333" calcext:value-type="float">
            <text:p>27.1333333333</text:p>
          </table:table-cell>
          <table:table-cell office:value-type="float" office:value="50.4" calcext:value-type="float">
            <text:p>50.4</text:p>
          </table:table-cell>
          <table:table-cell office:value-type="float" office:value="28.0571428571429" calcext:value-type="float">
            <text:p>28.0571428571</text:p>
          </table:table-cell>
          <table:table-cell table:number-columns-repeated="7"/>
          <table:table-cell office:value-type="float" office:value="50.4" calcext:value-type="float">
            <text:p>50.4</text:p>
          </table:table-cell>
          <table:table-cell table:number-columns-repeated="4"/>
          <table:table-cell table:style-name="ce18" office:value-type="float" office:value="15.5" calcext:value-type="float">
            <text:p>15.5</text:p>
          </table:table-cell>
          <table:table-cell office:value-type="float" office:value="26.1391304347826" calcext:value-type="float">
            <text:p>26.1391304348</text:p>
          </table:table-cell>
          <table:table-cell/>
          <table:table-cell office:value-type="float" office:value="30.9297619047619" calcext:value-type="float">
            <text:p>30.9297619048</text:p>
          </table:table-cell>
        </table:table-row>
        <table:table-row table:style-name="ro2">
          <table:table-cell office:value-type="string" calcext:value-type="string">
            <text:p>GGA-SAD-0213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77.5" calcext:value-type="float">
            <text:p>77.5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table:style-name="ce17"/>
          <table:table-cell table:number-columns-repeated="3"/>
          <table:table-cell office:value-type="float" office:value="77.5" calcext:value-type="float">
            <text:p>77.5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table:number-columns-repeated="3"/>
          <table:table-cell table:style-name="ce17"/>
          <table:table-cell/>
          <table:table-cell office:value-type="float" office:value="77.5" calcext:value-type="float">
            <text:p>77.5</text:p>
          </table:table-cell>
          <table:table-cell table:number-columns-repeated="2"/>
          <table:table-cell office:value-type="float" office:value="71.5384615384615" calcext:value-type="float">
            <text:p>71.5384615385</text:p>
          </table:table-cell>
          <table:table-cell table:style-name="ce17"/>
          <table:table-cell table:number-columns-repeated="4"/>
          <table:table-cell office:value-type="float" office:value="77.5" calcext:value-type="float">
            <text:p>77.5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table:number-columns-repeated="16"/>
          <table:table-cell office:value-type="float" office:value="79.3333333333333" calcext:value-type="float">
            <text:p>79.3333333333</text:p>
          </table:table-cell>
          <table:table-cell/>
          <table:table-cell office:value-type="float" office:value="77.5" calcext:value-type="float">
            <text:p>77.5</text:p>
          </table:table-cell>
          <table:table-cell table:style-name="ce17"/>
          <table:table-cell office:value-type="float" office:value="68.4615384615385" calcext:value-type="float">
            <text:p>68.461538461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76.6666666666667" calcext:value-type="float">
            <text:p>76.6666666667</text:p>
          </table:table-cell>
        </table:table-row>
        <table:table-row table:style-name="ro2">
          <table:table-cell office:value-type="string" calcext:value-type="string">
            <text:p>GGA-SAD-021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66.0869565217391" calcext:value-type="float">
            <text:p>66.0869565217</text:p>
          </table:table-cell>
          <table:table-cell table:style-name="ce18" office:value-type="float" office:value="57.3333333333333" calcext:value-type="float">
            <text:p>57.3333333333</text:p>
          </table:table-cell>
          <table:table-cell table:number-columns-repeated="2"/>
          <table:table-cell office:value-type="float" office:value="66.0869565217391" calcext:value-type="float">
            <text:p>66.0869565217</text:p>
          </table:table-cell>
          <table:table-cell table:number-columns-repeated="3"/>
          <table:table-cell office:value-type="float" office:value="66.6666666666667" calcext:value-type="float">
            <text:p>66.6666666667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/>
          <table:table-cell office:value-type="float" office:value="62.7272727272727" calcext:value-type="float">
            <text:p>62.7272727273</text:p>
          </table:table-cell>
          <table:table-cell table:number-columns-repeated="2"/>
          <table:table-cell office:value-type="float" office:value="70.8333333333333" calcext:value-type="float">
            <text:p>70.8333333333</text:p>
          </table:table-cell>
          <table:table-cell office:value-type="float" office:value="61.8181818181818" calcext:value-type="float">
            <text:p>61.8181818182</text:p>
          </table:table-cell>
          <table:table-cell table:number-columns-repeated="4"/>
          <table:table-cell office:value-type="float" office:value="66.0869565217391" calcext:value-type="float">
            <text:p>66.0869565217</text:p>
          </table:table-cell>
          <table:table-cell table:number-columns-repeated="5"/>
          <table:table-cell table:style-name="ce18" office:value-type="float" office:value="82.5" calcext:value-type="float">
            <text:p>82.5</text:p>
          </table:table-cell>
          <table:table-cell table:style-name="ce18" office:value-type="float" office:value="61.8181818181818" calcext:value-type="float">
            <text:p>61.8181818182</text:p>
          </table:table-cell>
          <table:table-cell office:value-type="float" office:value="66.0869565217391" calcext:value-type="float">
            <text:p>66.0869565217</text:p>
          </table:table-cell>
          <table:table-cell table:number-columns-repeated="16"/>
          <table:table-cell office:value-type="float" office:value="78.8888888888889" calcext:value-type="float">
            <text:p>78.8888888889</text:p>
          </table:table-cell>
          <table:table-cell/>
          <table:table-cell office:value-type="float" office:value="70.8333333333333" calcext:value-type="float">
            <text:p>70.8333333333</text:p>
          </table:table-cell>
          <table:table-cell office:value-type="float" office:value="66.0869565217391" calcext:value-type="float">
            <text:p>66.0869565217</text:p>
          </table:table-cell>
          <table:table-cell office:value-type="float" office:value="71.8181818181818" calcext:value-type="float">
            <text:p>71.8181818182</text:p>
          </table:table-cell>
          <table:table-cell table:number-columns-repeated="7"/>
          <table:table-cell office:value-type="float" office:value="66.0869565217391" calcext:value-type="float">
            <text:p>66.0869565217</text:p>
          </table:table-cell>
          <table:table-cell table:number-columns-repeated="5"/>
          <table:table-cell office:value-type="float" office:value="66.0869565217391" calcext:value-type="float">
            <text:p>66.0869565217</text:p>
          </table:table-cell>
          <table:table-cell/>
          <table:table-cell office:value-type="float" office:value="67.007874015748" calcext:value-type="float">
            <text:p>67.0078740157</text:p>
          </table:table-cell>
        </table:table-row>
        <table:table-row table:style-name="ro2">
          <table:table-cell office:value-type="string" calcext:value-type="string">
            <text:p>GGA-SAD-021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 table:style-name="ce17"/>
          <table:table-cell table:number-columns-repeated="3"/>
          <table:table-cell office:value-type="float" office:value="118.25" calcext:value-type="float">
            <text:p>118.25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 table:number-columns-repeated="3"/>
          <table:table-cell office:value-type="float" office:value="118.25" calcext:value-type="float">
            <text:p>118.25</text:p>
          </table:table-cell>
          <table:table-cell/>
          <table:table-cell office:value-type="float" office:value="118.25" calcext:value-type="float">
            <text:p>118.25</text:p>
          </table:table-cell>
          <table:table-cell table:number-columns-repeated="2"/>
          <table:table-cell office:value-type="float" office:value="118.25" calcext:value-type="float">
            <text:p>118.25</text:p>
          </table:table-cell>
          <table:table-cell table:style-name="ce17"/>
          <table:table-cell table:number-columns-repeated="4"/>
          <table:table-cell office:value-type="float" office:value="118.25" calcext:value-type="float">
            <text:p>118.25</text:p>
          </table:table-cell>
          <table:table-cell table:number-columns-repeated="6"/>
          <table:table-cell table:style-name="ce18" office:value-type="float" office:value="160" calcext:value-type="float">
            <text:p>160</text:p>
          </table:table-cell>
          <table:table-cell office:value-type="float" office:value="118.25" calcext:value-type="float">
            <text:p>118.25</text:p>
          </table:table-cell>
          <table:table-cell table:number-columns-repeated="16"/>
          <table:table-cell office:value-type="float" office:value="118.25" calcext:value-type="float">
            <text:p>118.25</text:p>
          </table:table-cell>
          <table:table-cell/>
          <table:table-cell office:value-type="float" office:value="126.133333333333" calcext:value-type="float">
            <text:p>126.1333333333</text:p>
          </table:table-cell>
          <table:table-cell table:style-name="ce17"/>
          <table:table-cell office:value-type="float" office:value="118.25" calcext:value-type="float">
            <text:p>118.25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18.25" calcext:value-type="float">
            <text:p>118.25</text:p>
          </table:table-cell>
          <table:table-cell office:value-type="float" office:value="118.25" calcext:value-type="float">
            <text:p>118.25</text:p>
          </table:table-cell>
          <table:table-cell/>
          <table:table-cell office:value-type="float" office:value="119.019230769231" calcext:value-type="float">
            <text:p>119.0192307692</text:p>
          </table:table-cell>
        </table:table-row>
        <table:table-row table:style-name="ro2">
          <table:table-cell office:value-type="string" calcext:value-type="string">
            <text:p>GGA-SAD-0217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7"/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7"/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6153846153846" calcext:value-type="float">
            <text:p>10.6153846154</text:p>
          </table:table-cell>
        </table:table-row>
        <table:table-row table:style-name="ro2">
          <table:table-cell office:value-type="string" calcext:value-type="string">
            <text:p>GGA-SAD-0218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5.02142857142857" calcext:value-type="float">
            <text:p>5.0214285714</text:p>
          </table:table-cell>
          <table:table-cell table:style-name="ce17"/>
          <table:table-cell table:number-columns-repeated="3"/>
          <table:table-cell office:value-type="float" office:value="5.53793103448276" calcext:value-type="float">
            <text:p>5.5379310345</text:p>
          </table:table-cell>
          <table:table-cell table:number-columns-repeated="3"/>
          <table:table-cell office:value-type="float" office:value="5.02142857142857" calcext:value-type="float">
            <text:p>5.0214285714</text:p>
          </table:table-cell>
          <table:table-cell table:number-columns-repeated="3"/>
          <table:table-cell office:value-type="float" office:value="5.17037037037037" calcext:value-type="float">
            <text:p>5.1703703704</text:p>
          </table:table-cell>
          <table:table-cell/>
          <table:table-cell office:value-type="float" office:value="5.02142857142857" calcext:value-type="float">
            <text:p>5.0214285714</text:p>
          </table:table-cell>
          <table:table-cell table:number-columns-repeated="2"/>
          <table:table-cell office:value-type="float" office:value="5.02142857142857" calcext:value-type="float">
            <text:p>5.0214285714</text:p>
          </table:table-cell>
          <table:table-cell table:style-name="ce17"/>
          <table:table-cell table:number-columns-repeated="4"/>
          <table:table-cell office:value-type="float" office:value="5.02142857142857" calcext:value-type="float">
            <text:p>5.0214285714</text:p>
          </table:table-cell>
          <table:table-cell table:number-columns-repeated="7"/>
          <table:table-cell office:value-type="float" office:value="5.02142857142857" calcext:value-type="float">
            <text:p>5.0214285714</text:p>
          </table:table-cell>
          <table:table-cell table:number-columns-repeated="16"/>
          <table:table-cell office:value-type="float" office:value="5.02142857142857" calcext:value-type="float">
            <text:p>5.0214285714</text:p>
          </table:table-cell>
          <table:table-cell/>
          <table:table-cell office:value-type="float" office:value="5.02142857142857" calcext:value-type="float">
            <text:p>5.0214285714</text:p>
          </table:table-cell>
          <table:table-cell table:style-name="ce17"/>
          <table:table-cell office:value-type="float" office:value="5.17037037037037" calcext:value-type="float">
            <text:p>5.1703703704</text:p>
          </table:table-cell>
          <table:table-cell table:number-columns-repeated="7"/>
          <table:table-cell table:style-name="ce17"/>
          <table:table-cell table:number-columns-repeated="4"/>
          <table:table-cell table:style-name="ce18" office:value-type="float" office:value="5.02142857142857" calcext:value-type="float">
            <text:p>5.0214285714</text:p>
          </table:table-cell>
          <table:table-cell office:value-type="float" office:value="5.02142857142857" calcext:value-type="float">
            <text:p>5.0214285714</text:p>
          </table:table-cell>
          <table:table-cell/>
          <table:table-cell office:value-type="float" office:value="5.08484848484848" calcext:value-type="float">
            <text:p>5.0848484848</text:p>
          </table:table-cell>
        </table:table-row>
        <table:table-row table:style-name="ro2">
          <table:table-cell office:value-type="string" calcext:value-type="string">
            <text:p>GGA-SAD-024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48.181818181818" calcext:value-type="float">
            <text:p>148.1818181818</text:p>
          </table:table-cell>
          <table:table-cell table:style-name="ce18" office:value-type="float" office:value="148.181818181818" calcext:value-type="float">
            <text:p>148.1818181818</text:p>
          </table:table-cell>
          <table:table-cell table:number-columns-repeated="2"/>
          <table:table-cell office:value-type="float" office:value="148.181818181818" calcext:value-type="float">
            <text:p>148.1818181818</text:p>
          </table:table-cell>
          <table:table-cell table:number-columns-repeated="3"/>
          <table:table-cell office:value-type="float" office:value="148.181818181818" calcext:value-type="float">
            <text:p>148.1818181818</text:p>
          </table:table-cell>
          <table:table-cell table:number-columns-repeated="3"/>
          <table:table-cell office:value-type="float" office:value="141.782608695652" calcext:value-type="float">
            <text:p>141.7826086957</text:p>
          </table:table-cell>
          <table:table-cell table:style-name="ce18" office:value-type="float" office:value="121.666666666667" calcext:value-type="float">
            <text:p>121.6666666667</text:p>
          </table:table-cell>
          <table:table-cell office:value-type="float" office:value="148.181818181818" calcext:value-type="float">
            <text:p>148.1818181818</text:p>
          </table:table-cell>
          <table:table-cell table:number-columns-repeated="2"/>
          <table:table-cell table:number-columns-repeated="2" office:value-type="float" office:value="148.181818181818" calcext:value-type="float">
            <text:p>148.1818181818</text:p>
          </table:table-cell>
          <table:table-cell table:number-columns-repeated="4"/>
          <table:table-cell office:value-type="float" office:value="148.181818181818" calcext:value-type="float">
            <text:p>148.1818181818</text:p>
          </table:table-cell>
          <table:table-cell table:number-columns-repeated="5"/>
          <table:table-cell table:number-columns-repeated="2" table:style-name="ce18" office:value-type="float" office:value="148.181818181818" calcext:value-type="float">
            <text:p>148.1818181818</text:p>
          </table:table-cell>
          <table:table-cell office:value-type="float" office:value="148.181818181818" calcext:value-type="float">
            <text:p>148.1818181818</text:p>
          </table:table-cell>
          <table:table-cell table:style-name="ce18" office:value-type="float" office:value="148.181818181818" calcext:value-type="float">
            <text:p>148.1818181818</text:p>
          </table:table-cell>
          <table:table-cell table:number-columns-repeated="15"/>
          <table:table-cell office:value-type="float" office:value="148.181818181818" calcext:value-type="float">
            <text:p>148.1818181818</text:p>
          </table:table-cell>
          <table:table-cell/>
          <table:table-cell office:value-type="float" office:value="131.428571428571" calcext:value-type="float">
            <text:p>131.4285714286</text:p>
          </table:table-cell>
          <table:table-cell table:number-columns-repeated="2" office:value-type="float" office:value="148.181818181818" calcext:value-type="float">
            <text:p>148.1818181818</text:p>
          </table:table-cell>
          <table:table-cell table:number-columns-repeated="7"/>
          <table:table-cell office:value-type="float" office:value="148.181818181818" calcext:value-type="float">
            <text:p>148.1818181818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  <table:table-cell office:value-type="float" office:value="147.047727272727" calcext:value-type="float">
            <text:p>147.0477272727</text:p>
          </table:table-cell>
        </table:table-row>
        <table:table-row table:style-name="ro2">
          <table:table-cell office:value-type="string" calcext:value-type="string">
            <text:p>GGA-SAD-024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550" calcext:value-type="float">
            <text:p>550</text:p>
          </table:table-cell>
          <table:table-cell table:style-name="ce18" office:value-type="float" office:value="550" calcext:value-type="float">
            <text:p>55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table:style-name="ce18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table:number-columns-repeated="2" office:value-type="float" office:value="550" calcext:value-type="float">
            <text:p>550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table:number-columns-repeated="5"/>
          <table:table-cell table:number-columns-repeated="2" table:style-name="ce18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table:number-columns-repeated="16"/>
          <table:table-cell office:value-type="float" office:value="595.454545454546" calcext:value-type="float">
            <text:p>595.4545454545</text:p>
          </table:table-cell>
          <table:table-cell/>
          <table:table-cell office:value-type="float" office:value="546.153846153846" calcext:value-type="float">
            <text:p>546.1538461538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7"/>
          <table:table-cell office:value-type="float" office:value="550" calcext:value-type="float">
            <text:p>550</text:p>
          </table:table-cell>
          <table:table-cell table:number-columns-repeated="5"/>
          <table:table-cell table:style-name="ce17"/>
          <table:table-cell/>
          <table:table-cell office:value-type="float" office:value="551.973684210526" calcext:value-type="float">
            <text:p>551.9736842105</text:p>
          </table:table-cell>
        </table:table-row>
        <table:table-row table:style-name="ro2">
          <table:table-cell office:value-type="string" calcext:value-type="string">
            <text:p>GGA-SAD-0264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3.18181818181818" calcext:value-type="float">
            <text:p>3.1818181818</text:p>
          </table:table-cell>
          <table:table-cell table:number-columns-repeated="3"/>
          <table:table-cell office:value-type="float" office:value="3.18181818181818" calcext:value-type="float">
            <text:p>3.1818181818</text:p>
          </table:table-cell>
          <table:table-cell table:number-columns-repeated="3"/>
          <table:table-cell office:value-type="float" office:value="3.18181818181818" calcext:value-type="float">
            <text:p>3.1818181818</text:p>
          </table:table-cell>
          <table:table-cell table:number-columns-repeated="3"/>
          <table:table-cell office:value-type="float" office:value="3.18181818181818" calcext:value-type="float">
            <text:p>3.1818181818</text:p>
          </table:table-cell>
          <table:table-cell/>
          <table:table-cell office:value-type="float" office:value="3.18181818181818" calcext:value-type="float">
            <text:p>3.1818181818</text:p>
          </table:table-cell>
          <table:table-cell table:number-columns-repeated="2"/>
          <table:table-cell office:value-type="float" office:value="3.18181818181818" calcext:value-type="float">
            <text:p>3.1818181818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3.18181818181818" calcext:value-type="float">
            <text:p>3.1818181818</text:p>
          </table:table-cell>
          <table:table-cell table:number-columns-repeated="6"/>
          <table:table-cell table:style-name="ce18" office:value-type="float" office:value="3.18181818181818" calcext:value-type="float">
            <text:p>3.1818181818</text:p>
          </table:table-cell>
          <table:table-cell office:value-type="float" office:value="3.18181818181818" calcext:value-type="float">
            <text:p>3.1818181818</text:p>
          </table:table-cell>
          <table:table-cell table:number-columns-repeated="10"/>
          <table:table-cell table:style-name="ce18" office:value-type="float" office:value="3.18181818181818" calcext:value-type="float">
            <text:p>3.1818181818</text:p>
          </table:table-cell>
          <table:table-cell table:number-columns-repeated="5"/>
          <table:table-cell office:value-type="float" office:value="7.08333333333333" calcext:value-type="float">
            <text:p>7.0833333333</text:p>
          </table:table-cell>
          <table:table-cell/>
          <table:table-cell table:number-columns-repeated="3" office:value-type="float" office:value="3.18181818181818" calcext:value-type="float">
            <text:p>3.1818181818</text:p>
          </table:table-cell>
          <table:table-cell table:number-columns-repeated="7"/>
          <table:table-cell office:value-type="float" office:value="3.18181818181818" calcext:value-type="float">
            <text:p>3.1818181818</text:p>
          </table:table-cell>
          <table:table-cell table:number-columns-repeated="5"/>
          <table:table-cell office:value-type="float" office:value="3.18181818181818" calcext:value-type="float">
            <text:p>3.1818181818</text:p>
          </table:table-cell>
          <table:table-cell/>
          <table:table-cell office:value-type="float" office:value="3.42424242424242" calcext:value-type="float">
            <text:p>3.4242424242</text:p>
          </table:table-cell>
        </table:table-row>
        <table:table-row table:style-name="ro2">
          <table:table-cell office:value-type="string" calcext:value-type="string">
            <text:p>GGA-SAD-026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12.163125" calcext:value-type="float">
            <text:p>12.163125</text:p>
          </table:table-cell>
          <table:table-cell table:number-columns-repeated="2"/>
          <table:table-cell office:value-type="float" office:value="13.213" calcext:value-type="float">
            <text:p>13.213</text:p>
          </table:table-cell>
          <table:table-cell office:value-type="float" office:value="9.95" calcext:value-type="float">
            <text:p>9.95</text:p>
          </table:table-cell>
          <table:table-cell table:style-name="ce18" office:value-type="float" office:value="13.213" calcext:value-type="float">
            <text:p>13.213</text:p>
          </table:table-cell>
          <table:table-cell table:number-columns-repeated="2"/>
          <table:table-cell office:value-type="float" office:value="13.213" calcext:value-type="float">
            <text:p>13.213</text:p>
          </table:table-cell>
          <table:table-cell table:number-columns-repeated="3"/>
          <table:table-cell office:value-type="float" office:value="13.213" calcext:value-type="float">
            <text:p>13.213</text:p>
          </table:table-cell>
          <table:table-cell table:number-columns-repeated="3"/>
          <table:table-cell office:value-type="float" office:value="13.213" calcext:value-type="float">
            <text:p>13.213</text:p>
          </table:table-cell>
          <table:table-cell/>
          <table:table-cell office:value-type="float" office:value="13.213" calcext:value-type="float">
            <text:p>13.213</text:p>
          </table:table-cell>
          <table:table-cell table:number-columns-repeated="2"/>
          <table:table-cell table:style-name="ce17"/>
          <table:table-cell office:value-type="float" office:value="12.1936363636364" calcext:value-type="float">
            <text:p>12.1936363636</text:p>
          </table:table-cell>
          <table:table-cell table:number-columns-repeated="4"/>
          <table:table-cell office:value-type="float" office:value="13.213" calcext:value-type="float">
            <text:p>13.213</text:p>
          </table:table-cell>
          <table:table-cell table:number-columns-repeated="7"/>
          <table:table-cell office:value-type="float" office:value="13.213" calcext:value-type="float">
            <text:p>13.213</text:p>
          </table:table-cell>
          <table:table-cell table:number-columns-repeated="10"/>
          <table:table-cell table:style-name="ce18" office:value-type="float" office:value="13.213" calcext:value-type="float">
            <text:p>13.213</text:p>
          </table:table-cell>
          <table:table-cell table:number-columns-repeated="5"/>
          <table:table-cell table:style-name="ce17"/>
          <table:table-cell/>
          <table:table-cell office:value-type="float" office:value="13.213" calcext:value-type="float">
            <text:p>13.213</text:p>
          </table:table-cell>
          <table:table-cell table:style-name="ce17"/>
          <table:table-cell office:value-type="float" office:value="4.12875" calcext:value-type="float">
            <text:p>4.12875</text:p>
          </table:table-cell>
          <table:table-cell table:number-columns-repeated="7"/>
          <table:table-cell office:value-type="float" office:value="13.213" calcext:value-type="float">
            <text:p>13.213</text:p>
          </table:table-cell>
          <table:table-cell table:number-columns-repeated="5"/>
          <table:table-cell office:value-type="float" office:value="13.213" calcext:value-type="float">
            <text:p>13.213</text:p>
          </table:table-cell>
          <table:table-cell/>
          <table:table-cell office:value-type="float" office:value="12.4504938271605" calcext:value-type="float">
            <text:p>12.4504938272</text:p>
          </table:table-cell>
        </table:table-row>
        <table:table-row table:style-name="ro2">
          <table:table-cell office:value-type="string" calcext:value-type="string">
            <text:p>GGA-SAD-0274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office:value-type="float" office:value="3.93103448275862" calcext:value-type="float">
            <text:p>3.93103448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.0064308681672" calcext:value-type="float">
            <text:p>4.0064308682</text:p>
          </table:table-cell>
        </table:table-row>
        <table:table-row table:style-name="ro2">
          <table:table-cell office:value-type="string" calcext:value-type="string">
            <text:p>GGA-SAD-0288</text:p>
          </table:table-cell>
          <table:table-cell office:value-type="string" calcext:value-type="string">
            <text:p>CC(C)NCC(O)COc1cccc2[nH]ccc12</text:p>
          </table:table-cell>
          <table:table-cell table:style-name="ce13" office:value-type="float" office:value="48.5833333333333" calcext:value-type="float">
            <text:p>48.5833333333</text:p>
          </table:table-cell>
          <table:table-cell table:number-columns-repeated="2"/>
          <table:table-cell table:number-columns-repeated="2" office:value-type="float" office:value="48.5833333333333" calcext:value-type="float">
            <text:p>48.5833333333</text:p>
          </table:table-cell>
          <table:table-cell table:number-columns-repeated="3"/>
          <table:table-cell office:value-type="float" office:value="48.5833333333333" calcext:value-type="float">
            <text:p>48.5833333333</text:p>
          </table:table-cell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48.5833333333333" calcext:value-type="float">
            <text:p>48.5833333333</text:p>
          </table:table-cell>
          <table:table-cell table:style-name="ce17"/>
          <table:table-cell table:number-columns-repeated="2"/>
          <table:table-cell table:number-columns-repeated="2" office:value-type="float" office:value="48.5833333333333" calcext:value-type="float">
            <text:p>48.5833333333</text:p>
          </table:table-cell>
          <table:table-cell table:number-columns-repeated="4"/>
          <table:table-cell office:value-type="float" office:value="48.5833333333333" calcext:value-type="float">
            <text:p>48.5833333333</text:p>
          </table:table-cell>
          <table:table-cell table:number-columns-repeated="7"/>
          <table:table-cell office:value-type="float" office:value="48.5833333333333" calcext:value-type="float">
            <text:p>48.5833333333</text:p>
          </table:table-cell>
          <table:table-cell table:number-columns-repeated="16"/>
          <table:table-cell table:style-name="ce17"/>
          <table:table-cell/>
          <table:table-cell office:value-type="float" office:value="47.4324324324324" calcext:value-type="float">
            <text:p>47.4324324324</text:p>
          </table:table-cell>
          <table:table-cell office:value-type="float" office:value="49.4285714285714" calcext:value-type="float">
            <text:p>49.4285714286</text:p>
          </table:table-cell>
          <table:table-cell office:value-type="float" office:value="48.5833333333333" calcext:value-type="float">
            <text:p>48.5833333333</text:p>
          </table:table-cell>
          <table:table-cell table:number-columns-repeated="3"/>
          <table:table-cell table:style-name="ce18" office:value-type="float" office:value="75" calcext:value-type="float">
            <text:p>75</text:p>
          </table:table-cell>
          <table:table-cell table:number-columns-repeated="3"/>
          <table:table-cell office:value-type="float" office:value="48.5833333333333" calcext:value-type="float">
            <text:p>48.5833333333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2"/>
          <table:table-cell table:style-name="ce18" office:value-type="float" office:value="75" calcext:value-type="float">
            <text:p>75</text:p>
          </table:table-cell>
          <table:table-cell/>
          <table:table-cell table:style-name="ce17"/>
          <table:table-cell/>
          <table:table-cell office:value-type="float" office:value="49.5590717299578" calcext:value-type="float">
            <text:p>49.55907173</text:p>
          </table:table-cell>
        </table:table-row>
        <table:table-row table:style-name="ro2">
          <table:table-cell office:value-type="string" calcext:value-type="string">
            <text:p>GGA-SAD-0295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table:number-columns-repeated="2" office:value-type="float" office:value="12.8571428571429" calcext:value-type="float">
            <text:p>12.8571428571</text:p>
          </table:table-cell>
          <table:table-cell table:style-name="ce18" office:value-type="float" office:value="12.8571428571429" calcext:value-type="float">
            <text:p>12.8571428571</text:p>
          </table:table-cell>
          <table:table-cell table:number-columns-repeated="2"/>
          <table:table-cell office:value-type="float" office:value="12.8571428571429" calcext:value-type="float">
            <text:p>12.8571428571</text:p>
          </table:table-cell>
          <table:table-cell table:number-columns-repeated="3"/>
          <table:table-cell office:value-type="float" office:value="12.8571428571429" calcext:value-type="float">
            <text:p>12.8571428571</text:p>
          </table:table-cell>
          <table:table-cell table:number-columns-repeated="3"/>
          <table:table-cell office:value-type="float" office:value="12.8571428571429" calcext:value-type="float">
            <text:p>12.8571428571</text:p>
          </table:table-cell>
          <table:table-cell/>
          <table:table-cell office:value-type="float" office:value="12.8571428571429" calcext:value-type="float">
            <text:p>12.8571428571</text:p>
          </table:table-cell>
          <table:table-cell table:number-columns-repeated="2"/>
          <table:table-cell table:number-columns-repeated="2" office:value-type="float" office:value="12.8571428571429" calcext:value-type="float">
            <text:p>12.8571428571</text:p>
          </table:table-cell>
          <table:table-cell table:number-columns-repeated="3"/>
          <table:table-cell table:style-name="ce18" office:value-type="float" office:value="6.66666666666667" calcext:value-type="float">
            <text:p>6.6666666667</text:p>
          </table:table-cell>
          <table:table-cell office:value-type="float" office:value="12.8571428571429" calcext:value-type="float">
            <text:p>12.8571428571</text:p>
          </table:table-cell>
          <table:table-cell table:number-columns-repeated="5"/>
          <table:table-cell table:number-columns-repeated="2" table:style-name="ce18" office:value-type="float" office:value="12.8571428571429" calcext:value-type="float">
            <text:p>12.8571428571</text:p>
          </table:table-cell>
          <table:table-cell office:value-type="float" office:value="12.8571428571429" calcext:value-type="float">
            <text:p>12.8571428571</text:p>
          </table:table-cell>
          <table:table-cell table:number-columns-repeated="16"/>
          <table:table-cell office:value-type="float" office:value="12.8571428571429" calcext:value-type="float">
            <text:p>12.8571428571</text:p>
          </table:table-cell>
          <table:table-cell/>
          <table:table-cell office:value-type="float" office:value="12.8571428571429" calcext:value-type="float">
            <text:p>12.8571428571</text:p>
          </table:table-cell>
          <table:table-cell office:value-type="float" office:value="13.0689655172414" calcext:value-type="float">
            <text:p>13.0689655172</text:p>
          </table:table-cell>
          <table:table-cell office:value-type="float" office:value="12.8571428571429" calcext:value-type="float">
            <text:p>12.8571428571</text:p>
          </table:table-cell>
          <table:table-cell table:number-columns-repeated="7"/>
          <table:table-cell office:value-type="float" office:value="12.7777777777778" calcext:value-type="float">
            <text:p>12.7777777778</text:p>
          </table:table-cell>
          <table:table-cell table:number-columns-repeated="5"/>
          <table:table-cell office:value-type="float" office:value="12.8571428571429" calcext:value-type="float">
            <text:p>12.8571428571</text:p>
          </table:table-cell>
          <table:table-cell/>
          <table:table-cell office:value-type="float" office:value="12.7279411764706" calcext:value-type="float">
            <text:p>12.7279411765</text:p>
          </table:table-cell>
        </table:table-row>
        <table:table-row table:style-name="ro2">
          <table:table-cell office:value-type="string" calcext:value-type="string">
            <text:p>GGA-SAD-0296</text:p>
          </table:table-cell>
          <table:table-cell office:value-type="string" calcext:value-type="string">
            <text:p>CC(C)NCC(O)COc1cccc2[nH]ccc12</text:p>
          </table:table-cell>
          <table:table-cell table:number-columns-repeated="3"/>
          <table:table-cell office:value-type="float" office:value="0.736666666666667" calcext:value-type="float">
            <text:p>0.7366666667</text:p>
          </table:table-cell>
          <table:table-cell office:value-type="float" office:value="0.817" calcext:value-type="float">
            <text:p>0.817</text:p>
          </table:table-cell>
          <table:table-cell table:style-name="ce18" office:value-type="float" office:value="0.736666666666667" calcext:value-type="float">
            <text:p>0.7366666667</text:p>
          </table:table-cell>
          <table:table-cell table:number-columns-repeated="2"/>
          <table:table-cell office:value-type="float" office:value="0.736666666666667" calcext:value-type="float">
            <text:p>0.7366666667</text:p>
          </table:table-cell>
          <table:table-cell table:number-columns-repeated="2" table:style-name="ce18" office:value-type="float" office:value="0.9375" calcext:value-type="float">
            <text:p>0.9375</text:p>
          </table:table-cell>
          <table:table-cell/>
          <table:table-cell office:value-type="float" office:value="0.736666666666666" calcext:value-type="float">
            <text:p>0.7366666667</text:p>
          </table:table-cell>
          <table:table-cell table:style-name="ce18" office:value-type="float" office:value="0.9375" calcext:value-type="float">
            <text:p>0.9375</text:p>
          </table:table-cell>
          <table:table-cell table:number-columns-repeated="2"/>
          <table:table-cell office:value-type="float" office:value="0.736666666666667" calcext:value-type="float">
            <text:p>0.7366666667</text:p>
          </table:table-cell>
          <table:table-cell/>
          <table:table-cell office:value-type="float" office:value="0.736666666666667" calcext:value-type="float">
            <text:p>0.7366666667</text:p>
          </table:table-cell>
          <table:table-cell table:number-columns-repeated="2"/>
          <table:table-cell table:number-columns-repeated="2" office:value-type="float" office:value="0.736666666666667" calcext:value-type="float">
            <text:p>0.7366666667</text:p>
          </table:table-cell>
          <table:table-cell table:number-columns-repeated="4"/>
          <table:table-cell office:value-type="float" office:value="0.765217391304348" calcext:value-type="float">
            <text:p>0.7652173913</text:p>
          </table:table-cell>
          <table:table-cell table:number-columns-repeated="4"/>
          <table:table-cell table:style-name="ce18" office:value-type="float" office:value="0.9375" calcext:value-type="float">
            <text:p>0.9375</text:p>
          </table:table-cell>
          <table:table-cell/>
          <table:table-cell table:style-name="ce18" office:value-type="float" office:value="0.335" calcext:value-type="float">
            <text:p>0.335</text:p>
          </table:table-cell>
          <table:table-cell office:value-type="float" office:value="0.736666666666667" calcext:value-type="float">
            <text:p>0.7366666667</text:p>
          </table:table-cell>
          <table:table-cell table:style-name="ce18" office:value-type="float" office:value="0.335" calcext:value-type="float">
            <text:p>0.335</text:p>
          </table:table-cell>
          <table:table-cell table:number-columns-repeated="15"/>
          <table:table-cell office:value-type="float" office:value="0.736666666666667" calcext:value-type="float">
            <text:p>0.7366666667</text:p>
          </table:table-cell>
          <table:table-cell/>
          <table:table-cell table:number-columns-repeated="3" office:value-type="float" office:value="0.736666666666667" calcext:value-type="float">
            <text:p>0.7366666667</text:p>
          </table:table-cell>
          <table:table-cell table:number-columns-repeated="7"/>
          <table:table-cell office:value-type="float" office:value="1.3072" calcext:value-type="float">
            <text:p>1.3072</text:p>
          </table:table-cell>
          <table:table-cell table:number-columns-repeated="5"/>
          <table:table-cell office:value-type="float" office:value="0.736666666666667" calcext:value-type="float">
            <text:p>0.7366666667</text:p>
          </table:table-cell>
          <table:table-cell/>
          <table:table-cell office:value-type="float" office:value="0.785396825396825" calcext:value-type="float">
            <text:p>0.7853968254</text:p>
          </table:table-cell>
        </table:table-row>
        <table:table-row table:style-name="ro2">
          <table:table-cell office:value-type="string" calcext:value-type="string">
            <text:p>Roche_PC_RO0052807</text:p>
          </table:table-cell>
          <table:table-cell office:value-type="string" calcext:value-type="string">
            <text:p>CN1c2ccc(Cl)cc2C(=NCC1=O)c1ccccc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4.571428571429" calcext:value-type="float">
            <text:p>144.571428571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number-columns-repeated="2"/>
          <table:table-cell table:style-name="ce17"/>
          <table:table-cell office:value-type="float" office:value="2" calcext:value-type="float">
            <text:p>2</text:p>
          </table:table-cell>
          <table:table-cell table:number-columns-repeated="4"/>
          <table:table-cell table:style-name="ce1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table:number-columns-repeated="7"/>
          <table:table-cell table:style-name="ce17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8.3974358974359" calcext:value-type="float">
            <text:p>8.3974358974</text:p>
          </table:table-cell>
        </table:table-row>
        <table:table-row table:style-name="ro2">
          <table:table-cell office:value-type="string" calcext:value-type="string">
            <text:p>Roche_PC_RO0180647</text:p>
          </table:table-cell>
          <table:table-cell office:value-type="string" calcext:value-type="string">
            <text:p>CCCCCCCCCCC[C@@H](C[C@@H]1OC(=O)[C@H]1CCCCCC)OC(=O)[C@H](CC(C)C)NC=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table:style-name="ce17"/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 table:number-columns-repeated="3"/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che_PC_RO0216937</text:p>
          </table:table-cell>
          <table:table-cell office:value-type="string" calcext:value-type="string">
            <text:p>CCCCC(C)(C)C(O)\C=C\C1C(C)CC(=O)C1C\C=C/CCCC(O)=O</text:p>
          </table:table-cell>
          <table:table-cell table:style-name="ce13" office:value-type="float" office:value="14.5911949685535" calcext:value-type="float">
            <text:p>14.5911949686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style-name="ce18" office:value-type="float" office:value="14.625" calcext:value-type="float">
            <text:p>14.625</text:p>
          </table:table-cell>
          <table:table-cell table:style-name="ce17"/>
          <table:table-cell table:number-columns-repeated="2"/>
          <table:table-cell table:style-name="ce17" table:number-columns-repeated="2"/>
          <table:table-cell table:number-columns-repeated="4"/>
          <table:table-cell office:value-type="float" office:value="14.625" calcext:value-type="float">
            <text:p>14.625</text:p>
          </table:table-cell>
          <table:table-cell table:number-columns-repeated="7"/>
          <table:table-cell table:style-name="ce17"/>
          <table:table-cell table:number-columns-repeated="16"/>
          <table:table-cell table:style-name="ce17"/>
          <table:table-cell/>
          <table:table-cell table:style-name="ce17"/>
          <table:table-cell table:number-columns-repeated="2" office:value-type="float" office:value="14.625" calcext:value-type="float">
            <text:p>14.625</text:p>
          </table:table-cell>
          <table:table-cell table:number-columns-repeated="7"/>
          <table:table-cell table:style-name="ce17"/>
          <table:table-cell table:number-columns-repeated="5"/>
          <table:table-cell table:style-name="ce17"/>
          <table:table-cell/>
          <table:table-cell office:value-type="float" office:value="14.6008968609865" calcext:value-type="float">
            <text:p>14.600896861</text:p>
          </table:table-cell>
        </table:table-row>
        <table:table-row table:style-name="ro2">
          <table:table-cell office:value-type="string" calcext:value-type="string">
            <text:p>Roche_PC_RO4389620</text:p>
          </table:table-cell>
          <table:table-cell office:value-type="string" calcext:value-type="string">
            <text:p>CS(=O)(=O)c1ccc(cc1Cl)[C@@H](C[C@H]1CCC(=O)C1)C(=O)Nc1cnccn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7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"/>
          <table:table-cell table:style-name="ce17"/>
          <table:table-cell/>
          <table:table-cell office:value-type="float" office:value="0.25974025974026" calcext:value-type="float">
            <text:p>0.2597402597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/>
          <table:table-cell table:style-name="ce14" office:value-type="float" office:value="172.487673169353" calcext:value-type="float">
            <text:p>172.4876731694</text:p>
          </table:table-cell>
          <table:table-cell table:style-name="ce19" office:value-type="float" office:value="292.44" calcext:value-type="float">
            <text:p>292.4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56.86155195355" calcext:value-type="float">
            <text:p>156.8615519536</text:p>
          </table:table-cell>
          <table:table-cell table:style-name="ce19" office:value-type="float" office:value="155.633718570799" calcext:value-type="float">
            <text:p>155.6337185708</text:p>
          </table:table-cell>
          <table:table-cell table:style-name="ce19" office:value-type="float" office:value="148.064692723065" calcext:value-type="float">
            <text:p>148.0646927231</text:p>
          </table:table-cell>
          <table:table-cell table:style-name="ce19" office:value-type="float" office:value="137.500185185185" calcext:value-type="float">
            <text:p>137.5001851852</text:p>
          </table:table-cell>
          <table:table-cell table:style-name="ce19" office:value-type="float" office:value="27.6967741935484" calcext:value-type="float">
            <text:p>27.6967741935</text:p>
          </table:table-cell>
          <table:table-cell table:style-name="ce19" office:value-type="float" office:value="162.002523477328" calcext:value-type="float">
            <text:p>162.0025234773</text:p>
          </table:table-cell>
          <table:table-cell table:style-name="ce19" office:value-type="float" office:value="63.0489028871391" calcext:value-type="float">
            <text:p>63.0489028871</text:p>
          </table:table-cell>
          <table:table-cell table:style-name="ce19" office:value-type="float" office:value="62.2178712080894" calcext:value-type="float">
            <text:p>62.2178712081</text:p>
          </table:table-cell>
          <table:table-cell table:style-name="ce19" office:value-type="float" office:value="50.25" calcext:value-type="float">
            <text:p>50.25</text:p>
          </table:table-cell>
          <table:table-cell table:style-name="ce19" office:value-type="float" office:value="170.357306161658" calcext:value-type="float">
            <text:p>170.3573061617</text:p>
          </table:table-cell>
          <table:table-cell table:style-name="ce19" office:value-type="float" office:value="31.1584909525435" calcext:value-type="float">
            <text:p>31.1584909525</text:p>
          </table:table-cell>
          <table:table-cell table:style-name="ce19" office:value-type="float" office:value="26.6148148148148" calcext:value-type="float">
            <text:p>26.6148148148</text:p>
          </table:table-cell>
          <table:table-cell table:style-name="ce19" office:value-type="float" office:value="317.777777777778" calcext:value-type="float">
            <text:p>317.7777777778</text:p>
          </table:table-cell>
          <table:table-cell table:style-name="ce19" office:value-type="float" office:value="159.635354637568" calcext:value-type="float">
            <text:p>159.6353546376</text:p>
          </table:table-cell>
          <table:table-cell table:style-name="ce19" office:value-type="float" office:value="171.921784651993" calcext:value-type="float">
            <text:p>171.921784652</text:p>
          </table:table-cell>
          <table:table-cell table:style-name="ce19" office:value-type="float" office:value="192.198423845746" calcext:value-type="float">
            <text:p>192.198423845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4.9965277777778" calcext:value-type="float">
            <text:p>94.9965277778</text:p>
          </table:table-cell>
          <table:table-cell table:style-name="ce19" office:value-type="float" office:value="150.379770763534" calcext:value-type="float">
            <text:p>150.3797707635</text:p>
          </table:table-cell>
          <table:table-cell table:style-name="ce19" office:value-type="float" office:value="189.939771908764" calcext:value-type="float">
            <text:p>189.9397719088</text:p>
          </table:table-cell>
          <table:table-cell table:style-name="ce19" office:value-type="float" office:value="157.74" calcext:value-type="float">
            <text:p>157.74</text:p>
          </table:table-cell>
          <table:table-cell table:number-columns-repeated="2" table:style-name="ce19" office:value-type="float" office:value="65" calcext:value-type="float">
            <text:p>65</text:p>
          </table:table-cell>
          <table:table-cell table:style-name="ce19" office:value-type="float" office:value="103.524951712028" calcext:value-type="float">
            <text:p>103.524951712</text:p>
          </table:table-cell>
          <table:table-cell table:style-name="ce19" office:value-type="float" office:value="187.369541409993" calcext:value-type="float">
            <text:p>187.36954141</text:p>
          </table:table-cell>
          <table:table-cell table:style-name="ce19" office:value-type="float" office:value="189.076923076923" calcext:value-type="float">
            <text:p>189.0769230769</text:p>
          </table:table-cell>
          <table:table-cell table:style-name="ce19" office:value-type="float" office:value="16.1538461538462" calcext:value-type="float">
            <text:p>16.1538461538</text:p>
          </table:table-cell>
          <table:table-cell table:style-name="ce19" office:value-type="float" office:value="70.6248717948718" calcext:value-type="float">
            <text:p>70.6248717949</text:p>
          </table:table-cell>
          <table:table-cell table:style-name="ce19" office:value-type="float" office:value="433.75" calcext:value-type="float">
            <text:p>433.75</text:p>
          </table:table-cell>
          <table:table-cell table:style-name="ce19" office:value-type="float" office:value="64.7548534971644" calcext:value-type="float">
            <text:p>64.7548534972</text:p>
          </table:table-cell>
          <table:table-cell table:style-name="ce19" office:value-type="float" office:value="153.063282504013" calcext:value-type="float">
            <text:p>153.063282504</text:p>
          </table:table-cell>
          <table:table-cell table:style-name="ce19" office:value-type="float" office:value="214.30493745401" calcext:value-type="float">
            <text:p>214.304937454</text:p>
          </table:table-cell>
          <table:table-cell table:style-name="ce19" office:value-type="float" office:value="210.321744991811" calcext:value-type="float">
            <text:p>210.3217449918</text:p>
          </table:table-cell>
          <table:table-cell table:style-name="ce19" office:value-type="float" office:value="77.1147812166489" calcext:value-type="float">
            <text:p>77.1147812166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.22875" calcext:value-type="float">
            <text:p>0.22875</text:p>
          </table:table-cell>
          <table:table-cell table:style-name="ce19" office:value-type="float" office:value="2096.90761904762" calcext:value-type="float">
            <text:p>2096.9076190476</text:p>
          </table:table-cell>
          <table:table-cell table:style-name="ce19" office:value-type="float" office:value="135.714285714286" calcext:value-type="float">
            <text:p>135.7142857143</text:p>
          </table:table-cell>
          <table:table-cell table:number-columns-repeated="2" table:style-name="ce19" office:value-type="float" office:value="144.342105263158" calcext:value-type="float">
            <text:p>144.3421052632</text:p>
          </table:table-cell>
          <table:table-cell table:style-name="ce19" office:value-type="float" office:value="35.0769230769231" calcext:value-type="float">
            <text:p>35.0769230769</text:p>
          </table:table-cell>
          <table:table-cell table:style-name="ce19" office:value-type="float" office:value="19.3964285714286" calcext:value-type="float">
            <text:p>19.3964285714</text:p>
          </table:table-cell>
          <table:table-cell table:style-name="ce19" office:value-type="float" office:value="86.0875" calcext:value-type="float">
            <text:p>86.0875</text:p>
          </table:table-cell>
          <table:table-cell table:style-name="ce19" office:value-type="float" office:value="69.0325434116446" calcext:value-type="float">
            <text:p>69.0325434116</text:p>
          </table:table-cell>
          <table:table-cell table:style-name="ce19" office:value-type="float" office:value="2096.90761904762" calcext:value-type="float">
            <text:p>2096.9076190476</text:p>
          </table:table-cell>
          <table:table-cell table:style-name="ce19" office:value-type="float" office:value="186.477712418301" calcext:value-type="float">
            <text:p>186.4777124183</text:p>
          </table:table-cell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24.2533333333333" calcext:value-type="float">
            <text:p>24.2533333333</text:p>
          </table:table-cell>
          <table:table-cell table:style-name="ce19" office:value-type="float" office:value="32.5" calcext:value-type="float">
            <text:p>32.5</text:p>
          </table:table-cell>
          <table:table-cell table:style-name="ce19" office:value-type="float" office:value="150.795139318886" calcext:value-type="float">
            <text:p>150.7951393189</text:p>
          </table:table-cell>
          <table:table-cell table:style-name="ce19" office:value-type="float" office:value="107.607936507936" calcext:value-type="float">
            <text:p>107.6079365079</text:p>
          </table:table-cell>
          <table:table-cell table:style-name="ce19" office:value-type="float" office:value="161.715214398394" calcext:value-type="float">
            <text:p>161.7152143984</text:p>
          </table:table-cell>
          <table:table-cell table:style-name="ce19" office:value-type="float" office:value="154.051454570523" calcext:value-type="float">
            <text:p>154.0514545705</text:p>
          </table:table-cell>
          <table:table-cell table:style-name="ce19" office:value-type="float" office:value="171.134081955428" calcext:value-type="float">
            <text:p>171.1340819554</text:p>
          </table:table-cell>
          <table:table-cell table:style-name="ce19" office:value-type="float" office:value="385.096774193548" calcext:value-type="float">
            <text:p>385.0967741935</text:p>
          </table:table-cell>
          <table:table-cell table:style-name="ce19" office:value-type="float" office:value="198.461538461538" calcext:value-type="float">
            <text:p>198.4615384615</text:p>
          </table:table-cell>
          <table:table-cell table:style-name="ce19" office:value-type="float" office:value="103.203846153846" calcext:value-type="float">
            <text:p>103.2038461538</text:p>
          </table:table-cell>
          <table:table-cell table:style-name="ce19" office:value-type="float" office:value="56.8759776536313" calcext:value-type="float">
            <text:p>56.8759776536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35.714285714286" calcext:value-type="float">
            <text:p>135.7142857143</text:p>
          </table:table-cell>
          <table:table-cell table:style-name="ce19" office:value-type="float" office:value="25.468656716418" calcext:value-type="float">
            <text:p>25.4686567164</text:p>
          </table:table-cell>
          <table:table-cell table:style-name="ce19" office:value-type="float" office:value="201.948988811484" calcext:value-type="float">
            <text:p>201.9489888115</text:p>
          </table:table-cell>
          <table:table-cell table:style-name="ce19" office:value-type="float" office:value="95.0588888888889" calcext:value-type="float">
            <text:p>95.0588888889</text:p>
          </table:table-cell>
          <table:table-cell table:style-name="ce19" office:value-type="float" office:value="7.58333333333333" calcext:value-type="float">
            <text:p>7.5833333333</text:p>
          </table:table-cell>
          <table:table-cell table:style-name="ce19" office:value-type="float" office:value="12.2047619047619" calcext:value-type="float">
            <text:p>12.2047619048</text:p>
          </table:table-cell>
          <table:table-cell table:style-name="ce19" office:value-type="float" office:value="34.5454545454545" calcext:value-type="float">
            <text:p>34.5454545455</text:p>
          </table:table-cell>
          <table:table-cell table:style-name="ce19" office:value-type="float" office:value="205.252313253012" calcext:value-type="float">
            <text:p>205.252313253</text:p>
          </table:table-cell>
          <table:table-cell table:style-name="ce19" office:value-type="float" office:value="150.342348418278" calcext:value-type="float">
            <text:p>150.3423484183</text:p>
          </table:table-cell>
          <table:table-cell table:style-name="ce22" office:value-type="float" office:value="8800" calcext:value-type="float">
            <text:p>8800</text:p>
          </table:table-cell>
          <table:table-cell table:style-name="ce26" office:value-type="float" office:value="161.56135576455" calcext:value-type="float">
            <text:p>161.5613557646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W496" table:buttons="'Pivot Table_Sheet1_1'.A1 'Pivot Table_Sheet1_1'.A2 'Pivot Table_Sheet1_1'.A3 'Pivot Table_Sheet1_1'.A6 'Pivot Table_Sheet1_1'.B6 'Pivot Table_Sheet1_1'.C5">
          <table:database-source-table table:database-name="etox_reports" table:table-name="public.clinical_chemical_findings"/>
          <table:data-pilot-field table:source-field-name="relevance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Not of toxicologic significance" table:display="false" table:show-details="true"/>
                <table:data-pilot-member table:name="Not significant" table:display="false" table:show-details="true"/>
                <table:data-pilot-member table:name="Not specified" table:display="false" table:show-details="true"/>
                <table:data-pilot-member table:name="Not treatment related" table:display="false" table:show-details="true"/>
                <table:data-pilot-member table:name="Treatment relat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page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Male and Fe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nical_chemistry_parameter" table:orientation="page" table:used-hierarchy="0" table:function="auto">
            <table:data-pilot-level table:show-empty="false">
              <table:data-pilot-members>
                <table:data-pilot-member table:name="(A1G)" table:display="true" table:show-details="true"/>
                <table:data-pilot-member table:name="(A2G)" table:display="true" table:show-details="true"/>
                <table:data-pilot-member table:name="(BG)" table:display="true" table:show-details="true"/>
                <table:data-pilot-member table:name="(CK)" table:display="true" table:show-details="true"/>
                <table:data-pilot-member table:name="(GG)" table:display="true" table:show-details="true"/>
                <table:data-pilot-member table:name="(GGT)" table:display="true" table:show-details="true"/>
                <table:data-pilot-member table:name="(Lactate dehydrogenase (LDH)" table:display="true" table:show-details="true"/>
                <table:data-pilot-member table:name="(LDH)" table:display="true" table:show-details="true"/>
                <table:data-pilot-member table:name="% Serum albumin (Alb.)" table:display="true" table:show-details="true"/>
                <table:data-pilot-member table:name="5' nucleotidase" table:display="true" table:show-details="true"/>
                <table:data-pilot-member table:name="5'-NT" table:display="true" table:show-details="true"/>
                <table:data-pilot-member table:name="5'-Nucleotidase" table:display="true" table:show-details="true"/>
                <table:data-pilot-member table:name="5'NT" table:display="true" table:show-details="true"/>
                <table:data-pilot-member table:name="5'NT activity" table:display="true" table:show-details="true"/>
                <table:data-pilot-member table:name="5'NT value" table:display="true" table:show-details="true"/>
                <table:data-pilot-member table:name="A-1" table:display="true" table:show-details="true"/>
                <table:data-pilot-member table:name="A-1 globulins" table:display="true" table:show-details="true"/>
                <table:data-pilot-member table:name="a-1-globulin" table:display="true" table:show-details="true"/>
                <table:data-pilot-member table:name="a-1-globulin (absolute)" table:display="true" table:show-details="true"/>
                <table:data-pilot-member table:name="a-1-globulin (relatibe)" table:display="true" table:show-details="true"/>
                <table:data-pilot-member table:name="a-1-globulin (relative)" table:display="true" table:show-details="true"/>
                <table:data-pilot-member table:name="a-1-globuline (relative)" table:display="true" table:show-details="true"/>
                <table:data-pilot-member table:name="a-1-globulins (relative)" table:display="true" table:show-details="true"/>
                <table:data-pilot-member table:name="A-2" table:display="true" table:show-details="true"/>
                <table:data-pilot-member table:name="A-2 globulins" table:display="true" table:show-details="true"/>
                <table:data-pilot-member table:name="a-2-globulin" table:display="true" table:show-details="true"/>
                <table:data-pilot-member table:name="a-2-globulin (absolute)" table:display="true" table:show-details="true"/>
                <table:data-pilot-member table:name="a-2-globulin (relative)" table:display="true" table:show-details="true"/>
                <table:data-pilot-member table:name="a-2-globuline (absolute)" table:display="true" table:show-details="true"/>
                <table:data-pilot-member table:name="a-2-globuline (relative)" table:display="true" table:show-details="true"/>
                <table:data-pilot-member table:name="A-3" table:display="true" table:show-details="true"/>
                <table:data-pilot-member table:name="a-3-Globulin (absolute)" table:display="true" table:show-details="true"/>
                <table:data-pilot-member table:name="a-3-globulin (relative)" table:display="true" table:show-details="true"/>
                <table:data-pilot-member table:name="A-Glob" table:display="true" table:show-details="true"/>
                <table:data-pilot-member table:name="a-Globulin total" table:display="true" table:show-details="true"/>
                <table:data-pilot-member table:name="A/G" table:display="true" table:show-details="true"/>
                <table:data-pilot-member table:name="A/G ratio" table:display="true" table:show-details="true"/>
                <table:data-pilot-member table:name="A/G ratio (A/G)" table:display="true" table:show-details="true"/>
                <table:data-pilot-member table:name="A/G-t" table:display="true" table:show-details="true"/>
                <table:data-pilot-member table:name="A1 globulin" table:display="true" table:show-details="true"/>
                <table:data-pilot-member table:name="A1 globulin (A1)" table:display="true" table:show-details="true"/>
                <table:data-pilot-member table:name="A1 globulins (A1G)" table:display="true" table:show-details="true"/>
                <table:data-pilot-member table:name="A1-glob" table:display="true" table:show-details="true"/>
                <table:data-pilot-member table:name="a1-globulin" table:display="true" table:show-details="true"/>
                <table:data-pilot-member table:name="a1-globulin (A1G)" table:display="true" table:show-details="true"/>
                <table:data-pilot-member table:name="A1-globulins" table:display="true" table:show-details="true"/>
                <table:data-pilot-member table:name="A2 globulin" table:display="true" table:show-details="true"/>
                <table:data-pilot-member table:name="A2 globulin (A2)" table:display="true" table:show-details="true"/>
                <table:data-pilot-member table:name="A2 globulins (A2G)" table:display="true" table:show-details="true"/>
                <table:data-pilot-member table:name="A2-glob" table:display="true" table:show-details="true"/>
                <table:data-pilot-member table:name="a2-globulin" table:display="true" table:show-details="true"/>
                <table:data-pilot-member table:name="a2-globulin (A2G)" table:display="true" table:show-details="true"/>
                <table:data-pilot-member table:name="A2-globulins" table:display="true" table:show-details="true"/>
                <table:data-pilot-member table:name="A3 globulin" table:display="true" table:show-details="true"/>
                <table:data-pilot-member table:name="a3-Globulin" table:display="true" table:show-details="true"/>
                <table:data-pilot-member table:name="A3-globulins" table:display="true" table:show-details="true"/>
                <table:data-pilot-member table:name="Absolute albumin" table:display="true" table:show-details="true"/>
                <table:data-pilot-member table:name="Absolute values Albumin (Abs Alb)" table:display="true" table:show-details="true"/>
                <table:data-pilot-member table:name="Absolute values Alpha 1 globulin (Abs A1)" table:display="true" table:show-details="true"/>
                <table:data-pilot-member table:name="Absolute values Alpha 2 globulin (Abs A2)" table:display="true" table:show-details="true"/>
                <table:data-pilot-member table:name="Absolute values Beta globulin (Abs B)" table:display="true" table:show-details="true"/>
                <table:data-pilot-member table:name="Absolute values Gamma globulin (Abs G)" table:display="true" table:show-details="true"/>
                <table:data-pilot-member table:name="Abumin : globulin ratio (A/G)" table:display="true" table:show-details="true"/>
                <table:data-pilot-member table:name="Adrenocorticotropic hormone (ACTH)" table:display="true" table:show-details="true"/>
                <table:data-pilot-member table:name="AG-R" table:display="true" table:show-details="true"/>
                <table:data-pilot-member table:name="AGLOB(A)" table:display="true" table:show-details="true"/>
                <table:data-pilot-member table:name="AGLOB(R)" table:display="true" table:show-details="true"/>
                <table:data-pilot-member table:name="Alanin aminotransferase" table:display="true" table:show-details="true"/>
                <table:data-pilot-member table:name="Alanine amino transferase" table:display="true" table:show-details="true"/>
                <table:data-pilot-member table:name="Alanine amino transferase (ALAT)" table:display="true" table:show-details="true"/>
                <table:data-pilot-member table:name="Alanine amino-transferase activity (ALT)" table:display="true" table:show-details="true"/>
                <table:data-pilot-member table:name="Alanine aminoprasferase" table:display="true" table:show-details="true"/>
                <table:data-pilot-member table:name="Alanine aminotranferase" table:display="true" table:show-details="true"/>
                <table:data-pilot-member table:name="Alanine aminotransferase" table:display="true" table:show-details="true"/>
                <table:data-pilot-member table:name="Alanine aminotransferase  (ALAT)" table:display="true" table:show-details="true"/>
                <table:data-pilot-member table:name="Alanine aminotransferase (A.L.A.T.)" table:display="true" table:show-details="true"/>
                <table:data-pilot-member table:name="Alanine aminotransferase (ALAT, GPT)" table:display="true" table:show-details="true"/>
                <table:data-pilot-member table:name="Alanine aminotransferase (ALAT)" table:display="true" table:show-details="true"/>
                <table:data-pilot-member table:name="Alanine aminotransferase (ALAT/GPT)" table:display="true" table:show-details="true"/>
                <table:data-pilot-member table:name="Alanine aminotransferase (ALAT/GTP)" table:display="true" table:show-details="true"/>
                <table:data-pilot-member table:name="Alanine aminotransferase (ALT)" table:display="true" table:show-details="true"/>
                <table:data-pilot-member table:name="Alanine aminotransferase (ASAT)" table:display="true" table:show-details="true"/>
                <table:data-pilot-member table:name="Alanine aminotransferase (GPT or ALAT)" table:display="true" table:show-details="true"/>
                <table:data-pilot-member table:name="Alanine aminotransferase (GPT)" table:display="true" table:show-details="true"/>
                <table:data-pilot-member table:name="Alanine aminotransferase (GPT/ALAT)" table:display="true" table:show-details="true"/>
                <table:data-pilot-member table:name="Alanine aminotransferase (GPT/ALT)" table:display="true" table:show-details="true"/>
                <table:data-pilot-member table:name="Alanine aminotransferase (SGPT, ALT)" table:display="true" table:show-details="true"/>
                <table:data-pilot-member table:name="Alanine aminotransferase (SGPT)" table:display="true" table:show-details="true"/>
                <table:data-pilot-member table:name="Alanine aminotransferase ALAT" table:display="true" table:show-details="true"/>
                <table:data-pilot-member table:name="Alanine aminotransferase ALAT (GPT)" table:display="true" table:show-details="true"/>
                <table:data-pilot-member table:name="Alanine aminotransferase ALT" table:display="true" table:show-details="true"/>
                <table:data-pilot-member table:name="Alanine aminotransferase(ALT)" table:display="true" table:show-details="true"/>
                <table:data-pilot-member table:name="Alanine aminoytansferase" table:display="true" table:show-details="true"/>
                <table:data-pilot-member table:name="Alanine transferase (ALT)" table:display="true" table:show-details="true"/>
                <table:data-pilot-member table:name="Alanine-aminotransferase (SGPT)" table:display="true" table:show-details="true"/>
                <table:data-pilot-member table:name="Alanineaminotransf." table:display="true" table:show-details="true"/>
                <table:data-pilot-member table:name="Alanineaminotrasferase" table:display="true" table:show-details="true"/>
                <table:data-pilot-member table:name="ALAT" table:display="true" table:show-details="true"/>
                <table:data-pilot-member table:name="ALAT (GPT)" table:display="true" table:show-details="true"/>
                <table:data-pilot-member table:name="ALB" table:display="true" table:show-details="true"/>
                <table:data-pilot-member table:name="ALB(A)" table:display="true" table:show-details="true"/>
                <table:data-pilot-member table:name="Alb(g/l)-t" table:display="true" table:show-details="true"/>
                <table:data-pilot-member table:name="ALB(R)" table:display="true" table:show-details="true"/>
                <table:data-pilot-member table:name="Alb/Glob" table:display="true" table:show-details="true"/>
                <table:data-pilot-member table:name="ALB/IG ratio" table:display="true" table:show-details="true"/>
                <table:data-pilot-member table:name="ALBA" table:display="true" table:show-details="true"/>
                <table:data-pilot-member table:name="Albumen (Alb)" table:display="true" table:show-details="true"/>
                <table:data-pilot-member table:name="Albumin" table:display="true" table:show-details="true"/>
                <table:data-pilot-member table:name="Albumin : globulin ratio" table:display="true" table:show-details="true"/>
                <table:data-pilot-member table:name="Albumin (abs.)" table:display="true" table:show-details="true"/>
                <table:data-pilot-member table:name="Albumin (absolute" table:display="true" table:show-details="true"/>
                <table:data-pilot-member table:name="Albumin (absolute)" table:display="true" table:show-details="true"/>
                <table:data-pilot-member table:name="Albumin (ALB)" table:display="true" table:show-details="true"/>
                <table:data-pilot-member table:name="Albumin (ALBUMIN)" table:display="true" table:show-details="true"/>
                <table:data-pilot-member table:name="Albumin (colour)" table:display="true" table:show-details="true"/>
                <table:data-pilot-member table:name="Albumin (protein electrophoresis)" table:display="true" table:show-details="true"/>
                <table:data-pilot-member table:name="Albumin (rel.)" table:display="true" table:show-details="true"/>
                <table:data-pilot-member table:name="Albumin (relative)" table:display="true" table:show-details="true"/>
                <table:data-pilot-member table:name="Albumin / globulin ratio" table:display="true" table:show-details="true"/>
                <table:data-pilot-member table:name="Albumin / Globulins" table:display="true" table:show-details="true"/>
                <table:data-pilot-member table:name="Albumin /globulin ratio (A/G ratio)" table:display="true" table:show-details="true"/>
                <table:data-pilot-member table:name="Albumin abs." table:display="true" table:show-details="true"/>
                <table:data-pilot-member table:name="Albumin absolute" table:display="true" table:show-details="true"/>
                <table:data-pilot-member table:name="Albumin ALB" table:display="true" table:show-details="true"/>
                <table:data-pilot-member table:name="Albumin concentration (Chem alb)" table:display="true" table:show-details="true"/>
                <table:data-pilot-member table:name="Albumin globine quotient" table:display="true" table:show-details="true"/>
                <table:data-pilot-member table:name="Albumin globulin ratio (A/G)" table:display="true" table:show-details="true"/>
                <table:data-pilot-member table:name="Albumin rel." table:display="true" table:show-details="true"/>
                <table:data-pilot-member table:name="Albumin relative" table:display="true" table:show-details="true"/>
                <table:data-pilot-member table:name="Albumin to globulin ratio (A/G RATIO)" table:display="true" table:show-details="true"/>
                <table:data-pilot-member table:name="Albumin to globulin ration (A/G ratio)" table:display="true" table:show-details="true"/>
                <table:data-pilot-member table:name="Albumin total" table:display="true" table:show-details="true"/>
                <table:data-pilot-member table:name="Albumin-/globulin quotient" table:display="true" table:show-details="true"/>
                <table:data-pilot-member table:name="Albumin-globulin ratio" table:display="true" table:show-details="true"/>
                <table:data-pilot-member table:name="Albumin-globulin ratio (A/G)" table:display="true" table:show-details="true"/>
                <table:data-pilot-member table:name="Albumin-globulins" table:display="true" table:show-details="true"/>
                <table:data-pilot-member table:name="Albumin-to-globulin ratios" table:display="true" table:show-details="true"/>
                <table:data-pilot-member table:name="Albumin:Globulin ratio" table:display="true" table:show-details="true"/>
                <table:data-pilot-member table:name="Albumin:globulin ratio (A:G)" table:display="true" table:show-details="true"/>
                <table:data-pilot-member table:name="Albumin:globuliun ratio (A/G)" table:display="true" table:show-details="true"/>
                <table:data-pilot-member table:name="Albumin/ globulin quotient" table:display="true" table:show-details="true"/>
                <table:data-pilot-member table:name="Albumin/ Globulins" table:display="true" table:show-details="true"/>
                <table:data-pilot-member table:name="Albumin/ Globulins (A_G)" table:display="true" table:show-details="true"/>
                <table:data-pilot-member table:name="Albumin/globulin" table:display="true" table:show-details="true"/>
                <table:data-pilot-member table:name="Albumin/Globulin (A/G)" table:display="true" table:show-details="true"/>
                <table:data-pilot-member table:name="Albumin/globulin (ALB/GLOB)" table:display="true" table:show-details="true"/>
                <table:data-pilot-member table:name="Albumin/globulin quotent" table:display="true" table:show-details="true"/>
                <table:data-pilot-member table:name="Albumin/globulin quotient" table:display="true" table:show-details="true"/>
                <table:data-pilot-member table:name="Albumin/globulin ratio" table:display="true" table:show-details="true"/>
                <table:data-pilot-member table:name="Albumin/globulin ratio (A_G)" table:display="true" table:show-details="true"/>
                <table:data-pilot-member table:name="Albumin/globulin ratio (A:G Ratio 1:-)" table:display="true" table:show-details="true"/>
                <table:data-pilot-member table:name="Albumin/globulin ratio (A/G RATIO)" table:display="true" table:show-details="true"/>
                <table:data-pilot-member table:name="Albumin/globulin ratio (A/G)" table:display="true" table:show-details="true"/>
                <table:data-pilot-member table:name="Albumin/globulin ratio (AG RATIO)" table:display="true" table:show-details="true"/>
                <table:data-pilot-member table:name="Albumin/globulin ratio (AG-R)" table:display="true" table:show-details="true"/>
                <table:data-pilot-member table:name="Albumin/globulin ratio (AGR)" table:display="true" table:show-details="true"/>
                <table:data-pilot-member table:name="Albumin/globulin ratio (ALB/GLOB)" table:display="true" table:show-details="true"/>
                <table:data-pilot-member table:name="Albumin/globulin ratios" table:display="true" table:show-details="true"/>
                <table:data-pilot-member table:name="Albumin/globulin-quotient" table:display="true" table:show-details="true"/>
                <table:data-pilot-member table:name="Albumin/Globulins" table:display="true" table:show-details="true"/>
                <table:data-pilot-member table:name="Albumin/Globulins (A_G)" table:display="true" table:show-details="true"/>
                <table:data-pilot-member table:name="Albumin/globulins ratio (A_G)" table:display="true" table:show-details="true"/>
                <table:data-pilot-member table:name="Albumin/Globulins ratio (A/G)" table:display="true" table:show-details="true"/>
                <table:data-pilot-member table:name="Albumin/globulins ratio (AG-R)" table:display="true" table:show-details="true"/>
                <table:data-pilot-member table:name="Albumine (absolute)" table:display="true" table:show-details="true"/>
                <table:data-pilot-member table:name="Albumins" table:display="true" table:show-details="true"/>
                <table:data-pilot-member table:name="Albumins (Alb)" table:display="true" table:show-details="true"/>
                <table:data-pilot-member table:name="Alcaline aminotransferase" table:display="true" table:show-details="true"/>
                <table:data-pilot-member table:name="Alcaline phosphatase" table:display="true" table:show-details="true"/>
                <table:data-pilot-member table:name="Aldolase" table:display="true" table:show-details="true"/>
                <table:data-pilot-member table:name="Aldosteron" table:display="true" table:show-details="true"/>
                <table:data-pilot-member table:name="Aldosterone" table:display="true" table:show-details="true"/>
                <table:data-pilot-member table:name="ALK PHOS" table:display="true" table:show-details="true"/>
                <table:data-pilot-member table:name="Alk phos bodan, alkaline phosphatase" table:display="true" table:show-details="true"/>
                <table:data-pilot-member table:name="ALK PHOSTASE" table:display="true" table:show-details="true"/>
                <table:data-pilot-member table:name="Alk. phos." table:display="true" table:show-details="true"/>
                <table:data-pilot-member table:name="Alk. phosphatase" table:display="true" table:show-details="true"/>
                <table:data-pilot-member table:name="Alkaline aminopeptidase (ALP)" table:display="true" table:show-details="true"/>
                <table:data-pilot-member table:name="Alkaline phosph (Al.P.)" table:display="true" table:show-details="true"/>
                <table:data-pilot-member table:name="Alkaline phosphatase" table:display="true" table:show-details="true"/>
                <table:data-pilot-member table:name="Alkaline phosphatase  (ALP)" table:display="true" table:show-details="true"/>
                <table:data-pilot-member table:name="Alkaline phosphatase (A.P.)" table:display="true" table:show-details="true"/>
                <table:data-pilot-member table:name="Alkaline phosphatase (A.Phos)" table:display="true" table:show-details="true"/>
                <table:data-pilot-member table:name="Alkaline phosphatase (Alcphos)" table:display="true" table:show-details="true"/>
                <table:data-pilot-member table:name="Alkaline phosphatase (ALK PHOS)" table:display="true" table:show-details="true"/>
                <table:data-pilot-member table:name="Alkaline phosphatase (Alk)" table:display="true" table:show-details="true"/>
                <table:data-pilot-member table:name="Alkaline phosphatase (ALKP-ASE)" table:display="true" table:show-details="true"/>
                <table:data-pilot-member table:name="Alkaline phosphatase (ALKP)" table:display="true" table:show-details="true"/>
                <table:data-pilot-member table:name="Alkaline phosphatase (ALKPH)" table:display="true" table:show-details="true"/>
                <table:data-pilot-member table:name="Alkaline phosphatase (ALKPHOS)" table:display="true" table:show-details="true"/>
                <table:data-pilot-member table:name="Alkaline phosphatase (ALP" table:display="true" table:show-details="true"/>
                <table:data-pilot-member table:name="Alkaline phosphatase (ALP)" table:display="true" table:show-details="true"/>
                <table:data-pilot-member table:name="Alkaline Phosphatase (AP)" table:display="true" table:show-details="true"/>
                <table:data-pilot-member table:name="Alkaline phosphatase (APh)" table:display="true" table:show-details="true"/>
                <table:data-pilot-member table:name="Alkaline phosphatase (ASP)" table:display="true" table:show-details="true"/>
                <table:data-pilot-member table:name="Alkaline phosphatase (PAL)" table:display="true" table:show-details="true"/>
                <table:data-pilot-member table:name="Alkaline phosphatase (SAP)" table:display="true" table:show-details="true"/>
                <table:data-pilot-member table:name="Alkaline phosphatase activity" table:display="true" table:show-details="true"/>
                <table:data-pilot-member table:name="Alkaline phosphatase activity (ALP)" table:display="true" table:show-details="true"/>
                <table:data-pilot-member table:name="Alkaline phosphatase activity (AP)" table:display="true" table:show-details="true"/>
                <table:data-pilot-member table:name="Alkaline phosphatase ALP" table:display="true" table:show-details="true"/>
                <table:data-pilot-member table:name="Alkaline phosphatases (ALP)" table:display="true" table:show-details="true"/>
                <table:data-pilot-member table:name="Alkaline phosphatases (SAP)" table:display="true" table:show-details="true"/>
                <table:data-pilot-member table:name="Alkaline phosphate" table:display="true" table:show-details="true"/>
                <table:data-pilot-member table:name="ALKP" table:display="true" table:show-details="true"/>
                <table:data-pilot-member table:name="Almumin (absolute)" table:display="true" table:show-details="true"/>
                <table:data-pilot-member table:name="ALP" table:display="true" table:show-details="true"/>
                <table:data-pilot-member table:name="ALP (alkaline phosphatase)" table:display="true" table:show-details="true"/>
                <table:data-pilot-member table:name="ALP activity" table:display="true" table:show-details="true"/>
                <table:data-pilot-member table:name="ALP-Bone" table:display="true" table:show-details="true"/>
                <table:data-pilot-member table:name="Alph 1 globulins" table:display="true" table:show-details="true"/>
                <table:data-pilot-member table:name="Alph 2 globulins" table:display="true" table:show-details="true"/>
                <table:data-pilot-member table:name="Alph2-globulin (relative)" table:display="true" table:show-details="true"/>
                <table:data-pilot-member table:name="alpha 1 globulin" table:display="true" table:show-details="true"/>
                <table:data-pilot-member table:name="Alpha 1 globulin (A1)" table:display="true" table:show-details="true"/>
                <table:data-pilot-member table:name="Alpha 1 globulin (A1G)" table:display="true" table:show-details="true"/>
                <table:data-pilot-member table:name="Alpha 1 globulins" table:display="true" table:show-details="true"/>
                <table:data-pilot-member table:name="Alpha 1 serum protein (A1)" table:display="true" table:show-details="true"/>
                <table:data-pilot-member table:name="Alpha 1-globulin" table:display="true" table:show-details="true"/>
                <table:data-pilot-member table:name="Alpha 1-globulin (A1-glob.)" table:display="true" table:show-details="true"/>
                <table:data-pilot-member table:name="Alpha 1-globulin (A1-GLOB)" table:display="true" table:show-details="true"/>
                <table:data-pilot-member table:name="Alpha 1-globulin (abs.)" table:display="true" table:show-details="true"/>
                <table:data-pilot-member table:name="Alpha 1-globulin (rel.)" table:display="true" table:show-details="true"/>
                <table:data-pilot-member table:name="Alpha 1-globulins absolute" table:display="true" table:show-details="true"/>
                <table:data-pilot-member table:name="Alpha 1-globulins relative" table:display="true" table:show-details="true"/>
                <table:data-pilot-member table:name="Alpha 2 globulin" table:display="true" table:show-details="true"/>
                <table:data-pilot-member table:name="Alpha 2 globulin (A2)" table:display="true" table:show-details="true"/>
                <table:data-pilot-member table:name="Alpha 2 globulin (A2G)" table:display="true" table:show-details="true"/>
                <table:data-pilot-member table:name="Alpha 2 globulins" table:display="true" table:show-details="true"/>
                <table:data-pilot-member table:name="Alpha 2 serum protein (A2)" table:display="true" table:show-details="true"/>
                <table:data-pilot-member table:name="alpha 2-Globulin" table:display="true" table:show-details="true"/>
                <table:data-pilot-member table:name="Alpha 2-globulin (A2-glob.)" table:display="true" table:show-details="true"/>
                <table:data-pilot-member table:name="Alpha 2-globulin (A2-GLOB)" table:display="true" table:show-details="true"/>
                <table:data-pilot-member table:name="Alpha 2-globulin (abs.)" table:display="true" table:show-details="true"/>
                <table:data-pilot-member table:name="Alpha 2-globulin (rel.)" table:display="true" table:show-details="true"/>
                <table:data-pilot-member table:name="Alpha 2-globulins absolute" table:display="true" table:show-details="true"/>
                <table:data-pilot-member table:name="Alpha 2-globulins relative" table:display="true" table:show-details="true"/>
                <table:data-pilot-member table:name="Alpha amylase" table:display="true" table:show-details="true"/>
                <table:data-pilot-member table:name="Alpha globulin (ALPHA)" table:display="true" table:show-details="true"/>
                <table:data-pilot-member table:name="Alpha globulins" table:display="true" table:show-details="true"/>
                <table:data-pilot-member table:name="Alpha-1" table:display="true" table:show-details="true"/>
                <table:data-pilot-member table:name="Alpha-1 globulin" table:display="true" table:show-details="true"/>
                <table:data-pilot-member table:name="Alpha-1 globulin (A1-glob)" table:display="true" table:show-details="true"/>
                <table:data-pilot-member table:name="Alpha-1 globulins (A1-GLOB)" table:display="true" table:show-details="true"/>
                <table:data-pilot-member table:name="Alpha-1-globulin" table:display="true" table:show-details="true"/>
                <table:data-pilot-member table:name="Alpha-1-globulin (A1-GLOB)" table:display="true" table:show-details="true"/>
                <table:data-pilot-member table:name="Alpha-1-globulin (absolute" table:display="true" table:show-details="true"/>
                <table:data-pilot-member table:name="Alpha-1-globulin absolute" table:display="true" table:show-details="true"/>
                <table:data-pilot-member table:name="Alpha-1-globulin relative" table:display="true" table:show-details="true"/>
                <table:data-pilot-member table:name="Alpha-2" table:display="true" table:show-details="true"/>
                <table:data-pilot-member table:name="Alpha-2 globulin" table:display="true" table:show-details="true"/>
                <table:data-pilot-member table:name="Alpha-2 globulin (A2-glob)" table:display="true" table:show-details="true"/>
                <table:data-pilot-member table:name="Alpha-2 globulins (A2-GLOB)" table:display="true" table:show-details="true"/>
                <table:data-pilot-member table:name="Alpha-2-globulin" table:display="true" table:show-details="true"/>
                <table:data-pilot-member table:name="Alpha-2-globulin (A2-glob)" table:display="true" table:show-details="true"/>
                <table:data-pilot-member table:name="Alpha-3 globulin (A3-glob)" table:display="true" table:show-details="true"/>
                <table:data-pilot-member table:name="Alpha-3-globulin" table:display="true" table:show-details="true"/>
                <table:data-pilot-member table:name="Alpha-amino acids (Amino A)" table:display="true" table:show-details="true"/>
                <table:data-pilot-member table:name="alpha-Globulin (A-GLOB)" table:display="true" table:show-details="true"/>
                <table:data-pilot-member table:name="Alpha-globulins absolute" table:display="true" table:show-details="true"/>
                <table:data-pilot-member table:name="Alpha-globulins relative" table:display="true" table:show-details="true"/>
                <table:data-pilot-member table:name="Alpha-hydroxybuterate dehydrogenase" table:display="true" table:show-details="true"/>
                <table:data-pilot-member table:name="Alpha/beta globulin ratio" table:display="true" table:show-details="true"/>
                <table:data-pilot-member table:name="Alpha1" table:display="true" table:show-details="true"/>
                <table:data-pilot-member table:name="Alpha1 globulin" table:display="true" table:show-details="true"/>
                <table:data-pilot-member table:name="Alpha1 globulin (A1-glob)" table:display="true" table:show-details="true"/>
                <table:data-pilot-member table:name="Alpha1 globulin (A1)" table:display="true" table:show-details="true"/>
                <table:data-pilot-member table:name="Alpha1 globulin (A1G)" table:display="true" table:show-details="true"/>
                <table:data-pilot-member table:name="Alpha1 Serum protein" table:display="true" table:show-details="true"/>
                <table:data-pilot-member table:name="Alpha1-Globulin" table:display="true" table:show-details="true"/>
                <table:data-pilot-member table:name="Alpha1-globulin (protein electrophoresis)" table:display="true" table:show-details="true"/>
                <table:data-pilot-member table:name="Alpha1-globulin absolute" table:display="true" table:show-details="true"/>
                <table:data-pilot-member table:name="Alpha1-globulin relative" table:display="true" table:show-details="true"/>
                <table:data-pilot-member table:name="Alpha1-globuline (absolute)" table:display="true" table:show-details="true"/>
                <table:data-pilot-member table:name="Alpha1-globuline (relative)" table:display="true" table:show-details="true"/>
                <table:data-pilot-member table:name="Alpha1-globulins" table:display="true" table:show-details="true"/>
                <table:data-pilot-member table:name="Alpha1-globulins abs." table:display="true" table:show-details="true"/>
                <table:data-pilot-member table:name="Alpha1-globulins rel." table:display="true" table:show-details="true"/>
                <table:data-pilot-member table:name="Alpha2" table:display="true" table:show-details="true"/>
                <table:data-pilot-member table:name="Alpha2 globuin" table:display="true" table:show-details="true"/>
                <table:data-pilot-member table:name="Alpha2 globulin" table:display="true" table:show-details="true"/>
                <table:data-pilot-member table:name="Alpha2 globulin (A2-glob)" table:display="true" table:show-details="true"/>
                <table:data-pilot-member table:name="Alpha2 globulin (A2)" table:display="true" table:show-details="true"/>
                <table:data-pilot-member table:name="Alpha2 globulin (A2G)" table:display="true" table:show-details="true"/>
                <table:data-pilot-member table:name="Alpha2 Serum protein" table:display="true" table:show-details="true"/>
                <table:data-pilot-member table:name="Alpha2-Globulin" table:display="true" table:show-details="true"/>
                <table:data-pilot-member table:name="Alpha2-globulin (protein electrophoresis)" table:display="true" table:show-details="true"/>
                <table:data-pilot-member table:name="Alpha2-globulin absolute" table:display="true" table:show-details="true"/>
                <table:data-pilot-member table:name="Alpha2-globulin relative" table:display="true" table:show-details="true"/>
                <table:data-pilot-member table:name="Alpha2-globulins" table:display="true" table:show-details="true"/>
                <table:data-pilot-member table:name="Alpha2-globulins relative" table:display="true" table:show-details="true"/>
                <table:data-pilot-member table:name="Alpha3-globulin" table:display="true" table:show-details="true"/>
                <table:data-pilot-member table:name="Alpha3-globulin relative" table:display="true" table:show-details="true"/>
                <table:data-pilot-member table:name="Alpha3-globulins" table:display="true" table:show-details="true"/>
                <table:data-pilot-member table:name="Alphaamylase (a-AMY)" table:display="true" table:show-details="true"/>
                <table:data-pilot-member table:name="ALT" table:display="true" table:show-details="true"/>
                <table:data-pilot-member table:name="ALT activity" table:display="true" table:show-details="true"/>
                <table:data-pilot-member table:name="ALT value" table:display="true" table:show-details="true"/>
                <table:data-pilot-member table:name="Amino" table:display="true" table:show-details="true"/>
                <table:data-pilot-member table:name="AMINO A" table:display="true" table:show-details="true"/>
                <table:data-pilot-member table:name="Amino acids" table:display="true" table:show-details="true"/>
                <table:data-pilot-member table:name="Aminotransferase activities" table:display="true" table:show-details="true"/>
                <table:data-pilot-member table:name="Aminotransferases" table:display="true" table:show-details="true"/>
                <table:data-pilot-member table:name="Amylase" table:display="true" table:show-details="true"/>
                <table:data-pilot-member table:name="Amylase (AMS)" table:display="true" table:show-details="true"/>
                <table:data-pilot-member table:name="Amylase (AMY)" table:display="true" table:show-details="true"/>
                <table:data-pilot-member table:name="Amylase (AMYL)" table:display="true" table:show-details="true"/>
                <table:data-pilot-member table:name="Amylase somogyi" table:display="true" table:show-details="true"/>
                <table:data-pilot-member table:name="AP" table:display="true" table:show-details="true"/>
                <table:data-pilot-member table:name="APh" table:display="true" table:show-details="true"/>
                <table:data-pilot-member table:name="ASAT" table:display="true" table:show-details="true"/>
                <table:data-pilot-member table:name="ASAT (GOT)" table:display="true" table:show-details="true"/>
                <table:data-pilot-member table:name="Aspartate amino transferase (ASAT)" table:display="true" table:show-details="true"/>
                <table:data-pilot-member table:name="Aspartate amino-transferase activity (AST)" table:display="true" table:show-details="true"/>
                <table:data-pilot-member table:name="Aspartate aminoprasferase" table:display="true" table:show-details="true"/>
                <table:data-pilot-member table:name="Aspartate aminotransferase" table:display="true" table:show-details="true"/>
                <table:data-pilot-member table:name="Aspartate aminotransferase (A.S.A.T.)" table:display="true" table:show-details="true"/>
                <table:data-pilot-member table:name="Aspartate aminotransferase (ALAT)" table:display="true" table:show-details="true"/>
                <table:data-pilot-member table:name="Aspartate aminotransferase (ASAT, GOT)" table:display="true" table:show-details="true"/>
                <table:data-pilot-member table:name="Aspartate aminotransferase (ASAT)" table:display="true" table:show-details="true"/>
                <table:data-pilot-member table:name="Aspartate aminotransferase (ASAT/GOT)" table:display="true" table:show-details="true"/>
                <table:data-pilot-member table:name="Aspartate aminotransferase (AST)" table:display="true" table:show-details="true"/>
                <table:data-pilot-member table:name="Aspartate aminotransferase (GDP)" table:display="true" table:show-details="true"/>
                <table:data-pilot-member table:name="Aspartate aminotransferase (GOT or ASAT)" table:display="true" table:show-details="true"/>
                <table:data-pilot-member table:name="Aspartate aminotransferase (GOT)" table:display="true" table:show-details="true"/>
                <table:data-pilot-member table:name="Aspartate aminotransferase (GOT/ASAT)" table:display="true" table:show-details="true"/>
                <table:data-pilot-member table:name="Aspartate aminotransferase (GOT/AST)" table:display="true" table:show-details="true"/>
                <table:data-pilot-member table:name="Aspartate aminotransferase (GUT)" table:display="true" table:show-details="true"/>
                <table:data-pilot-member table:name="Aspartate aminotransferase (SGOT, AST)" table:display="true" table:show-details="true"/>
                <table:data-pilot-member table:name="Aspartate Aminotransferase (SGOT)" table:display="true" table:show-details="true"/>
                <table:data-pilot-member table:name="Aspartate aminotransferase ASAT" table:display="true" table:show-details="true"/>
                <table:data-pilot-member table:name="Aspartate aminotransferase AST" table:display="true" table:show-details="true"/>
                <table:data-pilot-member table:name="Aspartate aminotransferase(AST)" table:display="true" table:show-details="true"/>
                <table:data-pilot-member table:name="Aspartate aminotransferase(GOT or ASAT)" table:display="true" table:show-details="true"/>
                <table:data-pilot-member table:name="Aspartate transferase (AST)" table:display="true" table:show-details="true"/>
                <table:data-pilot-member table:name="Aspartate-aminotransferase (SGOT)" table:display="true" table:show-details="true"/>
                <table:data-pilot-member table:name="Aspartateaminotransf." table:display="true" table:show-details="true"/>
                <table:data-pilot-member table:name="Aspartateaminotrasferase" table:display="true" table:show-details="true"/>
                <table:data-pilot-member table:name="AST" table:display="true" table:show-details="true"/>
                <table:data-pilot-member table:name="AST activity" table:display="true" table:show-details="true"/>
                <table:data-pilot-member table:name="B" table:display="true" table:show-details="true"/>
                <table:data-pilot-member table:name="B globulin" table:display="true" table:show-details="true"/>
                <table:data-pilot-member table:name="B globulin (B)" table:display="true" table:show-details="true"/>
                <table:data-pilot-member table:name="B-Glob" table:display="true" table:show-details="true"/>
                <table:data-pilot-member table:name="b-globulin" table:display="true" table:show-details="true"/>
                <table:data-pilot-member table:name="b-globulin (absolute)" table:display="true" table:show-details="true"/>
                <table:data-pilot-member table:name="b-globulin (BTAG)" table:display="true" table:show-details="true"/>
                <table:data-pilot-member table:name="b-globulin (relative)" table:display="true" table:show-details="true"/>
                <table:data-pilot-member table:name="b-Globulin total" table:display="true" table:show-details="true"/>
                <table:data-pilot-member table:name="B1 globulin" table:display="true" table:show-details="true"/>
                <table:data-pilot-member table:name="B1 globulins (B1G)" table:display="true" table:show-details="true"/>
                <table:data-pilot-member table:name="b1-Globulin" table:display="true" table:show-details="true"/>
                <table:data-pilot-member table:name="B2 globulin" table:display="true" table:show-details="true"/>
                <table:data-pilot-member table:name="B2 globulins (B2G)" table:display="true" table:show-details="true"/>
                <table:data-pilot-member table:name="b2-Globulin" table:display="true" table:show-details="true"/>
                <table:data-pilot-member table:name="Beta" table:display="true" table:show-details="true"/>
                <table:data-pilot-member table:name="Beta 1 globulin" table:display="true" table:show-details="true"/>
                <table:data-pilot-member table:name="Beta 1-globulin" table:display="true" table:show-details="true"/>
                <table:data-pilot-member table:name="Beta 1-globulin (abs.)" table:display="true" table:show-details="true"/>
                <table:data-pilot-member table:name="Beta 1-globulin (B1-GLOB)" table:display="true" table:show-details="true"/>
                <table:data-pilot-member table:name="Beta 1-globulin (rel.)" table:display="true" table:show-details="true"/>
                <table:data-pilot-member table:name="Beta 2 globulin" table:display="true" table:show-details="true"/>
                <table:data-pilot-member table:name="Beta 2-globulin" table:display="true" table:show-details="true"/>
                <table:data-pilot-member table:name="Beta 2-globulin (abs.)" table:display="true" table:show-details="true"/>
                <table:data-pilot-member table:name="Beta 2-globulin (B2-GLOB)" table:display="true" table:show-details="true"/>
                <table:data-pilot-member table:name="Beta 2-globulin (rel.)" table:display="true" table:show-details="true"/>
                <table:data-pilot-member table:name="Beta globulin" table:display="true" table:show-details="true"/>
                <table:data-pilot-member table:name="Beta globulin (B)" table:display="true" table:show-details="true"/>
                <table:data-pilot-member table:name="Beta globulin (BETA)" table:display="true" table:show-details="true"/>
                <table:data-pilot-member table:name="Beta globulins" table:display="true" table:show-details="true"/>
                <table:data-pilot-member table:name="Beta globulins (relative)" table:display="true" table:show-details="true"/>
                <table:data-pilot-member table:name="Beta Serum protein" table:display="true" table:show-details="true"/>
                <table:data-pilot-member table:name="Beta serum protein (B)" table:display="true" table:show-details="true"/>
                <table:data-pilot-member table:name="Beta- globulins (B-GLOB)" table:display="true" table:show-details="true"/>
                <table:data-pilot-member table:name="Beta-1-globulin (B1-glob)" table:display="true" table:show-details="true"/>
                <table:data-pilot-member table:name="Beta-1-globulin absolute" table:display="true" table:show-details="true"/>
                <table:data-pilot-member table:name="Beta-2-globulin (B2-glob)" table:display="true" table:show-details="true"/>
                <table:data-pilot-member table:name="Beta-globulin" table:display="true" table:show-details="true"/>
                <table:data-pilot-member table:name="beta-Globulin (B-GLOB)" table:display="true" table:show-details="true"/>
                <table:data-pilot-member table:name="Beta-globulin (protein electrophoresis)" table:display="true" table:show-details="true"/>
                <table:data-pilot-member table:name="Beta-globulin relative" table:display="true" table:show-details="true"/>
                <table:data-pilot-member table:name="Beta-globulins" table:display="true" table:show-details="true"/>
                <table:data-pilot-member table:name="Beta-globulins (B-GLOB)" table:display="true" table:show-details="true"/>
                <table:data-pilot-member table:name="Beta1-globulin (B1G)" table:display="true" table:show-details="true"/>
                <table:data-pilot-member table:name="Beta1-globulins" table:display="true" table:show-details="true"/>
                <table:data-pilot-member table:name="Beta2-globulin (B2G)" table:display="true" table:show-details="true"/>
                <table:data-pilot-member table:name="Betta-Globulin" table:display="true" table:show-details="true"/>
                <table:data-pilot-member table:name="BGLOB(A)" table:display="true" table:show-details="true"/>
                <table:data-pilot-member table:name="BGLOB(R)" table:display="true" table:show-details="true"/>
                <table:data-pilot-member table:name="BIBLI-t" table:display="true" table:show-details="true"/>
                <table:data-pilot-member table:name="Bicarbonate" table:display="true" table:show-details="true"/>
                <table:data-pilot-member table:name="Biilirubin (BILI)" table:display="true" table:show-details="true"/>
                <table:data-pilot-member table:name="BILA" table:display="true" table:show-details="true"/>
                <table:data-pilot-member table:name="Bile Acid Increase" table:display="true" table:show-details="true"/>
                <table:data-pilot-member table:name="Bile acid, total" table:display="true" table:show-details="true"/>
                <table:data-pilot-member table:name="Bile acids" table:display="true" table:show-details="true"/>
                <table:data-pilot-member table:name="Bili" table:display="true" table:show-details="true"/>
                <table:data-pilot-member table:name="BILI-t" table:display="true" table:show-details="true"/>
                <table:data-pilot-member table:name="Bilirubin" table:display="true" table:show-details="true"/>
                <table:data-pilot-member table:name="Bilirubin (BIL)" table:display="true" table:show-details="true"/>
                <table:data-pilot-member table:name="Bilirubin (Bili)" table:display="true" table:show-details="true"/>
                <table:data-pilot-member table:name="Bilirubin (total)" table:display="true" table:show-details="true"/>
                <table:data-pilot-member table:name="Bilirubin (total) (TBil)" table:display="true" table:show-details="true"/>
                <table:data-pilot-member table:name="Bilirubin (total) increase" table:display="true" table:show-details="true"/>
                <table:data-pilot-member table:name="Bilirubin direct" table:display="true" table:show-details="true"/>
                <table:data-pilot-member table:name="Bilirubin indirect" table:display="true" table:show-details="true"/>
                <table:data-pilot-member table:name="Bilirubin tot." table:display="true" table:show-details="true"/>
                <table:data-pilot-member table:name="Bilirubin total" table:display="true" table:show-details="true"/>
                <table:data-pilot-member table:name="Bilirubin total (BILI-t)" table:display="true" table:show-details="true"/>
                <table:data-pilot-member table:name="Bilirubin, total" table:display="true" table:show-details="true"/>
                <table:data-pilot-member table:name="Bilirubin, total (Bili-tot)" table:display="true" table:show-details="true"/>
                <table:data-pilot-member table:name="Bilirubin, total (BILI. T.)" table:display="true" table:show-details="true"/>
                <table:data-pilot-member table:name="Bilirubin, total (Total Bili)" table:display="true" table:show-details="true"/>
                <table:data-pilot-member table:name="Bilirubine" table:display="true" table:show-details="true"/>
                <table:data-pilot-member table:name="Bilirubun (BILI)" table:display="true" table:show-details="true"/>
                <table:data-pilot-member table:name="BILRUB TOTAL" table:display="true" table:show-details="true"/>
                <table:data-pilot-member table:name="BILT" table:display="true" table:show-details="true"/>
                <table:data-pilot-member table:name="BLDGLU" table:display="true" table:show-details="true"/>
                <table:data-pilot-member table:name="Blood / serum glucose (Gluc)" table:display="true" table:show-details="true"/>
                <table:data-pilot-member table:name="Blood glucose" table:display="true" table:show-details="true"/>
                <table:data-pilot-member table:name="Blood sugar" table:display="true" table:show-details="true"/>
                <table:data-pilot-member table:name="Blood sugar (SUGAR)" table:display="true" table:show-details="true"/>
                <table:data-pilot-member table:name="Blood urea" table:display="true" table:show-details="true"/>
                <table:data-pilot-member table:name="Blood urea nitrogen" table:display="true" table:show-details="true"/>
                <table:data-pilot-member table:name="Blood urea nitrogen (B.U.N.)" table:display="true" table:show-details="true"/>
                <table:data-pilot-member table:name="Blood urea nitrogen (BUN)" table:display="true" table:show-details="true"/>
                <table:data-pilot-member table:name="Blood urea nitrogen (Urea Nitrogen)" table:display="true" table:show-details="true"/>
                <table:data-pilot-member table:name="Blood Urea Nitrogen (UREA)" table:display="true" table:show-details="true"/>
                <table:data-pilot-member table:name="Blood urine nitrogen (BUN)" table:display="true" table:show-details="true"/>
                <table:data-pilot-member table:name="Bromosulfophthalein retention" table:display="true" table:show-details="true"/>
                <table:data-pilot-member table:name="Bromsulfonphtalein (BSP)" table:display="true" table:show-details="true"/>
                <table:data-pilot-member table:name="Bromsulfonphthalein (BSP)" table:display="true" table:show-details="true"/>
                <table:data-pilot-member table:name="Bromsulphalein (BSP) retention" table:display="true" table:show-details="true"/>
                <table:data-pilot-member table:name="Bromsulphalein retention (BSP RET)" table:display="true" table:show-details="true"/>
                <table:data-pilot-member table:name="BSP" table:display="true" table:show-details="true"/>
                <table:data-pilot-member table:name="BUN" table:display="true" table:show-details="true"/>
                <table:data-pilot-member table:name="C-glob" table:display="true" table:show-details="true"/>
                <table:data-pilot-member table:name="Ca" table:display="true" table:show-details="true"/>
                <table:data-pilot-member table:name="Ca2+" table:display="true" table:show-details="true"/>
                <table:data-pilot-member table:name="Calcimn" table:display="true" table:show-details="true"/>
                <table:data-pilot-member table:name="Calcium" table:display="true" table:show-details="true"/>
                <table:data-pilot-member table:name="Calcium (Ca)" table:display="true" table:show-details="true"/>
                <table:data-pilot-member table:name="Calcium (Ca++)" table:display="true" table:show-details="true"/>
                <table:data-pilot-member table:name="Calcium (CALCIUM)" table:display="true" table:show-details="true"/>
                <table:data-pilot-member table:name="Calcium CA" table:display="true" table:show-details="true"/>
                <table:data-pilot-member table:name="Calcium CaK++)" table:display="true" table:show-details="true"/>
                <table:data-pilot-member table:name="Calcium concentration (Ca)" table:display="true" table:show-details="true"/>
                <table:data-pilot-member table:name="Carbon dioxide" table:display="true" table:show-details="true"/>
                <table:data-pilot-member table:name="Carbon dioxide (CO2)" table:display="true" table:show-details="true"/>
                <table:data-pilot-member table:name="Carbon dioxide (TCO2)" table:display="true" table:show-details="true"/>
                <table:data-pilot-member table:name="CHLOR" table:display="true" table:show-details="true"/>
                <table:data-pilot-member table:name="Chloride" table:display="true" table:show-details="true"/>
                <table:data-pilot-member table:name="Chloride  (CI)" table:display="true" table:show-details="true"/>
                <table:data-pilot-member table:name="Chloride  (Cl)" table:display="true" table:show-details="true"/>
                <table:data-pilot-member table:name="Chloride (Chlor)" table:display="true" table:show-details="true"/>
                <table:data-pilot-member table:name="Chloride (Cl-)" table:display="true" table:show-details="true"/>
                <table:data-pilot-member table:name="Chloride (Cl)" table:display="true" table:show-details="true"/>
                <table:data-pilot-member table:name="Chloride CL" table:display="true" table:show-details="true"/>
                <table:data-pilot-member table:name="Chlorides" table:display="true" table:show-details="true"/>
                <table:data-pilot-member table:name="Chlorides (CL)" table:display="true" table:show-details="true"/>
                <table:data-pilot-member table:name="Chlorine" table:display="true" table:show-details="true"/>
                <table:data-pilot-member table:name="CHOL" table:display="true" table:show-details="true"/>
                <table:data-pilot-member table:name="Chol." table:display="true" table:show-details="true"/>
                <table:data-pilot-member table:name="CHOLES" table:display="true" table:show-details="true"/>
                <table:data-pilot-member table:name="Cholest. T" table:display="true" table:show-details="true"/>
                <table:data-pilot-member table:name="Cholesterin" table:display="true" table:show-details="true"/>
                <table:data-pilot-member table:name="Cholestero (Chol)" table:display="true" table:show-details="true"/>
                <table:data-pilot-member table:name="Cholesterol" table:display="true" table:show-details="true"/>
                <table:data-pilot-member table:name="Cholesterol (CHOL)" table:display="true" table:show-details="true"/>
                <table:data-pilot-member table:name="Cholesterol (CHOLEST)" table:display="true" table:show-details="true"/>
                <table:data-pilot-member table:name="Cholesterol (T chol)" table:display="true" table:show-details="true"/>
                <table:data-pilot-member table:name="Cholesterol CHOL" table:display="true" table:show-details="true"/>
                <table:data-pilot-member table:name="Cholesterol HDL" table:display="true" table:show-details="true"/>
                <table:data-pilot-member table:name="Cholesterol LDL" table:display="true" table:show-details="true"/>
                <table:data-pilot-member table:name="Cholesterol level" table:display="true" table:show-details="true"/>
                <table:data-pilot-member table:name="Cholesterol pool" table:display="true" table:show-details="true"/>
                <table:data-pilot-member table:name="Cholesterol serum" table:display="true" table:show-details="true"/>
                <table:data-pilot-member table:name="Cholesterol total (CHOL)" table:display="true" table:show-details="true"/>
                <table:data-pilot-member table:name="Cholesterol total (Cholest. T.)" table:display="true" table:show-details="true"/>
                <table:data-pilot-member table:name="Cholesterol VLDL" table:display="true" table:show-details="true"/>
                <table:data-pilot-member table:name="Cholesterol, total" table:display="true" table:show-details="true"/>
                <table:data-pilot-member table:name="Cholesterol, total (CHOLEST. T.)" table:display="true" table:show-details="true"/>
                <table:data-pilot-member table:name="Cholesterol(CHOL)" table:display="true" table:show-details="true"/>
                <table:data-pilot-member table:name="Cholesterols" table:display="true" table:show-details="true"/>
                <table:data-pilot-member table:name="Cholinesterase" table:display="true" table:show-details="true"/>
                <table:data-pilot-member table:name="Cholinesterase (ACHE_S)" table:display="true" table:show-details="true"/>
                <table:data-pilot-member table:name="Cholinesterase (CHE)" table:display="true" table:show-details="true"/>
                <table:data-pilot-member table:name="Cholinesterase activity" table:display="true" table:show-details="true"/>
                <table:data-pilot-member table:name="CK" table:display="true" table:show-details="true"/>
                <table:data-pilot-member table:name="Cl" table:display="true" table:show-details="true"/>
                <table:data-pilot-member table:name="Cl_" table:display="true" table:show-details="true"/>
                <table:data-pilot-member table:name="Cl-" table:display="true" table:show-details="true"/>
                <table:data-pilot-member table:name="CLCIUM" table:display="true" table:show-details="true"/>
                <table:data-pilot-member table:name="Cloride" table:display="true" table:show-details="true"/>
                <table:data-pilot-member table:name="Cloride (Cl)" table:display="true" table:show-details="true"/>
                <table:data-pilot-member table:name="Clucose" table:display="true" table:show-details="true"/>
                <table:data-pilot-member table:name="Conjugated bilirubin" table:display="true" table:show-details="true"/>
                <table:data-pilot-member table:name="Corticosterone" table:display="true" table:show-details="true"/>
                <table:data-pilot-member table:name="Cortisol" table:display="true" table:show-details="true"/>
                <table:data-pilot-member table:name="CPK" table:display="true" table:show-details="true"/>
                <table:data-pilot-member table:name="Cr" table:display="true" table:show-details="true"/>
                <table:data-pilot-member table:name="Cre" table:display="true" table:show-details="true"/>
                <table:data-pilot-member table:name="CREA" table:display="true" table:show-details="true"/>
                <table:data-pilot-member table:name="CREAT" table:display="true" table:show-details="true"/>
                <table:data-pilot-member table:name="Creatin-Kinase" table:display="true" table:show-details="true"/>
                <table:data-pilot-member table:name="Creatine" table:display="true" table:show-details="true"/>
                <table:data-pilot-member table:name="Creatine kinase" table:display="true" table:show-details="true"/>
                <table:data-pilot-member table:name="Creatine kinase (CK)" table:display="true" table:show-details="true"/>
                <table:data-pilot-member table:name="Creatine kinase isoenzyme BB (CKBB)" table:display="true" table:show-details="true"/>
                <table:data-pilot-member table:name="Creatine kinase isoenzyme MB (CKMB)" table:display="true" table:show-details="true"/>
                <table:data-pilot-member table:name="Creatine kinase isoenzyme MM (CKMM)" table:display="true" table:show-details="true"/>
                <table:data-pilot-member table:name="Creatine phosphokinase (CK)" table:display="true" table:show-details="true"/>
                <table:data-pilot-member table:name="Creatine phosphokinase (CPK)" table:display="true" table:show-details="true"/>
                <table:data-pilot-member table:name="Creatine phosphokinase activity (CPK)" table:display="true" table:show-details="true"/>
                <table:data-pilot-member table:name="Creatinin" table:display="true" table:show-details="true"/>
                <table:data-pilot-member table:name="Creatinin (CREAT)" table:display="true" table:show-details="true"/>
                <table:data-pilot-member table:name="Creatinin-kinase" table:display="true" table:show-details="true"/>
                <table:data-pilot-member table:name="Creatinin-kinase (CK)" table:display="true" table:show-details="true"/>
                <table:data-pilot-member table:name="Creatinine" table:display="true" table:show-details="true"/>
                <table:data-pilot-member table:name="Creatinine (CEAT)" table:display="true" table:show-details="true"/>
                <table:data-pilot-member table:name="Creatinine (Cr)" table:display="true" table:show-details="true"/>
                <table:data-pilot-member table:name="Creatinine (Cre)" table:display="true" table:show-details="true"/>
                <table:data-pilot-member table:name="Creatinine (CREA)" table:display="true" table:show-details="true"/>
                <table:data-pilot-member table:name="Creatinine (Creat-e)" table:display="true" table:show-details="true"/>
                <table:data-pilot-member table:name="Creatinine (CREAT)" table:display="true" table:show-details="true"/>
                <table:data-pilot-member table:name="Creatinine concentration (Crea)" table:display="true" table:show-details="true"/>
                <table:data-pilot-member table:name="Creatinine CRT" table:display="true" table:show-details="true"/>
                <table:data-pilot-member table:name="Creatinine kinase" table:display="true" table:show-details="true"/>
                <table:data-pilot-member table:name="Creatinine kinase (CK)" table:display="true" table:show-details="true"/>
                <table:data-pilot-member table:name="Creatinine-kinase" table:display="true" table:show-details="true"/>
                <table:data-pilot-member table:name="Cytochrome P450" table:display="true" table:show-details="true"/>
                <table:data-pilot-member table:name="Direct bilirubin" table:display="true" table:show-details="true"/>
                <table:data-pilot-member table:name="E cholest." table:display="true" table:show-details="true"/>
                <table:data-pilot-member table:name="E/T" table:display="true" table:show-details="true"/>
                <table:data-pilot-member table:name="Electrolites" table:display="true" table:show-details="true"/>
                <table:data-pilot-member table:name="Electrolyte changes" table:display="true" table:show-details="true"/>
                <table:data-pilot-member table:name="Enzymes glutamate-dehydrogenase(GLDH)" table:display="true" table:show-details="true"/>
                <table:data-pilot-member table:name="Est/tot cholesterol" table:display="true" table:show-details="true"/>
                <table:data-pilot-member table:name="Ester cholesterol" table:display="true" table:show-details="true"/>
                <table:data-pilot-member table:name="Esterif. cholesterol" table:display="true" table:show-details="true"/>
                <table:data-pilot-member table:name="Esterified cholesterol" table:display="true" table:show-details="true"/>
                <table:data-pilot-member table:name="Esterified cholesterol (ECHO)" table:display="true" table:show-details="true"/>
                <table:data-pilot-member table:name="Esterified cholesterol (Esterif. cholest.)" table:display="true" table:show-details="true"/>
                <table:data-pilot-member table:name="Esterified/total cholesterol" table:display="true" table:show-details="true"/>
                <table:data-pilot-member table:name="Esterified/total cholesterol (Est/tot cholest.)" table:display="true" table:show-details="true"/>
                <table:data-pilot-member table:name="Esters/total cholesterol ratio (E/T)" table:display="true" table:show-details="true"/>
                <table:data-pilot-member table:name="Estradiol" table:display="true" table:show-details="true"/>
                <table:data-pilot-member table:name="F cholest." table:display="true" table:show-details="true"/>
                <table:data-pilot-member table:name="Fasted blood glucose concentration" table:display="true" table:show-details="true"/>
                <table:data-pilot-member table:name="Fasting blood glucose (FBS)" table:display="true" table:show-details="true"/>
                <table:data-pilot-member table:name="Fasting Glucose" table:display="true" table:show-details="true"/>
                <table:data-pilot-member table:name="FBS" table:display="true" table:show-details="true"/>
                <table:data-pilot-member table:name="FE" table:display="true" table:show-details="true"/>
                <table:data-pilot-member table:name="Free cholesterol" table:display="true" table:show-details="true"/>
                <table:data-pilot-member table:name="Free cholesterol (F-Cho)" table:display="true" table:show-details="true"/>
                <table:data-pilot-member table:name="Free cholesterol (FCHO)" table:display="true" table:show-details="true"/>
                <table:data-pilot-member table:name="Free cholesterol (Free cholest.)" table:display="true" table:show-details="true"/>
                <table:data-pilot-member table:name="Free fatty acid" table:display="true" table:show-details="true"/>
                <table:data-pilot-member table:name="Free fatty acids" table:display="true" table:show-details="true"/>
                <table:data-pilot-member table:name="Free fatty acids (FFA)" table:display="true" table:show-details="true"/>
                <table:data-pilot-member table:name="Free-lhyroxine (FT4)" table:display="true" table:show-details="true"/>
                <table:data-pilot-member table:name="Free-triiodothyronine (FT3)" table:display="true" table:show-details="true"/>
                <table:data-pilot-member table:name="G" table:display="true" table:show-details="true"/>
                <table:data-pilot-member table:name="G globulin" table:display="true" table:show-details="true"/>
                <table:data-pilot-member table:name="G globulin (G)" table:display="true" table:show-details="true"/>
                <table:data-pilot-member table:name="G-Glob" table:display="true" table:show-details="true"/>
                <table:data-pilot-member table:name="g-globulin" table:display="true" table:show-details="true"/>
                <table:data-pilot-member table:name="g-globulin (absolute)" table:display="true" table:show-details="true"/>
                <table:data-pilot-member table:name="g-globulin (GTAG)" table:display="true" table:show-details="true"/>
                <table:data-pilot-member table:name="g-globulin (relative)" table:display="true" table:show-details="true"/>
                <table:data-pilot-member table:name="g-Globulin total" table:display="true" table:show-details="true"/>
                <table:data-pilot-member table:name="G-globulins" table:display="true" table:show-details="true"/>
                <table:data-pilot-member table:name="g1-Globulin" table:display="true" table:show-details="true"/>
                <table:data-pilot-member table:name="g2-Globulin" table:display="true" table:show-details="true"/>
                <table:data-pilot-member table:name="Gama-glutamyltransferase (G-GT)" table:display="true" table:show-details="true"/>
                <table:data-pilot-member table:name="Gamma" table:display="true" table:show-details="true"/>
                <table:data-pilot-member table:name="gamma globulin" table:display="true" table:show-details="true"/>
                <table:data-pilot-member table:name="Gamma globulin (G-GLOB, abs.)" table:display="true" table:show-details="true"/>
                <table:data-pilot-member table:name="Gamma globulin (G-GLOB, rel.)" table:display="true" table:show-details="true"/>
                <table:data-pilot-member table:name="Gamma globulin (G-glob.)" table:display="true" table:show-details="true"/>
                <table:data-pilot-member table:name="Gamma globulin (G-glob)" table:display="true" table:show-details="true"/>
                <table:data-pilot-member table:name="Gamma globulin (G)" table:display="true" table:show-details="true"/>
                <table:data-pilot-member table:name="Gamma globulin (GAM)" table:display="true" table:show-details="true"/>
                <table:data-pilot-member table:name="Gamma globulin (GAMMA)" table:display="true" table:show-details="true"/>
                <table:data-pilot-member table:name="Gamma globulins" table:display="true" table:show-details="true"/>
                <table:data-pilot-member table:name="Gamma glutamyl transferase" table:display="true" table:show-details="true"/>
                <table:data-pilot-member table:name="Gamma glutamyl transferase (GGT)" table:display="true" table:show-details="true"/>
                <table:data-pilot-member table:name="Gamma glutamyl transpeptidase (G_GT)" table:display="true" table:show-details="true"/>
                <table:data-pilot-member table:name="Gamma glutamyl-transpeptidase (GGT)" table:display="true" table:show-details="true"/>
                <table:data-pilot-member table:name="Gamma glutamyltransferase" table:display="true" table:show-details="true"/>
                <table:data-pilot-member table:name="Gamma Serum ? globulin" table:display="true" table:show-details="true"/>
                <table:data-pilot-member table:name="Gamma Serum ¿ globulin" table:display="true" table:show-details="true"/>
                <table:data-pilot-member table:name="Gamma Serum globulin" table:display="true" table:show-details="true"/>
                <table:data-pilot-member table:name="Gamma- globulins" table:display="true" table:show-details="true"/>
                <table:data-pilot-member table:name="Gamma- globulins (G-GLOB)" table:display="true" table:show-details="true"/>
                <table:data-pilot-member table:name="Gamma-globulin" table:display="true" table:show-details="true"/>
                <table:data-pilot-member table:name="Gamma-globulin (absolutee)" table:display="true" table:show-details="true"/>
                <table:data-pilot-member table:name="Gamma-globulin (C-glob)" table:display="true" table:show-details="true"/>
                <table:data-pilot-member table:name="Gamma-globulin (G-GLOB)" table:display="true" table:show-details="true"/>
                <table:data-pilot-member table:name="Gamma-globulin (GG)" table:display="true" table:show-details="true"/>
                <table:data-pilot-member table:name="Gamma-globulin (protein electrophoresis)" table:display="true" table:show-details="true"/>
                <table:data-pilot-member table:name="Gamma-globulin (relative)" table:display="true" table:show-details="true"/>
                <table:data-pilot-member table:name="Gamma-globulins" table:display="true" table:show-details="true"/>
                <table:data-pilot-member table:name="Gamma-globulins relative" table:display="true" table:show-details="true"/>
                <table:data-pilot-member table:name="Gamma-globulins, relative" table:display="true" table:show-details="true"/>
                <table:data-pilot-member table:name="Gamma-glutamyl transferase" table:display="true" table:show-details="true"/>
                <table:data-pilot-member table:name="Gamma-glutamyl transferase (G-GT)" table:display="true" table:show-details="true"/>
                <table:data-pilot-member table:name="Gamma-glutamyl transferase (GGT)" table:display="true" table:show-details="true"/>
                <table:data-pilot-member table:name="Gamma-glutamyl transferase(GGT)" table:display="true" table:show-details="true"/>
                <table:data-pilot-member table:name="Gamma-glutamyl transpeptidase (GGT)" table:display="true" table:show-details="true"/>
                <table:data-pilot-member table:name="Gamma-glutamyl-transferase (G-GT)" table:display="true" table:show-details="true"/>
                <table:data-pilot-member table:name="gamma-Glutamyl-transpeptidase (G-GT)" table:display="true" table:show-details="true"/>
                <table:data-pilot-member table:name="Gamma-glutamyltransferase" table:display="true" table:show-details="true"/>
                <table:data-pilot-member table:name="Gamma-glutamyltransferase (G-GT)" table:display="true" table:show-details="true"/>
                <table:data-pilot-member table:name="Gamma-glutamyltransferase (GGT)" table:display="true" table:show-details="true"/>
                <table:data-pilot-member table:name="Gamma-glutamyltranspeptidase (gamma-GT)" table:display="true" table:show-details="true"/>
                <table:data-pilot-member table:name="Gamma-glytamultransferase (GGT)" table:display="true" table:show-details="true"/>
                <table:data-pilot-member table:name="gamma-GT" table:display="true" table:show-details="true"/>
                <table:data-pilot-member table:name="Gammaglutamyl transferase" table:display="true" table:show-details="true"/>
                <table:data-pilot-member table:name="Gammaglutamyl transferase (GGT)" table:display="true" table:show-details="true"/>
                <table:data-pilot-member table:name="GG" table:display="true" table:show-details="true"/>
                <table:data-pilot-member table:name="GGLOB(A)" table:display="true" table:show-details="true"/>
                <table:data-pilot-member table:name="GGLOB(R)" table:display="true" table:show-details="true"/>
                <table:data-pilot-member table:name="GGT" table:display="true" table:show-details="true"/>
                <table:data-pilot-member table:name="GGT activity" table:display="true" table:show-details="true"/>
                <table:data-pilot-member table:name="GGT value" table:display="true" table:show-details="true"/>
                <table:data-pilot-member table:name="GLD" table:display="true" table:show-details="true"/>
                <table:data-pilot-member table:name="GLDH" table:display="true" table:show-details="true"/>
                <table:data-pilot-member table:name="Glicose" table:display="true" table:show-details="true"/>
                <table:data-pilot-member table:name="Glob" table:display="true" table:show-details="true"/>
                <table:data-pilot-member table:name="Glob(%)-t" table:display="true" table:show-details="true"/>
                <table:data-pilot-member table:name="Glob(g/l)-t" table:display="true" table:show-details="true"/>
                <table:data-pilot-member table:name="Globilin" table:display="true" table:show-details="true"/>
                <table:data-pilot-member table:name="Globulilns (Glob)" table:display="true" table:show-details="true"/>
                <table:data-pilot-member table:name="Globulin" table:display="true" table:show-details="true"/>
                <table:data-pilot-member table:name="Globulin  g" table:display="true" table:show-details="true"/>
                <table:data-pilot-member table:name="Globulin (Glb)" table:display="true" table:show-details="true"/>
                <table:data-pilot-member table:name="Globulin (GLOB)" table:display="true" table:show-details="true"/>
                <table:data-pilot-member table:name="Globulin (GLOBULIN)" table:display="true" table:show-details="true"/>
                <table:data-pilot-member table:name="Globulin A1" table:display="true" table:show-details="true"/>
                <table:data-pilot-member table:name="Globulin A2" table:display="true" table:show-details="true"/>
                <table:data-pilot-member table:name="Globulin A3" table:display="true" table:show-details="true"/>
                <table:data-pilot-member table:name="Globulin albumin" table:display="true" table:show-details="true"/>
                <table:data-pilot-member table:name="Globulin alpha 1" table:display="true" table:show-details="true"/>
                <table:data-pilot-member table:name="Globulin alpha 1 (GLO A1)" table:display="true" table:show-details="true"/>
                <table:data-pilot-member table:name="Globulin alpha 2" table:display="true" table:show-details="true"/>
                <table:data-pilot-member table:name="Globulin alpha 2 (A2)" table:display="true" table:show-details="true"/>
                <table:data-pilot-member table:name="Globulin alpha 3" table:display="true" table:show-details="true"/>
                <table:data-pilot-member table:name="Globulin alpha 3 (A3)" table:display="true" table:show-details="true"/>
                <table:data-pilot-member table:name="Globulin alpha-1 (A1)" table:display="true" table:show-details="true"/>
                <table:data-pilot-member table:name="Globulin alpha-2 (A2)" table:display="true" table:show-details="true"/>
                <table:data-pilot-member table:name="Globulin alpha1" table:display="true" table:show-details="true"/>
                <table:data-pilot-member table:name="Globulin alpha2" table:display="true" table:show-details="true"/>
                <table:data-pilot-member table:name="Globulin B1" table:display="true" table:show-details="true"/>
                <table:data-pilot-member table:name="Globulin B2" table:display="true" table:show-details="true"/>
                <table:data-pilot-member table:name="Globulin beta" table:display="true" table:show-details="true"/>
                <table:data-pilot-member table:name="Globulin beta-1 (B1)" table:display="true" table:show-details="true"/>
                <table:data-pilot-member table:name="Globulin beta-2 (B2)" table:display="true" table:show-details="true"/>
                <table:data-pilot-member table:name="Globulin G" table:display="true" table:show-details="true"/>
                <table:data-pilot-member table:name="Globulin gamma" table:display="true" table:show-details="true"/>
                <table:data-pilot-member table:name="Globulin gamma (G)" table:display="true" table:show-details="true"/>
                <table:data-pilot-member table:name="Globulin SB" table:display="true" table:show-details="true"/>
                <table:data-pilot-member table:name="Globulin SB (SB)" table:display="true" table:show-details="true"/>
                <table:data-pilot-member table:name="Globulin total" table:display="true" table:show-details="true"/>
                <table:data-pilot-member table:name="Globulins" table:display="true" table:show-details="true"/>
                <table:data-pilot-member table:name="Globulins (GLOB)" table:display="true" table:show-details="true"/>
                <table:data-pilot-member table:name="Globulins A1" table:display="true" table:show-details="true"/>
                <table:data-pilot-member table:name="Globulins A2" table:display="true" table:show-details="true"/>
                <table:data-pilot-member table:name="Globulins A3" table:display="true" table:show-details="true"/>
                <table:data-pilot-member table:name="Globulins B" table:display="true" table:show-details="true"/>
                <table:data-pilot-member table:name="Globulins B1" table:display="true" table:show-details="true"/>
                <table:data-pilot-member table:name="Globulins B2" table:display="true" table:show-details="true"/>
                <table:data-pilot-member table:name="Globulins G" table:display="true" table:show-details="true"/>
                <table:data-pilot-member table:name="Globulins SB" table:display="true" table:show-details="true"/>
                <table:data-pilot-member table:name="Glu" table:display="true" table:show-details="true"/>
                <table:data-pilot-member table:name="GLUC" table:display="true" table:show-details="true"/>
                <table:data-pilot-member table:name="Glucos (GLUC)" table:display="true" table:show-details="true"/>
                <table:data-pilot-member table:name="Glucose" table:display="true" table:show-details="true"/>
                <table:data-pilot-member table:name="Glucose (GLU)" table:display="true" table:show-details="true"/>
                <table:data-pilot-member table:name="Glucose (GLUC)" table:display="true" table:show-details="true"/>
                <table:data-pilot-member table:name="Glucose (GLUCOSE)" table:display="true" table:show-details="true"/>
                <table:data-pilot-member table:name="Glucose concentration (Gluc)" table:display="true" table:show-details="true"/>
                <table:data-pilot-member table:name="Glucose GLU" table:display="true" table:show-details="true"/>
                <table:data-pilot-member table:name="Glutamate dehydrogenase" table:display="true" table:show-details="true"/>
                <table:data-pilot-member table:name="Glutamate dehydrogenase (G.L.D.H.)" table:display="true" table:show-details="true"/>
                <table:data-pilot-member table:name="Glutamate dehydrogenase (GLD)" table:display="true" table:show-details="true"/>
                <table:data-pilot-member table:name="Glutamate dehydrogenase (GLDH)" table:display="true" table:show-details="true"/>
                <table:data-pilot-member table:name="Glutamate deshydrogenase (GLDH)" table:display="true" table:show-details="true"/>
                <table:data-pilot-member table:name="Glutamate deshydrogenase (LDH)" table:display="true" table:show-details="true"/>
                <table:data-pilot-member table:name="Glutamate oxalacetate transaminase (GOT)" table:display="true" table:show-details="true"/>
                <table:data-pilot-member table:name="Glutamate pyruvate transaminase" table:display="true" table:show-details="true"/>
                <table:data-pilot-member table:name="Glutamate pyruvate transaminase (GPT)" table:display="true" table:show-details="true"/>
                <table:data-pilot-member table:name="Glutamate-oxalate transaminase (GOT)" table:display="true" table:show-details="true"/>
                <table:data-pilot-member table:name="Glutamate-oxaloacetate transaminase" table:display="true" table:show-details="true"/>
                <table:data-pilot-member table:name="Glutamate-oxaloacetate transaminase (G.O.T.)" table:display="true" table:show-details="true"/>
                <table:data-pilot-member table:name="Glutamate-pyruvate transaminase (G.P.T.)" table:display="true" table:show-details="true"/>
                <table:data-pilot-member table:name="Glutamate-pyruvate transaminase (GPT)" table:display="true" table:show-details="true"/>
                <table:data-pilot-member table:name="Glutamic dehydrogenase (GLDH)" table:display="true" table:show-details="true"/>
                <table:data-pilot-member table:name="Glutamic oxaloacetic transaminase (GOT)" table:display="true" table:show-details="true"/>
                <table:data-pilot-member table:name="Glutamic pyrivic transaminase" table:display="true" table:show-details="true"/>
                <table:data-pilot-member table:name="Glutamic pyruvic transaminase" table:display="true" table:show-details="true"/>
                <table:data-pilot-member table:name="Glutamic pyruvic transaminase (GPT)" table:display="true" table:show-details="true"/>
                <table:data-pilot-member table:name="Glutamic-oxaloacetic transaminase" table:display="true" table:show-details="true"/>
                <table:data-pilot-member table:name="Glutamic-oxaloacetic transaminase (GOT)" table:display="true" table:show-details="true"/>
                <table:data-pilot-member table:name="Glutamic-oxalocetic transaminase" table:display="true" table:show-details="true"/>
                <table:data-pilot-member table:name="Glutamic-purivic transaminase" table:display="true" table:show-details="true"/>
                <table:data-pilot-member table:name="Glutamic-pyruvic transaminase" table:display="true" table:show-details="true"/>
                <table:data-pilot-member table:name="Glutamic-pyruvic transaminase (GPT)" table:display="true" table:show-details="true"/>
                <table:data-pilot-member table:name="Glutamyl oxaloacetic transaminase (GOT)" table:display="true" table:show-details="true"/>
                <table:data-pilot-member table:name="Glutamyl pyruvic transaminase (GPT)" table:display="true" table:show-details="true"/>
                <table:data-pilot-member table:name="Glutamyltransferase (GGT)" table:display="true" table:show-details="true"/>
                <table:data-pilot-member table:name="Glutathione-S-transferase" table:display="true" table:show-details="true"/>
                <table:data-pilot-member table:name="GOT" table:display="true" table:show-details="true"/>
                <table:data-pilot-member table:name="GOT or ASAT" table:display="true" table:show-details="true"/>
                <table:data-pilot-member table:name="GOT-UV-Test" table:display="true" table:show-details="true"/>
                <table:data-pilot-member table:name="GPT" table:display="true" table:show-details="true"/>
                <table:data-pilot-member table:name="GPT or ALAT" table:display="true" table:show-details="true"/>
                <table:data-pilot-member table:name="GPT-UV-Test" table:display="true" table:show-details="true"/>
                <table:data-pilot-member table:name="GRT" table:display="true" table:show-details="true"/>
                <table:data-pilot-member table:name="GSH" table:display="true" table:show-details="true"/>
                <table:data-pilot-member table:name="Haptoglobin" table:display="true" table:show-details="true"/>
                <table:data-pilot-member table:name="HDL cholesterol" table:display="true" table:show-details="true"/>
                <table:data-pilot-member table:name="High density lipoprotein" table:display="true" table:show-details="true"/>
                <table:data-pilot-member table:name="High density lipoprotein cholesterol" table:display="true" table:show-details="true"/>
                <table:data-pilot-member table:name="I. PHOS." table:display="true" table:show-details="true"/>
                <table:data-pilot-member table:name="I.Phos" table:display="true" table:show-details="true"/>
                <table:data-pilot-member table:name="IgG" table:display="true" table:show-details="true"/>
                <table:data-pilot-member table:name="IgM" table:display="true" table:show-details="true"/>
                <table:data-pilot-member table:name="Immunoglobulin E (IE)" table:display="true" table:show-details="true"/>
                <table:data-pilot-member table:name="Immunoglobulin G" table:display="true" table:show-details="true"/>
                <table:data-pilot-member table:name="Immunoglobulin G (IG)" table:display="true" table:show-details="true"/>
                <table:data-pilot-member table:name="Immunoglobulin G (IgG)" table:display="true" table:show-details="true"/>
                <table:data-pilot-member table:name="Immunoglobulin M" table:display="true" table:show-details="true"/>
                <table:data-pilot-member table:name="Immunoglobulin M (IgM)" table:display="true" table:show-details="true"/>
                <table:data-pilot-member table:name="Immunoglobulin M (IM)" table:display="true" table:show-details="true"/>
                <table:data-pilot-member table:name="Immunoglobulins (IG)" table:display="true" table:show-details="true"/>
                <table:data-pilot-member table:name="Immunoglobulins G (IgG)" table:display="true" table:show-details="true"/>
                <table:data-pilot-member table:name="Immunoglobulins M (IgM)" table:display="true" table:show-details="true"/>
                <table:data-pilot-member table:name="Inorg. phosphorus" table:display="true" table:show-details="true"/>
                <table:data-pilot-member table:name="Inorganic phoshorus" table:display="true" table:show-details="true"/>
                <table:data-pilot-member table:name="Inorganic phosphate" table:display="true" table:show-details="true"/>
                <table:data-pilot-member table:name="Inorganic phosphate (Inorg-P)" table:display="true" table:show-details="true"/>
                <table:data-pilot-member table:name="Inorganic phosphate (P)" table:display="true" table:show-details="true"/>
                <table:data-pilot-member table:name="Inorganic phosphate (Phos)" table:display="true" table:show-details="true"/>
                <table:data-pilot-member table:name="Inorganic phosphate (PO4)" table:display="true" table:show-details="true"/>
                <table:data-pilot-member table:name="Inorganic phosphoms (I.PHOS)" table:display="true" table:show-details="true"/>
                <table:data-pilot-member table:name="Inorganic phosphor" table:display="true" table:show-details="true"/>
                <table:data-pilot-member table:name="Inorganic phosphorous" table:display="true" table:show-details="true"/>
                <table:data-pilot-member table:name="Inorganic phosphorus" table:display="true" table:show-details="true"/>
                <table:data-pilot-member table:name="Inorganic phosphorus (I PHOS)" table:display="true" table:show-details="true"/>
                <table:data-pilot-member table:name="Inorganic phosphorus (I. PHOS.)" table:display="true" table:show-details="true"/>
                <table:data-pilot-member table:name="Inorganic phosphorus (I.PHOS)" table:display="true" table:show-details="true"/>
                <table:data-pilot-member table:name="Inorganic phosphorus (INORPHOS)" table:display="true" table:show-details="true"/>
                <table:data-pilot-member table:name="Inorganic phosphorus (INP)" table:display="true" table:show-details="true"/>
                <table:data-pilot-member table:name="Inorganic phosphorus (IP)" table:display="true" table:show-details="true"/>
                <table:data-pilot-member table:name="Inorganic phosphorus (P)" table:display="true" table:show-details="true"/>
                <table:data-pilot-member table:name="Inorganic phosphorus (Phos)" table:display="true" table:show-details="true"/>
                <table:data-pilot-member table:name="Inorganic phosphorus (PO4)" table:display="true" table:show-details="true"/>
                <table:data-pilot-member table:name="Inorganic phosphorus(P)" table:display="true" table:show-details="true"/>
                <table:data-pilot-member table:name="Inorganic PO4" table:display="true" table:show-details="true"/>
                <table:data-pilot-member table:name="Insulin" table:display="true" table:show-details="true"/>
                <table:data-pilot-member table:name="Ionized calcium" table:display="true" table:show-details="true"/>
                <table:data-pilot-member table:name="IRON" table:display="true" table:show-details="true"/>
                <table:data-pilot-member table:name="Iron (Fe)" table:display="true" table:show-details="true"/>
                <table:data-pilot-member table:name="Isocitrate dehydrogenase (ICD)" table:display="true" table:show-details="true"/>
                <table:data-pilot-member table:name="K" table:display="true" table:show-details="true"/>
                <table:data-pilot-member table:name="K+" table:display="true" table:show-details="true"/>
                <table:data-pilot-member table:name="Lactat dehydrogenase" table:display="true" table:show-details="true"/>
                <table:data-pilot-member table:name="Lactatdehydrogenase (LDH)" table:display="true" table:show-details="true"/>
                <table:data-pilot-member table:name="Lactate dehydrogenase" table:display="true" table:show-details="true"/>
                <table:data-pilot-member table:name="Lactate dehydrogenase (DHL)" table:display="true" table:show-details="true"/>
                <table:data-pilot-member table:name="Lactate dehydrogenase (LD)" table:display="true" table:show-details="true"/>
                <table:data-pilot-member table:name="Lactate dehydrogenase (LDG)" table:display="true" table:show-details="true"/>
                <table:data-pilot-member table:name="Lactate dehydrogenase (LDH)" table:display="true" table:show-details="true"/>
                <table:data-pilot-member table:name="Lactate dehydrogenase activity (total) (LDH)" table:display="true" table:show-details="true"/>
                <table:data-pilot-member table:name="Lactete dehydrogenase (LDH)" table:display="true" table:show-details="true"/>
                <table:data-pilot-member table:name="Lactic dehydrogenase (LDH)" table:display="true" table:show-details="true"/>
                <table:data-pilot-member table:name="LDH" table:display="true" table:show-details="true"/>
                <table:data-pilot-member table:name="LDL cholesterol" table:display="true" table:show-details="true"/>
                <table:data-pilot-member table:name="Leucine aarylamidase (LAP)" table:display="true" table:show-details="true"/>
                <table:data-pilot-member table:name="Leucine aminopeptidase" table:display="true" table:show-details="true"/>
                <table:data-pilot-member table:name="Leucine aminopeptidase (LAP)" table:display="true" table:show-details="true"/>
                <table:data-pilot-member table:name="Lipase" table:display="true" table:show-details="true"/>
                <table:data-pilot-member table:name="Lipase (LIP)" table:display="true" table:show-details="true"/>
                <table:data-pilot-member table:name="Lipase (LIPA)" table:display="true" table:show-details="true"/>
                <table:data-pilot-member table:name="Lipids" table:display="true" table:show-details="true"/>
                <table:data-pilot-member table:name="Lipids, total (LIPIDS T.)" table:display="true" table:show-details="true"/>
                <table:data-pilot-member table:name="Low density lipoprotein" table:display="true" table:show-details="true"/>
                <table:data-pilot-member table:name="Low density lipoprotein cholesterol" table:display="true" table:show-details="true"/>
                <table:data-pilot-member table:name="Luteinizing hormone" table:display="true" table:show-details="true"/>
                <table:data-pilot-member table:name="Magnesium" table:display="true" table:show-details="true"/>
                <table:data-pilot-member table:name="Magnesium (Mg)" table:display="true" table:show-details="true"/>
                <table:data-pilot-member table:name="Mean serum potassium levels" table:display="true" table:show-details="true"/>
                <table:data-pilot-member table:name="Met-HB" table:display="true" table:show-details="true"/>
                <table:data-pilot-member table:name="Mg" table:display="true" table:show-details="true"/>
                <table:data-pilot-member table:name="mGPDH" table:display="true" table:show-details="true"/>
                <table:data-pilot-member table:name="Myoglobin" table:display="true" table:show-details="true"/>
                <table:data-pilot-member table:name="NA" table:display="true" table:show-details="true"/>
                <table:data-pilot-member table:name="Na+" table:display="true" table:show-details="true"/>
                <table:data-pilot-member table:name="Non-esterified fatty acids" table:display="true" table:show-details="true"/>
                <table:data-pilot-member table:name="Non-esterified fatty acids (AGNE)" table:display="true" table:show-details="true"/>
                <table:data-pilot-member table:name="Non-esterified fatty acids (NEFA)" table:display="true" table:show-details="true"/>
                <table:data-pilot-member table:name="NPN" table:display="true" table:show-details="true"/>
                <table:data-pilot-member table:name="Ornithine carbamyltransferase (OCT)" table:display="true" table:show-details="true"/>
                <table:data-pilot-member table:name="Ornithine-carbamyltransferase (OCT)" table:display="true" table:show-details="true"/>
                <table:data-pilot-member table:name="Osmolarity (OSMO)" table:display="true" table:show-details="true"/>
                <table:data-pilot-member table:name="P" table:display="true" table:show-details="true"/>
                <table:data-pilot-member table:name="P. alcal." table:display="true" table:show-details="true"/>
                <table:data-pilot-member table:name="Parathormone" table:display="true" table:show-details="true"/>
                <table:data-pilot-member table:name="PHb" table:display="true" table:show-details="true"/>
                <table:data-pilot-member table:name="Phos" table:display="true" table:show-details="true"/>
                <table:data-pilot-member table:name="Phosphate" table:display="true" table:show-details="true"/>
                <table:data-pilot-member table:name="Phosphate - Inorganic (IP)" table:display="true" table:show-details="true"/>
                <table:data-pilot-member table:name="Phosphate - Inorganic (Phos)" table:display="true" table:show-details="true"/>
                <table:data-pilot-member table:name="Phosphate ( Phos)" table:display="true" table:show-details="true"/>
                <table:data-pilot-member table:name="Phosphate (P)" table:display="true" table:show-details="true"/>
                <table:data-pilot-member table:name="Phosphate (PHOS)" table:display="true" table:show-details="true"/>
                <table:data-pilot-member table:name="Phosphate (PO4)" table:display="true" table:show-details="true"/>
                <table:data-pilot-member table:name="Phosphates" table:display="true" table:show-details="true"/>
                <table:data-pilot-member table:name="Phosphilipides (PLIP)" table:display="true" table:show-details="true"/>
                <table:data-pilot-member table:name="Phospholipid" table:display="true" table:show-details="true"/>
                <table:data-pilot-member table:name="Phospholipid (Phos-Lip)" table:display="true" table:show-details="true"/>
                <table:data-pilot-member table:name="Phospholipid (PLip)" table:display="true" table:show-details="true"/>
                <table:data-pilot-member table:name="Phospholipids" table:display="true" table:show-details="true"/>
                <table:data-pilot-member table:name="Phospholipids (PLIP)" table:display="true" table:show-details="true"/>
                <table:data-pilot-member table:name="Phospholipids (PLIPIL)" table:display="true" table:show-details="true"/>
                <table:data-pilot-member table:name="Phosphorous" table:display="true" table:show-details="true"/>
                <table:data-pilot-member table:name="Phosphorus" table:display="true" table:show-details="true"/>
                <table:data-pilot-member table:name="Phosphorus (P)" table:display="true" table:show-details="true"/>
                <table:data-pilot-member table:name="Phosphorus (Phos)" table:display="true" table:show-details="true"/>
                <table:data-pilot-member table:name="Phosphorus inorganic" table:display="true" table:show-details="true"/>
                <table:data-pilot-member table:name="Phosphorus inorganic (PHOS)" table:display="true" table:show-details="true"/>
                <table:data-pilot-member table:name="Phosphorus inorganic (PO4-in)" table:display="true" table:show-details="true"/>
                <table:data-pilot-member table:name="Phosphorus P" table:display="true" table:show-details="true"/>
                <table:data-pilot-member table:name="Plasma ala. aminotransferase (PALN)" table:display="true" table:show-details="true"/>
                <table:data-pilot-member table:name="Plasma albumin (PALB)" table:display="true" table:show-details="true"/>
                <table:data-pilot-member table:name="Plasma alkaline phosphatase (Alk.P)" table:display="true" table:show-details="true"/>
                <table:data-pilot-member table:name="Plasma alkaline phosphatase (ALP)" table:display="true" table:show-details="true"/>
                <table:data-pilot-member table:name="Plasma alkaline phosphatase (PALK)" table:display="true" table:show-details="true"/>
                <table:data-pilot-member table:name="Plasma alkaline phosphatase (PAP)" table:display="true" table:show-details="true"/>
                <table:data-pilot-member table:name="Plasma ALP" table:display="true" table:show-details="true"/>
                <table:data-pilot-member table:name="Plasma asp. aminotransferase (PASP)" table:display="true" table:show-details="true"/>
                <table:data-pilot-member table:name="Plasma bile acids (PBAC)" table:display="true" table:show-details="true"/>
                <table:data-pilot-member table:name="Plasma bilirubin" table:display="true" table:show-details="true"/>
                <table:data-pilot-member table:name="Plasma Ca" table:display="true" table:show-details="true"/>
                <table:data-pilot-member table:name="Plasma Ca++" table:display="true" table:show-details="true"/>
                <table:data-pilot-member table:name="Plasma calcium (Ca)" table:display="true" table:show-details="true"/>
                <table:data-pilot-member table:name="Plasma calcium (PCAL)" table:display="true" table:show-details="true"/>
                <table:data-pilot-member table:name="Plasma chloride (PCLD)" table:display="true" table:show-details="true"/>
                <table:data-pilot-member table:name="Plasma chlorides (Cl)" table:display="true" table:show-details="true"/>
                <table:data-pilot-member table:name="Plasma cholesterol" table:display="true" table:show-details="true"/>
                <table:data-pilot-member table:name="Plasma Cl" table:display="true" table:show-details="true"/>
                <table:data-pilot-member table:name="Plasma Cl-" table:display="true" table:show-details="true"/>
                <table:data-pilot-member table:name="Plasma creatinine (PCRE)" table:display="true" table:show-details="true"/>
                <table:data-pilot-member table:name="Plasma glucose" table:display="true" table:show-details="true"/>
                <table:data-pilot-member table:name="Plasma glucose (PGLU)" table:display="true" table:show-details="true"/>
                <table:data-pilot-member table:name="Plasma glutamate dehydrogenase (PGDH)" table:display="true" table:show-details="true"/>
                <table:data-pilot-member table:name="Plasma glutamic-oxaloacetic transaminase (GOT)" table:display="true" table:show-details="true"/>
                <table:data-pilot-member table:name="Plasma glutamic-oxaloacetic transaminase (PGOT)" table:display="true" table:show-details="true"/>
                <table:data-pilot-member table:name="Plasma glutamic-pyruvic transaminase (GPT)" table:display="true" table:show-details="true"/>
                <table:data-pilot-member table:name="Plasma glutamic-pyruvic transaminase (PGPT)" table:display="true" table:show-details="true"/>
                <table:data-pilot-member table:name="Plasma GOT" table:display="true" table:show-details="true"/>
                <table:data-pilot-member table:name="Plasma GPT" table:display="true" table:show-details="true"/>
                <table:data-pilot-member table:name="Plasma haemoglobin" table:display="true" table:show-details="true"/>
                <table:data-pilot-member table:name="Plasma haemoglobin (PHb)" table:display="true" table:show-details="true"/>
                <table:data-pilot-member table:name="Plasma inorganic phosphate (P)" table:display="true" table:show-details="true"/>
                <table:data-pilot-member table:name="Plasma inorganic phosphate (PINP)" table:display="true" table:show-details="true"/>
                <table:data-pilot-member table:name="Plasma inorganic phosphorus" table:display="true" table:show-details="true"/>
                <table:data-pilot-member table:name="Plasma K" table:display="true" table:show-details="true"/>
                <table:data-pilot-member table:name="Plasma K+" table:display="true" table:show-details="true"/>
                <table:data-pilot-member table:name="Plasma lactric dehydrogenase (LDH)" table:display="true" table:show-details="true"/>
                <table:data-pilot-member table:name="Plasma Na" table:display="true" table:show-details="true"/>
                <table:data-pilot-member table:name="Plasma Na+" table:display="true" table:show-details="true"/>
                <table:data-pilot-member table:name="Plasma osmolality" table:display="true" table:show-details="true"/>
                <table:data-pilot-member table:name="Plasma osmolality (POSM)" table:display="true" table:show-details="true"/>
                <table:data-pilot-member table:name="Plasma potassium (K)" table:display="true" table:show-details="true"/>
                <table:data-pilot-member table:name="Plasma potassium (PPOT)" table:display="true" table:show-details="true"/>
                <table:data-pilot-member table:name="Plasma proteins total" table:display="true" table:show-details="true"/>
                <table:data-pilot-member table:name="Plasma sodium (Na)" table:display="true" table:show-details="true"/>
                <table:data-pilot-member table:name="Plasma sodium (PSOD)" table:display="true" table:show-details="true"/>
                <table:data-pilot-member table:name="Plasma total bilirubin (PBLI)" table:display="true" table:show-details="true"/>
                <table:data-pilot-member table:name="Plasma total cholesterol" table:display="true" table:show-details="true"/>
                <table:data-pilot-member table:name="Plasma total cholesterol (PCHL)" table:display="true" table:show-details="true"/>
                <table:data-pilot-member table:name="Plasma total protein (PTPR)" table:display="true" table:show-details="true"/>
                <table:data-pilot-member table:name="Plasma triglycerides (PTRG)" table:display="true" table:show-details="true"/>
                <table:data-pilot-member table:name="Plasma urea (PURN)" table:display="true" table:show-details="true"/>
                <table:data-pilot-member table:name="Plasma urea (Urea)" table:display="true" table:show-details="true"/>
                <table:data-pilot-member table:name="Plasma urea nitrogen" table:display="true" table:show-details="true"/>
                <table:data-pilot-member table:name="PLip" table:display="true" table:show-details="true"/>
                <table:data-pilot-member table:name="PO4" table:display="true" table:show-details="true"/>
                <table:data-pilot-member table:name="POTAS" table:display="true" table:show-details="true"/>
                <table:data-pilot-member table:name="Potasium" table:display="true" table:show-details="true"/>
                <table:data-pilot-member table:name="Potassium" table:display="true" table:show-details="true"/>
                <table:data-pilot-member table:name="Potassium (¿)" table:display="true" table:show-details="true"/>
                <table:data-pilot-member table:name="Potassium (K)" table:display="true" table:show-details="true"/>
                <table:data-pilot-member table:name="Potassium (K+)" table:display="true" table:show-details="true"/>
                <table:data-pilot-member table:name="Potassium (Pot)" table:display="true" table:show-details="true"/>
                <table:data-pilot-member table:name="Potassium K" table:display="true" table:show-details="true"/>
                <table:data-pilot-member table:name="Potassiun" table:display="true" table:show-details="true"/>
                <table:data-pilot-member table:name="Potassiurn" table:display="true" table:show-details="true"/>
                <table:data-pilot-member table:name="PROT" table:display="true" table:show-details="true"/>
                <table:data-pilot-member table:name="Protein" table:display="true" table:show-details="true"/>
                <table:data-pilot-member table:name="Protein (PROT)" table:display="true" table:show-details="true"/>
                <table:data-pilot-member table:name="Protein concentration" table:display="true" table:show-details="true"/>
                <table:data-pilot-member table:name="Protein electrophoresis and determination of albumin/globulin ratio (A/G)" table:display="true" table:show-details="true"/>
                <table:data-pilot-member table:name="Protein electrophoresis, albumin (ALB)" table:display="true" table:show-details="true"/>
                <table:data-pilot-member table:name="Protein electrophoresis, alpha1 globulin (A1G)" table:display="true" table:show-details="true"/>
                <table:data-pilot-member table:name="Protein electrophoresis, alpha2 globulin (A2G)" table:display="true" table:show-details="true"/>
                <table:data-pilot-member table:name="Protein electrophoresis, betta globulin (BTAG)" table:display="true" table:show-details="true"/>
                <table:data-pilot-member table:name="Protein electrophoresis, gamma globulin (GTAG)" table:display="true" table:show-details="true"/>
                <table:data-pilot-member table:name="Protein HDL" table:display="true" table:show-details="true"/>
                <table:data-pilot-member table:name="Protein LDL" table:display="true" table:show-details="true"/>
                <table:data-pilot-member table:name="Protein total" table:display="true" table:show-details="true"/>
                <table:data-pilot-member table:name="Protein total (T.PROT.)" table:display="true" table:show-details="true"/>
                <table:data-pilot-member table:name="Protein VLDL" table:display="true" table:show-details="true"/>
                <table:data-pilot-member table:name="Protein, total" table:display="true" table:show-details="true"/>
                <table:data-pilot-member table:name="Protein, total (Prot)" table:display="true" table:show-details="true"/>
                <table:data-pilot-member table:name="Proteins" table:display="true" table:show-details="true"/>
                <table:data-pilot-member table:name="Proteins total" table:display="true" table:show-details="true"/>
                <table:data-pilot-member table:name="Proteins, total" table:display="true" table:show-details="true"/>
                <table:data-pilot-member table:name="Protrombin" table:display="true" table:show-details="true"/>
                <table:data-pilot-member table:name="Relative albumin" table:display="true" table:show-details="true"/>
                <table:data-pilot-member table:name="Relative alpha 1-globulin" table:display="true" table:show-details="true"/>
                <table:data-pilot-member table:name="Relative alpha globulin" table:display="true" table:show-details="true"/>
                <table:data-pilot-member table:name="Relative alpha globulins" table:display="true" table:show-details="true"/>
                <table:data-pilot-member table:name="Relative alpha-globulin" table:display="true" table:show-details="true"/>
                <table:data-pilot-member table:name="Relative beta- globulin" table:display="true" table:show-details="true"/>
                <table:data-pilot-member table:name="Relative beta-globulin" table:display="true" table:show-details="true"/>
                <table:data-pilot-member table:name="Relative eta-globulin" table:display="true" table:show-details="true"/>
                <table:data-pilot-member table:name="Relative gamma globulins" table:display="true" table:show-details="true"/>
                <table:data-pilot-member table:name="Relative total alpha-globulins" table:display="true" table:show-details="true"/>
                <table:data-pilot-member table:name="S-ALP" table:display="true" table:show-details="true"/>
                <table:data-pilot-member table:name="S-ALT" table:display="true" table:show-details="true"/>
                <table:data-pilot-member table:name="S-AMS" table:display="true" table:show-details="true"/>
                <table:data-pilot-member table:name="S-AST" table:display="true" table:show-details="true"/>
                <table:data-pilot-member table:name="S-BA" table:display="true" table:show-details="true"/>
                <table:data-pilot-member table:name="S-CA" table:display="true" table:show-details="true"/>
                <table:data-pilot-member table:name="S-GLUC" table:display="true" table:show-details="true"/>
                <table:data-pilot-member table:name="S-K" table:display="true" table:show-details="true"/>
                <table:data-pilot-member table:name="S-LPS" table:display="true" table:show-details="true"/>
                <table:data-pilot-member table:name="S-NA" table:display="true" table:show-details="true"/>
                <table:data-pilot-member table:name="S-PI" table:display="true" table:show-details="true"/>
                <table:data-pilot-member table:name="S-TOBIL" table:display="true" table:show-details="true"/>
                <table:data-pilot-member table:name="S-TOCHO" table:display="true" table:show-details="true"/>
                <table:data-pilot-member table:name="S-TOPRO" table:display="true" table:show-details="true"/>
                <table:data-pilot-member table:name="S-TRIGL" table:display="true" table:show-details="true"/>
                <table:data-pilot-member table:name="S-UREA" table:display="true" table:show-details="true"/>
                <table:data-pilot-member table:name="SAP" table:display="true" table:show-details="true"/>
                <table:data-pilot-member table:name="SB globulin" table:display="true" table:show-details="true"/>
                <table:data-pilot-member table:name="SB globulins" table:display="true" table:show-details="true"/>
                <table:data-pilot-member table:name="SB-globulins" table:display="true" table:show-details="true"/>
                <table:data-pilot-member table:name="SDH" table:display="true" table:show-details="true"/>
                <table:data-pilot-member table:name="SDH activity" table:display="true" table:show-details="true"/>
                <table:data-pilot-member table:name="SER-AP" table:display="true" table:show-details="true"/>
                <table:data-pilot-member table:name="Serum albumin" table:display="true" table:show-details="true"/>
                <table:data-pilot-member table:name="Serum albumin (ALB)" table:display="true" table:show-details="true"/>
                <table:data-pilot-member table:name="Serum albumins" table:display="true" table:show-details="true"/>
                <table:data-pilot-member table:name="Serum aldosterone" table:display="true" table:show-details="true"/>
                <table:data-pilot-member table:name="Serum alkaline phosphatase" table:display="true" table:show-details="true"/>
                <table:data-pilot-member table:name="Serum alkaline phosphatase (SAP)" table:display="true" table:show-details="true"/>
                <table:data-pilot-member table:name="Serum alkaline phosphatase activity" table:display="true" table:show-details="true"/>
                <table:data-pilot-member table:name="Serum ALT activity" table:display="true" table:show-details="true"/>
                <table:data-pilot-member table:name="Serum AST activity" table:display="true" table:show-details="true"/>
                <table:data-pilot-member table:name="Serum bilirubin, total (TBIL)" table:display="true" table:show-details="true"/>
                <table:data-pilot-member table:name="Serum calcium (Ca)" table:display="true" table:show-details="true"/>
                <table:data-pilot-member table:name="Serum chloride (Cl)" table:display="true" table:show-details="true"/>
                <table:data-pilot-member table:name="Serum cholesterol" table:display="true" table:show-details="true"/>
                <table:data-pilot-member table:name="Serum cholesterol (CHOL)" table:display="true" table:show-details="true"/>
                <table:data-pilot-member table:name="Serum cholesterol total" table:display="true" table:show-details="true"/>
                <table:data-pilot-member table:name="Serum creatinine" table:display="true" table:show-details="true"/>
                <table:data-pilot-member table:name="Serum creatinine (CREA)" table:display="true" table:show-details="true"/>
                <table:data-pilot-member table:name="Serum gamma globulin (G)" table:display="true" table:show-details="true"/>
                <table:data-pilot-member table:name="Serum gamma globulins" table:display="true" table:show-details="true"/>
                <table:data-pilot-member table:name="Serum GLD activity" table:display="true" table:show-details="true"/>
                <table:data-pilot-member table:name="Serum gllucose" table:display="true" table:show-details="true"/>
                <table:data-pilot-member table:name="Serum glucose" table:display="true" table:show-details="true"/>
                <table:data-pilot-member table:name="Serum glucose (GLUC)" table:display="true" table:show-details="true"/>
                <table:data-pilot-member table:name="Serum Glutamate Oxalate Transaminase (SGOT)" table:display="true" table:show-details="true"/>
                <table:data-pilot-member table:name="Serum glutamate oxaloacetate transaminase (aspartate aminotransferase) (SGOT)" table:display="true" table:show-details="true"/>
                <table:data-pilot-member table:name="Serum glutamate pyruvate transaminase (alanine aminotransferase) (SGPT)" table:display="true" table:show-details="true"/>
                <table:data-pilot-member table:name="Serum glutamate pyruvate transaminase (SGPT)" table:display="true" table:show-details="true"/>
                <table:data-pilot-member table:name="Serum glutamate-pyruvate transaminase (SGPT)" table:display="true" table:show-details="true"/>
                <table:data-pilot-member table:name="Serum glutamic exaloacetic transferase (SGOT)" table:display="true" table:show-details="true"/>
                <table:data-pilot-member table:name="Serum glutamic oxalacetic transaminase" table:display="true" table:show-details="true"/>
                <table:data-pilot-member table:name="Serum glutamic oxaloacetatic transaminase (SGOT)" table:display="true" table:show-details="true"/>
                <table:data-pilot-member table:name="Serum glutamic oxaloacetic transaminase" table:display="true" table:show-details="true"/>
                <table:data-pilot-member table:name="Serum glutamic oxaloacetic transaminase (SGOT)" table:display="true" table:show-details="true"/>
                <table:data-pilot-member table:name="Serum glutamic oxaloacetic transaminase (SGPT)" table:display="true" table:show-details="true"/>
                <table:data-pilot-member table:name="Serum glutamic pyruvic transaminase" table:display="true" table:show-details="true"/>
                <table:data-pilot-member table:name="Serum glutamic pyruvic transaminase (SGPT)" table:display="true" table:show-details="true"/>
                <table:data-pilot-member table:name="Serum glutamic pyruvic transaminase activity" table:display="true" table:show-details="true"/>
                <table:data-pilot-member table:name="Serum glutamic-oxalacetic transaminase (SGOT)" table:display="true" table:show-details="true"/>
                <table:data-pilot-member table:name="Serum glutamic-oxaloacetic transaminase (SGOT)" table:display="true" table:show-details="true"/>
                <table:data-pilot-member table:name="Serum glutamic-pyruvic transaminase (SGP-T)" table:display="true" table:show-details="true"/>
                <table:data-pilot-member table:name="Serum glutamic-pyruvic transaminase (SGPT)" table:display="true" table:show-details="true"/>
                <table:data-pilot-member table:name="Serum glutamic-pyruvic-transaminase (SGPT)" table:display="true" table:show-details="true"/>
                <table:data-pilot-member table:name="Serum immunoglobulins (IG)" table:display="true" table:show-details="true"/>
                <table:data-pilot-member table:name="Serum inorganic phosphorus (P)" table:display="true" table:show-details="true"/>
                <table:data-pilot-member table:name="Serum insulin" table:display="true" table:show-details="true"/>
                <table:data-pilot-member table:name="Serum potassium (K)" table:display="true" table:show-details="true"/>
                <table:data-pilot-member table:name="Serum protein, total" table:display="true" table:show-details="true"/>
                <table:data-pilot-member table:name="Serum proteins, total" table:display="true" table:show-details="true"/>
                <table:data-pilot-member table:name="Serum proteins, total (TPROT)" table:display="true" table:show-details="true"/>
                <table:data-pilot-member table:name="Serum sodium (Na)" table:display="true" table:show-details="true"/>
                <table:data-pilot-member table:name="Serum total protein" table:display="true" table:show-details="true"/>
                <table:data-pilot-member table:name="Serum triglycerides (TRIG)" table:display="true" table:show-details="true"/>
                <table:data-pilot-member table:name="Serum urea" table:display="true" table:show-details="true"/>
                <table:data-pilot-member table:name="Serum urea (UREA)" table:display="true" table:show-details="true"/>
                <table:data-pilot-member table:name="Serum- glutamat-pyruvat-transaminase (SGPT)" table:display="true" table:show-details="true"/>
                <table:data-pilot-member table:name="Serum-glutamat-oxalacetat-transaminase (SGOT)" table:display="true" table:show-details="true"/>
                <table:data-pilot-member table:name="SG-PT" table:display="true" table:show-details="true"/>
                <table:data-pilot-member table:name="SGO-T" table:display="true" table:show-details="true"/>
                <table:data-pilot-member table:name="SGO/T" table:display="true" table:show-details="true"/>
                <table:data-pilot-member table:name="SGOT" table:display="true" table:show-details="true"/>
                <table:data-pilot-member table:name="SGOT (AST)" table:display="true" table:show-details="true"/>
                <table:data-pilot-member table:name="SGP-T" table:display="true" table:show-details="true"/>
                <table:data-pilot-member table:name="SGPT" table:display="true" table:show-details="true"/>
                <table:data-pilot-member table:name="SGPT (ALT)" table:display="true" table:show-details="true"/>
                <table:data-pilot-member table:name="Sodium" table:display="true" table:show-details="true"/>
                <table:data-pilot-member table:name="Sodium (Na )" table:display="true" table:show-details="true"/>
                <table:data-pilot-member table:name="Sodium (Na)" table:display="true" table:show-details="true"/>
                <table:data-pilot-member table:name="Sodium (Na+)" table:display="true" table:show-details="true"/>
                <table:data-pilot-member table:name="Sodium NA" table:display="true" table:show-details="true"/>
                <table:data-pilot-member table:name="Sorbitol dehydragenase" table:display="true" table:show-details="true"/>
                <table:data-pilot-member table:name="Sorbitol dehydragenase (SDH)" table:display="true" table:show-details="true"/>
                <table:data-pilot-member table:name="Sorbitol dehydrogenase" table:display="true" table:show-details="true"/>
                <table:data-pilot-member table:name="Sorbitol dehydrogenase (SDH)" table:display="true" table:show-details="true"/>
                <table:data-pilot-member table:name="Sugar" table:display="true" table:show-details="true"/>
                <table:data-pilot-member table:name="Sum beta globulins (SB-GLOB)" table:display="true" table:show-details="true"/>
                <table:data-pilot-member table:name="Sum of beta globulin" table:display="true" table:show-details="true"/>
                <table:data-pilot-member table:name="Sum of beta globulins (SB-GLOB, abs.)" table:display="true" table:show-details="true"/>
                <table:data-pilot-member table:name="Sum of beta globulins (SB-GLOB, rel.)" table:display="true" table:show-details="true"/>
                <table:data-pilot-member table:name="Sum of beta globulins (SB-glob.)" table:display="true" table:show-details="true"/>
                <table:data-pilot-member table:name="Sum-beta globulin (SB-glob)" table:display="true" table:show-details="true"/>
                <table:data-pilot-member table:name="T chol" table:display="true" table:show-details="true"/>
                <table:data-pilot-member table:name="T cholest." table:display="true" table:show-details="true"/>
                <table:data-pilot-member table:name="T prot" table:display="true" table:show-details="true"/>
                <table:data-pilot-member table:name="T. Bil" table:display="true" table:show-details="true"/>
                <table:data-pilot-member table:name="T.P." table:display="true" table:show-details="true"/>
                <table:data-pilot-member table:name="T3" table:display="true" table:show-details="true"/>
                <table:data-pilot-member table:name="T3/T4" table:display="true" table:show-details="true"/>
                <table:data-pilot-member table:name="T3T4" table:display="true" table:show-details="true"/>
                <table:data-pilot-member table:name="T4" table:display="true" table:show-details="true"/>
                <table:data-pilot-member table:name="TBIL" table:display="true" table:show-details="true"/>
                <table:data-pilot-member table:name="Tbili" table:display="true" table:show-details="true"/>
                <table:data-pilot-member table:name="Testosterone" table:display="true" table:show-details="true"/>
                <table:data-pilot-member table:name="TG" table:display="true" table:show-details="true"/>
                <table:data-pilot-member table:name="Thymol-turbidity" table:display="true" table:show-details="true"/>
                <table:data-pilot-member table:name="Thyroid stimulating hormone" table:display="true" table:show-details="true"/>
                <table:data-pilot-member table:name="Thyroid stimulating hormone (TSH)" table:display="true" table:show-details="true"/>
                <table:data-pilot-member table:name="Thyroid stirnulating horrnone (TSH)" table:display="true" table:show-details="true"/>
                <table:data-pilot-member table:name="Thyroxin (T4)" table:display="true" table:show-details="true"/>
                <table:data-pilot-member table:name="Thyroxine - total" table:display="true" table:show-details="true"/>
                <table:data-pilot-member table:name="Thyroxine - total (T4)" table:display="true" table:show-details="true"/>
                <table:data-pilot-member table:name="Thyroxine (T4)" table:display="true" table:show-details="true"/>
                <table:data-pilot-member table:name="Thyroxine-binding capacity (TBC)" table:display="true" table:show-details="true"/>
                <table:data-pilot-member table:name="TOT PROT" table:display="true" table:show-details="true"/>
                <table:data-pilot-member table:name="Total -a-globulin (relative)" table:display="true" table:show-details="true"/>
                <table:data-pilot-member table:name="Total a-globulin" table:display="true" table:show-details="true"/>
                <table:data-pilot-member table:name="Total a-globulin (absolute)" table:display="true" table:show-details="true"/>
                <table:data-pilot-member table:name="Total a-globulin (relative)" table:display="true" table:show-details="true"/>
                <table:data-pilot-member table:name="Total a-globulin(absolute)" table:display="true" table:show-details="true"/>
                <table:data-pilot-member table:name="Total a-globulins (relative)" table:display="true" table:show-details="true"/>
                <table:data-pilot-member table:name="Total alpha-globulin" table:display="true" table:show-details="true"/>
                <table:data-pilot-member table:name="Total alpha-globulin (relative)" table:display="true" table:show-details="true"/>
                <table:data-pilot-member table:name="Total alpha-globulin absolute" table:display="true" table:show-details="true"/>
                <table:data-pilot-member table:name="Total alpha-globulin relative" table:display="true" table:show-details="true"/>
                <table:data-pilot-member table:name="Total alpha-globuline (relative)" table:display="true" table:show-details="true"/>
                <table:data-pilot-member table:name="Total alpha-globulins" table:display="true" table:show-details="true"/>
                <table:data-pilot-member table:name="Total alpha-globulins abs." table:display="true" table:show-details="true"/>
                <table:data-pilot-member table:name="Total alpha-globulins absolute" table:display="true" table:show-details="true"/>
                <table:data-pilot-member table:name="Total alpha-globulins rel." table:display="true" table:show-details="true"/>
                <table:data-pilot-member table:name="Total alpha-globulins relative" table:display="true" table:show-details="true"/>
                <table:data-pilot-member table:name="Total alpha1-globulin" table:display="true" table:show-details="true"/>
                <table:data-pilot-member table:name="Total alpha1-globulin relative" table:display="true" table:show-details="true"/>
                <table:data-pilot-member table:name="Total alpha3-globulin" table:display="true" table:show-details="true"/>
                <table:data-pilot-member table:name="Total alpha3-globulin relative" table:display="true" table:show-details="true"/>
                <table:data-pilot-member table:name="Total b-globulin" table:display="true" table:show-details="true"/>
                <table:data-pilot-member table:name="Total b-globulin (absolute)" table:display="true" table:show-details="true"/>
                <table:data-pilot-member table:name="Total b-globulin (relarive)" table:display="true" table:show-details="true"/>
                <table:data-pilot-member table:name="Total b-globulin (relative)" table:display="true" table:show-details="true"/>
                <table:data-pilot-member table:name="Total b-globulins" table:display="true" table:show-details="true"/>
                <table:data-pilot-member table:name="Total beta globuline" table:display="true" table:show-details="true"/>
                <table:data-pilot-member table:name="Total beta-globulin" table:display="true" table:show-details="true"/>
                <table:data-pilot-member table:name="Total beta-globulin (rel.)" table:display="true" table:show-details="true"/>
                <table:data-pilot-member table:name="Total beta-globulins abs." table:display="true" table:show-details="true"/>
                <table:data-pilot-member table:name="Total beta-globulins absolute" table:display="true" table:show-details="true"/>
                <table:data-pilot-member table:name="Total beta-globulins rel." table:display="true" table:show-details="true"/>
                <table:data-pilot-member table:name="Total beta-globulins relative" table:display="true" table:show-details="true"/>
                <table:data-pilot-member table:name="Total bile acid" table:display="true" table:show-details="true"/>
                <table:data-pilot-member table:name="Total bile acids" table:display="true" table:show-details="true"/>
                <table:data-pilot-member table:name="Total bili" table:display="true" table:show-details="true"/>
                <table:data-pilot-member table:name="Total bilimbin (TOT.BIL)" table:display="true" table:show-details="true"/>
                <table:data-pilot-member table:name="Total bilirubin" table:display="true" table:show-details="true"/>
                <table:data-pilot-member table:name="Total bilirubin  (TOT_BILI)" table:display="true" table:show-details="true"/>
                <table:data-pilot-member table:name="Total bilirubin (BIL)" table:display="true" table:show-details="true"/>
                <table:data-pilot-member table:name="Total bilirubin (BILI-t)" table:display="true" table:show-details="true"/>
                <table:data-pilot-member table:name="Total bilirubin (Bili-tot)" table:display="true" table:show-details="true"/>
                <table:data-pilot-member table:name="Total bilirubin (Bili. T.)" table:display="true" table:show-details="true"/>
                <table:data-pilot-member table:name="Total bilirubin (BILI)" table:display="true" table:show-details="true"/>
                <table:data-pilot-member table:name="Total bilirubin (BILT)" table:display="true" table:show-details="true"/>
                <table:data-pilot-member table:name="Total bilirubin (T Bil)" table:display="true" table:show-details="true"/>
                <table:data-pilot-member table:name="Total bilirubin (T Bili)" table:display="true" table:show-details="true"/>
                <table:data-pilot-member table:name="Total bilirubin (T.Bi)" table:display="true" table:show-details="true"/>
                <table:data-pilot-member table:name="Total bilirubin (T.bil.)" table:display="true" table:show-details="true"/>
                <table:data-pilot-member table:name="Total bilirubin (T.BIL)" table:display="true" table:show-details="true"/>
                <table:data-pilot-member table:name="Total bilirubin (TBIL)" table:display="true" table:show-details="true"/>
                <table:data-pilot-member table:name="Total bilirubin (TBILI)" table:display="true" table:show-details="true"/>
                <table:data-pilot-member table:name="Total bilirubin (TOT BIL)" table:display="true" table:show-details="true"/>
                <table:data-pilot-member table:name="Total bilirubin (TOT-BILI)" table:display="true" table:show-details="true"/>
                <table:data-pilot-member table:name="Total bilirubin (TOT.BIL.)" table:display="true" table:show-details="true"/>
                <table:data-pilot-member table:name="Total Bilirubin (TOT.BIL)" table:display="true" table:show-details="true"/>
                <table:data-pilot-member table:name="Total bilirubin (Total bili)" table:display="true" table:show-details="true"/>
                <table:data-pilot-member table:name="Total bilirubin concentration (Bilt)" table:display="true" table:show-details="true"/>
                <table:data-pilot-member table:name="Total bilirubin TBIL" table:display="true" table:show-details="true"/>
                <table:data-pilot-member table:name="Total bilirubinl (TBIL)" table:display="true" table:show-details="true"/>
                <table:data-pilot-member table:name="Total bilirubun" table:display="true" table:show-details="true"/>
                <table:data-pilot-member table:name="Total bilirubun (T BILI)" table:display="true" table:show-details="true"/>
                <table:data-pilot-member table:name="Total bilirubun (TBIL)" table:display="true" table:show-details="true"/>
                <table:data-pilot-member table:name="Total blirubin" table:display="true" table:show-details="true"/>
                <table:data-pilot-member table:name="Total carbon dioxide" table:display="true" table:show-details="true"/>
                <table:data-pilot-member table:name="Total carbon dioxide (TC02)" table:display="true" table:show-details="true"/>
                <table:data-pilot-member table:name="Total cholest" table:display="true" table:show-details="true"/>
                <table:data-pilot-member table:name="Total cholestero (CHOL)" table:display="true" table:show-details="true"/>
                <table:data-pilot-member table:name="Total cholesterol" table:display="true" table:show-details="true"/>
                <table:data-pilot-member table:name="Total cholesterol (Chol)" table:display="true" table:show-details="true"/>
                <table:data-pilot-member table:name="Total cholesterol (T chol)" table:display="true" table:show-details="true"/>
                <table:data-pilot-member table:name="Total cholesterol (T-Cho)" table:display="true" table:show-details="true"/>
                <table:data-pilot-member table:name="Total cholesterol (TCHO)" table:display="true" table:show-details="true"/>
                <table:data-pilot-member table:name="Total cholesterol (TOT-CHOL)" table:display="true" table:show-details="true"/>
                <table:data-pilot-member table:name="Total cholesterol (Total cholest.)" table:display="true" table:show-details="true"/>
                <table:data-pilot-member table:name="Total cholesterol concentration (Chol)" table:display="true" table:show-details="true"/>
                <table:data-pilot-member table:name="Total cholesterols" table:display="true" table:show-details="true"/>
                <table:data-pilot-member table:name="Total cholestrol" table:display="true" table:show-details="true"/>
                <table:data-pilot-member table:name="Total g-globulin" table:display="true" table:show-details="true"/>
                <table:data-pilot-member table:name="Total g-globulin (absolute)" table:display="true" table:show-details="true"/>
                <table:data-pilot-member table:name="Total g-globulin (relative)" table:display="true" table:show-details="true"/>
                <table:data-pilot-member table:name="Total g-globulins" table:display="true" table:show-details="true"/>
                <table:data-pilot-member table:name="Total gamma globulins" table:display="true" table:show-details="true"/>
                <table:data-pilot-member table:name="Total gamma-globulin" table:display="true" table:show-details="true"/>
                <table:data-pilot-member table:name="Total glycerol (Tot-Glyc)" table:display="true" table:show-details="true"/>
                <table:data-pilot-member table:name="Total lipids" table:display="true" table:show-details="true"/>
                <table:data-pilot-member table:name="Total plasma protein" table:display="true" table:show-details="true"/>
                <table:data-pilot-member table:name="Total protein" table:display="true" table:show-details="true"/>
                <table:data-pilot-member table:name="Total protein ( Prot)" table:display="true" table:show-details="true"/>
                <table:data-pilot-member table:name="Total protein (Prot)" table:display="true" table:show-details="true"/>
                <table:data-pilot-member table:name="Total protein (PROTEIN)" table:display="true" table:show-details="true"/>
                <table:data-pilot-member table:name="Total protein (T P)" table:display="true" table:show-details="true"/>
                <table:data-pilot-member table:name="Total protein (T prot)" table:display="true" table:show-details="true"/>
                <table:data-pilot-member table:name="Total Protein (T. prot.)" table:display="true" table:show-details="true"/>
                <table:data-pilot-member table:name="Total protein (T.P.)" table:display="true" table:show-details="true"/>
                <table:data-pilot-member table:name="Total protein (T.PROT.)" table:display="true" table:show-details="true"/>
                <table:data-pilot-member table:name="Total protein (T.PROT)" table:display="true" table:show-details="true"/>
                <table:data-pilot-member table:name="Total protein (Tot-Prot)" table:display="true" table:show-details="true"/>
                <table:data-pilot-member table:name="Total protein (Total Prot)" table:display="true" table:show-details="true"/>
                <table:data-pilot-member table:name="Total protein (TP)" table:display="true" table:show-details="true"/>
                <table:data-pilot-member table:name="Total protein (TPRO)" table:display="true" table:show-details="true"/>
                <table:data-pilot-member table:name="Total protein (TPROTEIN)" table:display="true" table:show-details="true"/>
                <table:data-pilot-member table:name="Total protein concentration" table:display="true" table:show-details="true"/>
                <table:data-pilot-member table:name="Total protein concentration (TP)" table:display="true" table:show-details="true"/>
                <table:data-pilot-member table:name="Total protein TP" table:display="true" table:show-details="true"/>
                <table:data-pilot-member table:name="Total proteins" table:display="true" table:show-details="true"/>
                <table:data-pilot-member table:name="Total proteins (PROT)" table:display="true" table:show-details="true"/>
                <table:data-pilot-member table:name="Total Proteins (Total)" table:display="true" table:show-details="true"/>
                <table:data-pilot-member table:name="Total proteins (TP)" table:display="true" table:show-details="true"/>
                <table:data-pilot-member table:name="Total proteins (TPRO)" table:display="true" table:show-details="true"/>
                <table:data-pilot-member table:name="Total proteins (TPROT)" table:display="true" table:show-details="true"/>
                <table:data-pilot-member table:name="Total reduc subs" table:display="true" table:show-details="true"/>
                <table:data-pilot-member table:name="Total reducing substance" table:display="true" table:show-details="true"/>
                <table:data-pilot-member table:name="Total reducing substances (Total red. subs.)" table:display="true" table:show-details="true"/>
                <table:data-pilot-member table:name="Total serum albumin (Protein)" table:display="true" table:show-details="true"/>
                <table:data-pilot-member table:name="Total serum bilirubin" table:display="true" table:show-details="true"/>
                <table:data-pilot-member table:name="Total serum cholesterol" table:display="true" table:show-details="true"/>
                <table:data-pilot-member table:name="Total serum protein" table:display="true" table:show-details="true"/>
                <table:data-pilot-member table:name="Total serum protein (PROTEIN)" table:display="true" table:show-details="true"/>
                <table:data-pilot-member table:name="Total serum proteins" table:display="true" table:show-details="true"/>
                <table:data-pilot-member table:name="Total serum proteins (Total)" table:display="true" table:show-details="true"/>
                <table:data-pilot-member table:name="Total serum T3" table:display="true" table:show-details="true"/>
                <table:data-pilot-member table:name="Total serum T4" table:display="true" table:show-details="true"/>
                <table:data-pilot-member table:name="Total triglyceride" table:display="true" table:show-details="true"/>
                <table:data-pilot-member table:name="Total triglyceride concentration (Trig)" table:display="true" table:show-details="true"/>
                <table:data-pilot-member table:name="Total-a-globulin" table:display="true" table:show-details="true"/>
                <table:data-pilot-member table:name="Total-a-globulin (absolute)" table:display="true" table:show-details="true"/>
                <table:data-pilot-member table:name="Total-a-globulin (relative)" table:display="true" table:show-details="true"/>
                <table:data-pilot-member table:name="Total-a-globuline (absolute)" table:display="true" table:show-details="true"/>
                <table:data-pilot-member table:name="Total-a-globuline (relative)" table:display="true" table:show-details="true"/>
                <table:data-pilot-member table:name="Total-a-globulins (absolute)" table:display="true" table:show-details="true"/>
                <table:data-pilot-member table:name="Total-a-globulins (relative)" table:display="true" table:show-details="true"/>
                <table:data-pilot-member table:name="Total-b-globulin (absolute)" table:display="true" table:show-details="true"/>
                <table:data-pilot-member table:name="Total-b-globulin (relative)" table:display="true" table:show-details="true"/>
                <table:data-pilot-member table:name="Total-b-globuline (absolute)" table:display="true" table:show-details="true"/>
                <table:data-pilot-member table:name="Total-b-globuline (relative)" table:display="true" table:show-details="true"/>
                <table:data-pilot-member table:name="Total-g-globulin (absolute)" table:display="true" table:show-details="true"/>
                <table:data-pilot-member table:name="Total-g-globuline (absolute)" table:display="true" table:show-details="true"/>
                <table:data-pilot-member table:name="Total-g-globuline (relative)" table:display="true" table:show-details="true"/>
                <table:data-pilot-member table:name="Total-gamma-globulin" table:display="true" table:show-details="true"/>
                <table:data-pilot-member table:name="TOTPR" table:display="true" table:show-details="true"/>
                <table:data-pilot-member table:name="TP" table:display="true" table:show-details="true"/>
                <table:data-pilot-member table:name="Transaminase" table:display="true" table:show-details="true"/>
                <table:data-pilot-member table:name="Transaminase levels" table:display="true" table:show-details="true"/>
                <table:data-pilot-member table:name="Transferrin (Tf)" table:display="true" table:show-details="true"/>
                <table:data-pilot-member table:name="Transferrin iron binding capacity (TIBC)" table:display="true" table:show-details="true"/>
                <table:data-pilot-member table:name="Transferrin saturation (% BTf)" table:display="true" table:show-details="true"/>
                <table:data-pilot-member table:name="TRB" table:display="true" table:show-details="true"/>
                <table:data-pilot-member table:name="Tri iodothyronine (T3)" table:display="true" table:show-details="true"/>
                <table:data-pilot-member table:name="Tri-iodothyronine - free" table:display="true" table:show-details="true"/>
                <table:data-pilot-member table:name="Tri-iodothyronine - total" table:display="true" table:show-details="true"/>
                <table:data-pilot-member table:name="Tri-iodothyronine - total (T3)" table:display="true" table:show-details="true"/>
                <table:data-pilot-member table:name="Trig" table:display="true" table:show-details="true"/>
                <table:data-pilot-member table:name="TRIGL" table:display="true" table:show-details="true"/>
                <table:data-pilot-member table:name="Triglicerides (Trig)" table:display="true" table:show-details="true"/>
                <table:data-pilot-member table:name="Triglycerid" table:display="true" table:show-details="true"/>
                <table:data-pilot-member table:name="Triglyceride" table:display="true" table:show-details="true"/>
                <table:data-pilot-member table:name="Triglyceride (TG)" table:display="true" table:show-details="true"/>
                <table:data-pilot-member table:name="Triglyceride (Trig)" table:display="true" table:show-details="true"/>
                <table:data-pilot-member table:name="Triglyceride concentration (TRIG)" table:display="true" table:show-details="true"/>
                <table:data-pilot-member table:name="Triglyceride level" table:display="true" table:show-details="true"/>
                <table:data-pilot-member table:name="Triglycerides" table:display="true" table:show-details="true"/>
                <table:data-pilot-member table:name="Triglycerides  (TRIG)" table:display="true" table:show-details="true"/>
                <table:data-pilot-member table:name="Triglycerides (T.g.)" table:display="true" table:show-details="true"/>
                <table:data-pilot-member table:name="Triglycerides (TG)" table:display="true" table:show-details="true"/>
                <table:data-pilot-member table:name="Triglycerides (TRI)" table:display="true" table:show-details="true"/>
                <table:data-pilot-member table:name="Triglycerides (Trig)" table:display="true" table:show-details="true"/>
                <table:data-pilot-member table:name="Triglycerides (TRIGL.)" table:display="true" table:show-details="true"/>
                <table:data-pilot-member table:name="Triglycerides (TRIGL)" table:display="true" table:show-details="true"/>
                <table:data-pilot-member table:name="Triglycerides (Trigly)" table:display="true" table:show-details="true"/>
                <table:data-pilot-member table:name="Triglycerides pool" table:display="true" table:show-details="true"/>
                <table:data-pilot-member table:name="Triglycerides TRG" table:display="true" table:show-details="true"/>
                <table:data-pilot-member table:name="Triglycerides VLDL" table:display="true" table:show-details="true"/>
                <table:data-pilot-member table:name="Triiodothyronin (T3)" table:display="true" table:show-details="true"/>
                <table:data-pilot-member table:name="Triiodothyronin/Thyroxin (T3/T4)" table:display="true" table:show-details="true"/>
                <table:data-pilot-member table:name="Triiodothyronine (T3)" table:display="true" table:show-details="true"/>
                <table:data-pilot-member table:name="Troponin I" table:display="true" table:show-details="true"/>
                <table:data-pilot-member table:name="Troponin-I" table:display="true" table:show-details="true"/>
                <table:data-pilot-member table:name="Troponin-T" table:display="true" table:show-details="true"/>
                <table:data-pilot-member table:name="Tryglycerides (Triglyc)" table:display="true" table:show-details="true"/>
                <table:data-pilot-member table:name="TSH" table:display="true" table:show-details="true"/>
                <table:data-pilot-member table:name="Urea" table:display="true" table:show-details="true"/>
                <table:data-pilot-member table:name="Urea (UREA)" table:display="true" table:show-details="true"/>
                <table:data-pilot-member table:name="Urea (UREE)" table:display="true" table:show-details="true"/>
                <table:data-pilot-member table:name="Urea concentration (Urea)" table:display="true" table:show-details="true"/>
                <table:data-pilot-member table:name="Urea N" table:display="true" table:show-details="true"/>
                <table:data-pilot-member table:name="Urea nitrogen" table:display="true" table:show-details="true"/>
                <table:data-pilot-member table:name="Urea nitrogen (BUN)" table:display="true" table:show-details="true"/>
                <table:data-pilot-member table:name="Urea nitrogen (UN)" table:display="true" table:show-details="true"/>
                <table:data-pilot-member table:name="Urea nitrogen (UREA)" table:display="true" table:show-details="true"/>
                <table:data-pilot-member table:name="Urea notrogen" table:display="true" table:show-details="true"/>
                <table:data-pilot-member table:name="Urea UREA" table:display="true" table:show-details="true"/>
                <table:data-pilot-member table:name="URIC A" table:display="true" table:show-details="true"/>
                <table:data-pilot-member table:name="Uric acid" table:display="true" table:show-details="true"/>
                <table:data-pilot-member table:name="Uric acid (UA)" table:display="true" table:show-details="true"/>
                <table:data-pilot-member table:name="Urine-chloride" table:display="true" table:show-details="true"/>
                <table:data-pilot-member table:name="Urine-creatinine" table:display="true" table:show-details="true"/>
                <table:data-pilot-member table:name="Urine-potassium" table:display="true" table:show-details="true"/>
                <table:data-pilot-member table:name="Urine-sodium" table:display="true" table:show-details="true"/>
                <table:data-pilot-member table:name="Very low density lipoprotein" table:display="true" table:show-details="true"/>
                <table:data-pilot-member table:name="y-glutamyltranspeptidase (GGT)" table:display="true" table:show-details="true"/>
                <table:data-pilot-member table:name="Yellow discoloration of the ser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ndardised_parameter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5 Prime Nucleotidase" table:display="true" table:show-details="true"/>
                <table:data-pilot-member table:name="Adrenocorticotropic Hormone" table:display="true" table:show-details="true"/>
                <table:data-pilot-member table:name="Alanine Aminotransferase" table:display="true" table:show-details="true"/>
                <table:data-pilot-member table:name="Albumin" table:display="true" table:show-details="true"/>
                <table:data-pilot-member table:name="Albumin/Globulin" table:display="true" table:show-details="true"/>
                <table:data-pilot-member table:name="Aldolase" table:display="true" table:show-details="true"/>
                <table:data-pilot-member table:name="Aldosterone" table:display="true" table:show-details="true"/>
                <table:data-pilot-member table:name="Alkaline Phosphatase" table:display="true" table:show-details="true"/>
                <table:data-pilot-member table:name="Alpha-1 Globulin" table:display="true" table:show-details="true"/>
                <table:data-pilot-member table:name="Alpha-2 Globulin" table:display="true" table:show-details="true"/>
                <table:data-pilot-member table:name="Amylase" table:display="true" table:show-details="true"/>
                <table:data-pilot-member table:name="Aspartate Aminotransferase" table:display="true" table:show-details="true"/>
                <table:data-pilot-member table:name="Beta Globulin" table:display="true" table:show-details="true"/>
                <table:data-pilot-member table:name="Bicarbonate" table:display="true" table:show-details="true"/>
                <table:data-pilot-member table:name="Bile Acid" table:display="true" table:show-details="true"/>
                <table:data-pilot-member table:name="Bilirubin" table:display="true" table:show-details="true"/>
                <table:data-pilot-member table:name="Blood Urea Nitrogen" table:display="true" table:show-details="true"/>
                <table:data-pilot-member table:name="Calcium" table:display="true" table:show-details="true"/>
                <table:data-pilot-member table:name="Calcium, Ionized" table:display="true" table:show-details="true"/>
                <table:data-pilot-member table:name="Carbon Dioxide" table:display="true" table:show-details="true"/>
                <table:data-pilot-member table:name="Chloride" table:display="true" table:show-details="true"/>
                <table:data-pilot-member table:name="Cholesterol" table:display="true" table:show-details="true"/>
                <table:data-pilot-member table:name="Cholinesterase" table:display="true" table:show-details="true"/>
                <table:data-pilot-member table:name="Corticosterone" table:display="true" table:show-details="true"/>
                <table:data-pilot-member table:name="Cortisol" table:display="true" table:show-details="true"/>
                <table:data-pilot-member table:name="Creatine Kinase" table:display="true" table:show-details="true"/>
                <table:data-pilot-member table:name="Creatinine" table:display="true" table:show-details="true"/>
                <table:data-pilot-member table:name="Direct Bilirubin" table:display="true" table:show-details="true"/>
                <table:data-pilot-member table:name="Estradiol" table:display="true" table:show-details="true"/>
                <table:data-pilot-member table:name="Free Fatty Acid" table:display="true" table:show-details="true"/>
                <table:data-pilot-member table:name="Free Glycerol" table:display="true" table:show-details="true"/>
                <table:data-pilot-member table:name="Gamma Globulin" table:display="true" table:show-details="true"/>
                <table:data-pilot-member table:name="Gamma Glutamyl Transferase" table:display="true" table:show-details="true"/>
                <table:data-pilot-member table:name="Globulin" table:display="true" table:show-details="true"/>
                <table:data-pilot-member table:name="Glucose" table:display="true" table:show-details="true"/>
                <table:data-pilot-member table:name="Glutamate Dehydrogenase" table:display="true" table:show-details="true"/>
                <table:data-pilot-member table:name="Glutathione S-Transferase, Total" table:display="true" table:show-details="true"/>
                <table:data-pilot-member table:name="Haptoglobin" table:display="true" table:show-details="true"/>
                <table:data-pilot-member table:name="HDL Cholesterol" table:display="true" table:show-details="true"/>
                <table:data-pilot-member table:name="Immunoglobulin E" table:display="true" table:show-details="true"/>
                <table:data-pilot-member table:name="Immunoglobulin G" table:display="true" table:show-details="true"/>
                <table:data-pilot-member table:name="Immunoglobulin M" table:display="true" table:show-details="true"/>
                <table:data-pilot-member table:name="Indirect Bilirubin" table:display="true" table:show-details="true"/>
                <table:data-pilot-member table:name="Insulin" table:display="true" table:show-details="true"/>
                <table:data-pilot-member table:name="Iron" table:display="true" table:show-details="true"/>
                <table:data-pilot-member table:name="Lactate Dehydrogenase" table:display="true" table:show-details="true"/>
                <table:data-pilot-member table:name="LDL Cholesterol" table:display="true" table:show-details="true"/>
                <table:data-pilot-member table:name="Magnesium" table:display="true" table:show-details="true"/>
                <table:data-pilot-member table:name="Myoglobin" table:display="true" table:show-details="true"/>
                <table:data-pilot-member table:name="Osmolality" table:display="true" table:show-details="true"/>
                <table:data-pilot-member table:name="Osmolarity" table:display="true" table:show-details="true"/>
                <table:data-pilot-member table:name="Phosphate" table:display="true" table:show-details="true"/>
                <table:data-pilot-member table:name="Phospholipid" table:display="true" table:show-details="true"/>
                <table:data-pilot-member table:name="Potassium" table:display="true" table:show-details="true"/>
                <table:data-pilot-member table:name="Protein" table:display="true" table:show-details="true"/>
                <table:data-pilot-member table:name="Sodium" table:display="true" table:show-details="true"/>
                <table:data-pilot-member table:name="Sorbitol Dehydrogenase" table:display="true" table:show-details="true"/>
                <table:data-pilot-member table:name="Thyroglobulin" table:display="true" table:show-details="true"/>
                <table:data-pilot-member table:name="Thyrotropin" table:display="true" table:show-details="true"/>
                <table:data-pilot-member table:name="Thyroxine" table:display="true" table:show-details="true"/>
                <table:data-pilot-member table:name="Transferrin" table:display="true" table:show-details="true"/>
                <table:data-pilot-member table:name="Transferrin Saturation" table:display="true" table:show-details="true"/>
                <table:data-pilot-member table:name="Triacylglycerol Lipase" table:display="true" table:show-details="true"/>
                <table:data-pilot-member table:name="Triglycerides" table:display="true" table:show-details="true"/>
                <table:data-pilot-member table:name="Triiodothyronine" table:display="true" table:show-details="true"/>
                <table:data-pilot-member table:name="Triiodothyronine, Free" table:display="true" table:show-details="true"/>
                <table:data-pilot-member table:name="Troponin I" table:display="true" table:show-details="true"/>
                <table:data-pilot-member table:name="Troponin T" table:display="true" table:show-details="true"/>
                <table:data-pilot-member table:name="Urate" table:display="true" table:show-details="true"/>
                <table:data-pilot-member table:name="Urea" table:display="true" table:show-details="true"/>
                <table:data-pilot-member table:name="VLDL Cholester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t_id" table:orientation="row" table:used-hierarchy="0" table:function="auto">
            <table:data-pilot-level table:show-empty="false">
              <table:data-pilot-members>
                <table:data-pilot-member table:name="E-3432" table:display="true" table:show-details="true"/>
                <table:data-pilot-member table:name="E-4018" table:display="true" table:show-details="true"/>
                <table:data-pilot-member table:name="E-4716" table:display="true" table:show-details="true"/>
                <table:data-pilot-member table:name="E-4804" table:display="true" table:show-details="true"/>
                <table:data-pilot-member table:name="E-4868" table:display="true" table:show-details="true"/>
                <table:data-pilot-member table:name="E-5296" table:display="true" table:show-details="true"/>
                <table:data-pilot-member table:name="E-5409" table:display="true" table:show-details="true"/>
                <table:data-pilot-member table:name="E-5505" table:display="true" table:show-details="true"/>
                <table:data-pilot-member table:name="E-5746DIMALEATE" table:display="true" table:show-details="true"/>
                <table:data-pilot-member table:name="E-5826" table:display="true" table:show-details="true"/>
                <table:data-pilot-member table:name="E-6006" table:display="true" table:show-details="true"/>
                <table:data-pilot-member table:name="E-6087" table:display="true" table:show-details="true"/>
                <table:data-pilot-member table:name="E-6199" table:display="true" table:show-details="true"/>
                <table:data-pilot-member table:name="E-6232" table:display="true" table:show-details="true"/>
                <table:data-pilot-member table:name="E-6259" table:display="true" table:show-details="true"/>
                <table:data-pilot-member table:name="E-6265" table:display="true" table:show-details="true"/>
                <table:data-pilot-member table:name="E-6276CITRATE" table:display="true" table:show-details="true"/>
                <table:data-pilot-member table:name="E-6776" table:display="true" table:show-details="true"/>
                <table:data-pilot-member table:name="GGA_BHC_ASSA" table:display="true" table:show-details="true"/>
                <table:data-pilot-member table:name="GGA_BHC_BAY1026153" table:display="true" table:show-details="true"/>
                <table:data-pilot-member table:name="GGA_BHC_BAY129908" table:display="true" table:show-details="true"/>
                <table:data-pilot-member table:name="GGA_BHC_BAY157496" table:display="true" table:show-details="true"/>
                <table:data-pilot-member table:name="GGA_BHC_BAY171998" table:display="true" table:show-details="true"/>
                <table:data-pilot-member table:name="GGA_BHC_BAY174528" table:display="true" table:show-details="true"/>
                <table:data-pilot-member table:name="GGA_BHC_BAY192201" table:display="true" table:show-details="true"/>
                <table:data-pilot-member table:name="GGA_BHC_BAY197861" table:display="true" table:show-details="true"/>
                <table:data-pilot-member table:name="GGA_BHC_BAY198746" table:display="true" table:show-details="true"/>
                <table:data-pilot-member table:name="GGA_BHC_BAY229959" table:display="true" table:show-details="true"/>
                <table:data-pilot-member table:name="GGA_BHC_BAY279955" table:display="true" table:show-details="true"/>
                <table:data-pilot-member table:name="GGA_BHC_BAY295987" table:display="true" table:show-details="true"/>
                <table:data-pilot-member table:name="GGA_BHC_BAY312897" table:display="true" table:show-details="true"/>
                <table:data-pilot-member table:name="GGA_BHC_BAY341768" table:display="true" table:show-details="true"/>
                <table:data-pilot-member table:name="GGA_BHC_BAY346601" table:display="true" table:show-details="true"/>
                <table:data-pilot-member table:name="GGA_BHC_BAY353377" table:display="true" table:show-details="true"/>
                <table:data-pilot-member table:name="GGA_BHC_BAY358535" table:display="true" table:show-details="true"/>
                <table:data-pilot-member table:name="GGA_BHC_BAY401007" table:display="true" table:show-details="true"/>
                <table:data-pilot-member table:name="GGA_BHC_BAY407554" table:display="true" table:show-details="true"/>
                <table:data-pilot-member table:name="GGA_BHC_BAY413407" table:display="true" table:show-details="true"/>
                <table:data-pilot-member table:name="GGA_BHC_BAY449585" table:display="true" table:show-details="true"/>
                <table:data-pilot-member table:name="GGA_BHC_BAY549085" table:display="true" table:show-details="true"/>
                <table:data-pilot-member table:name="GGA_BHC_BAY549696" table:display="true" table:show-details="true"/>
                <table:data-pilot-member table:name="GGA_BHC_BAY549801" table:display="true" table:show-details="true"/>
                <table:data-pilot-member table:name="GGA_BHC_BAY582657" table:display="true" table:show-details="true"/>
                <table:data-pilot-member table:name="GGA_BHC_BAY591762" table:display="true" table:show-details="true"/>
                <table:data-pilot-member table:name="GGA_BHC_BAY597939" table:display="true" table:show-details="true"/>
                <table:data-pilot-member table:name="GGA_BHC_BAY602770" table:display="true" table:show-details="true"/>
                <table:data-pilot-member table:name="GGA_BHC_BAY604241" table:display="true" table:show-details="true"/>
                <table:data-pilot-member table:name="GGA_BHC_BAY604552" table:display="true" table:show-details="true"/>
                <table:data-pilot-member table:name="GGA_BHC_BAY605091" table:display="true" table:show-details="true"/>
                <table:data-pilot-member table:name="GGA_BHC_BAY605521" table:display="true" table:show-details="true"/>
                <table:data-pilot-member table:name="GGA_BHC_BAY607550" table:display="true" table:show-details="true"/>
                <table:data-pilot-member table:name="GGA_BHC_BAY629069" table:display="true" table:show-details="true"/>
                <table:data-pilot-member table:name="GGA_BHC_BAY632149" table:display="true" table:show-details="true"/>
                <table:data-pilot-member table:name="GGA_BHC_BAY647664" table:display="true" table:show-details="true"/>
                <table:data-pilot-member table:name="GGA_BHC_BAY652520" table:display="true" table:show-details="true"/>
                <table:data-pilot-member table:name="GGA_BHC_BAY675617" table:display="true" table:show-details="true"/>
                <table:data-pilot-member table:name="GGA_BHC_BAY685042" table:display="true" table:show-details="true"/>
                <table:data-pilot-member table:name="GGA_BHC_BAY729222" table:display="true" table:show-details="true"/>
                <table:data-pilot-member table:name="GGA_BHC_BAY729629" table:display="true" table:show-details="true"/>
                <table:data-pilot-member table:name="GGA_BHC_BAY736691" table:display="true" table:show-details="true"/>
                <table:data-pilot-member table:name="GGA_BHC_BAY737573" table:display="true" table:show-details="true"/>
                <table:data-pilot-member table:name="GGA_BHC_BAY744113" table:display="true" table:show-details="true"/>
                <table:data-pilot-member table:name="GGA_BHC_BAY752917" table:display="true" table:show-details="true"/>
                <table:data-pilot-member table:name="GGA_BHC_BAY755308" table:display="true" table:show-details="true"/>
                <table:data-pilot-member table:name="GGA_BHC_BAY767171" table:display="true" table:show-details="true"/>
                <table:data-pilot-member table:name="GGA_BHC_BAY772418" table:display="true" table:show-details="true"/>
                <table:data-pilot-member table:name="GGA_BHC_BAY775072" table:display="true" table:show-details="true"/>
                <table:data-pilot-member table:name="GGA_BHC_BAY775378" table:display="true" table:show-details="true"/>
                <table:data-pilot-member table:name="GGA_BHC_BAY787499" table:display="true" table:show-details="true"/>
                <table:data-pilot-member table:name="GGA_BHC_BAY792945" table:display="true" table:show-details="true"/>
                <table:data-pilot-member table:name="GGA_BHC_BAY794648" table:display="true" table:show-details="true"/>
                <table:data-pilot-member table:name="GGA_BHC_BAY797158" table:display="true" table:show-details="true"/>
                <table:data-pilot-member table:name="GGA_BHC_BAY801437" table:display="true" table:show-details="true"/>
                <table:data-pilot-member table:name="GGA_BHC_BAY836703" table:display="true" table:show-details="true"/>
                <table:data-pilot-member table:name="GGA_BHC_BAY844580" table:display="true" table:show-details="true"/>
                <table:data-pilot-member table:name="GGA_BHC_BAY846521" table:display="true" table:show-details="true"/>
                <table:data-pilot-member table:name="GGA_BHC_BAY849587" table:display="true" table:show-details="true"/>
                <table:data-pilot-member table:name="GGA_BHC_BAY948842" table:display="true" table:show-details="true"/>
                <table:data-pilot-member table:name="GGA_BHC_BAYB009624" table:display="true" table:show-details="true"/>
                <table:data-pilot-member table:name="GGA_BHC_BAYB05097" table:display="true" table:show-details="true"/>
                <table:data-pilot-member table:name="GGA_BHC_BAYE006905" table:display="true" table:show-details="true"/>
                <table:data-pilot-member table:name="GGA_BHC_BAYF001353" table:display="true" table:show-details="true"/>
                <table:data-pilot-member table:name="GGA_BHC_BAYW006341" table:display="true" table:show-details="true"/>
                <table:data-pilot-member table:name="GGA_BHC_BAYw008801" table:display="true" table:show-details="true"/>
                <table:data-pilot-member table:name="GGA_BHC_CAS94695-52-0" table:display="true" table:show-details="true"/>
                <table:data-pilot-member table:name="GGA_BHC_Yttrium-89" table:display="true" table:show-details="true"/>
                <table:data-pilot-member table:name="GGA_BHC_ZK0002218" table:display="true" table:show-details="true"/>
                <table:data-pilot-member table:name="GGA_BHC_ZK0005932" table:display="true" table:show-details="true"/>
                <table:data-pilot-member table:name="GGA_BHC_ZK0022688" table:display="true" table:show-details="true"/>
                <table:data-pilot-member table:name="GGA_BHC_ZK0029123" table:display="true" table:show-details="true"/>
                <table:data-pilot-member table:name="GGA_BHC_ZK0038199" table:display="true" table:show-details="true"/>
                <table:data-pilot-member table:name="GGA_BHC_ZK0038828" table:display="true" table:show-details="true"/>
                <table:data-pilot-member table:name="GGA_BHC_ZK0039230" table:display="true" table:show-details="true"/>
                <table:data-pilot-member table:name="GGA_BHC_ZK0039294" table:display="true" table:show-details="true"/>
                <table:data-pilot-member table:name="GGA_BHC_ZK0046034" table:display="true" table:show-details="true"/>
                <table:data-pilot-member table:name="GGA_BHC_ZK0046052" table:display="true" table:show-details="true"/>
                <table:data-pilot-member table:name="GGA_BHC_ZK005155" table:display="true" table:show-details="true"/>
                <table:data-pilot-member table:name="GGA_BHC_ZK0090988" table:display="true" table:show-details="true"/>
                <table:data-pilot-member table:name="GGA_BHC_ZK0091558" table:display="true" table:show-details="true"/>
                <table:data-pilot-member table:name="GGA_BHC_ZK0091588" table:display="true" table:show-details="true"/>
                <table:data-pilot-member table:name="GGA_BHC_ZK0093035" table:display="true" table:show-details="true"/>
                <table:data-pilot-member table:name="GGA_BHC_ZK0095639" table:display="true" table:show-details="true"/>
                <table:data-pilot-member table:name="GGA_BHC_ZK0096944" table:display="true" table:show-details="true"/>
                <table:data-pilot-member table:name="GGA_BHC_ZK0115194" table:display="true" table:show-details="true"/>
                <table:data-pilot-member table:name="GGA_BHC_ZK0115330" table:display="true" table:show-details="true"/>
                <table:data-pilot-member table:name="GGA_BHC_ZK0117610" table:display="true" table:show-details="true"/>
                <table:data-pilot-member table:name="GGA_BHC_ZK0118884" table:display="true" table:show-details="true"/>
                <table:data-pilot-member table:name="GGA_BHC_ZK0119649" table:display="true" table:show-details="true"/>
                <table:data-pilot-member table:name="GGA_BHC_ZK0130707" table:display="true" table:show-details="true"/>
                <table:data-pilot-member table:name="GGA_BHC_ZK0130999" table:display="true" table:show-details="true"/>
                <table:data-pilot-member table:name="GGA_BHC_ZK0132649" table:display="true" table:show-details="true"/>
                <table:data-pilot-member table:name="GGA_BHC_ZK0134845" table:display="true" table:show-details="true"/>
                <table:data-pilot-member table:name="GGA_BHC_ZK0136295" table:display="true" table:show-details="true"/>
                <table:data-pilot-member table:name="GGA_BHC_ZK0138129" table:display="true" table:show-details="true"/>
                <table:data-pilot-member table:name="GGA_BHC_ZK0152387" table:display="true" table:show-details="true"/>
                <table:data-pilot-member table:name="GGA_BHC_ZK0167054" table:display="true" table:show-details="true"/>
                <table:data-pilot-member table:name="GGA_BHC_ZK0203060" table:display="true" table:show-details="true"/>
                <table:data-pilot-member table:name="GGA_BHC_ZK0203278" table:display="true" table:show-details="true"/>
                <table:data-pilot-member table:name="GGA_BHC_ZK0205097" table:display="true" table:show-details="true"/>
                <table:data-pilot-member table:name="GGA_BHC_ZK0208983" table:display="true" table:show-details="true"/>
                <table:data-pilot-member table:name="GGA_BHC_ZK0217044" table:display="true" table:show-details="true"/>
                <table:data-pilot-member table:name="GGA_BHC_ZK0226830" table:display="true" table:show-details="true"/>
                <table:data-pilot-member table:name="GGA_BHC_ZK0230211" table:display="true" table:show-details="true"/>
                <table:data-pilot-member table:name="GGA_BHC_ZK0235253" table:display="true" table:show-details="true"/>
                <table:data-pilot-member table:name="GGA_BHC_ZK0303398" table:display="true" table:show-details="true"/>
                <table:data-pilot-member table:name="GGA_BHC_ZK0304709" table:display="true" table:show-details="true"/>
                <table:data-pilot-member table:name="GGA_BHC_ZK0355212" table:display="true" table:show-details="true"/>
                <table:data-pilot-member table:name="GGA_BHC_ZK0813039" table:display="true" table:show-details="true"/>
                <table:data-pilot-member table:name="GGA_BHC_ZK0820973" table:display="true" table:show-details="true"/>
                <table:data-pilot-member table:name="GGA_BHC_ZK0821581" table:display="true" table:show-details="true"/>
                <table:data-pilot-member table:name="GGA_BHC_ZK098299" table:display="true" table:show-details="true"/>
                <table:data-pilot-member table:name="GGA_BHC_ZK135079" table:display="true" table:show-details="true"/>
                <table:data-pilot-member table:name="GGA_BHC_ZK222584" table:display="true" table:show-details="true"/>
                <table:data-pilot-member table:name="GGA_BHC_ZK226830" table:display="true" table:show-details="true"/>
                <table:data-pilot-member table:name="GGA_BHC_ZK235253" table:display="true" table:show-details="true"/>
                <table:data-pilot-member table:name="GGA_BHC_ZK6033573" table:display="true" table:show-details="true"/>
                <table:data-pilot-member table:name="GGA_BI_004" table:display="true" table:show-details="true"/>
                <table:data-pilot-member table:name="GGA_BI_005" table:display="true" table:show-details="true"/>
                <table:data-pilot-member table:name="GGA_BI_006" table:display="true" table:show-details="true"/>
                <table:data-pilot-member table:name="GGA_BI_007" table:display="true" table:show-details="true"/>
                <table:data-pilot-member table:name="GGA_BI_008" table:display="true" table:show-details="true"/>
                <table:data-pilot-member table:name="GGA_BI_009" table:display="true" table:show-details="true"/>
                <table:data-pilot-member table:name="GGA_BI_010" table:display="true" table:show-details="true"/>
                <table:data-pilot-member table:name="GGA_BI_017" table:display="true" table:show-details="true"/>
                <table:data-pilot-member table:name="GGA_GSK_BRL61063" table:display="true" table:show-details="true"/>
                <table:data-pilot-member table:name="GGA_GSK_GI181771" table:display="true" table:show-details="true"/>
                <table:data-pilot-member table:name="GGA_GSK_GI197111" table:display="true" table:show-details="true"/>
                <table:data-pilot-member table:name="GGA_GSK_GI262570" table:display="true" table:show-details="true"/>
                <table:data-pilot-member table:name="GGA_GSK_GR215864" table:display="true" table:show-details="true"/>
                <table:data-pilot-member table:name="GGA_GSK_GR68170" table:display="true" table:show-details="true"/>
                <table:data-pilot-member table:name="GGA_GSK_GSK1614343" table:display="true" table:show-details="true"/>
                <table:data-pilot-member table:name="GGA_GSK_GSK163929" table:display="true" table:show-details="true"/>
                <table:data-pilot-member table:name="GGA_GSK_GSK196369" table:display="true" table:show-details="true"/>
                <table:data-pilot-member table:name="GGA_GSK_GSK202405" table:display="true" table:show-details="true"/>
                <table:data-pilot-member table:name="GGA_GSK_GSK203815" table:display="true" table:show-details="true"/>
                <table:data-pilot-member table:name="GGA_GSK_GSK232420" table:display="true" table:show-details="true"/>
                <table:data-pilot-member table:name="GGA_GSK_GSK232802" table:display="true" table:show-details="true"/>
                <table:data-pilot-member table:name="GGA_GSK_GSK236034" table:display="true" table:show-details="true"/>
                <table:data-pilot-member table:name="GGA_GSK_GSK258899" table:display="true" table:show-details="true"/>
                <table:data-pilot-member table:name="GGA_GSK_GSK269984" table:display="true" table:show-details="true"/>
                <table:data-pilot-member table:name="GGA_GSK_GSK626616" table:display="true" table:show-details="true"/>
                <table:data-pilot-member table:name="GGA_GSK_GSK894281" table:display="true" table:show-details="true"/>
                <table:data-pilot-member table:name="GGA_GSK_GSK960502" table:display="true" table:show-details="true"/>
                <table:data-pilot-member table:name="GGA_GSK_GW273225" table:display="true" table:show-details="true"/>
                <table:data-pilot-member table:name="GGA_GSK_GW409544" table:display="true" table:show-details="true"/>
                <table:data-pilot-member table:name="GGA_GSK_GW502070" table:display="true" table:show-details="true"/>
                <table:data-pilot-member table:name="GGA_GSK_GW584148" table:display="true" table:show-details="true"/>
                <table:data-pilot-member table:name="GGA_GSK_GW659330" table:display="true" table:show-details="true"/>
                <table:data-pilot-member table:name="GGA_GSK_GW693085" table:display="true" table:show-details="true"/>
                <table:data-pilot-member table:name="GGA_GSK_GW695634" table:display="true" table:show-details="true"/>
                <table:data-pilot-member table:name="GGA_GSK_GW709135" table:display="true" table:show-details="true"/>
                <table:data-pilot-member table:name="GGA_GSK_GW784774" table:display="true" table:show-details="true"/>
                <table:data-pilot-member table:name="GGA_GSK_GW823093" table:display="true" table:show-details="true"/>
                <table:data-pilot-member table:name="GGA_GSK_GW825964" table:display="true" table:show-details="true"/>
                <table:data-pilot-member table:name="GGA_GSK_GW848687" table:display="true" table:show-details="true"/>
                <table:data-pilot-member table:name="GGA_GSK_SB202235" table:display="true" table:show-details="true"/>
                <table:data-pilot-member table:name="GGA_GSK_SB204269" table:display="true" table:show-details="true"/>
                <table:data-pilot-member table:name="GGA_GSK_SB205312" table:display="true" table:show-details="true"/>
                <table:data-pilot-member table:name="GGA_GSK_SB207266" table:display="true" table:show-details="true"/>
                <table:data-pilot-member table:name="GGA_GSK_SB214857" table:display="true" table:show-details="true"/>
                <table:data-pilot-member table:name="GGA_GSK_SB217242" table:display="true" table:show-details="true"/>
                <table:data-pilot-member table:name="GGA_GSK_SB223412" table:display="true" table:show-details="true"/>
                <table:data-pilot-member table:name="GGA_GSK_SB235375" table:display="true" table:show-details="true"/>
                <table:data-pilot-member table:name="GGA_GSK_SB236057" table:display="true" table:show-details="true"/>
                <table:data-pilot-member table:name="GGA_GSK_SB237376" table:display="true" table:show-details="true"/>
                <table:data-pilot-member table:name="GGA_GSK_SB242235" table:display="true" table:show-details="true"/>
                <table:data-pilot-member table:name="GGA_GSK_SB243213" table:display="true" table:show-details="true"/>
                <table:data-pilot-member table:name="GGA_GSK_SB245570" table:display="true" table:show-details="true"/>
                <table:data-pilot-member table:name="GGA_GSK_SB247083" table:display="true" table:show-details="true"/>
                <table:data-pilot-member table:name="GGA_GSK_SB247853" table:display="true" table:show-details="true"/>
                <table:data-pilot-member table:name="GGA_GSK_SB248677" table:display="true" table:show-details="true"/>
                <table:data-pilot-member table:name="GGA_GSK_SB273005" table:display="true" table:show-details="true"/>
                <table:data-pilot-member table:name="GGA_GSK_SB332235" table:display="true" table:show-details="true"/>
                <table:data-pilot-member table:name="GGA_GSK_SB399885" table:display="true" table:show-details="true"/>
                <table:data-pilot-member table:name="GGA_GSK_SB406725" table:display="true" table:show-details="true"/>
                <table:data-pilot-member table:name="GGA_GSK_SB616234" table:display="true" table:show-details="true"/>
                <table:data-pilot-member table:name="GGA_GSK_SB711845" table:display="true" table:show-details="true"/>
                <table:data-pilot-member table:name="GGA_GSK_SB742510" table:display="true" table:show-details="true"/>
                <table:data-pilot-member table:name="GGA_IRIS_SER004" table:display="true" table:show-details="true"/>
                <table:data-pilot-member table:name="GGA_IRIS_SER009" table:display="true" table:show-details="true"/>
                <table:data-pilot-member table:name="GGA_IRIS_SER012" table:display="true" table:show-details="true"/>
                <table:data-pilot-member table:name="GGA_IRIS_SER016" table:display="true" table:show-details="true"/>
                <table:data-pilot-member table:name="GGA_IRIS_SER017" table:display="true" table:show-details="true"/>
                <table:data-pilot-member table:name="GGA_IRIS_SER018" table:display="true" table:show-details="true"/>
                <table:data-pilot-member table:name="GGA_IRIS_SER029" table:display="true" table:show-details="true"/>
                <table:data-pilot-member table:name="GGA_IRIS_SER030" table:display="true" table:show-details="true"/>
                <table:data-pilot-member table:name="GGA_IRIS_SER038" table:display="true" table:show-details="true"/>
                <table:data-pilot-member table:name="GGA_IRIS_SER049" table:display="true" table:show-details="true"/>
                <table:data-pilot-member table:name="GGA_IRIS_SER054" table:display="true" table:show-details="true"/>
                <table:data-pilot-member table:name="GGA_IRIS_SER061" table:display="true" table:show-details="true"/>
                <table:data-pilot-member table:name="GGA_IRIS_SER066" table:display="true" table:show-details="true"/>
                <table:data-pilot-member table:name="GGA_IRIS_SER068" table:display="true" table:show-details="true"/>
                <table:data-pilot-member table:name="GGA_IRIS_SER069" table:display="true" table:show-details="true"/>
                <table:data-pilot-member table:name="GGA_IRIS_SER071" table:display="true" table:show-details="true"/>
                <table:data-pilot-member table:name="GGA_IRIS_SER073" table:display="true" table:show-details="true"/>
                <table:data-pilot-member table:name="GGA_IRIS_SER075" table:display="true" table:show-details="true"/>
                <table:data-pilot-member table:name="GGA_IRIS_SER076" table:display="true" table:show-details="true"/>
                <table:data-pilot-member table:name="GGA_IRIS_SER078" table:display="true" table:show-details="true"/>
                <table:data-pilot-member table:name="GGA_IRIS_SER083" table:display="true" table:show-details="true"/>
                <table:data-pilot-member table:name="GGA_IRIS_SER084" table:display="true" table:show-details="true"/>
                <table:data-pilot-member table:name="GGA_IRIS_SER086" table:display="true" table:show-details="true"/>
                <table:data-pilot-member table:name="GGA_IRIS_SER093" table:display="true" table:show-details="true"/>
                <table:data-pilot-member table:name="GGA_IRIS_SER103" table:display="true" table:show-details="true"/>
                <table:data-pilot-member table:name="GGA_LDB_265852" table:display="true" table:show-details="true"/>
                <table:data-pilot-member table:name="GGA_LDB_275852" table:display="true" table:show-details="true"/>
                <table:data-pilot-member table:name="GGA_LDB_31854" table:display="true" table:show-details="true"/>
                <table:data-pilot-member table:name="GGA_PFI_0136095" table:display="true" table:show-details="true"/>
                <table:data-pilot-member table:name="GGA_PFI_0178390" table:display="true" table:show-details="true"/>
                <table:data-pilot-member table:name="GGA_PFI_0189659" table:display="true" table:show-details="true"/>
                <table:data-pilot-member table:name="GGA_PFI_0196860" table:display="true" table:show-details="true"/>
                <table:data-pilot-member table:name="GGA_PFI_0254538" table:display="true" table:show-details="true"/>
                <table:data-pilot-member table:name="GGA_PFI_0333941" table:display="true" table:show-details="true"/>
                <table:data-pilot-member table:name="GGA_PFI_0343701" table:display="true" table:show-details="true"/>
                <table:data-pilot-member table:name="GGA_PFI_CJ-013610" table:display="true" table:show-details="true"/>
                <table:data-pilot-member table:name="GGA_PFI_CJ-013790" table:display="true" table:show-details="true"/>
                <table:data-pilot-member table:name="GGA_PFI_CP-105697" table:display="true" table:show-details="true"/>
                <table:data-pilot-member table:name="GGA_PFI_CP-122721" table:display="true" table:show-details="true"/>
                <table:data-pilot-member table:name="GGA_PFI_CP-283097" table:display="true" table:show-details="true"/>
                <table:data-pilot-member table:name="GGA_PFI_CP-401387" table:display="true" table:show-details="true"/>
                <table:data-pilot-member table:name="GGA_PFI_CP-456773" table:display="true" table:show-details="true"/>
                <table:data-pilot-member table:name="GGA_PFI_CP-457677" table:display="true" table:show-details="true"/>
                <table:data-pilot-member table:name="GGA_PFI_CP-457920" table:display="true" table:show-details="true"/>
                <table:data-pilot-member table:name="GGA_PFI_CP-465394" table:display="true" table:show-details="true"/>
                <table:data-pilot-member table:name="GGA_PFI_CP-471358" table:display="true" table:show-details="true"/>
                <table:data-pilot-member table:name="GGA_PFI_CP-532623" table:display="true" table:show-details="true"/>
                <table:data-pilot-member table:name="GGA_PFI_CP-544439" table:display="true" table:show-details="true"/>
                <table:data-pilot-member table:name="GGA_PFI_CP-607366" table:display="true" table:show-details="true"/>
                <table:data-pilot-member table:name="GGA_PFI_CP-608039" table:display="true" table:show-details="true"/>
                <table:data-pilot-member table:name="GGA_PFI_CP-612372" table:display="true" table:show-details="true"/>
                <table:data-pilot-member table:name="GGA_PFI_CP-634384" table:display="true" table:show-details="true"/>
                <table:data-pilot-member table:name="GGA_PFI_CP-642931" table:display="true" table:show-details="true"/>
                <table:data-pilot-member table:name="GGA_PFI_CP-728663" table:display="true" table:show-details="true"/>
                <table:data-pilot-member table:name="GGA_PFI_CP-863187" table:display="true" table:show-details="true"/>
                <table:data-pilot-member table:name="GGA_PFI_UK-343664" table:display="true" table:show-details="true"/>
                <table:data-pilot-member table:name="GGA_PFI_UK-373911" table:display="true" table:show-details="true"/>
                <table:data-pilot-member table:name="GGA_PFI_UK-416244" table:display="true" table:show-details="true"/>
                <table:data-pilot-member table:name="GGA_UCB_w01" table:display="true" table:show-details="true"/>
                <table:data-pilot-member table:name="GGA_UCB_w02" table:display="true" table:show-details="true"/>
                <table:data-pilot-member table:name="GGA_UCB_w03" table:display="true" table:show-details="true"/>
                <table:data-pilot-member table:name="GGA_UCB_w04" table:display="true" table:show-details="true"/>
                <table:data-pilot-member table:name="GGA_UCB_w06" table:display="true" table:show-details="true"/>
                <table:data-pilot-member table:name="GGA_UCB_w07" table:display="true" table:show-details="true"/>
                <table:data-pilot-member table:name="GGA_UCB_w08" table:display="true" table:show-details="true"/>
                <table:data-pilot-member table:name="GGA_UCB_w09" table:display="true" table:show-details="true"/>
                <table:data-pilot-member table:name="GGA_UCB_w11" table:display="true" table:show-details="true"/>
                <table:data-pilot-member table:name="GGA_UCB_w12" table:display="true" table:show-details="true"/>
                <table:data-pilot-member table:name="GGA_UCB_w14" table:display="true" table:show-details="true"/>
                <table:data-pilot-member table:name="GGA_UCB_w15" table:display="true" table:show-details="true"/>
                <table:data-pilot-member table:name="GGA_UCB_w17" table:display="true" table:show-details="true"/>
                <table:data-pilot-member table:name="GGA_UCB_w19" table:display="true" table:show-details="true"/>
                <table:data-pilot-member table:name="GGA_UCB_w20" table:display="true" table:show-details="true"/>
                <table:data-pilot-member table:name="GGA_UCB_w21" table:display="true" table:show-details="true"/>
                <table:data-pilot-member table:name="GGA_UCB_w22" table:display="true" table:show-details="true"/>
                <table:data-pilot-member table:name="GGA_UCB_w23" table:display="true" table:show-details="true"/>
                <table:data-pilot-member table:name="GGA_UCB_w24" table:display="true" table:show-details="true"/>
                <table:data-pilot-member table:name="GGA-NVS-ANA586" table:display="true" table:show-details="true"/>
                <table:data-pilot-member table:name="GGA-NVS-ANR315" table:display="true" table:show-details="true"/>
                <table:data-pilot-member table:name="GGA-NVS-ARD233" table:display="true" table:show-details="true"/>
                <table:data-pilot-member table:name="GGA-NVS-BRI327" table:display="true" table:show-details="true"/>
                <table:data-pilot-member table:name="GGA-NVS-BUT137" table:display="true" table:show-details="true"/>
                <table:data-pilot-member table:name="GGA-NVS-CIB824" table:display="true" table:show-details="true"/>
                <table:data-pilot-member table:name="GGA-NVS-EGA230" table:display="true" table:show-details="true"/>
                <table:data-pilot-member table:name="GGA-NVS-ETC141" table:display="true" table:show-details="true"/>
                <table:data-pilot-member table:name="GGA-NVS-HYT182" table:display="true" table:show-details="true"/>
                <table:data-pilot-member table:name="GGA-NVS-INS040" table:display="true" table:show-details="true"/>
                <table:data-pilot-member table:name="GGA-NVS-ISM319" table:display="true" table:show-details="true"/>
                <table:data-pilot-member table:name="GGA-NVS-LAM320" table:display="true" table:show-details="true"/>
                <table:data-pilot-member table:name="GGA-NVS-LEP321" table:display="true" table:show-details="true"/>
                <table:data-pilot-member table:name="GGA-NVS-LEX123" table:display="true" table:show-details="true"/>
                <table:data-pilot-member table:name="GGA-NVS-LIR647" table:display="true" table:show-details="true"/>
                <table:data-pilot-member table:name="GGA-NVS-LTR323" table:display="true" table:show-details="true"/>
                <table:data-pilot-member table:name="GGA-NVS-LUD276" table:display="true" table:show-details="true"/>
                <table:data-pilot-member table:name="GGA-NVS-MEL269" table:display="true" table:show-details="true"/>
                <table:data-pilot-member table:name="GGA-NVS-MUR400" table:display="true" table:show-details="true"/>
                <table:data-pilot-member table:name="GGA-NVS-NAV930" table:display="true" table:show-details="true"/>
                <table:data-pilot-member table:name="GGA-NVS-NEP441" table:display="true" table:show-details="true"/>
                <table:data-pilot-member table:name="GGA-NVS-PLO154" table:display="true" table:show-details="true"/>
                <table:data-pilot-member table:name="GGA-NVS-SIE401" table:display="true" table:show-details="true"/>
                <table:data-pilot-member table:name="GGA-NVS-SMG105" table:display="true" table:show-details="true"/>
                <table:data-pilot-member table:name="GGA-NVS-SYL380" table:display="true" table:show-details="true"/>
                <table:data-pilot-member table:name="GGA-NVS-TOF355" table:display="true" table:show-details="true"/>
                <table:data-pilot-member table:name="GGA-NVS-TOR895" table:display="true" table:show-details="true"/>
                <table:data-pilot-member table:name="GGA-NVS-VKN646" table:display="true" table:show-details="true"/>
                <table:data-pilot-member table:name="GGA-SAD-0004" table:display="true" table:show-details="true"/>
                <table:data-pilot-member table:name="GGA-SAD-0005" table:display="true" table:show-details="true"/>
                <table:data-pilot-member table:name="GGA-SAD-0006" table:display="true" table:show-details="true"/>
                <table:data-pilot-member table:name="GGA-SAD-0007" table:display="true" table:show-details="true"/>
                <table:data-pilot-member table:name="GGA-SAD-0008" table:display="true" table:show-details="true"/>
                <table:data-pilot-member table:name="GGA-SAD-0009" table:display="true" table:show-details="true"/>
                <table:data-pilot-member table:name="GGA-SAD-0010" table:display="true" table:show-details="true"/>
                <table:data-pilot-member table:name="GGA-SAD-0011" table:display="true" table:show-details="true"/>
                <table:data-pilot-member table:name="GGA-SAD-0012" table:display="true" table:show-details="true"/>
                <table:data-pilot-member table:name="GGA-SAD-0013" table:display="true" table:show-details="true"/>
                <table:data-pilot-member table:name="GGA-SAD-0014" table:display="true" table:show-details="true"/>
                <table:data-pilot-member table:name="GGA-SAD-0015" table:display="true" table:show-details="true"/>
                <table:data-pilot-member table:name="GGA-SAD-0016" table:display="true" table:show-details="true"/>
                <table:data-pilot-member table:name="GGA-SAD-0017" table:display="true" table:show-details="true"/>
                <table:data-pilot-member table:name="GGA-SAD-0018" table:display="true" table:show-details="true"/>
                <table:data-pilot-member table:name="GGA-SAD-0019" table:display="true" table:show-details="true"/>
                <table:data-pilot-member table:name="GGA-SAD-0020" table:display="true" table:show-details="true"/>
                <table:data-pilot-member table:name="GGA-SAD-0021" table:display="true" table:show-details="true"/>
                <table:data-pilot-member table:name="GGA-SAD-0022" table:display="true" table:show-details="true"/>
                <table:data-pilot-member table:name="GGA-SAD-0023" table:display="true" table:show-details="true"/>
                <table:data-pilot-member table:name="GGA-SAD-0024" table:display="true" table:show-details="true"/>
                <table:data-pilot-member table:name="GGA-SAD-0025" table:display="true" table:show-details="true"/>
                <table:data-pilot-member table:name="GGA-SAD-0026" table:display="true" table:show-details="true"/>
                <table:data-pilot-member table:name="GGA-SAD-0027" table:display="true" table:show-details="true"/>
                <table:data-pilot-member table:name="GGA-SAD-0028" table:display="true" table:show-details="true"/>
                <table:data-pilot-member table:name="GGA-SAD-0029" table:display="true" table:show-details="true"/>
                <table:data-pilot-member table:name="GGA-SAD-0030" table:display="true" table:show-details="true"/>
                <table:data-pilot-member table:name="GGA-SAD-0031" table:display="true" table:show-details="true"/>
                <table:data-pilot-member table:name="GGA-SAD-0032" table:display="true" table:show-details="true"/>
                <table:data-pilot-member table:name="GGA-SAD-0033" table:display="true" table:show-details="true"/>
                <table:data-pilot-member table:name="GGA-SAD-0034" table:display="true" table:show-details="true"/>
                <table:data-pilot-member table:name="GGA-SAD-0035" table:display="true" table:show-details="true"/>
                <table:data-pilot-member table:name="GGA-SAD-0036" table:display="true" table:show-details="true"/>
                <table:data-pilot-member table:name="GGA-SAD-0037" table:display="true" table:show-details="true"/>
                <table:data-pilot-member table:name="GGA-SAD-0038" table:display="true" table:show-details="true"/>
                <table:data-pilot-member table:name="GGA-SAD-0039" table:display="true" table:show-details="true"/>
                <table:data-pilot-member table:name="GGA-SAD-0040" table:display="true" table:show-details="true"/>
                <table:data-pilot-member table:name="GGA-SAD-0042" table:display="true" table:show-details="true"/>
                <table:data-pilot-member table:name="GGA-SAD-0043" table:display="true" table:show-details="true"/>
                <table:data-pilot-member table:name="GGA-SAD-0044" table:display="true" table:show-details="true"/>
                <table:data-pilot-member table:name="GGA-SAD-0045" table:display="true" table:show-details="true"/>
                <table:data-pilot-member table:name="GGA-SAD-0048" table:display="true" table:show-details="true"/>
                <table:data-pilot-member table:name="GGA-SAD-0049" table:display="true" table:show-details="true"/>
                <table:data-pilot-member table:name="GGA-SAD-0051" table:display="true" table:show-details="true"/>
                <table:data-pilot-member table:name="GGA-SAD-0052" table:display="true" table:show-details="true"/>
                <table:data-pilot-member table:name="GGA-SAD-0053" table:display="true" table:show-details="true"/>
                <table:data-pilot-member table:name="GGA-SAD-0054" table:display="true" table:show-details="true"/>
                <table:data-pilot-member table:name="GGA-SAD-0055" table:display="true" table:show-details="true"/>
                <table:data-pilot-member table:name="GGA-SAD-0056" table:display="true" table:show-details="true"/>
                <table:data-pilot-member table:name="GGA-SAD-0057" table:display="true" table:show-details="true"/>
                <table:data-pilot-member table:name="GGA-SAD-0058" table:display="true" table:show-details="true"/>
                <table:data-pilot-member table:name="GGA-SAD-0059" table:display="true" table:show-details="true"/>
                <table:data-pilot-member table:name="GGA-SAD-0060" table:display="true" table:show-details="true"/>
                <table:data-pilot-member table:name="GGA-SAD-0061" table:display="true" table:show-details="true"/>
                <table:data-pilot-member table:name="GGA-SAD-0062" table:display="true" table:show-details="true"/>
                <table:data-pilot-member table:name="GGA-SAD-0064" table:display="true" table:show-details="true"/>
                <table:data-pilot-member table:name="GGA-SAD-0065" table:display="true" table:show-details="true"/>
                <table:data-pilot-member table:name="GGA-SAD-0066" table:display="true" table:show-details="true"/>
                <table:data-pilot-member table:name="GGA-SAD-0067" table:display="true" table:show-details="true"/>
                <table:data-pilot-member table:name="GGA-SAD-0068" table:display="true" table:show-details="true"/>
                <table:data-pilot-member table:name="GGA-SAD-0069" table:display="true" table:show-details="true"/>
                <table:data-pilot-member table:name="GGA-SAD-0070" table:display="true" table:show-details="true"/>
                <table:data-pilot-member table:name="GGA-SAD-0071" table:display="true" table:show-details="true"/>
                <table:data-pilot-member table:name="GGA-SAD-0072" table:display="true" table:show-details="true"/>
                <table:data-pilot-member table:name="GGA-SAD-0074" table:display="true" table:show-details="true"/>
                <table:data-pilot-member table:name="GGA-SAD-0076" table:display="true" table:show-details="true"/>
                <table:data-pilot-member table:name="GGA-SAD-0080" table:display="true" table:show-details="true"/>
                <table:data-pilot-member table:name="GGA-SAD-0081" table:display="true" table:show-details="true"/>
                <table:data-pilot-member table:name="GGA-SAD-0082" table:display="true" table:show-details="true"/>
                <table:data-pilot-member table:name="GGA-SAD-0083" table:display="true" table:show-details="true"/>
                <table:data-pilot-member table:name="GGA-SAD-0084" table:display="true" table:show-details="true"/>
                <table:data-pilot-member table:name="GGA-SAD-0085" table:display="true" table:show-details="true"/>
                <table:data-pilot-member table:name="GGA-SAD-0086" table:display="true" table:show-details="true"/>
                <table:data-pilot-member table:name="GGA-SAD-0088" table:display="true" table:show-details="true"/>
                <table:data-pilot-member table:name="GGA-SAD-0089" table:display="true" table:show-details="true"/>
                <table:data-pilot-member table:name="GGA-SAD-0090" table:display="true" table:show-details="true"/>
                <table:data-pilot-member table:name="GGA-SAD-0091" table:display="true" table:show-details="true"/>
                <table:data-pilot-member table:name="GGA-SAD-0092" table:display="true" table:show-details="true"/>
                <table:data-pilot-member table:name="GGA-SAD-0093" table:display="true" table:show-details="true"/>
                <table:data-pilot-member table:name="GGA-SAD-0094" table:display="true" table:show-details="true"/>
                <table:data-pilot-member table:name="GGA-SAD-0095" table:display="true" table:show-details="true"/>
                <table:data-pilot-member table:name="GGA-SAD-0096" table:display="true" table:show-details="true"/>
                <table:data-pilot-member table:name="GGA-SAD-0097" table:display="true" table:show-details="true"/>
                <table:data-pilot-member table:name="GGA-SAD-0098" table:display="true" table:show-details="true"/>
                <table:data-pilot-member table:name="GGA-SAD-0099" table:display="true" table:show-details="true"/>
                <table:data-pilot-member table:name="GGA-SAD-0100" table:display="true" table:show-details="true"/>
                <table:data-pilot-member table:name="GGA-SAD-0101" table:display="true" table:show-details="true"/>
                <table:data-pilot-member table:name="GGA-SAD-0102" table:display="true" table:show-details="true"/>
                <table:data-pilot-member table:name="GGA-SAD-0104" table:display="true" table:show-details="true"/>
                <table:data-pilot-member table:name="GGA-SAD-0106" table:display="true" table:show-details="true"/>
                <table:data-pilot-member table:name="GGA-SAD-0107" table:display="true" table:show-details="true"/>
                <table:data-pilot-member table:name="GGA-SAD-0108" table:display="true" table:show-details="true"/>
                <table:data-pilot-member table:name="GGA-SAD-0109" table:display="true" table:show-details="true"/>
                <table:data-pilot-member table:name="GGA-SAD-0110" table:display="true" table:show-details="true"/>
                <table:data-pilot-member table:name="GGA-SAD-0111" table:display="true" table:show-details="true"/>
                <table:data-pilot-member table:name="GGA-SAD-0112" table:display="true" table:show-details="true"/>
                <table:data-pilot-member table:name="GGA-SAD-0114" table:display="true" table:show-details="true"/>
                <table:data-pilot-member table:name="GGA-SAD-0116" table:display="true" table:show-details="true"/>
                <table:data-pilot-member table:name="GGA-SAD-0117" table:display="true" table:show-details="true"/>
                <table:data-pilot-member table:name="GGA-SAD-0118" table:display="true" table:show-details="true"/>
                <table:data-pilot-member table:name="GGA-SAD-0121" table:display="true" table:show-details="true"/>
                <table:data-pilot-member table:name="GGA-SAD-0125" table:display="true" table:show-details="true"/>
                <table:data-pilot-member table:name="GGA-SAD-0129" table:display="true" table:show-details="true"/>
                <table:data-pilot-member table:name="GGA-SAD-0130" table:display="true" table:show-details="true"/>
                <table:data-pilot-member table:name="GGA-SAD-0131" table:display="true" table:show-details="true"/>
                <table:data-pilot-member table:name="GGA-SAD-0132" table:display="true" table:show-details="true"/>
                <table:data-pilot-member table:name="GGA-SAD-0133" table:display="true" table:show-details="true"/>
                <table:data-pilot-member table:name="GGA-SAD-0134" table:display="true" table:show-details="true"/>
                <table:data-pilot-member table:name="GGA-SAD-0135" table:display="true" table:show-details="true"/>
                <table:data-pilot-member table:name="GGA-SAD-0136" table:display="true" table:show-details="true"/>
                <table:data-pilot-member table:name="GGA-SAD-0137" table:display="true" table:show-details="true"/>
                <table:data-pilot-member table:name="GGA-SAD-0138" table:display="true" table:show-details="true"/>
                <table:data-pilot-member table:name="GGA-SAD-0139" table:display="true" table:show-details="true"/>
                <table:data-pilot-member table:name="GGA-SAD-0140" table:display="true" table:show-details="true"/>
                <table:data-pilot-member table:name="GGA-SAD-0141" table:display="true" table:show-details="true"/>
                <table:data-pilot-member table:name="GGA-SAD-0142" table:display="true" table:show-details="true"/>
                <table:data-pilot-member table:name="GGA-SAD-0143" table:display="true" table:show-details="true"/>
                <table:data-pilot-member table:name="GGA-SAD-0144" table:display="true" table:show-details="true"/>
                <table:data-pilot-member table:name="GGA-SAD-0145" table:display="true" table:show-details="true"/>
                <table:data-pilot-member table:name="GGA-SAD-0146" table:display="true" table:show-details="true"/>
                <table:data-pilot-member table:name="GGA-SAD-0147" table:display="true" table:show-details="true"/>
                <table:data-pilot-member table:name="GGA-SAD-0148" table:display="true" table:show-details="true"/>
                <table:data-pilot-member table:name="GGA-SAD-0149" table:display="true" table:show-details="true"/>
                <table:data-pilot-member table:name="GGA-SAD-0150" table:display="true" table:show-details="true"/>
                <table:data-pilot-member table:name="GGA-SAD-0151" table:display="true" table:show-details="true"/>
                <table:data-pilot-member table:name="GGA-SAD-0152" table:display="true" table:show-details="true"/>
                <table:data-pilot-member table:name="GGA-SAD-0153" table:display="true" table:show-details="true"/>
                <table:data-pilot-member table:name="GGA-SAD-0154" table:display="true" table:show-details="true"/>
                <table:data-pilot-member table:name="GGA-SAD-0155" table:display="true" table:show-details="true"/>
                <table:data-pilot-member table:name="GGA-SAD-0156" table:display="true" table:show-details="true"/>
                <table:data-pilot-member table:name="GGA-SAD-0158" table:display="true" table:show-details="true"/>
                <table:data-pilot-member table:name="GGA-SAD-0159" table:display="true" table:show-details="true"/>
                <table:data-pilot-member table:name="GGA-SAD-0160" table:display="true" table:show-details="true"/>
                <table:data-pilot-member table:name="GGA-SAD-0161" table:display="true" table:show-details="true"/>
                <table:data-pilot-member table:name="GGA-SAD-0163" table:display="true" table:show-details="true"/>
                <table:data-pilot-member table:name="GGA-SAD-0164" table:display="true" table:show-details="true"/>
                <table:data-pilot-member table:name="GGA-SAD-0169" table:display="true" table:show-details="true"/>
                <table:data-pilot-member table:name="GGA-SAD-0170" table:display="true" table:show-details="true"/>
                <table:data-pilot-member table:name="GGA-SAD-0172" table:display="true" table:show-details="true"/>
                <table:data-pilot-member table:name="GGA-SAD-0173" table:display="true" table:show-details="true"/>
                <table:data-pilot-member table:name="GGA-SAD-0174" table:display="true" table:show-details="true"/>
                <table:data-pilot-member table:name="GGA-SAD-0175" table:display="true" table:show-details="true"/>
                <table:data-pilot-member table:name="GGA-SAD-0177" table:display="true" table:show-details="true"/>
                <table:data-pilot-member table:name="GGA-SAD-0178" table:display="true" table:show-details="true"/>
                <table:data-pilot-member table:name="GGA-SAD-0179" table:display="true" table:show-details="true"/>
                <table:data-pilot-member table:name="GGA-SAD-0180" table:display="true" table:show-details="true"/>
                <table:data-pilot-member table:name="GGA-SAD-0181" table:display="true" table:show-details="true"/>
                <table:data-pilot-member table:name="GGA-SAD-0182" table:display="true" table:show-details="true"/>
                <table:data-pilot-member table:name="GGA-SAD-0183" table:display="true" table:show-details="true"/>
                <table:data-pilot-member table:name="GGA-SAD-0185" table:display="true" table:show-details="true"/>
                <table:data-pilot-member table:name="GGA-SAD-0186" table:display="true" table:show-details="true"/>
                <table:data-pilot-member table:name="GGA-SAD-0187" table:display="true" table:show-details="true"/>
                <table:data-pilot-member table:name="GGA-SAD-0188" table:display="true" table:show-details="true"/>
                <table:data-pilot-member table:name="GGA-SAD-0189" table:display="true" table:show-details="true"/>
                <table:data-pilot-member table:name="GGA-SAD-0190" table:display="true" table:show-details="true"/>
                <table:data-pilot-member table:name="GGA-SAD-0191" table:display="true" table:show-details="true"/>
                <table:data-pilot-member table:name="GGA-SAD-0192" table:display="true" table:show-details="true"/>
                <table:data-pilot-member table:name="GGA-SAD-0193" table:display="true" table:show-details="true"/>
                <table:data-pilot-member table:name="GGA-SAD-0195" table:display="true" table:show-details="true"/>
                <table:data-pilot-member table:name="GGA-SAD-0196" table:display="true" table:show-details="true"/>
                <table:data-pilot-member table:name="GGA-SAD-0197" table:display="true" table:show-details="true"/>
                <table:data-pilot-member table:name="GGA-SAD-0198" table:display="true" table:show-details="true"/>
                <table:data-pilot-member table:name="GGA-SAD-0201" table:display="true" table:show-details="true"/>
                <table:data-pilot-member table:name="GGA-SAD-0202" table:display="true" table:show-details="true"/>
                <table:data-pilot-member table:name="GGA-SAD-0203" table:display="true" table:show-details="true"/>
                <table:data-pilot-member table:name="GGA-SAD-0204" table:display="true" table:show-details="true"/>
                <table:data-pilot-member table:name="GGA-SAD-0205" table:display="true" table:show-details="true"/>
                <table:data-pilot-member table:name="GGA-SAD-0206" table:display="true" table:show-details="true"/>
                <table:data-pilot-member table:name="GGA-SAD-0209" table:display="true" table:show-details="true"/>
                <table:data-pilot-member table:name="GGA-SAD-0210" table:display="true" table:show-details="true"/>
                <table:data-pilot-member table:name="GGA-SAD-0211" table:display="true" table:show-details="true"/>
                <table:data-pilot-member table:name="GGA-SAD-0212" table:display="true" table:show-details="true"/>
                <table:data-pilot-member table:name="GGA-SAD-0213" table:display="true" table:show-details="true"/>
                <table:data-pilot-member table:name="GGA-SAD-0214" table:display="true" table:show-details="true"/>
                <table:data-pilot-member table:name="GGA-SAD-0215" table:display="true" table:show-details="true"/>
                <table:data-pilot-member table:name="GGA-SAD-0217" table:display="true" table:show-details="true"/>
                <table:data-pilot-member table:name="GGA-SAD-0218" table:display="true" table:show-details="true"/>
                <table:data-pilot-member table:name="GGA-SAD-0244" table:display="true" table:show-details="true"/>
                <table:data-pilot-member table:name="GGA-SAD-0245" table:display="true" table:show-details="true"/>
                <table:data-pilot-member table:name="GGA-SAD-0264" table:display="true" table:show-details="true"/>
                <table:data-pilot-member table:name="GGA-SAD-0268" table:display="true" table:show-details="true"/>
                <table:data-pilot-member table:name="GGA-SAD-0274" table:display="true" table:show-details="true"/>
                <table:data-pilot-member table:name="GGA-SAD-0288" table:display="true" table:show-details="true"/>
                <table:data-pilot-member table:name="GGA-SAD-0295" table:display="true" table:show-details="true"/>
                <table:data-pilot-member table:name="GGA-SAD-0296" table:display="true" table:show-details="true"/>
                <table:data-pilot-member table:name="Roche_PC_RO0052807" table:display="true" table:show-details="true"/>
                <table:data-pilot-member table:name="Roche_PC_RO0180647" table:display="true" table:show-details="true"/>
                <table:data-pilot-member table:name="Roche_PC_RO0216937" table:display="true" table:show-details="true"/>
                <table:data-pilot-member table:name="Roche_PC_RO43896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miles" table:orientation="row" table:used-hierarchy="0" table:function="auto">
            <table:data-pilot-level table:show-empty="false">
              <table:data-pilot-subtotals>
                <table:data-pilot-subtotal table:function="min"/>
              </table:data-pilot-subtotals>
              <table:data-pilot-members>
                <table:data-pilot-member table:name="[H][C@]12CC(=O)C[C@]11CCC[C@]2(C)[C@@H](CC(C)(C=C)[C@@H](O)[C@@H]1C)OC(=O)NC(=O)O[C@H]1CC[C@H](N)CC1" table:display="true" table:show-details="true"/>
                <table:data-pilot-member table:name="[H][C@]12CC[C@]([H])(C[C@@H](C1)OC(=O)c1c[nH]c3ccccc13)N2C" table:display="true" table:show-details="true"/>
                <table:data-pilot-member table:name="[H][C@]12CC[C@]([H])(CC(C1)C=C(c1cccs1)c1cccs1)[N+]2(C)C" table:display="true" table:show-details="true"/>
                <table:data-pilot-member table:name="[H][C@]12CC[C@]([H])(CC(C1)n1c(C)nc3ccccc13)N2CCC1(CCN(CC1)C(=O)c1cc(c(F)cc1Cl)S(=O)(=O)NC)c1cccc(F)c1" table:display="true" table:show-details="true"/>
                <table:data-pilot-member table:name="[H][C@]12CCCN1CCN(C2)[C@@H](C(=O)NNc1cc(cc(c1)C(F)(F)F)C(F)(F)F)c1cccnc1" table:display="true" table:show-details="true"/>
                <table:data-pilot-member table:name="[H][C@@]12C[C@@H](C)[C@](OC(=O)CC)(C(=O)S[C@H]3CCOC3=O)[C@@]1(C)C[C@H](O)[C@@]1(F)[C@@]2([H])C[C@H](F)C2=CC(=O)C=C[C@]12C" table:display="true" table:show-details="true"/>
                <table:data-pilot-member table:name="[H][C@@]12CC[C@H](C(=O)NC3(CCCC3)c3ccc(Cl)cc3)[C@@]1(C)CC[C@@]1([H])[C@@]2([H])CC[C@@]2([H])NC(=C)C=C[C@]12C" table:display="true" table:show-details="true"/>
                <table:data-pilot-member table:name="[H][C@@]12CCCN1C(=O)[C@H](CC(C)C)N1C(=O)[C@](NC(=O)[C@H]3CN(C)[C@]4([H])Cc5c(Br)[nH]c6cccc(C4=C3)c56)(O[C@@]21O)C(C)C" table:display="true" table:show-details="true"/>
                <table:data-pilot-member table:name="[H]N(C(=O)N([H])c1ccc(OCCN2CCOCC2)c2ccccc12)C1=NC(N=C1C(C)(C)C)c1ccc(C)cc1" table:display="true" table:show-details="true"/>
                <table:data-pilot-member table:name="[H]OC(=O)\C=C\c1ccc(cc1)N([H])C(=O)C1(CCC1)N([H])C(=O)c1ccc2c(C3CCCC3)c(-c3ccccn3)n(C)c2c1" table:display="true" table:show-details="true"/>
                <table:data-pilot-member table:name="[H]Oc1ccc(cc1)C(C)(C)c1ccc(OCc2cccc(Oc3ccc(cc3)C(=N[H])N([H])C(=O)OCC)c2)cc1" table:display="true" table:show-details="true"/>
                <table:data-pilot-member table:name="[Na+].[Na+].NCCC(O)(P(O)([O-])=O)P(O)([O-])=O" table:display="true" table:show-details="true"/>
                <table:data-pilot-member table:name="Br.CCC(N)C(N)=O" table:display="true" table:show-details="true"/>
                <table:data-pilot-member table:name="C[C@]12C[C@H](O)[C@H]3[C@@H](CCC4=CC(=O)C=C[C@]34C)[C@@H]1CC[C@]2(O)C(=O)CO" table:display="true" table:show-details="true"/>
                <table:data-pilot-member table:name="C[C@]12CCC3C(CCC4=C(O)C(=O)CC[C@]34C)C1CCC2=O" table:display="true" table:show-details="true"/>
                <table:data-pilot-member table:name="C[C@@H]1CC2C3C[C@H](F)C4=CC(=O)C(Cl)=C[C@]4(C)[C@@]3(F)[C@@H](O)C[C@]2(C)[C@@]1(O)C(=O)CO" table:display="true" table:show-details="true"/>
                <table:data-pilot-member table:name="C[C@@H]1CCCN1CCCOc1ccc(cc1)-c1nc(C)c(s1)C(=O)N1CCOCC1" table:display="true" table:show-details="true"/>
                <table:data-pilot-member table:name="C[C@H](N1C(=O)Cc2cc(Cl)ccc12)C(N)=O" table:display="true" table:show-details="true"/>
                <table:data-pilot-member table:name="C[C@H]1[C@H](N)CN1c1cc2n(cc(C(O)=O)c(=O)c2cc1F)-c1ccc(F)cc1F" table:display="true" table:show-details="true"/>
                <table:data-pilot-member table:name="C\C(N[C@H](C(O)=O)Cc1ccc(OCCc2nc(oc2C)-c2ccccc2)cc1)=C\C(=O)c1ccccc1" table:display="true" table:show-details="true"/>
                <table:data-pilot-member table:name="CC(=O)C1=C(O)C(=O)N([C@@H]1C1CCCCC1)c1ccc(Cl)cc1F" table:display="true" table:show-details="true"/>
                <table:data-pilot-member table:name="CC(=O)C1=C(O)C(=O)N(C1C1CCCCC1)c1ccc(Cl)cc1" table:display="true" table:show-details="true"/>
                <table:data-pilot-member table:name="CC(=O)c1ccc2OC(C)(C)[C@H](O)[C@@H](NC(=O)c3ccc(F)cc3)c2c1" table:display="true" table:show-details="true"/>
                <table:data-pilot-member table:name="CC(=O)NC[C@H]1CN(C(=O)O1)c1ccc(N2CCOCC2)c(F)c1" table:display="true" table:show-details="true"/>
                <table:data-pilot-member table:name="CC(C)(C)c1cc(\C=C2/SC(=N)NC2=O)cc(c1O)C(C)(C)C" table:display="true" table:show-details="true"/>
                <table:data-pilot-member table:name="CC(C)(O)c1ccc(CNC(=O)c2cccnc2Oc2ccc(F)cc2)cc1" table:display="true" table:show-details="true"/>
                <table:data-pilot-member table:name="CC(C)(O)c1ccc(CNC(=O)c2cccnc2Oc2ccc3nonc3c2)cc1" table:display="true" table:show-details="true"/>
                <table:data-pilot-member table:name="CC(C)(O)c1coc(c1)S(=O)(=O)NC(=O)Nc1c2CCCc2cc2CCCc12" table:display="true" table:show-details="true"/>
                <table:data-pilot-member table:name="CC(C)(Oc1ccc(CCN(Cc2ccc(cc2)C(F)(F)F)c2nc(cs2)-c2ccc(F)c(F)c2)cc1)C(O)=O" table:display="true" table:show-details="true"/>
                <table:data-pilot-member table:name="CC(C)[C@H]1OC(=O)C(Sc2cc(C)c(CO)cc2C(C)(C)C)=C(O)[C@@H]1CCc1ccc(N)cc1" table:display="true" table:show-details="true"/>
                <table:data-pilot-member table:name="CC(C)\N=c1\cc2n(-c3ccc(Cl)cc3)c3ccccc3nc2cc1Nc1ccc(Cl)cc1" table:display="true" table:show-details="true"/>
                <table:data-pilot-member table:name="CC(C)c1cccc(C(C)C)c1NC(=O)NS(=O)(=O)c1cc(co1)C(C)(C)O" table:display="true" table:show-details="true"/>
                <table:data-pilot-member table:name="CC(C)c1nnc2ccc(cn12)-c1ocnc1-c1cc(F)ccc1F" table:display="true" table:show-details="true"/>
                <table:data-pilot-member table:name="CC(C)N(C(=O)CN1c2ccccc2N(c2ccccc2)C(=O)[C@@H](NC(=O)Nc2cccc(c2)C(O)=O)C1=O)c1ccccc1" table:display="true" table:show-details="true"/>
                <table:data-pilot-member table:name="CC(C)N(C)C\C=C\C(=O)N1CCc2c(C1)sc1ncnc(Nc3ccc(Cl)c(Cl)c3)c21" table:display="true" table:show-details="true"/>
                <table:data-pilot-member table:name="CC(C)NCC(O)COc1cccc2[nH]ccc12" table:display="true" table:show-details="true"/>
                <table:data-pilot-member table:name="CC(C)Oc1ccc(cc1C(C)=O)C(=O)Nc1cc(Cl)c2CCNCc2c1Cl" table:display="true" table:show-details="true"/>
                <table:data-pilot-member table:name="CC[C@@H]1C[C@H](N(Cc2cc(cc(c2)C(F)(F)F)C(F)(F)F)C(C)=O)c2cc(ccc2N1C(=O)OC(C)C)C(F)(F)F" table:display="true" table:show-details="true"/>
                <table:data-pilot-member table:name="CC[C@H](NC(=O)c1c(O)c(nc2ccccc12)-c1ccccc1)c1ccccc1" table:display="true" table:show-details="true"/>
                <table:data-pilot-member table:name="CC[C@H](NC(=O)c1c(OCC(O)=O)c(nc2ccccc12)-c1ccccc1)c1ccccc1" table:display="true" table:show-details="true"/>
                <table:data-pilot-member table:name="CC[C@H]1CC[C@H](NCc2cc3N(C)C(=O)[C@@H]4C[C@@H]4c3cc2OC)[C@@H](N1)c1ccccc1" table:display="true" table:show-details="true"/>
                <table:data-pilot-member table:name="CC1(C)CC(CC(C)(C)C1)=C(c1ccc(O)cc1)c1ccc(cc1)C(O)=O" table:display="true" table:show-details="true"/>
                <table:data-pilot-member table:name="CC1=CC(=O)C=C2CC[C@H]3[C@@H]4CCC(=O)[C@@]4(C)CC[C@@H]3[C@@]12C" table:display="true" table:show-details="true"/>
                <table:data-pilot-member table:name="Cc1cc(cc2c(Nc3cccc(c3)C#N)c(nnc12)C(N)=O)S(C)(=O)=O" table:display="true" table:show-details="true"/>
                <table:data-pilot-member table:name="Cc1cc(CCN2CCN(CC2)c2nsc3ccccc23)cc2c1NC(=O)CC2(C)C" table:display="true" table:show-details="true"/>
                <table:data-pilot-member table:name="Cc1cc(NC(=O)C(O)=O)cc(C)c1Oc1ccc(O)c2CCCc12" table:display="true" table:show-details="true"/>
                <table:data-pilot-member table:name="Cc1cc2CCN(C(=O)Nc3ccc(Oc4cccnc4C)nc3)c2cc1C(F)(F)F" table:display="true" table:show-details="true"/>
                <table:data-pilot-member table:name="Cc1cc2CCN(C(=O)Nc3ccc(OCc4ccccn4)nc3)c2cc1C(F)(F)F" table:display="true" table:show-details="true"/>
                <table:data-pilot-member table:name="Cc1ccc(cc1-c1nc(NCc2ncc[nH]2)nc2n(-c3c(F)cccc3F)c(=O)ccc12)C(=O)Nc1nccs1" table:display="true" table:show-details="true"/>
                <table:data-pilot-member table:name="Cc1ccc(Oc2ccccc2-c2csc(N=C3NCCCN3)n2)c(C)c1" table:display="true" table:show-details="true"/>
                <table:data-pilot-member table:name="CC1CCCC(C)N1NC(=O)c1ccc(Cl)c(c1)S(N)(=O)=O" table:display="true" table:show-details="true"/>
                <table:data-pilot-member table:name="CC1CCCN1CCCOc1ccc(cc1)C1=NC(C)=C(C1)C(=O)N1CCOCC1" table:display="true" table:show-details="true"/>
                <table:data-pilot-member table:name="Cc1nc(Cl)c(Cl)n1CCCCN1CCN(CC1)c1ncc(F)cn1" table:display="true" table:show-details="true"/>
                <table:data-pilot-member table:name="Cc1nccn1-c1ccc(Sc2cccc(c2)C2(CCOCC2)C(N)=O)cc1" table:display="true" table:show-details="true"/>
                <table:data-pilot-member table:name="Cc1oc(nc1CCOc1ccc(C[C@H](Nc2ccccc2C(=O)c2ccccc2)C(O)=O)cc1)-c1ccccc1" table:display="true" table:show-details="true"/>
                <table:data-pilot-member table:name="Cc1oc(nc1CCOc1cccc2n(CCC(O)=O)ccc12)-c1ccccc1" table:display="true" table:show-details="true"/>
                <table:data-pilot-member table:name="CCC(=O)C(=O)OC" table:display="true" table:show-details="true"/>
                <table:data-pilot-member table:name="CCC(=O)NS(=O)(=O)c1ccc(NC(=O)COc2ccc(Cl)cc2C(=O)c2cc(Cl)cc(c2)C#N)c(C)c1" table:display="true" table:show-details="true"/>
                <table:data-pilot-member table:name="CCC(N)C(N)=O" table:display="true" table:show-details="true"/>
                <table:data-pilot-member table:name="CCc1cnc(nc1)N(Cc1ccc(OC(F)(F)F)cc1)CC(C)(C)c1ccc(OC(C)(C)C(O)=O)cc1" table:display="true" table:show-details="true"/>
                <table:data-pilot-member table:name="CCc1nn(C2CCCCC2)c2cc(ccc12)[C@]1(CC[C@@H](CC1)C(O)=O)C#N" table:display="true" table:show-details="true"/>
                <table:data-pilot-member table:name="CCCC(CCC)C(O)=O" table:display="true" table:show-details="true"/>
                <table:data-pilot-member table:name="CCCCC(C)(C)C(O)\C=C\C1C(C)CC(=O)C1C\C=C/CCCC(O)=O" table:display="true" table:show-details="true"/>
                <table:data-pilot-member table:name="CCCCC1C(=O)N(N(C1=O)c1ccccc1)c1ccccc1" table:display="true" table:show-details="true"/>
                <table:data-pilot-member table:name="CCCCCCCCCCC[C@@H](C[C@@H]1OC(=O)[C@H]1CCCCCC)OC(=O)[C@H](CC(C)C)NC=O" table:display="true" table:show-details="true"/>
                <table:data-pilot-member table:name="CCCCN1CCC(CNC(=O)c2c3OCCCn3c3ccccc23)CC1" table:display="true" table:show-details="true"/>
                <table:data-pilot-member table:name="CCCCn1ncc(\C=C(/Cc2cc3OCCc3cc2OC)C(O)=O)c1-c1ccc(Cl)cc1OCc1ccccc1C(O)=O" table:display="true" table:show-details="true"/>
                <table:data-pilot-member table:name="CCCOc1ccc(cc1-c1nc2c(CC)n(Cc3ccccn3)nc2c(=O)[nH]1)S(=O)(=O)N1CCN(CC)CC1" table:display="true" table:show-details="true"/>
                <table:data-pilot-member table:name="CCCOc1ccc2[C@@H]([C@H]([C@@H](c2c1)c1ccc(OC)cc1OCCO)C(O)=O)c1ccc2OCOc2c1" table:display="true" table:show-details="true"/>
                <table:data-pilot-member table:name="CCn1cc(C(O)=O)c(=O)c2cc(F)c(cc12)-n1cccc1" table:display="true" table:show-details="true"/>
                <table:data-pilot-member table:name="CCN1CCC2(COc3cc4CCN(C(=O)c5ccc(cc5)-c5ccc(cc5C)-c5nnc(C)o5)c4cc23)CC1" table:display="true" table:show-details="true"/>
                <table:data-pilot-member table:name="CCn1nc(C)c2N=C(CNC(=O)c12)c1ccc(O)cc1" table:display="true" table:show-details="true"/>
                <table:data-pilot-member table:name="CCOC(=O)[C@H](CCc1ccccc1)N[C@H]1CCc2ccccc2N(CC(O)=O)C1=O" table:display="true" table:show-details="true"/>
                <table:data-pilot-member table:name="CCOC(=O)C(=O)Nc1cc(C)c(Oc2ccc(O)c(c2)C(O)c2ccc(F)cc2)c(C)c1" table:display="true" table:show-details="true"/>
                <table:data-pilot-member table:name="CCOc1ccc(cc1)N1CCN(Cc2nc(sc2CSc2ccc(OC(C)(C)C(O)=O)cc2)-c2ccc(cc2)C(F)(F)F)CC1" table:display="true" table:show-details="true"/>
                <table:data-pilot-member table:name="CCOc1ccc2[nH]cc(C(=O)NCc3ccccc3)c(=O)c2n1" table:display="true" table:show-details="true"/>
                <table:data-pilot-member table:name="CCOCCn1c(CN2CCN(CCCCn3cccn3)CC2)nc2ccccc12" table:display="true" table:show-details="true"/>
                <table:data-pilot-member table:name="CCOCCn1c(nc2ccccc12)N1CCCN(CCCn2cccn2)CC1" table:display="true" table:show-details="true"/>
                <table:data-pilot-member table:name="CCSc1ccc2Sc3ccccc3N(CCCN3CCN(C)CC3)c2c1" table:display="true" table:show-details="true"/>
                <table:data-pilot-member table:name="Cl.CCOC(=O)CCCN[C@@H](CC)C(N)=O" table:display="true" table:show-details="true"/>
                <table:data-pilot-member table:name="Cl.CN(C)CCCN1c2ccccc2CCc2ccc(Cl)cc12" table:display="true" table:show-details="true"/>
                <table:data-pilot-member table:name="Cl.CN(C)CCCN1c2ccccc2CCc2ccccc12" table:display="true" table:show-details="true"/>
                <table:data-pilot-member table:name="Cl.O=C(NCCCNC1CCCCC1)C1CC1c1ccccc1" table:display="true" table:show-details="true"/>
                <table:data-pilot-member table:name="Cl[H].C[C@@H](CN1CC[C@@]2(C)c3cccc(O)c3C[C@@H]1C2(C)C)OCc1ccccc1" table:display="true" table:show-details="true"/>
                <table:data-pilot-member table:name="Clc1ccc(cc1)C(=O)N1CCC(CC1)=Cc1ccc(cc1)C1=NCCO1" table:display="true" table:show-details="true"/>
                <table:data-pilot-member table:name="Clc1ccc(cc1)C1CC(=NN1c1ccc(Cl)cc1Cl)C(=O)NN1CCCCC1" table:display="true" table:show-details="true"/>
                <table:data-pilot-member table:name="Clc1cccc(Cl)c1\N=C1\NC(=O)\C(S1)=C\c1ccc2nccnc2c1" table:display="true" table:show-details="true"/>
                <table:data-pilot-member table:name="CN(C)CCOC(c1ccnn1C)c1ccccc1" table:display="true" table:show-details="true"/>
                <table:data-pilot-member table:name="CN(CCc1cc(cc(c1)C(F)(F)F)C(F)(F)F)C(=O)[C@@H](N1CCN(CC2CC2)CC1)c1ccccc1" table:display="true" table:show-details="true"/>
                <table:data-pilot-member table:name="CN[C@H]1CC[C@@H](c2ccc(Cl)c(Cl)c2)c2ccc(cc12)S(N)(=O)=O" table:display="true" table:show-details="true"/>
                <table:data-pilot-member table:name="CN\C(NCCCC#Cc1cccc(CN2CCCC2)c1)=C/[N+]([O-])=O" table:display="true" table:show-details="true"/>
                <table:data-pilot-member table:name="CN1c2ccc(Cl)cc2C(=NCC1=O)c1ccccc1" table:display="true" table:show-details="true"/>
                <table:data-pilot-member table:name="CN1Cc2cc(ccc2N[C@@H](CC(O)=O)C1=O)C(=O)N1CCC(CC1)C1CCNCC1" table:display="true" table:show-details="true"/>
                <table:data-pilot-member table:name="CN1CCC(CC1)=C1c2ccccc2Sc2ccccc12" table:display="true" table:show-details="true"/>
                <table:data-pilot-member table:name="CN1CCC(CC1)=C1c2ccsc2CCc2ccccc12" table:display="true" table:show-details="true"/>
                <table:data-pilot-member table:name="CN1CCC2(COc3cc4CCN(C(=O)c5ccc(cc5)-c5ccc(cc5C)N5CCCC5=O)c4cc23)CC1" table:display="true" table:show-details="true"/>
                <table:data-pilot-member table:name="CN1CCN(CC1)C1=Nc2cc(Cl)ccc2Nc2ccccc12" table:display="true" table:show-details="true"/>
                <table:data-pilot-member table:name="CN1CCN(CC1)c1cccc2cc(cnc12)S(=O)(=O)c1ccc(F)cc1" table:display="true" table:show-details="true"/>
                <table:data-pilot-member table:name="CNC(=O)[C@H]1O[C@H]([C@H](O)[C@@H]1N)n1cnc2c(NCc3cc(Cl)ccc3OCc3cc(C)no3)ncnc12" table:display="true" table:show-details="true"/>
                <table:data-pilot-member table:name="CNc1cccc(CCOc2ccc3C[C@@H](CC(O)=O)C(=O)N(CC(F)(F)F)Cc3c2)n1" table:display="true" table:show-details="true"/>
                <table:data-pilot-member table:name="CNCc1cc(F)ccc1Oc1ccc(Cl)c(Cl)c1" table:display="true" table:show-details="true"/>
                <table:data-pilot-member table:name="CNCCCC12CCC(c3ccccc13)c1ccccc21" table:display="true" table:show-details="true"/>
                <table:data-pilot-member table:name="CO[C@@]1(CN2CCC1CC2)C#CC(O)(c1ccccc1)c1cccnc1" table:display="true" table:show-details="true"/>
                <table:data-pilot-member table:name="COc1c(cc(cc1N(C)S(C)(=O)=O)C(C)(C)C)N(C)C(=O)N(C)c1ccc(-c2ccc(CN3CCOCC3)nc2)c2ccccc12" table:display="true" table:show-details="true"/>
                <table:data-pilot-member table:name="COc1cc2CCN(C(=O)c3ccc(cc3)-c3ccc(cc3C)-c3noc(C)n3)c2cc1N1C[C@H](C)N[C@H](C)C1" table:display="true" table:show-details="true"/>
                <table:data-pilot-member table:name="COc1cc2CCN(C)CCc2cc1S(=O)(=O)c1ccc(Cc2ccc(C)c(F)c2)cc1" table:display="true" table:show-details="true"/>
                <table:data-pilot-member table:name="COc1ccc(cc1)N1CCN(Cc2nc(sc2CSc2ccc(OC(C)(C)C(O)=O)cc2)-c2ccc(cc2)C(F)(F)F)CC1" table:display="true" table:show-details="true"/>
                <table:data-pilot-member table:name="COc1ccc(cc1N1CCNCC1)S(=O)(=O)Nc1cc(Cl)cc(Cl)c1OC" table:display="true" table:show-details="true"/>
                <table:data-pilot-member table:name="COc1ccc(cc1NS(=O)(=O)c1ccc(-c2ccc(C)o2)c(F)c1)N1C[C@H](C)N[C@H](C)C1" table:display="true" table:show-details="true"/>
                <table:data-pilot-member table:name="COc1ccc(CCNCCCNC(=O)c2ccc(cc2)[N+]([O-])=O)cc1OC" table:display="true" table:show-details="true"/>
                <table:data-pilot-member table:name="COc1ccc(CS(=O)(=O)C(C)(C)[C@H](N)C(=O)N2C[C@@H](F)C[C@H]2C#N)cc1" table:display="true" table:show-details="true"/>
                <table:data-pilot-member table:name="COc1ccc(OC(F)(F)F)cc1CN[C@H]1CCCN[C@H]1c1ccccc1" table:display="true" table:show-details="true"/>
                <table:data-pilot-member table:name="COc1ccc2ncc(F)c(NC(=O)[C@@]3(O)CC[C@@H](CC3)NCc3cc4OCCOc4cn3)c2n1" table:display="true" table:show-details="true"/>
                <table:data-pilot-member table:name="COc1ccnc(n1)N1CCN(CC1)C(=O)c1ccccn1" table:display="true" table:show-details="true"/>
                <table:data-pilot-member table:name="COc1nccc(n1)-c1c(ncn1C1CCNCC1)-c1ccc(F)cc1" table:display="true" table:show-details="true"/>
                <table:data-pilot-member table:name="CS(=O)(=O)c1ccc(cc1)C1CC(=NN1c1ccc(F)cc1F)C(F)(F)F" table:display="true" table:show-details="true"/>
                <table:data-pilot-member table:name="CS(=O)(=O)c1ccc(cc1Cl)[C@@H](C[C@H]1CCC(=O)C1)C(=O)Nc1cnccn1" table:display="true" table:show-details="true"/>
                <table:data-pilot-member table:name="CSc1ccc(Oc2ccc(cc2CN(C)C)S(N)(=O)=O)cc1C" table:display="true" table:show-details="true"/>
                <table:data-pilot-member table:name="CSc1ccc2Sc3ccccc3N(CCC3CCCCN3C)c2c1" table:display="true" table:show-details="true"/>
                <table:data-pilot-member table:name="CSc1nc2cc(Cl)c(Oc3cccc(Cl)c3Cl)cc2[nH]1" table:display="true" table:show-details="true"/>
                <table:data-pilot-member table:name="FC(F)(F)c1ccc(cc1)-c1ccccc1C(=O)Nc1ccc(cc1)N1CCN(Cc2cccc(c2)C#N)CC1" table:display="true" table:show-details="true"/>
                <table:data-pilot-member table:name="FC(F)(F)c1ccc2N(CCc2c1)C(=O)Nc1ccc(OCc2ccccn2)nc1" table:display="true" table:show-details="true"/>
                <table:data-pilot-member table:name="FC(F)(F)c1cccc(Nc2nccc(n2)-c2cnn3ncccc23)c1" table:display="true" table:show-details="true"/>
                <table:data-pilot-member table:name="Fc1ccc(cc1)C1=CCN(CCCCn2cncn2)CC1" table:display="true" table:show-details="true"/>
                <table:data-pilot-member table:name="Fc1ccc(CC2CCN(CCS(=O)c3ccc4[nH]c(=O)oc4c3)CC2)cc1" table:display="true" table:show-details="true"/>
                <table:data-pilot-member table:name="Fc1ccc(CN(C2CCNCC2)c2ccc(F)cc2)cc1" table:display="true" table:show-details="true"/>
                <table:data-pilot-member table:name="Fc1ccc(CN(C2CCNCC2)c2cccc3ccccc23)cc1" table:display="true" table:show-details="true"/>
                <table:data-pilot-member table:name="N.C[C@@H](O)c1nccc(n1)N1[C@@H](C)CN(C[C@H]1C)c1nc(C)nc(C)n1" table:display="true" table:show-details="true"/>
                <table:data-pilot-member table:name="N[C@@H](C(c1ccc(F)cc1)c1ccc(F)cc1)C(=O)N1C[C@@H](F)C[C@H]1C#N" table:display="true" table:show-details="true"/>
                <table:data-pilot-member table:name="NC(=N)NC(=O)Cc1c(Cl)cccc1Cl" table:display="true" table:show-details="true"/>
                <table:data-pilot-member table:name="NC(=N)NCCN1CCCCCCC1" table:display="true" table:show-details="true"/>
                <table:data-pilot-member table:name="NC(=O)CN(CC(F)(F)F)c1ccc(C#N)c(c1)C(F)(F)F" table:display="true" table:show-details="true"/>
                <table:data-pilot-member table:name="NC(=O)CN1C(=O)Cc2cc(Cl)ccc12" table:display="true" table:show-details="true"/>
                <table:data-pilot-member table:name="NC(=O)CN1CCCC1=O" table:display="true" table:show-details="true"/>
                <table:data-pilot-member table:name="NC(=O)N(O)[C@@H]1COc2cc(OCc3ccccc3)ccc12" table:display="true" table:show-details="true"/>
                <table:data-pilot-member table:name="NC(=O)N(O)[C@H]1C[C@@H](Oc2cccc(Oc3ccc(F)cc3)c2)C=C1" table:display="true" table:show-details="true"/>
                <table:data-pilot-member table:name="NC(=O)N(O)CCC#Cc1ccc(OCCCCN2CCN(CC2)C(c2ccc(F)cc2)c2ccc(F)cc2)cc1" table:display="true" table:show-details="true"/>
                <table:data-pilot-member table:name="NC(=O)N(O)CCC#Cc1ccc(OCCN2CCN(CC2)[C@H](c2ccccc2)c2ccc(Cl)cc2)cc1" table:display="true" table:show-details="true"/>
                <table:data-pilot-member table:name="NC12CC3CC(CC(C3)C1)C2" table:display="true" table:show-details="true"/>
                <table:data-pilot-member table:name="Nc1cc2CCN3c2c(c1)C(=N[C@@H](NC(=O)c1cccnc1)C3=O)c1ccccc1" table:display="true" table:show-details="true"/>
                <table:data-pilot-member table:name="Nc1nc(N)c(c(CF)n1)-c1cccc(Cl)c1Cl" table:display="true" table:show-details="true"/>
                <table:data-pilot-member table:name="Nc1nc2n(CC3CC3)c(=O)n(CC3CC3)c(=O)c2[nH]1" table:display="true" table:show-details="true"/>
                <table:data-pilot-member table:name="NCC(CC(O)=O)c1ccc(Cl)cc1" table:display="true" table:show-details="true"/>
                <table:data-pilot-member table:name="NNc1n[nH]\c(=N/N)c2ccccc12" table:display="true" table:show-details="true"/>
                <table:data-pilot-member table:name="NS(=O)(=O)c1c(Cl)ccc(NC(=O)Nc2cccc(Cl)c2Cl)c1O" table:display="true" table:show-details="true"/>
                <table:data-pilot-member table:name="NS(=O)(=O)c1cc(ccc1Cl)C1(O)NC(=O)c2ccccc12" table:display="true" table:show-details="true"/>
                <table:data-pilot-member table:name="NS(=O)(=O)c1ccc(cc1)N1N=C(C[C@H]1c1ccc(F)cc1F)C(F)(F)F" table:display="true" table:show-details="true"/>
                <table:data-pilot-member table:name="NS(=O)(=O)c1ccc(cc1)N1N=C(CC1c1ccc(F)cc1F)C(F)(F)F" table:display="true" table:show-details="true"/>
                <table:data-pilot-member table:name="O[C@@H]1[C@@H](COc2cc(O)ccc12)N1CCC(O)(CC1)c1ccc(F)cc1" table:display="true" table:show-details="true"/>
                <table:data-pilot-member table:name="O[C@H]1[C@H](Cc2ccc(cc2)-c2ccccc2)COc2cc(ccc12)C1(CCCC1)C(O)=O" table:display="true" table:show-details="true"/>
                <table:data-pilot-member table:name="O=C(Nc1cccc2c1oc(cc2=O)-c1nnn[nH]1)c1ccc(OCCCCc2ccccc2)cc1" table:display="true" table:show-details="true"/>
                <table:data-pilot-member table:name="O=C(O)\C=C/C(=O)O.NC1=N[C@H](CO1)Cc1c(F)cccc1F" table:display="true" table:show-details="true"/>
                <table:data-pilot-member table:name="O=C1C(CCS(=O)c2ccccc2)C(=O)N(N1c1ccccc1)c1ccccc1" table:display="true" table:show-details="true"/>
                <table:data-pilot-member table:name="OC(=O)\C=C/C(O)=O.CN(CCOc1ccc(CC2SC(=O)NC2=O)cc1)c1ccccn1" table:display="true" table:show-details="true"/>
                <table:data-pilot-member table:name="OC(=O)\C=C\C(O)=O.NC(=O)N(O)CCC#Cc1ccc(O\C=C\N2CCN(CC2)C(c2ccccc2)c2ccccc2)c(c1)C(N)=O" table:display="true" table:show-details="true"/>
                <table:data-pilot-member table:name="OC(=O)c1cccc(Cc2cc(Cl)ccc2OCc2ccc(Cl)cc2F)n1" table:display="true" table:show-details="true"/>
                <table:data-pilot-member table:name="OC(=O)c1cccc(n1)C1=C(CCC1)c1cc(Cl)ccc1OCc1ccc(F)cc1F" table:display="true" table:show-details="true"/>
                <table:data-pilot-member table:name="Oc1c(C2=NS(=O)(=O)c3ccccc3N2)c(=O)n(CCC2CC2)c2ccc(F)cc12" table:display="true" table:show-details="true"/>
                <table:data-pilot-member table:name="OCCN1CCN(CCCN2c3ccccc3C=Cc3ccccc23)CC1" table:display="true" table:show-details="true"/>
                <table:data-pilot-member table:name="ONC(=O)C1(CCCC1)N(CCC(O)=O)S(=O)(=O)c1ccc(Oc2ccc(F)cc2)cc1" table:display="true" table:show-details="true"/>
                <table:data-pilot-member table:name="ONC(=O)C1(CCOCC1)NS(=O)(=O)c1ccc(Oc2ccc(F)cc2)cc1" table:display="true" table:show-details="true"/>
                <table:data-pilot-member table:name="OS(=O)(=O)c1ccccc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ose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1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3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62" table:display="true" table:show-details="true"/>
                <table:data-pilot-member table:name="0.64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04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25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51" table:display="true" table:show-details="true"/>
                <table:data-pilot-member table:name="1.59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26" table:display="true" table:show-details="true"/>
                <table:data-pilot-member table:name="2.5" table:display="true" table:show-details="true"/>
                <table:data-pilot-member table:name="2.68" table:display="true" table:show-details="true"/>
                <table:data-pilot-member table:name="2.87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3" table:display="true" table:show-details="true"/>
                <table:data-pilot-member table:name="3.53" table:display="true" table:show-details="true"/>
                <table:data-pilot-member table:name="3.7" table:display="true" table:show-details="true"/>
                <table:data-pilot-member table:name="3.8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2" table:display="true" table:show-details="true"/>
                <table:data-pilot-member table:name="4.29" table:display="true" table:show-details="true"/>
                <table:data-pilot-member table:name="4.35" table:display="true" table:show-details="true"/>
                <table:data-pilot-member table:name="4.5" table:display="true" table:show-details="true"/>
                <table:data-pilot-member table:name="4.73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5" table:display="true" table:show-details="true"/>
                <table:data-pilot-member table:name="6.3" table:display="true" table:show-details="true"/>
                <table:data-pilot-member table:name="6.39" table:display="true" table:show-details="true"/>
                <table:data-pilot-member table:name="6.6" table:display="true" table:show-details="true"/>
                <table:data-pilot-member table:name="6.67" table:display="true" table:show-details="true"/>
                <table:data-pilot-member table:name="6.7" table:display="true" table:show-details="true"/>
                <table:data-pilot-member table:name="6.74" table:display="true" table:show-details="true"/>
                <table:data-pilot-member table:name="6.85" table:display="true" table:show-details="true"/>
                <table:data-pilot-member table:name="7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66" table:display="true" table:show-details="true"/>
                <table:data-pilot-member table:name="7.9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1.7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2.9" table:display="true" table:show-details="true"/>
                <table:data-pilot-member table:name="12.94" table:display="true" table:show-details="true"/>
                <table:data-pilot-member table:name="13.1" table:display="true" table:show-details="true"/>
                <table:data-pilot-member table:name="13.4" table:display="true" table:show-details="true"/>
                <table:data-pilot-member table:name="14" table:display="true" table:show-details="true"/>
                <table:data-pilot-member table:name="14.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6.9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19.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56" table:display="true" table:show-details="true"/>
                <table:data-pilot-member table:name="22.32" table:display="true" table:show-details="true"/>
                <table:data-pilot-member table:name="23.13" table:display="true" table:show-details="true"/>
                <table:data-pilot-member table:name="24" table:display="true" table:show-details="true"/>
                <table:data-pilot-member table:name="24.48" table:display="true" table:show-details="true"/>
                <table:data-pilot-member table:name="25" table:display="true" table:show-details="true"/>
                <table:data-pilot-member table:name="25.8" table:display="true" table:show-details="true"/>
                <table:data-pilot-member table:name="26.2" table:display="true" table:show-details="true"/>
                <table:data-pilot-member table:name="26.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.08" table:display="true" table:show-details="true"/>
                <table:data-pilot-member table:name="34.25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.04" table:display="true" table:show-details="true"/>
                <table:data-pilot-member table:name="37.5" table:display="true" table:show-details="true"/>
                <table:data-pilot-member table:name="38" table:display="true" table:show-details="true"/>
                <table:data-pilot-member table:name="39.04" table:display="true" table:show-details="true"/>
                <table:data-pilot-member table:name="40" table:display="true" table:show-details="true"/>
                <table:data-pilot-member table:name="40.2" table:display="true" table:show-details="true"/>
                <table:data-pilot-member table:name="43.2" table:display="true" table:show-details="true"/>
                <table:data-pilot-member table:name="45" table:display="true" table:show-details="true"/>
                <table:data-pilot-member table:name="46.9" table:display="true" table:show-details="true"/>
                <table:data-pilot-member table:name="48" table:display="true" table:show-details="true"/>
                <table:data-pilot-member table:name="49.7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52.4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.5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.5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7.3" table:display="true" table:show-details="true"/>
                <table:data-pilot-member table:name="90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4.7" table:display="true" table:show-details="true"/>
                <table:data-pilot-member table:name="110" table:display="true" table:show-details="true"/>
                <table:data-pilot-member table:name="113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40" table:display="true" table:show-details="true"/>
                <table:data-pilot-member table:name="144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0.83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200" table:display="true" table:show-details="true"/>
                <table:data-pilot-member table:name="209" table:display="true" table:show-details="true"/>
                <table:data-pilot-member table:name="216" table:display="true" table:show-details="true"/>
                <table:data-pilot-member table:name="225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50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91" table:display="true" table:show-details="true"/>
                <table:data-pilot-member table:name="30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50" table:display="true" table:show-details="true"/>
                <table:data-pilot-member table:name="360" table:display="true" table:show-details="true"/>
                <table:data-pilot-member table:name="366" table:display="true" table:show-details="true"/>
                <table:data-pilot-member table:name="372.58" table:display="true" table:show-details="true"/>
                <table:data-pilot-member table:name="375" table:display="true" table:show-details="true"/>
                <table:data-pilot-member table:name="384.48" table:display="true" table:show-details="true"/>
                <table:data-pilot-member table:name="400" table:display="true" table:show-details="true"/>
                <table:data-pilot-member table:name="450" table:display="true" table:show-details="true"/>
                <table:data-pilot-member table:name="500" table:display="true" table:show-details="true"/>
                <table:data-pilot-member table:name="552" table:display="true" table:show-details="true"/>
                <table:data-pilot-member table:name="560" table:display="true" table:show-details="true"/>
                <table:data-pilot-member table:name="600" table:display="true" table:show-details="true"/>
                <table:data-pilot-member table:name="630" table:display="true" table:show-details="true"/>
                <table:data-pilot-member table:name="640" table:display="true" table:show-details="true"/>
                <table:data-pilot-member table:name="700" table:display="true" table:show-details="true"/>
                <table:data-pilot-member table:name="721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810" table:display="true" table:show-details="true"/>
                <table:data-pilot-member table:name="900" table:display="true" table:show-details="true"/>
                <table:data-pilot-member table:name="960" table:display="true" table:show-details="true"/>
                <table:data-pilot-member table:name="995" table:display="true" table:show-details="true"/>
                <table:data-pilot-member table:name="1000" table:display="true" table:show-details="true"/>
                <table:data-pilot-member table:name="1076" table:display="true" table:show-details="true"/>
                <table:data-pilot-member table:name="1200" table:display="true" table:show-details="true"/>
                <table:data-pilot-member table:name="1250" table:display="true" table:show-details="true"/>
                <table:data-pilot-member table:name="1312" table:display="true" table:show-details="true"/>
                <table:data-pilot-member table:name="1438.23" table:display="true" table:show-details="true"/>
                <table:data-pilot-member table:name="1476.03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2000" table:display="true" table:show-details="true"/>
                <table:data-pilot-member table:name="2500" table:display="true" table:show-details="true"/>
                <table:data-pilot-member table:name="3000" table:display="true" table:show-details="true"/>
                <table:data-pilot-member table:name="3200" table:display="true" table:show-details="true"/>
                <table:data-pilot-member table:name="4000" table:display="true" table:show-details="true"/>
                <table:data-pilot-member table:name="10000" table:display="true" table:show-details="true"/>
                <table:data-pilot-member table:name="30000" table:display="true" table:show-details="true"/>
                <table:data-pilot-member table:name="5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iberation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ector </meta:initial-creator>
    <meta:creation-date>2013-08-22T15:03:46.159567553</meta:creation-date>
    <dc:date>2013-08-22T15:10:59.402565913</dc:date>
    <dc:creator>collector </dc:creator>
    <meta:editing-duration>P0D</meta:editing-duration>
    <meta:editing-cycles>1</meta:editing-cycles>
    <meta:document-statistic meta:table-count="2" meta:cell-count="8915" meta:object-count="0"/>
    <meta:generator>LibreOffice/4.1.0.4$Linux_X86_64 LibreOffice_project/89ea49ddacd9aa532507cbf852f2bb22b1ace28</meta:generator>
  </office:meta>
</office:document-meta>
</file>